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52cm"/>
    </style:style>
    <style:style style:name="co2" style:family="table-column">
      <style:table-column-properties fo:break-before="auto" style:column-width="54.121cm"/>
    </style:style>
    <style:style style:name="co3" style:family="table-column">
      <style:table-column-properties fo:break-before="auto" style:column-width="0.198cm"/>
    </style:style>
    <style:style style:name="co4" style:family="table-column">
      <style:table-column-properties fo:break-before="auto" style:column-width="41.376cm"/>
    </style:style>
    <style:style style:name="co5" style:family="table-column">
      <style:table-column-properties fo:break-before="auto" style:column-width="6.218cm"/>
    </style:style>
    <style:style style:name="co6" style:family="table-column">
      <style:table-column-properties fo:break-before="auto" style:column-width="27.787cm"/>
    </style:style>
    <style:style style:name="co7" style:family="table-column">
      <style:table-column-properties fo:break-before="auto" style:column-width="6.735cm"/>
    </style:style>
    <style:style style:name="co8" style:family="table-column">
      <style:table-column-properties fo:break-before="auto" style:column-width="12.644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Darstellung für Mehr Infos "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8" table:number-columns-repeated="3" table:default-cell-style-name="Default"/>
        <table:table-column table:style-name="co9" table:number-columns-repeated="1013" table:default-cell-style-name="Default"/>
        <table:table-row table:style-name="ro1">
          <table:table-cell office:value-type="string" calcext:value-type="string">
            <text:p>ID</text:p>
          </table:table-cell>
          <table:table-cell office:value-type="string" calcext:value-type="string">
            <text:p>Herausforderungsvorschlag</text:p>
          </table:table-cell>
          <table:table-cell office:value-type="string" calcext:value-type="string">
            <text:p>Rahmenbedingungen</text:p>
          </table:table-cell>
          <table:table-cell office:value-type="string" calcext:value-type="string">
            <text:p>Zielgruppe</text:p>
          </table:table-cell>
          <table:table-cell office:value-type="string" calcext:value-type="string">
            <text:p>Sektor</text:p>
          </table:table-cell>
          <table:table-cell office:value-type="string" calcext:value-type="string">
            <text:p>Eingereicht von</text:p>
          </table:table-cell>
          <table:table-cell office:value-type="string" calcext:value-type="string">
            <text:p>Bundesland</text:p>
          </table:table-cell>
          <table:table-cell office:value-type="string" calcext:value-type="string">
            <text:p>PLZ</text:p>
          </table:table-cell>
          <table:table-cell office:value-type="string" calcext:value-type="string">
            <text:p>Kontakt anfragen</text:p>
          </table:table-cell>
          <table:table-cell table:number-columns-repeated="1015"/>
        </table:table-row>
        <table:table-row table:style-name="ro1">
          <table:table-cell office:value-type="float" office:value="100146" calcext:value-type="float">
            <text:p>100146</text:p>
          </table:table-cell>
          <table:table-cell office:value-type="string" calcext:value-type="string">
            <text:p>Wie können wir mehr Frauen für das Gründen begeistern?</text:p>
          </table:table-cell>
          <table:table-cell/>
          <table:table-cell office:value-type="string" calcext:value-type="string">
            <text:p>Frauen (in Aachen)</text:p>
          </table:table-cell>
          <table:table-cell office:value-type="string" calcext:value-type="string">
            <text:p>Zivilgesellschaft, inkl. sozialer Sektor</text:p>
          </table:table-cell>
          <table:table-cell office:value-type="string" calcext:value-type="string">
            <text:p>AC.E Aachener Entrepreneurship Team</text:p>
          </table:table-cell>
          <table:table-cell office:value-type="string" calcext:value-type="string">
            <text:p>Nordrhein-Westfalen</text:p>
          </table:table-cell>
          <table:table-cell office:value-type="float" office:value="52064" calcext:value-type="float">
            <text:p>52064</text:p>
          </table:table-cell>
          <table:table-cell office:value-type="string" calcext:value-type="string">
            <text:p>https://projecttogether.typeform.com/to/J2y3d590#herausforderungsid=100146</text:p>
          </table:table-cell>
          <table:table-cell table:number-columns-repeated="1015"/>
        </table:table-row>
        <table:table-row table:style-name="ro1">
          <table:table-cell office:value-type="float" office:value="100585" calcext:value-type="float">
            <text:p>100585</text:p>
          </table:table-cell>
          <table:table-cell office:value-type="string" calcext:value-type="string">
            <text:p>Wie können wir Schüler:innen dabei unterstützen, dem individuellen Lernen Struktur zu geben?</text:p>
          </table:table-cell>
          <table:table-cell office:value-type="string" calcext:value-type="string">
            <text:p>Schüler:innen fällt es besonders bei mangelnder Unterstützung zu Hause mitunter schwer, sich beim (digitalen) Lernen selbstständig an den Schreibtisch zu setzen, nachhaltige Lernstrategien und strukturiertes Vorgehen anzuwenden. Dieses Problem wird besonders durch die Pandemie verstärkt, da zusätzlich die Alltagsstruktur leidet und damit feste Lern- und Freizeitabschnitte verloren gehen. Neben individueller Anleitung durch jemanden, der ein Auge auf den:die Schüler:in wirft, fehlt auch manchmal eine Vorstellung über die weitere Bildungslaufbahn – ohne diese geht möglicherweise auch Motivation verloren. Lehrkräfte können dieser Herausforderung natürlich nicht gerecht werden, da sie nicht jede:n Schüler:in persönlich betreuen können.</text:p>
          </table:table-cell>
          <table:table-cell office:value-type="string" calcext:value-type="string">
            <text:p>Schüler:innen (, die mangelnde Unterstützung von zu Hause erfahren)</text:p>
          </table:table-cell>
          <table:table-cell office:value-type="string" calcext:value-type="string">
            <text:p>Zivilgesellschaft, inkl. sozialer Sektor</text:p>
          </table:table-cell>
          <table:table-cell office:value-type="string" calcext:value-type="string">
            <text:p>Aelius Förderwerk e. V.</text:p>
          </table:table-cell>
          <table:table-cell office:value-type="string" calcext:value-type="string">
            <text:p>Bayern</text:p>
          </table:table-cell>
          <table:table-cell office:value-type="float" office:value="90443" calcext:value-type="float">
            <text:p>90443</text:p>
          </table:table-cell>
          <table:table-cell office:value-type="string" calcext:value-type="string">
            <text:p>https://projecttogether.typeform.com/to/J2y3d590#herausforderungsid=100585</text:p>
          </table:table-cell>
          <table:table-cell table:number-columns-repeated="1015"/>
        </table:table-row>
        <table:table-row table:style-name="ro1">
          <table:table-cell office:value-type="float" office:value="100409" calcext:value-type="float">
            <text:p>100409</text:p>
          </table:table-cell>
          <table:table-cell office:value-type="string" calcext:value-type="string">
            <text:p>Wie können wir das Ehrenamt entlasten und die bestehenden Aufgaben attraktiver machen? Wie können wir Ehrenamt so unterstützen und (um)gestalten, dass der Aufwand für den Einzelnen nicht übergroß wirkt?</text:p>
          </table:table-cell>
          <table:table-cell office:value-type="string" calcext:value-type="string">
            <text:p>Es fällt vielen Ehrenamtsorganisationen immer schwerer Nachwuchs oder überhaupt Personen für bestimmte Aufgaben zu gewinnen. Zusätzliche entsteht der Eindruck, dass zu viele Aufgaben, um die sich "Hauptamtliche" kümmern sollten an das Ehrenamt abgegeben wird und dass wenig Wertschätzung für die Ehrenamtlichen besteht. Könnte man Ehrenamt nicht vielleicht mal "out of the box" denken? Mehr Gemeinschaftsgefühl und soziale Verantwortung, weniger eingefahrene Strukturen...</text:p>
          </table:table-cell>
          <table:table-cell office:value-type="string" calcext:value-type="string">
            <text:p>Ehrenamtliche in Vereinen, Verbänden und Initiativen im ländlichen Raum, "passive und stille" Bürger:innen</text:p>
          </table:table-cell>
          <table:table-cell office:value-type="string" calcext:value-type="string">
            <text:p>Verwaltung &amp; Politik – Kommunen</text:p>
          </table:table-cell>
          <table:table-cell office:value-type="string" calcext:value-type="string">
            <text:p>Amt Hüttener Berge</text:p>
          </table:table-cell>
          <table:table-cell office:value-type="string" calcext:value-type="string">
            <text:p>Schleswig-Holstein</text:p>
          </table:table-cell>
          <table:table-cell office:value-type="float" office:value="24361" calcext:value-type="float">
            <text:p>24361</text:p>
          </table:table-cell>
          <table:table-cell office:value-type="string" calcext:value-type="string">
            <text:p>https://projecttogether.typeform.com/to/J2y3d590#herausforderungsid=100409</text:p>
          </table:table-cell>
          <table:table-cell table:number-columns-repeated="1015"/>
        </table:table-row>
        <table:table-row table:style-name="ro2">
          <table:table-cell table:style-name="ce1" office:value-type="float" office:value="100170" calcext:value-type="float">
            <text:p>100170</text:p>
          </table:table-cell>
          <table:table-cell table:style-name="ce1" office:value-type="string" calcext:value-type="string">
            <text:p>Wie können wir möglichst viele Schüler:innen trotz geschlossener Schulen über Studienmöglichkeiten und Studienfinanzierung informieren?</text:p>
          </table:table-cell>
          <table:table-cell table:style-name="ce1" office:value-type="string" calcext:value-type="string">
            <text:p>ArbeiterKind.de bietet seit Beginn der Corona-Pandemie kostenlose Online-Infoveranstaltungen zum Studium (Studienmöglichkeiten und -finanzierung) für Schüler:innen und Interessierte an. Die Veranstaltungen werden von Ehrenamtlichen gestaltet und durchgeführt, dafür stehen drei verschiedene interaktive Konzepte zur Verfügung. Teilnehmer:innen sind von dem Format begeistert und können so unabhängig von ihrer Herkunft eine informierte Entscheidung über ihren Bildungsweg treffen. Leider nehmen nur wenige Menschen teil, da das Angebot freiwillig ist und wir damit weniger Menschen erreichen als normalerweise in einer Schulklasse teilnehmen würden.</text:p>
            <text:p>Schulen, denen wir dieses Online-Angebot vorstellen, lehnen es häufig ab - auch wenn die technische Umsetzung und Vorberetung übernommen wird.</text:p>
          </table:table-cell>
          <table:table-cell table:style-name="ce1" office:value-type="string" calcext:value-type="string">
            <text:p>Schüler:innen ab 9./10. Klasse, insbesondere aus nicht-akademischen Familien</text:p>
          </table:table-cell>
          <table:table-cell table:style-name="ce1" office:value-type="string" calcext:value-type="string">
            <text:p>Zivilgesellschaft, inkl. sozialer Sektor</text:p>
          </table:table-cell>
          <table:table-cell table:style-name="ce1" office:value-type="string" calcext:value-type="string">
            <text:p>ArbeiterKind.de</text:p>
          </table:table-cell>
          <table:table-cell table:style-name="ce1" office:value-type="string" calcext:value-type="string">
            <text:p>Berlin</text:p>
          </table:table-cell>
          <table:table-cell table:style-name="ce1" office:value-type="float" office:value="10963" calcext:value-type="float">
            <text:p>10963</text:p>
          </table:table-cell>
          <table:table-cell table:style-name="ce1" office:value-type="string" calcext:value-type="string">
            <text:p>https://projecttogether.typeform.com/to/J2y3d590#herausforderungsid=100170</text:p>
          </table:table-cell>
          <table:table-cell table:style-name="ce1" table:number-columns-repeated="2"/>
          <table:table-cell table:number-columns-repeated="1013"/>
        </table:table-row>
        <table:table-row table:style-name="ro1">
          <table:table-cell office:value-type="float" office:value="100167" calcext:value-type="float">
            <text:p>100167</text:p>
          </table:table-cell>
          <table:table-cell office:value-type="string" calcext:value-type="string">
            <text:p>Wie können wir erreichen, dass "organisierte" Kommunalpolitik für junge Menschen so niederschwellig nahegebracht werden kann, dass sich junge Menschen mehr in kommunalpolitischen Gremien engagieren.</text:p>
          </table:table-cell>
          <table:table-cell/>
          <table:table-cell office:value-type="string" calcext:value-type="string">
            <text:p>Junge Menschen</text:p>
          </table:table-cell>
          <table:table-cell office:value-type="string" calcext:value-type="string">
            <text:p>Verwaltung &amp; Politik – EU</text:p>
          </table:table-cell>
          <table:table-cell office:value-type="string" calcext:value-type="string">
            <text:p>Arbeitskreis „Junge lokale und regionale Mandatsträger/innen im Rat der Gemeinden und Regionen Europas/Deutsche Sektion“</text:p>
          </table:table-cell>
          <table:table-cell office:value-type="string" calcext:value-type="string">
            <text:p>Nordrhein-Westfalen</text:p>
          </table:table-cell>
          <table:table-cell office:value-type="float" office:value="50670" calcext:value-type="float">
            <text:p>50670</text:p>
          </table:table-cell>
          <table:table-cell office:value-type="string" calcext:value-type="string">
            <text:p>https://projecttogether.typeform.com/to/J2y3d590#herausforderungsid=100167</text:p>
          </table:table-cell>
          <table:table-cell table:number-columns-repeated="1015"/>
        </table:table-row>
        <table:table-row table:style-name="ro1">
          <table:table-cell office:value-type="float" office:value="100736" calcext:value-type="float">
            <text:p>100736</text:p>
          </table:table-cell>
          <table:table-cell office:value-type="string" calcext:value-type="string">
            <text:p>Wie können wir unseren Kindern, SchülerInnen und Studierenden zu einem Selbstbewusstein führen, welches sie in der kommenden, wohl erforderlichen digitalisierten Bildung gegenüber Ablenkungen und krankmachenden Einflüssen stark macht?</text:p>
          </table:table-cell>
          <table:table-cell office:value-type="string" calcext:value-type="string">
            <text:p>Schon jetzt ist Schule bzw. Hochschule und deren darin enthaltenen Anforderungen so gross, dass jedes Jahr die Zahl der erkrankten SchülerInnen und Studierenden <text:s/>immer mehr grösser wird und schon. <text:s/>Permanenter Konkurrenz- und Leistungsdruck wird in Studien der Krankenkassen als grösster Stressfaktor gesehen. Dies wird durch die Digitalisierung nicht weniger. Daher ist es wichtig neben der Digitalisierung den Kindern, SchülerInnen und Studierenden <text:s/>tools an die Hand zu geben mit dem wachsenden Druck umgehen zu lernen.</text:p>
          </table:table-cell>
          <table:table-cell office:value-type="string" calcext:value-type="string">
            <text:p>Kinder, SchülerInnen und Studierende aller Altersklassen, aber auch deren LehrerInnen und SchulleiterInnen bzw. HochschulleiterInnen</text:p>
          </table:table-cell>
          <table:table-cell office:value-type="string" calcext:value-type="string">
            <text:p>Zivilgesellschaft, inkl. sozialer Sektor</text:p>
          </table:table-cell>
          <table:table-cell office:value-type="string" calcext:value-type="string">
            <text:p>Atento learning</text:p>
          </table:table-cell>
          <table:table-cell office:value-type="string" calcext:value-type="string">
            <text:p>Baden-Württemberg</text:p>
          </table:table-cell>
          <table:table-cell office:value-type="float" office:value="79689" calcext:value-type="float">
            <text:p>79689</text:p>
          </table:table-cell>
          <table:table-cell office:value-type="string" calcext:value-type="string">
            <text:p>https://projecttogether.typeform.com/to/J2y3d590#herausforderungsid=100736</text:p>
          </table:table-cell>
          <table:table-cell table:number-columns-repeated="1015"/>
        </table:table-row>
        <table:table-row table:style-name="ro1">
          <table:table-cell office:value-type="float" office:value="100745" calcext:value-type="float">
            <text:p>100745</text:p>
          </table:table-cell>
          <table:table-cell office:value-type="string" calcext:value-type="string">
            <text:p>Wie können wir die LehrerInnen wieder so viel Kraft geben, damit sie den stressigen Schulalltag wirklich nachhaltig meistern können?</text:p>
          </table:table-cell>
          <table:table-cell/>
          <table:table-cell office:value-type="string" calcext:value-type="string">
            <text:p>LehrerInnen und deren SchulleiterInnen, Kultusministerien, Schulämter</text:p>
          </table:table-cell>
          <table:table-cell office:value-type="string" calcext:value-type="string">
            <text:p>Zivilgesellschaft, inkl. sozialer Sektor</text:p>
          </table:table-cell>
          <table:table-cell office:value-type="string" calcext:value-type="string">
            <text:p>atento learning</text:p>
          </table:table-cell>
          <table:table-cell office:value-type="string" calcext:value-type="string">
            <text:p>Baden-Württemberg</text:p>
          </table:table-cell>
          <table:table-cell office:value-type="float" office:value="79689" calcext:value-type="float">
            <text:p>79689</text:p>
          </table:table-cell>
          <table:table-cell office:value-type="string" calcext:value-type="string">
            <text:p>https://projecttogether.typeform.com/to/J2y3d590#herausforderungsid=100745</text:p>
          </table:table-cell>
          <table:table-cell table:number-columns-repeated="1015"/>
        </table:table-row>
        <table:table-row table:style-name="ro1">
          <table:table-cell office:value-type="float" office:value="100637" calcext:value-type="float">
            <text:p>100637</text:p>
          </table:table-cell>
          <table:table-cell office:value-type="string" calcext:value-type="string">
            <text:p>Wie können wir Kinder und Jugendliche psychisch stärken?</text:p>
          </table:table-cell>
          <table:table-cell/>
          <table:table-cell office:value-type="string" calcext:value-type="string">
            <text:p>Kinder und Jugendliche</text:p>
          </table:table-cell>
          <table:table-cell office:value-type="string" calcext:value-type="string">
            <text:p>Zivilgesellschaft, inkl. sozialer Sektor</text:p>
          </table:table-cell>
          <table:table-cell office:value-type="string" calcext:value-type="string">
            <text:p>Atento learning</text:p>
          </table:table-cell>
          <table:table-cell office:value-type="string" calcext:value-type="string">
            <text:p>Baden-Württemberg</text:p>
          </table:table-cell>
          <table:table-cell office:value-type="float" office:value="79689" calcext:value-type="float">
            <text:p>79689</text:p>
          </table:table-cell>
          <table:table-cell office:value-type="string" calcext:value-type="string">
            <text:p>https://projecttogether.typeform.com/to/J2y3d590#herausforderungsid=100637</text:p>
          </table:table-cell>
          <table:table-cell table:number-columns-repeated="1015"/>
        </table:table-row>
        <table:table-row table:style-name="ro1">
          <table:table-cell office:value-type="float" office:value="100739" calcext:value-type="float">
            <text:p>100739</text:p>
          </table:table-cell>
          <table:table-cell office:value-type="string" calcext:value-type="string">
            <text:p>Wie können wir die Beziehungen der Kinder, SchülerInnen und Studierenden wieder so tragfähig machen, dass sie die Unwegbarkeiten und Stresssituationen des Schul- und Hochschullebens gut meistern können?</text:p>
          </table:table-cell>
          <table:table-cell/>
          <table:table-cell office:value-type="string" calcext:value-type="string">
            <text:p>SchülerInnen und Studierende, aber auch LehrerInnen und Hochschullehrende</text:p>
          </table:table-cell>
          <table:table-cell office:value-type="string" calcext:value-type="string">
            <text:p>Zivilgesellschaft, inkl. sozialer Sektor</text:p>
          </table:table-cell>
          <table:table-cell office:value-type="string" calcext:value-type="string">
            <text:p>Atento-learning</text:p>
          </table:table-cell>
          <table:table-cell office:value-type="string" calcext:value-type="string">
            <text:p>Baden-Württemberg</text:p>
          </table:table-cell>
          <table:table-cell office:value-type="float" office:value="79689" calcext:value-type="float">
            <text:p>79689</text:p>
          </table:table-cell>
          <table:table-cell office:value-type="string" calcext:value-type="string">
            <text:p>https://projecttogether.typeform.com/to/J2y3d590#herausforderungsid=100739</text:p>
          </table:table-cell>
          <table:table-cell table:number-columns-repeated="1015"/>
        </table:table-row>
        <table:table-row table:style-name="ro1">
          <table:table-cell office:value-type="float" office:value="100805" calcext:value-type="float">
            <text:p>100805</text:p>
          </table:table-cell>
          <table:table-cell office:value-type="string" calcext:value-type="string">
            <text:p>Wie können wir jungen Leuten ein Handwerk vermitteln, das sie für die sozialökologischen Herausforderungen unserer zukünftigen Welt wappnen kann?</text:p>
          </table:table-cell>
          <table:table-cell/>
          <table:table-cell office:value-type="string" calcext:value-type="string">
            <text:p>An junge Erwachsene</text:p>
          </table:table-cell>
          <table:table-cell office:value-type="string" calcext:value-type="string">
            <text:p>Zivilgesellschaft, inkl. sozialer Sektor</text:p>
          </table:table-cell>
          <table:table-cell office:value-type="string" calcext:value-type="string">
            <text:p>Bachelor of Being</text:p>
          </table:table-cell>
          <table:table-cell office:value-type="string" calcext:value-type="string">
            <text:p>Hamburg</text:p>
          </table:table-cell>
          <table:table-cell office:value-type="float" office:value="21029" calcext:value-type="float">
            <text:p>21029</text:p>
          </table:table-cell>
          <table:table-cell office:value-type="string" calcext:value-type="string">
            <text:p>https://projecttogether.typeform.com/to/J2y3d590#herausforderungsid=100805</text:p>
          </table:table-cell>
          <table:table-cell table:number-columns-repeated="1015"/>
        </table:table-row>
        <table:table-row table:style-name="ro1">
          <table:table-cell office:value-type="float" office:value="100535" calcext:value-type="float">
            <text:p>100535</text:p>
          </table:table-cell>
          <table:table-cell office:value-type="string" calcext:value-type="string">
            <text:p>Wie können wir verhindern, dass junge Erwachsene in der häufig krisenhaften Phase der Berufs- und Lebensorientierung <text:s/>psychische Erkrankungen entwickeln? Wie können bestehende präventive Programmme sichtbarer werden und Finanzierung erhalten?</text:p>
          </table:table-cell>
          <table:table-cell office:value-type="string" calcext:value-type="string">
            <text:p>Laut Barmer Arztreport erhalten derzeit 25% aller 18- bis 25-Jährigen in Deutschland die Diagnose einer psychischen Erkrankung, Tendenz steigend. Meist handelt es sich um Depressionen und Ängste. Ein Ansatz wären beispielsweise Orientierungsangebote im "Gap Year" nach Schulabschluss, in denen junge Menschen für einige Zeit gemeinschaftlich leben und in ihrer Resilienz gefördert werden.</text:p>
          </table:table-cell>
          <table:table-cell office:value-type="string" calcext:value-type="string">
            <text:p>Junge Erwachsene</text:p>
          </table:table-cell>
          <table:table-cell office:value-type="string" calcext:value-type="string">
            <text:p>Zivilgesellschaft, inkl. sozialer Sektor</text:p>
          </table:table-cell>
          <table:table-cell office:value-type="string" calcext:value-type="string">
            <text:p>Bachelor of Being - Das Orientierungssemester</text:p>
          </table:table-cell>
          <table:table-cell office:value-type="string" calcext:value-type="string">
            <text:p>Hessen</text:p>
          </table:table-cell>
          <table:table-cell office:value-type="float" office:value="34119" calcext:value-type="float">
            <text:p>34119</text:p>
          </table:table-cell>
          <table:table-cell office:value-type="string" calcext:value-type="string">
            <text:p>https://projecttogether.typeform.com/to/J2y3d590#herausforderungsid=100535</text:p>
          </table:table-cell>
          <table:table-cell table:number-columns-repeated="1015"/>
        </table:table-row>
        <table:table-row table:style-name="ro1">
          <table:table-cell office:value-type="float" office:value="100421" calcext:value-type="float">
            <text:p>100421</text:p>
          </table:table-cell>
          <table:table-cell office:value-type="string" calcext:value-type="string">
            <text:p>Wie können wir den Tourismus in kleinen und mittelgroßen Gemeinden nach der Krise wieder in Fahrt bringen und entstandene Leerräume (Pensionen, Angebote) vermeiden bzw. ausfüllen.</text:p>
          </table:table-cell>
          <table:table-cell office:value-type="string" calcext:value-type="string">
            <text:p>Durch lokales Pensionensterben, gestaltet sich der Tourismus nach der Krise schwierig.</text:p>
          </table:table-cell>
          <table:table-cell office:value-type="string" calcext:value-type="string">
            <text:p>Tourist*innen, Pensionsinhaber*innen</text:p>
          </table:table-cell>
          <table:table-cell office:value-type="string" calcext:value-type="string">
            <text:p>Verwaltung &amp; Politik – Kommunen</text:p>
          </table:table-cell>
          <table:table-cell office:value-type="string" calcext:value-type="string">
            <text:p>Bad Schönborn</text:p>
          </table:table-cell>
          <table:table-cell office:value-type="string" calcext:value-type="string">
            <text:p>Baden-Württemberg</text:p>
          </table:table-cell>
          <table:table-cell office:value-type="float" office:value="76669" calcext:value-type="float">
            <text:p>76669</text:p>
          </table:table-cell>
          <table:table-cell office:value-type="string" calcext:value-type="string">
            <text:p>https://projecttogether.typeform.com/to/J2y3d590#herausforderungsid=100421</text:p>
          </table:table-cell>
          <table:table-cell table:number-columns-repeated="1015"/>
        </table:table-row>
        <table:table-row table:style-name="ro1">
          <table:table-cell office:value-type="float" office:value="100329" calcext:value-type="float">
            <text:p>100329</text:p>
          </table:table-cell>
          <table:table-cell office:value-type="string" calcext:value-type="string">
            <text:p>Wie können wir alle Offliner (12 Mio. gesamt, davon 9 Mio 60 Jahre und älter) auf dem Weg in die digitale Gesellschaft mitnehmen.</text:p>
          </table:table-cell>
          <table:table-cell office:value-type="string" calcext:value-type="string">
            <text:p>Es gibt auf Bundes- und Länderebene viele geförderte Projekte, die sich dem Thema widmen, z.B. digital-kompass.de. Es gibt viele gute Praxisbeispiele, aber zu viele Parallelstrukturen, statt die guten Ansätze miteinander zu teilen und miteinander zu verzahnen, zu vernetzen. Es gibt bundesweit ca. 600 kleiner Initiativen, die Ältere auf dem Weg in die digitale Welt unterstützen. Deutschlandweit ist keine flächendeckende Versorgung vorhanden.</text:p>
          </table:table-cell>
          <table:table-cell office:value-type="string" calcext:value-type="string">
            <text:p>Seniorinnen und Senioren, die noch nicht in der digitalen Welt angekommen sind.</text:p>
          </table:table-cell>
          <table:table-cell office:value-type="string" calcext:value-type="string">
            <text:p>Zivilgesellschaft, inkl. sozialer Sektor</text:p>
          </table:table-cell>
          <table:table-cell office:value-type="string" calcext:value-type="string">
            <text:p>BAGSO - Bundesarbeitsgemeinschaft der Seniorenorganisationen e.V.</text:p>
          </table:table-cell>
          <table:table-cell office:value-type="string" calcext:value-type="string">
            <text:p>Nordrhein-Westfalen</text:p>
          </table:table-cell>
          <table:table-cell office:value-type="float" office:value="53111" calcext:value-type="float">
            <text:p>53111</text:p>
          </table:table-cell>
          <table:table-cell office:value-type="string" calcext:value-type="string">
            <text:p>https://projecttogether.typeform.com/to/J2y3d590#herausforderungsid=100329</text:p>
          </table:table-cell>
          <table:table-cell table:number-columns-repeated="1015"/>
        </table:table-row>
        <table:table-row table:style-name="ro2">
          <table:table-cell office:value-type="float" office:value="100424" calcext:value-type="float">
            <text:p>100424</text:p>
          </table:table-cell>
          <table:table-cell office:value-type="string" calcext:value-type="string">
            <text:p>Wie können wir in der Gesellschaft zu einem faktenbasierten, wertschätzenden Diskurs zurückfinden, der sich gesellschaftlichen Fragen nicht problem- sondern lösungsorientiert nähert? Die Diskussion über die Herausforderungen der Landwirtschaft ist hier das konkrete Beispiel.</text:p>
          </table:table-cell>
          <table:table-cell office:value-type="string" calcext:value-type="string">
            <text:p>Der öffentliche Diskurs wird härter. Personen mit anderen Meinungen werden zunehmend persönlich diskreditiert. Wir brauchen wieder mehr Akzeptanz und ein Zurück zu einem faktenbasierten, um Ausgleich bemühten Diskurs. Konflikte müssen aufgelöst und gemeinsam Lösungen erdacht und gelebt werden. Fehler sind dabei ein Schritt auf dem Weg zu einer Problemlösung und müssen wieder als solche wahrgenommen werden. Am Ende muss es gelungen sein, eine Gemeinschaft geschaffen zu haben.</text:p>
            <text:p>Beispiel: die Konkurrenzfähigkeit deutscher Landwirtschaft im Spannungsfeld von Weltmarkt und zunehmender staatlicher Reglementierung und gesellschaftlicher Anforderungen.</text:p>
          </table:table-cell>
          <table:table-cell/>
          <table:table-cell office:value-type="string" calcext:value-type="string">
            <text:p>Verwaltung &amp; Politik – Länder</text:p>
          </table:table-cell>
          <table:table-cell office:value-type="string" calcext:value-type="string">
            <text:p>Bauernverband Schleswig-Holstein</text:p>
          </table:table-cell>
          <table:table-cell office:value-type="string" calcext:value-type="string">
            <text:p>Schleswig-Holstein</text:p>
          </table:table-cell>
          <table:table-cell office:value-type="float" office:value="24768" calcext:value-type="float">
            <text:p>24768</text:p>
          </table:table-cell>
          <table:table-cell office:value-type="string" calcext:value-type="string">
            <text:p>https://projecttogether.typeform.com/to/J2y3d590#herausforderungsid=100424</text:p>
          </table:table-cell>
          <table:table-cell table:number-columns-repeated="1015"/>
        </table:table-row>
        <table:table-row table:style-name="ro1">
          <table:table-cell table:style-name="ce1" office:value-type="float" office:value="100722" calcext:value-type="float">
            <text:p>100722</text:p>
          </table:table-cell>
          <table:table-cell table:style-name="ce1" office:value-type="string" calcext:value-type="string">
            <text:p>Wie können wir jährlich handhabbar die Beteiligung von Geflüchteten in der Berliner Verwaltung messen?</text:p>
          </table:table-cell>
          <table:table-cell table:style-name="ce1"/>
          <table:table-cell table:style-name="ce1" office:value-type="string" calcext:value-type="string">
            <text:p>Berliner Verwaltung und indirekt geflüchtete Menschen</text:p>
          </table:table-cell>
          <table:table-cell table:style-name="ce1" office:value-type="string" calcext:value-type="string">
            <text:p>Verwaltung &amp; Politik – Länder</text:p>
          </table:table-cell>
          <table:table-cell table:style-name="ce1" office:value-type="string" calcext:value-type="string">
            <text:p>Beauftragte des Senats von Berlin für Integration und Migration</text:p>
          </table:table-cell>
          <table:table-cell table:style-name="ce1" office:value-type="string" calcext:value-type="string">
            <text:p>Berlin</text:p>
          </table:table-cell>
          <table:table-cell table:style-name="ce1" office:value-type="float" office:value="10785" calcext:value-type="float">
            <text:p>10785</text:p>
          </table:table-cell>
          <table:table-cell table:style-name="ce1" office:value-type="string" calcext:value-type="string">
            <text:p>https://projecttogether.typeform.com/to/J2y3d590#herausforderungsid=100722</text:p>
          </table:table-cell>
          <table:table-cell table:style-name="ce1" table:number-columns-repeated="2"/>
          <table:table-cell table:number-columns-repeated="1013"/>
        </table:table-row>
        <table:table-row table:style-name="ro1">
          <table:table-cell office:value-type="float" office:value="100735" calcext:value-type="float">
            <text:p>100735</text:p>
          </table:table-cell>
          <table:table-cell office:value-type="string" calcext:value-type="string">
            <text:p>Wie können wir eine möglichst umfassende Onlineplattform für die Anmietung von Veranstaltungsräumen in Hamburg etablieren?</text:p>
          </table:table-cell>
          <table:table-cell/>
          <table:table-cell office:value-type="string" calcext:value-type="string">
            <text:p>Freie Kulturschaffende</text:p>
          </table:table-cell>
          <table:table-cell office:value-type="string" calcext:value-type="string">
            <text:p>Verwaltung &amp; Politik – Länder</text:p>
          </table:table-cell>
          <table:table-cell office:value-type="string" calcext:value-type="string">
            <text:p>Behörde für Kultur und Medien Hamburg</text:p>
          </table:table-cell>
          <table:table-cell office:value-type="string" calcext:value-type="string">
            <text:p>Hamburg</text:p>
          </table:table-cell>
          <table:table-cell office:value-type="float" office:value="20354" calcext:value-type="float">
            <text:p>20354</text:p>
          </table:table-cell>
          <table:table-cell office:value-type="string" calcext:value-type="string">
            <text:p>https://projecttogether.typeform.com/to/J2y3d590#herausforderungsid=100735</text:p>
          </table:table-cell>
          <table:table-cell table:number-columns-repeated="1015"/>
        </table:table-row>
        <table:table-row table:style-name="ro1">
          <table:table-cell office:value-type="float" office:value="100431" calcext:value-type="float">
            <text:p>100431</text:p>
          </table:table-cell>
          <table:table-cell office:value-type="string" calcext:value-type="string">
            <text:p>Wie können wir die Rahmenbedingungen für einen nachschulischen Freiwilligendienst so verbessern, dass sich alle interessierten Menschen ab 16 Jahren - unabhängig von ihrer Herkunft - dafür entscheiden und so zum Zusammenhalt in Deutschland, Europa und der Welt beitragen können?</text:p>
          </table:table-cell>
          <table:table-cell office:value-type="string" calcext:value-type="string">
            <text:p>Zurzeit leisten jährlich nur ca. 10 Prozent der Schulabgänger:innen ein freiwilliges Dienstjahr. Die Bereitschaft dazu ist aber wesentlich höher (Jugend-Hearing der DKJS 2020: 60 Prozent bei Engagierten, 48 Prozent bei Nicht-Engagierten). Die Gründe für diese "Lücke" sind vielfältig: die Angebotslandschaft ist unübersichtlich, Schulen informieren/motivieren bisher kaum, viele Angebote sind erst ab 18 Jahren, also nicht für Absolvent:innen von Haupt-, Sekundar- oder Realschulen. Für Dienste im (europäischen) Ausland gibt es nur wenige Angebote, davon viele mit unattraktiven Bedingungen. Auffällig ist eine soziale Schieflage: jungen Menschen aus benachteiligten Familien - davon viele mit Migrationshintergrund - sind bei den Freiwilligen bisher unterrepräsentiert.</text:p>
          </table:table-cell>
          <table:table-cell office:value-type="string" calcext:value-type="string">
            <text:p>Direkt: Schulabgänger:innen ab 16, indirekt. Organisationen, die Freiwilligendienste anbieten (wollen). Die Lösungen für geeignete Rahmenbedingungen richten sich an Verantwortliche in Politik und Verwaltung.</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431</text:p>
          </table:table-cell>
          <table:table-cell table:number-columns-repeated="1015"/>
        </table:table-row>
        <table:table-row table:style-name="ro1">
          <table:table-cell office:value-type="float" office:value="100335" calcext:value-type="float">
            <text:p>100335</text:p>
          </table:table-cell>
          <table:table-cell office:value-type="string" calcext:value-type="string">
            <text:p>Wie können wir zusammen mit jungen Menschen, zivilgesellschaftlichen Initiativen und politischen Meinungsführer:innen im Vorfeld der Bundestagswahl eine wirkungsvolle multimediale Kampagne für die Absenkung des Wahlalters auf 16 Jahre initiieren?</text:p>
          </table:table-cell>
          <table:table-cell office:value-type="string" calcext:value-type="string">
            <text:p>Jugendliche können erst mit 18 Jahren an Bundestagswahlen teilnehmen. Viele junge Menschen fühlen sich von der Politik nicht ausreichend beteiligt und fordern ein Wahlrecht ab 16. Bereits seit den 1990er Jahren gibt es Vorstöße, das Wahlalter abzusenken – bislang auf Bundesebene ohne Erfolg. Die Gegenargumente, z.B. fehlende Reife, mangelndes Politikinteresse der Jugendlichen und Neigung zu extremen politischen Parteien, halten einer empirischen Überprüfung nicht stand. Belegt aber ist, dass die Möglichkeit der frühen Wahlbeteiligung das Politikinteresse und die Bereitschaft stärkt, auch künftig an Wahlen teilzunehmen. Es ist Zeit, das Thema erneut auf die politische Agenda zu setzen, um zu erreichen, dass in der nächsten Legislaturperiode das Wahlalter auf 16 Jahre abgesenkt wird.</text:p>
          </table:table-cell>
          <table:table-cell office:value-type="string" calcext:value-type="string">
            <text:p>Betroffen sind nicht wahlberechtigte Jugendliche. Zielgruppe des Lösungsansatzes sind junge Menschen im Alter von 12 bis 18 Jahren, zivilgesellschaftliche Organisationen und Initiativen, in denen sie sich engagieren sowie politische Meinungsführer:innen.</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335</text:p>
          </table:table-cell>
          <table:table-cell table:number-columns-repeated="1015"/>
        </table:table-row>
        <table:table-row table:style-name="ro1">
          <table:table-cell office:value-type="float" office:value="100617" calcext:value-type="float">
            <text:p>100617</text:p>
          </table:table-cell>
          <table:table-cell office:value-type="string" calcext:value-type="string">
            <text:p>Wie können wir bessere Möglichkeiten schaffen, dass Menschen aller Gruppen Politik digital mitgestalten und wie können digitale Formate aussehen, die es Bürgern erlauben sich aktiv miteinander und den Themen auseinanderzusetzen, um gemeinsam Lösungen zu entwickeln.</text:p>
          </table:table-cell>
          <table:table-cell office:value-type="string" calcext:value-type="string">
            <text:p>Digitale Bürgerbeteiligung in Deutschland steckt noch weitestgehend in den Kinderschuhen. Erste Versuche fanden jedoch schon statt. So haben Städte wie Würzburg und Detmold Erfahrungen mit der Online Beteiligungsplattform „Consul“ sammeln können und ein erster bundesweiter weitestgehend digitaler Bürgerrat zu Deutschlands Rolle in der Welt wurde durchgeführt. Keine dieser Instrumente konnten sich jedoch bis jetzt bundesweit durchsetzen. Andere Länder, wie Taiwan und Estland, sind Deutschland sowohl in Sachen digitaler Beteiligung der eigenen Bürger als auch der Umsetzung und Wirkung digitaler Bürgerbeteiligung, um einiges voraus.</text:p>
          </table:table-cell>
          <table:table-cell office:value-type="string" calcext:value-type="string">
            <text:p>Alle Bürger über 16, jedoch nicht nur die „üblichen Verdächtigen“ (digital affin, gut ausgebildet, bereits politisch aktiv), sondern auch solche welche unter normalen Bedingungen nicht partizipieren würden.</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617</text:p>
          </table:table-cell>
          <table:table-cell table:number-columns-repeated="1015"/>
        </table:table-row>
        <table:table-row table:style-name="ro1">
          <table:table-cell office:value-type="float" office:value="100393" calcext:value-type="float">
            <text:p>100393</text:p>
          </table:table-cell>
          <table:table-cell office:value-type="string" calcext:value-type="string">
            <text:p>Wie können wir die Gründungslücke im universitären Umfeld überwinden, sodass an Hochschulen mehr Innovationen mit gesellschaftlicher Relevanz entstehen und in die Anwendung gebracht werden können?</text:p>
          </table:table-cell>
          <table:table-cell office:value-type="string" calcext:value-type="string">
            <text:p>In Deutschland gibt es im universitären Umfeld eine Gründungslücke: Zu wenige der Forschungsergebnisse werden durch Startups in die kommerzielle Anwendung gebracht. Das gilt besonders für Innovationen mit gesellschaftlicher Relevanz (Impact-Gründungen) und im Hochtechnologie-Bereich. Hindernisse sind dabei u.a. starre Karrierewege für Wissenschaftler:innen; fehlende Unterstützung von Machbarkeitsstudien; Beschränkungen/Inflexibilität bei der Förderung bestimmter Gründungsformen (z.B. bei Kooperationen mit Unternehmen); fehlende Gründungskompetenzen bei Wissenschaftler:innen mit Gründungswillen; fehlende Fördermaßnahmen bzw. fehlendes „geduldiges Kapital“ für Gründungen mit gesellschaftlichem Mehrwert. Welche Instrumente und Politiken könnten dabei helfen, diese Gründungslücke zu schließen?</text:p>
          </table:table-cell>
          <table:table-cell office:value-type="string" calcext:value-type="string">
            <text:p>Nachwuchswissenschaftler:innen; Studierende; Mitarbeiter:innen von Gründungsbüros an Universitäten; Wirtschaftspolitiker:innen; Innovationshubs, Startup-Ökosysteme und Akzeleratoren</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393</text:p>
          </table:table-cell>
          <table:table-cell table:number-columns-repeated="1015"/>
        </table:table-row>
        <table:table-row table:style-name="ro1">
          <table:table-cell office:value-type="float" office:value="100394" calcext:value-type="float">
            <text:p>100394</text:p>
          </table:table-cell>
          <table:table-cell office:value-type="string" calcext:value-type="string">
            <text:p>Wie können wir mehr Menschen mit eigener Migrationserfahrung bei der Gründung innovativer Unternehmen unterstützen und so die Attraktivität Deutschlands als Ort innovativer Gründungen erhöhen?</text:p>
          </table:table-cell>
          <table:table-cell office:value-type="string" calcext:value-type="string">
            <text:p>Menschen mit eigener Migrationserfahrung (first generation migrants) gründen in Deutschland deutlich seltener innovative (Forschung und Entwicklung betreibende) Unternehmen als Menschen ohne Migrationserfahrung. Dadurch gehen potenziell bahnbrechende Geschäftsideen verloren. Zudem können diese Gruppen ihr Potenzial nicht entfalten. Die Gründe sind u.a. Sprachbarrieren, fehlende Offenheit und ein mangelhaftes Informationsangebot. Wie lassen sich die vorliegenden Hindernisse überwinden (z.B. durch besseres Coaching, eine Internationalisierung der Gründungsberatung, Einbindung von Migrant:innen als Role Models in Gründungsökosysteme)? Wie könnte Deutschland seine Attraktivität als Ort innovativer Gründungen für Menschen mit Migrationserfahrung erhöhen?</text:p>
          </table:table-cell>
          <table:table-cell office:value-type="string" calcext:value-type="string">
            <text:p>Studierende mit eigener Migrationserfahrung; gründungswillige Menschen mit eigener Migrationserfahrung; Mitarbeiter:innen von Gründungsbüros an Universitäten; Wirtschaftspolitiker:innen; Innovationshubs, Startup-Ökosysteme und Akzeleratoren</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394</text:p>
          </table:table-cell>
          <table:table-cell table:number-columns-repeated="1015"/>
        </table:table-row>
        <table:table-row table:style-name="ro1">
          <table:table-cell office:value-type="float" office:value="100606" calcext:value-type="float">
            <text:p>100606</text:p>
          </table:table-cell>
          <table:table-cell office:value-type="string" calcext:value-type="string">
            <text:p>Wie können wir die Bekanntheit und Akzeptanz der elektronischen Patientenakte in der breiten Öffentlichkeit mit kreativen Ansätzen fördern?</text:p>
          </table:table-cell>
          <table:table-cell/>
          <table:table-cell office:value-type="string" calcext:value-type="string">
            <text:p>Bürger (breite Öffentlichkeit)</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606</text:p>
          </table:table-cell>
          <table:table-cell table:number-columns-repeated="1015"/>
        </table:table-row>
        <table:table-row table:style-name="ro1">
          <table:table-cell office:value-type="float" office:value="100610" calcext:value-type="float">
            <text:p>100610</text:p>
          </table:table-cell>
          <table:table-cell office:value-type="string" calcext:value-type="string">
            <text:p>Wie können wir Ärztinnen und Ärzte mit kreativen Ansätzen unterstützen, den digitalen Wandel im Gesundheitswesen proaktiv zu begleiten?</text:p>
          </table:table-cell>
          <table:table-cell/>
          <table:table-cell office:value-type="string" calcext:value-type="string">
            <text:p>Ärztinnen und Ärzte</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610</text:p>
          </table:table-cell>
          <table:table-cell table:number-columns-repeated="1015"/>
        </table:table-row>
        <table:table-row table:style-name="ro1">
          <table:table-cell office:value-type="float" office:value="100582" calcext:value-type="float">
            <text:p>100582</text:p>
          </table:table-cell>
          <table:table-cell office:value-type="string" calcext:value-type="string">
            <text:p>Wie können wir eine leicht verständliche, konsistente und qualitätsgesicherte Information der Bürgerinnen und Bürger zum Corona-Virus organisieren?</text:p>
          </table:table-cell>
          <table:table-cell/>
          <table:table-cell office:value-type="string" calcext:value-type="string">
            <text:p>Menschen mit geringer Gesundheitskompetenz</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582</text:p>
          </table:table-cell>
          <table:table-cell table:number-columns-repeated="1015"/>
        </table:table-row>
        <table:table-row table:style-name="ro1">
          <table:table-cell office:value-type="float" office:value="100570" calcext:value-type="float">
            <text:p>100570</text:p>
          </table:table-cell>
          <table:table-cell office:value-type="string" calcext:value-type="string">
            <text:p>Wie können wir die Attraktivität des Pflegeberufs nachhaltig verbessern, um die Abwanderung von Pflegekräften - die durch Corona offenbar beschleunigt wird - zu stoppen und Schulabsolvent:innen dazu zu motivieren, den Beruf zu erlernen bzw. das Fach zu studieren?</text:p>
          </table:table-cell>
          <table:table-cell office:value-type="string" calcext:value-type="string">
            <text:p>Die Verweildauer in den Pflegeberufen ist im Vergleich zu anderen Professionen gering. Hinzu kommt, dass die Teilzeitquote in der Pflege besonders hoch ist. Das Potenzial qualifizierter Personen wird bei weitem nicht ausgeschöpft, weil Arbeitsbedingungen, Bezahlung oder andere Faktoren die dauerhafte und umfassende Berufsausübung unattraktiv machen. Demotivierung, Frustration im Job, Abgänge aus dem Team, weitere Arbeitsverdichtung - das ist die Abwärtsspirale in der Pflege. Trotzdem gibt es Pflege-Arbeitgeber, denen es leichtfällt, Personal zu gewinnen und zu halten. Lassen sich diese positiven Ansätze auf andere Einrichtungen übertragen? Wie lässt sich die Zufriedenheit der Pflegekräfte messen, um Vergleiche (Benchmarkings) anstellen zu können? Reichen dazu die existierenden Onlinetools?</text:p>
          </table:table-cell>
          <table:table-cell office:value-type="string" calcext:value-type="string">
            <text:p>Pflegekräfte in Krankenhäusern, Pflegeheimen oder Pflegediensten, Einrichtungsleitungen, Gewerkschaften, Pflegekammern, Kostenträger (Kassen und Sozialämter)</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570</text:p>
          </table:table-cell>
          <table:table-cell table:number-columns-repeated="1015"/>
        </table:table-row>
        <table:table-row table:style-name="ro1">
          <table:table-cell office:value-type="float" office:value="100560" calcext:value-type="float">
            <text:p>100560</text:p>
          </table:table-cell>
          <table:table-cell office:value-type="string" calcext:value-type="string">
            <text:p>Wie können wir Versorgungsmängel (Sicherstellung und Qualität) in der ambulanten Pflege transparent machen, um so Missständen (frühzeitig) entgegenwirken zu können?</text:p>
          </table:table-cell>
          <table:table-cell/>
          <table:table-cell office:value-type="string" calcext:value-type="string">
            <text:p>Pflegebedürftige, Angehörige, Kostenträger (Kranken- und Pflegekassen, Sozialämter)</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560</text:p>
          </table:table-cell>
          <table:table-cell table:number-columns-repeated="1015"/>
        </table:table-row>
        <table:table-row table:style-name="ro1">
          <table:table-cell office:value-type="float" office:value="100573" calcext:value-type="float">
            <text:p>100573</text:p>
          </table:table-cell>
          <table:table-cell office:value-type="string" calcext:value-type="string">
            <text:p>Wie können wir erreichen, dass über eine breit angelegte und zielgruppenorientierte Social Media-Kampagne Kreislaufwirtschaft in Kommunen regional in den Fokus gerückt und gesamtgesellschaftlich bearbeitet wird?</text:p>
          </table:table-cell>
          <table:table-cell/>
          <table:table-cell office:value-type="string" calcext:value-type="string">
            <text:p>Kommunen, Wirtschaft, Zivilgesellschaft, Wissenschaft</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573</text:p>
          </table:table-cell>
          <table:table-cell table:number-columns-repeated="1015"/>
        </table:table-row>
        <table:table-row table:style-name="ro2">
          <table:table-cell office:value-type="float" office:value="100406" calcext:value-type="float">
            <text:p>100406</text:p>
          </table:table-cell>
          <table:table-cell office:value-type="string" calcext:value-type="string">
            <text:p>Wie können wir erreichen, dass Jugendliche und junge Erwachsene sich verstärkt in Nachhaltigkeitsprozesse vor Ort einbringen können? Wie können zu diesem Zweck adäquate, faktenbasierte Beteiligungsformate bspw. auf Basis des SDG-Portals (www.sdg-portal.de) ausgestaltet sein?</text:p>
          </table:table-cell>
          <table:table-cell office:value-type="string" calcext:value-type="string">
            <text:p>Nachhaltigkeitsprozesse sind Beteiligungsprozesse. Damit ist eine zielgruppenorientierte Kommunikation ein zentrales Element im kommunalen Nachhaltigkeitsmanagement.</text:p>
            <text:p>Insbesondere beim Thema Klimaschutz hat sich gezeigt: Kommunen können über kontinuierliche und strategische Kommunikationsformate wirksame Fürsprecher für den Klimaschutz sein, indem sie unterschiedliche Zielgruppen in unterschiedlichen Formaten jeweils adäquat adressieren.</text:p>
          </table:table-cell>
          <table:table-cell office:value-type="string" calcext:value-type="string">
            <text:p>Jugendliche und junge Erwachsene, Kommunen</text:p>
          </table:table-cell>
          <table:table-cell office:value-type="string" calcext:value-type="string">
            <text:p>Zivilgesellschaft, inkl. sozialer Sektor</text:p>
          </table:table-cell>
          <table:table-cell office:value-type="string" calcext:value-type="string">
            <text:p>Bertelsmann Stiftung</text:p>
          </table:table-cell>
          <table:table-cell office:value-type="string" calcext:value-type="string">
            <text:p>Nordrhein-Westfalen</text:p>
          </table:table-cell>
          <table:table-cell office:value-type="float" office:value="33311" calcext:value-type="float">
            <text:p>33311</text:p>
          </table:table-cell>
          <table:table-cell office:value-type="string" calcext:value-type="string">
            <text:p>https://projecttogether.typeform.com/to/J2y3d590#herausforderungsid=100406</text:p>
          </table:table-cell>
          <table:table-cell table:number-columns-repeated="1015"/>
        </table:table-row>
        <table:table-row table:style-name="ro1">
          <table:table-cell office:value-type="float" office:value="100493" calcext:value-type="float">
            <text:p>100493</text:p>
          </table:table-cell>
          <table:table-cell office:value-type="string" calcext:value-type="string">
            <text:p>Wie können wir eine ebenenübergreifende Krisenkommunikation sicherstellen, bei der Kommunen, Länder und Bund relevante Informationen direkt für die Bürger*innen verfügbar machen können?</text:p>
          </table:table-cell>
          <table:table-cell office:value-type="string" calcext:value-type="string">
            <text:p>Konkret geht es um die Frage, wie wir als öffentliche Verwaltung eine direkte Krisenkommunikation sicherstellen können, welche Informationen unabhängig der föderalen Ebenen für die Bürger*innen leicht erreichbar an einem zentralen Ort verfügbar macht. Mit dem Projektteam DEalog, welches aus dem WirVsVirus-Hackathon entstanden ist, wurde bereits gemeinsam an einer Lösung für diese Herausforderung gearbeitet. Gerne können sich neue Partner*innen aller föderalen Ebenen und der Zivilgesellschaft melden, die Interesse an der gemeinsamen Zusammenarbeit zur Lösung der beschriebenen Herausforderung haben.</text:p>
          </table:table-cell>
          <table:table-cell office:value-type="string" calcext:value-type="string">
            <text:p>Bürger*innen</text:p>
          </table:table-cell>
          <table:table-cell office:value-type="string" calcext:value-type="string">
            <text:p>Verwaltung &amp; Politik – Länder</text:p>
          </table:table-cell>
          <table:table-cell office:value-type="string" calcext:value-type="string">
            <text:p>Bezirksregierung Arnsberg</text:p>
          </table:table-cell>
          <table:table-cell office:value-type="string" calcext:value-type="string">
            <text:p>Nordrhein-Westfalen</text:p>
          </table:table-cell>
          <table:table-cell office:value-type="float" office:value="59821" calcext:value-type="float">
            <text:p>59821</text:p>
          </table:table-cell>
          <table:table-cell office:value-type="string" calcext:value-type="string">
            <text:p>https://projecttogether.typeform.com/to/J2y3d590#herausforderungsid=100493</text:p>
          </table:table-cell>
          <table:table-cell table:number-columns-repeated="1015"/>
        </table:table-row>
        <table:table-row table:style-name="ro3">
          <table:table-cell office:value-type="float" office:value="100020" calcext:value-type="float">
            <text:p>100020</text:p>
          </table:table-cell>
          <table:table-cell office:value-type="string" calcext:value-type="string">
            <text:p>Wie können wir langzeiterkrankte Mitarbeiter zuhause über firmeninterne Neuigkeiten informieren und auch das Betriebliche Eingliederungsmanagement sicherstellen?</text:p>
          </table:table-cell>
          <table:table-cell office:value-type="string" calcext:value-type="string">
            <text:p>In kleinen und mittleren Unternehmen wird langzeiterkrankten Mitarbeitern (länger als 6 Wochen erkrankt) häufig kein Betriebliches Eingliederungsmanagement (gesetzlich vorgeschrieben) angeboten.</text:p>
            <text:p>Durch die Corona-Situation hat sich die Situation noch verschlechtert.</text:p>
            <text:p>Hier ist eine Mitarbeiter-App von Vorteil, mit der alle Mitarbeiter über das persönliche Handy erreicht und im Krankheitsfall auch betreut werden können.</text:p>
          </table:table-cell>
          <table:table-cell office:value-type="string" calcext:value-type="string">
            <text:p>Die Lösungen werden von langzeiterkrankten Mitarbeitern benötigt. Geleistet werden müssen sie von den Unternehmen, die ein Betriebliches Gesundheitsmanagement anbieten müssen.</text:p>
          </table:table-cell>
          <table:table-cell office:value-type="string" calcext:value-type="string">
            <text:p>Wirtschaft</text:p>
          </table:table-cell>
          <table:table-cell office:value-type="string" calcext:value-type="string">
            <text:p>bgm21</text:p>
          </table:table-cell>
          <table:table-cell office:value-type="string" calcext:value-type="string">
            <text:p>Nordrhein-Westfalen</text:p>
          </table:table-cell>
          <table:table-cell office:value-type="float" office:value="58513" calcext:value-type="float">
            <text:p>58513</text:p>
          </table:table-cell>
          <table:table-cell office:value-type="string" calcext:value-type="string">
            <text:p>https://projecttogether.typeform.com/to/J2y3d590#herausforderungsid=100020</text:p>
          </table:table-cell>
          <table:table-cell table:number-columns-repeated="1015"/>
        </table:table-row>
        <table:table-row table:style-name="ro1">
          <table:table-cell table:style-name="ce1" office:value-type="float" office:value="100023" calcext:value-type="float">
            <text:p>100023</text:p>
          </table:table-cell>
          <table:table-cell table:style-name="ce1" office:value-type="string" calcext:value-type="string">
            <text:p>Wie können wir die Distanz zwischen den Generationen verringern? Die Distanz vergrößert sich nicht nur in Anzahl und Alter sondern auch in Bezug auf die technologische Entwicklung und die Kompetenz im Umgang mit digitalen Medien sowie durch die aktuelle Pandemie. Dies kann den gesellschaftlichen Zusammenhalt empfindlich stören.</text:p>
          </table:table-cell>
          <table:table-cell table:style-name="ce1" office:value-type="string" calcext:value-type="string">
            <text:p>Bei der Bundestagswahl in 2017 gab weitaus mehr Wähler*innen 65+ als jüngere. Es ist anzunehmen, dass die Bedürfnisse und Wünsche der älteren Generation nicht dieselben sind, wie die der Jüngeren. Nur in der Begegnung von Alt und Jung können sich die Generationen über ihre Unterschiedlichkeit und ihre Gemeinsamkeiten verständigen. Erst dann zeigt sich, wie sehr beide Generationen voneinander profitieren können und welche Potenziale im Zusammenwirken liegen. In vielen Kommunen fehlen Möglichkeiten analoger wie auch digitaler Begegnungen der Generationen. Hier braucht es Lösungen, die für beide Generationen attraktiv sind. Gerade die ältere Generation benötigt Wissen und Kompetenz im Umgang mit digitalen Medien. Mit der Verringerung der Distanz der Generationen ist ein wesentlicher Grundstein gelegt, um den Herausforderungen der demografischen Entwicklung konstruktiv zu begegnen.</text:p>
          </table:table-cell>
          <table:table-cell table:style-name="ce1" office:value-type="string" calcext:value-type="string">
            <text:p>Kommunen, z.B. Beauftragte für Demografie, Engagement oder kommunale Entwicklung</text:p>
          </table:table-cell>
          <table:table-cell table:style-name="ce1" office:value-type="string" calcext:value-type="string">
            <text:p>Zivilgesellschaft, inkl. sozialer Sektor</text:p>
          </table:table-cell>
          <table:table-cell table:style-name="ce1" office:value-type="string" calcext:value-type="string">
            <text:p>Bildungscent e.V.</text:p>
          </table:table-cell>
          <table:table-cell table:style-name="ce1" office:value-type="string" calcext:value-type="string">
            <text:p>Berlin</text:p>
          </table:table-cell>
          <table:table-cell table:style-name="ce1" office:value-type="float" office:value="10999" calcext:value-type="float">
            <text:p>10999</text:p>
          </table:table-cell>
          <table:table-cell table:style-name="ce1" office:value-type="string" calcext:value-type="string">
            <text:p>https://projecttogether.typeform.com/to/J2y3d590#herausforderungsid=100023</text:p>
          </table:table-cell>
          <table:table-cell table:style-name="ce1" table:number-columns-repeated="2"/>
          <table:table-cell table:number-columns-repeated="1013"/>
        </table:table-row>
        <table:table-row table:style-name="ro1">
          <table:table-cell office:value-type="float" office:value="100283" calcext:value-type="float">
            <text:p>100283</text:p>
          </table:table-cell>
          <table:table-cell office:value-type="string" calcext:value-type="string">
            <text:p>Wie können wir Lehrern die Möglichkeit geben, ihnen Erfahrungsräume eröffnen, um sich gezielt weiterzuentwickeln, zu inspirierenden Persönlichkeiten?</text:p>
          </table:table-cell>
          <table:table-cell office:value-type="string" calcext:value-type="string">
            <text:p>Wir möchten keine Lösungen vorgeben, sondern Raum schaffen um Lehrern den Blick über den eigenen Tellerrand gezielt zu ermöglichen.</text:p>
          </table:table-cell>
          <table:table-cell office:value-type="string" calcext:value-type="string">
            <text:p>Lehrer, Pädagogen, Schulleiter</text:p>
          </table:table-cell>
          <table:table-cell office:value-type="string" calcext:value-type="string">
            <text:p>Zivilgesellschaft, inkl. sozialer Sektor</text:p>
          </table:table-cell>
          <table:table-cell office:value-type="string" calcext:value-type="string">
            <text:p>Bildungsgarage</text:p>
          </table:table-cell>
          <table:table-cell office:value-type="string" calcext:value-type="string">
            <text:p>Hamburg</text:p>
          </table:table-cell>
          <table:table-cell office:value-type="float" office:value="22081" calcext:value-type="float">
            <text:p>22081</text:p>
          </table:table-cell>
          <table:table-cell office:value-type="string" calcext:value-type="string">
            <text:p>https://projecttogether.typeform.com/to/J2y3d590#herausforderungsid=100283</text:p>
          </table:table-cell>
          <table:table-cell table:number-columns-repeated="1015"/>
        </table:table-row>
        <table:table-row table:style-name="ro1">
          <table:table-cell office:value-type="float" office:value="100734" calcext:value-type="float">
            <text:p>100734</text:p>
          </table:table-cell>
          <table:table-cell office:value-type="string" calcext:value-type="string">
            <text:p>Wie können wir für sogenannte "24h-Betreuungskräfte" in der häuslichen Betreuung die Arbeits- und Lebenssituation in Deutschland deutlich verbessern und einen digitalen Raum entwickeln, der diese vernetzt, ihnen geschützte Kommunikation und praktische Hilfe bietet?</text:p>
          </table:table-cell>
          <table:table-cell/>
          <table:table-cell office:value-type="string" calcext:value-type="string">
            <text:p>Primär die Betreuungs-/Pflegekräfte aus dem Ausland; von solcher Art prekärer Arbeitsverhältnisse sind weitere Branchen betroffen (Paketzustelldienste, Logistikdienste, Fleischverarbeitungsgewerbe, Erntearbeit) 600.000-800.000 Personen/Jahr</text:p>
          </table:table-cell>
          <table:table-cell office:value-type="string" calcext:value-type="string">
            <text:p>Zivilgesellschaft, inkl. sozialer Sektor</text:p>
          </table:table-cell>
          <table:table-cell office:value-type="string" calcext:value-type="string">
            <text:p>Bistum Aachen</text:p>
          </table:table-cell>
          <table:table-cell office:value-type="string" calcext:value-type="string">
            <text:p>Nordrhein-Westfalen</text:p>
          </table:table-cell>
          <table:table-cell office:value-type="float" office:value="52062" calcext:value-type="float">
            <text:p>52062</text:p>
          </table:table-cell>
          <table:table-cell office:value-type="string" calcext:value-type="string">
            <text:p>https://projecttogether.typeform.com/to/J2y3d590#herausforderungsid=100734</text:p>
          </table:table-cell>
          <table:table-cell table:number-columns-repeated="1015"/>
        </table:table-row>
        <table:table-row table:style-name="ro1">
          <table:table-cell office:value-type="float" office:value="100074" calcext:value-type="float">
            <text:p>100074</text:p>
          </table:table-cell>
          <table:table-cell office:value-type="string" calcext:value-type="string">
            <text:p>Wie können wir Pionier:innen dazu motivieren sich in unseren Planungsprozess mit einzubringen (auch monetär) und Flächen anzueignen, ohne dass wir vergessen bestimmte Akteursgruppen außen vor zu lassen und ohne dass wir (momentan) eine langfristige Perspektive anbieten können?</text:p>
          </table:table-cell>
          <table:table-cell office:value-type="string" calcext:value-type="string">
            <text:p>Mehrere leerstehende Fabrikhallen prägen das nordwestliche Zanders-Areal in Bergisch Gladbach – riesige Kubaturen, die zum Teil schwer bis gar nicht beheizbar sind. Auch die Bausubstanz ist in die Jahre gekommen und erfordert technische Sanierungen, um die Hallen sicher nutzen zu können. Des weiteren befindet sich -zum jetzigen Zeitpunkt- eine produzierende Papierfabrik angrenzend an die Hallen, weshalb die neuen Nutzungen aus Planungsrechtlicher Sicht nicht gänzlich frei entwickelt werden können. Dennoch ist ein Ziel des Projekts Zanders Innenstadt, diese Fläche gemeinsam mit Pionier:innen zu entwickeln und sich zu einer Art Stadtlabor zu etablieren.</text:p>
          </table:table-cell>
          <table:table-cell office:value-type="string" calcext:value-type="string">
            <text:p>Verwaltung, Projektentwickler:innen</text:p>
          </table:table-cell>
          <table:table-cell office:value-type="string" calcext:value-type="string">
            <text:p>Verwaltung &amp; Politik – Kommunen</text:p>
          </table:table-cell>
          <table:table-cell office:value-type="string" calcext:value-type="string">
            <text:p>BM-15 Projektgruppe Zanders Innenstadt (Stadt Bergisch Gladbach)</text:p>
          </table:table-cell>
          <table:table-cell office:value-type="string" calcext:value-type="string">
            <text:p>Nordrhein-Westfalen</text:p>
          </table:table-cell>
          <table:table-cell office:value-type="float" office:value="51465" calcext:value-type="float">
            <text:p>51465</text:p>
          </table:table-cell>
          <table:table-cell office:value-type="string" calcext:value-type="string">
            <text:p>https://projecttogether.typeform.com/to/J2y3d590#herausforderungsid=100074</text:p>
          </table:table-cell>
          <table:table-cell table:number-columns-repeated="1015"/>
        </table:table-row>
        <table:table-row table:style-name="ro1">
          <table:table-cell office:value-type="float" office:value="100507" calcext:value-type="float">
            <text:p>100507</text:p>
          </table:table-cell>
          <table:table-cell office:value-type="string" calcext:value-type="string">
            <text:p>Wie können wir einen multimodalen Routenplaner für Großraum- und Schwertransporte kurzfristig bereitstellen?</text:p>
          </table:table-cell>
          <table:table-cell office:value-type="string" calcext:value-type="string">
            <text:p>Bislang gibt es keinen multimodalen Routenplaner für Straße, Schiene und Wasserstraße für Großraum- und Schwertransporte (GST). Dieser ist allerdings erforderlich, um tatsächlich auch automatisiert mögliche Transportwege von GST zu prüfen. Im Verfahrensmanagement Großraum- und Schwertransporte (VEMAGS) steht ein routingfähiges Straßennetz auf Basis der "Here Straßennetzdaten BRD" <text:s/>im Prototyp bereit. Die Wasserstraße verfügt auch über ein routingfähiges digitales Verkehrsnetz der Bundeswasserstraßen.</text:p>
          </table:table-cell>
          <table:table-cell office:value-type="string" calcext:value-type="string">
            <text:p>Unternehmen, die GST transportieren möchten und Genehmigungsbehörden</text:p>
          </table:table-cell>
          <table:table-cell office:value-type="string" calcext:value-type="string">
            <text:p>Verwaltung &amp; Politik – Bund</text:p>
          </table:table-cell>
          <table:table-cell office:value-type="string" calcext:value-type="string">
            <text:p>BMVI</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507</text:p>
          </table:table-cell>
          <table:table-cell table:number-columns-repeated="1015"/>
        </table:table-row>
        <table:table-row table:style-name="ro1">
          <table:table-cell office:value-type="float" office:value="100508" calcext:value-type="float">
            <text:p>100508</text:p>
          </table:table-cell>
          <table:table-cell office:value-type="string" calcext:value-type="string">
            <text:p>Wie können wir multimodale Routingoptionen für Großraum- und Schwertransporte unter Berücksichtigung spezieller Präferenzen (Wasserstraße und Schiene bevorzugt, Straße im Vor- und Nachlauf) vergleichend aufzeigen?</text:p>
          </table:table-cell>
          <table:table-cell office:value-type="string" calcext:value-type="string">
            <text:p>Unternehmen, die Großraum- und Schwerlast transportieren wollen, nutzen häufig die Straße, weil sie dieses schon immer genutzt haben. Bei mehr als 250 km benötigt man für die Straßennutzung eine Ausnahmegenehmigung und muss nachweisen, dass der GST nicht über die alternativen Verkehrsträge machbar ist und unzumutbare Mehrkosten entstehen würden. In der Realität erfolgt dieser Nachweis eigentlich nicht. Ein Vergleich bzgl. Klima (CO2), Transportdauer, Preis zwischen den Verkehrsträgern für den GST erfolgt nicht.</text:p>
          </table:table-cell>
          <table:table-cell office:value-type="string" calcext:value-type="string">
            <text:p>Unternehmen, die GST transportieren möchten.</text:p>
          </table:table-cell>
          <table:table-cell office:value-type="string" calcext:value-type="string">
            <text:p>Verwaltung &amp; Politik – Bund</text:p>
          </table:table-cell>
          <table:table-cell office:value-type="string" calcext:value-type="string">
            <text:p>BMVI</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508</text:p>
          </table:table-cell>
          <table:table-cell table:number-columns-repeated="1015"/>
        </table:table-row>
        <table:table-row table:style-name="ro1">
          <table:table-cell office:value-type="float" office:value="100509" calcext:value-type="float">
            <text:p>100509</text:p>
          </table:table-cell>
          <table:table-cell office:value-type="string" calcext:value-type="string">
            <text:p>Wie können wir Informationen zum verfügbaren Schiffsfrachtraum auf Binnenschiffen für Großraum- und Schwertransporte auf einem digitalen Marktplatz <text:s/>bereitstellen?</text:p>
          </table:table-cell>
          <table:table-cell office:value-type="string" calcext:value-type="string">
            <text:p>Eine Voraussetzung für die vermehrte Nutzung des Binnenschiffs für Großraum- und Schwerlasttransporte (GST) sind transparente Informationen zum verfügbaren Schiffsfrachtraum für GST, die zentral bereitgestellt werden. Im Bereich der Container existieren bereits Plattformen wie Forto und Bargelink, im Bereich GST allerdings nicht.</text:p>
          </table:table-cell>
          <table:table-cell office:value-type="string" calcext:value-type="string">
            <text:p>Unternehmen, die GST transportieren möchten.</text:p>
          </table:table-cell>
          <table:table-cell office:value-type="string" calcext:value-type="string">
            <text:p>Verwaltung &amp; Politik – Bund</text:p>
          </table:table-cell>
          <table:table-cell office:value-type="string" calcext:value-type="string">
            <text:p>BMVI</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509</text:p>
          </table:table-cell>
          <table:table-cell table:number-columns-repeated="1015"/>
        </table:table-row>
        <table:table-row table:style-name="ro1">
          <table:table-cell office:value-type="float" office:value="100552" calcext:value-type="float">
            <text:p>100552</text:p>
          </table:table-cell>
          <table:table-cell office:value-type="string" calcext:value-type="string">
            <text:p>Wie können wir die Auslastung von Transporten erhöhen?</text:p>
          </table:table-cell>
          <table:table-cell/>
          <table:table-cell office:value-type="string" calcext:value-type="string">
            <text:p>Spediteure, Verkehrsunternehmen</text:p>
          </table:table-cell>
          <table:table-cell office:value-type="string" calcext:value-type="string">
            <text:p>Verwaltung &amp; Politik – Bund</text:p>
          </table:table-cell>
          <table:table-cell office:value-type="string" calcext:value-type="string">
            <text:p>BMVI</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552</text:p>
          </table:table-cell>
          <table:table-cell table:number-columns-repeated="1015"/>
        </table:table-row>
        <table:table-row table:style-name="ro1">
          <table:table-cell office:value-type="float" office:value="100551" calcext:value-type="float">
            <text:p>100551</text:p>
          </table:table-cell>
          <table:table-cell office:value-type="string" calcext:value-type="string">
            <text:p>Wie können wir einem Unternehmen verschiedene (multimodale) Transportoptionen für Güter unter Berücksichtigung spezieller Präferenzen (Preis, Geschwindigkeit, Klimafreundlichkeit, Kühlkette etc.) vergleichend aufzeigen und zur (durchgehenden) Buchung anbieten?</text:p>
          </table:table-cell>
          <table:table-cell/>
          <table:table-cell office:value-type="string" calcext:value-type="string">
            <text:p>Unternhemen, die Güter transportieren möchten</text:p>
          </table:table-cell>
          <table:table-cell office:value-type="string" calcext:value-type="string">
            <text:p>Verwaltung &amp; Politik – Bund</text:p>
          </table:table-cell>
          <table:table-cell office:value-type="string" calcext:value-type="string">
            <text:p>BMVI</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551</text:p>
          </table:table-cell>
          <table:table-cell table:number-columns-repeated="1015"/>
        </table:table-row>
        <table:table-row table:style-name="ro1">
          <table:table-cell office:value-type="float" office:value="100553" calcext:value-type="float">
            <text:p>100553</text:p>
          </table:table-cell>
          <table:table-cell office:value-type="string" calcext:value-type="string">
            <text:p>Wie können wir die Akzeptanz des Schienengüterverkehrs als klimafreundliche Transportoption in der Bevölkerung steigern?</text:p>
          </table:table-cell>
          <table:table-cell/>
          <table:table-cell office:value-type="string" calcext:value-type="string">
            <text:p>Bevölkerung</text:p>
          </table:table-cell>
          <table:table-cell office:value-type="string" calcext:value-type="string">
            <text:p>Verwaltung &amp; Politik – Bund</text:p>
          </table:table-cell>
          <table:table-cell office:value-type="string" calcext:value-type="string">
            <text:p>BMVI</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553</text:p>
          </table:table-cell>
          <table:table-cell table:number-columns-repeated="1015"/>
        </table:table-row>
        <table:table-row table:style-name="ro1">
          <table:table-cell office:value-type="float" office:value="100554" calcext:value-type="float">
            <text:p>100554</text:p>
          </table:table-cell>
          <table:table-cell office:value-type="string" calcext:value-type="string">
            <text:p>Wie können wir geeignete Flächen, die langfristig für eine Versorgung von Großstädten mit Schienengüterverkehren benötigt werden, definieren und in entsprechende Bebauungs- und Nutzungspläne aufnehmen und diese auch langfristig (baurechtlich und faktisch) sichern?</text:p>
          </table:table-cell>
          <table:table-cell/>
          <table:table-cell office:value-type="string" calcext:value-type="string">
            <text:p>Städte</text:p>
          </table:table-cell>
          <table:table-cell office:value-type="string" calcext:value-type="string">
            <text:p>Verwaltung &amp; Politik – Bund</text:p>
          </table:table-cell>
          <table:table-cell office:value-type="string" calcext:value-type="string">
            <text:p>BMVI</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554</text:p>
          </table:table-cell>
          <table:table-cell table:number-columns-repeated="1015"/>
        </table:table-row>
        <table:table-row table:style-name="ro2">
          <table:table-cell office:value-type="float" office:value="100362" calcext:value-type="float">
            <text:p>100362</text:p>
          </table:table-cell>
          <table:table-cell office:value-type="string" calcext:value-type="string">
            <text:p>Wie können wir jetzt die richtigen Weichen für die Fachkräftesicherung in der Pflege stellen? Wo sollen die vielen Pflegefachkräfte herkommen, die wir so dringend benötigen?</text:p>
          </table:table-cell>
          <table:table-cell office:value-type="string" calcext:value-type="string">
            <text:p>'- Der Flaschenhals in der Ausbildung ist der Mangel an Pflegepädagogen. (Der Weg bis zum ausgebildeten Pflegepädagogen ist sehr lang, der Verdienst nicht viel höher als in der Pflege).</text:p>
            <text:p>- es gibt ein Potenzial an Menschen in Deutschland, die sich als Pflegefachkraft eignen würden. Diese Potenziale sind noch unentdeckt und können gehoben werden. Dafür braucht es Programme - es gibt also genug Menschen, die sich für eine Pflegeausbildung interessieren.</text:p>
          </table:table-cell>
          <table:table-cell office:value-type="string" calcext:value-type="string">
            <text:p>Zielgruppe 1: Pflegeschulen brauchen Pflegepädagogen, um mehr und besser ausbilden zu können. Zielgruppe 2: Menschen, die gerne in die Pflege gehen würden, aber Hilfe bei der Erlangung der Voraussetzungen benötigen (Sprache, Schulabschluss).</text:p>
          </table:table-cell>
          <table:table-cell office:value-type="string" calcext:value-type="string">
            <text:p>Zivilgesellschaft, inkl. sozialer Sektor</text:p>
          </table:table-cell>
          <table:table-cell office:value-type="string" calcext:value-type="string">
            <text:p>Bonner Verein für Pflege- und Gesundheitsberufe e.V.</text:p>
          </table:table-cell>
          <table:table-cell office:value-type="string" calcext:value-type="string">
            <text:p>Nordrhein-Westfalen</text:p>
          </table:table-cell>
          <table:table-cell office:value-type="float" office:value="53121" calcext:value-type="float">
            <text:p>53121</text:p>
          </table:table-cell>
          <table:table-cell office:value-type="string" calcext:value-type="string">
            <text:p>https://projecttogether.typeform.com/to/J2y3d590#herausforderungsid=100362</text:p>
          </table:table-cell>
          <table:table-cell table:number-columns-repeated="1015"/>
        </table:table-row>
        <table:table-row table:style-name="ro3">
          <table:table-cell office:value-type="float" office:value="100536" calcext:value-type="float">
            <text:p>100536</text:p>
          </table:table-cell>
          <table:table-cell office:value-type="string" calcext:value-type="string">
            <text:p>Wie können wir die Innenstädte so gestalten, wie die Bürger sie sich wünschen. Was sind die Wünsche? Was wäre ein spielerisches, inszeniertes und interaktives Format einer Bürgerbefragung und der Möglichkeit des Mitwirkens im städtebaulichen Entwicklungsprozeß.</text:p>
          </table:table-cell>
          <table:table-cell office:value-type="string" calcext:value-type="string">
            <text:p>Infolge des demografischen und wirtschaftsstrukturellen Wandels haben die Innenstädte an Anziehungskraft verloren. Leerstände und die Vernachlässigung von Bausubstanz sind die Folge. </text:p>
            <text:p>Ausser in den historischen gut gepflegten Stadtkernen fehlt es an Unterscheidbarkeit, Einmaligkeit und Differenz.  </text:p>
            <text:p>Der dänische Architekt Jan Gehl sagt: „Eine lebenswerte Stadt ist wie eine gute Party. Man bleibt länger als man müsste.“ Gehl sagt auch: "fragt die Menschen nach ihren Wünschen."</text:p>
          </table:table-cell>
          <table:table-cell office:value-type="string" calcext:value-type="string">
            <text:p>Alle Bürger innen der Stadt.</text:p>
          </table:table-cell>
          <table:table-cell office:value-type="string" calcext:value-type="string">
            <text:p>Verwaltung &amp; Politik – Kommunen</text:p>
          </table:table-cell>
          <table:table-cell table:number-columns-repeated="2" office:value-type="string" calcext:value-type="string">
            <text:p>Bremen</text:p>
          </table:table-cell>
          <table:table-cell office:value-type="float" office:value="28199" calcext:value-type="float">
            <text:p>28199</text:p>
          </table:table-cell>
          <table:table-cell office:value-type="string" calcext:value-type="string">
            <text:p>https://projecttogether.typeform.com/to/J2y3d590#herausforderungsid=100536</text:p>
          </table:table-cell>
          <table:table-cell table:number-columns-repeated="1015"/>
        </table:table-row>
        <table:table-row table:style-name="ro1">
          <table:table-cell office:value-type="float" office:value="100452" calcext:value-type="float">
            <text:p>100452</text:p>
          </table:table-cell>
          <table:table-cell office:value-type="string" calcext:value-type="string">
            <text:p>Wie können wir schneller und günstiger bauen, um in den Städten den nötigen Wohn- und Arbeitsraum zu generieren und die Verbraucher-Kosten dafür zu senken?</text:p>
          </table:table-cell>
          <table:table-cell office:value-type="string" calcext:value-type="string">
            <text:p>Die Zusammenarbeit mit den Behörden und der Behörden untereinander funktioniert nicht gut. Baurecht verhindert die Möglichkeit zur Nachverdichtung. Der Staat erhöht Baukosten um ca 30% durch Besteuerung. So kann nicht günstig gebaut werden.</text:p>
          </table:table-cell>
          <table:table-cell office:value-type="string" calcext:value-type="string">
            <text:p>Baubehörden und Politik</text:p>
          </table:table-cell>
          <table:table-cell office:value-type="string" calcext:value-type="string">
            <text:p>Wirtschaft</text:p>
          </table:table-cell>
          <table:table-cell office:value-type="string" calcext:value-type="string">
            <text:p>BUILD Investments GmbH</text:p>
          </table:table-cell>
          <table:table-cell office:value-type="string" calcext:value-type="string">
            <text:p>Hamburg</text:p>
          </table:table-cell>
          <table:table-cell office:value-type="float" office:value="20249" calcext:value-type="float">
            <text:p>20249</text:p>
          </table:table-cell>
          <table:table-cell office:value-type="string" calcext:value-type="string">
            <text:p>https://projecttogether.typeform.com/to/J2y3d590#herausforderungsid=100452</text:p>
          </table:table-cell>
          <table:table-cell table:number-columns-repeated="1015"/>
        </table:table-row>
        <table:table-row table:style-name="ro1">
          <table:table-cell office:value-type="float" office:value="100787" calcext:value-type="float">
            <text:p>100787</text:p>
          </table:table-cell>
          <table:table-cell office:value-type="string" calcext:value-type="string">
            <text:p>Wie können wir als Bund, Laender, Kommunen, aber auch als KMU oder NGOs besser offene Daten crowdsourcen, die uns bei den grossen Herausforderungen Corona-Krise, Klimawandel, aber auch digitaler Staat helfen? Welche Datensets koennten das sein?</text:p>
          </table:table-cell>
          <table:table-cell/>
          <table:table-cell office:value-type="string" calcext:value-type="string">
            <text:p>Buerger, deren Kommunen durch passgenauere Loesungen besser werden; Datennerds, Knobler, Data Scientists,</text:p>
          </table:table-cell>
          <table:table-cell office:value-type="string" calcext:value-type="string">
            <text:p>Verwaltung &amp; Politik – Bund</text:p>
          </table:table-cell>
          <table:table-cell office:value-type="string" calcext:value-type="string">
            <text:p>Bundeskanzleramt</text:p>
          </table:table-cell>
          <table:table-cell/>
          <table:table-cell office:value-type="float" office:value="10112" calcext:value-type="float">
            <text:p>10112</text:p>
          </table:table-cell>
          <table:table-cell office:value-type="string" calcext:value-type="string">
            <text:p>https://projecttogether.typeform.com/to/J2y3d590#herausforderungsid=100787</text:p>
          </table:table-cell>
          <table:table-cell table:number-columns-repeated="1015"/>
        </table:table-row>
        <table:table-row table:style-name="ro1">
          <table:table-cell table:style-name="ce1" office:value-type="float" office:value="100744" calcext:value-type="float">
            <text:p>100744</text:p>
          </table:table-cell>
          <table:table-cell table:style-name="ce1" office:value-type="string" calcext:value-type="string">
            <text:p>Wie können wir sicherstellen, dass die verstärkte Nutzung von KI in der beruflichen Weiterbildung von Gender Bias befreit wird?</text:p>
          </table:table-cell>
          <table:table-cell table:style-name="ce1"/>
          <table:table-cell table:style-name="ce1" office:value-type="string" calcext:value-type="string">
            <text:p>Alle an einer Weiterbildung interessierte Menschen</text:p>
          </table:table-cell>
          <table:table-cell table:style-name="ce1" office:value-type="string" calcext:value-type="string">
            <text:p>Verwaltung &amp; Politik – Bund</text:p>
          </table:table-cell>
          <table:table-cell table:style-name="ce1" office:value-type="string" calcext:value-type="string">
            <text:p>Bundesministerium für Bildung und Forschung</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744</text:p>
          </table:table-cell>
          <table:table-cell table:style-name="ce1" table:number-columns-repeated="2"/>
          <table:table-cell table:number-columns-repeated="1013"/>
        </table:table-row>
        <table:table-row table:style-name="ro1">
          <table:table-cell office:value-type="float" office:value="100761" calcext:value-type="float">
            <text:p>100761</text:p>
          </table:table-cell>
          <table:table-cell office:value-type="string" calcext:value-type="string">
            <text:p>Wie können wir die Entwicklung digitaler Kompetenzen von Pflege(fach)personen im enggetakteten Arbeitsalltag effektiv stärken?</text:p>
          </table:table-cell>
          <table:table-cell office:value-type="string" calcext:value-type="string">
            <text:p>Die Vermittlung digitaler Kompetenzen umfasst generelle Computerkenntnissen und jene zu digitalen Pflegetechnologien und zu IuK-Technologien. Es bestehen bereits Initiativen, solche Kompetenzen in die schulische und akademische Pflegeausbildung stärker zu implementieren. Wichtig ist eine nachhaltige Vermittlung zu Fragen wie Nutzen, Sicherheit, Datenschutz und Ethik. Es gilt, Ängste vor der bei der Anwendung jener Technologien zu nehmen und so die Akzeptanz zu stärken. Eine praktische Auseinandersetzung im engmaschigen Arbeitsalltag, das Lernen „on-the-job“, ist eine zentrale Komponente. Der erfolgreiche Einsatz bedarf es hier eine innovationsförderliche Arbeitskultur, geprägt durch Offenheit und Freiräume für eigenverantwortliches Handeln.</text:p>
          </table:table-cell>
          <table:table-cell office:value-type="string" calcext:value-type="string">
            <text:p>Pflegefachpersonen, Pflegehelfer:innen, beruflich Pflegende, Didaktiker:innen, Familien, ggf. Herstellende, Verwaltung, Schulleiter:innen etc.</text:p>
          </table:table-cell>
          <table:table-cell office:value-type="string" calcext:value-type="string">
            <text:p>Verwaltung &amp; Politik – Bund</text:p>
          </table:table-cell>
          <table:table-cell office:value-type="string" calcext:value-type="string">
            <text:p>Bundesministerium für Bildung und Forschung</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761</text:p>
          </table:table-cell>
          <table:table-cell table:number-columns-repeated="1015"/>
        </table:table-row>
        <table:table-row table:style-name="ro2">
          <table:table-cell office:value-type="float" office:value="100692" calcext:value-type="float">
            <text:p>100692</text:p>
          </table:table-cell>
          <table:table-cell office:value-type="string" calcext:value-type="string">
            <text:p>Wie können wir den Zugang zu (urbanen) kulturellen Angeboten, wie bspw. Museen und Konzerten, auch im ländlichen Raum schaffen?</text:p>
          </table:table-cell>
          <table:table-cell office:value-type="string" calcext:value-type="string">
            <text:p>Kulturelle Angebote werden als wichtiger Aspekt der individuellen Lebensqualität empfunden. Sie sind darüber hinaus oft auch Anlässe für soziale Interaktionen, machen gemeinsame Interessen bzw. Gemeinsamkeiten zwischen ansonsten unterschiedlichen Menschen oder Gruppen in unserer Gesellschaft sichtbar, oder können der Bildung dienen. Deshalb ist das Vorhandensein von und ein gleichberechtigter Zugang zu kulturellen Angeboten ein Beitrag für sozialen Zusammenhalt in unserer Gesellschaft.</text:p>
            <text:p>Kulturelle Angebote sind aber oft konzentriert auf urbane Zentren und Städte. Außerdem hat die Corona-Pandemie gezeigt, dass viele Angebote darauf beruhen, physisch an einem Ort zusammen zu kommen bzw. ihn zu besuchen.</text:p>
          </table:table-cell>
          <table:table-cell office:value-type="string" calcext:value-type="string">
            <text:p>Menschen überall in Deutschland, auch außerhalb urbaner Gebiete</text:p>
          </table:table-cell>
          <table:table-cell office:value-type="string" calcext:value-type="string">
            <text:p>Verwaltung &amp; Politik – Bund</text:p>
          </table:table-cell>
          <table:table-cell office:value-type="string" calcext:value-type="string">
            <text:p>Bundesministerium für Bildung und Forschung</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692</text:p>
          </table:table-cell>
          <table:table-cell table:number-columns-repeated="1015"/>
        </table:table-row>
        <table:table-row table:style-name="ro1">
          <table:table-cell table:style-name="ce1" office:value-type="float" office:value="100373" calcext:value-type="float">
            <text:p>100373</text:p>
          </table:table-cell>
          <table:table-cell table:style-name="ce1" office:value-type="string" calcext:value-type="string">
            <text:p>Wie können wir die CO2-Sequestrierung in der Landwirtschaft mithilfe von Humusaufbau, Zertifizierung und der Etablierung von Gehölzen in Agrarstrukturen verstärken?</text:p>
          </table:table-cell>
          <table:table-cell table:style-name="ce1" office:value-type="string" calcext:value-type="string">
            <text:p>Die Landwirtschaft in Deutschland emittiert aktuell rund 8 % der Treibhausgasemissionen Deutschlands. Sie ist aber in der Lage durch gezielte Maßnahmen Humus (und damit Kohlenstoff) im landwirtschaftlichen Boden zu binden, was zu gesunden Ökosystemen und zum Klimaschutz beiträgt. Hierfür müssen Verfahren und ggf. auch Betriebe angepasst werden. Landwirt:innen brauchen Kompensationen und finanzielle Anreize, diese Umstellungen zu meistern. Welche Förderungen kann unsere Gesellschaft bieten? Wie kann die Anerkennung der Gesellschaft für den wichtigen Beitrag der Landwirt:innen zum Klimaschutz gesteigert werden? Welche Weiterbildungsangebote sind vonnöten? Wie kann ein nachhaltig wirksamer CO2-Markt für die Landwirtschaft aufgebaut werden, um Klimaschutz zum Geschäftsmodell zu machen?</text:p>
          </table:table-cell>
          <table:table-cell table:style-name="ce1" office:value-type="string" calcext:value-type="string">
            <text:p>Landwirt:innen</text:p>
          </table:table-cell>
          <table:table-cell table:style-name="ce1" office:value-type="string" calcext:value-type="string">
            <text:p>Verwaltung &amp; Politik – Bund</text:p>
          </table:table-cell>
          <table:table-cell table:style-name="ce1" office:value-type="string" calcext:value-type="string">
            <text:p>Bundesministerium für Ernährung und Landwirtschaf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373</text:p>
          </table:table-cell>
          <table:table-cell table:style-name="ce1" table:number-columns-repeated="2"/>
          <table:table-cell table:number-columns-repeated="1013"/>
        </table:table-row>
        <table:table-row table:style-name="ro1">
          <table:table-cell table:style-name="ce1" office:value-type="float" office:value="100375" calcext:value-type="float">
            <text:p>100375</text:p>
          </table:table-cell>
          <table:table-cell table:style-name="ce1" office:value-type="string" calcext:value-type="string">
            <text:p>Wie können wir eine nachhaltige Ernährungsweise etablieren, welche das Bewusstsein für die Wertschätzung von Lebensmitteln entlang der Wertschöpfungskette erhöht und wie können wir Lebensmittelverluste vermeiden oder zumindest reduzieren?</text:p>
          </table:table-cell>
          <table:table-cell table:style-name="ce1" office:value-type="string" calcext:value-type="string">
            <text:p>Über die gesamte Lebensmittelversorgungskette hinweg landen in Deutschland jährlich rund 12 Millionen Tonnen Lebensmittel im Abfall. In der Landwirtschaft entstehen dabei 12 % der Abfälle, im Handel sind es 4 % und in der Gastronomie und Gemeinschaftsverpflegung 14 %. Der Großteil der Lebensmittelabfälle entsteht dabei jedoch mit 52 % in den privaten Haushalten. Jeder Verbraucher und jede Verbraucherin wirft demnach etwa 75 Kilogramm Lebensmittel im Jahr weg. Bei dem Anbau dieser Lebensmittel werden Ressourcen wie Ackerfläche und Wasser genutzt sowie Wälder gerodet. Zusätzlich werden beim Transport, bei der Weiterverarbeitung, Verpackung und Zubereitung umsonst CO2-Emissionen freigesetzt.</text:p>
          </table:table-cell>
          <table:table-cell table:style-name="ce1" office:value-type="string" calcext:value-type="string">
            <text:p>Landwirt:innen, Konsument:innen (private Haushalte), Gastronomie, Gemeinschaftsverpflegung</text:p>
          </table:table-cell>
          <table:table-cell table:style-name="ce1" office:value-type="string" calcext:value-type="string">
            <text:p>Verwaltung &amp; Politik – Bund</text:p>
          </table:table-cell>
          <table:table-cell table:style-name="ce1" office:value-type="string" calcext:value-type="string">
            <text:p>Bundesministerium für Ernährung und Landwirtschaf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375</text:p>
          </table:table-cell>
          <table:table-cell table:style-name="ce1" table:number-columns-repeated="2"/>
          <table:table-cell table:number-columns-repeated="1013"/>
        </table:table-row>
        <table:table-row table:style-name="ro1">
          <table:table-cell table:style-name="ce1" office:value-type="float" office:value="100371" calcext:value-type="float">
            <text:p>100371</text:p>
          </table:table-cell>
          <table:table-cell table:style-name="ce1" office:value-type="string" calcext:value-type="string">
            <text:p>Wie können wir natürliche Prozesse und Technologien in der Landwirtschaft nutzen, um eine wirtschaftliche Stickstoffversorgung der Kulturpflanzen zu sichern und gleichzeitig gesunde Böden zu fördern, das Grundwasser zu schützen und klimaschädliche Emissionen zu mindern?</text:p>
          </table:table-cell>
          <table:table-cell table:style-name="ce1" office:value-type="string" calcext:value-type="string">
            <text:p>Die Stickstoff-Düngung ist in der Landwirtschaft gängige Praxis, um die Erträge zu sichern. Allerdings können Stickstoffüberschüsse Wasser- und Land-Ökosysteme belasten sowie Klima, Luftqualität und die Biodiversität beeinträchtigen. Neben neuen Technologien brauchen wir auch langfristige Lösungen, die nachhaltig gesunde Böden fördern, das Grundwasser zu schützen und klimaschädliche Emissionen zu mindern. Dabei muss mit den Initiativen und Innovationen daran gearbeitet werden die preislichen Hürden zu überwinden, um den Markteintritt und die Nutzung durch Landwirt:innen zu ermöglichen.</text:p>
          </table:table-cell>
          <table:table-cell table:style-name="ce1" office:value-type="string" calcext:value-type="string">
            <text:p>Landwirt:innen</text:p>
          </table:table-cell>
          <table:table-cell table:style-name="ce1" office:value-type="string" calcext:value-type="string">
            <text:p>Verwaltung &amp; Politik – Bund</text:p>
          </table:table-cell>
          <table:table-cell table:style-name="ce1" office:value-type="string" calcext:value-type="string">
            <text:p>Bundesministerium für Ernährung und Landwirtschaf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371</text:p>
          </table:table-cell>
          <table:table-cell table:style-name="ce1" table:number-columns-repeated="2"/>
          <table:table-cell table:number-columns-repeated="1013"/>
        </table:table-row>
        <table:table-row table:style-name="ro1">
          <table:table-cell table:style-name="ce1" office:value-type="float" office:value="100374" calcext:value-type="float">
            <text:p>100374</text:p>
          </table:table-cell>
          <table:table-cell table:style-name="ce1" office:value-type="string" calcext:value-type="string">
            <text:p>Wie können wir unter Berücksichtigung des Tierwohls und der Wirtschaftlichkeit die Emissionen aus der Nutztierhaltung mindern?</text:p>
          </table:table-cell>
          <table:table-cell table:style-name="ce1" office:value-type="string" calcext:value-type="string">
            <text:p>Emissionen aus der Tierhaltung sind mit die größten Quellen von Treibhausgasen aus der Landwirtschaft. Die Tierhaltung auf Grünland ist aber für eine nachhaltige Landwirtschaft nötig, und kann sogar emissionsmindernd wirken. Einige der Herausforderungen: Wie kann eine flächengebundene landwirtschaftliche Tierhaltung unterstützt und ermöglicht werden? Welche Unterstützungsangebote brauchen Landwirt:innen? Welche Fütterung reduziert den Methanausstoß von Kühen? Wie kann Methan im Stall aufgefangen und nutzbar gemacht werden? Wie können Treibhausgasemissionen aus der Gülle weiter reduziert werden?</text:p>
          </table:table-cell>
          <table:table-cell table:style-name="ce1" office:value-type="string" calcext:value-type="string">
            <text:p>Landwirt:innen</text:p>
          </table:table-cell>
          <table:table-cell table:style-name="ce1" office:value-type="string" calcext:value-type="string">
            <text:p>Verwaltung &amp; Politik – Bund</text:p>
          </table:table-cell>
          <table:table-cell table:style-name="ce1" office:value-type="string" calcext:value-type="string">
            <text:p>Bundesministerium für Ernährung und Landwirtschaf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374</text:p>
          </table:table-cell>
          <table:table-cell table:style-name="ce1" table:number-columns-repeated="2"/>
          <table:table-cell table:number-columns-repeated="1013"/>
        </table:table-row>
        <table:table-row table:style-name="ro1">
          <table:table-cell table:style-name="ce1" office:value-type="float" office:value="100395" calcext:value-type="float">
            <text:p>100395</text:p>
          </table:table-cell>
          <table:table-cell table:style-name="ce1" office:value-type="string" calcext:value-type="string">
            <text:p>Wie können wir Landwirt:innen bzw. Moorwirt:innen mithilfe von Paludikulturen eine Perspektive für die Nutzung wiedervernässter Moorböden geben?</text:p>
          </table:table-cell>
          <table:table-cell table:style-name="ce1"/>
          <table:table-cell table:style-name="ce1" office:value-type="string" calcext:value-type="string">
            <text:p>Unternehmen/Start Ups, Gartenbaubranche, Landwirt:innen</text:p>
          </table:table-cell>
          <table:table-cell table:style-name="ce1" office:value-type="string" calcext:value-type="string">
            <text:p>Verwaltung &amp; Politik – Bund</text:p>
          </table:table-cell>
          <table:table-cell table:style-name="ce1" office:value-type="string" calcext:value-type="string">
            <text:p>Bundesministerium für Ernährung und Landwirtschaf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395</text:p>
          </table:table-cell>
          <table:table-cell table:style-name="ce1" table:number-columns-repeated="2"/>
          <table:table-cell table:number-columns-repeated="1013"/>
        </table:table-row>
        <table:table-row table:style-name="ro1">
          <table:table-cell table:style-name="ce1" office:value-type="float" office:value="100663" calcext:value-type="float">
            <text:p>100663</text:p>
          </table:table-cell>
          <table:table-cell table:style-name="ce1" office:value-type="string" calcext:value-type="string">
            <text:p>Wie können wir es schaffen, dass alle Eltern besser über die ihnen zustehenden Familienleistungen und Beratungsangebote informiert werden?</text:p>
          </table:table-cell>
          <table:table-cell table:style-name="ce1"/>
          <table:table-cell table:style-name="ce1" office:value-type="string" calcext:value-type="string">
            <text:p>Eltern (mit ihren unterschiedlichen Bedarfen und Fähigkeiten)</text:p>
          </table:table-cell>
          <table:table-cell table:style-name="ce1" office:value-type="string" calcext:value-type="string">
            <text:p>Verwaltung &amp; Politik – Bund</text:p>
          </table:table-cell>
          <table:table-cell table:style-name="ce1" office:value-type="string" calcext:value-type="string">
            <text:p>Bundesministerium für Familie, Senioren, Frauen und Jugend</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663</text:p>
          </table:table-cell>
          <table:table-cell table:style-name="ce1" table:number-columns-repeated="2"/>
          <table:table-cell table:number-columns-repeated="1013"/>
        </table:table-row>
        <table:table-row table:style-name="ro1">
          <table:table-cell office:value-type="float" office:value="100166" calcext:value-type="float">
            <text:p>100166</text:p>
          </table:table-cell>
          <table:table-cell office:value-type="string" calcext:value-type="string">
            <text:p>Wie können wir sicherstellen, dass Angebote der Fort- und Weiterbildung, insbesondere solche zu digitalisierungsrelevanten Themen, so konzipiert sind, dass sie die Bedarfe von Frauen und Männern gleichermaßen adressieren und auch gleichermaßen in Anspruch genommen werden können?</text:p>
          </table:table-cell>
          <table:table-cell office:value-type="string" calcext:value-type="string">
            <text:p>Frauen nehmen seltener an Fort- und Weiterbildungen teil, u.a. weil sie häufiger in Teilzeit arbeiten oder zeitlich befristet beschäftigt sind und häufig mehr unbezahlte Sorgearbeit übernehmen als Männer (= weniger Zeit für Fort- und Weiterbildung). Auch der Anteil von Frauen in der MINT-Ausbildung ist geringer. Mit Blick auf den Wegfall von Arbeitsplätzen im Zuge der Digitalisierung ist der Zugang zu Fort- und Weiterbildungsangeboten zentral für den Erwerb von Fähigkeiten, die eine gleichberechtigte Teilhabe am digitalisierten Arbeitsmarkt ermöglichen.</text:p>
          </table:table-cell>
          <table:table-cell office:value-type="string" calcext:value-type="string">
            <text:p>Weibliche Beschäftigte insb. in Berufen mit hohem Substituierungspotenzial</text:p>
          </table:table-cell>
          <table:table-cell office:value-type="string" calcext:value-type="string">
            <text:p>Verwaltung &amp; Politik – Bund</text:p>
          </table:table-cell>
          <table:table-cell office:value-type="string" calcext:value-type="string">
            <text:p>Bundesministerium für Familie, Senioren, Frauen und Jugend</text:p>
          </table:table-cell>
          <table:table-cell/>
          <table:table-cell office:value-type="float" office:value="11018" calcext:value-type="float">
            <text:p>11018</text:p>
          </table:table-cell>
          <table:table-cell office:value-type="string" calcext:value-type="string">
            <text:p>https://projecttogether.typeform.com/to/J2y3d590#herausforderungsid=100166</text:p>
          </table:table-cell>
          <table:table-cell table:number-columns-repeated="1015"/>
        </table:table-row>
        <table:table-row table:style-name="ro1">
          <table:table-cell table:style-name="ce1" office:value-type="float" office:value="100783" calcext:value-type="float">
            <text:p>100783</text:p>
          </table:table-cell>
          <table:table-cell table:style-name="ce1" office:value-type="string" calcext:value-type="string">
            <text:p>Wie können wir im Bereich des autonomen Fahrens einen umweltschonenden Fahrstil integrieren?</text:p>
          </table:table-cell>
          <table:table-cell table:style-name="ce1" table:number-columns-repeated="2"/>
          <table:table-cell table:style-name="ce1" office:value-type="string" calcext:value-type="string">
            <text:p>Verwaltung &amp; Politik – Bund</text:p>
          </table:table-cell>
          <table:table-cell table:style-name="ce1" office:value-type="string" calcext:value-type="string">
            <text:p>Bundesministerium für Umwelt, Naturschutz und nukleare Sicherhei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783</text:p>
          </table:table-cell>
          <table:table-cell table:style-name="ce1" table:number-columns-repeated="2"/>
          <table:table-cell table:number-columns-repeated="1013"/>
        </table:table-row>
        <table:table-row table:style-name="ro1">
          <table:table-cell table:style-name="ce1" office:value-type="float" office:value="100782" calcext:value-type="float">
            <text:p>100782</text:p>
          </table:table-cell>
          <table:table-cell table:style-name="ce1" office:value-type="string" calcext:value-type="string">
            <text:p>Wie können wir den ökologischen Fußabdruck der Digitalisierung besser sichtbar machen?</text:p>
          </table:table-cell>
          <table:table-cell table:style-name="ce1" office:value-type="string" calcext:value-type="string">
            <text:p>Digitale Technologien sind aus unserem Alltag nicht mehr wegzudenken. All das ist nur möglich dank ausgeklügelter Technologie: digitale Endgeräte von Smartphone bis Laptop, das Internet und die dahinterliegende Infrastruktur mit Rechenzentren, kabelgebundenen und mobilen Übertragungsnetzen, etc. <text:s/>All diese Technologien benötigen Ressourcen und Energie – in der Produktion, während der Nutzung und bei der Entsorgung. Während bei einer Autofahrt die Umweltauswirkung hautnah erfahrbar ist, ist etwa der Energiebedarf einer Cloud-Dienstleistung für die individuelle Nutzer:in deutlich schwieriger greifbar. Für bewusste Verhaltens- und Konsumentscheidungen ist mehr Transparenz hinsichtlich der zugrundeliegenden ökologischen Wirkungen von fundamentaler Bedeutung. Wie lässt sich dies umsetzen?</text:p>
          </table:table-cell>
          <table:table-cell table:style-name="ce1"/>
          <table:table-cell table:style-name="ce1" office:value-type="string" calcext:value-type="string">
            <text:p>Verwaltung &amp; Politik – Bund</text:p>
          </table:table-cell>
          <table:table-cell table:style-name="ce1" office:value-type="string" calcext:value-type="string">
            <text:p>Bundesministerium für Umwelt, Naturschutz und nukleare Sicherhei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782</text:p>
          </table:table-cell>
          <table:table-cell table:style-name="ce1" table:number-columns-repeated="2"/>
          <table:table-cell table:number-columns-repeated="1013"/>
        </table:table-row>
        <table:table-row table:style-name="ro1">
          <table:table-cell table:style-name="ce1" office:value-type="float" office:value="100780" calcext:value-type="float">
            <text:p>100780</text:p>
          </table:table-cell>
          <table:table-cell table:style-name="ce1" office:value-type="string" calcext:value-type="string">
            <text:p>Wie können wir den Energieverbrauch von Online-Videostreaming reduzieren, ohne dass Angebot und Komfort maßgeblich eingeschränkt werden?</text:p>
          </table:table-cell>
          <table:table-cell table:style-name="ce1" office:value-type="string" calcext:value-type="string">
            <text:p>Mit der fortschreitenden Digitalisierung wächst auch der globale Datenverkehr von Jahr zu Jahr. Einer der wichtigsten Treiber ist das Videostreaming, dessen Energieverbrauch in 2018 weltweit in etwa soviel CO2-Emissionen verursacht hat wie Spanien. Insbesondere Entwicklungssprünge bei der Auflösung könnten in der nahen Zukunft für weiteres Wachstum bei Datenverkehr und Energiebedarf sorgen. Wie lässt sich diese Herausforderung proaktiv angehen, ohne dabei Angebot und Komfort maßgeblich einzuschränken?</text:p>
          </table:table-cell>
          <table:table-cell table:style-name="ce1" office:value-type="string" calcext:value-type="string">
            <text:p>Nutzer:innen und Anbieter:innen von Streaming-Dienstleistungen</text:p>
          </table:table-cell>
          <table:table-cell table:style-name="ce1" office:value-type="string" calcext:value-type="string">
            <text:p>Verwaltung &amp; Politik – Bund</text:p>
          </table:table-cell>
          <table:table-cell table:style-name="ce1" office:value-type="string" calcext:value-type="string">
            <text:p>Bundesministerium für Umwelt, Naturschutz und nukleare Sicherhei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780</text:p>
          </table:table-cell>
          <table:table-cell table:style-name="ce1" table:number-columns-repeated="2"/>
          <table:table-cell table:number-columns-repeated="1013"/>
        </table:table-row>
        <table:table-row table:style-name="ro1">
          <table:table-cell table:style-name="ce1" office:value-type="float" office:value="100781" calcext:value-type="float">
            <text:p>100781</text:p>
          </table:table-cell>
          <table:table-cell table:style-name="ce1" office:value-type="string" calcext:value-type="string">
            <text:p>Wie können wir den hohen Datenverbrauch von Videokonferenzen reduzieren, ohne dabei die wichtigsten Vorteile zu verlieren?</text:p>
          </table:table-cell>
          <table:table-cell table:style-name="ce1"/>
          <table:table-cell table:style-name="ce1" office:value-type="string" calcext:value-type="string">
            <text:p>Nutzer:innen und Anbieter:innen von Videokonferenztechnik</text:p>
          </table:table-cell>
          <table:table-cell table:style-name="ce1" office:value-type="string" calcext:value-type="string">
            <text:p>Verwaltung &amp; Politik – Bund</text:p>
          </table:table-cell>
          <table:table-cell table:style-name="ce1" office:value-type="string" calcext:value-type="string">
            <text:p>Bundesministerium für Umwelt, Naturschutz und nukleare Sicherheit</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781</text:p>
          </table:table-cell>
          <table:table-cell table:style-name="ce1" table:number-columns-repeated="2"/>
          <table:table-cell table:number-columns-repeated="1013"/>
        </table:table-row>
        <table:table-row table:style-name="ro1">
          <table:table-cell table:style-name="ce1" office:value-type="float" office:value="100747" calcext:value-type="float">
            <text:p>100747</text:p>
          </table:table-cell>
          <table:table-cell table:style-name="ce1" office:value-type="string" calcext:value-type="string">
            <text:p>Wie können wir mehr Akteure der Zivilgesellschaft für die Mitwirkung an datenschutzkonformen und nutzerorientierten Dateninitiativen gewinnen, damit daraus Innovationen entstehen können, die Mobilitätsangebote nutzerorientierter entwickeln bzw. anbieten zu können?</text:p>
          </table:table-cell>
          <table:table-cell table:style-name="ce1"/>
          <table:table-cell table:style-name="ce1" office:value-type="string" calcext:value-type="string">
            <text:p>Bürgerinnen und Bürger, Vereine, Unternehmen und andere Akteure, die Ihre Daten für Innovationen im Sinne der Gesellschaft einbringen bzw. zur Entwicklung von Lösungen beitragen möchten.</text:p>
          </table:table-cell>
          <table:table-cell table:style-name="ce1" office:value-type="string" calcext:value-type="string">
            <text:p>Verwaltung &amp; Politik – Bund</text:p>
          </table:table-cell>
          <table:table-cell table:style-name="ce1" office:value-type="string" calcext:value-type="string">
            <text:p>Bundesministerium für Verkehr und digitale Infrastruktur</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747</text:p>
          </table:table-cell>
          <table:table-cell table:style-name="ce1" table:number-columns-repeated="2"/>
          <table:table-cell table:number-columns-repeated="1013"/>
        </table:table-row>
        <table:table-row table:style-name="ro1">
          <table:table-cell table:style-name="ce1" office:value-type="float" office:value="100674" calcext:value-type="float">
            <text:p>100674</text:p>
          </table:table-cell>
          <table:table-cell table:style-name="ce1" office:value-type="string" calcext:value-type="string">
            <text:p>Wie können wir mit offenen Daten und Data-Sharing-Initiativen im ländlichen Raum dazu beitragen, Mobilitäts- und Logistikdienstleistungen passgenauer, flexibler, <text:s/>und attraktiver zu machen.</text:p>
          </table:table-cell>
          <table:table-cell table:style-name="ce1"/>
          <table:table-cell table:style-name="ce1" office:value-type="string" calcext:value-type="string">
            <text:p>Bürgerinnen und Bürger, Kommunen, Vereine, Verkehrsverbünde, Unternehmen sowie Startups/KMU und andere Akteure, die Ideen für datengetriebene Mobilitätsinnovationen im ländlichen Raum einbringen möchten.</text:p>
          </table:table-cell>
          <table:table-cell table:style-name="ce1" office:value-type="string" calcext:value-type="string">
            <text:p>Verwaltung &amp; Politik – Bund</text:p>
          </table:table-cell>
          <table:table-cell table:style-name="ce1" office:value-type="string" calcext:value-type="string">
            <text:p>Bundesministerium für Verkehr und digitale Infrastruktur</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674</text:p>
          </table:table-cell>
          <table:table-cell table:style-name="ce1" table:number-columns-repeated="2"/>
          <table:table-cell table:number-columns-repeated="1013"/>
        </table:table-row>
        <table:table-row table:style-name="ro1">
          <table:table-cell table:style-name="ce1" office:value-type="float" office:value="100591" calcext:value-type="float">
            <text:p>100591</text:p>
          </table:table-cell>
          <table:table-cell table:style-name="ce1" office:value-type="string" calcext:value-type="string">
            <text:p>Wie können wir in den Braunkohlerevieren zusammen mit regionalen Akteuren den Strukturwandel und die Mobilitätsversorgung durch erfolgreiche Innovationen und Pilotvorhaben für die vernetzte und datenbasierte Mobilität unterstützen?</text:p>
          </table:table-cell>
          <table:table-cell table:style-name="ce1"/>
          <table:table-cell table:style-name="ce1" office:value-type="string" calcext:value-type="string">
            <text:p>Bürgerinnen und Bürger, Unternehmen und Startups/KMU und andere Akteure, die sich für Strukturwandel in Braunkohleregionen engagieren möchten</text:p>
          </table:table-cell>
          <table:table-cell table:style-name="ce1" office:value-type="string" calcext:value-type="string">
            <text:p>Verwaltung &amp; Politik – Bund</text:p>
          </table:table-cell>
          <table:table-cell table:style-name="ce1" office:value-type="string" calcext:value-type="string">
            <text:p>Bundesministerium für Verkehr und digitale Infrastruktur</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591</text:p>
          </table:table-cell>
          <table:table-cell table:style-name="ce1" table:number-columns-repeated="2"/>
          <table:table-cell table:number-columns-repeated="1013"/>
        </table:table-row>
        <table:table-row table:style-name="ro1">
          <table:table-cell office:value-type="float" office:value="100615" calcext:value-type="float">
            <text:p>100615</text:p>
          </table:table-cell>
          <table:table-cell office:value-type="string" calcext:value-type="string">
            <text:p>Wie können wir auf dem Weg zu einer nachhaltigen Mobilität die enormen Potentiale nutzen, die sich über eine Erhöhung der Mitfahrerquote im motorisierten Individualverkehr (MiV) bieten?</text:p>
          </table:table-cell>
          <table:table-cell/>
          <table:table-cell office:value-type="string" calcext:value-type="string">
            <text:p>Bürger:innen, PKW-Fahrer:innen, Arbeitgeber:innen, Behörden</text:p>
          </table:table-cell>
          <table:table-cell office:value-type="string" calcext:value-type="string">
            <text:p>Verwaltung &amp; Politik – Bund</text:p>
          </table:table-cell>
          <table:table-cell office:value-type="string" calcext:value-type="string">
            <text:p>Bundesministerium für Verkehr und digitale Infrastruktur</text:p>
          </table:table-cell>
          <table:table-cell office:value-type="string" calcext:value-type="string">
            <text:p>Nordrhein-Westfalen</text:p>
          </table:table-cell>
          <table:table-cell office:value-type="float" office:value="53175" calcext:value-type="float">
            <text:p>53175</text:p>
          </table:table-cell>
          <table:table-cell office:value-type="string" calcext:value-type="string">
            <text:p>https://projecttogether.typeform.com/to/J2y3d590#herausforderungsid=100615</text:p>
          </table:table-cell>
          <table:table-cell table:number-columns-repeated="1015"/>
        </table:table-row>
        <table:table-row table:style-name="ro2">
          <table:table-cell office:value-type="float" office:value="100681" calcext:value-type="float">
            <text:p>100681</text:p>
          </table:table-cell>
          <table:table-cell office:value-type="string" calcext:value-type="string">
            <text:p>Wie können wir das „Suchen &amp; Finden" zwischen Ausbildungssuchenden und ausbildenden</text:p>
            <text:p>Betrieben in einer Region (einer Stadt, mehreren benachbarten Kommunen, oder einem Landkreis) verbessern?</text:p>
          </table:table-cell>
          <table:table-cell office:value-type="string" calcext:value-type="string">
            <text:p>Bedingt durch den demografischen Wandel haben viele Ausbildungsbetriebe Schwierigkeiten, geeignete Auszubildende in ihrer Umgebung zu finden. Häufig sind auch die unterschiedlichen Ausbildungsberufe in der Umgebung zu wenig bekannt. Ebenso fehlen Informationen über Unterbringungsmöglichkeiten vor Ort.</text:p>
          </table:table-cell>
          <table:table-cell office:value-type="string" calcext:value-type="string">
            <text:p>Jugendliche und junge Erwachsene, Handwerksbetriebe, Dienstleistungsbetriebe, Wirtschaftsförderer und andere kommunale Unternehmen</text:p>
          </table:table-cell>
          <table:table-cell office:value-type="string" calcext:value-type="string">
            <text:p>Verwaltung &amp; Politik – Bund</text:p>
          </table:table-cell>
          <table:table-cell office:value-type="string" calcext:value-type="string">
            <text:p>Bundesministerium für Wirtschaft und Energie (BMWi)</text:p>
          </table:table-cell>
          <table:table-cell/>
          <table:table-cell office:value-type="float" office:value="11019" calcext:value-type="float">
            <text:p>11019</text:p>
          </table:table-cell>
          <table:table-cell office:value-type="string" calcext:value-type="string">
            <text:p>https://projecttogether.typeform.com/to/J2y3d590#herausforderungsid=100681</text:p>
          </table:table-cell>
          <table:table-cell table:number-columns-repeated="1015"/>
        </table:table-row>
        <table:table-row table:style-name="ro1">
          <table:table-cell office:value-type="float" office:value="100676" calcext:value-type="float">
            <text:p>100676</text:p>
          </table:table-cell>
          <table:table-cell office:value-type="string" calcext:value-type="string">
            <text:p>Wie können wir einfache finanzierbare Smart-City-Module für kleine Kommunen schaffen? Zum Beispiel für besseren, günstigeren, bedarfsgerechteren ÖPNV?</text:p>
          </table:table-cell>
          <table:table-cell/>
          <table:table-cell office:value-type="string" calcext:value-type="string">
            <text:p>Kleine Kommunen und Verkehrsunternehmen</text:p>
          </table:table-cell>
          <table:table-cell office:value-type="string" calcext:value-type="string">
            <text:p>Verwaltung &amp; Politik – Bund</text:p>
          </table:table-cell>
          <table:table-cell office:value-type="string" calcext:value-type="string">
            <text:p>Bundesministerium für Wirtschaft und Energie (BMWi)</text:p>
          </table:table-cell>
          <table:table-cell/>
          <table:table-cell office:value-type="float" office:value="11019" calcext:value-type="float">
            <text:p>11019</text:p>
          </table:table-cell>
          <table:table-cell office:value-type="string" calcext:value-type="string">
            <text:p>https://projecttogether.typeform.com/to/J2y3d590#herausforderungsid=100676</text:p>
          </table:table-cell>
          <table:table-cell table:number-columns-repeated="1015"/>
        </table:table-row>
        <table:table-row table:style-name="ro1">
          <table:table-cell office:value-type="float" office:value="100248" calcext:value-type="float">
            <text:p>100248</text:p>
          </table:table-cell>
          <table:table-cell office:value-type="string" calcext:value-type="string">
            <text:p>Wie können wir Kunstschaffende unterstützen einer existenzsichernden Tätigkeit nachzukommen ?</text:p>
          </table:table-cell>
          <table:table-cell office:value-type="string" calcext:value-type="string">
            <text:p>Kunstschaffende gehören auch nach dem erfolgreichen Abschluss einer akademischen Ausbildung in weiten Teilen der unteren Einkommensgruppe an. Die Gründe sind vielfältig. Zum einen fehlt es schlichtweg an notwendigen unternehmerischen Kenntnissen, weil sich die meisten Ausbildungsstätten entsprechenden Lehrinhalten verweigern. Auf der anderen Seite erhalten Künstlerinnen und Künstler im Gegensatz zu allen anderen Berufstätigen für Teile ihrer Leistung keine Vergütung. Auch in öffentlich geförderten oder betriebenen Ausstellungshäusern ist es nicht nicht unüblich, dass Ausstellungsbeteiligungen nach wie vor nicht honoriert werden. Ein darstellender Künstler, erhält im Gegensatz dazu selbstverständlich eine Vergütung für seine Darbietung.</text:p>
          </table:table-cell>
          <table:table-cell office:value-type="string" calcext:value-type="string">
            <text:p>Künstlerinnen und Künstler die am Beginn ihrer Karriere stehen und/oder noch nicht ausreichend etabliert sind.</text:p>
          </table:table-cell>
          <table:table-cell office:value-type="string" calcext:value-type="string">
            <text:p>Zivilgesellschaft, inkl. sozialer Sektor</text:p>
          </table:table-cell>
          <table:table-cell office:value-type="string" calcext:value-type="string">
            <text:p>Bundesverband Bildender Künstlerinnen und Künstler BV Düsseldorf e.V.</text:p>
          </table:table-cell>
          <table:table-cell office:value-type="string" calcext:value-type="string">
            <text:p>Nordrhein-Westfalen</text:p>
          </table:table-cell>
          <table:table-cell office:value-type="float" office:value="40233" calcext:value-type="float">
            <text:p>40233</text:p>
          </table:table-cell>
          <table:table-cell office:value-type="string" calcext:value-type="string">
            <text:p>https://projecttogether.typeform.com/to/J2y3d590#herausforderungsid=100248</text:p>
          </table:table-cell>
          <table:table-cell table:number-columns-repeated="1015"/>
        </table:table-row>
        <table:table-row table:style-name="ro4">
          <table:table-cell office:value-type="float" office:value="100372" calcext:value-type="float">
            <text:p>100372</text:p>
          </table:table-cell>
          <table:table-cell office:value-type="string" calcext:value-type="string">
            <text:p>Wie können wir ein Miteinander entwickeln, das den gesellschaftlichen und volkswirtschaftlichen Beitrag familiärer Verantwortungsübernahme selbstverständlich und gleichberechtigt wertschätzt?</text:p>
          </table:table-cell>
          <table:table-cell office:value-type="string" calcext:value-type="string">
            <text:p>Verantwortung in der Familie zu übernehmen, ist eine der wichtigsten sozialen Aufgaben. Als kleinste</text:p>
            <text:p>soziale Einheit ist Familie der Kitt unserer Gesellschaft und familiäre Verantwortungsübernahme die</text:p>
            <text:p>größte Entlastung für unsere Sozialsysteme. Die Realität zeigt jedoch genau das Gegenteil: ein Kind zu bekommen, erhöht für Frauen das Armutsrisiko. Familienarbeit, egal ob erziehend, pflegend oder in anderer Form begleitend, genießt beim Gesetzgeber und in den Sozialsystemen nicht annähernd den gleichen Stellenwert wie klassische</text:p>
            <text:p>Erwerbstätigkeit. Darüber hinaus werden die meisten sozialen Berufe unverhältnismäßig schlecht bezahlt. Gerade in der Pandemie hat sich nochmal gezeigt, wie wichtig familiäre Veranwortungsübernahme ist und dass es hier große Lücken zu schließen gilt.</text:p>
          </table:table-cell>
          <table:table-cell office:value-type="string" calcext:value-type="string">
            <text:p>Einmal an Familien selbst und zum anderen an Menschen oder Organisationen, welche Familien bei der familiäre Verantwortungsübernahme unterstützen.</text:p>
          </table:table-cell>
          <table:table-cell office:value-type="string" calcext:value-type="string">
            <text:p>Zivilgesellschaft, inkl. sozialer Sektor</text:p>
          </table:table-cell>
          <table:table-cell office:value-type="string" calcext:value-type="string">
            <text:p>Bundesverband der Mütterzentren e. V.</text:p>
          </table:table-cell>
          <table:table-cell office:value-type="string" calcext:value-type="string">
            <text:p>Hessen</text:p>
          </table:table-cell>
          <table:table-cell office:value-type="float" office:value="65549" calcext:value-type="float">
            <text:p>65549</text:p>
          </table:table-cell>
          <table:table-cell office:value-type="string" calcext:value-type="string">
            <text:p>https://projecttogether.typeform.com/to/J2y3d590#herausforderungsid=100372</text:p>
          </table:table-cell>
          <table:table-cell table:number-columns-repeated="1015"/>
        </table:table-row>
        <table:table-row table:style-name="ro1">
          <table:table-cell table:style-name="ce1" office:value-type="float" office:value="100435" calcext:value-type="float">
            <text:p>100435</text:p>
          </table:table-cell>
          <table:table-cell table:style-name="ce1" office:value-type="string" calcext:value-type="string">
            <text:p>Wie können wir die Innenstadt der Zukunft gemeinschaftlich so gestalten, dass sie Bürger*innen und Besucher*innen begeistert und dabei neben bewährten Angeboten wie Einzelhandel und Gastronomie auch neuen Ansätzen und Ideen Raum geben?</text:p>
          </table:table-cell>
          <table:table-cell table:style-name="ce1" office:value-type="string" calcext:value-type="string">
            <text:p>(Innen-) Stadtentwicklung sollte gemeinschaftlich mit Verwaltung, Politik, Innenstadtakteuren und Bürger*innen geschehen. Durch den Strukturwandel im Einzelhandel und daraus entstehende leerstehende Ladenflächen in den Innenstädten entstehen Räume, die für die Stadtgesellschaft nutzbar gemacht werden können. Es gilt, neben kurzfristigen Aktionen, vor allem langfristige Lösungen zu suchen und zu finden. Darüber hinaus sollte auch der öffentliche Raum so gestaltet werden, dass er zum Aufenthalt ohne Konsum einlädt (also nicht nur Flächen für Außengastronomie). Bei alledem ist zu beachten, dass jede Stadt ihren eigenen Charakter, ihre eigene Marke hat. Es kann also nicht für alle die gleiche Lösung geben, sondern sie sollte stets eine gewisse Qualität haben und zur Stadt passen.</text:p>
          </table:table-cell>
          <table:table-cell table:style-name="ce1" office:value-type="string" calcext:value-type="string">
            <text:p>Anspruchsgruppen der Innenstadt: Bewohner*innen, Besucher*innen, Einzelhändler*innen, Gastronom*innen, Kreative, Kulturschaffende, Veranstalter*innen, Immobilieneigentümer*innen, Verwaltung...</text:p>
          </table:table-cell>
          <table:table-cell table:style-name="ce1" office:value-type="string" calcext:value-type="string">
            <text:p>Zivilgesellschaft, inkl. sozialer Sektor</text:p>
          </table:table-cell>
          <table:table-cell table:style-name="ce1" office:value-type="string" calcext:value-type="string">
            <text:p>Bundesvereinigung City- und Stadtmarketing Deutschland e.V.</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435</text:p>
          </table:table-cell>
          <table:table-cell table:style-name="ce1" table:number-columns-repeated="2"/>
          <table:table-cell table:number-columns-repeated="1013"/>
        </table:table-row>
        <table:table-row table:style-name="ro1">
          <table:table-cell table:style-name="ce1" office:value-type="float" office:value="100436" calcext:value-type="float">
            <text:p>100436</text:p>
          </table:table-cell>
          <table:table-cell table:style-name="ce1" office:value-type="string" calcext:value-type="string">
            <text:p>Wie können wir Städte als identitätsstiftende Orte gestalten, an denen jede*r mitwirken und sich einbringen kann?</text:p>
          </table:table-cell>
          <table:table-cell table:style-name="ce1" office:value-type="string" calcext:value-type="string">
            <text:p>(Innen-) Stadtentwicklung sollte gemeinschaftlich mit Verwaltung, Politik, Innenstadtakteuren und Bürger*innen geschehen. Durch den Strukturwandel im Einzelhandel und daraus entstehende leerstehende Ladenflächen in den Innenstädten entstehen Räume, die für die Stadtgesellschaft nutzbar gemacht werden können. Es gilt, neben kurzfristigen Aktionen, vor allem langfristige Lösungen zu suchen und zu finden. Darüber hinaus sollte auch der öffentliche Raum so gestaltet werden, dass er zum Aufenthalt ohne Konsum einlädt (also nicht nur Flächen für Außengastronomie). Bei alledem ist zu beachten, dass jede Stadt ihren eigenen Charakter, ihre eigene Marke hat. Es kann also nicht für alle die gleiche Lösung geben, sondern sie sollte stets eine gewisse Qualität haben und zur Stadt passen.</text:p>
          </table:table-cell>
          <table:table-cell table:style-name="ce1" office:value-type="string" calcext:value-type="string">
            <text:p>Bürger*innen, Unternehmen, Institutionen, Verwaltung, Einzelhändler*innen, Gastronom*innen, Kulturschaffende</text:p>
          </table:table-cell>
          <table:table-cell table:style-name="ce1" office:value-type="string" calcext:value-type="string">
            <text:p>Zivilgesellschaft, inkl. sozialer Sektor</text:p>
          </table:table-cell>
          <table:table-cell table:style-name="ce1" office:value-type="string" calcext:value-type="string">
            <text:p>Bundesvereinigung City- und Stadtmarketing Deutschland e.V.</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436</text:p>
          </table:table-cell>
          <table:table-cell table:style-name="ce1" table:number-columns-repeated="2"/>
          <table:table-cell table:number-columns-repeated="1013"/>
        </table:table-row>
        <table:table-row table:style-name="ro2">
          <table:table-cell table:style-name="ce1" office:value-type="float" office:value="100741" calcext:value-type="float">
            <text:p>100741</text:p>
          </table:table-cell>
          <table:table-cell table:style-name="ce1" office:value-type="string" calcext:value-type="string">
            <text:p>Wie können wir vertikale Landwirtschaft (Vertical Farming) auf lokaler Ebene als umsetzbares und nachhaltiges Kreislaufsystem etablieren? Wie kann dadurch soziale Partizipation, Klimaneutralität und ökonomische Umsetzbarkeit gewährleistet werden?</text:p>
          </table:table-cell>
          <table:table-cell table:style-name="ce1" office:value-type="string" calcext:value-type="string">
            <text:p>Vertical Farming hat großes Potenzial in urbanen Räumen, da es wenig Fläche beansprucht, Lieferwege zu verkürzen und somit CO2 Emissionen zu reduzieren. Zudem kann durch das geschlossene System der Gebrauch von Pestiziden vermieden werden. Urban Farming bietet die Möglichkeit, das Bewusstsein der Gemeinschaft (z.B. lokale Nachbarschaft) zu stärken und der derzeitigen Entfremdung von der natürlichen Lebensmittelproduktion entgegenzuwirken.</text:p>
            <text:p>Allerdings bestehen durch den hohen Energieverbrauch und die veralteten Klassifizierungsstandards bezüglich der Bio-Produktion Hürden. Diese gilt es, zu überwinden.</text:p>
          </table:table-cell>
          <table:table-cell table:style-name="ce1" office:value-type="string" calcext:value-type="string">
            <text:p>Lebensmittelbranche, Energiesektor, politische Ebene</text:p>
          </table:table-cell>
          <table:table-cell table:style-name="ce1" office:value-type="string" calcext:value-type="string">
            <text:p>Zivilgesellschaft, inkl. sozialer Sektor</text:p>
          </table:table-cell>
          <table:table-cell table:style-name="ce1" office:value-type="string" calcext:value-type="string">
            <text:p>Bundesvereinigung Nachhaltigkeit e.V.</text:p>
          </table:table-cell>
          <table:table-cell table:style-name="ce1" office:value-type="string" calcext:value-type="string">
            <text:p>Berlin</text:p>
          </table:table-cell>
          <table:table-cell table:style-name="ce1" office:value-type="float" office:value="13347" calcext:value-type="float">
            <text:p>13347</text:p>
          </table:table-cell>
          <table:table-cell table:style-name="ce1" office:value-type="string" calcext:value-type="string">
            <text:p>https://projecttogether.typeform.com/to/J2y3d590#herausforderungsid=100741</text:p>
          </table:table-cell>
          <table:table-cell table:style-name="ce1" table:number-columns-repeated="2"/>
          <table:table-cell table:number-columns-repeated="1013"/>
        </table:table-row>
        <table:table-row table:style-name="ro2">
          <table:table-cell table:style-name="ce1" office:value-type="float" office:value="100487" calcext:value-type="float">
            <text:p>100487</text:p>
          </table:table-cell>
          <table:table-cell table:style-name="ce1" office:value-type="string" calcext:value-type="string">
            <text:p>Wie können wir erreichen, dass Kinder im Ganztag ausreichend Zeit und geeignete Freiflächen finden, um eigenständig draußen zu spielen? Draußenspiel stärkt die körperliche und mentale Gesundheit und die kognitive Entwicklung.</text:p>
          </table:table-cell>
          <table:table-cell table:style-name="ce1" office:value-type="string" calcext:value-type="string">
            <text:p>Über 75% aller Kinder in Deutschland bewegen sich viel zu wenig. Viele Kinder zeigen psychische Auffälligkeiten. (KiGGs-Studie). Kinder, die draußen spielen, bewegen sich viel und machen Selbstwirksamkeitserfahrungen. Sie trainieren Sozial- und Risikokompetenz, machen Naturerfahrungen und haben Pause von Zielstellungen durch Erwachsene.</text:p>
            <text:p>Der Ganztag, besonders in Schulen, ist häufig räumlich und organisatorisch nicht auf Draußenspiel eingerichtet. Lösungsansätze: Ausreichend Zeit und geeignete Flächen im Ganztag;  naturnahe Umgestaltung von Außenflächen; Nutzung von Freiflächen außerhalb des Einrichtungsgeländes; Nutzung von Angeboten wie Abenteuerspielplätzen und Kinderbauernhöfen; Aufklärung von Eltern; Verankerung im Leitbild der Einrichtung.</text:p>
          </table:table-cell>
          <table:table-cell table:style-name="ce1" office:value-type="string" calcext:value-type="string">
            <text:p>Betroffen: Kinder bis zur Pubertät Lösungsansätze: Schule, Kita; Eltern.</text:p>
          </table:table-cell>
          <table:table-cell table:style-name="ce1" office:value-type="string" calcext:value-type="string">
            <text:p>Zivilgesellschaft, inkl. sozialer Sektor</text:p>
          </table:table-cell>
          <table:table-cell table:style-name="ce1" office:value-type="string" calcext:value-type="string">
            <text:p>Bündnis Recht auf Spiel</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487</text:p>
          </table:table-cell>
          <table:table-cell table:style-name="ce1" table:number-columns-repeated="2"/>
          <table:table-cell table:number-columns-repeated="1013"/>
        </table:table-row>
        <table:table-row table:style-name="ro3">
          <table:table-cell office:value-type="float" office:value="100671" calcext:value-type="float">
            <text:p>100671</text:p>
          </table:table-cell>
          <table:table-cell office:value-type="string" calcext:value-type="string">
            <text:p>Wie können wir </text:p>
            <text:p>Vereinsamung entgegenwirken und trotz der aktuellen Pandemie einen Ort für Austausch und Zugehörigkeit schaffen</text:p>
            <text:p>um damit die mentale Gesundheit zu stärken und voneinander zu partizipieren?</text:p>
          </table:table-cell>
          <table:table-cell office:value-type="string" calcext:value-type="string">
            <text:p>Digitale Lösungsansätze schaffen um Menschen unterschiedlichen Alters und Ethnie zusammen zu bringen.</text:p>
          </table:table-cell>
          <table:table-cell office:value-type="string" calcext:value-type="string">
            <text:p>von Vereinsamung Betroffene, ältere Menschen, Neuzugewanderte</text:p>
          </table:table-cell>
          <table:table-cell office:value-type="string" calcext:value-type="string">
            <text:p>Verwaltung &amp; Politik – Kreise</text:p>
          </table:table-cell>
          <table:table-cell office:value-type="string" calcext:value-type="string">
            <text:p>Burgenlandkreis</text:p>
          </table:table-cell>
          <table:table-cell office:value-type="string" calcext:value-type="string">
            <text:p>Sachsen-Anhalt</text:p>
          </table:table-cell>
          <table:table-cell office:value-type="float" office:value="6618" calcext:value-type="float">
            <text:p>6618</text:p>
          </table:table-cell>
          <table:table-cell office:value-type="string" calcext:value-type="string">
            <text:p>https://projecttogether.typeform.com/to/J2y3d590#herausforderungsid=100671</text:p>
          </table:table-cell>
          <table:table-cell table:number-columns-repeated="1015"/>
        </table:table-row>
        <table:table-row table:style-name="ro1">
          <table:table-cell office:value-type="float" office:value="100269" calcext:value-type="float">
            <text:p>100269</text:p>
          </table:table-cell>
          <table:table-cell office:value-type="string" calcext:value-type="string">
            <text:p>Wie können wir erreichen, dass die Zivilgesellschaft in der Strukturwandelregion der Lausitz (Kohleausstieg) als maßgeblicher Bestandteil dieses Wandels gehört, eingebunden und gefördert wird?</text:p>
          </table:table-cell>
          <table:table-cell office:value-type="string" calcext:value-type="string">
            <text:p>Teile der Lausitz werden heute als Strukturwandelregion bezeichnet ( u.a. https://zw-lausitz.de/index.html). <text:s/>Nordsachsen bekommt rund 130 Millionen per anno. Die Förderrichtlinie "STEP" (https://www.revosax.sachsen.de/vorschrift/18846-1-RL-StEP-Revier) bezieht sich allerdings ausschließlich auf Kommunen und hierin auf das sogenannte "Betongeld". Bürgerschaftliches Mitwirken bzw. Engagement wird nicht gefördert. Die "Bürgerregion Lausitz" (https://buergerregion-lausitz.de/wp/) will hier einwirken. Aktuell sollen über die STARK Förderrichtlinie Mittel für die Bespielung von zwei Geschäftsstellen beantragt werden aber es fehlen allein die Eigenmittel. Ziel ist es eine Sammelbewegung zu etablieren, die über einen Fonds verfügt, der das bürgerschaftliche Engagement fördert.</text:p>
          </table:table-cell>
          <table:table-cell office:value-type="string" calcext:value-type="string">
            <text:p>Bürgergesellschaft, Vereine, Institutionen, Akteure im ldl. Raum</text:p>
          </table:table-cell>
          <table:table-cell office:value-type="string" calcext:value-type="string">
            <text:p>Zivilgesellschaft, inkl. sozialer Sektor</text:p>
          </table:table-cell>
          <table:table-cell office:value-type="string" calcext:value-type="string">
            <text:p>Bürgerregion Lausitz https://buergerregion-lausitz.de/wp/, Raumpioniere Oberlausitz https://www.raumpioniere-oberlausitz.de/</text:p>
          </table:table-cell>
          <table:table-cell office:value-type="string" calcext:value-type="string">
            <text:p>Sachsen</text:p>
          </table:table-cell>
          <table:table-cell office:value-type="float" office:value="2957" calcext:value-type="float">
            <text:p>2957</text:p>
          </table:table-cell>
          <table:table-cell office:value-type="string" calcext:value-type="string">
            <text:p>https://projecttogether.typeform.com/to/J2y3d590#herausforderungsid=100269</text:p>
          </table:table-cell>
          <table:table-cell table:number-columns-repeated="1015"/>
        </table:table-row>
        <table:table-row table:style-name="ro1">
          <table:table-cell office:value-type="float" office:value="100282" calcext:value-type="float">
            <text:p>100282</text:p>
          </table:table-cell>
          <table:table-cell office:value-type="string" calcext:value-type="string">
            <text:p>Wie können wir es schaffen, Menschen mit wenig digitalen Kenntnissen, niedrigschwellig eine Teilhabe zu ermöglichen?</text:p>
          </table:table-cell>
          <table:table-cell office:value-type="string" calcext:value-type="string">
            <text:p>Viele Eltern können die Kinder beim Homeschooling auch mangels technischer Fertigkeiten nicht unterstützen. Es braucht inzwischen überall einen versierten Umgang mit Mailsystemen, Webseiten und online-Shops um überhaupt seinen täglichen Bedarf erfüllen zu können. Ähnlich wie bei den Analphabeten ist die Scham groß, die Unwissenheit und Unerfahrenheit zuzugeben. Ausserdem sind die Menschen ängstlich im Umgang mit digitalen Angeboten mangelsausreichender Kenntnisse. Es gibt keine einfachen und niederschwelligen (anonymen) Bildungs-Angebote, ,</text:p>
          </table:table-cell>
          <table:table-cell office:value-type="string" calcext:value-type="string">
            <text:p>Menschen, die in prekären Situationen leben, ältere Menschen</text:p>
          </table:table-cell>
          <table:table-cell office:value-type="string" calcext:value-type="string">
            <text:p>Zivilgesellschaft, inkl. sozialer Sektor</text:p>
          </table:table-cell>
          <table:table-cell office:value-type="string" calcext:value-type="string">
            <text:p>Bürgerstiftung Stuttgart</text:p>
          </table:table-cell>
          <table:table-cell office:value-type="string" calcext:value-type="string">
            <text:p>Baden-Württemberg</text:p>
          </table:table-cell>
          <table:table-cell office:value-type="float" office:value="70182" calcext:value-type="float">
            <text:p>70182</text:p>
          </table:table-cell>
          <table:table-cell office:value-type="string" calcext:value-type="string">
            <text:p>https://projecttogether.typeform.com/to/J2y3d590#herausforderungsid=100282</text:p>
          </table:table-cell>
          <table:table-cell table:number-columns-repeated="1015"/>
        </table:table-row>
        <table:table-row table:style-name="ro1">
          <table:table-cell office:value-type="float" office:value="100660" calcext:value-type="float">
            <text:p>100660</text:p>
          </table:table-cell>
          <table:table-cell office:value-type="string" calcext:value-type="string">
            <text:p>Wie können wir klassische Hilfsangebote für Bedürftige wie Mittagstische, Warenkörbe, Kleiderkammern so umgestalten, dass junge Menschen sich gerne engagieren? Welche ergänzenden, digitalen Möglichkeiten kann es geben? Wie kann ein Miteinander verschiedener Generationen gelingen?</text:p>
          </table:table-cell>
          <table:table-cell/>
          <table:table-cell office:value-type="string" calcext:value-type="string">
            <text:p>Ehrenamtliche und interessierte, junge Menschen</text:p>
          </table:table-cell>
          <table:table-cell office:value-type="string" calcext:value-type="string">
            <text:p>Zivilgesellschaft, inkl. sozialer Sektor</text:p>
          </table:table-cell>
          <table:table-cell office:value-type="string" calcext:value-type="string">
            <text:p>Caritas-Konferenzen im Erzbistum Paderborn &amp; youngcaritas im Erzbistum Paderborn</text:p>
          </table:table-cell>
          <table:table-cell office:value-type="string" calcext:value-type="string">
            <text:p>Nordrhein-Westfalen</text:p>
          </table:table-cell>
          <table:table-cell office:value-type="float" office:value="33098" calcext:value-type="float">
            <text:p>33098</text:p>
          </table:table-cell>
          <table:table-cell office:value-type="string" calcext:value-type="string">
            <text:p>https://projecttogether.typeform.com/to/J2y3d590#herausforderungsid=100660</text:p>
          </table:table-cell>
          <table:table-cell table:number-columns-repeated="1015"/>
        </table:table-row>
        <table:table-row table:style-name="ro1">
          <table:table-cell office:value-type="float" office:value="100350" calcext:value-type="float">
            <text:p>100350</text:p>
          </table:table-cell>
          <table:table-cell office:value-type="string" calcext:value-type="string">
            <text:p>Wie können wir Kompensations- und Unterstützungsangebote im digitalen Raum schaffen, um die pandemiebedingt benachteiligiten Schüler*innen im digitalen Raum bestmöglich in ihrer schulischen Entwicklung zu fördern?</text:p>
          </table:table-cell>
          <table:table-cell office:value-type="string" calcext:value-type="string">
            <text:p>Angebote im digitalen Raum sollten allen Schüler*innen zugänglich sein und sowohl datenschutz- als auch kinderschutzkonform sein.</text:p>
          </table:table-cell>
          <table:table-cell office:value-type="string" calcext:value-type="string">
            <text:p>Kinder und Jugendliche verschiedener Schulformen.</text:p>
          </table:table-cell>
          <table:table-cell office:value-type="string" calcext:value-type="string">
            <text:p>Zivilgesellschaft, inkl. sozialer Sektor</text:p>
          </table:table-cell>
          <table:table-cell office:value-type="string" calcext:value-type="string">
            <text:p>Chancenwerk e.V.</text:p>
          </table:table-cell>
          <table:table-cell office:value-type="string" calcext:value-type="string">
            <text:p>Nordrhein-Westfalen</text:p>
          </table:table-cell>
          <table:table-cell office:value-type="float" office:value="44575" calcext:value-type="float">
            <text:p>44575</text:p>
          </table:table-cell>
          <table:table-cell office:value-type="string" calcext:value-type="string">
            <text:p>https://projecttogether.typeform.com/to/J2y3d590#herausforderungsid=100350</text:p>
          </table:table-cell>
          <table:table-cell table:number-columns-repeated="1015"/>
        </table:table-row>
        <table:table-row table:style-name="ro1">
          <table:table-cell office:value-type="float" office:value="100249" calcext:value-type="float">
            <text:p>100249</text:p>
          </table:table-cell>
          <table:table-cell office:value-type="string" calcext:value-type="string">
            <text:p>Wie können wir die externalisierten Kosten und/oder internalisierten Mehrwerte der Landwirtschaft messbar, sichtbar und zahl-/förderbar machen?</text:p>
          </table:table-cell>
          <table:table-cell office:value-type="string" calcext:value-type="string">
            <text:p>Aktuell werden aus der deutschen Landwirtschaft externalisierte Kosten in der Größenordnung von über 90 Milliarden Euro generiert. Gleichzeitig tragen Landwirt:innen zu Ökosystemleistungen (wie Kulturlandpflege, Ökosystemerhalt, Kohlenstoffbindung) bei, ohne dass dieses bezifferbar wäre. Es braucht skalierbare Systeme, um sowohl die Schäden, als auch die Mehrwerte überprüfbar zu machen.</text:p>
          </table:table-cell>
          <table:table-cell office:value-type="string" calcext:value-type="string">
            <text:p>Landwirt:innen, Policy-makers, Konsument:innen</text:p>
          </table:table-cell>
          <table:table-cell office:value-type="string" calcext:value-type="string">
            <text:p>Zivilgesellschaft, inkl. sozialer Sektor</text:p>
          </table:table-cell>
          <table:table-cell office:value-type="string" calcext:value-type="string">
            <text:p>Climate Farmers UG</text:p>
          </table:table-cell>
          <table:table-cell office:value-type="string" calcext:value-type="string">
            <text:p>Nordrhein-Westfalen</text:p>
          </table:table-cell>
          <table:table-cell office:value-type="float" office:value="53819" calcext:value-type="float">
            <text:p>53819</text:p>
          </table:table-cell>
          <table:table-cell office:value-type="string" calcext:value-type="string">
            <text:p>https://projecttogether.typeform.com/to/J2y3d590#herausforderungsid=100249</text:p>
          </table:table-cell>
          <table:table-cell table:number-columns-repeated="1015"/>
        </table:table-row>
        <table:table-row table:style-name="ro1">
          <table:table-cell table:style-name="ce1" office:value-type="float" office:value="100742" calcext:value-type="float">
            <text:p>100742</text:p>
          </table:table-cell>
          <table:table-cell table:style-name="ce1" office:value-type="string" calcext:value-type="string">
            <text:p>Wie können wir den Zugang zum Recht für Menschen erleichtern, die z.B.  aufgrund von Herkunft, sozialem oder familiären Status, Bildungshintergrund oder finanziellen Mitteln benachteiligt sind?</text:p>
          </table:table-cell>
          <table:table-cell table:style-name="ce1"/>
          <table:table-cell table:style-name="ce1" office:value-type="string" calcext:value-type="string">
            <text:p>Menschen mit erschwerten sozialen und/oder wirtschaftlichen Lebenslagen (z.B. aufgrund von fehlendem Bildungshintergrund, Behinderung, Gewalterfahrung, Flucht- o. Migrationshintergrund etc.), denen der Zugang zum Recht als Menschenrecht erschwert ist.</text:p>
          </table:table-cell>
          <table:table-cell table:style-name="ce1" office:value-type="string" calcext:value-type="string">
            <text:p>Zivilgesellschaft, inkl. sozialer Sektor</text:p>
          </table:table-cell>
          <table:table-cell table:style-name="ce1" office:value-type="string" calcext:value-type="string">
            <text:p>CMS Stiftung gGmbH</text:p>
          </table:table-cell>
          <table:table-cell table:style-name="ce1" office:value-type="string" calcext:value-type="string">
            <text:p>Berlin</text:p>
          </table:table-cell>
          <table:table-cell table:style-name="ce1" office:value-type="float" office:value="10785" calcext:value-type="float">
            <text:p>10785</text:p>
          </table:table-cell>
          <table:table-cell table:style-name="ce1" office:value-type="string" calcext:value-type="string">
            <text:p>https://projecttogether.typeform.com/to/J2y3d590#herausforderungsid=100742</text:p>
          </table:table-cell>
          <table:table-cell table:style-name="ce1" table:number-columns-repeated="2"/>
          <table:table-cell table:number-columns-repeated="1013"/>
        </table:table-row>
        <table:table-row table:style-name="ro1">
          <table:table-cell office:value-type="float" office:value="100778" calcext:value-type="float">
            <text:p>100778</text:p>
          </table:table-cell>
          <table:table-cell office:value-type="string" calcext:value-type="string">
            <text:p>Wie können wir Schüler:innen untereinander vernetzen, so dass die gefundene Schüler:innengruppe gemeinsam ihren <text:s/>Interessen und Ideen gemeinsam in einem Projekt nachgehen können?</text:p>
          </table:table-cell>
          <table:table-cell/>
          <table:table-cell office:value-type="string" calcext:value-type="string">
            <text:p>Schüler:innen</text:p>
          </table:table-cell>
          <table:table-cell office:value-type="string" calcext:value-type="string">
            <text:p>Zivilgesellschaft, inkl. sozialer Sektor</text:p>
          </table:table-cell>
          <table:table-cell office:value-type="string" calcext:value-type="string">
            <text:p>Corona School e.V.</text:p>
          </table:table-cell>
          <table:table-cell office:value-type="string" calcext:value-type="string">
            <text:p>Nordrhein-Westfalen</text:p>
          </table:table-cell>
          <table:table-cell office:value-type="float" office:value="53119" calcext:value-type="float">
            <text:p>53119</text:p>
          </table:table-cell>
          <table:table-cell office:value-type="string" calcext:value-type="string">
            <text:p>https://projecttogether.typeform.com/to/J2y3d590#herausforderungsid=100778</text:p>
          </table:table-cell>
          <table:table-cell table:number-columns-repeated="1015"/>
        </table:table-row>
        <table:table-row table:style-name="ro1">
          <table:table-cell office:value-type="float" office:value="100387" calcext:value-type="float">
            <text:p>100387</text:p>
          </table:table-cell>
          <table:table-cell office:value-type="string" calcext:value-type="string">
            <text:p>Wie schaffen wir eine Kinderbetreuung, die selbstbestimmtes Leben und Arbeiten für alle möglich macht - Eltern, Erzieher*innen, Mitarbeitende in Institutionen - und dabei die Bedürfnisse der unterschiedlichen Lebensphasen abbildet?</text:p>
          </table:table-cell>
          <table:table-cell office:value-type="string" calcext:value-type="string">
            <text:p>Kinderbetreuung ist stark reglementiert. Zusätzlich macht es Föderalismus sehr schwierig Proof of Concepts für Coworking mit Kinderbetreuung zu skalieren. Gründer:innen sind im Konflikt zwischen Wirtschaftlichkeit und Gemeinnützigkeit des Konzeptes.</text:p>
          </table:table-cell>
          <table:table-cell office:value-type="string" calcext:value-type="string">
            <text:p>Digitalarbeitende Eltern von betreuungspflichtigen Kindern, Betreuungspersonen/Pädagog:innen, Kommunen und Vertreter:innen der Verwaltung</text:p>
          </table:table-cell>
          <table:table-cell office:value-type="string" calcext:value-type="string">
            <text:p>Zivilgesellschaft, inkl. sozialer Sektor</text:p>
          </table:table-cell>
          <table:table-cell office:value-type="string" calcext:value-type="string">
            <text:p>COSI.collab</text:p>
          </table:table-cell>
          <table:table-cell office:value-type="string" calcext:value-type="string">
            <text:p>Baden-Württemberg</text:p>
          </table:table-cell>
          <table:table-cell office:value-type="float" office:value="70825" calcext:value-type="float">
            <text:p>70825</text:p>
          </table:table-cell>
          <table:table-cell office:value-type="string" calcext:value-type="string">
            <text:p>https://projecttogether.typeform.com/to/J2y3d590#herausforderungsid=100387</text:p>
          </table:table-cell>
          <table:table-cell table:number-columns-repeated="1015"/>
        </table:table-row>
        <table:table-row table:style-name="ro1">
          <table:table-cell office:value-type="float" office:value="100479" calcext:value-type="float">
            <text:p>100479</text:p>
          </table:table-cell>
          <table:table-cell office:value-type="string" calcext:value-type="string">
            <text:p>Wie können wir eine gesunde Basis für die Vereinbarkeit von Familie und Arbeit unter Berücksichtigung aller Familienkonstellationen und gleichberechtigter Partnerschaft schaffen?</text:p>
          </table:table-cell>
          <table:table-cell office:value-type="string" calcext:value-type="string">
            <text:p>Status quo zur Berechnung des Mutterschutzes / Elterngeld, Elternzeit, Wiedereinstieg, flexibles Arbeiten, Arbeitsbedingungen von Erzieher*innen verbessern</text:p>
          </table:table-cell>
          <table:table-cell office:value-type="string" calcext:value-type="string">
            <text:p>Frauen* mit Kindern, Eltern</text:p>
          </table:table-cell>
          <table:table-cell office:value-type="string" calcext:value-type="string">
            <text:p>Zivilgesellschaft, inkl. sozialer Sektor</text:p>
          </table:table-cell>
          <table:table-cell office:value-type="string" calcext:value-type="string">
            <text:p>Cosi.Collab</text:p>
          </table:table-cell>
          <table:table-cell office:value-type="string" calcext:value-type="string">
            <text:p>Baden-Württemberg</text:p>
          </table:table-cell>
          <table:table-cell office:value-type="float" office:value="71679" calcext:value-type="float">
            <text:p>71679</text:p>
          </table:table-cell>
          <table:table-cell office:value-type="string" calcext:value-type="string">
            <text:p>https://projecttogether.typeform.com/to/J2y3d590#herausforderungsid=100479</text:p>
          </table:table-cell>
          <table:table-cell table:number-columns-repeated="1015"/>
        </table:table-row>
        <table:table-row table:style-name="ro1">
          <table:table-cell office:value-type="float" office:value="100632" calcext:value-type="float">
            <text:p>100632</text:p>
          </table:table-cell>
          <table:table-cell office:value-type="string" calcext:value-type="string">
            <text:p>Wie können wir Filmteilhabe und kulturelle Gleichberechtigung im Kino für Hochaltrige und Menschen mit Demenz sicherstellen?</text:p>
          </table:table-cell>
          <table:table-cell/>
          <table:table-cell office:value-type="string" calcext:value-type="string">
            <text:p>Hochaltrige Menschen über 80 Jahre, Menschen mit Demenz aus dem häuslichen und (teil-) stationären Bereichen.</text:p>
          </table:table-cell>
          <table:table-cell office:value-type="string" calcext:value-type="string">
            <text:p>Zivilgesellschaft, inkl. sozialer Sektor</text:p>
          </table:table-cell>
          <table:table-cell office:value-type="string" calcext:value-type="string">
            <text:p>Curatorium Altern gestalten</text:p>
          </table:table-cell>
          <table:table-cell office:value-type="string" calcext:value-type="string">
            <text:p>Bayern</text:p>
          </table:table-cell>
          <table:table-cell office:value-type="float" office:value="91235" calcext:value-type="float">
            <text:p>91235</text:p>
          </table:table-cell>
          <table:table-cell office:value-type="string" calcext:value-type="string">
            <text:p>https://projecttogether.typeform.com/to/J2y3d590#herausforderungsid=100632</text:p>
          </table:table-cell>
          <table:table-cell table:number-columns-repeated="1015"/>
        </table:table-row>
        <table:table-row table:style-name="ro1">
          <table:table-cell office:value-type="float" office:value="100608" calcext:value-type="float">
            <text:p>100608</text:p>
          </table:table-cell>
          <table:table-cell office:value-type="string" calcext:value-type="string">
            <text:p>Wie können wir die niedrigschwellige Sammlung für Lithium-Ionen-Akku-haltigen Elektroschrott ermöglichen, z.B. auch in Sammelaktionen?</text:p>
          </table:table-cell>
          <table:table-cell/>
          <table:table-cell office:value-type="string" calcext:value-type="string">
            <text:p>Entsorger und deren Versicherer</text:p>
          </table:table-cell>
          <table:table-cell office:value-type="string" calcext:value-type="string">
            <text:p>Verantwortliche für Gefahrguttransporte</text:p>
          </table:table-cell>
          <table:table-cell office:value-type="string" calcext:value-type="string">
            <text:p>Das macht Schule (will mit E-Waste Races (= im Schulwettbewerb Elektroschrott sammeln in der Nachbarschaft) lokale Nester / Bewusstsein für Kreislaufwirtschaft schaffen)</text:p>
          </table:table-cell>
          <table:table-cell office:value-type="string" calcext:value-type="string">
            <text:p>Zivilgesellschaft, inkl. sozialer Sektor</text:p>
          </table:table-cell>
          <table:table-cell office:value-type="string" calcext:value-type="string">
            <text:p>Das macht Schule gemeinnützige GmbH</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08</text:p>
          </table:table-cell>
          <table:table-cell table:number-columns-repeated="1013"/>
        </table:table-row>
        <table:table-row table:style-name="ro1">
          <table:table-cell office:value-type="float" office:value="100603" calcext:value-type="float">
            <text:p>100603</text:p>
          </table:table-cell>
          <table:table-cell office:value-type="string" calcext:value-type="string">
            <text:p>Wie können wir bewährtes zivilgesellschaftliches Engagement im Bildungsbereich nachhaltig langfristig institutionell finanziell fördern bzw. erhalten.</text:p>
          </table:table-cell>
          <table:table-cell/>
          <table:table-cell office:value-type="string" calcext:value-type="string">
            <text:p>Leistungsstarke wirkungsvolle bewährte gemeinnützige Organisationen im Bildungssektor und dadurch SchülerInnen + Lehrkräfte, die Unterstützung brauchen..</text:p>
          </table:table-cell>
          <table:table-cell office:value-type="string" calcext:value-type="string">
            <text:p>Zivilgesellschaft, inkl. sozialer Sektor</text:p>
          </table:table-cell>
          <table:table-cell office:value-type="string" calcext:value-type="string">
            <text:p>Das macht Schule Förderverein e.V.</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03</text:p>
          </table:table-cell>
          <table:table-cell table:number-columns-repeated="1015"/>
        </table:table-row>
        <table:table-row table:style-name="ro1">
          <table:table-cell office:value-type="float" office:value="100605" calcext:value-type="float">
            <text:p>100605</text:p>
          </table:table-cell>
          <table:table-cell office:value-type="string" calcext:value-type="string">
            <text:p>Wie können wir gute gebrauchte Hardware aus Unternehmen in größerem Umfang kostenlos Schulen zur Verfügung stellen, anstatt dass sie verschrottet oder vermarktet wird?</text:p>
          </table:table-cell>
          <table:table-cell office:value-type="string" calcext:value-type="string">
            <text:p>An vielen Schulen fehlt Hardware: 80 % bei Schülern, 58 % bei Lehrern und 58 % an Schulen (Deutsches Schulbarometer). 98% der Schüler erwarten, dass die Schule ihnen digitale Kompetenzen vermittelt (Umfrage VBE). Firmen erwarten digitale Souveränität. Die Bildungsschere klafft immer weiter auseinander. Staatliche Programme greifen nicht. Gleichzeitig ist Elektronikschrott ein globales Umweltproblem. Würde man die Lebensdauer der Hardware verdoppeln, ließe sich die Umweltbelastung halbieren. Nur ist das Angebot „PC-Spende“ bei Schulen und Unternehmen viel zu wenig bekannt und die Finanzierung nicht gesichert. Bisher konnte über pc-spende.de Hardware im Gebraucht-Gegenwert von 5,8 Mio. € kostenlos an Schulen vermitteln (für 1 Mio. € <text:s/>fallen ca. 50.000 € Handlingkosten an = Faktor 1:20).</text:p>
          </table:table-cell>
          <table:table-cell office:value-type="string" calcext:value-type="string">
            <text:p>Schulen = Schülerinnen und Schüler an Schulen, SchülerInnen im Home Schooling, Lehrkräfte; Kommunen / Schulträger und Unternehmen, denen an der digitalen Bildung von Schulabgängern / Azubis gelegen ist</text:p>
          </table:table-cell>
          <table:table-cell office:value-type="string" calcext:value-type="string">
            <text:p>Zivilgesellschaft, inkl. sozialer Sektor</text:p>
          </table:table-cell>
          <table:table-cell office:value-type="string" calcext:value-type="string">
            <text:p>Das macht Schule gemeinnützige GmbH</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05</text:p>
          </table:table-cell>
          <table:table-cell table:number-columns-repeated="1015"/>
        </table:table-row>
        <table:table-row table:style-name="ro1">
          <table:table-cell office:value-type="float" office:value="100600" calcext:value-type="float">
            <text:p>100600</text:p>
          </table:table-cell>
          <table:table-cell office:value-type="string" calcext:value-type="string">
            <text:p>Wie können wir erreichen, dass Schule Schüler aufs zukünftige Leben vorbereitet und Teilhabe, Werte und Kompetenzen fördert - und sich aus seinen verkarsteten alten Strukturen löst.</text:p>
          </table:table-cell>
          <table:table-cell/>
          <table:table-cell office:value-type="string" calcext:value-type="string">
            <text:p>Schülerinnen und Schüler + Lehrkräfte, die Unterstützung brauchen</text:p>
          </table:table-cell>
          <table:table-cell office:value-type="string" calcext:value-type="string">
            <text:p>Zivilgesellschaft, inkl. sozialer Sektor</text:p>
          </table:table-cell>
          <table:table-cell office:value-type="string" calcext:value-type="string">
            <text:p>Das macht Schule gemeinnützige GmbH</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00</text:p>
          </table:table-cell>
          <table:table-cell table:number-columns-repeated="1015"/>
        </table:table-row>
        <table:table-row table:style-name="ro3">
          <table:table-cell office:value-type="float" office:value="100580" calcext:value-type="float">
            <text:p>100580</text:p>
          </table:table-cell>
          <table:table-cell office:value-type="string" calcext:value-type="string">
            <text:p>Wie können wir die Ausbreitung des Coronavirus beenden und möglichst schnell die Einschränkungen im privaten, öffentlichen und Geschäftsleben vollständig zurückfahren?</text:p>
          </table:table-cell>
          <table:table-cell office:value-type="string" calcext:value-type="string">
            <text:p>COVID-19 ist schnell übertragbar und führt in einem erheblichen Teil der bestätigten Fälle zu Krankenhausaufenthalten (in 2-4% zum Tod). COVID kann selbst mit leichten Symptomen und möglicherweise noch vor dem Auftreten von Symptomen übertragen werden. Um die Wahrscheinlichkeit einer Übertragung zu verringern, muss jeder seine Kontakte verringern.</text:p>
            <text:p/>
            <text:p>Wenn alle getestet würden, könnten wir vorübergehend Infizierte von den Nicht-Infizierten trennen. Dies würde dazu beitragen, die Ausbreitung einzudämmen und ein normales Funktionieren der Gesellschaft zu ermöglichen. Tests haben höchste Priorität. Wir brauchen mutige Maßnahmen, um die Übertragung zu reduzieren, die Verwundbarkeit und das Risiko für den Einzelnen zu verringern, aber auch um dem Ausbruch "zuvorzukommen", damit er gestoppt wird.</text:p>
          </table:table-cell>
          <table:table-cell office:value-type="string" calcext:value-type="string">
            <text:p>Die gesamte Gesellschaft, Verantwortliche in Politik und Verwaltung, Führungskräfte in der Wirtschaft, in Schulen und Hochschulen, der öffentlichen Verwaltung.</text:p>
          </table:table-cell>
          <table:table-cell office:value-type="string" calcext:value-type="string">
            <text:p>Zivilgesellschaft, inkl. sozialer Sektor</text:p>
          </table:table-cell>
          <table:table-cell office:value-type="string" calcext:value-type="string">
            <text:p>Das macht Schule gemeinnützige GmbH</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580</text:p>
          </table:table-cell>
          <table:table-cell table:number-columns-repeated="1015"/>
        </table:table-row>
        <table:table-row table:style-name="ro1">
          <table:table-cell office:value-type="float" office:value="100607" calcext:value-type="float">
            <text:p>100607</text:p>
          </table:table-cell>
          <table:table-cell office:value-type="string" calcext:value-type="string">
            <text:p>Wie können wir in Deutschland kurzfristig erreichen, dass die Vorgabe für die Elektroschrott-Sammelquote von 65 % erfüllt wird (liegt aktuell bei ca. 45 %) und das Verantwortungsbewusstsein in der Bevölkerung / Wirtschaft / Kommunen für Kreislaufwirtschaft steigt?</text:p>
          </table:table-cell>
          <table:table-cell/>
          <table:table-cell office:value-type="string" calcext:value-type="string">
            <text:p>Wir alle! Die jetzige Jugend muss es in ihrem zukünftigen Leben ausbaden.</text:p>
          </table:table-cell>
          <table:table-cell office:value-type="string" calcext:value-type="string">
            <text:p>Zivilgesellschaft, inkl. sozialer Sektor</text:p>
          </table:table-cell>
          <table:table-cell office:value-type="string" calcext:value-type="string">
            <text:p>Das macht Schule gemeinnützige GmbH</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07</text:p>
          </table:table-cell>
          <table:table-cell table:number-columns-repeated="1015"/>
        </table:table-row>
        <table:table-row table:style-name="ro1">
          <table:table-cell office:value-type="float" office:value="100577" calcext:value-type="float">
            <text:p>100577</text:p>
          </table:table-cell>
          <table:table-cell office:value-type="string" calcext:value-type="string">
            <text:p>​Wie können wir Diversity (insbesondere Black, Indigenous and people of color) stärker in die Akquise und das Recruiting von neuen Mitarbeiter:innen integrieren, ohne dass uns die verwaltungstypischen Strukturen (z. B. Unconscious Bias: unbewusste Vorurteile) hindern?</text:p>
          </table:table-cell>
          <table:table-cell/>
          <table:table-cell office:value-type="string" calcext:value-type="string">
            <text:p>Mitarbeiter*innen von Dataport AÖR, Mitarbeiter*innen in den Verwaltungen der Trägerländer, Bürger*innen, welche Dienstleistungen in Anspruch nehmen</text:p>
          </table:table-cell>
          <table:table-cell office:value-type="string" calcext:value-type="string">
            <text:p>Wirtschaft</text:p>
          </table:table-cell>
          <table:table-cell office:value-type="string" calcext:value-type="string">
            <text:p>Dataport AöR</text:p>
          </table:table-cell>
          <table:table-cell office:value-type="string" calcext:value-type="string">
            <text:p>Hamburg</text:p>
          </table:table-cell>
          <table:table-cell office:value-type="float" office:value="20539" calcext:value-type="float">
            <text:p>20539</text:p>
          </table:table-cell>
          <table:table-cell office:value-type="string" calcext:value-type="string">
            <text:p>https://projecttogether.typeform.com/to/J2y3d590#herausforderungsid=100577</text:p>
          </table:table-cell>
          <table:table-cell table:number-columns-repeated="1015"/>
        </table:table-row>
        <table:table-row table:style-name="ro1">
          <table:table-cell office:value-type="float" office:value="100576" calcext:value-type="float">
            <text:p>100576</text:p>
          </table:table-cell>
          <table:table-cell office:value-type="string" calcext:value-type="string">
            <text:p>Wie können wir Schulen in der Digitalen Transformationen strukturell und konzeptionell so empowern, dass alle Schüler*innen lernen können, ohne dass wir als Gesellschaft Talente/Potenziale auf dem Weg verlieren (Bildungsgerechtigkeit)?</text:p>
          </table:table-cell>
          <table:table-cell/>
          <table:table-cell office:value-type="string" calcext:value-type="string">
            <text:p>Schüler*innen, Lehrer*innen, Bildungsinitiativen, Behörden &amp; Ministerien im Schulbereich</text:p>
          </table:table-cell>
          <table:table-cell office:value-type="string" calcext:value-type="string">
            <text:p>Wirtschaft</text:p>
          </table:table-cell>
          <table:table-cell office:value-type="string" calcext:value-type="string">
            <text:p>Dataport AöR</text:p>
          </table:table-cell>
          <table:table-cell office:value-type="string" calcext:value-type="string">
            <text:p>Hamburg</text:p>
          </table:table-cell>
          <table:table-cell office:value-type="float" office:value="20539" calcext:value-type="float">
            <text:p>20539</text:p>
          </table:table-cell>
          <table:table-cell office:value-type="string" calcext:value-type="string">
            <text:p>https://projecttogether.typeform.com/to/J2y3d590#herausforderungsid=100576</text:p>
          </table:table-cell>
          <table:table-cell table:number-columns-repeated="1015"/>
        </table:table-row>
        <table:table-row table:style-name="ro1">
          <table:table-cell office:value-type="float" office:value="100568" calcext:value-type="float">
            <text:p>100568</text:p>
          </table:table-cell>
          <table:table-cell office:value-type="string" calcext:value-type="string">
            <text:p>Wie können wir das Ausdrucken von Daten auf Papier in den Behörden revolutionieren und dafür benötigte Ressourcen wie Papier, Drucker, Transport sowie den technischen Support auf ein Mindestmaß reduzieren und das so, dass Verwaltungsmitarbeiter*innen diese Veränderung mittragen?</text:p>
          </table:table-cell>
          <table:table-cell/>
          <table:table-cell office:value-type="string" calcext:value-type="string">
            <text:p>Alle Behörden, Kommunen, Firmen und Bürger*innen, die heute eine Papier-Kopie in einem Ordner abheften und dafür einen Drucker und Papier verwendeten.</text:p>
          </table:table-cell>
          <table:table-cell office:value-type="string" calcext:value-type="string">
            <text:p>Wirtschaft</text:p>
          </table:table-cell>
          <table:table-cell office:value-type="string" calcext:value-type="string">
            <text:p>Dataport AöR</text:p>
          </table:table-cell>
          <table:table-cell office:value-type="string" calcext:value-type="string">
            <text:p>Hamburg</text:p>
          </table:table-cell>
          <table:table-cell office:value-type="float" office:value="20539" calcext:value-type="float">
            <text:p>20539</text:p>
          </table:table-cell>
          <table:table-cell office:value-type="string" calcext:value-type="string">
            <text:p>https://projecttogether.typeform.com/to/J2y3d590#herausforderungsid=100568</text:p>
          </table:table-cell>
          <table:table-cell table:number-columns-repeated="1015"/>
        </table:table-row>
        <table:table-row table:style-name="ro1">
          <table:table-cell office:value-type="float" office:value="100523" calcext:value-type="float">
            <text:p>100523</text:p>
          </table:table-cell>
          <table:table-cell office:value-type="string" calcext:value-type="string">
            <text:p>Wie können wir als Bürger:innen wesentliche Kennzahlen unseres Staats auf Knopfdruck erhalten, ohne dass wir uns dabei durch zig Webseiten klicken oder auf private Anbieter zurückgreifen müssen?</text:p>
          </table:table-cell>
          <table:table-cell office:value-type="string" calcext:value-type="string">
            <text:p>„Welche Ausgaben tätigt der Bund eigentlich für Umweltschutz?“ - Um gegenwärtig einfach an Informationen über Kennzahlen von Bund, Ländern oder Kommunen aus der Primärquelle zu gelangen, muss man teils länger suchen und sich durch viele Webseiten klicken oder auch bei privaten Anbietern (Statista etc.) recherchieren. Viele Behörden und Länder gehen bei der Daten-Transparenz zudem eigene Wege.</text:p>
          </table:table-cell>
          <table:table-cell office:value-type="string" calcext:value-type="string">
            <text:p>Alle (Bürger:innen)</text:p>
          </table:table-cell>
          <table:table-cell office:value-type="string" calcext:value-type="string">
            <text:p>Wirtschaft</text:p>
          </table:table-cell>
          <table:table-cell office:value-type="string" calcext:value-type="string">
            <text:p>Dataport AöR</text:p>
          </table:table-cell>
          <table:table-cell office:value-type="string" calcext:value-type="string">
            <text:p>Hamburg</text:p>
          </table:table-cell>
          <table:table-cell office:value-type="float" office:value="20539" calcext:value-type="float">
            <text:p>20539</text:p>
          </table:table-cell>
          <table:table-cell office:value-type="string" calcext:value-type="string">
            <text:p>https://projecttogether.typeform.com/to/J2y3d590#herausforderungsid=100523</text:p>
          </table:table-cell>
          <table:table-cell table:number-columns-repeated="1015"/>
        </table:table-row>
        <table:table-row table:style-name="ro1">
          <table:table-cell office:value-type="float" office:value="100098" calcext:value-type="float">
            <text:p>100098</text:p>
          </table:table-cell>
          <table:table-cell office:value-type="string" calcext:value-type="string">
            <text:p>Wie können wir Barrierefreiheit beachten und umsetzen?</text:p>
          </table:table-cell>
          <table:table-cell office:value-type="string" calcext:value-type="string">
            <text:p>Barrierefreiheit ist die Voraussetzung für eine gleichberechtigte und selbstbestimmte Teilhabe aller Menschen in der Gesellschaft. Sie geht gerade in der aktuellen Situation über die Rampe für Rollstuhlfahrer hinaus. Menschen werden ausgeschlossen, wenn sie an unserer Informationsgesellschaft nicht partizipieren. So werden aktuell beispielsweise kurzfristig digitale Lösungen als Ersatz für (öffentliche) Präsenzveranstaltungen angeboten, ohne die Erfordernisse von Menschen mit Kommunikationseinschränkungen unterschiedlicher Art zu berücksichtigen. Sowohl in technischer als auch in anwendungsorientierter Hinsicht sind Defizite erkennbar.</text:p>
          </table:table-cell>
          <table:table-cell office:value-type="string" calcext:value-type="string">
            <text:p>Die Betroffenen der Herausforderung sind einerseits Menschen, die einer vermeintlichen Norm nicht entsprechen und andererseits Entwickler, die das universal design nicht anwenden.</text:p>
          </table:table-cell>
          <table:table-cell office:value-type="string" calcext:value-type="string">
            <text:p>Verwaltung &amp; Politik – Länder</text:p>
          </table:table-cell>
          <table:table-cell office:value-type="string" calcext:value-type="string">
            <text:p>Der Landesbeauftragte für Menschen mit Behinderung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098</text:p>
          </table:table-cell>
          <table:table-cell table:number-columns-repeated="1015"/>
        </table:table-row>
        <table:table-row table:style-name="ro1">
          <table:table-cell office:value-type="float" office:value="100034" calcext:value-type="float">
            <text:p>100034</text:p>
          </table:table-cell>
          <table:table-cell office:value-type="string" calcext:value-type="string">
            <text:p>Wie können wir junge Menschen in ihrer Berufsorientierungsphase erreichen, damit sie sich weiter gezielt über die vielen Möglichkeiten für Berufs- und dualen Studiengänge in der Landesverwaltung informieren, ohne für diese Erstinformation einen persönlichen Kontakt herzustellen?</text:p>
          </table:table-cell>
          <table:table-cell office:value-type="string" calcext:value-type="string">
            <text:p>Um unsere vorgenannten Zielgruppen zu erreichen, nehmen die elf Ausbildungsbereiche der Landesverwaltung in den verschiedenen Landesteilen von Schleswig-Holstein an Ausbildungsmessen teil, um über mehr als 30 verschiedene Berufsbilder und Ausbildungsmöglichkeiten beim Arbeitgeber Land Schleswig-Holstein zu informieren. Der organisatorische und zeitliche Aufwand dafür ist zum einen groß. Zum anderen fallen Corona-bedingt derzeit viele Ausbildungsmessen aus. Deshalb wird nach alternativen (digitalen) Formaten für die adressatengerechte Informationsvermittlung gesucht, die keine örtliche Präsenz der Ausbildungsbereiche und der Zielgruppen erfordern.</text:p>
          </table:table-cell>
          <table:table-cell office:value-type="string" calcext:value-type="string">
            <text:p>Junge Menschen in der Berufsorientierung und deren Beraterinnen und Berater wie (Groß-) Eltern, Freundinnen und Freunde, Lehrerinnen und Lehrer</text:p>
          </table:table-cell>
          <table:table-cell office:value-type="string" calcext:value-type="string">
            <text:p>Verwaltung &amp; Politik – Länder</text:p>
          </table:table-cell>
          <table:table-cell office:value-type="string" calcext:value-type="string">
            <text:p>Der Ministerpräsident des Landes Schleswig-Holstein - Staatskanzlei Kiel</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034</text:p>
          </table:table-cell>
          <table:table-cell table:number-columns-repeated="1015"/>
        </table:table-row>
        <table:table-row table:style-name="ro2">
          <table:table-cell office:value-type="float" office:value="100038" calcext:value-type="float">
            <text:p>100038</text:p>
          </table:table-cell>
          <table:table-cell office:value-type="string" calcext:value-type="string">
            <text:p>Wie können wir das psychosoziale Beratungsangebot in der Landesverwaltung Schleswig-Holstein so kommunizieren, dass es bei jeder/jedem Mitarbeitenden kontinuierlich präsent und abrufbar ist?</text:p>
          </table:table-cell>
          <table:table-cell office:value-type="string" calcext:value-type="string">
            <text:p>Das psychosoziale Beratungsangebot (PSB) wird derzeit den obersten Landesbehörden in Kiel angeboten. Durch hausinterne Informationen, Flyer und einer Videobotschaft der Beraterin wurden die Mitarbeiterinnen und Mitarbeiter über dieses Angebot informiert. Es wurden bzw. werden jedoch auf diesem Wege nicht alle Beschäftigten erreicht bzw. die Information bleibt nicht präsent. Damit stehen die Kontaktdaten der externen Beraterin einzelnen Mitarbeitenden im Bedarfsfall nicht unmittelbar zur Verfügung. </text:p>
            <text:p>Ab 2022 soll das PSB sukzessive auf die gesamte Landesverwaltung ausgeweitet werden und alle Beschäftigten sollen informiert werden. Eine digitale Lösung für den Zugang zu dem PSB soll leicht und einprägsam sein und kontinuierlich allen Mitarbeitenden gleichermaßen zur Verfügung gestellt werden.</text:p>
          </table:table-cell>
          <table:table-cell office:value-type="string" calcext:value-type="string">
            <text:p>Alle Mitarbeiterinnen und Mitarbeiter der Landesverwaltung Schleswig-Holstein.</text:p>
          </table:table-cell>
          <table:table-cell office:value-type="string" calcext:value-type="string">
            <text:p>Verwaltung &amp; Politik – Länder</text:p>
          </table:table-cell>
          <table:table-cell office:value-type="string" calcext:value-type="string">
            <text:p>Der Ministerpräsident des Landes Schleswig-Holstein - Staatskanzlei Kiel</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038</text:p>
          </table:table-cell>
          <table:table-cell table:number-columns-repeated="1015"/>
        </table:table-row>
        <table:table-row table:style-name="ro1">
          <table:table-cell office:value-type="float" office:value="100324" calcext:value-type="float">
            <text:p>100324</text:p>
          </table:table-cell>
          <table:table-cell office:value-type="string" calcext:value-type="string">
            <text:p>Wie können wir junge Menschen motivieren, sich für unsere Wälder einzusetzen und aktiven Naturschutz mit Coolness, Spaß und Gemeinschaftserlebnis verbinden, so dass dieses Engagement auch dauerhaft bestehen bleibt?</text:p>
          </table:table-cell>
          <table:table-cell office:value-type="string" calcext:value-type="string">
            <text:p>Unsere Wälder haben nach mehreren heißen Sommern große Probleme. Mehr als 4 von 5 Bäumen sind geschädigt und werden über kurz oder lang absterben. Ohne einen intakten Wald, eigentlich sogar ohne noch mehr Wald, können und werden wir die Klimakrise nicht bewältigen. Gleichzeitig haben unsere Forsten jetzt schon viel zu wenig Personal, der Beruf ist zur Zeit auch nicht attraktiv und im ehrenamtlichen Engagement in dem Bereich fehlen vor allem die dauerhaft engagierten und anleitenden Kräfte.</text:p>
          </table:table-cell>
          <table:table-cell office:value-type="string" calcext:value-type="string">
            <text:p>junge und jungebliebene Menschen, die den Forsten in Zukunft ehrenamtlich zur Seite stehen und ggf. Berufe in dem Bereich ergreifen</text:p>
          </table:table-cell>
          <table:table-cell office:value-type="string" calcext:value-type="string">
            <text:p>Zivilgesellschaft, inkl. sozialer Sektor</text:p>
          </table:table-cell>
          <table:table-cell office:value-type="string" calcext:value-type="string">
            <text:p>Deutsche Waldjugend Bundesverband e.V.</text:p>
          </table:table-cell>
          <table:table-cell office:value-type="string" calcext:value-type="string">
            <text:p>Nordrhein-Westfalen</text:p>
          </table:table-cell>
          <table:table-cell office:value-type="float" office:value="58675" calcext:value-type="float">
            <text:p>58675</text:p>
          </table:table-cell>
          <table:table-cell office:value-type="string" calcext:value-type="string">
            <text:p>https://projecttogether.typeform.com/to/J2y3d590#herausforderungsid=100324</text:p>
          </table:table-cell>
          <table:table-cell table:number-columns-repeated="1015"/>
        </table:table-row>
        <table:table-row table:style-name="ro1">
          <table:table-cell table:style-name="ce1" office:value-type="float" office:value="100738" calcext:value-type="float">
            <text:p>100738</text:p>
          </table:table-cell>
          <table:table-cell table:style-name="ce1" office:value-type="string" calcext:value-type="string">
            <text:p>Wie können wir dafür sorgen, dass Menschen auf der Suche nach Hilfe die Online-Beratung der Caritas schneller finden?</text:p>
          </table:table-cell>
          <table:table-cell table:style-name="ce1"/>
          <table:table-cell table:style-name="ce1" office:value-type="string" calcext:value-type="string">
            <text:p>Menschen mit Unterstützungsbedarf in unterschiedlichesten Lebenssituationen (Armut, Alter, Sucht, ...)</text:p>
          </table:table-cell>
          <table:table-cell table:style-name="ce1" office:value-type="string" calcext:value-type="string">
            <text:p>Zivilgesellschaft, inkl. sozialer Sektor</text:p>
          </table:table-cell>
          <table:table-cell table:style-name="ce1" office:value-type="string" calcext:value-type="string">
            <text:p>Deutscher Caritasverband</text:p>
          </table:table-cell>
          <table:table-cell table:style-name="ce1" office:value-type="string" calcext:value-type="string">
            <text:p>Berlin</text:p>
          </table:table-cell>
          <table:table-cell table:style-name="ce1" office:value-type="float" office:value="10827" calcext:value-type="float">
            <text:p>10827</text:p>
          </table:table-cell>
          <table:table-cell table:style-name="ce1" office:value-type="string" calcext:value-type="string">
            <text:p>https://projecttogether.typeform.com/to/J2y3d590#herausforderungsid=100738</text:p>
          </table:table-cell>
          <table:table-cell table:style-name="ce1" table:number-columns-repeated="2"/>
          <table:table-cell table:number-columns-repeated="1013"/>
        </table:table-row>
        <table:table-row table:style-name="ro1">
          <table:table-cell table:style-name="ce1" office:value-type="float" office:value="100439" calcext:value-type="float">
            <text:p>100439</text:p>
          </table:table-cell>
          <table:table-cell table:style-name="ce1" office:value-type="string" calcext:value-type="string">
            <text:p>Wie können wir hilfesuchende Menschen dabei unterstützen, die richtigen Ansprechpartner:innen für ihr Problem zu finden ohne im Dschungel des Hilfesystems verloren zu gehen?</text:p>
          </table:table-cell>
          <table:table-cell table:style-name="ce1" office:value-type="string" calcext:value-type="string">
            <text:p>Menschen in Notlagen wissen oft nur eins: Ich habe ein Problem. Welche Hilfe sie sich nun suchen müssen, um dieses Problem für sich zu lösen, ist nicht immer ganz einfach zu klären. Ein Beispiel: Jemandem wird die Wohnung gekündigt und die Person weiß nicht, wie es weitergehen soll? Sollte er sich an den Mieterverein wenden oder einen Anwalt nehmen? Wäre vielleicht eine Caritas Schuldner:innenberatung die richtige Anlaufstelle? Oder die Migrationsberatung der Diakonie? Vielleicht wäre auch eine begleitende Therapie sinnvoll. Alle diese Angebote müssen gefunden werden, bei allen müssen Termine vereinbart werden und manche haben Zugangsbedingungen (z.B. Kosten bei Anwält:innen, Mitgliedschaft im Mieter:innenverein oder bestimmte Dokumente für die Kostenträger von Sozialberatungen).</text:p>
          </table:table-cell>
          <table:table-cell table:style-name="ce1" office:value-type="string" calcext:value-type="string">
            <text:p>SGB (Sozial-) Leistungsberechtigte</text:p>
          </table:table-cell>
          <table:table-cell table:style-name="ce1" office:value-type="string" calcext:value-type="string">
            <text:p>Zivilgesellschaft, inkl. sozialer Sektor</text:p>
          </table:table-cell>
          <table:table-cell table:style-name="ce1" office:value-type="string" calcext:value-type="string">
            <text:p>Deutscher Caritasverband e.V.</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439</text:p>
          </table:table-cell>
          <table:table-cell table:style-name="ce1" table:number-columns-repeated="2"/>
          <table:table-cell table:number-columns-repeated="1013"/>
        </table:table-row>
        <table:table-row table:style-name="ro1">
          <table:table-cell office:value-type="float" office:value="100819" calcext:value-type="float">
            <text:p>100819</text:p>
          </table:table-cell>
          <table:table-cell office:value-type="string" calcext:value-type="string">
            <text:p>Wie können wir die beiden Megatrends Digitalisierung und Klimaschutz unter einen Hut bringen und gemeinsam denken?</text:p>
          </table:table-cell>
          <table:table-cell/>
          <table:table-cell office:value-type="string" calcext:value-type="string">
            <text:p>Wissenschaftler:innen, Softwareunternehmen, Umweltverwaltung, Ministerialbeamt:innen</text:p>
          </table:table-cell>
          <table:table-cell office:value-type="string" calcext:value-type="string">
            <text:p>Wissenschaft</text:p>
          </table:table-cell>
          <table:table-cell office:value-type="string" calcext:value-type="string">
            <text:p>Deutsches Forschungsintitut für öffentliche Verwaltung</text:p>
          </table:table-cell>
          <table:table-cell office:value-type="string" calcext:value-type="string">
            <text:p>Rheinland-Pfalz</text:p>
          </table:table-cell>
          <table:table-cell office:value-type="float" office:value="67346" calcext:value-type="float">
            <text:p>67346</text:p>
          </table:table-cell>
          <table:table-cell office:value-type="string" calcext:value-type="string">
            <text:p>https://projecttogether.typeform.com/to/J2y3d590#herausforderungsid=100819</text:p>
          </table:table-cell>
          <table:table-cell table:number-columns-repeated="1015"/>
        </table:table-row>
        <table:table-row table:style-name="ro1">
          <table:table-cell office:value-type="float" office:value="100727" calcext:value-type="float">
            <text:p>100727</text:p>
          </table:table-cell>
          <table:table-cell office:value-type="string" calcext:value-type="string">
            <text:p>Wie können wir bettlägerige Menschen bei der Mobilisation unterstützen und Ihnen helfen, die Zeit abwechslungsreich und kommunikativ zu gestalten?</text:p>
          </table:table-cell>
          <table:table-cell/>
          <table:table-cell office:value-type="string" calcext:value-type="string">
            <text:p>Bewohner:innen von Pflege- und Altersheimen, Patient:innen in Krankenhäusern oder in der häuslichen Pflege</text:p>
          </table:table-cell>
          <table:table-cell office:value-type="string" calcext:value-type="string">
            <text:p>Wissenschaft</text:p>
          </table:table-cell>
          <table:table-cell office:value-type="string" calcext:value-type="string">
            <text:p>Deutsches Forschungszentrum für Künstliche Intelligenz (DFKI)</text:p>
          </table:table-cell>
          <table:table-cell office:value-type="string" calcext:value-type="string">
            <text:p>Schleswig-Holstein</text:p>
          </table:table-cell>
          <table:table-cell office:value-type="float" office:value="23562" calcext:value-type="float">
            <text:p>23562</text:p>
          </table:table-cell>
          <table:table-cell office:value-type="string" calcext:value-type="string">
            <text:p>https://projecttogether.typeform.com/to/J2y3d590#herausforderungsid=100727</text:p>
          </table:table-cell>
          <table:table-cell table:number-columns-repeated="1015"/>
        </table:table-row>
        <table:table-row table:style-name="ro1">
          <table:table-cell table:style-name="ce1" office:value-type="float" office:value="100075" calcext:value-type="float">
            <text:p>100075</text:p>
          </table:table-cell>
          <table:table-cell table:style-name="ce1" office:value-type="string" calcext:value-type="string">
            <text:p>Wie können wir die Unterstützung von armen Kindern hinsichtlich der Ausstattung mit Hard- und Software sowie mit digitaler Schulung so gestalten, dass Unternehmen, Sach-, Geld- und Zeitspenden unkompliziert, sicher und effektiv einbringen können?</text:p>
          </table:table-cell>
          <table:table-cell table:style-name="ce1" office:value-type="string" calcext:value-type="string">
            <text:p>Im Rahmen der Diskussion um Homeschooling und Hürden, die hier besonders von Armut betroffene Familien zu nehmen haben, interessieren sich zahlreiche Firmen dafür neue und gebrauchte Hardware zu spenden. Viele noch brauchbare Geräte lagern bei Unternehmen oder werden entsorgt. Unternehmen erwägen sogar, Mitarbeiter*innen Kindern für digitale Schulungen an die Seite zu stellen. Aber:Wer bereitet gebrauchte Geräte auf (Tiefenformatierung, Betriebssystem)? Wie finden unterschiedliche Hardwarespenden zueinander (Surfstick/Drucker zu Laptop)? Wie lassen sich allgemeine Kosten finanzieren (Versand, Handling, Hotline für Kinder, Eltern, aber auch Zeitspender*innen, Öffentlichkeitsarbeit). Wie finden die „Zeitspenden“ sinnvoll zu den Kindern, wie gerantiert man Kinderschutz?</text:p>
          </table:table-cell>
          <table:table-cell table:style-name="ce1" office:value-type="string" calcext:value-type="string">
            <text:p>Firmen, die spenden möchten; arme Kinder und Jugendliche, die die Spende erhalten, Überregionale Programmträger, welche für die Öffentlichkeitsarbeit, die fachliche Begleitung und Steuerung zuständig sind.</text:p>
          </table:table-cell>
          <table:table-cell table:style-name="ce1" office:value-type="string" calcext:value-type="string">
            <text:p>Zivilgesellschaft, inkl. sozialer Sektor</text:p>
          </table:table-cell>
          <table:table-cell table:style-name="ce1" office:value-type="string" calcext:value-type="string">
            <text:p>Deutsches Kinderhilfswerk e.V.</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075</text:p>
          </table:table-cell>
          <table:table-cell table:style-name="ce1" table:number-columns-repeated="2"/>
          <table:table-cell table:number-columns-repeated="1013"/>
        </table:table-row>
        <table:table-row table:style-name="ro1">
          <table:table-cell table:style-name="ce1" office:value-type="float" office:value="100614" calcext:value-type="float">
            <text:p>100614</text:p>
          </table:table-cell>
          <table:table-cell table:style-name="ce1" office:value-type="string" calcext:value-type="string">
            <text:p>Wie können wir soziale und gesundheitliche Unterstützungsbedarfe von Menschen, die erst in der Zukunft entstehen, besser voraussehen und präventiv aktiv werden?</text:p>
          </table:table-cell>
          <table:table-cell table:style-name="ce1"/>
          <table:table-cell table:style-name="ce1" office:value-type="string" calcext:value-type="string">
            <text:p>Menschen in Deutschland</text:p>
          </table:table-cell>
          <table:table-cell table:style-name="ce1" office:value-type="string" calcext:value-type="string">
            <text:p>Zivilgesellschaft, inkl. sozialer Sektor</text:p>
          </table:table-cell>
          <table:table-cell table:style-name="ce1" office:value-type="string" calcext:value-type="string">
            <text:p>Deutsches Rotes Kreuz e.V. DRK-Generalsekretariat</text:p>
          </table:table-cell>
          <table:table-cell table:style-name="ce1" office:value-type="string" calcext:value-type="string">
            <text:p>Berlin</text:p>
          </table:table-cell>
          <table:table-cell table:style-name="ce1" office:value-type="float" office:value="12205" calcext:value-type="float">
            <text:p>12205</text:p>
          </table:table-cell>
          <table:table-cell table:style-name="ce1" office:value-type="string" calcext:value-type="string">
            <text:p>https://projecttogether.typeform.com/to/J2y3d590#herausforderungsid=100614</text:p>
          </table:table-cell>
          <table:table-cell table:style-name="ce1" table:number-columns-repeated="2"/>
          <table:table-cell table:number-columns-repeated="1013"/>
        </table:table-row>
        <table:table-row table:style-name="ro1">
          <table:table-cell table:style-name="ce1" office:value-type="float" office:value="100583" calcext:value-type="float">
            <text:p>100583</text:p>
          </table:table-cell>
          <table:table-cell table:style-name="ce1" office:value-type="string" calcext:value-type="string">
            <text:p>Wie können wir Vereine und Initiativen befähigen, die Chancen der Digitalisierung <text:s/>besser für die Organisation zu nutzen?</text:p>
          </table:table-cell>
          <table:table-cell table:style-name="ce1"/>
          <table:table-cell table:style-name="ce1" office:value-type="string" calcext:value-type="string">
            <text:p>Vereine, Initiativen, Netzwerke, Engagierte, Multiplikator:innen</text:p>
          </table:table-cell>
          <table:table-cell table:style-name="ce1" office:value-type="string" calcext:value-type="string">
            <text:p>Zivilgesellschaft, inkl. sozialer Sektor</text:p>
          </table:table-cell>
          <table:table-cell table:style-name="ce1" office:value-type="string" calcext:value-type="string">
            <text:p>Deutschland sicher im Netz</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583</text:p>
          </table:table-cell>
          <table:table-cell table:style-name="ce1" table:number-columns-repeated="2"/>
          <table:table-cell table:number-columns-repeated="1013"/>
        </table:table-row>
        <table:table-row table:style-name="ro1">
          <table:table-cell office:value-type="float" office:value="100488" calcext:value-type="float">
            <text:p>100488</text:p>
          </table:table-cell>
          <table:table-cell office:value-type="string" calcext:value-type="string">
            <text:p>Wie können wir Mitarbeiter in der Pflege halten und neue hinzugewinnen?</text:p>
          </table:table-cell>
          <table:table-cell office:value-type="string" calcext:value-type="string">
            <text:p>Es wird die Behauptung aufgestellt, dass die Pflege zu schlecht bezahlt wird. Dies ist falsch, da überall dort, wo Tarifverträge bestehen, eine angemessene bis gute Vergütung erfolgt</text:p>
          </table:table-cell>
          <table:table-cell office:value-type="string" calcext:value-type="string">
            <text:p>Politik, Gewerkschaften, Presse</text:p>
          </table:table-cell>
          <table:table-cell office:value-type="string" calcext:value-type="string">
            <text:p>Zivilgesellschaft, inkl. sozialer Sektor</text:p>
          </table:table-cell>
          <table:table-cell office:value-type="string" calcext:value-type="string">
            <text:p>Diakonie-Sozialstation Visselhövede-Bothel gGmbH</text:p>
          </table:table-cell>
          <table:table-cell office:value-type="string" calcext:value-type="string">
            <text:p>Niedersachsen</text:p>
          </table:table-cell>
          <table:table-cell office:value-type="float" office:value="27374" calcext:value-type="float">
            <text:p>27374</text:p>
          </table:table-cell>
          <table:table-cell office:value-type="string" calcext:value-type="string">
            <text:p>https://projecttogether.typeform.com/to/J2y3d590#herausforderungsid=100488</text:p>
          </table:table-cell>
          <table:table-cell table:number-columns-repeated="1015"/>
        </table:table-row>
        <table:table-row table:style-name="ro1">
          <table:table-cell office:value-type="float" office:value="100303" calcext:value-type="float">
            <text:p>100303</text:p>
          </table:table-cell>
          <table:table-cell office:value-type="string" calcext:value-type="string">
            <text:p>Wie können wir berufstätige Eltern und vor allem Alleinerziehende besser bei der Kinderbetreuung unterstützen? Corona zeigt noch deutlicher, wie sehr die Kinderbetreuung und das Fehlen einer solchen auch in Ausnahmesituationen an den Müttern hängt.</text:p>
          </table:table-cell>
          <table:table-cell office:value-type="string" calcext:value-type="string">
            <text:p>Kinderbetreuung ist in Deutschland im Prinzip durch Krippen, Kitas und Tageseltern gut geregelt. Dennoch fehlt es an Möglichkeiten, Randzeiten und Ausnahmesituationen abzudecken. Es gibt bereits Lösungen, die kostenintensiv sind, wenn diese Lösungen gerecht entlohnt werden. Gerechte Entlohnung ist fundamental, wenn weitere Gender pay gaps und Altersarmut verhindert werden sollen.</text:p>
          </table:table-cell>
          <table:table-cell office:value-type="string" calcext:value-type="string">
            <text:p>Alleinerziehende und auch berufstätige Eltern ohne familiäres Netzwerk vor Ort.</text:p>
          </table:table-cell>
          <table:table-cell office:value-type="string" calcext:value-type="string">
            <text:p>Wirtschaft</text:p>
          </table:table-cell>
          <table:table-cell office:value-type="string" calcext:value-type="string">
            <text:p>Die Notfallmamas GmbH</text:p>
          </table:table-cell>
          <table:table-cell office:value-type="string" calcext:value-type="string">
            <text:p>Hamburg</text:p>
          </table:table-cell>
          <table:table-cell office:value-type="float" office:value="22085" calcext:value-type="float">
            <text:p>22085</text:p>
          </table:table-cell>
          <table:table-cell office:value-type="string" calcext:value-type="string">
            <text:p>https://projecttogether.typeform.com/to/J2y3d590#herausforderungsid=100303</text:p>
          </table:table-cell>
          <table:table-cell table:number-columns-repeated="1015"/>
        </table:table-row>
        <table:table-row table:style-name="ro1">
          <table:table-cell office:value-type="float" office:value="100250" calcext:value-type="float">
            <text:p>100250</text:p>
          </table:table-cell>
          <table:table-cell office:value-type="string" calcext:value-type="string">
            <text:p>Wie können wir politische Auseinandersetzung enttabuisieren? Wie können wir die Hemmschwelle herabsetzen, sich politisch auseinanderzusetzen, vor allem bei Menschen, die keine/kaumpolitische Bildung haben? Wie können wir das Thema Politik in Deutschland wieder solonfähig machen?</text:p>
          </table:table-cell>
          <table:table-cell/>
          <table:table-cell office:value-type="string" calcext:value-type="string">
            <text:p>Insbesondere Menschen mit wenig politischer Bildung und Menschen mit Angst vor Meinungsverschiedenheiten/Konfrontation</text:p>
          </table:table-cell>
          <table:table-cell office:value-type="string" calcext:value-type="string">
            <text:p>Zivilgesellschaft, inkl. sozialer Sektor</text:p>
          </table:table-cell>
          <table:table-cell office:value-type="string" calcext:value-type="string">
            <text:p>die Öffentlichkeit</text:p>
          </table:table-cell>
          <table:table-cell office:value-type="string" calcext:value-type="string">
            <text:p>Brandenburg</text:p>
          </table:table-cell>
          <table:table-cell office:value-type="float" office:value="14776" calcext:value-type="float">
            <text:p>14776</text:p>
          </table:table-cell>
          <table:table-cell office:value-type="string" calcext:value-type="string">
            <text:p>https://projecttogether.typeform.com/to/J2y3d590#herausforderungsid=100250</text:p>
          </table:table-cell>
          <table:table-cell table:number-columns-repeated="1015"/>
        </table:table-row>
        <table:table-row table:style-name="ro1">
          <table:table-cell office:value-type="float" office:value="100301" calcext:value-type="float">
            <text:p>100301</text:p>
          </table:table-cell>
          <table:table-cell office:value-type="string" calcext:value-type="string">
            <text:p>Was können wir vom Umgang mit der Corona-Pandemie lernen und damit zukünftig die Teilhabe von vulnerablen Gruppen im Alltag und in Krisensituationen sichern?</text:p>
          </table:table-cell>
          <table:table-cell/>
          <table:table-cell office:value-type="string" calcext:value-type="string">
            <text:p>Menschen mit Behinderungen und Senior/innen</text:p>
          </table:table-cell>
          <table:table-cell office:value-type="string" calcext:value-type="string">
            <text:p>Verwaltung &amp; Politik – Kommunen</text:p>
          </table:table-cell>
          <table:table-cell office:value-type="string" calcext:value-type="string">
            <text:p>Dresden</text:p>
          </table:table-cell>
          <table:table-cell office:value-type="string" calcext:value-type="string">
            <text:p>Sachsen</text:p>
          </table:table-cell>
          <table:table-cell office:value-type="float" office:value="1069" calcext:value-type="float">
            <text:p>1069</text:p>
          </table:table-cell>
          <table:table-cell office:value-type="string" calcext:value-type="string">
            <text:p>https://projecttogether.typeform.com/to/J2y3d590#herausforderungsid=100301</text:p>
          </table:table-cell>
          <table:table-cell table:number-columns-repeated="1015"/>
        </table:table-row>
        <table:table-row table:style-name="ro1">
          <table:table-cell office:value-type="float" office:value="100280" calcext:value-type="float">
            <text:p>100280</text:p>
          </table:table-cell>
          <table:table-cell office:value-type="string" calcext:value-type="string">
            <text:p>Wie können wir Ortsteile im ländlichen Raum besser mit den Angeboten, den Strukturen und Netzwerken aus den Städten verbinden und mehr Beteiligung an Entscheidungsprozessen herstellen?</text:p>
          </table:table-cell>
          <table:table-cell/>
          <table:table-cell office:value-type="string" calcext:value-type="string">
            <text:p>Bürger/innen in der ländlichen Region Mecklenburg-Vorpommerns.</text:p>
          </table:table-cell>
          <table:table-cell office:value-type="string" calcext:value-type="string">
            <text:p>Zivilgesellschaft, inkl. sozialer Sektor</text:p>
          </table:table-cell>
          <table:table-cell office:value-type="string" calcext:value-type="string">
            <text:p>DRK Kreisverband Güstrow e.V.</text:p>
          </table:table-cell>
          <table:table-cell office:value-type="string" calcext:value-type="string">
            <text:p>Mecklenburg-Vorpommern</text:p>
          </table:table-cell>
          <table:table-cell office:value-type="float" office:value="18273" calcext:value-type="float">
            <text:p>18273</text:p>
          </table:table-cell>
          <table:table-cell office:value-type="string" calcext:value-type="string">
            <text:p>https://projecttogether.typeform.com/to/J2y3d590#herausforderungsid=100280</text:p>
          </table:table-cell>
          <table:table-cell table:number-columns-repeated="1015"/>
        </table:table-row>
        <table:table-row table:style-name="ro1">
          <table:table-cell office:value-type="float" office:value="100773" calcext:value-type="float">
            <text:p>100773</text:p>
          </table:table-cell>
          <table:table-cell office:value-type="string" calcext:value-type="string">
            <text:p>Wie können wir Ortsteile im ländlichen Raum besser mit den Angeboten, den Strukturen und Netzwerken aus den Städten verbinden und wie können wir Mobilitätsangebote für hilfebedürftige Personen initiieren, um Teilhabe zu ermöglichen.</text:p>
          </table:table-cell>
          <table:table-cell office:value-type="string" calcext:value-type="string">
            <text:p>Es gibt ein Mehrgenerationenhaus und eine Koordinatorin. Zusätzlich gibt es sog. Kümmerer - oft Senioren, die in unterschiedlichen Ortsteilen wohnen und sich ehrenamtlich engagieren.</text:p>
          </table:table-cell>
          <table:table-cell office:value-type="string" calcext:value-type="string">
            <text:p>hilfebedürftige, oft ältere und immobile Personen</text:p>
          </table:table-cell>
          <table:table-cell office:value-type="string" calcext:value-type="string">
            <text:p>Zivilgesellschaft, inkl. sozialer Sektor</text:p>
          </table:table-cell>
          <table:table-cell office:value-type="string" calcext:value-type="string">
            <text:p>DRK-Kreisverband Fläming-Spreewald e.V.</text:p>
          </table:table-cell>
          <table:table-cell office:value-type="string" calcext:value-type="string">
            <text:p>Brandenburg</text:p>
          </table:table-cell>
          <table:table-cell office:value-type="float" office:value="14943" calcext:value-type="float">
            <text:p>14943</text:p>
          </table:table-cell>
          <table:table-cell office:value-type="string" calcext:value-type="string">
            <text:p>https://projecttogether.typeform.com/to/J2y3d590#herausforderungsid=100773</text:p>
          </table:table-cell>
          <table:table-cell table:number-columns-repeated="1015"/>
        </table:table-row>
        <table:table-row table:style-name="ro4">
          <table:table-cell office:value-type="float" office:value="100519" calcext:value-type="float">
            <text:p>100519</text:p>
          </table:table-cell>
          <table:table-cell office:value-type="string" calcext:value-type="string">
            <text:p>Wie können wir dafür sorgen, dass Landwirte für die Lebensmittelproduktion fair entlohnt werden?</text:p>
          </table:table-cell>
          <table:table-cell office:value-type="string" calcext:value-type="string">
            <text:p>Wir sind fest davon überzeugt, dass faire Preise der Schlüssel zu einer nachhaltigen Landwirtschaft in Deutschland sind. Mit einer fairen Vergütung können Landwirte von Ihrer Arbeit leben, in ihre Betriebe investieren und die Maßnahmen umsetzen, die uns als Gesellschaft wichtig sind: Natur- und Umweltschutz, Tierwohl, Förderung von Biodiversität...</text:p>
            <text:p/>
            <text:p>Im klassischen Lebensmittelhandel sind bisher alle bilateralen Versuche (Landwirte mit Industrie, Industrie mit Handel...) gescheitert, faire Preise am Markt zu erzielen. Also brauchen wir neue Ideen, die alle Akteure der Wertschöpfungskette beteiligen: Landwirte, Industrie, Handel und Konsumenten. </text:p>
            <text:p>Darüber hinaus werden auch Lösungen für die verarbeitende Industrie und den Außer-Haus-Marktbenötigt, die wichtige Abnehmer und nicht fair sind.</text:p>
          </table:table-cell>
          <table:table-cell office:value-type="string" calcext:value-type="string">
            <text:p>Verbraucher*innen, Landwirt*innen, verarbeitende Industrie und Handel (LEH + Außer-Haus-Markt)</text:p>
          </table:table-cell>
          <table:table-cell office:value-type="string" calcext:value-type="string">
            <text:p>Wirtschaft</text:p>
          </table:table-cell>
          <table:table-cell office:value-type="string" calcext:value-type="string">
            <text:p>Du bist hier der Chef! Die Verbrauchermarke</text:p>
          </table:table-cell>
          <table:table-cell office:value-type="string" calcext:value-type="string">
            <text:p>Hessen</text:p>
          </table:table-cell>
          <table:table-cell office:value-type="float" office:value="65343" calcext:value-type="float">
            <text:p>65343</text:p>
          </table:table-cell>
          <table:table-cell office:value-type="string" calcext:value-type="string">
            <text:p>https://projecttogether.typeform.com/to/J2y3d590#herausforderungsid=100519</text:p>
          </table:table-cell>
          <table:table-cell table:number-columns-repeated="1015"/>
        </table:table-row>
        <table:table-row table:style-name="ro1">
          <table:table-cell office:value-type="float" office:value="100346" calcext:value-type="float">
            <text:p>100346</text:p>
          </table:table-cell>
          <table:table-cell office:value-type="string" calcext:value-type="string">
            <text:p>Wie können wir Klimaschutz und Bildung sinnvoll zusammenbringen um Menschen dazu zu bringen, die globalen Herausforderungen anzunehmen, mitzugestalten und zu wirken?</text:p>
          </table:table-cell>
          <table:table-cell office:value-type="string" calcext:value-type="string">
            <text:p>Klimabildung ist für alle Menschen wichtig und braucht niederschwellige Angebote. Auch in der Schule gehört Klimabildung auf die Tagesordnung. Hierzu bedarf es Ideen für die Umsetzung, weil es bereits Ideen gibt, die geteilt werden könnten.</text:p>
          </table:table-cell>
          <table:table-cell office:value-type="string" calcext:value-type="string">
            <text:p>Junge Menschen, aber auch alle Altersgruppen. Am besten institutionell, weil man hier eine bessere Erreichbarkeit hat.</text:p>
          </table:table-cell>
          <table:table-cell office:value-type="string" calcext:value-type="string">
            <text:p>Zivilgesellschaft, inkl. sozialer Sektor</text:p>
          </table:table-cell>
          <table:table-cell office:value-type="string" calcext:value-type="string">
            <text:p>ecokids gUG</text:p>
          </table:table-cell>
          <table:table-cell office:value-type="string" calcext:value-type="string">
            <text:p>Hessen</text:p>
          </table:table-cell>
          <table:table-cell office:value-type="float" office:value="65719" calcext:value-type="float">
            <text:p>65719</text:p>
          </table:table-cell>
          <table:table-cell office:value-type="string" calcext:value-type="string">
            <text:p>https://projecttogether.typeform.com/to/J2y3d590#herausforderungsid=100346</text:p>
          </table:table-cell>
          <table:table-cell table:number-columns-repeated="1015"/>
        </table:table-row>
        <table:table-row table:style-name="ro1">
          <table:table-cell office:value-type="float" office:value="100100" calcext:value-type="float">
            <text:p>100100</text:p>
          </table:table-cell>
          <table:table-cell office:value-type="string" calcext:value-type="string">
            <text:p>Wie können wir mehr/überhaupt Freizeitangebote in den Bereichen Kultur, Sport, Kunst etc. für Menschen mit und ohne Behinderung umsetzen, bei denen Menschen mit Behinderungen "nicht schräg" angeschaut werden?</text:p>
          </table:table-cell>
          <table:table-cell/>
          <table:table-cell office:value-type="string" calcext:value-type="string">
            <text:p>Menschen mit Behinderun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68219" calcext:value-type="float">
            <text:p>68219</text:p>
          </table:table-cell>
          <table:table-cell office:value-type="string" calcext:value-type="string">
            <text:p>https://projecttogether.typeform.com/to/J2y3d590#herausforderungsid=100100</text:p>
          </table:table-cell>
          <table:table-cell table:number-columns-repeated="1015"/>
        </table:table-row>
        <table:table-row table:style-name="ro1">
          <table:table-cell office:value-type="float" office:value="100531" calcext:value-type="float">
            <text:p>100531</text:p>
          </table:table-cell>
          <table:table-cell office:value-type="string" calcext:value-type="string">
            <text:p>Wie können wir Arbeitsmodelle so modernisieren, dass (junge) Frauen Karriere und Familie gleichberechtigt <text:s/>aufbauen können ohne mit Kindern berufliche Einschnitte erleben zu müssen?</text:p>
          </table:table-cell>
          <table:table-cell/>
          <table:table-cell office:value-type="string" calcext:value-type="string">
            <text:p>Insbesondere Frauen und junge Famili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68163" calcext:value-type="float">
            <text:p>68163</text:p>
          </table:table-cell>
          <table:table-cell office:value-type="string" calcext:value-type="string">
            <text:p>https://projecttogether.typeform.com/to/J2y3d590#herausforderungsid=100531</text:p>
          </table:table-cell>
          <table:table-cell table:number-columns-repeated="1015"/>
        </table:table-row>
        <table:table-row table:style-name="ro1">
          <table:table-cell office:value-type="float" office:value="100703" calcext:value-type="float">
            <text:p>100703</text:p>
          </table:table-cell>
          <table:table-cell office:value-type="string" calcext:value-type="string">
            <text:p>Wie können wir die Zusatzverdienste von Politikern und Parteien transparent gestalten, sodass klar ist, woher das Geld fließt?</text:p>
          </table:table-cell>
          <table:table-cell/>
          <table:table-cell office:value-type="string" calcext:value-type="string">
            <text:p>Parteien und Politik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4072" calcext:value-type="float">
            <text:p>74072</text:p>
          </table:table-cell>
          <table:table-cell office:value-type="string" calcext:value-type="string">
            <text:p>https://projecttogether.typeform.com/to/J2y3d590#herausforderungsid=100703</text:p>
          </table:table-cell>
          <table:table-cell table:number-columns-repeated="1015"/>
        </table:table-row>
        <table:table-row table:style-name="ro1">
          <table:table-cell office:value-type="float" office:value="100496" calcext:value-type="float">
            <text:p>100496</text:p>
          </table:table-cell>
          <table:table-cell office:value-type="string" calcext:value-type="string">
            <text:p>Wie können wir dem eklatanten Fachkräftemangel in Kitas begegnen ohne qualitätvolle Kinderbetreuung und das Kindeswohl zu gefährden.</text:p>
          </table:table-cell>
          <table:table-cell/>
          <table:table-cell office:value-type="string" calcext:value-type="string">
            <text:p>Kita-Träger (kommunal, frei-gemeinnützig, kirchlich, privat-gewerbl.), ggf. Wirtschaftsvertreter, die bereits wirkungsvolle Konzepte zur Senkung des Fachkräftemangel hab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88276" calcext:value-type="float">
            <text:p>88276</text:p>
          </table:table-cell>
          <table:table-cell office:value-type="string" calcext:value-type="string">
            <text:p>https://projecttogether.typeform.com/to/J2y3d590#herausforderungsid=100496</text:p>
          </table:table-cell>
          <table:table-cell table:number-columns-repeated="1015"/>
        </table:table-row>
        <table:table-row table:style-name="ro1">
          <table:table-cell office:value-type="float" office:value="100037" calcext:value-type="float">
            <text:p>100037</text:p>
          </table:table-cell>
          <table:table-cell office:value-type="string" calcext:value-type="string">
            <text:p>Wie können wir auch die Älteren in die Welt der Digitalisierung mitnehmen?</text:p>
          </table:table-cell>
          <table:table-cell/>
          <table:table-cell office:value-type="string" calcext:value-type="string">
            <text:p>Generation 60 plus - unabhängig davon wo diese Menschen leb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9104" calcext:value-type="float">
            <text:p>79104</text:p>
          </table:table-cell>
          <table:table-cell office:value-type="string" calcext:value-type="string">
            <text:p>https://projecttogether.typeform.com/to/J2y3d590#herausforderungsid=100037</text:p>
          </table:table-cell>
          <table:table-cell table:number-columns-repeated="1015"/>
        </table:table-row>
        <table:table-row table:style-name="ro1">
          <table:table-cell office:value-type="float" office:value="100534" calcext:value-type="float">
            <text:p>100534</text:p>
          </table:table-cell>
          <table:table-cell office:value-type="string" calcext:value-type="string">
            <text:p>Wie können wir die Kinder noch besser auf die sich schnell verändernde Welt vorbereiten? Welche Methoden und Tools braucht es im Schulalltag, damit die Lehrkräfte dies vermitteln und anwenden können?</text:p>
          </table:table-cell>
          <table:table-cell/>
          <table:table-cell office:value-type="string" calcext:value-type="string">
            <text:p>Alle Beteiligten im Bereich Schulen (Schüler und Schülerinnen, Lehrkräfte, Schulträger, Eltern usw)</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1277" calcext:value-type="float">
            <text:p>71277</text:p>
          </table:table-cell>
          <table:table-cell office:value-type="string" calcext:value-type="string">
            <text:p>https://projecttogether.typeform.com/to/J2y3d590#herausforderungsid=100534</text:p>
          </table:table-cell>
          <table:table-cell table:number-columns-repeated="1015"/>
        </table:table-row>
        <table:table-row table:style-name="ro1">
          <table:table-cell office:value-type="float" office:value="100696" calcext:value-type="float">
            <text:p>100696</text:p>
          </table:table-cell>
          <table:table-cell office:value-type="string" calcext:value-type="string">
            <text:p>Wie können wir die Öffentlich Rechtlichen umstrukturieren, so dass Sie in das digitale Zeitalter passen und Zuschauer demokratisch über Inhalte und Finanzierung abstimmen lassen?</text:p>
          </table:table-cell>
          <table:table-cell/>
          <table:table-cell office:value-type="string" calcext:value-type="string">
            <text:p>An die öffentlich rechtlichen Send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5056" calcext:value-type="float">
            <text:p>75056</text:p>
          </table:table-cell>
          <table:table-cell office:value-type="string" calcext:value-type="string">
            <text:p>https://projecttogether.typeform.com/to/J2y3d590#herausforderungsid=100696</text:p>
          </table:table-cell>
          <table:table-cell table:number-columns-repeated="1015"/>
        </table:table-row>
        <table:table-row table:style-name="ro1">
          <table:table-cell office:value-type="float" office:value="100701" calcext:value-type="float">
            <text:p>100701</text:p>
          </table:table-cell>
          <table:table-cell office:value-type="string" calcext:value-type="string">
            <text:p>Wie können wir ein transparentes Evaluationstool der geleisteten Arbeit der Bundesregierung und Landesregierungen für Bürger:innen schaffen, bei dem Ziele aufgelistet werden und mit erreichen/nicht-erreichen inkl. Erläuterungen erklärt werden?</text:p>
          </table:table-cell>
          <table:table-cell/>
          <table:table-cell office:value-type="string" calcext:value-type="string">
            <text:p>Alle Bürg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4076" calcext:value-type="float">
            <text:p>74076</text:p>
          </table:table-cell>
          <table:table-cell office:value-type="string" calcext:value-type="string">
            <text:p>https://projecttogether.typeform.com/to/J2y3d590#herausforderungsid=100701</text:p>
          </table:table-cell>
          <table:table-cell table:number-columns-repeated="1015"/>
        </table:table-row>
        <table:table-row table:style-name="ro1">
          <table:table-cell office:value-type="float" office:value="100402" calcext:value-type="float">
            <text:p>100402</text:p>
          </table:table-cell>
          <table:table-cell office:value-type="string" calcext:value-type="string">
            <text:p>Wie können wir sicherstellen, dass es genügend Psychotherapieplätze gibt, die zeitnah zugänglich sind?</text:p>
          </table:table-cell>
          <table:table-cell/>
          <table:table-cell office:value-type="string" calcext:value-type="string">
            <text:p>Menschen mit psychischen Erkrankungen, Psychologisch tätige Behandler, Krankenkassen, Staat</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2108" calcext:value-type="float">
            <text:p>72108</text:p>
          </table:table-cell>
          <table:table-cell office:value-type="string" calcext:value-type="string">
            <text:p>https://projecttogether.typeform.com/to/J2y3d590#herausforderungsid=100402</text:p>
          </table:table-cell>
          <table:table-cell table:number-columns-repeated="1015"/>
        </table:table-row>
        <table:table-row table:style-name="ro1">
          <table:table-cell office:value-type="float" office:value="100400" calcext:value-type="float">
            <text:p>100400</text:p>
          </table:table-cell>
          <table:table-cell office:value-type="string" calcext:value-type="string">
            <text:p>Wie können wir die Qualität der mentalen und körperlichen Geburtsvorbereitung, die Qualität der Vorbereitung aufs Mamasein auch in Pandemiezeiten sicherstellen? Und wie können wir Frauen / Paare im Wochenbett/1. Lebensjahr des Kindes maximal unterstützen?</text:p>
          </table:table-cell>
          <table:table-cell/>
          <table:table-cell office:value-type="string" calcext:value-type="string">
            <text:p>Paare, die ein Kind erwarten. Paare die ein Kind bekommen haben. Hebamm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8199" calcext:value-type="float">
            <text:p>78199</text:p>
          </table:table-cell>
          <table:table-cell office:value-type="string" calcext:value-type="string">
            <text:p>https://projecttogether.typeform.com/to/J2y3d590#herausforderungsid=100400</text:p>
          </table:table-cell>
          <table:table-cell table:number-columns-repeated="1015"/>
        </table:table-row>
        <table:table-row table:style-name="ro1">
          <table:table-cell office:value-type="float" office:value="100785" calcext:value-type="float">
            <text:p>100785</text:p>
          </table:table-cell>
          <table:table-cell office:value-type="string" calcext:value-type="string">
            <text:p>Wie können wir Corona-Infektionen schneller nachvollziehen und Hotspots identifizieren, um sie lokal zu isolieren?</text:p>
          </table:table-cell>
          <table:table-cell/>
          <table:table-cell office:value-type="string" calcext:value-type="string">
            <text:p>Politiker und Entscheidungsträger in Verwaltung und Medizi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4182" calcext:value-type="float">
            <text:p>74182</text:p>
          </table:table-cell>
          <table:table-cell office:value-type="string" calcext:value-type="string">
            <text:p>https://projecttogether.typeform.com/to/J2y3d590#herausforderungsid=100785</text:p>
          </table:table-cell>
          <table:table-cell table:number-columns-repeated="1015"/>
        </table:table-row>
        <table:table-row table:style-name="ro1">
          <table:table-cell office:value-type="float" office:value="100315" calcext:value-type="float">
            <text:p>100315</text:p>
          </table:table-cell>
          <table:table-cell office:value-type="string" calcext:value-type="string">
            <text:p>Wie können wir bei pflegebedürftigen Menschen in Pflegeeinrichtungen einen ausreichenden Informationsfluss zwischen Hausarzt, Krankenhaus und Pfleger:innen herstellen, um die Gesundheit von Bewohner:innen in Pflegeheimen zu verbessern?</text:p>
          </table:table-cell>
          <table:table-cell/>
          <table:table-cell office:value-type="string" calcext:value-type="string">
            <text:p>Pflegebedürftige Bewohner:innen von Pflege- und Altersheim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3230" calcext:value-type="float">
            <text:p>73230</text:p>
          </table:table-cell>
          <table:table-cell office:value-type="string" calcext:value-type="string">
            <text:p>https://projecttogether.typeform.com/to/J2y3d590#herausforderungsid=100315</text:p>
          </table:table-cell>
          <table:table-cell table:number-columns-repeated="1015"/>
        </table:table-row>
        <table:table-row table:style-name="ro1">
          <table:table-cell office:value-type="float" office:value="100491" calcext:value-type="float">
            <text:p>100491</text:p>
          </table:table-cell>
          <table:table-cell office:value-type="string" calcext:value-type="string">
            <text:p>Wie können wir die Wasserstofftechnologie erschwingbar und für Antriebstechnik allgemein verfügbar machen?</text:p>
          </table:table-cell>
          <table:table-cell/>
          <table:table-cell office:value-type="string" calcext:value-type="string">
            <text:p>an all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8467" calcext:value-type="float">
            <text:p>78467</text:p>
          </table:table-cell>
          <table:table-cell office:value-type="string" calcext:value-type="string">
            <text:p>https://projecttogether.typeform.com/to/J2y3d590#herausforderungsid=100491</text:p>
          </table:table-cell>
          <table:table-cell table:number-columns-repeated="1015"/>
        </table:table-row>
        <table:table-row table:style-name="ro1">
          <table:table-cell office:value-type="float" office:value="100468" calcext:value-type="float">
            <text:p>100468</text:p>
          </table:table-cell>
          <table:table-cell office:value-type="string" calcext:value-type="string">
            <text:p>Wie können wir eine stabile und umweltfreundliche Energieversorgung langfristig sichern?</text:p>
          </table:table-cell>
          <table:table-cell/>
          <table:table-cell office:value-type="string" calcext:value-type="string">
            <text:p>Industrie und Energieverbrauch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8467" calcext:value-type="float">
            <text:p>78467</text:p>
          </table:table-cell>
          <table:table-cell office:value-type="string" calcext:value-type="string">
            <text:p>https://projecttogether.typeform.com/to/J2y3d590#herausforderungsid=100468</text:p>
          </table:table-cell>
          <table:table-cell table:number-columns-repeated="1015"/>
        </table:table-row>
        <table:table-row table:style-name="ro1">
          <table:table-cell office:value-type="float" office:value="100555" calcext:value-type="float">
            <text:p>100555</text:p>
          </table:table-cell>
          <table:table-cell office:value-type="string" calcext:value-type="string">
            <text:p>Wie können wir die Wertschätzung für heimisch produzierte Lebensmittel wie Honig steigern und so dafür sorgen, dass gesunde Ernährung auch auf dem gesunden Umgang mit Pestiziden und Insektiziden in der Landwirtschaft basiert?</text:p>
          </table:table-cell>
          <table:table-cell/>
          <table:table-cell office:value-type="string" calcext:value-type="string">
            <text:p>Landwirte, Regionalwirtschaft, Imker, Artenschütz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88319" calcext:value-type="float">
            <text:p>88319</text:p>
          </table:table-cell>
          <table:table-cell office:value-type="string" calcext:value-type="string">
            <text:p>https://projecttogether.typeform.com/to/J2y3d590#herausforderungsid=100555</text:p>
          </table:table-cell>
          <table:table-cell table:number-columns-repeated="1015"/>
        </table:table-row>
        <table:table-row table:style-name="ro1">
          <table:table-cell office:value-type="float" office:value="100635" calcext:value-type="float">
            <text:p>100635</text:p>
          </table:table-cell>
          <table:table-cell office:value-type="string" calcext:value-type="string">
            <text:p>Wie können wir eine nachhaltige Ernährungsweise etablieren, welche das Bewusstsein für die Wertschätzung von Lebensmitteln entlang der Wertschöpfungskette erhöht und wie können wir Lebensmittelverluste vermeiden oder zumindest reduzieren?</text:p>
          </table:table-cell>
          <table:table-cell/>
          <table:table-cell office:value-type="string" calcext:value-type="string">
            <text:p>Kommunen, Permakulturdesigner, Förster, Baumschulen, Bürg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6646" calcext:value-type="float">
            <text:p>76646</text:p>
          </table:table-cell>
          <table:table-cell office:value-type="string" calcext:value-type="string">
            <text:p>https://projecttogether.typeform.com/to/J2y3d590#herausforderungsid=100635</text:p>
          </table:table-cell>
          <table:table-cell table:number-columns-repeated="1015"/>
        </table:table-row>
        <table:table-row table:style-name="ro1">
          <table:table-cell office:value-type="float" office:value="100636" calcext:value-type="float">
            <text:p>100636</text:p>
          </table:table-cell>
          <table:table-cell office:value-type="string" calcext:value-type="string">
            <text:p>Wie können wir unter Berücksichtigung des Tierwohls und der Wirtschaftlichkeit die Emissionen aus der Nutztierhaltung mindern?</text:p>
          </table:table-cell>
          <table:table-cell/>
          <table:table-cell office:value-type="string" calcext:value-type="string">
            <text:p>Ministerium für Landwirtschaft, Landwirte, Bürger, Kommu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6646" calcext:value-type="float">
            <text:p>76646</text:p>
          </table:table-cell>
          <table:table-cell office:value-type="string" calcext:value-type="string">
            <text:p>https://projecttogether.typeform.com/to/J2y3d590#herausforderungsid=100636</text:p>
          </table:table-cell>
          <table:table-cell table:number-columns-repeated="1015"/>
        </table:table-row>
        <table:table-row table:style-name="ro2">
          <table:table-cell office:value-type="float" office:value="100165" calcext:value-type="float">
            <text:p>100165</text:p>
          </table:table-cell>
          <table:table-cell office:value-type="string" calcext:value-type="string">
            <text:p>Wie können wir ÖP(N)V als Alternative zum Auto attraktiv machen?</text:p>
            <text:p>Autofahrer ist oftmals die schnellste Möglichkeit um von A nach B zu kommen. Wie können öffentliche Verkehrsmittel konkurrenzfähig werden?</text:p>
          </table:table-cell>
          <table:table-cell/>
          <table:table-cell office:value-type="string" calcext:value-type="string">
            <text:p>all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6137" calcext:value-type="float">
            <text:p>76137</text:p>
          </table:table-cell>
          <table:table-cell office:value-type="string" calcext:value-type="string">
            <text:p>https://projecttogether.typeform.com/to/J2y3d590#herausforderungsid=100165</text:p>
          </table:table-cell>
          <table:table-cell table:number-columns-repeated="1015"/>
        </table:table-row>
        <table:table-row table:style-name="ro1">
          <table:table-cell office:value-type="float" office:value="100618" calcext:value-type="float">
            <text:p>100618</text:p>
          </table:table-cell>
          <table:table-cell office:value-type="string" calcext:value-type="string">
            <text:p>Wie können wir im ländlichen Raum attraktive und umweltfreundliche Mobilitätskonzepte realisieren, ohne dass die Gemeinden dadurch stark finanziell belastet werden?</text:p>
          </table:table-cell>
          <table:table-cell/>
          <table:table-cell office:value-type="string" calcext:value-type="string">
            <text:p>Bewohner:innen im ländlichen Raum, Ältere Perso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8166" calcext:value-type="float">
            <text:p>78166</text:p>
          </table:table-cell>
          <table:table-cell office:value-type="string" calcext:value-type="string">
            <text:p>https://projecttogether.typeform.com/to/J2y3d590#herausforderungsid=100618</text:p>
          </table:table-cell>
          <table:table-cell table:number-columns-repeated="1015"/>
        </table:table-row>
        <table:table-row table:style-name="ro1">
          <table:table-cell office:value-type="float" office:value="100657" calcext:value-type="float">
            <text:p>100657</text:p>
          </table:table-cell>
          <table:table-cell office:value-type="string" calcext:value-type="string">
            <text:p>Wie können wir nachhaltig Wohnraumbedarf antizipieren und zu viel Schaffung von Wohnraum, Nachverdichtung von Städten und Grundstückserschließungen vermeiden auch unter Berücksichtigung von in 10-20-30 Jahren zur Verfügung stehendem Wohnraum der 1960er Baby-Boomer-Jahrgänge?</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6437" calcext:value-type="float">
            <text:p>76437</text:p>
          </table:table-cell>
          <table:table-cell office:value-type="string" calcext:value-type="string">
            <text:p>https://projecttogether.typeform.com/to/J2y3d590#herausforderungsid=100657</text:p>
          </table:table-cell>
          <table:table-cell table:number-columns-repeated="1015"/>
        </table:table-row>
        <table:table-row table:style-name="ro1">
          <table:table-cell office:value-type="float" office:value="100630" calcext:value-type="float">
            <text:p>100630</text:p>
          </table:table-cell>
          <table:table-cell office:value-type="string" calcext:value-type="string">
            <text:p>Wie können wir junge Menschen motivieren, sich für unsere Wälder einzusetzen und aktiven Naturschutz mit Coolness, Spaß und Gemeinschaftserlebnis verbinden, so dass dieses Engagement auch dauerhaft bestehen bleibt?</text:p>
          </table:table-cell>
          <table:table-cell/>
          <table:table-cell office:value-type="string" calcext:value-type="string">
            <text:p>Waldpädagogen, Förster, Schulleiter, Kultusministerium</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6646" calcext:value-type="float">
            <text:p>76646</text:p>
          </table:table-cell>
          <table:table-cell office:value-type="string" calcext:value-type="string">
            <text:p>https://projecttogether.typeform.com/to/J2y3d590#herausforderungsid=100630</text:p>
          </table:table-cell>
          <table:table-cell table:number-columns-repeated="1015"/>
        </table:table-row>
        <table:table-row table:style-name="ro1">
          <table:table-cell office:value-type="float" office:value="100112" calcext:value-type="float">
            <text:p>100112</text:p>
          </table:table-cell>
          <table:table-cell office:value-type="string" calcext:value-type="string">
            <text:p>Wie können wir kulturelle Teilhabe im ländlichen Raum zukünftig gewährleisten?</text:p>
          </table:table-cell>
          <table:table-cell/>
          <table:table-cell office:value-type="string" calcext:value-type="string">
            <text:p>Menschen in ländlichen Räum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0372" calcext:value-type="float">
            <text:p>70372</text:p>
          </table:table-cell>
          <table:table-cell office:value-type="string" calcext:value-type="string">
            <text:p>https://projecttogether.typeform.com/to/J2y3d590#herausforderungsid=100112</text:p>
          </table:table-cell>
          <table:table-cell table:number-columns-repeated="1015"/>
        </table:table-row>
        <table:table-row table:style-name="ro1">
          <table:table-cell office:value-type="float" office:value="100620" calcext:value-type="float">
            <text:p>100620</text:p>
          </table:table-cell>
          <table:table-cell office:value-type="string" calcext:value-type="string">
            <text:p>Wie können wir den Einzelhandel mit (lokalem) Online-shopping verbinden?</text:p>
          </table:table-cell>
          <table:table-cell/>
          <table:table-cell office:value-type="string" calcext:value-type="string">
            <text:p>Bewohner:innen auf dem Land</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8166" calcext:value-type="float">
            <text:p>78166</text:p>
          </table:table-cell>
          <table:table-cell office:value-type="string" calcext:value-type="string">
            <text:p>https://projecttogether.typeform.com/to/J2y3d590#herausforderungsid=100620</text:p>
          </table:table-cell>
          <table:table-cell table:number-columns-repeated="1015"/>
        </table:table-row>
        <table:table-row table:style-name="ro1">
          <table:table-cell office:value-type="float" office:value="100549" calcext:value-type="float">
            <text:p>100549</text:p>
          </table:table-cell>
          <table:table-cell office:value-type="string" calcext:value-type="string">
            <text:p>Wie können wir mit Hilfe von neuen Ideen und Aktivitäten die Attraktivität der Zentren unserer Städte und Dörfer, und somit Besuchsfrequenz, Aufenthaltsdauer, -qualität für Bewohner:innen und Umland gesteigert werden; nicht zurück zum Vor-Corona Niveau sondern darüber hinaus?</text:p>
          </table:table-cell>
          <table:table-cell/>
          <table:table-cell office:value-type="string" calcext:value-type="string">
            <text:p>Ladenbesitzer:innen, Innenstadtbewohner:innen, Kunst-/Kulturschaffende, Gastronomie/Hotellerie, Mitarbeitende Stadtmarketing, Öffentliche Verwaltung, Stadtplaner:innen, Immobilienwirtschaft, Technologieanbieter, Verbände, Stiftun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den-Württemberg</text:p>
          </table:table-cell>
          <table:table-cell office:value-type="float" office:value="78462" calcext:value-type="float">
            <text:p>78462</text:p>
          </table:table-cell>
          <table:table-cell office:value-type="string" calcext:value-type="string">
            <text:p>https://projecttogether.typeform.com/to/J2y3d590#herausforderungsid=100549</text:p>
          </table:table-cell>
          <table:table-cell table:number-columns-repeated="1015"/>
        </table:table-row>
        <table:table-row table:style-name="ro1">
          <table:table-cell office:value-type="float" office:value="100144" calcext:value-type="float">
            <text:p>100144</text:p>
          </table:table-cell>
          <table:table-cell office:value-type="string" calcext:value-type="string">
            <text:p>Wie können wir die Wertigkeit von Care Arbeit (Haushalt, Kinder, Pflege,...) in der Gesellschaft gegenüber der klassischen Berufstätigkeit stärken?</text:p>
          </table:table-cell>
          <table:table-cell/>
          <table:table-cell office:value-type="string" calcext:value-type="string">
            <text:p>Besonders Familien und Paare, insgesamt jedoch alle Mensch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992" calcext:value-type="float">
            <text:p>80992</text:p>
          </table:table-cell>
          <table:table-cell office:value-type="string" calcext:value-type="string">
            <text:p>https://projecttogether.typeform.com/to/J2y3d590#herausforderungsid=100144</text:p>
          </table:table-cell>
          <table:table-cell table:number-columns-repeated="1015"/>
        </table:table-row>
        <table:table-row table:style-name="ro1">
          <table:table-cell office:value-type="float" office:value="100143" calcext:value-type="float">
            <text:p>100143</text:p>
          </table:table-cell>
          <table:table-cell office:value-type="string" calcext:value-type="string">
            <text:p>Wie können wir Menschen, welche normalerweise nicht von Diskriminierung betroffen sind die Erfahrung von Diskriminierung ermöglichen um sie dadurch für die Auswirkung von Diskriminierung zu sensibilisieren.</text:p>
          </table:table-cell>
          <table:table-cell/>
          <table:table-cell office:value-type="string" calcext:value-type="string">
            <text:p>Jegliche priviligierte Gesellschaftliche Gruppen in Deutschland: Weiße Männer im Beruf, Frauen im Familienrecht, weiße bei der Polizeikontrolle nach Dro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992" calcext:value-type="float">
            <text:p>80992</text:p>
          </table:table-cell>
          <table:table-cell office:value-type="string" calcext:value-type="string">
            <text:p>https://projecttogether.typeform.com/to/J2y3d590#herausforderungsid=100143</text:p>
          </table:table-cell>
          <table:table-cell table:number-columns-repeated="1015"/>
        </table:table-row>
        <table:table-row table:style-name="ro1">
          <table:table-cell office:value-type="float" office:value="100328" calcext:value-type="float">
            <text:p>100328</text:p>
          </table:table-cell>
          <table:table-cell office:value-type="string" calcext:value-type="string">
            <text:p>Wie können wir es schaffen, strukturelle Diskriminierung einfach und durch die Partizipation vieler sichtbar zu machen?</text:p>
          </table:table-cell>
          <table:table-cell/>
          <table:table-cell office:value-type="string" calcext:value-type="string">
            <text:p>Alle Bürger*innen, die Diskriminierung erfahr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992" calcext:value-type="float">
            <text:p>80992</text:p>
          </table:table-cell>
          <table:table-cell office:value-type="string" calcext:value-type="string">
            <text:p>https://projecttogether.typeform.com/to/J2y3d590#herausforderungsid=100328</text:p>
          </table:table-cell>
          <table:table-cell table:number-columns-repeated="1015"/>
        </table:table-row>
        <table:table-row table:style-name="ro1">
          <table:table-cell office:value-type="float" office:value="100771" calcext:value-type="float">
            <text:p>100771</text:p>
          </table:table-cell>
          <table:table-cell office:value-type="string" calcext:value-type="string">
            <text:p>Wie können wir die demokratischen Prozesse verbessern und transparenter gestalten, mehr Bürgerbeteiligung erzielen und unsere wertvolle Demokratie auf den neuesten Stand bringen?</text:p>
          </table:table-cell>
          <table:table-cell/>
          <table:table-cell office:value-type="string" calcext:value-type="string">
            <text:p>Alle interessierten Bürger, sowie die Pendler aus den Nachbarländern und Migranten , denen die Ansiedelung in ihrem Heimatland alle sozialen und ökonomischen Vorteile bringen würd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5049" calcext:value-type="float">
            <text:p>85049</text:p>
          </table:table-cell>
          <table:table-cell office:value-type="string" calcext:value-type="string">
            <text:p>https://projecttogether.typeform.com/to/J2y3d590#herausforderungsid=100771</text:p>
          </table:table-cell>
          <table:table-cell table:number-columns-repeated="1015"/>
        </table:table-row>
        <table:table-row table:style-name="ro1">
          <table:table-cell office:value-type="float" office:value="100478" calcext:value-type="float">
            <text:p>100478</text:p>
          </table:table-cell>
          <table:table-cell office:value-type="string" calcext:value-type="string">
            <text:p>Wie können wir die Diversität unserer Gesellschaft in der Politik wiederspiegeln? (Auf kommunaler, regionaler, Länder- und Bundesebene?)</text:p>
          </table:table-cell>
          <table:table-cell/>
          <table:table-cell office:value-type="string" calcext:value-type="string">
            <text:p>Kommunen, Politiker:innen, Minderheit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90403" calcext:value-type="float">
            <text:p>90403</text:p>
          </table:table-cell>
          <table:table-cell office:value-type="string" calcext:value-type="string">
            <text:p>https://projecttogether.typeform.com/to/J2y3d590#herausforderungsid=100478</text:p>
          </table:table-cell>
          <table:table-cell table:number-columns-repeated="1015"/>
        </table:table-row>
        <table:table-row table:style-name="ro1">
          <table:table-cell office:value-type="float" office:value="100766" calcext:value-type="float">
            <text:p>100766</text:p>
          </table:table-cell>
          <table:table-cell office:value-type="string" calcext:value-type="string">
            <text:p>Wie können wir erreichen, dass "organisierte" Kommunalpolitik für ältere Menschen so niederschwellig nahegebracht werden kann, dass sich Menschen auch nach dem Arbeitsleben mehr in kommunalpolitischen Gremien engagieren?</text:p>
          </table:table-cell>
          <table:table-cell/>
          <table:table-cell office:value-type="string" calcext:value-type="string">
            <text:p>Interessierte Menschen nach dem Arbeitsleben. Besonders Frauen nach der familiären Verantwortung für die Kinder, die ja gerade in diesem Gesellschaftsbereich am Häufigsten angetroffen wird.</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5049" calcext:value-type="float">
            <text:p>85049</text:p>
          </table:table-cell>
          <table:table-cell office:value-type="string" calcext:value-type="string">
            <text:p>https://projecttogether.typeform.com/to/J2y3d590#herausforderungsid=100766</text:p>
          </table:table-cell>
          <table:table-cell table:number-columns-repeated="1015"/>
        </table:table-row>
        <table:table-row table:style-name="ro1">
          <table:table-cell office:value-type="float" office:value="100472" calcext:value-type="float">
            <text:p>100472</text:p>
          </table:table-cell>
          <table:table-cell office:value-type="string" calcext:value-type="string">
            <text:p>Wie können wir zivilgesellschaftlichen Organisationen eine stabile Basis für ihre inhaltliche Arbeit bereitstellen und sie von technischen und administrativen Themen entlasten?</text:p>
          </table:table-cell>
          <table:table-cell/>
          <table:table-cell office:value-type="string" calcext:value-type="string">
            <text:p>Engagiert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797" calcext:value-type="float">
            <text:p>80797</text:p>
          </table:table-cell>
          <table:table-cell office:value-type="string" calcext:value-type="string">
            <text:p>https://projecttogether.typeform.com/to/J2y3d590#herausforderungsid=100472</text:p>
          </table:table-cell>
          <table:table-cell table:number-columns-repeated="1015"/>
        </table:table-row>
        <table:table-row table:style-name="ro1">
          <table:table-cell office:value-type="float" office:value="100474" calcext:value-type="float">
            <text:p>100474</text:p>
          </table:table-cell>
          <table:table-cell office:value-type="string" calcext:value-type="string">
            <text:p>Wie können wir dafür sorgen, dass ehrenamtliches Engagement allen offen steht und lebensbegleitend ausgeführt werden kann?</text:p>
          </table:table-cell>
          <table:table-cell/>
          <table:table-cell office:value-type="string" calcext:value-type="string">
            <text:p>Engagierte und Engagement-Interessiert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797" calcext:value-type="float">
            <text:p>80797</text:p>
          </table:table-cell>
          <table:table-cell office:value-type="string" calcext:value-type="string">
            <text:p>https://projecttogether.typeform.com/to/J2y3d590#herausforderungsid=100474</text:p>
          </table:table-cell>
          <table:table-cell table:number-columns-repeated="1015"/>
        </table:table-row>
        <table:table-row table:style-name="ro1">
          <table:table-cell office:value-type="float" office:value="100386" calcext:value-type="float">
            <text:p>100386</text:p>
          </table:table-cell>
          <table:table-cell office:value-type="string" calcext:value-type="string">
            <text:p>Wie können wir unsere „Schere zwischen Arm und Reich“ zum Thema „Bildung für Alle“ nachhaltig schließen?</text:p>
          </table:table-cell>
          <table:table-cell/>
          <table:table-cell office:value-type="string" calcext:value-type="string">
            <text:p>An all unsere Kinder, Jugendliche und junge Lernend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1737" calcext:value-type="float">
            <text:p>81737</text:p>
          </table:table-cell>
          <table:table-cell office:value-type="string" calcext:value-type="string">
            <text:p>https://projecttogether.typeform.com/to/J2y3d590#herausforderungsid=100386</text:p>
          </table:table-cell>
          <table:table-cell table:number-columns-repeated="1015"/>
        </table:table-row>
        <table:table-row table:style-name="ro1">
          <table:table-cell office:value-type="float" office:value="100471" calcext:value-type="float">
            <text:p>100471</text:p>
          </table:table-cell>
          <table:table-cell office:value-type="string" calcext:value-type="string">
            <text:p>Wie können wir sicherstellen, dass jede*r die Möglichkeit hat, lebensbegleitend Bildungsangebote wahrzunehmen, die nicht nur berufsbezogen sind?</text:p>
          </table:table-cell>
          <table:table-cell/>
          <table:table-cell office:value-type="string" calcext:value-type="string">
            <text:p>Alle Menschen (keine spezifische Zielgrupp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797" calcext:value-type="float">
            <text:p>80797</text:p>
          </table:table-cell>
          <table:table-cell office:value-type="string" calcext:value-type="string">
            <text:p>https://projecttogether.typeform.com/to/J2y3d590#herausforderungsid=100471</text:p>
          </table:table-cell>
          <table:table-cell table:number-columns-repeated="1015"/>
        </table:table-row>
        <table:table-row table:style-name="ro1">
          <table:table-cell office:value-type="float" office:value="100579" calcext:value-type="float">
            <text:p>100579</text:p>
          </table:table-cell>
          <table:table-cell office:value-type="string" calcext:value-type="string">
            <text:p>Wie können lebens- und berufserfahrene ältere Menschen als wertschätzende Mentoren gewonnen und unterstützt werden, um auf hohem Niveau andere (Jüngere, Berufstätige, Mütter/Väter...) in ihren Beruf zu begleiten?</text:p>
          </table:table-cell>
          <table:table-cell/>
          <table:table-cell office:value-type="string" calcext:value-type="string">
            <text:p>Jüngere Menschen nach Ausbildung/Beruf, Menschen bis ca. 35 Jahren im Beruf, Quereinsteiger in komplett andere Branchen, Wiedereinsteiger ins Berufsleben nach Krankheit, Auslandsaufenthalt oder anderen Hinderungsgründ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5244" calcext:value-type="float">
            <text:p>85244</text:p>
          </table:table-cell>
          <table:table-cell office:value-type="string" calcext:value-type="string">
            <text:p>https://projecttogether.typeform.com/to/J2y3d590#herausforderungsid=100579</text:p>
          </table:table-cell>
          <table:table-cell table:number-columns-repeated="1015"/>
        </table:table-row>
        <table:table-row table:style-name="ro1">
          <table:table-cell office:value-type="float" office:value="100754" calcext:value-type="float">
            <text:p>100754</text:p>
          </table:table-cell>
          <table:table-cell office:value-type="string" calcext:value-type="string">
            <text:p>Wie können wir Lebensräume gestalten, damit Arbeit von zuhause sich in privater Umgebung integrieren lässt?</text:p>
          </table:table-cell>
          <table:table-cell/>
          <table:table-cell office:value-type="string" calcext:value-type="string">
            <text:p>Bauministerium des Innern, für Bau und Heimat</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5652" calcext:value-type="float">
            <text:p>85652</text:p>
          </table:table-cell>
          <table:table-cell office:value-type="string" calcext:value-type="string">
            <text:p>https://projecttogether.typeform.com/to/J2y3d590#herausforderungsid=100754</text:p>
          </table:table-cell>
          <table:table-cell table:number-columns-repeated="1015"/>
        </table:table-row>
        <table:table-row table:style-name="ro1">
          <table:table-cell office:value-type="float" office:value="100377" calcext:value-type="float">
            <text:p>100377</text:p>
          </table:table-cell>
          <table:table-cell office:value-type="string" calcext:value-type="string">
            <text:p>Wie können wir Schulen Bundesweit dabei unterstützen das Digitalisierungsbudget für Schulen abzurufen ,um die Digitalisierung für unsere Kinder voranzutreiben?</text:p>
          </table:table-cell>
          <table:table-cell/>
          <table:table-cell office:value-type="string" calcext:value-type="string">
            <text:p>Schul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1379" calcext:value-type="float">
            <text:p>81379</text:p>
          </table:table-cell>
          <table:table-cell office:value-type="string" calcext:value-type="string">
            <text:p>https://projecttogether.typeform.com/to/J2y3d590#herausforderungsid=100377</text:p>
          </table:table-cell>
          <table:table-cell table:number-columns-repeated="1015"/>
        </table:table-row>
        <table:table-row table:style-name="ro1">
          <table:table-cell office:value-type="float" office:value="100524" calcext:value-type="float">
            <text:p>100524</text:p>
          </table:table-cell>
          <table:table-cell office:value-type="string" calcext:value-type="string">
            <text:p>Wie können wir besonders Lehrkräften, aber auch Schülerinnen und Schülern besseren Umgang mit schulisch relevanten digitalen Angeboten, wie z. B. YouTube, VLC Media Player und Bildbearbeitungsprogrammen beibringen?</text:p>
          </table:table-cell>
          <table:table-cell/>
          <table:table-cell office:value-type="string" calcext:value-type="string">
            <text:p>Lehrkräfte und Schülerinnen und Schül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91096" calcext:value-type="float">
            <text:p>91096</text:p>
          </table:table-cell>
          <table:table-cell office:value-type="string" calcext:value-type="string">
            <text:p>https://projecttogether.typeform.com/to/J2y3d590#herausforderungsid=100524</text:p>
          </table:table-cell>
          <table:table-cell table:number-columns-repeated="1015"/>
        </table:table-row>
        <table:table-row table:style-name="ro1">
          <table:table-cell office:value-type="float" office:value="100446" calcext:value-type="float">
            <text:p>100446</text:p>
          </table:table-cell>
          <table:table-cell office:value-type="string" calcext:value-type="string">
            <text:p>Wie können wir besser über kommunale Projekte/Vorhaben informieren und Bürger:innen in Entwicklung und Umsetzung der Projekte einbind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96129" calcext:value-type="float">
            <text:p>96129</text:p>
          </table:table-cell>
          <table:table-cell office:value-type="string" calcext:value-type="string">
            <text:p>https://projecttogether.typeform.com/to/J2y3d590#herausforderungsid=100446</text:p>
          </table:table-cell>
          <table:table-cell table:number-columns-repeated="1015"/>
        </table:table-row>
        <table:table-row table:style-name="ro1">
          <table:table-cell office:value-type="float" office:value="100445" calcext:value-type="float">
            <text:p>100445</text:p>
          </table:table-cell>
          <table:table-cell office:value-type="string" calcext:value-type="string">
            <text:p>Wie können wir die lokale Demokratie fördern und eine partizipative Kultur entwickeln mithilfe von Beteiligungsplattformen oder digitaler Trends? Wie können wir stille Gruppen aktivier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96129" calcext:value-type="float">
            <text:p>96129</text:p>
          </table:table-cell>
          <table:table-cell office:value-type="string" calcext:value-type="string">
            <text:p>https://projecttogether.typeform.com/to/J2y3d590#herausforderungsid=100445</text:p>
          </table:table-cell>
          <table:table-cell table:number-columns-repeated="1015"/>
        </table:table-row>
        <table:table-row table:style-name="ro1">
          <table:table-cell office:value-type="float" office:value="100450" calcext:value-type="float">
            <text:p>100450</text:p>
          </table:table-cell>
          <table:table-cell office:value-type="string" calcext:value-type="string">
            <text:p>Wie können wir Impfberechtigte in der Terminierung des Impftermins und Transports, sowie der Organisation erforderlicher Formulare unterstützen und ggf. eine Begleitperson bereitstellen, um dem Impberechtigten einen angenehmen und stressfreien Imptermin zu ermöglichen?</text:p>
          </table:table-cell>
          <table:table-cell/>
          <table:table-cell office:value-type="string" calcext:value-type="string">
            <text:p>Impfberechtigte im häuslichen Umfeld ohne Hilfestellung aus dem familiären oder Bekannten-Kreis</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93105" calcext:value-type="float">
            <text:p>93105</text:p>
          </table:table-cell>
          <table:table-cell office:value-type="string" calcext:value-type="string">
            <text:p>https://projecttogether.typeform.com/to/J2y3d590#herausforderungsid=100450</text:p>
          </table:table-cell>
          <table:table-cell table:number-columns-repeated="1015"/>
        </table:table-row>
        <table:table-row table:style-name="ro1">
          <table:table-cell office:value-type="float" office:value="100804" calcext:value-type="float">
            <text:p>100804</text:p>
          </table:table-cell>
          <table:table-cell office:value-type="string" calcext:value-type="string">
            <text:p>Wie können wir in der letzten Phase der Pandemie immer mehr COVID freie Räume schaffen, in denen das Leben wieder ohne Einschränkungen stattfinden kann?</text:p>
          </table:table-cell>
          <table:table-cell/>
          <table:table-cell office:value-type="string" calcext:value-type="string">
            <text:p>Alle Bürg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797" calcext:value-type="float">
            <text:p>80797</text:p>
          </table:table-cell>
          <table:table-cell office:value-type="string" calcext:value-type="string">
            <text:p>https://projecttogether.typeform.com/to/J2y3d590#herausforderungsid=100804</text:p>
          </table:table-cell>
          <table:table-cell table:number-columns-repeated="1015"/>
        </table:table-row>
        <table:table-row table:style-name="ro1">
          <table:table-cell office:value-type="float" office:value="100320" calcext:value-type="float">
            <text:p>100320</text:p>
          </table:table-cell>
          <table:table-cell office:value-type="string" calcext:value-type="string">
            <text:p>Wie können wir Kinder und Jugendliche psychisch stärken? Und wie können wir ihnen einen gesunden Umgang sozialen Medien ermöglichen und negativen Folgen wie Internetsucht, Angststörungen, Bodyshaming etc. vorbeugen?</text:p>
          </table:table-cell>
          <table:table-cell/>
          <table:table-cell office:value-type="string" calcext:value-type="string">
            <text:p>Jugendliche, Kinder, Elter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1541" calcext:value-type="float">
            <text:p>81541</text:p>
          </table:table-cell>
          <table:table-cell office:value-type="string" calcext:value-type="string">
            <text:p>https://projecttogether.typeform.com/to/J2y3d590#herausforderungsid=100320</text:p>
          </table:table-cell>
          <table:table-cell table:number-columns-repeated="1015"/>
        </table:table-row>
        <table:table-row table:style-name="ro1">
          <table:table-cell office:value-type="float" office:value="100746" calcext:value-type="float">
            <text:p>100746</text:p>
          </table:table-cell>
          <table:table-cell office:value-type="string" calcext:value-type="string">
            <text:p>Wie können wir die Durchführung und Überprüfung der Laien-Selbsttests vereinfachen oder überhaupt für kleine Betriebe ermöglichen?</text:p>
          </table:table-cell>
          <table:table-cell/>
          <table:table-cell office:value-type="string" calcext:value-type="string">
            <text:p>Alle Bürger und Bürg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799" calcext:value-type="float">
            <text:p>80799</text:p>
          </table:table-cell>
          <table:table-cell office:value-type="string" calcext:value-type="string">
            <text:p>https://projecttogether.typeform.com/to/J2y3d590#herausforderungsid=100746</text:p>
          </table:table-cell>
          <table:table-cell table:number-columns-repeated="1015"/>
        </table:table-row>
        <table:table-row table:style-name="ro1">
          <table:table-cell office:value-type="float" office:value="100099" calcext:value-type="float">
            <text:p>100099</text:p>
          </table:table-cell>
          <table:table-cell office:value-type="string" calcext:value-type="string">
            <text:p>Wie können wir die Menge an Verpackungsmüll aus Privathaushalten reduzieren, der täglich verbrannt oder in andere Teile der Welt verschickt wird? Sei es durch mehr Vermeidung, mehr Mülltrennung, besser recyclierbare Verpackungen, neue Verwertungstechnologien, <text:s/>etc.</text:p>
          </table:table-cell>
          <table:table-cell/>
          <table:table-cell office:value-type="string" calcext:value-type="string">
            <text:p>Regierung / Haushalte / Unternehmer / Einzelhandel / Verpackungshersteller / ... je nach Lösungsansatz</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1925" calcext:value-type="float">
            <text:p>81925</text:p>
          </table:table-cell>
          <table:table-cell office:value-type="string" calcext:value-type="string">
            <text:p>https://projecttogether.typeform.com/to/J2y3d590#herausforderungsid=100099</text:p>
          </table:table-cell>
          <table:table-cell table:number-columns-repeated="1015"/>
        </table:table-row>
        <table:table-row table:style-name="ro2">
          <table:table-cell office:value-type="float" office:value="100102" calcext:value-type="float">
            <text:p>100102</text:p>
          </table:table-cell>
          <table:table-cell office:value-type="string" calcext:value-type="string">
            <text:p>Wie können wir nachhaltiger bei Unterhaltungselektronik und Haushaltsgeräten werden?</text:p>
            <text:p>Wir leben in einer Wegwerfgesellschaft, angefangen beim Smartphone bis zur Mikrowelle. Können wir das ändern?</text:p>
          </table:table-cell>
          <table:table-cell/>
          <table:table-cell office:value-type="string" calcext:value-type="string">
            <text:p>ReparateurInnen, Hersteller, Konsument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97483" calcext:value-type="float">
            <text:p>97483</text:p>
          </table:table-cell>
          <table:table-cell office:value-type="string" calcext:value-type="string">
            <text:p>https://projecttogether.typeform.com/to/J2y3d590#herausforderungsid=100102</text:p>
          </table:table-cell>
          <table:table-cell table:number-columns-repeated="1015"/>
        </table:table-row>
        <table:table-row table:style-name="ro1">
          <table:table-cell office:value-type="float" office:value="100265" calcext:value-type="float">
            <text:p>100265</text:p>
          </table:table-cell>
          <table:table-cell office:value-type="string" calcext:value-type="string">
            <text:p>Wie können wir den riesigen Berg an Müll durch die Café to go Becher, der täglich anfällt, reduzieren?</text:p>
          </table:table-cell>
          <table:table-cell/>
          <table:table-cell office:value-type="string" calcext:value-type="string">
            <text:p>Bewohner:innen Deutschlands</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0331" calcext:value-type="float">
            <text:p>80331</text:p>
          </table:table-cell>
          <table:table-cell office:value-type="string" calcext:value-type="string">
            <text:p>https://projecttogether.typeform.com/to/J2y3d590#herausforderungsid=100265</text:p>
          </table:table-cell>
          <table:table-cell table:number-columns-repeated="1015"/>
        </table:table-row>
        <table:table-row table:style-name="ro1">
          <table:table-cell office:value-type="float" office:value="100650" calcext:value-type="float">
            <text:p>100650</text:p>
          </table:table-cell>
          <table:table-cell office:value-type="string" calcext:value-type="string">
            <text:p>Wie können wir blinden und stark Sehbehinderten eine sichere Selbstrettung in Brandfällen in Hotels und öffentlichen Gebäuden ermöglichen?</text:p>
          </table:table-cell>
          <table:table-cell/>
          <table:table-cell office:value-type="string" calcext:value-type="string">
            <text:p>Blinde und stark Sehbehindert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63741" calcext:value-type="float">
            <text:p>63741</text:p>
          </table:table-cell>
          <table:table-cell office:value-type="string" calcext:value-type="string">
            <text:p>https://projecttogether.typeform.com/to/J2y3d590#herausforderungsid=100650</text:p>
          </table:table-cell>
          <table:table-cell table:number-columns-repeated="1015"/>
        </table:table-row>
        <table:table-row table:style-name="ro1">
          <table:table-cell office:value-type="float" office:value="100447" calcext:value-type="float">
            <text:p>100447</text:p>
          </table:table-cell>
          <table:table-cell office:value-type="string" calcext:value-type="string">
            <text:p>Wie können wir Ortsteile im ländlichen Raum besser mit den Angeboten, den Strukturen und Netzwerken aus den Städten verbinden und mehr Beteiligung an Entscheidungsprozessen herstell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96129" calcext:value-type="float">
            <text:p>96129</text:p>
          </table:table-cell>
          <table:table-cell office:value-type="string" calcext:value-type="string">
            <text:p>https://projecttogether.typeform.com/to/J2y3d590#herausforderungsid=100447</text:p>
          </table:table-cell>
          <table:table-cell table:number-columns-repeated="1015"/>
        </table:table-row>
        <table:table-row table:style-name="ro1">
          <table:table-cell office:value-type="float" office:value="100612" calcext:value-type="float">
            <text:p>100612</text:p>
          </table:table-cell>
          <table:table-cell office:value-type="string" calcext:value-type="string">
            <text:p>Wie können wir es schaffen, dass Dorfbewohner auf ein eigenes Auto verzichten, ohne dass sie dadurch nennenswerte Einschränkungen in Kauf nehmen müssen ?</text:p>
          </table:table-cell>
          <table:table-cell/>
          <table:table-cell office:value-type="string" calcext:value-type="string">
            <text:p>Dorfbewohn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ayern</text:p>
          </table:table-cell>
          <table:table-cell office:value-type="float" office:value="86673" calcext:value-type="float">
            <text:p>86673</text:p>
          </table:table-cell>
          <table:table-cell office:value-type="string" calcext:value-type="string">
            <text:p>https://projecttogether.typeform.com/to/J2y3d590#herausforderungsid=100612</text:p>
          </table:table-cell>
          <table:table-cell table:number-columns-repeated="1015"/>
        </table:table-row>
        <table:table-row table:style-name="ro1">
          <table:table-cell table:style-name="ce1" office:value-type="float" office:value="100530" calcext:value-type="float">
            <text:p>100530</text:p>
          </table:table-cell>
          <table:table-cell table:style-name="ce1" office:value-type="string" calcext:value-type="string">
            <text:p>Wie können wir sicherstellen, dass Menschen, die in unserer Gesellschaft Rassismuserfahrungen machen &amp; sich mental belastet fühlen, bei der in Anspruchnahme psychosozialer Angebote auf rassismussensible und rassismuskritisch arbeitende Berater*innen und Therapeut*innen treffen?</text:p>
          </table:table-cell>
          <table:table-cell table:style-name="ce1"/>
          <table:table-cell table:style-name="ce1" office:value-type="string" calcext:value-type="string">
            <text:p>Die Lösungsansätze sollten es Menschen, welche im psychosozialen Bereich beratend und therapeutisch tätig sind, ermöglichen, sich zu dem Thema rassismussensible und -kritische Beratung und Therapie flächendeckend fortbilden zu könn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965" calcext:value-type="float">
            <text:p>10965</text:p>
          </table:table-cell>
          <table:table-cell table:style-name="ce1" office:value-type="string" calcext:value-type="string">
            <text:p>https://projecttogether.typeform.com/to/J2y3d590#herausforderungsid=100530</text:p>
          </table:table-cell>
          <table:table-cell table:style-name="ce1" table:number-columns-repeated="2"/>
          <table:table-cell table:number-columns-repeated="1013"/>
        </table:table-row>
        <table:table-row table:style-name="ro1">
          <table:table-cell table:style-name="ce1" office:value-type="float" office:value="100624" calcext:value-type="float">
            <text:p>100624</text:p>
          </table:table-cell>
          <table:table-cell table:style-name="ce1" office:value-type="string" calcext:value-type="string">
            <text:p>Wie können wir es weiblich gelesenen und Trans*Personen ermöglichen, sich auch nach Einbruch der Dunkelheit noch sicher auf unseren Straßen zu bewegen?</text:p>
          </table:table-cell>
          <table:table-cell table:style-name="ce1"/>
          <table:table-cell table:style-name="ce1" office:value-type="string" calcext:value-type="string">
            <text:p>Alle weiblich gelesenen Personen, Trans*Personen, Frauen und Mädch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247" calcext:value-type="float">
            <text:p>10247</text:p>
          </table:table-cell>
          <table:table-cell table:style-name="ce1" office:value-type="string" calcext:value-type="string">
            <text:p>https://projecttogether.typeform.com/to/J2y3d590#herausforderungsid=100624</text:p>
          </table:table-cell>
          <table:table-cell table:style-name="ce1" table:number-columns-repeated="2"/>
          <table:table-cell table:number-columns-repeated="1013"/>
        </table:table-row>
        <table:table-row table:style-name="ro1">
          <table:table-cell table:style-name="ce1" office:value-type="float" office:value="100461" calcext:value-type="float">
            <text:p>100461</text:p>
          </table:table-cell>
          <table:table-cell table:style-name="ce1" office:value-type="string" calcext:value-type="string">
            <text:p>Wie können wir bei jungen Bürger*innen den Konsum von qualitativ hochwertigen Informationen erhöhen und kritisches Denken trainieren?</text:p>
          </table:table-cell>
          <table:table-cell table:style-name="ce1"/>
          <table:table-cell table:style-name="ce1" office:value-type="string" calcext:value-type="string">
            <text:p>Junge Bürger*innen im Alter von 15-29</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2101" calcext:value-type="float">
            <text:p>12101</text:p>
          </table:table-cell>
          <table:table-cell table:style-name="ce1" office:value-type="string" calcext:value-type="string">
            <text:p>https://projecttogether.typeform.com/to/J2y3d590#herausforderungsid=100461</text:p>
          </table:table-cell>
          <table:table-cell table:style-name="ce1" table:number-columns-repeated="2"/>
          <table:table-cell table:number-columns-repeated="1013"/>
        </table:table-row>
        <table:table-row table:style-name="ro1">
          <table:table-cell table:style-name="ce1" office:value-type="float" office:value="100743" calcext:value-type="float">
            <text:p>100743</text:p>
          </table:table-cell>
          <table:table-cell table:style-name="ce1" office:value-type="string" calcext:value-type="string">
            <text:p>Wie können wir die Kommunikation über politische Entscheidungsfindungsprozesse und die daraus entstehenden Beschlüsse transparenter, nachvollziehbarer und glaubwürdiger machen?</text:p>
          </table:table-cell>
          <table:table-cell table:style-name="ce1"/>
          <table:table-cell table:style-name="ce1" office:value-type="string" calcext:value-type="string">
            <text:p>alle politisch interessierten Bürger</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961" calcext:value-type="float">
            <text:p>10961</text:p>
          </table:table-cell>
          <table:table-cell table:style-name="ce1" office:value-type="string" calcext:value-type="string">
            <text:p>https://projecttogether.typeform.com/to/J2y3d590#herausforderungsid=100743</text:p>
          </table:table-cell>
          <table:table-cell table:style-name="ce1" table:number-columns-repeated="1015"/>
        </table:table-row>
        <table:table-row table:style-name="ro1">
          <table:table-cell table:style-name="ce1" office:value-type="float" office:value="100506" calcext:value-type="float">
            <text:p>100506</text:p>
          </table:table-cell>
          <table:table-cell table:style-name="ce1" office:value-type="string" calcext:value-type="string">
            <text:p>Wie können wir Menschen ohne Schulabschluss oder ohne gültigen Schulabschluss eine Berufsausbildung ermöglichen? <text:s text:c="3"/>Was für Fähigkeiten und Kenntnisse braucht es für eine Berufsausbildung, wie können wir diese vermitteln und ohne Schulabschluss nachweisen?</text:p>
          </table:table-cell>
          <table:table-cell table:style-name="ce1"/>
          <table:table-cell table:style-name="ce1" office:value-type="string" calcext:value-type="string">
            <text:p>Schulabbrecher*innen, Einwander*inn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559" calcext:value-type="float">
            <text:p>10559</text:p>
          </table:table-cell>
          <table:table-cell table:style-name="ce1" office:value-type="string" calcext:value-type="string">
            <text:p>https://projecttogether.typeform.com/to/J2y3d590#herausforderungsid=100506</text:p>
          </table:table-cell>
          <table:table-cell table:style-name="ce1" table:number-columns-repeated="1015"/>
        </table:table-row>
        <table:table-row table:style-name="ro1">
          <table:table-cell table:style-name="ce1" office:value-type="float" office:value="100397" calcext:value-type="float">
            <text:p>100397</text:p>
          </table:table-cell>
          <table:table-cell table:style-name="ce1" office:value-type="string" calcext:value-type="string">
            <text:p>Digitale Inklusion - wie kann man jüngere Bürger:innen motivieren sowie befähigen, um ältere Generationen im alltäglichen Umgang mit digitalen Medien zu unterstützen?</text:p>
          </table:table-cell>
          <table:table-cell table:style-name="ce1"/>
          <table:table-cell table:style-name="ce1" office:value-type="string" calcext:value-type="string">
            <text:p>a) Bewohner:innen von Pflege- und Altersheimen; Senior:innen, die alleine leben b) Schüler:innen, Student:innen, Berufseinsteiger:innen etc.</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439" calcext:value-type="float">
            <text:p>10439</text:p>
          </table:table-cell>
          <table:table-cell table:style-name="ce1" office:value-type="string" calcext:value-type="string">
            <text:p>https://projecttogether.typeform.com/to/J2y3d590#herausforderungsid=100397</text:p>
          </table:table-cell>
          <table:table-cell table:style-name="ce1" table:number-columns-repeated="1015"/>
        </table:table-row>
        <table:table-row table:style-name="ro1">
          <table:table-cell table:style-name="ce1" office:value-type="float" office:value="100118" calcext:value-type="float">
            <text:p>100118</text:p>
          </table:table-cell>
          <table:table-cell table:style-name="ce1" office:value-type="string" calcext:value-type="string">
            <text:p>Wie können wir der älteren Generation helfen Teil unserer digitalen Gesellschaft zu werden?</text:p>
          </table:table-cell>
          <table:table-cell table:style-name="ce1"/>
          <table:table-cell table:style-name="ce1" office:value-type="string" calcext:value-type="string">
            <text:p>ältere Berufstätige und SeniorInn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551" calcext:value-type="float">
            <text:p>10551</text:p>
          </table:table-cell>
          <table:table-cell table:style-name="ce1" office:value-type="string" calcext:value-type="string">
            <text:p>https://projecttogether.typeform.com/to/J2y3d590#herausforderungsid=100118</text:p>
          </table:table-cell>
          <table:table-cell table:style-name="ce1" table:number-columns-repeated="1015"/>
        </table:table-row>
        <table:table-row table:style-name="ro1">
          <table:table-cell table:style-name="ce1" office:value-type="float" office:value="100392" calcext:value-type="float">
            <text:p>100392</text:p>
          </table:table-cell>
          <table:table-cell table:style-name="ce1" office:value-type="string" calcext:value-type="string">
            <text:p>Wie können wir kollarobatives Peer-to Peer Lernen für Lehrkräfte zum Thema digitales Lernen und Lehren attraktiv machen? Und wie binden wir Schüler*innen dabei ein?</text:p>
          </table:table-cell>
          <table:table-cell table:style-name="ce1"/>
          <table:table-cell table:style-name="ce1" office:value-type="string" calcext:value-type="string">
            <text:p>Lehrkräfte und Schüler*innen, Fördergeber*innen, Fernseh- und Radio-Sender</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392</text:p>
          </table:table-cell>
          <table:table-cell table:style-name="ce1" table:number-columns-repeated="1015"/>
        </table:table-row>
        <table:table-row table:style-name="ro1">
          <table:table-cell table:style-name="ce1" office:value-type="float" office:value="100480" calcext:value-type="float">
            <text:p>100480</text:p>
          </table:table-cell>
          <table:table-cell table:style-name="ce1" office:value-type="string" calcext:value-type="string">
            <text:p>Wie können wir die Schulausbildung in Deutschland auf ein zeitgemäßes Niveau bringen, sodass sie wichtige praktische Skills wie Kommunikation, Emotionale Intelligenz, Selbstmanagement, Finanzen &amp; Steuern mit einbezieht?</text:p>
          </table:table-cell>
          <table:table-cell table:style-name="ce1"/>
          <table:table-cell table:style-name="ce1" office:value-type="string" calcext:value-type="string">
            <text:p>Schüler, Lehrer, Politiker</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2045" calcext:value-type="float">
            <text:p>12045</text:p>
          </table:table-cell>
          <table:table-cell table:style-name="ce1" office:value-type="string" calcext:value-type="string">
            <text:p>https://projecttogether.typeform.com/to/J2y3d590#herausforderungsid=100480</text:p>
          </table:table-cell>
          <table:table-cell table:style-name="ce1" table:number-columns-repeated="1015"/>
        </table:table-row>
        <table:table-row table:style-name="ro1">
          <table:table-cell table:style-name="ce1" office:value-type="float" office:value="100442" calcext:value-type="float">
            <text:p>100442</text:p>
          </table:table-cell>
          <table:table-cell table:style-name="ce1" office:value-type="string" calcext:value-type="string">
            <text:p>Wie können wir uns besser vor Internet-Betrügern (z.B. beim Online-Banking oder Bestellungen) schützen?</text:p>
          </table:table-cell>
          <table:table-cell table:style-name="ce1"/>
          <table:table-cell table:style-name="ce1" office:value-type="string" calcext:value-type="string">
            <text:p>An alle, besonders aber ältere Menschen, die oftmals vertrauensseliger sind, "sich einen Betrug nicht so vorstellen könn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3503" calcext:value-type="float">
            <text:p>13503</text:p>
          </table:table-cell>
          <table:table-cell table:style-name="ce1" office:value-type="string" calcext:value-type="string">
            <text:p>https://projecttogether.typeform.com/to/J2y3d590#herausforderungsid=100442</text:p>
          </table:table-cell>
          <table:table-cell table:style-name="ce1" table:number-columns-repeated="1015"/>
        </table:table-row>
        <table:table-row table:style-name="ro1">
          <table:table-cell table:style-name="ce1" office:value-type="float" office:value="100775" calcext:value-type="float">
            <text:p>100775</text:p>
          </table:table-cell>
          <table:table-cell table:style-name="ce1" office:value-type="string" calcext:value-type="string">
            <text:p>Wie können wir ein intelligentes Warn-/Meldesystem für Betrugsseiten online anbieten, sodass Nutzer zum einen über die Gefahr sofort informiert werden (z. B. versteckte Gebühren, Phishing, etc.) und zum anderen eine Seite ohne Umweg per einem Mausklick melden können?</text:p>
          </table:table-cell>
          <table:table-cell table:style-name="ce1"/>
          <table:table-cell table:style-name="ce1" office:value-type="string" calcext:value-type="string">
            <text:p>Alle, die online unterwegs sind</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437" calcext:value-type="float">
            <text:p>10437</text:p>
          </table:table-cell>
          <table:table-cell table:style-name="ce1" office:value-type="string" calcext:value-type="string">
            <text:p>https://projecttogether.typeform.com/to/J2y3d590#herausforderungsid=100775</text:p>
          </table:table-cell>
          <table:table-cell table:style-name="ce1" table:number-columns-repeated="1015"/>
        </table:table-row>
        <table:table-row table:style-name="ro1">
          <table:table-cell table:style-name="ce1" office:value-type="float" office:value="100714" calcext:value-type="float">
            <text:p>100714</text:p>
          </table:table-cell>
          <table:table-cell table:style-name="ce1" office:value-type="string" calcext:value-type="string">
            <text:p>Wie können wir die massenweise Verbreitung von gefährlichen Falschinformationen im Netz und in den sozialen Medien schneller erkennen und darauf schnell mit gut aufbereitetem wissenschaftlich fundiertem Content reagieren?</text:p>
          </table:table-cell>
          <table:table-cell table:style-name="ce1"/>
          <table:table-cell table:style-name="ce1" office:value-type="string" calcext:value-type="string">
            <text:p>Internetnutzer:innen besonders von sozialen Medi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714</text:p>
          </table:table-cell>
          <table:table-cell table:style-name="ce1" table:number-columns-repeated="1015"/>
        </table:table-row>
        <table:table-row table:style-name="ro1">
          <table:table-cell table:style-name="ce1" office:value-type="float" office:value="100772" calcext:value-type="float">
            <text:p>100772</text:p>
          </table:table-cell>
          <table:table-cell table:style-name="ce1" office:value-type="string" calcext:value-type="string">
            <text:p>Wie können wir dafür sorgen binnen eines Jahres eine digitale Bürgeranmeldung/-ummeldung zu haben?</text:p>
          </table:table-cell>
          <table:table-cell table:style-name="ce1"/>
          <table:table-cell table:style-name="ce1" office:value-type="string" calcext:value-type="string">
            <text:p>Alle Menschen in DE</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437" calcext:value-type="float">
            <text:p>10437</text:p>
          </table:table-cell>
          <table:table-cell table:style-name="ce1" office:value-type="string" calcext:value-type="string">
            <text:p>https://projecttogether.typeform.com/to/J2y3d590#herausforderungsid=100772</text:p>
          </table:table-cell>
          <table:table-cell table:style-name="ce1" table:number-columns-repeated="1015"/>
        </table:table-row>
        <table:table-row table:style-name="ro1">
          <table:table-cell table:style-name="ce1" office:value-type="float" office:value="100514" calcext:value-type="float">
            <text:p>100514</text:p>
          </table:table-cell>
          <table:table-cell table:style-name="ce1" office:value-type="string" calcext:value-type="string">
            <text:p>Wie können wir für Landes- &amp; Bundesverwaltung eine sichere Plattform für Schul- &amp; Studienabgänger, Quereinsteiger zur Übermittlung von Onlinebewerbungsvideos, sensiblen Daten (Sozialgeheimnis, Gesundheitsdaten ...) anbieten, um den Bewerbungs- &amp; Auswahlprozess zu digitalisieren?</text:p>
          </table:table-cell>
          <table:table-cell table:style-name="ce1"/>
          <table:table-cell table:style-name="ce1" office:value-type="string" calcext:value-type="string">
            <text:p>Schul-, &amp; Studienabgänger, öffentliche Arbeitgeber, Quereinsteiger</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715" calcext:value-type="float">
            <text:p>10715</text:p>
          </table:table-cell>
          <table:table-cell table:style-name="ce1" office:value-type="string" calcext:value-type="string">
            <text:p>https://projecttogether.typeform.com/to/J2y3d590#herausforderungsid=100514</text:p>
          </table:table-cell>
          <table:table-cell table:style-name="ce1" table:number-columns-repeated="1015"/>
        </table:table-row>
        <table:table-row table:style-name="ro1">
          <table:table-cell table:style-name="ce1" office:value-type="float" office:value="100629" calcext:value-type="float">
            <text:p>100629</text:p>
          </table:table-cell>
          <table:table-cell table:style-name="ce1" office:value-type="string" calcext:value-type="string">
            <text:p>Wie können wir dazu beitragen, dass selbst Menschen, die nur über milde bis moderate Höreinschränkungen verfügen, weniger von sozialen, beruflichen, psychischen und körperlichen Folgen betroffen sind?</text:p>
          </table:table-cell>
          <table:table-cell table:style-name="ce1"/>
          <table:table-cell table:style-name="ce1" office:value-type="string" calcext:value-type="string">
            <text:p>Betroffene von milden bis moderaten Hörverlust und deren soziales, berufliches bzw. pflegendes Umfeld.</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629</text:p>
          </table:table-cell>
          <table:table-cell table:style-name="ce1" table:number-columns-repeated="1015"/>
        </table:table-row>
        <table:table-row table:style-name="ro1">
          <table:table-cell table:style-name="ce1" office:value-type="float" office:value="100444" calcext:value-type="float">
            <text:p>100444</text:p>
          </table:table-cell>
          <table:table-cell table:style-name="ce1" office:value-type="string" calcext:value-type="string">
            <text:p>Wie können wir die verschiedenen Impf-Webseiten der Bundesländer harmonisieren? Wie können wir Fehlermeldungen durch KI erklären? Wie können wir interkulturell, niedrigschwellig und barrierearm erklären, dass Impfen Leben rettet? Wie können wir Fairness beim Impfen schaffen?</text:p>
          </table:table-cell>
          <table:table-cell table:style-name="ce1"/>
          <table:table-cell table:style-name="ce1" office:value-type="string" calcext:value-type="string">
            <text:p>alle in Deutschland, die nicht täglich im Web unterwegs sind. Man könnte die Harmonisierung von 16 Impf-Webseiten auch auf andere Prozesse anwenden: z. B. Online-Abstimmungen, Beteiligung.</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243" calcext:value-type="float">
            <text:p>10243</text:p>
          </table:table-cell>
          <table:table-cell table:style-name="ce1" office:value-type="string" calcext:value-type="string">
            <text:p>https://projecttogether.typeform.com/to/J2y3d590#herausforderungsid=100444</text:p>
          </table:table-cell>
          <table:table-cell table:style-name="ce1" table:number-columns-repeated="1015"/>
        </table:table-row>
        <table:table-row table:style-name="ro1">
          <table:table-cell table:style-name="ce1" office:value-type="float" office:value="100791" calcext:value-type="float">
            <text:p>100791</text:p>
          </table:table-cell>
          <table:table-cell table:style-name="ce1" office:value-type="string" calcext:value-type="string">
            <text:p>Wie können wir öffentliche Räume (Städte und Gebäude) so gestalten, dass eine alltägliche Vorsorge für die breite Bevölkerung gefördert wird? Welche Institutionen sollten zur Unterstützung barrierearmer Prävention existieren?</text:p>
          </table:table-cell>
          <table:table-cell table:style-name="ce1"/>
          <table:table-cell table:style-name="ce1" office:value-type="string" calcext:value-type="string">
            <text:p>gesamte Bevölkerung</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783" calcext:value-type="float">
            <text:p>10783</text:p>
          </table:table-cell>
          <table:table-cell table:style-name="ce1" office:value-type="string" calcext:value-type="string">
            <text:p>https://projecttogether.typeform.com/to/J2y3d590#herausforderungsid=100791</text:p>
          </table:table-cell>
          <table:table-cell table:style-name="ce1" table:number-columns-repeated="1015"/>
        </table:table-row>
        <table:table-row table:style-name="ro1">
          <table:table-cell table:style-name="ce1" office:value-type="float" office:value="100767" calcext:value-type="float">
            <text:p>100767</text:p>
          </table:table-cell>
          <table:table-cell table:style-name="ce1" office:value-type="string" calcext:value-type="string">
            <text:p>Wie können wir dafür sorgen, dass elektrische und elektronische Geräte repariert und weiter verwendet werden können?</text:p>
          </table:table-cell>
          <table:table-cell table:style-name="ce1"/>
          <table:table-cell table:style-name="ce1" office:value-type="string" calcext:value-type="string">
            <text:p>Alle Verbraucher, Unternehmen, Hersteller, die Gesellschaft</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437" calcext:value-type="float">
            <text:p>10437</text:p>
          </table:table-cell>
          <table:table-cell table:style-name="ce1" office:value-type="string" calcext:value-type="string">
            <text:p>https://projecttogether.typeform.com/to/J2y3d590#herausforderungsid=100767</text:p>
          </table:table-cell>
          <table:table-cell table:style-name="ce1" table:number-columns-repeated="1015"/>
        </table:table-row>
        <table:table-row table:style-name="ro1">
          <table:table-cell table:style-name="ce1" office:value-type="float" office:value="100243" calcext:value-type="float">
            <text:p>100243</text:p>
          </table:table-cell>
          <table:table-cell table:style-name="ce1" office:value-type="string" calcext:value-type="string">
            <text:p>Wie schaffen wir Transparenz über nachhaltige/klimaschützende Anbaumethoden auf landwirtschaftlichen Betrieben und können diese Informationen in die Gesellschaft transportieren?</text:p>
          </table:table-cell>
          <table:table-cell table:style-name="ce1"/>
          <table:table-cell table:style-name="ce1" office:value-type="string" calcext:value-type="string">
            <text:p>Landwirt:innen, Landwirtschaftliche Verbände</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2047" calcext:value-type="float">
            <text:p>12047</text:p>
          </table:table-cell>
          <table:table-cell table:style-name="ce1" office:value-type="string" calcext:value-type="string">
            <text:p>https://projecttogether.typeform.com/to/J2y3d590#herausforderungsid=100243</text:p>
          </table:table-cell>
          <table:table-cell table:style-name="ce1" table:number-columns-repeated="1015"/>
        </table:table-row>
        <table:table-row table:style-name="ro1">
          <table:table-cell table:style-name="ce1" office:value-type="float" office:value="100227" calcext:value-type="float">
            <text:p>100227</text:p>
          </table:table-cell>
          <table:table-cell table:style-name="ce1" office:value-type="string" calcext:value-type="string">
            <text:p>Wie können wir den positiven Beitrag, den regenerative Landwirt:innen generieren messen und wie können sie dafür finanziell kompensiert werden?</text:p>
          </table:table-cell>
          <table:table-cell table:style-name="ce1"/>
          <table:table-cell table:style-name="ce1" office:value-type="string" calcext:value-type="string">
            <text:p>Landwirt:inn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227</text:p>
          </table:table-cell>
          <table:table-cell table:style-name="ce1" table:number-columns-repeated="1015"/>
        </table:table-row>
        <table:table-row table:style-name="ro1">
          <table:table-cell table:style-name="ce1" office:value-type="float" office:value="100238" calcext:value-type="float">
            <text:p>100238</text:p>
          </table:table-cell>
          <table:table-cell table:style-name="ce1" office:value-type="string" calcext:value-type="string">
            <text:p>Wie können wir die Transparenz von gesunden und nachhaltigen Lebensmitteln für Konsument:innen erhöhen?</text:p>
          </table:table-cell>
          <table:table-cell table:style-name="ce1"/>
          <table:table-cell table:style-name="ce1" office:value-type="string" calcext:value-type="string">
            <text:p>Konsument:innen von Lebensmittel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2059" calcext:value-type="float">
            <text:p>12059</text:p>
          </table:table-cell>
          <table:table-cell table:style-name="ce1" office:value-type="string" calcext:value-type="string">
            <text:p>https://projecttogether.typeform.com/to/J2y3d590#herausforderungsid=100238</text:p>
          </table:table-cell>
          <table:table-cell table:style-name="ce1" table:number-columns-repeated="1015"/>
        </table:table-row>
        <table:table-row table:style-name="ro1">
          <table:table-cell table:style-name="ce1" office:value-type="float" office:value="100769" calcext:value-type="float">
            <text:p>100769</text:p>
          </table:table-cell>
          <table:table-cell table:style-name="ce1" office:value-type="string" calcext:value-type="string">
            <text:p>Wie können wir neue technologische Angebote und Fortschritte nutzen, um den Einzelhandel neuzugestalten und für alle wieder attraktiv zu machen?</text:p>
          </table:table-cell>
          <table:table-cell table:style-name="ce1"/>
          <table:table-cell table:style-name="ce1" office:value-type="string" calcext:value-type="string">
            <text:p>Einzelhandel, Kund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0437" calcext:value-type="float">
            <text:p>10437</text:p>
          </table:table-cell>
          <table:table-cell table:style-name="ce1" office:value-type="string" calcext:value-type="string">
            <text:p>https://projecttogether.typeform.com/to/J2y3d590#herausforderungsid=100769</text:p>
          </table:table-cell>
          <table:table-cell table:style-name="ce1" table:number-columns-repeated="1015"/>
        </table:table-row>
        <table:table-row table:style-name="ro1">
          <table:table-cell table:style-name="ce1" office:value-type="float" office:value="100062" calcext:value-type="float">
            <text:p>100062</text:p>
          </table:table-cell>
          <table:table-cell table:style-name="ce1" office:value-type="string" calcext:value-type="string">
            <text:p>Wie können wir die zunehmende Verdichtung in den Städten bremsen und gleichzeitig das Leben abseits der großen Metropolen wieder attraktiver für mehr Menschen machen?</text:p>
          </table:table-cell>
          <table:table-cell table:style-name="ce1"/>
          <table:table-cell table:style-name="ce1" office:value-type="string" calcext:value-type="string">
            <text:p>Gemeinden, Arbeitgeber_innen, Einwohner_innen von Dörfern und Kleinstädten</text:p>
          </table:table-cell>
          <table:table-cell table:style-name="ce1" office:value-type="string" calcext:value-type="string">
            <text:p>Bürger:innen</text:p>
          </table:table-cell>
          <table:table-cell table:style-name="ce1" office:value-type="string" calcext:value-type="string">
            <text:p>Einzelperson(en)</text:p>
          </table:table-cell>
          <table:table-cell table:style-name="ce1" office:value-type="string" calcext:value-type="string">
            <text:p>Berlin</text:p>
          </table:table-cell>
          <table:table-cell table:style-name="ce1" office:value-type="float" office:value="13357" calcext:value-type="float">
            <text:p>13357</text:p>
          </table:table-cell>
          <table:table-cell table:style-name="ce1" office:value-type="string" calcext:value-type="string">
            <text:p>https://projecttogether.typeform.com/to/J2y3d590#herausforderungsid=100062</text:p>
          </table:table-cell>
          <table:table-cell table:style-name="ce1" table:number-columns-repeated="1015"/>
        </table:table-row>
        <table:table-row table:style-name="ro1">
          <table:table-cell office:value-type="float" office:value="100475" calcext:value-type="float">
            <text:p>100475</text:p>
          </table:table-cell>
          <table:table-cell office:value-type="string" calcext:value-type="string">
            <text:p>Wie können wir Pflegekräfte in allen Bereichen (also z.B. Krankenhäusern, Pflegeeinrichtungen im stationären und im ambulanten Bereich) dabei unterstützen, mit den Herausforderungen ihrer Tätigkeit als Mensch besser umgehen zu können.</text:p>
          </table:table-cell>
          <table:table-cell/>
          <table:table-cell office:value-type="string" calcext:value-type="string">
            <text:p>An die Pflegekräfte selbst aber auch besonders an die Arbeitgeber, die diese Lösungen zugänglich machen (zeitlich oder auch finanziell unterstützen). Lösungen für Zukunftsperspektiven und bessere Arbeitsbedingungen an die entscheidenden Gremi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randenburg</text:p>
          </table:table-cell>
          <table:table-cell office:value-type="float" office:value="14482" calcext:value-type="float">
            <text:p>14482</text:p>
          </table:table-cell>
          <table:table-cell office:value-type="string" calcext:value-type="string">
            <text:p>https://projecttogether.typeform.com/to/J2y3d590#herausforderungsid=100475</text:p>
          </table:table-cell>
          <table:table-cell table:number-columns-repeated="2"/>
          <table:table-cell table:style-name="ce1" table:number-columns-repeated="1013"/>
        </table:table-row>
        <table:table-row table:style-name="ro1">
          <table:table-cell office:value-type="float" office:value="100758" calcext:value-type="float">
            <text:p>100758</text:p>
          </table:table-cell>
          <table:table-cell office:value-type="string" calcext:value-type="string">
            <text:p>Wie können wir Menschen mit schweren Erkrankungen und /oder Behinderungen sowie deren nächsten Angehörigen ein weitestgehend selbstbestimmtes Leben führen lassen?</text:p>
          </table:table-cell>
          <table:table-cell/>
          <table:table-cell office:value-type="string" calcext:value-type="string">
            <text:p>dauerhaft erkrankte Menschen und deren Angehörig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Brandenburg</text:p>
          </table:table-cell>
          <table:table-cell office:value-type="float" office:value="14469" calcext:value-type="float">
            <text:p>14469</text:p>
          </table:table-cell>
          <table:table-cell office:value-type="string" calcext:value-type="string">
            <text:p>https://projecttogether.typeform.com/to/J2y3d590#herausforderungsid=100758</text:p>
          </table:table-cell>
          <table:table-cell table:number-columns-repeated="2"/>
          <table:table-cell table:style-name="ce1" table:number-columns-repeated="1013"/>
        </table:table-row>
        <table:table-row table:style-name="ro1">
          <table:table-cell office:value-type="float" office:value="100462" calcext:value-type="float">
            <text:p>100462</text:p>
          </table:table-cell>
          <table:table-cell office:value-type="string" calcext:value-type="string">
            <text:p>Wie können wir den strukturellen Rassismus bekämpfen?</text:p>
          </table:table-cell>
          <table:table-cell/>
          <table:table-cell office:value-type="string" calcext:value-type="string">
            <text:p>An die gesamte Gesellschaft - insbesondere an die weiße und privilegierte Mehrheitsgesellschaft</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115" calcext:value-type="float">
            <text:p>22115</text:p>
          </table:table-cell>
          <table:table-cell office:value-type="string" calcext:value-type="string">
            <text:p>https://projecttogether.typeform.com/to/J2y3d590#herausforderungsid=100462</text:p>
          </table:table-cell>
          <table:table-cell table:number-columns-repeated="2"/>
          <table:table-cell table:style-name="ce1" table:number-columns-repeated="1013"/>
        </table:table-row>
        <table:table-row table:style-name="ro1">
          <table:table-cell office:value-type="float" office:value="100619" calcext:value-type="float">
            <text:p>100619</text:p>
          </table:table-cell>
          <table:table-cell office:value-type="string" calcext:value-type="string">
            <text:p>Wie können wir jungen Menschen (&lt;30 Jahre) kommunalpolitische Projekte, Initiativen und Politiker zielgruppengerecht näher bringen, um politisches Interesse zu wecken und politische Debatten sowie aktives Engagement zu fördern?</text:p>
          </table:table-cell>
          <table:table-cell/>
          <table:table-cell office:value-type="string" calcext:value-type="string">
            <text:p>Kommunen &amp; Junge Menschen (&lt;30 Jahr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087" calcext:value-type="float">
            <text:p>22087</text:p>
          </table:table-cell>
          <table:table-cell office:value-type="string" calcext:value-type="string">
            <text:p>https://projecttogether.typeform.com/to/J2y3d590#herausforderungsid=100619</text:p>
          </table:table-cell>
          <table:table-cell table:number-columns-repeated="2"/>
          <table:table-cell table:style-name="ce1" table:number-columns-repeated="1013"/>
        </table:table-row>
        <table:table-row table:style-name="ro1">
          <table:table-cell office:value-type="float" office:value="100163" calcext:value-type="float">
            <text:p>100163</text:p>
          </table:table-cell>
          <table:table-cell office:value-type="string" calcext:value-type="string">
            <text:p>Wie können wir es schaffen, Bildung ab der Grundschule aktiv und zukunftsorientiert zu gestalten und Unterrichtsfächer direkt mit aktuellen und zukünftigen Berufen / Tätigkeiten / Entwicklungen verknüpfen?</text:p>
          </table:table-cell>
          <table:table-cell/>
          <table:table-cell office:value-type="string" calcext:value-type="string">
            <text:p>Schül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417" calcext:value-type="float">
            <text:p>22417</text:p>
          </table:table-cell>
          <table:table-cell office:value-type="string" calcext:value-type="string">
            <text:p>https://projecttogether.typeform.com/to/J2y3d590#herausforderungsid=100163</text:p>
          </table:table-cell>
          <table:table-cell table:number-columns-repeated="2"/>
          <table:table-cell table:style-name="ce1" table:number-columns-repeated="1013"/>
        </table:table-row>
        <table:table-row table:style-name="ro1">
          <table:table-cell office:value-type="float" office:value="100689" calcext:value-type="float">
            <text:p>100689</text:p>
          </table:table-cell>
          <table:table-cell office:value-type="string" calcext:value-type="string">
            <text:p>Wie können wir den Zugang zur Förderung von Impact Startups/Initiativen, deren Gewinn sich (kurzfristig) nicht (nur) in monetären Strömen messen lässt, vereinfachen bzw sicher stellen und deren Gewinn für die Gesellschaft (zB CO2 Einsparung, neue nachh. Jobs) sichtbar machen?</text:p>
          </table:table-cell>
          <table:table-cell/>
          <table:table-cell office:value-type="string" calcext:value-type="string">
            <text:p>Gründer:innen, Regierung auf unterschiedlichen Ebenen,Förderinitiativen, Bildungseinrichtun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0097" calcext:value-type="float">
            <text:p>20097</text:p>
          </table:table-cell>
          <table:table-cell office:value-type="string" calcext:value-type="string">
            <text:p>https://projecttogether.typeform.com/to/J2y3d590#herausforderungsid=100689</text:p>
          </table:table-cell>
          <table:table-cell table:number-columns-repeated="2"/>
          <table:table-cell table:style-name="ce1" table:number-columns-repeated="1013"/>
        </table:table-row>
        <table:table-row table:style-name="ro1">
          <table:table-cell office:value-type="float" office:value="100133" calcext:value-type="float">
            <text:p>100133</text:p>
          </table:table-cell>
          <table:table-cell office:value-type="string" calcext:value-type="string">
            <text:p>Wie können wir möglichst viele Menschen dabei unterstützen, wirksam ihre Stärken in Gemeinschaft zu entfalten und sich dadurch zugleich gut auf eine durch nachhaltige Entwicklung und Digitalisierung gekennzeichnete Zukunft vorzubereiten?</text:p>
          </table:table-cell>
          <table:table-cell/>
          <table:table-cell office:value-type="string" calcext:value-type="string">
            <text:p>Lernende jedes Alters von Kindesbeinen an; schon in der Schule muss deutlich individueller, situativer und handlungsorientierter gefördert werd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339" calcext:value-type="float">
            <text:p>22339</text:p>
          </table:table-cell>
          <table:table-cell office:value-type="string" calcext:value-type="string">
            <text:p>https://projecttogether.typeform.com/to/J2y3d590#herausforderungsid=100133</text:p>
          </table:table-cell>
          <table:table-cell table:number-columns-repeated="2"/>
          <table:table-cell table:style-name="ce1" table:number-columns-repeated="1013"/>
        </table:table-row>
        <table:table-row table:style-name="ro1">
          <table:table-cell office:value-type="float" office:value="100806" calcext:value-type="float">
            <text:p>100806</text:p>
          </table:table-cell>
          <table:table-cell office:value-type="string" calcext:value-type="string">
            <text:p>Wie können wir jungen Erwachsenen angesichts heutiger sozialökologischer Herausforderungen eine geeignete Berufsorientierung ermöglichen, welche ihnen transformative Fähigkeiten an die Hand gibt und befähigt, sich verantwortungsvoll und proaktiv in die Gesellschaft zu stellen?</text:p>
          </table:table-cell>
          <table:table-cell/>
          <table:table-cell office:value-type="string" calcext:value-type="string">
            <text:p>Junge Erwachsen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1029" calcext:value-type="float">
            <text:p>21029</text:p>
          </table:table-cell>
          <table:table-cell office:value-type="string" calcext:value-type="string">
            <text:p>https://projecttogether.typeform.com/to/J2y3d590#herausforderungsid=100806</text:p>
          </table:table-cell>
          <table:table-cell table:number-columns-repeated="2"/>
          <table:table-cell table:style-name="ce1" table:number-columns-repeated="1013"/>
        </table:table-row>
        <table:table-row table:style-name="ro1">
          <table:table-cell office:value-type="float" office:value="100460" calcext:value-type="float">
            <text:p>100460</text:p>
          </table:table-cell>
          <table:table-cell office:value-type="string" calcext:value-type="string">
            <text:p>Wie können wir Menschen mit Psychiatrieerfahrung mehr in die Gesellschaft integrieren? Wie können wir mentale Erkrankungen enttabuisieren?</text:p>
          </table:table-cell>
          <table:table-cell/>
          <table:table-cell office:value-type="string" calcext:value-type="string">
            <text:p>Alle Menschen mit seelischen bzw. mentalen Belastun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0259" calcext:value-type="float">
            <text:p>20259</text:p>
          </table:table-cell>
          <table:table-cell office:value-type="string" calcext:value-type="string">
            <text:p>https://projecttogether.typeform.com/to/J2y3d590#herausforderungsid=100460</text:p>
          </table:table-cell>
          <table:table-cell table:number-columns-repeated="2"/>
          <table:table-cell table:style-name="ce1" table:number-columns-repeated="1013"/>
        </table:table-row>
        <table:table-row table:style-name="ro1">
          <table:table-cell office:value-type="float" office:value="100788" calcext:value-type="float">
            <text:p>100788</text:p>
          </table:table-cell>
          <table:table-cell office:value-type="string" calcext:value-type="string">
            <text:p>Wie können wir ehrenamtliche Zeitspender unkompliziert mit regionalen Projekten zusammenbringen?</text:p>
          </table:table-cell>
          <table:table-cell/>
          <table:table-cell office:value-type="string" calcext:value-type="string">
            <text:p>Ehrenamtliche Projekte (von der Tafel über kleine Obadachlosencafé bin hin zum Vorlesezirkel im Altenheim), Bürger die mal eine Stunde oder auch einen Tag in der Woche spenden Woll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087" calcext:value-type="float">
            <text:p>22087</text:p>
          </table:table-cell>
          <table:table-cell office:value-type="string" calcext:value-type="string">
            <text:p>https://projecttogether.typeform.com/to/J2y3d590#herausforderungsid=100788</text:p>
          </table:table-cell>
          <table:table-cell table:number-columns-repeated="2"/>
          <table:table-cell table:style-name="ce1" table:number-columns-repeated="1013"/>
        </table:table-row>
        <table:table-row table:style-name="ro1">
          <table:table-cell office:value-type="float" office:value="100490" calcext:value-type="float">
            <text:p>100490</text:p>
          </table:table-cell>
          <table:table-cell office:value-type="string" calcext:value-type="string">
            <text:p>Wie können wir die ambulante Verschreibung/ Gabe von Breitbandantibiotika eindämmen und ganzheitlicher dokumentieren (digital), um die Bevölkerungsgesundheit vor zunehmenden Resistenzen zu schützen?</text:p>
          </table:table-cell>
          <table:table-cell/>
          <table:table-cell office:value-type="string" calcext:value-type="string">
            <text:p>Hausärzte: innen und Patienten: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765" calcext:value-type="float">
            <text:p>22765</text:p>
          </table:table-cell>
          <table:table-cell office:value-type="string" calcext:value-type="string">
            <text:p>https://projecttogether.typeform.com/to/J2y3d590#herausforderungsid=100490</text:p>
          </table:table-cell>
          <table:table-cell table:number-columns-repeated="2"/>
          <table:table-cell table:style-name="ce1" table:number-columns-repeated="1013"/>
        </table:table-row>
        <table:table-row table:style-name="ro1">
          <table:table-cell office:value-type="float" office:value="100348" calcext:value-type="float">
            <text:p>100348</text:p>
          </table:table-cell>
          <table:table-cell office:value-type="string" calcext:value-type="string">
            <text:p>Wie können wir die Voraussetzungen dafür schaffen, dass Versandverpackungen (vor allem Kartons) mehrfach genutzt und wiederverwertet werden können, um Verpackungsmüll zu reduzieren?</text:p>
          </table:table-cell>
          <table:table-cell/>
          <table:table-cell office:value-type="string" calcext:value-type="string">
            <text:p>Versanddienstleister und Kund*innen von Online-Versandhäuser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081" calcext:value-type="float">
            <text:p>22081</text:p>
          </table:table-cell>
          <table:table-cell office:value-type="string" calcext:value-type="string">
            <text:p>https://projecttogether.typeform.com/to/J2y3d590#herausforderungsid=100348</text:p>
          </table:table-cell>
          <table:table-cell table:number-columns-repeated="2"/>
          <table:table-cell table:style-name="ce1" table:number-columns-repeated="1013"/>
        </table:table-row>
        <table:table-row table:style-name="ro1">
          <table:table-cell office:value-type="float" office:value="100656" calcext:value-type="float">
            <text:p>100656</text:p>
          </table:table-cell>
          <table:table-cell office:value-type="string" calcext:value-type="string">
            <text:p>Wie können wir erreichen, dass in der Gesellschaft (Mehrweg-) Verpackungssysteme für Take-Away Essen akzeptiert und ganzheitlich genutzt werden, wenn Wegwerfartikel nach wie vor günstiger (und <text:s/>manchmal auch leichter zu transportieren ) sind?</text:p>
          </table:table-cell>
          <table:table-cell/>
          <table:table-cell office:value-type="string" calcext:value-type="string">
            <text:p>Gastronomen, Take-Away-Konsumenten, Produkdesigner, DEHOGA</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0097" calcext:value-type="float">
            <text:p>20097</text:p>
          </table:table-cell>
          <table:table-cell office:value-type="string" calcext:value-type="string">
            <text:p>https://projecttogether.typeform.com/to/J2y3d590#herausforderungsid=100656</text:p>
          </table:table-cell>
          <table:table-cell table:number-columns-repeated="2"/>
          <table:table-cell table:style-name="ce1" table:number-columns-repeated="1013"/>
        </table:table-row>
        <table:table-row table:style-name="ro1">
          <table:table-cell office:value-type="float" office:value="100559" calcext:value-type="float">
            <text:p>100559</text:p>
          </table:table-cell>
          <table:table-cell office:value-type="string" calcext:value-type="string">
            <text:p>Wie können wir Konsummuster von VerbraucherInnen im Hinblick auf eine nachhaltige Entwicklung <text:s/>verändern oder wie viel darf der/die Einzelne konsumieren bzw. Was können neue/alte Wege für nachhaltigen Konsum sein?</text:p>
          </table:table-cell>
          <table:table-cell/>
          <table:table-cell office:value-type="string" calcext:value-type="string">
            <text:p>BürgerInnen, Politik und Industri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1077" calcext:value-type="float">
            <text:p>21077</text:p>
          </table:table-cell>
          <table:table-cell office:value-type="string" calcext:value-type="string">
            <text:p>https://projecttogether.typeform.com/to/J2y3d590#herausforderungsid=100559</text:p>
          </table:table-cell>
          <table:table-cell table:number-columns-repeated="2"/>
          <table:table-cell table:style-name="ce1" table:number-columns-repeated="1013"/>
        </table:table-row>
        <table:table-row table:style-name="ro1">
          <table:table-cell office:value-type="float" office:value="100398" calcext:value-type="float">
            <text:p>100398</text:p>
          </table:table-cell>
          <table:table-cell office:value-type="string" calcext:value-type="string">
            <text:p>Wie können wir die bestehenden, öffentlich geförderten Theater/ Opern-/ Schauspiel-/ Konzerthäuser zukunftsfähig, zugänglich sowie attraktiv für Nachwuchs, politisch unabhängig und genderkonform (Stichwort genderquality/ Gleichberechtigung) <text:s/>machen?</text:p>
          </table:table-cell>
          <table:table-cell/>
          <table:table-cell office:value-type="string" calcext:value-type="string">
            <text:p>Stadtbewohner, Landbewohner, alle Altersgruppen, alle Altersklass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amburg</text:p>
          </table:table-cell>
          <table:table-cell office:value-type="float" office:value="22043" calcext:value-type="float">
            <text:p>22043</text:p>
          </table:table-cell>
          <table:table-cell office:value-type="string" calcext:value-type="string">
            <text:p>https://projecttogether.typeform.com/to/J2y3d590#herausforderungsid=100398</text:p>
          </table:table-cell>
          <table:table-cell table:number-columns-repeated="2"/>
          <table:table-cell table:style-name="ce1" table:number-columns-repeated="1013"/>
        </table:table-row>
        <table:table-row table:style-name="ro1">
          <table:table-cell office:value-type="float" office:value="100459" calcext:value-type="float">
            <text:p>100459</text:p>
          </table:table-cell>
          <table:table-cell office:value-type="string" calcext:value-type="string">
            <text:p>Wie können wir mehr Frauen vor Gewalt durch ihre Partner schützen und eine zuverlässige Hilfs- und Zufluchtsstruktur aufbauen?</text:p>
          </table:table-cell>
          <table:table-cell/>
          <table:table-cell office:value-type="string" calcext:value-type="string">
            <text:p>Betroffene: notleidende Frauen, Lösungsansätze: Politik und Betreibervereine von Frauenhäuser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5510" calcext:value-type="float">
            <text:p>65510</text:p>
          </table:table-cell>
          <table:table-cell office:value-type="string" calcext:value-type="string">
            <text:p>https://projecttogether.typeform.com/to/J2y3d590#herausforderungsid=100459</text:p>
          </table:table-cell>
          <table:table-cell table:number-columns-repeated="2"/>
          <table:table-cell table:style-name="ce1" table:number-columns-repeated="1013"/>
        </table:table-row>
        <table:table-row table:style-name="ro1">
          <table:table-cell office:value-type="float" office:value="100762" calcext:value-type="float">
            <text:p>100762</text:p>
          </table:table-cell>
          <table:table-cell office:value-type="string" calcext:value-type="string">
            <text:p>Wie können wir eine moderne Arbeitswelt gestalten - die eine ausgewogenere Mischung von Gemeinwohl, wirtschaftlichen Interessen und vor allem dem individuellen Potential jedes einzelnen entsprechen kann?</text:p>
          </table:table-cell>
          <table:table-cell/>
          <table:table-cell office:value-type="string" calcext:value-type="string">
            <text:p>Alle Arbeitnehmer in Deutschland</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4285" calcext:value-type="float">
            <text:p>64285</text:p>
          </table:table-cell>
          <table:table-cell office:value-type="string" calcext:value-type="string">
            <text:p>https://projecttogether.typeform.com/to/J2y3d590#herausforderungsid=100762</text:p>
          </table:table-cell>
          <table:table-cell table:number-columns-repeated="2"/>
          <table:table-cell table:style-name="ce1" table:number-columns-repeated="1013"/>
        </table:table-row>
        <table:table-row table:style-name="ro1">
          <table:table-cell office:value-type="float" office:value="100157" calcext:value-type="float">
            <text:p>100157</text:p>
          </table:table-cell>
          <table:table-cell office:value-type="string" calcext:value-type="string">
            <text:p>Wie können wir dazu beitragen, dass Grundschulen digital vernetzt werden, damit Lehrer*innen voneinander lernen und gleiche Tools an allen Standorten deutschlandweit eingesetzt werden?</text:p>
          </table:table-cell>
          <table:table-cell/>
          <table:table-cell office:value-type="string" calcext:value-type="string">
            <text:p>Lehrer*innen, Leiter*innen von Grundschul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34125" calcext:value-type="float">
            <text:p>34125</text:p>
          </table:table-cell>
          <table:table-cell office:value-type="string" calcext:value-type="string">
            <text:p>https://projecttogether.typeform.com/to/J2y3d590#herausforderungsid=100157</text:p>
          </table:table-cell>
          <table:table-cell table:number-columns-repeated="2"/>
          <table:table-cell table:style-name="ce1" table:number-columns-repeated="1013"/>
        </table:table-row>
        <table:table-row table:style-name="ro1">
          <table:table-cell office:value-type="float" office:value="100317" calcext:value-type="float">
            <text:p>100317</text:p>
          </table:table-cell>
          <table:table-cell office:value-type="string" calcext:value-type="string">
            <text:p>Wie können wir das Lernen in Bildungseinrichtungen auf ein neues Niveau heb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4354" calcext:value-type="float">
            <text:p>64354</text:p>
          </table:table-cell>
          <table:table-cell office:value-type="string" calcext:value-type="string">
            <text:p>https://projecttogether.typeform.com/to/J2y3d590#herausforderungsid=100317</text:p>
          </table:table-cell>
          <table:table-cell table:number-columns-repeated="2"/>
          <table:table-cell table:style-name="ce1" table:number-columns-repeated="1013"/>
        </table:table-row>
        <table:table-row table:style-name="ro1">
          <table:table-cell office:value-type="float" office:value="100158" calcext:value-type="float">
            <text:p>100158</text:p>
          </table:table-cell>
          <table:table-cell office:value-type="string" calcext:value-type="string">
            <text:p>Wie können wir Leher*innen unterstützen, damit sie genug Zeit haben, pädagogische Inhalte digital umzusetzen ohne dass sie dafür IT studiert müssen. Wie können wir IT Kenntnisse für das Update von IT Tools und die Auswahl der passenden IT Lösungen Schulen zur Verfügung stellen?</text:p>
          </table:table-cell>
          <table:table-cell/>
          <table:table-cell office:value-type="string" calcext:value-type="string">
            <text:p>Lehr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34125" calcext:value-type="float">
            <text:p>34125</text:p>
          </table:table-cell>
          <table:table-cell office:value-type="string" calcext:value-type="string">
            <text:p>https://projecttogether.typeform.com/to/J2y3d590#herausforderungsid=100158</text:p>
          </table:table-cell>
          <table:table-cell table:number-columns-repeated="2"/>
          <table:table-cell table:style-name="ce1" table:number-columns-repeated="1013"/>
        </table:table-row>
        <table:table-row table:style-name="ro1">
          <table:table-cell office:value-type="float" office:value="100316" calcext:value-type="float">
            <text:p>100316</text:p>
          </table:table-cell>
          <table:table-cell office:value-type="string" calcext:value-type="string">
            <text:p>Wie können wir unsere Kinder, Jugendlichen und junge Erwachsenen besser auf die Herausforderungen der Zukunft vorbereiten?</text:p>
          </table:table-cell>
          <table:table-cell/>
          <table:table-cell office:value-type="string" calcext:value-type="string">
            <text:p>Eltern, Kinder und die gesamte Gesellschaft</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4354" calcext:value-type="float">
            <text:p>64354</text:p>
          </table:table-cell>
          <table:table-cell office:value-type="string" calcext:value-type="string">
            <text:p>https://projecttogether.typeform.com/to/J2y3d590#herausforderungsid=100316</text:p>
          </table:table-cell>
          <table:table-cell table:number-columns-repeated="2"/>
          <table:table-cell table:style-name="ce1" table:number-columns-repeated="1013"/>
        </table:table-row>
        <table:table-row table:style-name="ro1">
          <table:table-cell office:value-type="float" office:value="100527" calcext:value-type="float">
            <text:p>100527</text:p>
          </table:table-cell>
          <table:table-cell office:value-type="string" calcext:value-type="string">
            <text:p>Wie können wir psychisch belastete Eltern unterstützen und in ihren Ressourcen stärken?</text:p>
          </table:table-cell>
          <table:table-cell/>
          <table:table-cell office:value-type="string" calcext:value-type="string">
            <text:p>Psychisch erkrankte Elter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0486" calcext:value-type="float">
            <text:p>60486</text:p>
          </table:table-cell>
          <table:table-cell office:value-type="string" calcext:value-type="string">
            <text:p>https://projecttogether.typeform.com/to/J2y3d590#herausforderungsid=100527</text:p>
          </table:table-cell>
          <table:table-cell table:number-columns-repeated="2"/>
          <table:table-cell table:style-name="ce1" table:number-columns-repeated="1013"/>
        </table:table-row>
        <table:table-row table:style-name="ro1">
          <table:table-cell office:value-type="float" office:value="100584" calcext:value-type="float">
            <text:p>100584</text:p>
          </table:table-cell>
          <table:table-cell office:value-type="string" calcext:value-type="string">
            <text:p>Wie können wir dafür sorgen, dass jeder (sofern nötig) zügig einen Therapieplatz erhält?</text:p>
          </table:table-cell>
          <table:table-cell/>
          <table:table-cell office:value-type="string" calcext:value-type="string">
            <text:p>Menschen jeder Alterklass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4295" calcext:value-type="float">
            <text:p>64295</text:p>
          </table:table-cell>
          <table:table-cell office:value-type="string" calcext:value-type="string">
            <text:p>https://projecttogether.typeform.com/to/J2y3d590#herausforderungsid=100584</text:p>
          </table:table-cell>
          <table:table-cell table:number-columns-repeated="2"/>
          <table:table-cell table:style-name="ce1" table:number-columns-repeated="1013"/>
        </table:table-row>
        <table:table-row table:style-name="ro1">
          <table:table-cell office:value-type="float" office:value="100633" calcext:value-type="float">
            <text:p>100633</text:p>
          </table:table-cell>
          <table:table-cell office:value-type="string" calcext:value-type="string">
            <text:p>Wie können wir die mentale Gesundheit von Schwangeren und jungen Müttern im Wochenbett stärken und ihnen trotz des Hebammenmangels Betreuung und Unterstützung zukommen lassen?</text:p>
          </table:table-cell>
          <table:table-cell/>
          <table:table-cell office:value-type="string" calcext:value-type="string">
            <text:p>Schwangere und junge Mütt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0486" calcext:value-type="float">
            <text:p>60486</text:p>
          </table:table-cell>
          <table:table-cell office:value-type="string" calcext:value-type="string">
            <text:p>https://projecttogether.typeform.com/to/J2y3d590#herausforderungsid=100633</text:p>
          </table:table-cell>
          <table:table-cell table:number-columns-repeated="2"/>
          <table:table-cell table:style-name="ce1" table:number-columns-repeated="1013"/>
        </table:table-row>
        <table:table-row table:style-name="ro1">
          <table:table-cell office:value-type="float" office:value="100458" calcext:value-type="float">
            <text:p>100458</text:p>
          </table:table-cell>
          <table:table-cell office:value-type="string" calcext:value-type="string">
            <text:p>Wie können Hersteller von Plastikverpackungen und Plastikgegenständen motiviert oder reglementiert werden um von Erdöl auf biologische Werkstoffe umzustellen z.B. Mais, Kork, Bambus?</text:p>
          </table:table-cell>
          <table:table-cell/>
          <table:table-cell office:value-type="string" calcext:value-type="string">
            <text:p>Politik und Unternehmen der Plastikherstellung</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65510" calcext:value-type="float">
            <text:p>65510</text:p>
          </table:table-cell>
          <table:table-cell office:value-type="string" calcext:value-type="string">
            <text:p>https://projecttogether.typeform.com/to/J2y3d590#herausforderungsid=100458</text:p>
          </table:table-cell>
          <table:table-cell table:number-columns-repeated="2"/>
          <table:table-cell table:style-name="ce1" table:number-columns-repeated="1013"/>
        </table:table-row>
        <table:table-row table:style-name="ro1">
          <table:table-cell office:value-type="float" office:value="100540" calcext:value-type="float">
            <text:p>100540</text:p>
          </table:table-cell>
          <table:table-cell office:value-type="string" calcext:value-type="string">
            <text:p>Wie können wir in einer Welt ohne Müll leben? Wie können wir Cradle to Cradle zu einem Standard in der Produktentwicklung machen?</text:p>
          </table:table-cell>
          <table:table-cell/>
          <table:table-cell office:value-type="string" calcext:value-type="string">
            <text:p>Kommunen, Verwaltung,Politik</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37213" calcext:value-type="float">
            <text:p>37213</text:p>
          </table:table-cell>
          <table:table-cell office:value-type="string" calcext:value-type="string">
            <text:p>https://projecttogether.typeform.com/to/J2y3d590#herausforderungsid=100540</text:p>
          </table:table-cell>
          <table:table-cell table:number-columns-repeated="2"/>
          <table:table-cell table:style-name="ce1" table:number-columns-repeated="1013"/>
        </table:table-row>
        <table:table-row table:style-name="ro1">
          <table:table-cell office:value-type="float" office:value="100539" calcext:value-type="float">
            <text:p>100539</text:p>
          </table:table-cell>
          <table:table-cell office:value-type="string" calcext:value-type="string">
            <text:p>Wie können wir großflächig eine Nahversorgung mit nachhaltig erzeugten Lebensmitteln realisieren?</text:p>
          </table:table-cell>
          <table:table-cell/>
          <table:table-cell office:value-type="string" calcext:value-type="string">
            <text:p>Kantinenmanagement, Mitarbeitende von Behörden, Landwirt*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Hessen</text:p>
          </table:table-cell>
          <table:table-cell office:value-type="float" office:value="37213" calcext:value-type="float">
            <text:p>37213</text:p>
          </table:table-cell>
          <table:table-cell office:value-type="string" calcext:value-type="string">
            <text:p>https://projecttogether.typeform.com/to/J2y3d590#herausforderungsid=100539</text:p>
          </table:table-cell>
          <table:table-cell table:number-columns-repeated="2"/>
          <table:table-cell table:style-name="ce1" table:number-columns-repeated="1013"/>
        </table:table-row>
        <table:table-row table:style-name="ro1">
          <table:table-cell office:value-type="float" office:value="100153" calcext:value-type="float">
            <text:p>100153</text:p>
          </table:table-cell>
          <table:table-cell office:value-type="string" calcext:value-type="string">
            <text:p>Wie können wir es schaffen, Kinder mit ihren Ideen besser in unsere Zukunftsgestaltung für eine nachhaltigere, chancengerechtere und verteilungsgerechtere Welt zu integrieren?</text:p>
          </table:table-cell>
          <table:table-cell/>
          <table:table-cell office:value-type="string" calcext:value-type="string">
            <text:p>Schulkinder, Vorschulkinder, Kindergartenkind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Mecklenburg-Vorpommern</text:p>
          </table:table-cell>
          <table:table-cell office:value-type="float" office:value="23966" calcext:value-type="float">
            <text:p>23966</text:p>
          </table:table-cell>
          <table:table-cell office:value-type="string" calcext:value-type="string">
            <text:p>https://projecttogether.typeform.com/to/J2y3d590#herausforderungsid=100153</text:p>
          </table:table-cell>
          <table:table-cell table:number-columns-repeated="2"/>
          <table:table-cell table:style-name="ce1" table:number-columns-repeated="1013"/>
        </table:table-row>
        <table:table-row table:style-name="ro1">
          <table:table-cell office:value-type="float" office:value="100385" calcext:value-type="float">
            <text:p>100385</text:p>
          </table:table-cell>
          <table:table-cell office:value-type="string" calcext:value-type="string">
            <text:p>Wie schaffen wir Arbeits- und Betreuungsmodelle, die selbstbestimmtes Leben und Arbeiten für alle möglich machen - Eltern, Erzieher*innen, Pflegekräfte, Senior*innen - indem sie die Bedürfnisse der unterschiedlichen Lebensphasen abbilden?</text:p>
          </table:table-cell>
          <table:table-cell/>
          <table:table-cell office:value-type="string" calcext:value-type="string">
            <text:p>Eltern, Familien, Betreuer*innen, Pflegekräfte, Kommunen, Mitarbeitende bei Trägern und in der Verwaltung, Menschen, die gern mit Kindern arbeiten möchten, Gründer*innen (mit Kind)</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Mecklenburg-Vorpommern</text:p>
          </table:table-cell>
          <table:table-cell office:value-type="float" office:value="17235" calcext:value-type="float">
            <text:p>17235</text:p>
          </table:table-cell>
          <table:table-cell office:value-type="string" calcext:value-type="string">
            <text:p>https://projecttogether.typeform.com/to/J2y3d590#herausforderungsid=100385</text:p>
          </table:table-cell>
          <table:table-cell table:number-columns-repeated="2"/>
          <table:table-cell table:style-name="ce1" table:number-columns-repeated="1013"/>
        </table:table-row>
        <table:table-row table:style-name="ro1">
          <table:table-cell office:value-type="float" office:value="100378" calcext:value-type="float">
            <text:p>100378</text:p>
          </table:table-cell>
          <table:table-cell office:value-type="string" calcext:value-type="string">
            <text:p>Wie können wir Kommunikation und Information (niederschwellig, barrierefrei, digital) zwischen Bürger:innen und Kommunen erreichen? Wie können wir dabei auf bestehende örtliche Informationsstrukturen (Website) aufbauen?</text:p>
          </table:table-cell>
          <table:table-cell/>
          <table:table-cell office:value-type="string" calcext:value-type="string">
            <text:p>Bürger:innen und Kommun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37434" calcext:value-type="float">
            <text:p>37434</text:p>
          </table:table-cell>
          <table:table-cell office:value-type="string" calcext:value-type="string">
            <text:p>https://projecttogether.typeform.com/to/J2y3d590#herausforderungsid=100378</text:p>
          </table:table-cell>
          <table:table-cell table:number-columns-repeated="2"/>
          <table:table-cell table:style-name="ce1" table:number-columns-repeated="1013"/>
        </table:table-row>
        <table:table-row table:style-name="ro1">
          <table:table-cell office:value-type="float" office:value="100625" calcext:value-type="float">
            <text:p>100625</text:p>
          </table:table-cell>
          <table:table-cell office:value-type="string" calcext:value-type="string">
            <text:p>Wie können wir in der Pandemie und der Beschulung durch homeschooling/remote learning alle Beteiligten einer Lerngruppe "mitnehmen" und verhindern, dass einzelne Kinder und Jugendliche sozial und kognitiv abgehängt werden?</text:p>
          </table:table-cell>
          <table:table-cell/>
          <table:table-cell office:value-type="string" calcext:value-type="string">
            <text:p>Lehrkräfte allgemeinbildender Schul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30655" calcext:value-type="float">
            <text:p>30655</text:p>
          </table:table-cell>
          <table:table-cell office:value-type="string" calcext:value-type="string">
            <text:p>https://projecttogether.typeform.com/to/J2y3d590#herausforderungsid=100625</text:p>
          </table:table-cell>
          <table:table-cell table:number-columns-repeated="2"/>
          <table:table-cell table:style-name="ce1" table:number-columns-repeated="1013"/>
        </table:table-row>
        <table:table-row table:style-name="ro1">
          <table:table-cell office:value-type="float" office:value="100121" calcext:value-type="float">
            <text:p>100121</text:p>
          </table:table-cell>
          <table:table-cell office:value-type="string" calcext:value-type="string">
            <text:p>Wie können wir ältere Menschen die Offline sind über aktuelle Inhalte informieren und diese an vorhandenen digitalen Möglichkeiten nicht nur in Coronazeiten teilhaben lassen, ohne dass diese digitale Endgeräte sowie eine umfangreiche Digitalkompetenzen benötigen.</text:p>
          </table:table-cell>
          <table:table-cell/>
          <table:table-cell office:value-type="string" calcext:value-type="string">
            <text:p>Ältere Menschen, die keine hohen Digitale Kompetenz haben und lediglich über ein Hausanschluss verfü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30900" calcext:value-type="float">
            <text:p>30900</text:p>
          </table:table-cell>
          <table:table-cell office:value-type="string" calcext:value-type="string">
            <text:p>https://projecttogether.typeform.com/to/J2y3d590#herausforderungsid=100121</text:p>
          </table:table-cell>
          <table:table-cell table:number-columns-repeated="2"/>
          <table:table-cell table:style-name="ce1" table:number-columns-repeated="1013"/>
        </table:table-row>
        <table:table-row table:style-name="ro1">
          <table:table-cell office:value-type="float" office:value="100313" calcext:value-type="float">
            <text:p>100313</text:p>
          </table:table-cell>
          <table:table-cell office:value-type="string" calcext:value-type="string">
            <text:p>Wie können wir den Impfprozess für alle Impfungen (Grippe, MMR, Hepathitis, etc.) digitaler und transparenter gestalten, damit mehr Bürger:innen sich impfen lassen?</text:p>
          </table:table-cell>
          <table:table-cell/>
          <table:table-cell office:value-type="string" calcext:value-type="string">
            <text:p>alle Bürg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30655" calcext:value-type="float">
            <text:p>30655</text:p>
          </table:table-cell>
          <table:table-cell office:value-type="string" calcext:value-type="string">
            <text:p>https://projecttogether.typeform.com/to/J2y3d590#herausforderungsid=100313</text:p>
          </table:table-cell>
          <table:table-cell table:number-columns-repeated="2"/>
          <table:table-cell table:style-name="ce1" table:number-columns-repeated="1013"/>
        </table:table-row>
        <table:table-row table:style-name="ro1">
          <table:table-cell office:value-type="float" office:value="100314" calcext:value-type="float">
            <text:p>100314</text:p>
          </table:table-cell>
          <table:table-cell office:value-type="string" calcext:value-type="string">
            <text:p>Wie können wir Rettungssanitätern und Notfallmedizinern die Patientenakte (Allergien, Medikamentenunverträglichkeit, etc.) digital verfügbar machen, damit optimale Maßnahmen ergriffen werden können?</text:p>
          </table:table-cell>
          <table:table-cell/>
          <table:table-cell office:value-type="string" calcext:value-type="string">
            <text:p>alle Bürg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30655" calcext:value-type="float">
            <text:p>30655</text:p>
          </table:table-cell>
          <table:table-cell office:value-type="string" calcext:value-type="string">
            <text:p>https://projecttogether.typeform.com/to/J2y3d590#herausforderungsid=100314</text:p>
          </table:table-cell>
          <table:table-cell table:number-columns-repeated="2"/>
          <table:table-cell table:style-name="ce1" table:number-columns-repeated="1013"/>
        </table:table-row>
        <table:table-row table:style-name="ro1">
          <table:table-cell office:value-type="float" office:value="100733" calcext:value-type="float">
            <text:p>100733</text:p>
          </table:table-cell>
          <table:table-cell office:value-type="string" calcext:value-type="string">
            <text:p>Wie können wir die Behandlung mit Schienen von Personen mit chronischen Krankheiten verbessern, kostengünstiger gestalten und gleichzeitig die Umwelt schonen?</text:p>
          </table:table-cell>
          <table:table-cell/>
          <table:table-cell office:value-type="string" calcext:value-type="string">
            <text:p>Nutzer von Schienen über einen längeren Zeitraum</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26127" calcext:value-type="float">
            <text:p>26127</text:p>
          </table:table-cell>
          <table:table-cell office:value-type="string" calcext:value-type="string">
            <text:p>https://projecttogether.typeform.com/to/J2y3d590#herausforderungsid=100733</text:p>
          </table:table-cell>
          <table:table-cell table:number-columns-repeated="2"/>
          <table:table-cell table:style-name="ce1" table:number-columns-repeated="1013"/>
        </table:table-row>
        <table:table-row table:style-name="ro1">
          <table:table-cell office:value-type="float" office:value="100322" calcext:value-type="float">
            <text:p>100322</text:p>
          </table:table-cell>
          <table:table-cell office:value-type="string" calcext:value-type="string">
            <text:p>Wie können wir mehr und auch guten Wohnraum für (junge) Erwachsene mit geistiger Behinderung schaffen? Wartezeiten von bis zu zehn Jahren sind für die Eltern nicht zu schaffen. Bei den meisten Wohnheimen gibt es gar keine Chance auf einen Platz.</text:p>
          </table:table-cell>
          <table:table-cell/>
          <table:table-cell office:value-type="string" calcext:value-type="string">
            <text:p>(Junge) Erwachsene mit einer geistigen Behinderung</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49152" calcext:value-type="float">
            <text:p>49152</text:p>
          </table:table-cell>
          <table:table-cell office:value-type="string" calcext:value-type="string">
            <text:p>https://projecttogether.typeform.com/to/J2y3d590#herausforderungsid=100322</text:p>
          </table:table-cell>
          <table:table-cell table:number-columns-repeated="2"/>
          <table:table-cell table:style-name="ce1" table:number-columns-repeated="1013"/>
        </table:table-row>
        <table:table-row table:style-name="ro1">
          <table:table-cell office:value-type="float" office:value="100572" calcext:value-type="float">
            <text:p>100572</text:p>
          </table:table-cell>
          <table:table-cell office:value-type="string" calcext:value-type="string">
            <text:p>Wie können wir die Motivation in der Gesellschaft so stärken, dass bestehende Lösungsansätze bei Klimaschutz und Klimaanpassung ("Schneebälle)" sich zu einer "Umsetzungslawine“ entwickeln?</text:p>
          </table:table-cell>
          <table:table-cell/>
          <table:table-cell office:value-type="string" calcext:value-type="string">
            <text:p>NGOs, Verbände, Stiftungen, Vereine, Parteien, engagierte Menschen, engagierte Unternehmen, Forschungseinrichtungen, Ministerien und Verwaltun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30974" calcext:value-type="float">
            <text:p>30974</text:p>
          </table:table-cell>
          <table:table-cell office:value-type="string" calcext:value-type="string">
            <text:p>https://projecttogether.typeform.com/to/J2y3d590#herausforderungsid=100572</text:p>
          </table:table-cell>
          <table:table-cell table:number-columns-repeated="2"/>
          <table:table-cell table:style-name="ce1" table:number-columns-repeated="1013"/>
        </table:table-row>
        <table:table-row table:style-name="ro1">
          <table:table-cell office:value-type="float" office:value="100753" calcext:value-type="float">
            <text:p>100753</text:p>
          </table:table-cell>
          <table:table-cell office:value-type="string" calcext:value-type="string">
            <text:p>Wie können wir die Lebensmittelverschwendung entlang der Lebensmittelproduktionskette reduzieren und gleichzeitig eine gesunde, nachhaltige und regionale Ernährung fördern?</text:p>
          </table:table-cell>
          <table:table-cell/>
          <table:table-cell office:value-type="string" calcext:value-type="string">
            <text:p>Gesamte Gesellschaft, alle Lebensmittel-Konsumierend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49090" calcext:value-type="float">
            <text:p>49090</text:p>
          </table:table-cell>
          <table:table-cell office:value-type="string" calcext:value-type="string">
            <text:p>https://projecttogether.typeform.com/to/J2y3d590#herausforderungsid=100753</text:p>
          </table:table-cell>
          <table:table-cell table:number-columns-repeated="2"/>
          <table:table-cell table:style-name="ce1" table:number-columns-repeated="1013"/>
        </table:table-row>
        <table:table-row table:style-name="ro1">
          <table:table-cell office:value-type="float" office:value="100599" calcext:value-type="float">
            <text:p>100599</text:p>
          </table:table-cell>
          <table:table-cell office:value-type="string" calcext:value-type="string">
            <text:p>Wie können wir den <text:s/>Einzelhandel zukunftsfähig machen und gleichzeitig digitalisiert, <text:s/>sodass auch nicht nur der Onlineshop profitiert sondern auch der lokale Laden und die Innenstädte nicht aus leeren Geschäften besteh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Niedersachsen</text:p>
          </table:table-cell>
          <table:table-cell office:value-type="float" office:value="26409" calcext:value-type="float">
            <text:p>26409</text:p>
          </table:table-cell>
          <table:table-cell office:value-type="string" calcext:value-type="string">
            <text:p>https://projecttogether.typeform.com/to/J2y3d590#herausforderungsid=100599</text:p>
          </table:table-cell>
          <table:table-cell table:number-columns-repeated="2"/>
          <table:table-cell table:style-name="ce1" table:number-columns-repeated="1013"/>
        </table:table-row>
        <table:table-row table:style-name="ro1">
          <table:table-cell office:value-type="float" office:value="100456" calcext:value-type="float">
            <text:p>100456</text:p>
          </table:table-cell>
          <table:table-cell office:value-type="string" calcext:value-type="string">
            <text:p>Wie kann die Teilhabe von Sozialhilfeempfängern (z.B. kostenlose Verfügbarkeit von Masken, kostenlose Nutzung öffentlichen Verkehrs, Patenschaften für Vereinsmitgliedschaften) optimiert/ermöglicht werden?</text:p>
          </table:table-cell>
          <table:table-cell/>
          <table:table-cell office:value-type="string" calcext:value-type="string">
            <text:p>ALG II - Empfäng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1429" calcext:value-type="float">
            <text:p>51429</text:p>
          </table:table-cell>
          <table:table-cell office:value-type="string" calcext:value-type="string">
            <text:p>https://projecttogether.typeform.com/to/J2y3d590#herausforderungsid=100456</text:p>
          </table:table-cell>
          <table:table-cell table:number-columns-repeated="2"/>
          <table:table-cell table:style-name="ce1" table:number-columns-repeated="1013"/>
        </table:table-row>
        <table:table-row table:style-name="ro1">
          <table:table-cell office:value-type="float" office:value="100454" calcext:value-type="float">
            <text:p>100454</text:p>
          </table:table-cell>
          <table:table-cell office:value-type="string" calcext:value-type="string">
            <text:p>Wie können Hörgeschädigte im öffentlichen Verkehr durch visuelle Informationen (z.B. bei Umgleisungen von einfahrenden Zügen) mit einbezogen werden?</text:p>
          </table:table-cell>
          <table:table-cell/>
          <table:table-cell office:value-type="string" calcext:value-type="string">
            <text:p>Gehörlose, hoch- und ggf. mittelgradig Schwerhörige, auch ältere Personen mit Altersschwerhörigkeit</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1429" calcext:value-type="float">
            <text:p>51429</text:p>
          </table:table-cell>
          <table:table-cell office:value-type="string" calcext:value-type="string">
            <text:p>https://projecttogether.typeform.com/to/J2y3d590#herausforderungsid=100454</text:p>
          </table:table-cell>
          <table:table-cell table:number-columns-repeated="2"/>
          <table:table-cell table:style-name="ce1" table:number-columns-repeated="1013"/>
        </table:table-row>
        <table:table-row table:style-name="ro1">
          <table:table-cell office:value-type="float" office:value="100396" calcext:value-type="float">
            <text:p>100396</text:p>
          </table:table-cell>
          <table:table-cell office:value-type="string" calcext:value-type="string">
            <text:p>Wie können wir eine Kinderbetreuung schaffen, die selbstbestimmtes Leben und Arbeiten für alle möglich und verfügbar macht - Eltern, Erzieher:innen, Mitarbeitende in Institutionen - und dabei die Bedürfnisse der unterschiedlichen Lebensphasen und Lebensentwürfe abbildet?</text:p>
          </table:table-cell>
          <table:table-cell/>
          <table:table-cell office:value-type="string" calcext:value-type="string">
            <text:p>Gründer:innen und Betreiber:innen von Kinderbetreuungseinrichtungen, Gründer:innen und Betreiber:innen von Coworking Spaces</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0235" calcext:value-type="float">
            <text:p>40235</text:p>
          </table:table-cell>
          <table:table-cell office:value-type="string" calcext:value-type="string">
            <text:p>https://projecttogether.typeform.com/to/J2y3d590#herausforderungsid=100396</text:p>
          </table:table-cell>
          <table:table-cell table:number-columns-repeated="2"/>
          <table:table-cell table:style-name="ce1" table:number-columns-repeated="1013"/>
        </table:table-row>
        <table:table-row table:style-name="ro3">
          <table:table-cell office:value-type="float" office:value="100247" calcext:value-type="float">
            <text:p>100247</text:p>
          </table:table-cell>
          <table:table-cell office:value-type="string" calcext:value-type="string">
            <text:p>Wie können wir es schaffen die Gewalt gegen Frauen in Partnerschaften/Familien zu beenden. </text:p>
            <text:p>Wie können wir es schaffen die sexuelle Gewalt an Mädchen im engen Umfeld abzuschaffen. </text:p>
            <text:p>Wie können wir es schaffen eine soziale Ächtung der Täter/Täterinnen zu erreichen.</text:p>
          </table:table-cell>
          <table:table-cell/>
          <table:table-cell office:value-type="string" calcext:value-type="string">
            <text:p>ALLE Mädchen und Frauen weltweit, als Täter ALLE Männer und Jungen, als Betroffene ALLE Jungen und Männer, ALLE Frauen und ggfls. Mäch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3909" calcext:value-type="float">
            <text:p>53909</text:p>
          </table:table-cell>
          <table:table-cell office:value-type="string" calcext:value-type="string">
            <text:p>https://projecttogether.typeform.com/to/J2y3d590#herausforderungsid=100247</text:p>
          </table:table-cell>
          <table:table-cell table:number-columns-repeated="2"/>
          <table:table-cell table:style-name="ce1" table:number-columns-repeated="1013"/>
        </table:table-row>
        <table:table-row table:style-name="ro1">
          <table:table-cell office:value-type="float" office:value="100464" calcext:value-type="float">
            <text:p>100464</text:p>
          </table:table-cell>
          <table:table-cell office:value-type="string" calcext:value-type="string">
            <text:p>Wie können wir erreichen, dass Muslime sich in Deutschland „willkommen“ fühlen?</text:p>
          </table:table-cell>
          <table:table-cell/>
          <table:table-cell office:value-type="string" calcext:value-type="string">
            <text:p>Integrationsrat</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0829" calcext:value-type="float">
            <text:p>50829</text:p>
          </table:table-cell>
          <table:table-cell office:value-type="string" calcext:value-type="string">
            <text:p>https://projecttogether.typeform.com/to/J2y3d590#herausforderungsid=100464</text:p>
          </table:table-cell>
          <table:table-cell table:number-columns-repeated="2"/>
          <table:table-cell table:style-name="ce1" table:number-columns-repeated="1013"/>
        </table:table-row>
        <table:table-row table:style-name="ro1">
          <table:table-cell office:value-type="float" office:value="100455" calcext:value-type="float">
            <text:p>100455</text:p>
          </table:table-cell>
          <table:table-cell office:value-type="string" calcext:value-type="string">
            <text:p>Wie können Hörgeschädigte, die aufgrund ihrer Behinderung an Webinaren nicht teilnehmen können, alternativ informiert bzw. aus- oder fortgebildet werden?</text:p>
          </table:table-cell>
          <table:table-cell/>
          <table:table-cell office:value-type="string" calcext:value-type="string">
            <text:p>Hörgeschädigte, die von den Lippen lesen müssen und deswegen Liveunterricht benötig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1429" calcext:value-type="float">
            <text:p>51429</text:p>
          </table:table-cell>
          <table:table-cell office:value-type="string" calcext:value-type="string">
            <text:p>https://projecttogether.typeform.com/to/J2y3d590#herausforderungsid=100455</text:p>
          </table:table-cell>
          <table:table-cell table:number-columns-repeated="2"/>
          <table:table-cell table:style-name="ce1" table:number-columns-repeated="1013"/>
        </table:table-row>
        <table:table-row table:style-name="ro1">
          <table:table-cell office:value-type="float" office:value="100443" calcext:value-type="float">
            <text:p>100443</text:p>
          </table:table-cell>
          <table:table-cell office:value-type="string" calcext:value-type="string">
            <text:p>Wie können wir die Lebensbedingungen von Ein-Eltern-Familien verbessern und Strukturen zu ihrer Entlastung schaffen?</text:p>
          </table:table-cell>
          <table:table-cell/>
          <table:table-cell office:value-type="string" calcext:value-type="string">
            <text:p>Alleinerziehend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7078" calcext:value-type="float">
            <text:p>57078</text:p>
          </table:table-cell>
          <table:table-cell office:value-type="string" calcext:value-type="string">
            <text:p>https://projecttogether.typeform.com/to/J2y3d590#herausforderungsid=100443</text:p>
          </table:table-cell>
          <table:table-cell table:number-columns-repeated="2"/>
          <table:table-cell table:style-name="ce1" table:number-columns-repeated="1013"/>
        </table:table-row>
        <table:table-row table:style-name="ro1">
          <table:table-cell office:value-type="float" office:value="100449" calcext:value-type="float">
            <text:p>100449</text:p>
          </table:table-cell>
          <table:table-cell office:value-type="string" calcext:value-type="string">
            <text:p>Wie können wir die demokratischen Prozesse verbessern und transparenter gestalten, mehr Bürgerbeteiligung erzielen und unsere wertvolle Demokratie auf den neuesten Stand bringen?</text:p>
          </table:table-cell>
          <table:table-cell/>
          <table:table-cell office:value-type="string" calcext:value-type="string">
            <text:p>An den Bundestag und die Bundesregierung.</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1199" calcext:value-type="float">
            <text:p>41199</text:p>
          </table:table-cell>
          <table:table-cell office:value-type="string" calcext:value-type="string">
            <text:p>https://projecttogether.typeform.com/to/J2y3d590#herausforderungsid=100449</text:p>
          </table:table-cell>
          <table:table-cell table:number-columns-repeated="2"/>
          <table:table-cell table:style-name="ce1" table:number-columns-repeated="1013"/>
        </table:table-row>
        <table:table-row table:style-name="ro1">
          <table:table-cell office:value-type="float" office:value="100639" calcext:value-type="float">
            <text:p>100639</text:p>
          </table:table-cell>
          <table:table-cell office:value-type="string" calcext:value-type="string">
            <text:p>Wie können wir Vernetzung, Organisationsgrad und das besser aufeinander abgestimmte Wirken der organisierten Zivilgesellschaft bundesweit erhöhen?</text:p>
          </table:table-cell>
          <table:table-cell/>
          <table:table-cell office:value-type="string" calcext:value-type="string">
            <text:p>Wir bewegen uns mit unserem Projekt in erster Linie in der zivilgesellschaftlichen Arena. Hier adressieren wir die organisierte Zivilgesellschaft sowie alle bürgerschaftlich Engagiert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5239" calcext:value-type="float">
            <text:p>45239</text:p>
          </table:table-cell>
          <table:table-cell office:value-type="string" calcext:value-type="string">
            <text:p>https://projecttogether.typeform.com/to/J2y3d590#herausforderungsid=100639</text:p>
          </table:table-cell>
          <table:table-cell table:number-columns-repeated="2"/>
          <table:table-cell table:style-name="ce1" table:number-columns-repeated="1013"/>
        </table:table-row>
        <table:table-row table:style-name="ro1">
          <table:table-cell office:value-type="float" office:value="100136" calcext:value-type="float">
            <text:p>100136</text:p>
          </table:table-cell>
          <table:table-cell office:value-type="string" calcext:value-type="string">
            <text:p>Wie können wir eine neue, innovative und zukunftsorientierte GründerInnenkultur schaffen?</text:p>
          </table:table-cell>
          <table:table-cell/>
          <table:table-cell office:value-type="string" calcext:value-type="string">
            <text:p>Gründ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2525" calcext:value-type="float">
            <text:p>52525</text:p>
          </table:table-cell>
          <table:table-cell office:value-type="string" calcext:value-type="string">
            <text:p>https://projecttogether.typeform.com/to/J2y3d590#herausforderungsid=100136</text:p>
          </table:table-cell>
          <table:table-cell table:number-columns-repeated="2"/>
          <table:table-cell table:style-name="ce1" table:number-columns-repeated="1013"/>
        </table:table-row>
        <table:table-row table:style-name="ro1">
          <table:table-cell office:value-type="float" office:value="100327" calcext:value-type="float">
            <text:p>100327</text:p>
          </table:table-cell>
          <table:table-cell office:value-type="string" calcext:value-type="string">
            <text:p>Wie können wir jungen Erwachsenen, die bis zu ihrem 27. Lebensjahr beide Elternteile verloren haben mehr finanzielle Sicherheit geben, damit sie ein Studium aufnehmen können anstatt sich auf die Finanzierung des Lebensunterhalts konzentrieren zu müssen?</text:p>
          </table:table-cell>
          <table:table-cell/>
          <table:table-cell office:value-type="string" calcext:value-type="string">
            <text:p>Verwaiste junge Erwachsene bis 30 Jahr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7447" calcext:value-type="float">
            <text:p>47447</text:p>
          </table:table-cell>
          <table:table-cell office:value-type="string" calcext:value-type="string">
            <text:p>https://projecttogether.typeform.com/to/J2y3d590#herausforderungsid=100327</text:p>
          </table:table-cell>
          <table:table-cell table:number-columns-repeated="2"/>
          <table:table-cell table:style-name="ce1" table:number-columns-repeated="1013"/>
        </table:table-row>
        <table:table-row table:style-name="ro1">
          <table:table-cell office:value-type="float" office:value="100756" calcext:value-type="float">
            <text:p>100756</text:p>
          </table:table-cell>
          <table:table-cell office:value-type="string" calcext:value-type="string">
            <text:p>Wie können wir Kindern schon ab der Grundschule eine chancengleichen Zugang zur digitalen Arbeitswelt ermöglichen?</text:p>
          </table:table-cell>
          <table:table-cell/>
          <table:table-cell office:value-type="string" calcext:value-type="string">
            <text:p>Schulkinder ab der Grundschul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0477" calcext:value-type="float">
            <text:p>40477</text:p>
          </table:table-cell>
          <table:table-cell office:value-type="string" calcext:value-type="string">
            <text:p>https://projecttogether.typeform.com/to/J2y3d590#herausforderungsid=100756</text:p>
          </table:table-cell>
          <table:table-cell table:number-columns-repeated="2"/>
          <table:table-cell table:style-name="ce1" table:number-columns-repeated="1013"/>
        </table:table-row>
        <table:table-row table:style-name="ro1">
          <table:table-cell office:value-type="float" office:value="100564" calcext:value-type="float">
            <text:p>100564</text:p>
          </table:table-cell>
          <table:table-cell office:value-type="string" calcext:value-type="string">
            <text:p>Wie können wir gleiche Bildungschancen für unsere Kinder erreichen?</text:p>
          </table:table-cell>
          <table:table-cell/>
          <table:table-cell office:value-type="string" calcext:value-type="string">
            <text:p>Lehrer:innen, Politiker:innen, Eltern, Familie, Nachbarn und Pat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0374" calcext:value-type="float">
            <text:p>50374</text:p>
          </table:table-cell>
          <table:table-cell office:value-type="string" calcext:value-type="string">
            <text:p>https://projecttogether.typeform.com/to/J2y3d590#herausforderungsid=100564</text:p>
          </table:table-cell>
          <table:table-cell table:number-columns-repeated="2"/>
          <table:table-cell table:style-name="ce1" table:number-columns-repeated="1013"/>
        </table:table-row>
        <table:table-row table:style-name="ro1">
          <table:table-cell office:value-type="float" office:value="100569" calcext:value-type="float">
            <text:p>100569</text:p>
          </table:table-cell>
          <table:table-cell office:value-type="string" calcext:value-type="string">
            <text:p>Wie können wir Präsenz auch im virtuellen Raum realisieren angesichts einer zunehmend digitalisierten Arbeitswelt?</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3119" calcext:value-type="float">
            <text:p>53119</text:p>
          </table:table-cell>
          <table:table-cell office:value-type="string" calcext:value-type="string">
            <text:p>https://projecttogether.typeform.com/to/J2y3d590#herausforderungsid=100569</text:p>
          </table:table-cell>
          <table:table-cell table:number-columns-repeated="2"/>
          <table:table-cell table:style-name="ce1" table:number-columns-repeated="1013"/>
        </table:table-row>
        <table:table-row table:style-name="ro1">
          <table:table-cell office:value-type="float" office:value="100333" calcext:value-type="float">
            <text:p>100333</text:p>
          </table:table-cell>
          <table:table-cell office:value-type="string" calcext:value-type="string">
            <text:p>Wie können wir die in den Lehrplänen verankerten Lerninhalte in innovativer Weise digital aufbereiten, sodass das schulische Lernen mehr Spaß bereitet?</text:p>
          </table:table-cell>
          <table:table-cell/>
          <table:table-cell office:value-type="string" calcext:value-type="string">
            <text:p>Alle Schülerinnen und Schül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8151" calcext:value-type="float">
            <text:p>48151</text:p>
          </table:table-cell>
          <table:table-cell office:value-type="string" calcext:value-type="string">
            <text:p>https://projecttogether.typeform.com/to/J2y3d590#herausforderungsid=100333</text:p>
          </table:table-cell>
          <table:table-cell table:number-columns-repeated="2"/>
          <table:table-cell table:style-name="ce1" table:number-columns-repeated="1013"/>
        </table:table-row>
        <table:table-row table:style-name="ro1">
          <table:table-cell office:value-type="float" office:value="100698" calcext:value-type="float">
            <text:p>100698</text:p>
          </table:table-cell>
          <table:table-cell office:value-type="string" calcext:value-type="string">
            <text:p>Wie können Menschen mit geistigen Einschränkungen an der digitalen Welt teilhaben ohne ihre Datensicherheit zu gefährden? Durch die gestiegenen Sicherheitsanforderungen wird z.B. die Teilnahme am Geldverkehr immer schwieriger. <text:s/>Geeignete Sicherheitsmechanismen fehlen.</text:p>
          </table:table-cell>
          <table:table-cell/>
          <table:table-cell office:value-type="string" calcext:value-type="string">
            <text:p>Erwachsene Menschen mit geistigen Einschränkungen in allen Altersgrupp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1515" calcext:value-type="float">
            <text:p>41515</text:p>
          </table:table-cell>
          <table:table-cell office:value-type="string" calcext:value-type="string">
            <text:p>https://projecttogether.typeform.com/to/J2y3d590#herausforderungsid=100698</text:p>
          </table:table-cell>
          <table:table-cell table:number-columns-repeated="2"/>
          <table:table-cell table:style-name="ce1" table:number-columns-repeated="1013"/>
        </table:table-row>
        <table:table-row table:style-name="ro1">
          <table:table-cell office:value-type="float" office:value="100381" calcext:value-type="float">
            <text:p>100381</text:p>
          </table:table-cell>
          <table:table-cell office:value-type="string" calcext:value-type="string">
            <text:p>Wie können wir als Kommunen einfach und schnell an alle Bürger*innen kommunizieren? Wie können Bürger*innen sowohl lokal begrenzt (innerhalb eines Dorfes) als auch übergreifend (im Landkreis) kommunizieren, Hilfe anbieten und Informationen weitergeben (schwarzes Brett)?</text:p>
          </table:table-cell>
          <table:table-cell/>
          <table:table-cell office:value-type="string" calcext:value-type="string">
            <text:p>Alle in Deutschland lebenden Perso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3902" calcext:value-type="float">
            <text:p>53902</text:p>
          </table:table-cell>
          <table:table-cell office:value-type="string" calcext:value-type="string">
            <text:p>https://projecttogether.typeform.com/to/J2y3d590#herausforderungsid=100381</text:p>
          </table:table-cell>
          <table:table-cell table:number-columns-repeated="2"/>
          <table:table-cell table:style-name="ce1" table:number-columns-repeated="1013"/>
        </table:table-row>
        <table:table-row table:style-name="ro1">
          <table:table-cell office:value-type="float" office:value="100380" calcext:value-type="float">
            <text:p>100380</text:p>
          </table:table-cell>
          <table:table-cell office:value-type="string" calcext:value-type="string">
            <text:p>Wie können wir mehr gesunde (evtl. vegetarische o. vegane) Alternativen in öffentlichen Kantinen/ Schulen anbieten um die Gesundheit im Hinblick auf die Pandemie zu stärken?</text:p>
          </table:table-cell>
          <table:table-cell/>
          <table:table-cell office:value-type="string" calcext:value-type="string">
            <text:p>Kantinenbetreib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1643" calcext:value-type="float">
            <text:p>51643</text:p>
          </table:table-cell>
          <table:table-cell office:value-type="string" calcext:value-type="string">
            <text:p>https://projecttogether.typeform.com/to/J2y3d590#herausforderungsid=100380</text:p>
          </table:table-cell>
          <table:table-cell table:number-columns-repeated="2"/>
          <table:table-cell table:style-name="ce1" table:number-columns-repeated="1013"/>
        </table:table-row>
        <table:table-row table:style-name="ro1">
          <table:table-cell office:value-type="float" office:value="100627" calcext:value-type="float">
            <text:p>100627</text:p>
          </table:table-cell>
          <table:table-cell office:value-type="string" calcext:value-type="string">
            <text:p>Wie können wir alle Menschen in Deutschland mit der Botschaft zur Kontaktreduktion wirklich erreichen?</text:p>
          </table:table-cell>
          <table:table-cell/>
          <table:table-cell office:value-type="string" calcext:value-type="string">
            <text:p>An alle, die bisher nicht gut adressiert wurd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3894" calcext:value-type="float">
            <text:p>53894</text:p>
          </table:table-cell>
          <table:table-cell office:value-type="string" calcext:value-type="string">
            <text:p>https://projecttogether.typeform.com/to/J2y3d590#herausforderungsid=100627</text:p>
          </table:table-cell>
          <table:table-cell table:number-columns-repeated="2"/>
          <table:table-cell table:style-name="ce1" table:number-columns-repeated="1013"/>
        </table:table-row>
        <table:table-row table:style-name="ro1">
          <table:table-cell office:value-type="float" office:value="100711" calcext:value-type="float">
            <text:p>100711</text:p>
          </table:table-cell>
          <table:table-cell office:value-type="string" calcext:value-type="string">
            <text:p>Wie können wir die aktuelle Corona-"Inzidenz" statistisch belastbar bestimmen, so dass eine seriöse Hochrechnung möglich wird?</text:p>
          </table:table-cell>
          <table:table-cell/>
          <table:table-cell office:value-type="string" calcext:value-type="string">
            <text:p>Betroffene der Corona-Maßnahmen, z.B. Restaurants</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33332" calcext:value-type="float">
            <text:p>33332</text:p>
          </table:table-cell>
          <table:table-cell office:value-type="string" calcext:value-type="string">
            <text:p>https://projecttogether.typeform.com/to/J2y3d590#herausforderungsid=100711</text:p>
          </table:table-cell>
          <table:table-cell table:number-columns-repeated="2"/>
          <table:table-cell table:style-name="ce1" table:number-columns-repeated="1013"/>
        </table:table-row>
        <table:table-row table:style-name="ro1">
          <table:table-cell office:value-type="float" office:value="100330" calcext:value-type="float">
            <text:p>100330</text:p>
          </table:table-cell>
          <table:table-cell office:value-type="string" calcext:value-type="string">
            <text:p>Wie können wir Unternehmen dafür gewinnen, ihre Produkte so zu gestalten, so dass sie bereits bei Ihrer Entwicklung auf Ihre Recyclingfähigkeit überprüft und bewertet werden?</text:p>
          </table:table-cell>
          <table:table-cell/>
          <table:table-cell office:value-type="string" calcext:value-type="string">
            <text:p>Unternehm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9757" calcext:value-type="float">
            <text:p>59757</text:p>
          </table:table-cell>
          <table:table-cell office:value-type="string" calcext:value-type="string">
            <text:p>https://projecttogether.typeform.com/to/J2y3d590#herausforderungsid=100330</text:p>
          </table:table-cell>
          <table:table-cell table:number-columns-repeated="2"/>
          <table:table-cell table:style-name="ce1" table:number-columns-repeated="1013"/>
        </table:table-row>
        <table:table-row table:style-name="ro1">
          <table:table-cell office:value-type="float" office:value="100319" calcext:value-type="float">
            <text:p>100319</text:p>
          </table:table-cell>
          <table:table-cell office:value-type="string" calcext:value-type="string">
            <text:p>Wie können wir Kommunen und Unternehmen dafür gewinnen, ihre Unternehmenspraxis zero waste zu gestalten? Mit welchem Tool können wir die Erfolge sichtbar machen und Leuchttürme vorstellen?</text:p>
          </table:table-cell>
          <table:table-cell/>
          <table:table-cell office:value-type="string" calcext:value-type="string">
            <text:p>Recycel-Firmen Entsorg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9757" calcext:value-type="float">
            <text:p>59757</text:p>
          </table:table-cell>
          <table:table-cell office:value-type="string" calcext:value-type="string">
            <text:p>https://projecttogether.typeform.com/to/J2y3d590#herausforderungsid=100319</text:p>
          </table:table-cell>
          <table:table-cell table:number-columns-repeated="2"/>
          <table:table-cell table:style-name="ce1" table:number-columns-repeated="1013"/>
        </table:table-row>
        <table:table-row table:style-name="ro1">
          <table:table-cell office:value-type="float" office:value="100537" calcext:value-type="float">
            <text:p>100537</text:p>
          </table:table-cell>
          <table:table-cell office:value-type="string" calcext:value-type="string">
            <text:p>Wie können wir nicht genutzte Rasenflächen und nur für einen begrenzten Zeitraum verwendete Parkplatzflächen im direkten Umfeld von öffentlichen Gebäuden und Firmen umgestalten, um diese sinnvoll zum Erhalt der Artenvielfalt und als Mittel gegen den Klimawandel einzusetzen?</text:p>
          </table:table-cell>
          <table:table-cell/>
          <table:table-cell office:value-type="string" calcext:value-type="string">
            <text:p>Juristische Personen des öffentlichen Rechts und deren örtliche Einrichtungen (Behörden, Gerichte, Kirchen), große Konzern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32351" calcext:value-type="float">
            <text:p>32351</text:p>
          </table:table-cell>
          <table:table-cell office:value-type="string" calcext:value-type="string">
            <text:p>https://projecttogether.typeform.com/to/J2y3d590#herausforderungsid=100537</text:p>
          </table:table-cell>
          <table:table-cell table:number-columns-repeated="1015"/>
        </table:table-row>
        <table:table-row table:style-name="ro1">
          <table:table-cell office:value-type="float" office:value="100270" calcext:value-type="float">
            <text:p>100270</text:p>
          </table:table-cell>
          <table:table-cell office:value-type="string" calcext:value-type="string">
            <text:p>Wie können wir schnell und effizient erste Schritte zur CO2 Reduktion umsetzen? Am Besten doch durch eine schnelle Ausweitung von robuster Begrünung/ Pflanzung robuster Bsumsorten. Das geht relativ schnell und hat einen grossen Effekt</text:p>
          </table:table-cell>
          <table:table-cell/>
          <table:table-cell office:value-type="string" calcext:value-type="string">
            <text:p>Kommunen in erster Lini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0996" calcext:value-type="float">
            <text:p>50996</text:p>
          </table:table-cell>
          <table:table-cell office:value-type="string" calcext:value-type="string">
            <text:p>https://projecttogether.typeform.com/to/J2y3d590#herausforderungsid=100270</text:p>
          </table:table-cell>
          <table:table-cell table:number-columns-repeated="1015"/>
        </table:table-row>
        <table:table-row table:style-name="ro1">
          <table:table-cell office:value-type="float" office:value="100466" calcext:value-type="float">
            <text:p>100466</text:p>
          </table:table-cell>
          <table:table-cell office:value-type="string" calcext:value-type="string">
            <text:p>Wie können wir allen Bürgern einen Zugang zu regional produziertem Obst und Gemüse geben, um so insbesondere beim Transport CO2 zu spar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2072" calcext:value-type="float">
            <text:p>52072</text:p>
          </table:table-cell>
          <table:table-cell office:value-type="string" calcext:value-type="string">
            <text:p>https://projecttogether.typeform.com/to/J2y3d590#herausforderungsid=100466</text:p>
          </table:table-cell>
          <table:table-cell table:number-columns-repeated="1015"/>
        </table:table-row>
        <table:table-row table:style-name="ro1">
          <table:table-cell office:value-type="float" office:value="100511" calcext:value-type="float">
            <text:p>100511</text:p>
          </table:table-cell>
          <table:table-cell office:value-type="string" calcext:value-type="string">
            <text:p>Wie können wir es schaffen, dass die Empfehlungen der Planetary Health Diet für eine pflanzenbasierte Ernährung jeder/m Einzelnen bekannt sind und mit praktischen Wissensangeboten und Tools in den Alltag integriert werden können?</text:p>
          </table:table-cell>
          <table:table-cell/>
          <table:table-cell office:value-type="string" calcext:value-type="string">
            <text:p>Alle Altersgruppen, d.h. Kita- und Schulkinder, Jugendliche, gesunde Erwachsen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0211" calcext:value-type="float">
            <text:p>40211</text:p>
          </table:table-cell>
          <table:table-cell office:value-type="string" calcext:value-type="string">
            <text:p>https://projecttogether.typeform.com/to/J2y3d590#herausforderungsid=100511</text:p>
          </table:table-cell>
          <table:table-cell table:number-columns-repeated="1015"/>
        </table:table-row>
        <table:table-row table:style-name="ro1">
          <table:table-cell office:value-type="float" office:value="100382" calcext:value-type="float">
            <text:p>100382</text:p>
          </table:table-cell>
          <table:table-cell office:value-type="string" calcext:value-type="string">
            <text:p>Wie können wir innerhalb der nächsten fünf Jahre zu einer attraktiven und sicheren, durchgehenden Fahrradwegeinfrastruktur in den Städten kommen?</text:p>
          </table:table-cell>
          <table:table-cell/>
          <table:table-cell office:value-type="string" calcext:value-type="string">
            <text:p>Verkehrsplaner der Städt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5134" calcext:value-type="float">
            <text:p>45134</text:p>
          </table:table-cell>
          <table:table-cell office:value-type="string" calcext:value-type="string">
            <text:p>https://projecttogether.typeform.com/to/J2y3d590#herausforderungsid=100382</text:p>
          </table:table-cell>
          <table:table-cell table:number-columns-repeated="1015"/>
        </table:table-row>
        <table:table-row table:style-name="ro1">
          <table:table-cell office:value-type="float" office:value="100028" calcext:value-type="float">
            <text:p>100028</text:p>
          </table:table-cell>
          <table:table-cell office:value-type="string" calcext:value-type="string">
            <text:p>Wie können wir öffentliche Verkehrsmittel ausbauen?</text:p>
          </table:table-cell>
          <table:table-cell/>
          <table:table-cell office:value-type="string" calcext:value-type="string">
            <text:p>All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2146" calcext:value-type="float">
            <text:p>52146</text:p>
          </table:table-cell>
          <table:table-cell office:value-type="string" calcext:value-type="string">
            <text:p>https://projecttogether.typeform.com/to/J2y3d590#herausforderungsid=100028</text:p>
          </table:table-cell>
          <table:table-cell table:number-columns-repeated="1015"/>
        </table:table-row>
        <table:table-row table:style-name="ro1">
          <table:table-cell office:value-type="float" office:value="100029" calcext:value-type="float">
            <text:p>100029</text:p>
          </table:table-cell>
          <table:table-cell office:value-type="string" calcext:value-type="string">
            <text:p>Wie können wir öffentliche Verkehrsmittel ausbau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2074" calcext:value-type="float">
            <text:p>52074</text:p>
          </table:table-cell>
          <table:table-cell office:value-type="string" calcext:value-type="string">
            <text:p>https://projecttogether.typeform.com/to/J2y3d590#herausforderungsid=100029</text:p>
          </table:table-cell>
          <table:table-cell table:number-columns-repeated="1015"/>
        </table:table-row>
        <table:table-row table:style-name="ro1">
          <table:table-cell office:value-type="float" office:value="100789" calcext:value-type="float">
            <text:p>100789</text:p>
          </table:table-cell>
          <table:table-cell office:value-type="string" calcext:value-type="string">
            <text:p>Wie können wir in Zukunft die Wohnorte klima- und pandemieresilienter machen und gleichzeitig die Bodenknappheit lösen sowie das soziale Miteinander stärken?</text:p>
          </table:table-cell>
          <table:table-cell/>
          <table:table-cell office:value-type="string" calcext:value-type="string">
            <text:p>An Städte und Gemeind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40468" calcext:value-type="float">
            <text:p>40468</text:p>
          </table:table-cell>
          <table:table-cell office:value-type="string" calcext:value-type="string">
            <text:p>https://projecttogether.typeform.com/to/J2y3d590#herausforderungsid=100789</text:p>
          </table:table-cell>
          <table:table-cell table:number-columns-repeated="1015"/>
        </table:table-row>
        <table:table-row table:style-name="ro1">
          <table:table-cell office:value-type="float" office:value="100437" calcext:value-type="float">
            <text:p>100437</text:p>
          </table:table-cell>
          <table:table-cell office:value-type="string" calcext:value-type="string">
            <text:p>Wie können wir Menschen aus allen Bereichen der Gesellschaft an der Gestaltung der öffentlichen Räume in den Stadtzentren und Ortskernen beteiligen, damit offene, attraktive Orte für Kommunikation, Handel, Kultur etc. entstehen und die Innenstädte gestärkt werd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Nordrhein-Westfalen</text:p>
          </table:table-cell>
          <table:table-cell office:value-type="float" office:value="59071" calcext:value-type="float">
            <text:p>59071</text:p>
          </table:table-cell>
          <table:table-cell office:value-type="string" calcext:value-type="string">
            <text:p>https://projecttogether.typeform.com/to/J2y3d590#herausforderungsid=100437</text:p>
          </table:table-cell>
          <table:table-cell table:number-columns-repeated="1015"/>
        </table:table-row>
        <table:table-row table:style-name="ro1">
          <table:table-cell office:value-type="float" office:value="100137" calcext:value-type="float">
            <text:p>100137</text:p>
          </table:table-cell>
          <table:table-cell office:value-type="string" calcext:value-type="string">
            <text:p>Wie können wir in Deutschland die ökologisch verödeten Flächen durch Rewilding wieder beleben, was die Effekte der Klimakrise mildern bzw. ihnen entgegenwirken würde (Bäume sind eine sehr effektive Carbon-Capture-Technologie).</text:p>
          </table:table-cell>
          <table:table-cell/>
          <table:table-cell office:value-type="string" calcext:value-type="string">
            <text:p>Bewohnerinnen von Dörfern und Städten in zunehmend heißeren Gegenden und weitgehend entwaldeten in Deutschland, z.B. Großraum Mainz</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Rheinland-Pfalz</text:p>
          </table:table-cell>
          <table:table-cell office:value-type="float" office:value="55129" calcext:value-type="float">
            <text:p>55129</text:p>
          </table:table-cell>
          <table:table-cell office:value-type="string" calcext:value-type="string">
            <text:p>https://projecttogether.typeform.com/to/J2y3d590#herausforderungsid=100137</text:p>
          </table:table-cell>
          <table:table-cell table:number-columns-repeated="1015"/>
        </table:table-row>
        <table:table-row table:style-name="ro1">
          <table:table-cell office:value-type="float" office:value="100194" calcext:value-type="float">
            <text:p>100194</text:p>
          </table:table-cell>
          <table:table-cell office:value-type="string" calcext:value-type="string">
            <text:p>Wie können wir durch die Digitalisierung eine starke klimaneutrale Lebensmittelproduktion erreichen?</text:p>
          </table:table-cell>
          <table:table-cell/>
          <table:table-cell office:value-type="string" calcext:value-type="string">
            <text:p>Landwirte, Verbrauch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Rheinland-Pfalz</text:p>
          </table:table-cell>
          <table:table-cell office:value-type="float" office:value="67655" calcext:value-type="float">
            <text:p>67655</text:p>
          </table:table-cell>
          <table:table-cell office:value-type="string" calcext:value-type="string">
            <text:p>https://projecttogether.typeform.com/to/J2y3d590#herausforderungsid=100194</text:p>
          </table:table-cell>
          <table:table-cell table:number-columns-repeated="1015"/>
        </table:table-row>
        <table:table-row table:style-name="ro1">
          <table:table-cell office:value-type="float" office:value="100623" calcext:value-type="float">
            <text:p>100623</text:p>
          </table:table-cell>
          <table:table-cell office:value-type="string" calcext:value-type="string">
            <text:p>Wie können wir durch generationenübergreifendes Spielen on und offline, die Kontakte und sozialen Zusammenhalt zwischen den Generationen verbessern und gleichzeitig der Vereinsamung von Menschen jeden Alters vorbeugen?</text:p>
          </table:table-cell>
          <table:table-cell/>
          <table:table-cell office:value-type="string" calcext:value-type="string">
            <text:p>Alle Generationen und Schichten der Gesellschaft.</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Rheinland-Pfalz</text:p>
          </table:table-cell>
          <table:table-cell office:value-type="float" office:value="66851" calcext:value-type="float">
            <text:p>66851</text:p>
          </table:table-cell>
          <table:table-cell office:value-type="string" calcext:value-type="string">
            <text:p>https://projecttogether.typeform.com/to/J2y3d590#herausforderungsid=100623</text:p>
          </table:table-cell>
          <table:table-cell table:number-columns-repeated="1015"/>
        </table:table-row>
        <table:table-row table:style-name="ro1">
          <table:table-cell office:value-type="float" office:value="100164" calcext:value-type="float">
            <text:p>100164</text:p>
          </table:table-cell>
          <table:table-cell office:value-type="string" calcext:value-type="string">
            <text:p>Wie können wir psychische Gesundheitsinformationen und -angebote für Menschen aus Einkommens- und Bildungsschwachen sozialen Schichten zugänglicher machen um die psychische Gesundheit in diesen Schichten gezielt zu stärken?</text:p>
          </table:table-cell>
          <table:table-cell/>
          <table:table-cell office:value-type="string" calcext:value-type="string">
            <text:p>Personen mit geringem Sozioökonomischen Status, geringem Bildungsniveau und geringem Einkomm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aarland</text:p>
          </table:table-cell>
          <table:table-cell office:value-type="float" office:value="66121" calcext:value-type="float">
            <text:p>66121</text:p>
          </table:table-cell>
          <table:table-cell office:value-type="string" calcext:value-type="string">
            <text:p>https://projecttogether.typeform.com/to/J2y3d590#herausforderungsid=100164</text:p>
          </table:table-cell>
          <table:table-cell table:number-columns-repeated="1015"/>
        </table:table-row>
        <table:table-row table:style-name="ro1">
          <table:table-cell office:value-type="float" office:value="100510" calcext:value-type="float">
            <text:p>100510</text:p>
          </table:table-cell>
          <table:table-cell office:value-type="string" calcext:value-type="string">
            <text:p>Wie können wir Schüler:innen eine effiziente und wirksame psychologische Betreuung anbieten, ohne dass jegliches Unbehagen aufkommt und unter Vermeidung eines Abhängigkeitsverhältnisses hinsichtlich der/des Erziehungsberechtigten?</text:p>
          </table:table-cell>
          <table:table-cell table:number-columns-repeated="2"/>
          <table:table-cell office:value-type="string" calcext:value-type="string">
            <text:p>Bürger:innen</text:p>
          </table:table-cell>
          <table:table-cell office:value-type="string" calcext:value-type="string">
            <text:p>Einzelperson(en)</text:p>
          </table:table-cell>
          <table:table-cell office:value-type="string" calcext:value-type="string">
            <text:p>Saarland</text:p>
          </table:table-cell>
          <table:table-cell office:value-type="float" office:value="66636" calcext:value-type="float">
            <text:p>66636</text:p>
          </table:table-cell>
          <table:table-cell office:value-type="string" calcext:value-type="string">
            <text:p>https://projecttogether.typeform.com/to/J2y3d590#herausforderungsid=100510</text:p>
          </table:table-cell>
          <table:table-cell table:number-columns-repeated="1015"/>
        </table:table-row>
        <table:table-row table:style-name="ro1">
          <table:table-cell office:value-type="float" office:value="100357" calcext:value-type="float">
            <text:p>100357</text:p>
          </table:table-cell>
          <table:table-cell office:value-type="string" calcext:value-type="string">
            <text:p>Wie können wir offene Begegnungsräume für alle Menschen nichtkommerziell und barrierefrei in jeder Stadt oder jedem Stadtteil schaffen? Um somit allen Teilhabe und Austausch über Zukunft, Nachbarschaft und Demokratie zu ermöglichen?</text:p>
          </table:table-cell>
          <table:table-cell/>
          <table:table-cell office:value-type="string" calcext:value-type="string">
            <text:p>alle Menschen, Nachbarschaft, Menschen mit und ohne Behinderungen uvm.</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achsen</text:p>
          </table:table-cell>
          <table:table-cell office:value-type="float" office:value="4229" calcext:value-type="float">
            <text:p>4229</text:p>
          </table:table-cell>
          <table:table-cell office:value-type="string" calcext:value-type="string">
            <text:p>https://projecttogether.typeform.com/to/J2y3d590#herausforderungsid=100357</text:p>
          </table:table-cell>
          <table:table-cell table:number-columns-repeated="1015"/>
        </table:table-row>
        <table:table-row table:style-name="ro1">
          <table:table-cell office:value-type="float" office:value="100688" calcext:value-type="float">
            <text:p>100688</text:p>
          </table:table-cell>
          <table:table-cell office:value-type="string" calcext:value-type="string">
            <text:p>Wie können wir (unter Kontaktbeschränkungen) Beteiligung von und Austausch mit Menschen ermöglichen, für die die Nutzung digitaler Kommunikationsmittel schwierig oder nicht möglich ist?“</text:p>
          </table:table-cell>
          <table:table-cell/>
          <table:table-cell office:value-type="string" calcext:value-type="string">
            <text:p>z.B. ältere Menschen, Menschen mit Behinderungen, Menschen in prekären Lebenslagen, Menschen ohne Internetzugang</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5524" calcext:value-type="float">
            <text:p>25524</text:p>
          </table:table-cell>
          <table:table-cell office:value-type="string" calcext:value-type="string">
            <text:p>https://projecttogether.typeform.com/to/J2y3d590#herausforderungsid=100688</text:p>
          </table:table-cell>
          <table:table-cell table:number-columns-repeated="1015"/>
        </table:table-row>
        <table:table-row table:style-name="ro1">
          <table:table-cell office:value-type="float" office:value="100571" calcext:value-type="float">
            <text:p>100571</text:p>
          </table:table-cell>
          <table:table-cell office:value-type="string" calcext:value-type="string">
            <text:p>Wie können wir erreichen, dass möglichst keine einzige Impf-Dosis verloren geht? Wie löst man diese Allokationsaufgabe bevor es ein Allokationsproblem wird?</text:p>
          </table:table-cell>
          <table:table-cell/>
          <table:table-cell office:value-type="string" calcext:value-type="string">
            <text:p>Impf-Interessenten, die keiner Priorisierungsgruppe (bzw. Gruppe 4) angehör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3564" calcext:value-type="float">
            <text:p>23564</text:p>
          </table:table-cell>
          <table:table-cell office:value-type="string" calcext:value-type="string">
            <text:p>https://projecttogether.typeform.com/to/J2y3d590#herausforderungsid=100571</text:p>
          </table:table-cell>
          <table:table-cell table:number-columns-repeated="1015"/>
        </table:table-row>
        <table:table-row table:style-name="ro1">
          <table:table-cell office:value-type="float" office:value="100609" calcext:value-type="float">
            <text:p>100609</text:p>
          </table:table-cell>
          <table:table-cell office:value-type="string" calcext:value-type="string">
            <text:p>Wie können wir Verwaltungsleistungen gestalten und anbieten, so dass sie auch inklusiv für Menschen mit ADHS und Autismus (Neurodiverse) sind?</text:p>
          </table:table-cell>
          <table:table-cell/>
          <table:table-cell office:value-type="string" calcext:value-type="string">
            <text:p>All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4119" calcext:value-type="float">
            <text:p>24119</text:p>
          </table:table-cell>
          <table:table-cell office:value-type="string" calcext:value-type="string">
            <text:p>https://projecttogether.typeform.com/to/J2y3d590#herausforderungsid=100609</text:p>
          </table:table-cell>
          <table:table-cell table:number-columns-repeated="1015"/>
        </table:table-row>
        <table:table-row table:style-name="ro1">
          <table:table-cell office:value-type="float" office:value="100032" calcext:value-type="float">
            <text:p>100032</text:p>
          </table:table-cell>
          <table:table-cell office:value-type="string" calcext:value-type="string">
            <text:p>Wie können wir Strom mit natürlichen, allgemeinen Mitteln ohne großen Aufwand herstellen?</text:p>
          </table:table-cell>
          <table:table-cell/>
          <table:table-cell office:value-type="string" calcext:value-type="string">
            <text:p>Alle Bürg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4214" calcext:value-type="float">
            <text:p>24214</text:p>
          </table:table-cell>
          <table:table-cell office:value-type="string" calcext:value-type="string">
            <text:p>https://projecttogether.typeform.com/to/J2y3d590#herausforderungsid=100032</text:p>
          </table:table-cell>
          <table:table-cell table:number-columns-repeated="1015"/>
        </table:table-row>
        <table:table-row table:style-name="ro1">
          <table:table-cell office:value-type="float" office:value="100130" calcext:value-type="float">
            <text:p>100130</text:p>
          </table:table-cell>
          <table:table-cell office:value-type="string" calcext:value-type="string">
            <text:p>Wie können wir dafür sorgen, dass das Modell "Dorfnetz" entsteht und daraus ein Konzept entwickelt wird, das Menschen im ländlichen Raum fachlich und wirtschaftlich in die Lage versetzt, Gebäude in Kleinstsiedlungen weitestgehend <text:s/>klimaneutral mit Energie und Wärme zu versorgen?</text:p>
          </table:table-cell>
          <table:table-cell/>
          <table:table-cell office:value-type="string" calcext:value-type="string">
            <text:p>Immobilienbesitzer, Wohngenossenschaften, landwirtschaftliche Betriebe und Bewohner in kleinen Siedlungen (sogenannte Splittersiedlungen) im ländlichen Raum</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4214" calcext:value-type="float">
            <text:p>24214</text:p>
          </table:table-cell>
          <table:table-cell office:value-type="string" calcext:value-type="string">
            <text:p>https://projecttogether.typeform.com/to/J2y3d590#herausforderungsid=100130</text:p>
          </table:table-cell>
          <table:table-cell table:number-columns-repeated="1015"/>
        </table:table-row>
        <table:table-row table:style-name="ro1">
          <table:table-cell office:value-type="float" office:value="100649" calcext:value-type="float">
            <text:p>100649</text:p>
          </table:table-cell>
          <table:table-cell office:value-type="string" calcext:value-type="string">
            <text:p>Wie können wir die Wiederverwendbarkeit von Recycling Abfall (gelber Sack/Tonne) auf über 90% steigern bei minimaler Einschränkung der Gestaltung von Verpackungen durch den Hersteller und ohne unzumutbaren Qualitätsverlust und Kosten beim Verbraucher?</text:p>
          </table:table-cell>
          <table:table-cell/>
          <table:table-cell office:value-type="string" calcext:value-type="string">
            <text:p>All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5337" calcext:value-type="float">
            <text:p>25337</text:p>
          </table:table-cell>
          <table:table-cell office:value-type="string" calcext:value-type="string">
            <text:p>https://projecttogether.typeform.com/to/J2y3d590#herausforderungsid=100649</text:p>
          </table:table-cell>
          <table:table-cell table:number-columns-repeated="1015"/>
        </table:table-row>
        <table:table-row table:style-name="ro1">
          <table:table-cell office:value-type="float" office:value="100288" calcext:value-type="float">
            <text:p>100288</text:p>
          </table:table-cell>
          <table:table-cell office:value-type="string" calcext:value-type="string">
            <text:p>Wie können wir es schaffen, dass wir unsere Gewässer nachhaltig bewirtschaften?</text:p>
          </table:table-cell>
          <table:table-cell/>
          <table:table-cell office:value-type="string" calcext:value-type="string">
            <text:p>All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4937" calcext:value-type="float">
            <text:p>24937</text:p>
          </table:table-cell>
          <table:table-cell office:value-type="string" calcext:value-type="string">
            <text:p>https://projecttogether.typeform.com/to/J2y3d590#herausforderungsid=100288</text:p>
          </table:table-cell>
          <table:table-cell table:number-columns-repeated="1015"/>
        </table:table-row>
        <table:table-row table:style-name="ro1">
          <table:table-cell office:value-type="float" office:value="100138" calcext:value-type="float">
            <text:p>100138</text:p>
          </table:table-cell>
          <table:table-cell office:value-type="string" calcext:value-type="string">
            <text:p>Wie können wir den Ausbau der Erneuerbaren Energien beschleunigen um bis 2030 eine klimaneutrale Stromversorgung sicher zu stellen und im CO2-Budget zu bleiben?</text:p>
          </table:table-cell>
          <table:table-cell/>
          <table:table-cell office:value-type="string" calcext:value-type="string">
            <text:p>Bewohner im ländlichen Raum brauchen eine Vorstellung wieviel ihrer Flächen für Wind und PV benötigt wird. Politiker brauchen das Wissen und den Mut das zu vermitteln und unterstütz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5524" calcext:value-type="float">
            <text:p>25524</text:p>
          </table:table-cell>
          <table:table-cell office:value-type="string" calcext:value-type="string">
            <text:p>https://projecttogether.typeform.com/to/J2y3d590#herausforderungsid=100138</text:p>
          </table:table-cell>
          <table:table-cell table:number-columns-repeated="1015"/>
        </table:table-row>
        <table:table-row table:style-name="ro1">
          <table:table-cell office:value-type="float" office:value="100379" calcext:value-type="float">
            <text:p>100379</text:p>
          </table:table-cell>
          <table:table-cell office:value-type="string" calcext:value-type="string">
            <text:p>Wie können wir das Leitbild "Einfamilienhaus" durch Präferenzen für klimafreundliches und gesellschaftsorientiertes Wohnen und Leben ersetzen, wozu z.B. die Verfügbarkeit und Nutzung von Gemeinschaftseinrichtungen gehören würde?</text:p>
          </table:table-cell>
          <table:table-cell/>
          <table:table-cell office:value-type="string" calcext:value-type="string">
            <text:p>Die bau- und EFH-willige Mittelschicht! Sprich: primär junge Familien, junge Berufstätige (weil die gerade ihren Ort zum Leben such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4943" calcext:value-type="float">
            <text:p>24943</text:p>
          </table:table-cell>
          <table:table-cell office:value-type="string" calcext:value-type="string">
            <text:p>https://projecttogether.typeform.com/to/J2y3d590#herausforderungsid=100379</text:p>
          </table:table-cell>
          <table:table-cell table:number-columns-repeated="1015"/>
        </table:table-row>
        <table:table-row table:style-name="ro1">
          <table:table-cell office:value-type="float" office:value="100073" calcext:value-type="float">
            <text:p>100073</text:p>
          </table:table-cell>
          <table:table-cell office:value-type="string" calcext:value-type="string">
            <text:p>Wie können wir Politiker*innen und Entscheider*innen dazu bewegen, die Mitarbeit und Mitbestimmung der Bevölkerung nachzufragen?</text:p>
          </table:table-cell>
          <table:table-cell/>
          <table:table-cell office:value-type="string" calcext:value-type="string">
            <text:p>Politiker*innen und Entscheider*innen</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5785" calcext:value-type="float">
            <text:p>25785</text:p>
          </table:table-cell>
          <table:table-cell office:value-type="string" calcext:value-type="string">
            <text:p>https://projecttogether.typeform.com/to/J2y3d590#herausforderungsid=100073</text:p>
          </table:table-cell>
          <table:table-cell table:number-columns-repeated="1015"/>
        </table:table-row>
        <table:table-row table:style-name="ro1">
          <table:table-cell office:value-type="float" office:value="100072" calcext:value-type="float">
            <text:p>100072</text:p>
          </table:table-cell>
          <table:table-cell office:value-type="string" calcext:value-type="string">
            <text:p>Wie können wir Dorfbewohner*innen aller Generationen in kleinen Dörfern (unter 1000 Einwohner*innen) zur Mitgestaltung des Dorfes bewegen?</text:p>
          </table:table-cell>
          <table:table-cell/>
          <table:table-cell office:value-type="string" calcext:value-type="string">
            <text:p>Dorfbewohner*innen kleiner Dörfer</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Schleswig-Holstein</text:p>
          </table:table-cell>
          <table:table-cell office:value-type="float" office:value="25785" calcext:value-type="float">
            <text:p>25785</text:p>
          </table:table-cell>
          <table:table-cell office:value-type="string" calcext:value-type="string">
            <text:p>https://projecttogether.typeform.com/to/J2y3d590#herausforderungsid=100072</text:p>
          </table:table-cell>
          <table:table-cell table:number-columns-repeated="1015"/>
        </table:table-row>
        <table:table-row table:style-name="ro1">
          <table:table-cell office:value-type="float" office:value="100134" calcext:value-type="float">
            <text:p>100134</text:p>
          </table:table-cell>
          <table:table-cell office:value-type="string" calcext:value-type="string">
            <text:p>Wie können wir Schüler auf das Leben vorbereiten?</text:p>
          </table:table-cell>
          <table:table-cell/>
          <table:table-cell office:value-type="string" calcext:value-type="string">
            <text:p>16-20 jährige</text:p>
          </table:table-cell>
          <table:table-cell office:value-type="string" calcext:value-type="string">
            <text:p>Bürger:innen</text:p>
          </table:table-cell>
          <table:table-cell office:value-type="string" calcext:value-type="string">
            <text:p>Einzelperson(en)</text:p>
          </table:table-cell>
          <table:table-cell office:value-type="string" calcext:value-type="string">
            <text:p>Thüringen</text:p>
          </table:table-cell>
          <table:table-cell office:value-type="float" office:value="4600" calcext:value-type="float">
            <text:p>4600</text:p>
          </table:table-cell>
          <table:table-cell office:value-type="string" calcext:value-type="string">
            <text:p>https://projecttogether.typeform.com/to/J2y3d590#herausforderungsid=100134</text:p>
          </table:table-cell>
          <table:table-cell table:number-columns-repeated="1015"/>
        </table:table-row>
        <table:table-row table:style-name="ro1">
          <table:table-cell office:value-type="float" office:value="100557" calcext:value-type="float">
            <text:p>100557</text:p>
          </table:table-cell>
          <table:table-cell office:value-type="string" calcext:value-type="string">
            <text:p>Wie können wir pflanzenbasierte Lebensmittel/Ernährung für die nicht so wohlhabenden Bürger*innen attraktiver machen und so fördern?</text:p>
          </table:table-cell>
          <table:table-cell/>
          <table:table-cell office:value-type="string" calcext:value-type="string">
            <text:p>Alle Bürger*innen</text:p>
          </table:table-cell>
          <table:table-cell office:value-type="string" calcext:value-type="string">
            <text:p>Bürger:innen</text:p>
          </table:table-cell>
          <table:table-cell office:value-type="string" calcext:value-type="string">
            <text:p>Einzelperson(en)</text:p>
          </table:table-cell>
          <table:table-cell/>
          <table:table-cell office:value-type="float" office:value="5204" calcext:value-type="float">
            <text:p>5204</text:p>
          </table:table-cell>
          <table:table-cell office:value-type="string" calcext:value-type="string">
            <text:p>https://projecttogether.typeform.com/to/J2y3d590#herausforderungsid=100557</text:p>
          </table:table-cell>
          <table:table-cell table:number-columns-repeated="1015"/>
        </table:table-row>
        <table:table-row table:style-name="ro1">
          <table:table-cell office:value-type="float" office:value="100484" calcext:value-type="float">
            <text:p>100484</text:p>
          </table:table-cell>
          <table:table-cell office:value-type="string" calcext:value-type="string">
            <text:p>Wie können wir Deutschland und den Deutschen die Angst vor der Digitalisierung nehmen und ein gesünderes, angstfreies Verhältnis zum Datenschutz finden, das es unserer Gesellschaft und unserer Wirtschaft erlaubt, die Vorteile der Digitalisierung undogmatisch zu nutzen?</text:p>
          </table:table-cell>
          <table:table-cell office:value-type="string" calcext:value-type="string">
            <text:p>Die GDPR Bestimmungen haben sich zu einem Hemmschuh der Digitalisierung entwickelt. <text:s/>SM Konzerne, die eigentlich reguliert werden sollten, können sich durch hohe Legal Budgets dem eigentlichen Zweck der Regulierung entziehen, während junge Start-ups sich mit bürokratischen, teuren und komplizierten Regularien beschäftigen müssen. Aufgrund der jüngeren deutschen Geschichte ist die Angst vor Überwachung und dem Verlust der Privatsphäre sehr hoch. Dies führt teilweise zu einer dogmatischen Herangehensweise an die Digitalisierung, wie es sich auch momentan in der Rückverfolgung der Kontaktketten in der Coronakrise zeigt. Welche technologischen, rechtlichen und soziologischen Maßnahmen sind nötig, um diese “Angst“ zu überwinden?</text:p>
          </table:table-cell>
          <table:table-cell office:value-type="string" calcext:value-type="string">
            <text:p>Stakeholder in der Umsetzung von Digitalisierungsmaßnehmen, Datenschützer, Gesellschaftswissenschaftler, Gesetzgeber, Nutzer, Unternehmer – Start-ups</text:p>
          </table:table-cell>
          <table:table-cell office:value-type="string" calcext:value-type="string">
            <text:p>Wirtschaft</text:p>
          </table:table-cell>
          <table:table-cell office:value-type="string" calcext:value-type="string">
            <text:p>Electronic German Link GmbH</text:p>
          </table:table-cell>
          <table:table-cell office:value-type="string" calcext:value-type="string">
            <text:p>Schleswig-Holstein</text:p>
          </table:table-cell>
          <table:table-cell office:value-type="float" office:value="23843" calcext:value-type="float">
            <text:p>23843</text:p>
          </table:table-cell>
          <table:table-cell office:value-type="string" calcext:value-type="string">
            <text:p>https://projecttogether.typeform.com/to/J2y3d590#herausforderungsid=100484</text:p>
          </table:table-cell>
          <table:table-cell table:number-columns-repeated="1015"/>
        </table:table-row>
        <table:table-row table:style-name="ro1">
          <table:table-cell office:value-type="float" office:value="100355" calcext:value-type="float">
            <text:p>100355</text:p>
          </table:table-cell>
          <table:table-cell office:value-type="string" calcext:value-type="string">
            <text:p>Wie können wir vielfältige Arbeits- und Zeitmodelle gestalten, in denen ein stabiles Familienleben und berufliche Sicherheit sowie Karriere stattfinden können? Für Mütter und Väter?</text:p>
          </table:table-cell>
          <table:table-cell/>
          <table:table-cell office:value-type="string" calcext:value-type="string">
            <text:p>Eltern, Familien, Teams, Unternehmen</text:p>
          </table:table-cell>
          <table:table-cell office:value-type="string" calcext:value-type="string">
            <text:p>Wirtschaft</text:p>
          </table:table-cell>
          <table:table-cell office:value-type="string" calcext:value-type="string">
            <text:p>Elementartraining</text:p>
          </table:table-cell>
          <table:table-cell office:value-type="string" calcext:value-type="string">
            <text:p>Nordrhein-Westfalen</text:p>
          </table:table-cell>
          <table:table-cell office:value-type="float" office:value="48157" calcext:value-type="float">
            <text:p>48157</text:p>
          </table:table-cell>
          <table:table-cell office:value-type="string" calcext:value-type="string">
            <text:p>https://projecttogether.typeform.com/to/J2y3d590#herausforderungsid=100355</text:p>
          </table:table-cell>
          <table:table-cell table:number-columns-repeated="1015"/>
        </table:table-row>
        <table:table-row table:style-name="ro3">
          <table:table-cell office:value-type="float" office:value="100356" calcext:value-type="float">
            <text:p>100356</text:p>
          </table:table-cell>
          <table:table-cell office:value-type="string" calcext:value-type="string">
            <text:p>Wie können wir es schaffen, dass lebenslanges Lernen nicht als unwichtig, sondern als ganzheitlicher Gewinn erlebt wird? Damit Menschen als Mitarbeitende jeder Ebene mit Veränderungen und Herausforderungen befähigt und kompetent umgehen sowie an, mit und über sich hinaus wachsen?</text:p>
          </table:table-cell>
          <table:table-cell office:value-type="string" calcext:value-type="string">
            <text:p>Unsere gesellschaftliche Lernkultur ist sehr beengt. Besonders in krisenhaften Zeiten wird deutlich, welchen Stellenwert Weiterentwicklung eigentlich hat. Wenn in Unternehmen Mitarbeitende effizient und passgenau weitergebildet werden, erleben sie eigene Erfolge und Erfolge als Team. Sie wachsen miteinander und zusammen. Sie können den vielfältigen Herausforderungen und Veränderungsprozessen, die an sie gestellt werden, kompetent und stark begegnen. </text:p>
            <text:p>Erleben Unternehmen und Mitarbeitende welchen Wert dies für Jeden hat und wie die sich individuell positiv und gemeinschaftlich auswirkt, entsteht eine konstruktive Lern- und Leistungskultur. </text:p>
            <text:p>In der Veränderungen als Chance wahrgenommen werden, Fehler erlaubt sind, eine starke Feedbackkultur gelebt wird und Neuerungen Zustimmung finden.</text:p>
          </table:table-cell>
          <table:table-cell office:value-type="string" calcext:value-type="string">
            <text:p>Personalentwickler, Führungskräfte, Geschäftsführer, Unternehmen, Startups</text:p>
          </table:table-cell>
          <table:table-cell office:value-type="string" calcext:value-type="string">
            <text:p>Wirtschaft</text:p>
          </table:table-cell>
          <table:table-cell office:value-type="string" calcext:value-type="string">
            <text:p>Elementartraining</text:p>
          </table:table-cell>
          <table:table-cell office:value-type="string" calcext:value-type="string">
            <text:p>Nordrhein-Westfalen</text:p>
          </table:table-cell>
          <table:table-cell office:value-type="float" office:value="48157" calcext:value-type="float">
            <text:p>48157</text:p>
          </table:table-cell>
          <table:table-cell office:value-type="string" calcext:value-type="string">
            <text:p>https://projecttogether.typeform.com/to/J2y3d590#herausforderungsid=100356</text:p>
          </table:table-cell>
          <table:table-cell table:number-columns-repeated="1015"/>
        </table:table-row>
        <table:table-row table:style-name="ro5">
          <table:table-cell office:value-type="float" office:value="100358" calcext:value-type="float">
            <text:p>100358</text:p>
          </table:table-cell>
          <table:table-cell office:value-type="string" calcext:value-type="string">
            <text:p>Wie können wir als Gesellschaft und in Schulen Kindern und Heranwachsenden verstärkt Achtsamkeit beibringen um ihre Resilienz zu stärken?</text:p>
          </table:table-cell>
          <table:table-cell office:value-type="string" calcext:value-type="string">
            <text:p>Unsere Kinder bekommen schulischen Wissen vermittelt, jedoch fehlt es häufig an der Vermittlung lebenswichtiger Kompetenzen.Wir alle erleben momentan, wie wichtig all diese Kompetenzen sind. </text:p>
            <text:p/>
            <text:p>Nutzen wir die Erkenntnis, um andere Fähigkeiten zu vermitteln: </text:p>
            <text:p>- mit Ängsten umgehen</text:p>
            <text:p>- Zeit trotz Unsicherheit kreativ, selbstwirksam und positiv verbringen </text:p>
            <text:p>- Nähe trotz Distanz herstellen</text:p>
            <text:p>- Stärke in sich finden</text:p>
            <text:p>- mit negativen Gedanken umgehen</text:p>
            <text:p>- mentale Gesundheit aktiv fördern</text:p>
            <text:p>- Bedeutung von Empathie und Solidarität</text:p>
            <text:p>- Befähigung zum konstruktiven Umgang mit Veränderungen und Unbekanntem</text:p>
            <text:p/>
            <text:p>Schule und Gesellschaft können nicht alle Fragen des Lebens klären, sie können jedoch lebenspraktische Werkzeuge mitgeben, damit Schüler:innen ihr Leben selbstsicher und selbstwirksam gestalten können.</text:p>
          </table:table-cell>
          <table:table-cell office:value-type="string" calcext:value-type="string">
            <text:p>Kinder, heranwachsende, Schulen, Lehrer, Eltern, Familien, Großeltern, Alle</text:p>
          </table:table-cell>
          <table:table-cell office:value-type="string" calcext:value-type="string">
            <text:p>Wirtschaft</text:p>
          </table:table-cell>
          <table:table-cell office:value-type="string" calcext:value-type="string">
            <text:p>Elementartraining</text:p>
          </table:table-cell>
          <table:table-cell office:value-type="string" calcext:value-type="string">
            <text:p>Nordrhein-Westfalen</text:p>
          </table:table-cell>
          <table:table-cell office:value-type="float" office:value="48157" calcext:value-type="float">
            <text:p>48157</text:p>
          </table:table-cell>
          <table:table-cell office:value-type="string" calcext:value-type="string">
            <text:p>https://projecttogether.typeform.com/to/J2y3d590#herausforderungsid=100358</text:p>
          </table:table-cell>
          <table:table-cell table:number-columns-repeated="1015"/>
        </table:table-row>
        <table:table-row table:style-name="ro1">
          <table:table-cell office:value-type="float" office:value="100486" calcext:value-type="float">
            <text:p>100486</text:p>
          </table:table-cell>
          <table:table-cell office:value-type="string" calcext:value-type="string">
            <text:p>Wie kann es gelingen, dass etablierte Unterstützungsprogramme für Kinder und Jugendliche mit nachgewiesener Wirksamkeit besser und nachhaltiger verbreitet und gefördert werden?</text:p>
          </table:table-cell>
          <table:table-cell office:value-type="string" calcext:value-type="string">
            <text:p>Es gibt bereits so viele gute Lösungsansätze. Ohne die Unterstützung von Politik und Verwaltung werden sie aber nie relevante Größenordnungen erreichen. Und bisher sind Wirkungsnachweise nur selten Entscheidungskriterien für Förderung und Unterstützung. Viele Programme können aber zeigen, wie sie wirken. Beispiel: Mentoring für Grundschulkinder als Intervention für bessere Bildungs- und Lebenschancen. Hierfür gibt es kausale wissenschaftliche Belege!</text:p>
          </table:table-cell>
          <table:table-cell office:value-type="string" calcext:value-type="string">
            <text:p>Kinder und Jugendliche</text:p>
          </table:table-cell>
          <table:table-cell office:value-type="string" calcext:value-type="string">
            <text:p>Zivilgesellschaft, inkl. sozialer Sektor</text:p>
          </table:table-cell>
          <table:table-cell office:value-type="string" calcext:value-type="string">
            <text:p>Eleven gGmbH</text:p>
          </table:table-cell>
          <table:table-cell office:value-type="string" calcext:value-type="string">
            <text:p>Bayern</text:p>
          </table:table-cell>
          <table:table-cell office:value-type="float" office:value="80538" calcext:value-type="float">
            <text:p>80538</text:p>
          </table:table-cell>
          <table:table-cell office:value-type="string" calcext:value-type="string">
            <text:p>https://projecttogether.typeform.com/to/J2y3d590#herausforderungsid=100486</text:p>
          </table:table-cell>
          <table:table-cell table:number-columns-repeated="1015"/>
        </table:table-row>
        <table:table-row table:style-name="ro1">
          <table:table-cell office:value-type="float" office:value="100731" calcext:value-type="float">
            <text:p>100731</text:p>
          </table:table-cell>
          <table:table-cell office:value-type="string" calcext:value-type="string">
            <text:p>Wie können wir LandwirtInnen bei der Transformation hin zu nachhaltigen Bewirtschaftungsmethoden (Ökolandbau, Regenerative Landwirtschaft, SoLaWi....) unterstützen und dafür sorgen, dass die Akzeptanz von LandwirtInnen in der Bevölkerung wieder steigt?</text:p>
          </table:table-cell>
          <table:table-cell/>
          <table:table-cell office:value-type="string" calcext:value-type="string">
            <text:p>LandwirtInnen und BürgerInnen</text:p>
          </table:table-cell>
          <table:table-cell office:value-type="string" calcext:value-type="string">
            <text:p>Wirtschaft</text:p>
          </table:table-cell>
          <table:table-cell office:value-type="string" calcext:value-type="string">
            <text:p>embauerment</text:p>
          </table:table-cell>
          <table:table-cell office:value-type="string" calcext:value-type="string">
            <text:p>Niedersachsen</text:p>
          </table:table-cell>
          <table:table-cell office:value-type="float" office:value="21244" calcext:value-type="float">
            <text:p>21244</text:p>
          </table:table-cell>
          <table:table-cell office:value-type="string" calcext:value-type="string">
            <text:p>https://projecttogether.typeform.com/to/J2y3d590#herausforderungsid=100731</text:p>
          </table:table-cell>
          <table:table-cell table:number-columns-repeated="1015"/>
        </table:table-row>
        <table:table-row table:style-name="ro1">
          <table:table-cell table:style-name="ce1" office:value-type="float" office:value="100817" calcext:value-type="float">
            <text:p>100817</text:p>
          </table:table-cell>
          <table:table-cell table:style-name="ce1" office:value-type="string" calcext:value-type="string">
            <text:p>Wie können wir NextGenerationEU Mittel dazu nutzen, in Deutschland Ӧko-Regionen aufzubauen, in denen Beihilfen für eine vielseitigere Ernährung insb. von Kindern und Jugendlichen in Anreize für eine vielseitigere Landnutzung umgemünzt werden und Klimanutzen vergütet werden?</text:p>
          </table:table-cell>
          <table:table-cell table:style-name="ce1"/>
          <table:table-cell table:style-name="ce1" office:value-type="string" calcext:value-type="string">
            <text:p>Familien, Ministerien, Agrarverwaltung, Agrarberatung, IT Entwickler:innen, Schulen, Lehrer:innen, Chefs/**Koeche, Nahrungsmittellogistik, Ernaehrungsberater:innen, Landwirt:innen, Klimaberichterstattung, Zertifizierer:innen</text:p>
          </table:table-cell>
          <table:table-cell table:style-name="ce1" office:value-type="string" calcext:value-type="string">
            <text:p>Verwaltung &amp; Politik – EU</text:p>
          </table:table-cell>
          <table:table-cell table:style-name="ce1" office:value-type="string" calcext:value-type="string">
            <text:p>EU Kommission</text:p>
          </table:table-cell>
          <table:table-cell table:style-name="ce1" office:value-type="string" calcext:value-type="string">
            <text:p>Berlin</text:p>
          </table:table-cell>
          <table:table-cell table:style-name="ce1" office:value-type="float" office:value="10117" calcext:value-type="float">
            <text:p>10117</text:p>
          </table:table-cell>
          <table:table-cell table:style-name="ce1" office:value-type="string" calcext:value-type="string">
            <text:p>https://projecttogether.typeform.com/to/J2y3d590#herausforderungsid=100817</text:p>
          </table:table-cell>
          <table:table-cell table:style-name="ce1" table:number-columns-repeated="2"/>
          <table:table-cell table:number-columns-repeated="1013"/>
        </table:table-row>
        <table:table-row table:style-name="ro1">
          <table:table-cell office:value-type="float" office:value="100186" calcext:value-type="float">
            <text:p>100186</text:p>
          </table:table-cell>
          <table:table-cell office:value-type="string" calcext:value-type="string">
            <text:p>Wie können wir Kinder und Jugendliche psychisch stärken?</text:p>
          </table:table-cell>
          <table:table-cell office:value-type="string" calcext:value-type="string">
            <text:p>Wir werden künftig immer wieder Belastungen und Veränderungen erleben und bewältigen müssen. Dies gelingt Menschen unterschiedlich gut. Je früher dies aber gelernt wird, desto besser werden Krisen bewältigt - durch zielgruppengerechte Psychoedukation kann dies gelingen.</text:p>
          </table:table-cell>
          <table:table-cell office:value-type="string" calcext:value-type="string">
            <text:p>Betroffen sin alle Kinder und Jugendliche. Lösungsansätze richten sich an Lehrkräfte, die psychoedukatives Wissen zur psychischen Gesundheit im Unterricht vermitteln.</text:p>
          </table:table-cell>
          <table:table-cell office:value-type="string" calcext:value-type="string">
            <text:p>Wissenschaft</text:p>
          </table:table-cell>
          <table:table-cell office:value-type="string" calcext:value-type="string">
            <text:p>Europa-Universität Flensburg</text:p>
          </table:table-cell>
          <table:table-cell office:value-type="string" calcext:value-type="string">
            <text:p>Schleswig-Holstein</text:p>
          </table:table-cell>
          <table:table-cell office:value-type="float" office:value="24943" calcext:value-type="float">
            <text:p>24943</text:p>
          </table:table-cell>
          <table:table-cell office:value-type="string" calcext:value-type="string">
            <text:p>https://projecttogether.typeform.com/to/J2y3d590#herausforderungsid=100186</text:p>
          </table:table-cell>
          <table:table-cell table:number-columns-repeated="1015"/>
        </table:table-row>
        <table:table-row table:style-name="ro1">
          <table:table-cell office:value-type="float" office:value="100058" calcext:value-type="float">
            <text:p>100058</text:p>
          </table:table-cell>
          <table:table-cell office:value-type="string" calcext:value-type="string">
            <text:p>Wie können wir vulnerable Verbraucher:innen dazu bewegen, sich für klimafreundliche und gesundheitsfördernde Lebensmittel zu entscheiden, obwohl deren finanzielle Mittel stark begrenzt sind?</text:p>
          </table:table-cell>
          <table:table-cell office:value-type="string" calcext:value-type="string">
            <text:p>Vulnerable Bevölkerungsgruppen sind in einem Dilemma. Sie sind einerseits stärker von ernährungsmitbedingten Erkrankungen betroffen, andererseits haben sie geringere finanzielle Mittel, um diesem Mangel durch eine geeignete Lebensmittelauswahl zu begegnen. Ein drittes Dilemma wird deutlich, dass genau diese Gruppen bezüglich einer klimafreundlichen Ernährung bisher wenig erreicht und motiviert werden. Ferner greifen die herkömmlichen Ernährungsbildungsangebote kaum. Es braucht eine sektorübergreifende Zusammenarbeit von unterschiedlichsten Akteuren und Institutionen sowie die Entwicklung neuer Lösungsansätze, die die Gruppen mit einbeziehen.</text:p>
          </table:table-cell>
          <table:table-cell office:value-type="string" calcext:value-type="string">
            <text:p>vulnerable Bevölkerungsgruppen: Menschen, die von Ernährungsarmut betroffen sind</text:p>
          </table:table-cell>
          <table:table-cell office:value-type="string" calcext:value-type="string">
            <text:p>Wissenschaft</text:p>
          </table:table-cell>
          <table:table-cell office:value-type="string" calcext:value-type="string">
            <text:p>Europa-Universität Flensburg</text:p>
          </table:table-cell>
          <table:table-cell office:value-type="string" calcext:value-type="string">
            <text:p>Schleswig-Holstein</text:p>
          </table:table-cell>
          <table:table-cell office:value-type="float" office:value="24943" calcext:value-type="float">
            <text:p>24943</text:p>
          </table:table-cell>
          <table:table-cell office:value-type="string" calcext:value-type="string">
            <text:p>https://projecttogether.typeform.com/to/J2y3d590#herausforderungsid=100058</text:p>
          </table:table-cell>
          <table:table-cell table:number-columns-repeated="1015"/>
        </table:table-row>
        <table:table-row table:style-name="ro1">
          <table:table-cell office:value-type="float" office:value="100162" calcext:value-type="float">
            <text:p>100162</text:p>
          </table:table-cell>
          <table:table-cell office:value-type="string" calcext:value-type="string">
            <text:p>Wie können wir die Verwaltung von kleinen Orten, die keine Erfahrungen mit Minderheitengruppen haben sensibilisieren und zur Kooperation für gemeinsame Projekte über Diversität motivieren?</text:p>
          </table:table-cell>
          <table:table-cell office:value-type="string" calcext:value-type="string">
            <text:p>Der Ort ist katholisch geprägt und die Gemeinde grenzt "Fremde" und Andersgläubige ab.l</text:p>
          </table:table-cell>
          <table:table-cell office:value-type="string" calcext:value-type="string">
            <text:p>Muslim'innen</text:p>
          </table:table-cell>
          <table:table-cell office:value-type="string" calcext:value-type="string">
            <text:p>Zivilgesellschaft, inkl. sozialer Sektor</text:p>
          </table:table-cell>
          <table:table-cell office:value-type="string" calcext:value-type="string">
            <text:p>Europäisches Zentrum für Sufismus und interreligiöse Begegnungen e.V.</text:p>
          </table:table-cell>
          <table:table-cell office:value-type="string" calcext:value-type="string">
            <text:p>Baden-Württemberg</text:p>
          </table:table-cell>
          <table:table-cell office:value-type="float" office:value="78253" calcext:value-type="float">
            <text:p>78253</text:p>
          </table:table-cell>
          <table:table-cell office:value-type="string" calcext:value-type="string">
            <text:p>https://projecttogether.typeform.com/to/J2y3d590#herausforderungsid=100162</text:p>
          </table:table-cell>
          <table:table-cell table:number-columns-repeated="1015"/>
        </table:table-row>
        <table:table-row table:style-name="ro3">
          <table:table-cell office:value-type="float" office:value="100082" calcext:value-type="float">
            <text:p>100082</text:p>
          </table:table-cell>
          <table:table-cell office:value-type="string" calcext:value-type="string">
            <text:p>Wie können wir die Zusammenarbeit zwischen Pflegeheimen und ambulanten Diensten einerseits und dem ÖGD, insbesondere den örtlichen Gesundheitsämtern, verbessern?</text:p>
          </table:table-cell>
          <table:table-cell office:value-type="string" calcext:value-type="string">
            <text:p>Da pflegebedürftige Menschen besonders vulnerabel für die Folgen einer COVID-Erkrankung sind, kommt Pflegeheimen und ambulanten Pflegediensten eine besondere Bedeutung zu. Darüber hinaus sind Pflegedienste und –heime bei Infektionsschutz und Krisenbewältigung hoch relevant für den Schutz dieser besonders vulnerablen Bevölkerungsgruppe.</text:p>
            <text:p>Besonders wichtig beim vorbeugenden Gesundheitsschutzes und insb. dem Infektionsschutzes ist die Zusammenarbeit mit den Gesundheitsämtern.</text:p>
            <text:p>Diese erfolgte meist adhoc und ungeplant, mit großen Variationen an unterschiedlichen Orten. Begrenzte Ressourcen in Gesundheitsämtern und Pflegeeinrichtungen erschweren die Zusammenarbeit. Eine verbesserte Zusammenarbeit könnte zu stark verbesserten Outcomes und zur deutlich effizienteren Ressourcennutzung führen.</text:p>
          </table:table-cell>
          <table:table-cell office:value-type="string" calcext:value-type="string">
            <text:p>Pflegeheime, ambulante Pflegedienste, Pflegefachpersonen, Gesundheitsämter, Kommunen</text:p>
          </table:table-cell>
          <table:table-cell office:value-type="string" calcext:value-type="string">
            <text:p>Wissenschaft</text:p>
          </table:table-cell>
          <table:table-cell office:value-type="string" calcext:value-type="string">
            <text:p>Evangelische Hochschule Dresden</text:p>
          </table:table-cell>
          <table:table-cell office:value-type="string" calcext:value-type="string">
            <text:p>Sachsen</text:p>
          </table:table-cell>
          <table:table-cell office:value-type="float" office:value="1307" calcext:value-type="float">
            <text:p>1307</text:p>
          </table:table-cell>
          <table:table-cell office:value-type="string" calcext:value-type="string">
            <text:p>https://projecttogether.typeform.com/to/J2y3d590#herausforderungsid=100082</text:p>
          </table:table-cell>
          <table:table-cell table:number-columns-repeated="1015"/>
        </table:table-row>
        <table:table-row table:style-name="ro3">
          <table:table-cell office:value-type="float" office:value="100083" calcext:value-type="float">
            <text:p>100083</text:p>
          </table:table-cell>
          <table:table-cell office:value-type="string" calcext:value-type="string">
            <text:p>Wie können wir die Bereitstellung und Umsetzung von handlungsleitenden, wissenschaftlich abgesicherten Informationen für die medizinische und pflegerische Praxis beschleunigen und verbessern und dabei Rückmeldungen (Erfahrungen, Fragen) aus der Praxis in den Prozess integrieren?</text:p>
          </table:table-cell>
          <table:table-cell office:value-type="string" calcext:value-type="string">
            <text:p>Leitlinien sind bewährte Mittel zu Bündelung von handlungsleitenden Informationen für die Gesundheitsversorgung. Ihre Erarbeitung und Dissemination ist aufwändig und langwierig.</text:p>
            <text:p>Aktuelle, wissenschaftliche abgesicherte Informationen sind insbesondere während der Pandemie extrem wichtig, weil nicht auf bewährte Handlungsroutinen in Pflege, ärztlicher und therapeutischer Versorgung zurückgegriffen werden kann. Gleichzeitig ändern sich die Erkenntnisse rasch und müssen möglichst unmittelbar in der Praxis berücksichtigt werden.</text:p>
            <text:p>Prozesse der Leitliniengenerierung sind dafür zu langsam und umständlich. Bestehende Ansätze zur Beschleunigung des Prozesses, etwa „Living Guidelines“, sind weiterhin zu langsam. Es fehlt ebenso eine Rückkoppelungsschleife aus der Praxis zu den Leitlinienentwicklern.</text:p>
          </table:table-cell>
          <table:table-cell office:value-type="string" calcext:value-type="string">
            <text:p>Pflege, Ärzte, Therapeuten, Wissenschaftler, Wissenschaftliche Fachgesellschaften</text:p>
          </table:table-cell>
          <table:table-cell office:value-type="string" calcext:value-type="string">
            <text:p>Wissenschaft</text:p>
          </table:table-cell>
          <table:table-cell office:value-type="string" calcext:value-type="string">
            <text:p>Evangelische Hochschule Dresden</text:p>
          </table:table-cell>
          <table:table-cell office:value-type="string" calcext:value-type="string">
            <text:p>Sachsen</text:p>
          </table:table-cell>
          <table:table-cell office:value-type="float" office:value="1307" calcext:value-type="float">
            <text:p>1307</text:p>
          </table:table-cell>
          <table:table-cell office:value-type="string" calcext:value-type="string">
            <text:p>https://projecttogether.typeform.com/to/J2y3d590#herausforderungsid=100083</text:p>
          </table:table-cell>
          <table:table-cell table:number-columns-repeated="1015"/>
        </table:table-row>
        <table:table-row table:style-name="ro2">
          <table:table-cell office:value-type="float" office:value="100066" calcext:value-type="float">
            <text:p>100066</text:p>
          </table:table-cell>
          <table:table-cell office:value-type="string" calcext:value-type="string">
            <text:p>Wie können wir zuhause lebende pflegebedürftige Menschen und Menschen mit Behinderung sowie deren Angehörige in Krisensituationen erreichen, informieren und schützen?</text:p>
          </table:table-cell>
          <table:table-cell office:value-type="string" calcext:value-type="string">
            <text:p>Pflegebedürftige Menschen leben mehrheitlich im eigenen Zuhause, der größere Teil ohne regelmäßigen Kontakt zu ambulanten Pflegediensten etc. Sie werden von – oft selbst älteren und belasteten – Angehörigen versorgt. Ähnliches gilt für Menschen mit Behinderung.</text:p>
            <text:p>Den Kommunen ist nicht bekannt wo Menschen mit Hilfe- und Pflegebedarf wohnen, welchen Hilfebedarf sie haben und wie sie erreicht werden können. Dadurch ist es nicht möglich, diese hoch vulnerable Gruppe in Krisen gezielt zu erreichen (aktuell z.B. für die Organisation von Impfungen, der Verteilung von Schutzmaterial, gezielter Ansprache zum Infektionsschutz). Dies kann dramatische Folgen haben, etwa bei längeren Stromausfällen, die Menschen vital bedrohen, die auf technische Unterstützung (etwa Heimbeatmung etc.) angewiesen sind.</text:p>
          </table:table-cell>
          <table:table-cell office:value-type="string" calcext:value-type="string">
            <text:p>Pflegedienste, Kommunen, Rettungsdienste, Gesundheistämter, Sozialversicherungsträger, pflegebedürftige Menschen, pflegende Angehörige</text:p>
          </table:table-cell>
          <table:table-cell office:value-type="string" calcext:value-type="string">
            <text:p>Wissenschaft</text:p>
          </table:table-cell>
          <table:table-cell office:value-type="string" calcext:value-type="string">
            <text:p>Evangelische Hochschule Dresden</text:p>
          </table:table-cell>
          <table:table-cell office:value-type="string" calcext:value-type="string">
            <text:p>Sachsen</text:p>
          </table:table-cell>
          <table:table-cell office:value-type="float" office:value="1307" calcext:value-type="float">
            <text:p>1307</text:p>
          </table:table-cell>
          <table:table-cell office:value-type="string" calcext:value-type="string">
            <text:p>https://projecttogether.typeform.com/to/J2y3d590#herausforderungsid=100066</text:p>
          </table:table-cell>
          <table:table-cell table:number-columns-repeated="1015"/>
        </table:table-row>
        <table:table-row table:style-name="ro1">
          <table:table-cell office:value-type="float" office:value="100332" calcext:value-type="float">
            <text:p>100332</text:p>
          </table:table-cell>
          <table:table-cell office:value-type="string" calcext:value-type="string">
            <text:p>Wie können wir Voraussetzungen im dt. Bildungssystem schaffen, damit unsere Kinder mündige Weltbürger:innen der Zukunft werden? Wie können wir interkulturellen Austausch und globale Bildung für alle möglich machen und so zur Bekämpfung von Rassismus und Diskriminierung beitragen?</text:p>
          </table:table-cell>
          <table:table-cell office:value-type="string" calcext:value-type="string">
            <text:p>Es ist wissenschaftlich bewiesen, dass Austauscherfahrungen globale Kompetenzen vermitteln. Globale Kompetenzen wiederum stärken den gesellschaftlichen Zusammenhalt, auf den es gerade jetzt in der Krise ankommt. Die Zugangsstudie (https://www.zugangsstudie.de) zeigt, dass 63% aller befragten Jugendlichen Interesse an der Teilnahme an einem Austauschprogramm haben. Teilgenommen haben bisher aber nur 26%. Die Gründe für die Nichtteilnahme sind vielfältig, aber meist liegt es daran, dass insbesondere „austauschferne“ Jugendliche sich selbst als „nicht qualifiziert“ beurteilen (z.B. aufgrund des schulischen oder finanziellen Hintergrundes). Wir möchten Jugendlichen unabhängig von der besuchten Schulform, sowie ihrem Hintergrund ermöglichen, an einem internationalen Austausch teilzunehmen.</text:p>
          </table:table-cell>
          <table:table-cell office:value-type="string" calcext:value-type="string">
            <text:p>Schüler*innen aller Schulformen und deren Erziehungsberechtigten</text:p>
          </table:table-cell>
          <table:table-cell office:value-type="string" calcext:value-type="string">
            <text:p>Zivilgesellschaft, inkl. sozialer Sektor</text:p>
          </table:table-cell>
          <table:table-cell office:value-type="string" calcext:value-type="string">
            <text:p>Experiment e.V. - Deine Austauschorganisation</text:p>
          </table:table-cell>
          <table:table-cell office:value-type="string" calcext:value-type="string">
            <text:p>Nordrhein-Westfalen</text:p>
          </table:table-cell>
          <table:table-cell office:value-type="float" office:value="53115" calcext:value-type="float">
            <text:p>53115</text:p>
          </table:table-cell>
          <table:table-cell office:value-type="string" calcext:value-type="string">
            <text:p>https://projecttogether.typeform.com/to/J2y3d590#herausforderungsid=100332</text:p>
          </table:table-cell>
          <table:table-cell table:number-columns-repeated="1015"/>
        </table:table-row>
        <table:table-row table:style-name="ro1">
          <table:table-cell office:value-type="float" office:value="100059" calcext:value-type="float">
            <text:p>100059</text:p>
          </table:table-cell>
          <table:table-cell office:value-type="string" calcext:value-type="string">
            <text:p>Wie können wir in SH Pandemie-bedingte, kulturelle, Bildungs- u. Arbeitsleben betreffende Ausgrenzungsprozesse bei migrantischen Communities umkehren u. empowernde Instrumente für mehr soziale Chancen, politische Teilhabe fördernde u. von Diskriminierung freie Prozesse verankern.</text:p>
          </table:table-cell>
          <table:table-cell/>
          <table:table-cell office:value-type="string" calcext:value-type="string">
            <text:p>Migrantische Communities und an chancengerechter Teilhabestrukturentwicklung interessierte autochthone Bevölkerung im ländlichen Raum Schleswig-Holsteins.</text:p>
          </table:table-cell>
          <table:table-cell office:value-type="string" calcext:value-type="string">
            <text:p>Zivilgesellschaft, inkl. sozialer Sektor</text:p>
          </table:table-cell>
          <table:table-cell office:value-type="string" calcext:value-type="string">
            <text:p>Flüchtlingsrat Schleswig-Holstein e.V.</text:p>
          </table:table-cell>
          <table:table-cell office:value-type="string" calcext:value-type="string">
            <text:p>Schleswig-Holstein</text:p>
          </table:table-cell>
          <table:table-cell office:value-type="float" office:value="24114" calcext:value-type="float">
            <text:p>24114</text:p>
          </table:table-cell>
          <table:table-cell office:value-type="string" calcext:value-type="string">
            <text:p>https://projecttogether.typeform.com/to/J2y3d590#herausforderungsid=100059</text:p>
          </table:table-cell>
          <table:table-cell table:number-columns-repeated="1015"/>
        </table:table-row>
        <table:table-row table:style-name="ro1">
          <table:table-cell table:style-name="ce1" office:value-type="float" office:value="100448" calcext:value-type="float">
            <text:p>100448</text:p>
          </table:table-cell>
          <table:table-cell table:style-name="ce1" office:value-type="string" calcext:value-type="string">
            <text:p>Wie können wir gemeinsam mit engagierten Laien, die von der Modelleisbahn, über die Musik bis hin zur Astronomie oder zur Bienenzucht Expert:innen die erste ehrenamtliche und offene "MasterClass" in Deutschland aufbauen?</text:p>
          </table:table-cell>
          <table:table-cell table:style-name="ce1"/>
          <table:table-cell table:style-name="ce1" office:value-type="string" calcext:value-type="string">
            <text:p>alle</text:p>
          </table:table-cell>
          <table:table-cell table:style-name="ce1" office:value-type="string" calcext:value-type="string">
            <text:p>Zivilgesellschaft, inkl. sozialer Sektor</text:p>
          </table:table-cell>
          <table:table-cell table:style-name="ce1" office:value-type="string" calcext:value-type="string">
            <text:p>Förderverein für Jugend und Sozialarbeit e.V.</text:p>
          </table:table-cell>
          <table:table-cell table:style-name="ce1" office:value-type="string" calcext:value-type="string">
            <text:p>Berlin</text:p>
          </table:table-cell>
          <table:table-cell table:style-name="ce1" office:value-type="float" office:value="10243" calcext:value-type="float">
            <text:p>10243</text:p>
          </table:table-cell>
          <table:table-cell table:style-name="ce1" office:value-type="string" calcext:value-type="string">
            <text:p>https://projecttogether.typeform.com/to/J2y3d590#herausforderungsid=100448</text:p>
          </table:table-cell>
          <table:table-cell table:style-name="ce1" table:number-columns-repeated="2"/>
          <table:table-cell table:number-columns-repeated="1013"/>
        </table:table-row>
        <table:table-row table:style-name="ro1">
          <table:table-cell office:value-type="float" office:value="100513" calcext:value-type="float">
            <text:p>100513</text:p>
          </table:table-cell>
          <table:table-cell office:value-type="string" calcext:value-type="string">
            <text:p>Wie können Bürger*innen für ein lokales, nachhaltiges und umweltschonendes Konsumverhalten und der Einzelhandel für ein lokales, nachhaltiges und umweltschonendes Angebot sensibilisiert und motiviert werden, sodass sich beides gegenseitig positiv beeinflusst?</text:p>
          </table:table-cell>
          <table:table-cell office:value-type="string" calcext:value-type="string">
            <text:p>regionale Wertschöpfungskette, nachhaltige (urbane) Logistik, rechtliche Rahmenbedingungen, Angebot und Sortiment, Aufbau loyalen Nutzer*innenstamm, Skalierung &amp; Übertragbarkeit auf andere Regionen, Forschung mit einbeziehen bspw. im Bereich "Zusammenhang Regionalität und Nachhaltigkeit"</text:p>
          </table:table-cell>
          <table:table-cell office:value-type="string" calcext:value-type="string">
            <text:p>Politik, Forschung, Städte / Kommunen, Einzelhändler*innen, Konsument*innen</text:p>
          </table:table-cell>
          <table:table-cell office:value-type="string" calcext:value-type="string">
            <text:p>Wissenschaft</text:p>
          </table:table-cell>
          <table:table-cell office:value-type="string" calcext:value-type="string">
            <text:p>Fraunhofer IAO / Universität Stuttgart IAT</text:p>
          </table:table-cell>
          <table:table-cell office:value-type="string" calcext:value-type="string">
            <text:p>Baden-Württemberg</text:p>
          </table:table-cell>
          <table:table-cell office:value-type="float" office:value="70569" calcext:value-type="float">
            <text:p>70569</text:p>
          </table:table-cell>
          <table:table-cell office:value-type="string" calcext:value-type="string">
            <text:p>https://projecttogether.typeform.com/to/J2y3d590#herausforderungsid=100513</text:p>
          </table:table-cell>
          <table:table-cell table:number-columns-repeated="1015"/>
        </table:table-row>
        <table:table-row table:style-name="ro1">
          <table:table-cell office:value-type="float" office:value="100515" calcext:value-type="float">
            <text:p>100515</text:p>
          </table:table-cell>
          <table:table-cell office:value-type="string" calcext:value-type="string">
            <text:p>Wie schaffen wir es die Stadt grüner zu gestalten und Privatpersonen aktivieren sich daran zu beteiligen?</text:p>
          </table:table-cell>
          <table:table-cell/>
          <table:table-cell office:value-type="string" calcext:value-type="string">
            <text:p>Städte / Kommunen, Stadtplanner*innen, Bürger*innen, Wissenschaft</text:p>
          </table:table-cell>
          <table:table-cell office:value-type="string" calcext:value-type="string">
            <text:p>Wissenschaft</text:p>
          </table:table-cell>
          <table:table-cell office:value-type="string" calcext:value-type="string">
            <text:p>Fraunhofer IAO / Universität Stuttgart IAT</text:p>
          </table:table-cell>
          <table:table-cell office:value-type="string" calcext:value-type="string">
            <text:p>Baden-Württemberg</text:p>
          </table:table-cell>
          <table:table-cell office:value-type="float" office:value="70569" calcext:value-type="float">
            <text:p>70569</text:p>
          </table:table-cell>
          <table:table-cell office:value-type="string" calcext:value-type="string">
            <text:p>https://projecttogether.typeform.com/to/J2y3d590#herausforderungsid=100515</text:p>
          </table:table-cell>
          <table:table-cell table:number-columns-repeated="1015"/>
        </table:table-row>
        <table:table-row table:style-name="ro1">
          <table:table-cell office:value-type="float" office:value="100520" calcext:value-type="float">
            <text:p>100520</text:p>
          </table:table-cell>
          <table:table-cell office:value-type="string" calcext:value-type="string">
            <text:p>Wie können wir in Zeiten der Pandemie eine gendergerechte Nachtkultur / Nachtwirtschaft im Rahmen einer 24h Governance (wieder-)beleben?</text:p>
          </table:table-cell>
          <table:table-cell/>
          <table:table-cell office:value-type="string" calcext:value-type="string">
            <text:p>Bürger*innen, Kultur- und Kreativschaffende, Ordnungsamt, Polizeibehörde, Clubkommissionen, Nachtbürgermeister*innen o.ä.</text:p>
          </table:table-cell>
          <table:table-cell office:value-type="string" calcext:value-type="string">
            <text:p>Wissenschaft</text:p>
          </table:table-cell>
          <table:table-cell office:value-type="string" calcext:value-type="string">
            <text:p>Fraunhofer IAO / Universität Stuttgart IAT</text:p>
          </table:table-cell>
          <table:table-cell office:value-type="string" calcext:value-type="string">
            <text:p>Baden-Württemberg</text:p>
          </table:table-cell>
          <table:table-cell office:value-type="float" office:value="70569" calcext:value-type="float">
            <text:p>70569</text:p>
          </table:table-cell>
          <table:table-cell office:value-type="string" calcext:value-type="string">
            <text:p>https://projecttogether.typeform.com/to/J2y3d590#herausforderungsid=100520</text:p>
          </table:table-cell>
          <table:table-cell table:number-columns-repeated="1015"/>
        </table:table-row>
        <table:table-row table:style-name="ro4">
          <table:table-cell office:value-type="float" office:value="100719" calcext:value-type="float">
            <text:p>100719</text:p>
          </table:table-cell>
          <table:table-cell office:value-type="string" calcext:value-type="string">
            <text:p>Wie können wir eine Digitale Verwaltung etablieren, in welcher Themen wie Gesundheit, Mobiles Arbeiten und BürgerInnenplattformen langfristig mit innovativen Ansätzen übernommen werden?</text:p>
          </table:table-cell>
          <table:table-cell office:value-type="string" calcext:value-type="string">
            <text:p>- Welche BürgerInnenplattformen gibt es bereits?</text:p>
            <text:p>- Wer sind die lokalen Innovationstreiber und wie werden diese bisher in den Innovationsprozess integriert?</text:p>
            <text:p>- Wie werden Informationen seitens der Verwaltung an BürgerInnen kommuniziert?</text:p>
            <text:p>- Gibt es städtische/kommunale Ansprechpersonen für Innovationen?</text:p>
          </table:table-cell>
          <table:table-cell office:value-type="string" calcext:value-type="string">
            <text:p>Verwaltungen, BürgerInnen, Lokale Start-Ups mit Innovativen Ideen</text:p>
          </table:table-cell>
          <table:table-cell office:value-type="string" calcext:value-type="string">
            <text:p>Wissenschaft</text:p>
          </table:table-cell>
          <table:table-cell office:value-type="string" calcext:value-type="string">
            <text:p>Fraunhofer IAO Stuttgart</text:p>
          </table:table-cell>
          <table:table-cell office:value-type="string" calcext:value-type="string">
            <text:p>Baden-Württemberg</text:p>
          </table:table-cell>
          <table:table-cell office:value-type="float" office:value="70569" calcext:value-type="float">
            <text:p>70569</text:p>
          </table:table-cell>
          <table:table-cell office:value-type="string" calcext:value-type="string">
            <text:p>https://projecttogether.typeform.com/to/J2y3d590#herausforderungsid=100719</text:p>
          </table:table-cell>
          <table:table-cell table:number-columns-repeated="1015"/>
        </table:table-row>
        <table:table-row table:style-name="ro1">
          <table:table-cell office:value-type="float" office:value="100695" calcext:value-type="float">
            <text:p>100695</text:p>
          </table:table-cell>
          <table:table-cell office:value-type="string" calcext:value-type="string">
            <text:p>Wie können wir ungenutzte Flächen durch multifunktionale Flächen- und Zwischennutzung für Bürgerinnen und Bürger umnutzen und dadurch den "Flächenengpass" der Innenstädte reduzieren?</text:p>
          </table:table-cell>
          <table:table-cell/>
          <table:table-cell office:value-type="string" calcext:value-type="string">
            <text:p>Stadtverwaltungen, Immobilienentwickler, Unternehmen mit Leerstand, BürgerInnen &amp; Bürger</text:p>
          </table:table-cell>
          <table:table-cell office:value-type="string" calcext:value-type="string">
            <text:p>Wissenschaft</text:p>
          </table:table-cell>
          <table:table-cell office:value-type="string" calcext:value-type="string">
            <text:p>Fraunhofer IAO Stuttgart</text:p>
          </table:table-cell>
          <table:table-cell office:value-type="string" calcext:value-type="string">
            <text:p>Baden-Württemberg</text:p>
          </table:table-cell>
          <table:table-cell office:value-type="float" office:value="70569" calcext:value-type="float">
            <text:p>70569</text:p>
          </table:table-cell>
          <table:table-cell office:value-type="string" calcext:value-type="string">
            <text:p>https://projecttogether.typeform.com/to/J2y3d590#herausforderungsid=100695</text:p>
          </table:table-cell>
          <table:table-cell table:number-columns-repeated="1015"/>
        </table:table-row>
        <table:table-row table:style-name="ro1">
          <table:table-cell office:value-type="float" office:value="100653" calcext:value-type="float">
            <text:p>100653</text:p>
          </table:table-cell>
          <table:table-cell office:value-type="string" calcext:value-type="string">
            <text:p>Wie können wir Leerstände in Innenstädten für die Kreativ- und Kulturwirtschaft besser nutzbar machen, sodass gute Konzepte nicht an bürokratischen Hürden scheitern?</text:p>
          </table:table-cell>
          <table:table-cell/>
          <table:table-cell office:value-type="string" calcext:value-type="string">
            <text:p>Kreativ-/Kulturwirtschaft, Stadtverwaltung, Eigentümer von leerstehenden Immobilien</text:p>
          </table:table-cell>
          <table:table-cell office:value-type="string" calcext:value-type="string">
            <text:p>Wissenschaft</text:p>
          </table:table-cell>
          <table:table-cell office:value-type="string" calcext:value-type="string">
            <text:p>Fraunhofer Institut für Arbeitswirtschaft und Organisation</text:p>
          </table:table-cell>
          <table:table-cell office:value-type="string" calcext:value-type="string">
            <text:p>Baden-Württemberg</text:p>
          </table:table-cell>
          <table:table-cell office:value-type="float" office:value="70199" calcext:value-type="float">
            <text:p>70199</text:p>
          </table:table-cell>
          <table:table-cell office:value-type="string" calcext:value-type="string">
            <text:p>https://projecttogether.typeform.com/to/J2y3d590#herausforderungsid=100653</text:p>
          </table:table-cell>
          <table:table-cell table:number-columns-repeated="1015"/>
        </table:table-row>
        <table:table-row table:style-name="ro1">
          <table:table-cell office:value-type="float" office:value="100647" calcext:value-type="float">
            <text:p>100647</text:p>
          </table:table-cell>
          <table:table-cell office:value-type="string" calcext:value-type="string">
            <text:p>Wie können wir die Schnittstelle zwischen öffentlicher Verwaltung und Kreativ/Kulturwirtschaft/Einzelhandel gestalten, um es Antragsteller:innen so einfach wie möglich machen, neue Ideen umzusetzen?</text:p>
          </table:table-cell>
          <table:table-cell/>
          <table:table-cell office:value-type="string" calcext:value-type="string">
            <text:p>Kreativ/Kulturwirtschaft, Einzelhandel, Zivilbevölkerung</text:p>
          </table:table-cell>
          <table:table-cell office:value-type="string" calcext:value-type="string">
            <text:p>Wissenschaft</text:p>
          </table:table-cell>
          <table:table-cell office:value-type="string" calcext:value-type="string">
            <text:p>Fraunhofer-Institut für Arbeitswirtschaft und Organisation IAO</text:p>
          </table:table-cell>
          <table:table-cell office:value-type="string" calcext:value-type="string">
            <text:p>Baden-Württemberg</text:p>
          </table:table-cell>
          <table:table-cell office:value-type="float" office:value="70199" calcext:value-type="float">
            <text:p>70199</text:p>
          </table:table-cell>
          <table:table-cell office:value-type="string" calcext:value-type="string">
            <text:p>https://projecttogether.typeform.com/to/J2y3d590#herausforderungsid=100647</text:p>
          </table:table-cell>
          <table:table-cell table:number-columns-repeated="1015"/>
        </table:table-row>
        <table:table-row table:style-name="ro1">
          <table:table-cell office:value-type="float" office:value="100651" calcext:value-type="float">
            <text:p>100651</text:p>
          </table:table-cell>
          <table:table-cell office:value-type="string" calcext:value-type="string">
            <text:p>Wie können wir Reallabore/Experimentierräume gestalten, sodass sie nach Projektende nachhaltig verstetigt werden können?</text:p>
          </table:table-cell>
          <table:table-cell/>
          <table:table-cell office:value-type="string" calcext:value-type="string">
            <text:p>Bürger:innen, städtische Akteure (Innovatoren, Vereine/Initiativen, Verwaltung, Einzelhandel)</text:p>
          </table:table-cell>
          <table:table-cell office:value-type="string" calcext:value-type="string">
            <text:p>Wissenschaft</text:p>
          </table:table-cell>
          <table:table-cell office:value-type="string" calcext:value-type="string">
            <text:p>Fraunhofer-Institut für Arbeitswirtschaft und Organisation IAO</text:p>
          </table:table-cell>
          <table:table-cell office:value-type="string" calcext:value-type="string">
            <text:p>Baden-Württemberg</text:p>
          </table:table-cell>
          <table:table-cell office:value-type="float" office:value="70199" calcext:value-type="float">
            <text:p>70199</text:p>
          </table:table-cell>
          <table:table-cell office:value-type="string" calcext:value-type="string">
            <text:p>https://projecttogether.typeform.com/to/J2y3d590#herausforderungsid=100651</text:p>
          </table:table-cell>
          <table:table-cell table:number-columns-repeated="1015"/>
        </table:table-row>
        <table:table-row table:style-name="ro2">
          <table:table-cell office:value-type="float" office:value="100353" calcext:value-type="float">
            <text:p>100353</text:p>
          </table:table-cell>
          <table:table-cell office:value-type="string" calcext:value-type="string">
            <text:p>Wie können wir zukünftig den öffentlichen Auftrag von Bund und Ländern zur „Herstellung gleichwertiger Lebensverhältnisse“, insbesondere im Hinblick auf medizinische Versorgung/Vorsorge in unterversorgten Regionen gewährleisten?</text:p>
          </table:table-cell>
          <table:table-cell office:value-type="string" office:string-value="-„Herstellung gleichwertiger Lebensverhältnisse“ ist im Grundgesetz gefordert.&#10;-In unterversorgten Regionen ist die Dichte an Hausärzten und Krankenhäusern gering und die Anfahrtswege sind lang." calcext:value-type="string">
            <text:p>-„Herstellung gleichwertiger Lebensverhältnisse“ ist im Grundgesetz gefordert.</text:p>
            <text:p>-In unterversorgten Regionen ist die Dichte an Hausärzten und Krankenhäusern gering und die Anfahrtswege sind lang.</text:p>
          </table:table-cell>
          <table:table-cell office:value-type="string" calcext:value-type="string">
            <text:p>Alle Bewohner einer unterversorgten Region</text:p>
          </table:table-cell>
          <table:table-cell office:value-type="string" calcext:value-type="string">
            <text:p>Wissenschaft</text:p>
          </table:table-cell>
          <table:table-cell office:value-type="string" calcext:value-type="string">
            <text:p>Fraunhofer-Institut für Biomedizinische Technik</text:p>
          </table:table-cell>
          <table:table-cell office:value-type="string" calcext:value-type="string">
            <text:p>Saarland</text:p>
          </table:table-cell>
          <table:table-cell office:value-type="float" office:value="66280" calcext:value-type="float">
            <text:p>66280</text:p>
          </table:table-cell>
          <table:table-cell office:value-type="string" calcext:value-type="string">
            <text:p>https://projecttogether.typeform.com/to/J2y3d590#herausforderungsid=100353</text:p>
          </table:table-cell>
          <table:table-cell table:number-columns-repeated="1015"/>
        </table:table-row>
        <table:table-row table:style-name="ro1">
          <table:table-cell office:value-type="float" office:value="100354" calcext:value-type="float">
            <text:p>100354</text:p>
          </table:table-cell>
          <table:table-cell office:value-type="string" calcext:value-type="string">
            <text:p>Wie können wir zukünftig schneller/besser/schlagkräftiger bei (biologischen) Katastrophen wie z. B. der momentanen Pandemie reagieren?</text:p>
          </table:table-cell>
          <table:table-cell office:value-type="string" calcext:value-type="string">
            <text:p>Eine Einheit „Biologisches Hilfswerk“ nach dem Vorbild von THW oder Bundeswehr existiert nicht. Vorteilhaft wären professionelle, dezentrale mobile Einheiten mit medizinisch/biologischer „Schlagkraft“ die auf eine einheitliche (Bundes-)Infrastruktur zurückgreifen können.</text:p>
          </table:table-cell>
          <table:table-cell office:value-type="string" calcext:value-type="string">
            <text:p>Alle Betroffenen einer Pandemie, vor allem Menschen in potenziellen Hotspots wie Pflege- und Altersheimen</text:p>
          </table:table-cell>
          <table:table-cell office:value-type="string" calcext:value-type="string">
            <text:p>Wissenschaft</text:p>
          </table:table-cell>
          <table:table-cell office:value-type="string" calcext:value-type="string">
            <text:p>Fraunhofer-Institut für Biomedizinische Technik</text:p>
          </table:table-cell>
          <table:table-cell office:value-type="string" calcext:value-type="string">
            <text:p>Saarland</text:p>
          </table:table-cell>
          <table:table-cell office:value-type="float" office:value="66280" calcext:value-type="float">
            <text:p>66280</text:p>
          </table:table-cell>
          <table:table-cell office:value-type="string" calcext:value-type="string">
            <text:p>https://projecttogether.typeform.com/to/J2y3d590#herausforderungsid=100354</text:p>
          </table:table-cell>
          <table:table-cell table:number-columns-repeated="1015"/>
        </table:table-row>
        <table:table-row table:style-name="ro1">
          <table:table-cell office:value-type="float" office:value="100598" calcext:value-type="float">
            <text:p>100598</text:p>
          </table:table-cell>
          <table:table-cell office:value-type="string" calcext:value-type="string">
            <text:p>Wie können innovative Konzepte zur Reaktivierung großer gewerblicher Leerstände (z.B. ehem. Kaufhäuser) in der Innenstadt aussehen und durch welche innovativen Wirtschaftsmodelle (z.B., Crowd-Investing, Innenstadt Genossenschaft) lassen sich diese tragfähig gestalten?</text:p>
          </table:table-cell>
          <table:table-cell/>
          <table:table-cell office:value-type="string" calcext:value-type="string">
            <text:p>Bremer Bürger:innen und Gäste</text:p>
          </table:table-cell>
          <table:table-cell office:value-type="string" calcext:value-type="string">
            <text:p>Verwaltung &amp; Politik – Kommunen</text:p>
          </table:table-cell>
          <table:table-cell office:value-type="string" calcext:value-type="string">
            <text:p>Freie Hansestadt Bremen</text:p>
          </table:table-cell>
          <table:table-cell office:value-type="string" calcext:value-type="string">
            <text:p>Bremen</text:p>
          </table:table-cell>
          <table:table-cell office:value-type="float" office:value="28195" calcext:value-type="float">
            <text:p>28195</text:p>
          </table:table-cell>
          <table:table-cell office:value-type="string" calcext:value-type="string">
            <text:p>https://projecttogether.typeform.com/to/J2y3d590#herausforderungsid=100598</text:p>
          </table:table-cell>
          <table:table-cell table:number-columns-repeated="1015"/>
        </table:table-row>
        <table:table-row table:style-name="ro1">
          <table:table-cell office:value-type="float" office:value="100601" calcext:value-type="float">
            <text:p>100601</text:p>
          </table:table-cell>
          <table:table-cell office:value-type="string" calcext:value-type="string">
            <text:p>Wie können neue urbane Orte an bisher kaum genutzten öffentlichen Plätzen in der Innenstadt (z.B. Dachlandschaften, Hinterhöfe) entstehen und durch welche innovativen Wirtschaftsmodelle (z.B., Crowd-Investing, Innenstadt Genossenschaft) lassen sich diese tragfähig gestalten?</text:p>
          </table:table-cell>
          <table:table-cell/>
          <table:table-cell office:value-type="string" calcext:value-type="string">
            <text:p>Bremer Bürger:innen und Gäste</text:p>
          </table:table-cell>
          <table:table-cell office:value-type="string" calcext:value-type="string">
            <text:p>Verwaltung &amp; Politik – Länder</text:p>
          </table:table-cell>
          <table:table-cell office:value-type="string" calcext:value-type="string">
            <text:p>Freie Hansestadt Bremen</text:p>
          </table:table-cell>
          <table:table-cell office:value-type="string" calcext:value-type="string">
            <text:p>Bremen</text:p>
          </table:table-cell>
          <table:table-cell office:value-type="float" office:value="28195" calcext:value-type="float">
            <text:p>28195</text:p>
          </table:table-cell>
          <table:table-cell office:value-type="string" calcext:value-type="string">
            <text:p>https://projecttogether.typeform.com/to/J2y3d590#herausforderungsid=100601</text:p>
          </table:table-cell>
          <table:table-cell table:number-columns-repeated="1015"/>
        </table:table-row>
        <table:table-row table:style-name="ro1">
          <table:table-cell office:value-type="float" office:value="100709" calcext:value-type="float">
            <text:p>100709</text:p>
          </table:table-cell>
          <table:table-cell office:value-type="string" calcext:value-type="string">
            <text:p>Wie können wir Investor:innen und Startups online matchen?</text:p>
          </table:table-cell>
          <table:table-cell/>
          <table:table-cell office:value-type="string" calcext:value-type="string">
            <text:p>Startups, Investor:innen</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709</text:p>
          </table:table-cell>
          <table:table-cell table:number-columns-repeated="1015"/>
        </table:table-row>
        <table:table-row table:style-name="ro1">
          <table:table-cell office:value-type="float" office:value="100694" calcext:value-type="float">
            <text:p>100694</text:p>
          </table:table-cell>
          <table:table-cell office:value-type="string" calcext:value-type="string">
            <text:p>Wie können wir Startup-Gründungen durch Frauen mithilfe von nicht-monetäre Maßnahmen fördern?</text:p>
          </table:table-cell>
          <table:table-cell/>
          <table:table-cell office:value-type="string" calcext:value-type="string">
            <text:p>Gründerinnen, gründungsinteressierte Frauen, Frauen und Mädchen</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94</text:p>
          </table:table-cell>
          <table:table-cell table:number-columns-repeated="1015"/>
        </table:table-row>
        <table:table-row table:style-name="ro1">
          <table:table-cell office:value-type="float" office:value="100728" calcext:value-type="float">
            <text:p>100728</text:p>
          </table:table-cell>
          <table:table-cell office:value-type="string" calcext:value-type="string">
            <text:p>Wie können wir die Zusammenarbeit zwischen Startups und kleinen und mittleren Unternehmen aus der "Old Economy" fördern?</text:p>
          </table:table-cell>
          <table:table-cell/>
          <table:table-cell office:value-type="string" calcext:value-type="string">
            <text:p>Startups und KMU aus allen Branchen</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728</text:p>
          </table:table-cell>
          <table:table-cell table:number-columns-repeated="1015"/>
        </table:table-row>
        <table:table-row table:style-name="ro1">
          <table:table-cell office:value-type="float" office:value="100684" calcext:value-type="float">
            <text:p>100684</text:p>
          </table:table-cell>
          <table:table-cell office:value-type="string" calcext:value-type="string">
            <text:p>Wie können wir mit Hilfe von Digitalisierung Lebensmittelverschwendung reduzieren?</text:p>
          </table:table-cell>
          <table:table-cell table:number-columns-repeated="2"/>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354" calcext:value-type="float">
            <text:p>20354</text:p>
          </table:table-cell>
          <table:table-cell office:value-type="string" calcext:value-type="string">
            <text:p>https://projecttogether.typeform.com/to/J2y3d590#herausforderungsid=100684</text:p>
          </table:table-cell>
          <table:table-cell table:number-columns-repeated="1015"/>
        </table:table-row>
        <table:table-row table:style-name="ro1">
          <table:table-cell office:value-type="float" office:value="100679" calcext:value-type="float">
            <text:p>100679</text:p>
          </table:table-cell>
          <table:table-cell office:value-type="string" calcext:value-type="string">
            <text:p>Wie können wir für Verbraucher*innen digitale Informations- und Beratungsangebote (der Verbraucherzentralen) auch unter Nutzung von Legal Tech Anwendungen zukunftsfähig machen?</text:p>
          </table:table-cell>
          <table:table-cell table:number-columns-repeated="2"/>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354" calcext:value-type="float">
            <text:p>20354</text:p>
          </table:table-cell>
          <table:table-cell office:value-type="string" calcext:value-type="string">
            <text:p>https://projecttogether.typeform.com/to/J2y3d590#herausforderungsid=100679</text:p>
          </table:table-cell>
          <table:table-cell table:number-columns-repeated="1015"/>
        </table:table-row>
        <table:table-row table:style-name="ro1">
          <table:table-cell office:value-type="float" office:value="100710" calcext:value-type="float">
            <text:p>100710</text:p>
          </table:table-cell>
          <table:table-cell office:value-type="string" calcext:value-type="string">
            <text:p>Wie schaffe ich eine Möglichkeit für BürgerInnen kontinuierlich Einblick in den Bearbeitungsstatus meiner Bürgerservices zu bekommen z.B. wenn ich meinen Kita-Gutschein gestellt habe?</text:p>
          </table:table-cell>
          <table:table-cell table:number-columns-repeated="2"/>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095" calcext:value-type="float">
            <text:p>20095</text:p>
          </table:table-cell>
          <table:table-cell office:value-type="string" calcext:value-type="string">
            <text:p>https://projecttogether.typeform.com/to/J2y3d590#herausforderungsid=100710</text:p>
          </table:table-cell>
          <table:table-cell table:number-columns-repeated="1015"/>
        </table:table-row>
        <table:table-row table:style-name="ro1">
          <table:table-cell office:value-type="float" office:value="100713" calcext:value-type="float">
            <text:p>100713</text:p>
          </table:table-cell>
          <table:table-cell office:value-type="string" calcext:value-type="string">
            <text:p>Wie kann ich die Zusammenarbeit von Verwaltung und externen Innovatoren/Startups fördern?</text:p>
          </table:table-cell>
          <table:table-cell office:value-type="string" calcext:value-type="string">
            <text:p>Verwaltungen arbeiten in der Regel mit Unternehmen zusammen, die etabliert sind. Dies ist zum einen durch das Vergaberecht bedingt. Das bedeutet in der Folge, dass Verwaltung selten mit externen Innovatoren/Start-ups bei Herausforderungen zusammenarbeitet. Der Bedarf schneller zu werden und innovativ zu sein ist in Verwaltung gleichzeitig heutzutage sehr hoch. Das heißt, dass ein hoher Bedarf besteht, diesen Zustand zu ändern, in Verwaltung das „Mindset“ zu verändern und bei Herausforderungen auch die Möglichkeit mitzudenken mit externen Innovatoren/Startups zusammen zu arbeiten. Daher ist die Herausforderung, welche Maßnahmen Verwaltungen ergreifen könnten, sich für die Zusammenarbeit mit Innovatoren zu öffnen.</text:p>
          </table:table-cell>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095" calcext:value-type="float">
            <text:p>20095</text:p>
          </table:table-cell>
          <table:table-cell office:value-type="string" calcext:value-type="string">
            <text:p>https://projecttogether.typeform.com/to/J2y3d590#herausforderungsid=100713</text:p>
          </table:table-cell>
          <table:table-cell table:number-columns-repeated="1015"/>
        </table:table-row>
        <table:table-row table:style-name="ro1">
          <table:table-cell office:value-type="float" office:value="100687" calcext:value-type="float">
            <text:p>100687</text:p>
          </table:table-cell>
          <table:table-cell office:value-type="string" calcext:value-type="string">
            <text:p>Wie können wir für Verbraucher*innen digitale Zugänge zur Justiz eröffnen?</text:p>
          </table:table-cell>
          <table:table-cell table:number-columns-repeated="2"/>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354" calcext:value-type="float">
            <text:p>20354</text:p>
          </table:table-cell>
          <table:table-cell office:value-type="string" calcext:value-type="string">
            <text:p>https://projecttogether.typeform.com/to/J2y3d590#herausforderungsid=100687</text:p>
          </table:table-cell>
          <table:table-cell table:number-columns-repeated="1015"/>
        </table:table-row>
        <table:table-row table:style-name="ro1">
          <table:table-cell office:value-type="float" office:value="100712" calcext:value-type="float">
            <text:p>100712</text:p>
          </table:table-cell>
          <table:table-cell office:value-type="string" calcext:value-type="string">
            <text:p>Wie kann ich Digital Upskilling in Verwaltung skalieren?</text:p>
          </table:table-cell>
          <table:table-cell office:value-type="string" calcext:value-type="string">
            <text:p>Digitale Kompetenzen sind in Verwaltung sehr wichtig. Die Weiterbildung zu diesem Themenkomplex ist in Deutschland vermutlich sehr heterogen. Die Aufgaben in Verwaltung sind auch bei allem Föderalismus in Bund und Ländern ähnlich. Daher wäre die Herausforderung ein Digital Upskilling für Verwaltung zu konzeptionieren, dass für die unterschiedlichen Wissensstände und sehr heterogene Fachbereiche geeignet ist.</text:p>
          </table:table-cell>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095" calcext:value-type="float">
            <text:p>20095</text:p>
          </table:table-cell>
          <table:table-cell office:value-type="string" calcext:value-type="string">
            <text:p>https://projecttogether.typeform.com/to/J2y3d590#herausforderungsid=100712</text:p>
          </table:table-cell>
          <table:table-cell table:number-columns-repeated="1015"/>
        </table:table-row>
        <table:table-row table:style-name="ro1">
          <table:table-cell office:value-type="float" office:value="100717" calcext:value-type="float">
            <text:p>100717</text:p>
          </table:table-cell>
          <table:table-cell office:value-type="string" calcext:value-type="string">
            <text:p>Wie können wir erreichen, dass Pakete im urbanen Raum emissionsfrei zugestellt werden?</text:p>
          </table:table-cell>
          <table:table-cell/>
          <table:table-cell office:value-type="string" calcext:value-type="string">
            <text:p>KEP-Dienstleister, Verkehrsplaner, Fahrzeughersteller, Logistikdienstleister, Anwohner</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717</text:p>
          </table:table-cell>
          <table:table-cell table:number-columns-repeated="1015"/>
        </table:table-row>
        <table:table-row table:style-name="ro1">
          <table:table-cell office:value-type="float" office:value="100732" calcext:value-type="float">
            <text:p>100732</text:p>
          </table:table-cell>
          <table:table-cell office:value-type="string" calcext:value-type="string">
            <text:p>Wie können wir den Lieferverkehr im urbanen Raum reduzieren und verträglicher gestalten?</text:p>
          </table:table-cell>
          <table:table-cell/>
          <table:table-cell office:value-type="string" calcext:value-type="string">
            <text:p>Logistikdienstleister, Einzelhändler, Entsorgungsunternehmen, Verkehrsplaner, KEP-Dienstleister, (Essens-)Lieferdienste</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732</text:p>
          </table:table-cell>
          <table:table-cell table:number-columns-repeated="1015"/>
        </table:table-row>
        <table:table-row table:style-name="ro1">
          <table:table-cell office:value-type="float" office:value="100723" calcext:value-type="float">
            <text:p>100723</text:p>
          </table:table-cell>
          <table:table-cell office:value-type="string" calcext:value-type="string">
            <text:p>Wie können wir dem Lastenfahrrad im urbanen Lieferverkehr zum Durchbruch verhelfen?</text:p>
          </table:table-cell>
          <table:table-cell/>
          <table:table-cell office:value-type="string" calcext:value-type="string">
            <text:p>Logistikunternehmen, Handwerker, KEP-Dienstleister, Einzelhandel, (Essens-)Lieferdienste, Verkehrsplaner</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723</text:p>
          </table:table-cell>
          <table:table-cell table:number-columns-repeated="1015"/>
        </table:table-row>
        <table:table-row table:style-name="ro1">
          <table:table-cell office:value-type="float" office:value="100707" calcext:value-type="float">
            <text:p>100707</text:p>
          </table:table-cell>
          <table:table-cell office:value-type="string" calcext:value-type="string">
            <text:p>Wie können wir Micro Hubs als festen Bestandteil der urbanen Lieferkette wirtschaftlich tragfähig etablieren?</text:p>
          </table:table-cell>
          <table:table-cell/>
          <table:table-cell office:value-type="string" calcext:value-type="string">
            <text:p>Verkehrsplaner, Kurier-Express-Paket-(KEP)-Dienstleister, Logistikunternehmen, Startups</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707</text:p>
          </table:table-cell>
          <table:table-cell table:number-columns-repeated="1015"/>
        </table:table-row>
        <table:table-row table:style-name="ro1">
          <table:table-cell office:value-type="float" office:value="100690" calcext:value-type="float">
            <text:p>100690</text:p>
          </table:table-cell>
          <table:table-cell office:value-type="string" calcext:value-type="string">
            <text:p>Wie können wir lokal verwurzelte Geschäfte gegenüber dem zunehmenden Online-Handel stärken bzw. diese zukünftig erhalten?</text:p>
          </table:table-cell>
          <table:table-cell/>
          <table:table-cell office:value-type="string" calcext:value-type="string">
            <text:p>Stationärer Einzelhandel, Kund:innen, Politik und Verwaltung, Logistikdienstleister:innen</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90</text:p>
          </table:table-cell>
          <table:table-cell table:number-columns-repeated="1015"/>
        </table:table-row>
        <table:table-row table:style-name="ro1">
          <table:table-cell office:value-type="float" office:value="100680" calcext:value-type="float">
            <text:p>100680</text:p>
          </table:table-cell>
          <table:table-cell office:value-type="string" calcext:value-type="string">
            <text:p>Wie können wir attraktive, lebenswerte und moderne Innenstädte erhalten und wie sollen diese zukünftig aussehen bzw. welche Funktion sollen sie erfüllen?</text:p>
          </table:table-cell>
          <table:table-cell office:value-type="string" calcext:value-type="string">
            <text:p>Es bräuchte mehr innovative Nutzungskonzepte und Nutzungsvielfalt, die bislang oft noch wenig vorhanden sind. Geschäfte für größere Waren (Möbel, Fahrräder) etc. fehlen oft in zentraler Lage, liegen außerhalb und ziehen daher keine Menschen in die Innenstädte. Fehlendes oder unklares Alleinstellungsmerkmal des stationären Handels macht es für Kund:innen unattraktiv, in die Innenstadt zu fahren. Inanspruchnahme des öffentlichen Raums z.T. mit Restriktionen verbunden (Möglichkeitsräume fehlen), öffentlicher Raum bietet oft wenig Besuchsanreiz hinsichtlich Gestaltung, Sauberkeit/ Gepflegtheit, Sicherheit, Flanierqualität, unattraktiver/teurer Parkhäuser. Ggf. muss zwischen zentraler Innenstadt und Stadtteilzentren unterschieden werden.</text:p>
          </table:table-cell>
          <table:table-cell office:value-type="string" calcext:value-type="string">
            <text:p>Einzelhändler:innen, Kund:innen, Tourist:innen, Politik und Verwaltung</text:p>
          </table:table-cell>
          <table:table-cell office:value-type="string" calcext:value-type="string">
            <text:p>Verwaltung &amp; Politik – Länder</text:p>
          </table:table-cell>
          <table:table-cell office:value-type="string" calcext:value-type="string">
            <text:p>Freie und Hansestadt Hamburg</text:p>
          </table:table-cell>
          <table:table-cell office:value-type="string" calcext:value-type="string">
            <text:p>Hamburg</text:p>
          </table:table-cell>
          <table:table-cell office:value-type="float" office:value="20459" calcext:value-type="float">
            <text:p>20459</text:p>
          </table:table-cell>
          <table:table-cell office:value-type="string" calcext:value-type="string">
            <text:p>https://projecttogether.typeform.com/to/J2y3d590#herausforderungsid=100680</text:p>
          </table:table-cell>
          <table:table-cell table:number-columns-repeated="1015"/>
        </table:table-row>
        <table:table-row table:style-name="ro1">
          <table:table-cell office:value-type="float" office:value="100281" calcext:value-type="float">
            <text:p>100281</text:p>
          </table:table-cell>
          <table:table-cell office:value-type="string" calcext:value-type="string">
            <text:p>Wie können alleinlebende alte Menschen über 75 Jahren, die von Einsamkeit bedroht oder betroffen sind und nicht digital vernetzt sind, erreicht werden?</text:p>
          </table:table-cell>
          <table:table-cell office:value-type="string" calcext:value-type="string">
            <text:p>Einsamkeit ist häufig mit einem Stigma versehen. Niemand mag sich eingestehen, dass sie oder er einsam ist. Häufig ist es bei alten Menschen so, dass der Pflegedienst oder der Menüdienst die einzigen sozialen Kontakte sind, weil Angehörige und Freunde verstorben sind. Körperliche Beeinträchtigungen können Auswirkungen auf die Mobilität haben, so dass der räumliche Aktionsradius alter Menschen nach und nach kleiner wird.</text:p>
          </table:table-cell>
          <table:table-cell office:value-type="string" calcext:value-type="string">
            <text:p>Alleinlebende, alte Menschen über 75 Jahren, die nicht über digitale Medien erreichbar sind</text:p>
          </table:table-cell>
          <table:table-cell office:value-type="string" calcext:value-type="string">
            <text:p>Zivilgesellschaft, inkl. sozialer Sektor</text:p>
          </table:table-cell>
          <table:table-cell office:value-type="string" calcext:value-type="string">
            <text:p>Freunde alter Menschen e.V.</text:p>
          </table:table-cell>
          <table:table-cell office:value-type="string" calcext:value-type="string">
            <text:p>Hamburg</text:p>
          </table:table-cell>
          <table:table-cell office:value-type="float" office:value="20259" calcext:value-type="float">
            <text:p>20259</text:p>
          </table:table-cell>
          <table:table-cell office:value-type="string" calcext:value-type="string">
            <text:p>https://projecttogether.typeform.com/to/J2y3d590#herausforderungsid=100281</text:p>
          </table:table-cell>
          <table:table-cell table:number-columns-repeated="1015"/>
        </table:table-row>
        <table:table-row table:style-name="ro6">
          <table:table-cell table:style-name="ce1" office:value-type="float" office:value="100352" calcext:value-type="float">
            <text:p>100352</text:p>
          </table:table-cell>
          <table:table-cell table:style-name="ce1" office:value-type="string" calcext:value-type="string">
            <text:p>Wie können wir die Integration und das „Ankommen“ digitalisieren, vereinfachen und gemeinsam als Gesellschaft stützen?</text:p>
          </table:table-cell>
          <table:table-cell table:style-name="ce1" office:value-type="string" calcext:value-type="string">
            <text:p>'- Bürokratie ist auf Deutsch schon schwer zu verstehen </text:p>
            <text:p>- lokale und nationale Eigenheiten (Schufa, Mülltrennung/Recycling System)</text:p>
            <text:p>- Arbeitsrecht, Mietrecht</text:p>
            <text:p>- Internetverträge etc. </text:p>
            <text:p>Es gibt so viele Anküpfungspunkre wies schwer ist zu verstehen und zu bestehen wenn die Mutersprache nicht gesprochen wird</text:p>
          </table:table-cell>
          <table:table-cell table:style-name="ce1" office:value-type="string" calcext:value-type="string">
            <text:p>Migranten, Neustarter, Relocation</text:p>
          </table:table-cell>
          <table:table-cell table:style-name="ce1" office:value-type="string" calcext:value-type="string">
            <text:p>Zivilgesellschaft, inkl. sozialer Sektor</text:p>
          </table:table-cell>
          <table:table-cell table:style-name="ce1" office:value-type="string" calcext:value-type="string">
            <text:p>Friendslate</text:p>
          </table:table-cell>
          <table:table-cell table:style-name="ce1" office:value-type="string" calcext:value-type="string">
            <text:p>Berlin</text:p>
          </table:table-cell>
          <table:table-cell table:style-name="ce1" office:value-type="float" office:value="10557" calcext:value-type="float">
            <text:p>10557</text:p>
          </table:table-cell>
          <table:table-cell table:style-name="ce1" office:value-type="string" calcext:value-type="string">
            <text:p>https://projecttogether.typeform.com/to/J2y3d590#herausforderungsid=100352</text:p>
          </table:table-cell>
          <table:table-cell table:style-name="ce1" table:number-columns-repeated="2"/>
          <table:table-cell table:number-columns-repeated="1013"/>
        </table:table-row>
        <table:table-row table:style-name="ro1">
          <table:table-cell office:value-type="float" office:value="100222" calcext:value-type="float">
            <text:p>100222</text:p>
          </table:table-cell>
          <table:table-cell office:value-type="string" calcext:value-type="string">
            <text:p>Wie können wir die Nachhaltigkeit von medizinischer Therapie verbessern und mittels digitalem Monitoring in den Lebensalltag integrieren und zugleich passgenaue Präventivangebote frühzeitig finden, bevor es medizinisch (zu) spät ist?</text:p>
          </table:table-cell>
          <table:table-cell/>
          <table:table-cell office:value-type="string" calcext:value-type="string">
            <text:p>alle Menschen</text:p>
          </table:table-cell>
          <table:table-cell office:value-type="string" calcext:value-type="string">
            <text:p>Verwaltung &amp; Politik – Kommunen</text:p>
          </table:table-cell>
          <table:table-cell office:value-type="string" calcext:value-type="string">
            <text:p>Gemeinde Bad Sassendorf</text:p>
          </table:table-cell>
          <table:table-cell office:value-type="string" calcext:value-type="string">
            <text:p>Nordrhein-Westfalen</text:p>
          </table:table-cell>
          <table:table-cell office:value-type="float" office:value="59505" calcext:value-type="float">
            <text:p>59505</text:p>
          </table:table-cell>
          <table:table-cell office:value-type="string" calcext:value-type="string">
            <text:p>https://projecttogether.typeform.com/to/J2y3d590#herausforderungsid=100222</text:p>
          </table:table-cell>
          <table:table-cell table:number-columns-repeated="1015"/>
        </table:table-row>
        <table:table-row table:style-name="ro1">
          <table:table-cell office:value-type="float" office:value="100427" calcext:value-type="float">
            <text:p>100427</text:p>
          </table:table-cell>
          <table:table-cell office:value-type="string" calcext:value-type="string">
            <text:p>Wie können wir ältere Menschen, die offline sind, über aktuelle Inhalte informieren und diese an vorhandenen digitalen Möglichkeiten nicht nur in Coronazeiten teilhaben lassen, ohne dass diese digitale Endgeräte sowie umfangreiche Digitalkompetenzen benötigen?</text:p>
          </table:table-cell>
          <table:table-cell office:value-type="string" calcext:value-type="string">
            <text:p>3.000 Bürger*innen über 60 Jahre; Technik-Sprechstunde für ältere Bürger*innen; Interesse ist da; zur Verfügung stellen von Technik, zum Ausprobieren wäre hilfreich; Räume würden zur Verfügung stehen (Familienzentrum); Abholen von allen älteren Bürger*innen, auch Personen, die sich abkapseln</text:p>
          </table:table-cell>
          <table:table-cell office:value-type="string" calcext:value-type="string">
            <text:p>Bürger*innen über 60 Jahre</text:p>
          </table:table-cell>
          <table:table-cell office:value-type="string" calcext:value-type="string">
            <text:p>Verwaltung &amp; Politik – Kommunen</text:p>
          </table:table-cell>
          <table:table-cell office:value-type="string" calcext:value-type="string">
            <text:p>Gemeinde Bad Schönborn</text:p>
          </table:table-cell>
          <table:table-cell office:value-type="string" calcext:value-type="string">
            <text:p>Baden-Württemberg</text:p>
          </table:table-cell>
          <table:table-cell office:value-type="float" office:value="76669" calcext:value-type="float">
            <text:p>76669</text:p>
          </table:table-cell>
          <table:table-cell office:value-type="string" calcext:value-type="string">
            <text:p>https://projecttogether.typeform.com/to/J2y3d590#herausforderungsid=100427</text:p>
          </table:table-cell>
          <table:table-cell table:number-columns-repeated="1015"/>
        </table:table-row>
        <table:table-row table:style-name="ro1">
          <table:table-cell office:value-type="float" office:value="100422" calcext:value-type="float">
            <text:p>100422</text:p>
          </table:table-cell>
          <table:table-cell office:value-type="string" calcext:value-type="string">
            <text:p>Wie können wir einen klimaneutralen Bürgerbus (elektrisch, wasserstoffbetrieben) umsetzen, ohne die Finanzen der Gemeinde zu stark zu belasten?</text:p>
          </table:table-cell>
          <table:table-cell office:value-type="string" calcext:value-type="string">
            <text:p>Es wird ein Bürgerbus für eine festgelegte Strecke gesucht, der auf Anfrage auch Door-to-Door-Transporte vorrangig für ältere Bürger*innen durchführt.</text:p>
          </table:table-cell>
          <table:table-cell office:value-type="string" calcext:value-type="string">
            <text:p>Ältere Bürger*innen der Gemeinde; Tourist*innen, die vom Bahnhof zur Thermarium gelangen wollen</text:p>
          </table:table-cell>
          <table:table-cell office:value-type="string" calcext:value-type="string">
            <text:p>Verwaltung &amp; Politik – Kommunen</text:p>
          </table:table-cell>
          <table:table-cell office:value-type="string" calcext:value-type="string">
            <text:p>Gemeinde Bad Schönborn</text:p>
          </table:table-cell>
          <table:table-cell office:value-type="string" calcext:value-type="string">
            <text:p>Baden-Württemberg</text:p>
          </table:table-cell>
          <table:table-cell office:value-type="float" office:value="76669" calcext:value-type="float">
            <text:p>76669</text:p>
          </table:table-cell>
          <table:table-cell office:value-type="string" calcext:value-type="string">
            <text:p>https://projecttogether.typeform.com/to/J2y3d590#herausforderungsid=100422</text:p>
          </table:table-cell>
          <table:table-cell table:number-columns-repeated="1015"/>
        </table:table-row>
        <table:table-row table:style-name="ro1">
          <table:table-cell office:value-type="float" office:value="100036" calcext:value-type="float">
            <text:p>100036</text:p>
          </table:table-cell>
          <table:table-cell office:value-type="string" calcext:value-type="string">
            <text:p>Wie können wir Deutschland, die Bundesländer sowie die Kommunen dazu bringen, gesetzliche Grundlagen zu schaffen, damit künftig sämtliche Wahlen von Bundestag, Landesparlamenten sowie kommunalen Parlamenten digital, datenschutzkonform und rechtssicher durchführbar sein können?</text:p>
          </table:table-cell>
          <table:table-cell office:value-type="string" calcext:value-type="string">
            <text:p>Diese Entwicklung könnte im Zusammenhang mit der geplanten Vergabe einer digitalen Bürgernummer angegangen werden. Es gibt bereits Modelle in Ländern wie Estland, Lettland, in denen elektronische Wahlen einige Jahre schon erfolgreich umgesetzt werden. Die komplette Organisation einer Wahl in den Verwaltungen landauf/landab würde auf ein Minimum reduziert. Ich erwarte mir hier ziemliche Einsparungen.</text:p>
          </table:table-cell>
          <table:table-cell office:value-type="string" calcext:value-type="string">
            <text:p>jeder Wahlberechtigte</text:p>
          </table:table-cell>
          <table:table-cell office:value-type="string" calcext:value-type="string">
            <text:p>Verwaltung &amp; Politik – Kommunen</text:p>
          </table:table-cell>
          <table:table-cell office:value-type="string" calcext:value-type="string">
            <text:p>Gemeinde Lehrensteinsfeld</text:p>
          </table:table-cell>
          <table:table-cell office:value-type="string" calcext:value-type="string">
            <text:p>Baden-Württemberg</text:p>
          </table:table-cell>
          <table:table-cell office:value-type="float" office:value="74251" calcext:value-type="float">
            <text:p>74251</text:p>
          </table:table-cell>
          <table:table-cell office:value-type="string" calcext:value-type="string">
            <text:p>https://projecttogether.typeform.com/to/J2y3d590#herausforderungsid=100036</text:p>
          </table:table-cell>
          <table:table-cell table:number-columns-repeated="1015"/>
        </table:table-row>
        <table:table-row table:style-name="ro1">
          <table:table-cell office:value-type="float" office:value="100432" calcext:value-type="float">
            <text:p>100432</text:p>
          </table:table-cell>
          <table:table-cell office:value-type="string" calcext:value-type="string">
            <text:p>Wie können wir als Kommune digitale Beteiligungsformen wählen, ohne unsere älteren Einwohner*innen oder Menschen in prekären Lebenslagen ohne Internetzugang hiervon auszugrenzen?</text:p>
          </table:table-cell>
          <table:table-cell/>
          <table:table-cell office:value-type="string" calcext:value-type="string">
            <text:p>Alle Bewohner:innen der Kommune von den Netzaffinen bis zum Grandler an seiner Garage.</text:p>
          </table:table-cell>
          <table:table-cell office:value-type="string" calcext:value-type="string">
            <text:p>Verwaltung &amp; Politik – Kommunen</text:p>
          </table:table-cell>
          <table:table-cell office:value-type="string" calcext:value-type="string">
            <text:p>Gemeinde Rüdersdorf bei Berlin</text:p>
          </table:table-cell>
          <table:table-cell office:value-type="string" calcext:value-type="string">
            <text:p>Brandenburg</text:p>
          </table:table-cell>
          <table:table-cell office:value-type="float" office:value="15378" calcext:value-type="float">
            <text:p>15378</text:p>
          </table:table-cell>
          <table:table-cell office:value-type="string" calcext:value-type="string">
            <text:p>https://projecttogether.typeform.com/to/J2y3d590#herausforderungsid=100432</text:p>
          </table:table-cell>
          <table:table-cell table:number-columns-repeated="1015"/>
        </table:table-row>
        <table:table-row table:style-name="ro3">
          <table:table-cell office:value-type="float" office:value="100485" calcext:value-type="float">
            <text:p>100485</text:p>
          </table:table-cell>
          <table:table-cell office:value-type="string" calcext:value-type="string">
            <text:p>Wie können wir Bürger:innen befähigen, eine von Digitalisierung geprägte </text:p>
            <text:p>Gesellschaft durch einen ethisch bewussten, kulturell und politisch </text:p>
            <text:p>kritischen sowie kreativen Umgang mit Medien zu gestalten?</text:p>
          </table:table-cell>
          <table:table-cell office:value-type="string" calcext:value-type="string">
            <text:p>Es gibt sehr viele Expert:innen im Bereich Medienpädagogik und Medienbildung, die sich mit der Herausforderung seit Jahren intensiv beschäftigen, dazu forschen, Methoden entwickeln und mit Menschen aller Altersgruppen praktisch arbeiten. Es fehlt aber an flächendeckenden Infrastrukturen und entsprechenden Haltungen besonders auf der Ebene von Entscheidet:innen, diese Expertisen in Gesellschaft zu verankern, um Menschen nachhaltig und demokratiefördernd zu befähigen, den Prozess der Digitalisierung zu gestalten. Es geht also nicht nur darum, mit Technik auszustatten, sondern gleichzeitig in Medienbildung zu investieren, so dass Menschen einen kritischen, ethisch bewussten, kreativen und Menschen achtenden (z.B. Hate Speech) Umgang mit Medien und Digitalisierung entwickeln können.</text:p>
          </table:table-cell>
          <table:table-cell office:value-type="string" calcext:value-type="string">
            <text:p>Alle Bürger:innen / alle Menschen entlang der gesamten Bildungskette / alle Menschen im Sinne eines lebensbegleitenden Lernens</text:p>
          </table:table-cell>
          <table:table-cell office:value-type="string" calcext:value-type="string">
            <text:p>Zivilgesellschaft, inkl. sozialer Sektor</text:p>
          </table:table-cell>
          <table:table-cell office:value-type="string" calcext:value-type="string">
            <text:p>Gesellschaft für Medienpädagogik und Kommunikationskultur e.V.</text:p>
          </table:table-cell>
          <table:table-cell office:value-type="string" calcext:value-type="string">
            <text:p>Nordrhein-Westfalen</text:p>
          </table:table-cell>
          <table:table-cell office:value-type="float" office:value="33602" calcext:value-type="float">
            <text:p>33602</text:p>
          </table:table-cell>
          <table:table-cell office:value-type="string" calcext:value-type="string">
            <text:p>https://projecttogether.typeform.com/to/J2y3d590#herausforderungsid=100485</text:p>
          </table:table-cell>
          <table:table-cell table:number-columns-repeated="1015"/>
        </table:table-row>
        <table:table-row table:style-name="ro1">
          <table:table-cell office:value-type="float" office:value="100184" calcext:value-type="float">
            <text:p>100184</text:p>
          </table:table-cell>
          <table:table-cell office:value-type="string" calcext:value-type="string">
            <text:p>Wie können wir ErzieherInnen und LehrerInnen unterstützen, dass Naturwissenschaften besser in Spiel und Unterricht integriert werden können, dass mehr gemeinsam mit Kindern geforscht wird? Welche digitalen Fortbildungsmöglichkeiten können entwickelt werden?</text:p>
          </table:table-cell>
          <table:table-cell/>
          <table:table-cell office:value-type="string" calcext:value-type="string">
            <text:p>ErzieherInnen, LehrerInnen, Eltern</text:p>
          </table:table-cell>
          <table:table-cell office:value-type="string" calcext:value-type="string">
            <text:p>Zivilgesellschaft, inkl. sozialer Sektor</text:p>
          </table:table-cell>
          <table:table-cell office:value-type="string" calcext:value-type="string">
            <text:p>Gesellschaft für Umweltbildung Baden-Württemberg e.V.</text:p>
          </table:table-cell>
          <table:table-cell office:value-type="string" calcext:value-type="string">
            <text:p>Baden-Württemberg</text:p>
          </table:table-cell>
          <table:table-cell office:value-type="float" office:value="69469" calcext:value-type="float">
            <text:p>69469</text:p>
          </table:table-cell>
          <table:table-cell office:value-type="string" calcext:value-type="string">
            <text:p>https://projecttogether.typeform.com/to/J2y3d590#herausforderungsid=100184</text:p>
          </table:table-cell>
          <table:table-cell table:number-columns-repeated="1015"/>
        </table:table-row>
        <table:table-row table:style-name="ro5">
          <table:table-cell office:value-type="float" office:value="100312" calcext:value-type="float">
            <text:p>100312</text:p>
          </table:table-cell>
          <table:table-cell office:value-type="string" calcext:value-type="string">
            <text:p>Wie können wir Tourismus so zukunftsfähig gestalten, dass er seine eigenen Grundlagen bestmöglich bewahrt, d.h. <text:s/>sorgsamer Umgang mit Natur und Umwelt, Respekt gegenüber Gastgebern und ihren Traditionen sowie faire Arbeitsbedingungen und angemessenerer Ertrag für alle Beteiligten</text:p>
          </table:table-cell>
          <table:table-cell office:value-type="string" calcext:value-type="string">
            <text:p>Durch Empowerment aller touristischen Akteur*innen in den Dienstleistungsketten der Entsendeländer und der Destinationen ist Sorge dafür zu tragen, dass sich Nachhaltiger Tourismus auf (fast) alle Lebensbereiche positiv auswirkt, auf</text:p>
            <text:p>– (saisonale und faire) Lebensmittelproduktion vor Ort</text:p>
            <text:p>– (lokale) Arbeitsplätze und Wirtschaft</text:p>
            <text:p>– Infrastruktur aller Art</text:p>
            <text:p>– Umwelt-, Natur- und Klimaschutz</text:p>
            <text:p>– Artenvielfalt</text:p>
            <text:p>– Ressourcenschonung und Energiegewinnung</text:p>
            <text:p>– Mobilität</text:p>
            <text:p>– kulturelle Vielfalt</text:p>
            <text:p>– wirtschaftliche Zusammenarbeit</text:p>
            <text:p>– gleichberechtigte Partizipation</text:p>
            <text:p>– Völkerverständigung</text:p>
            <text:p>Dies setzt entsprechenden politischen Willen voraus, der die dafür nötigen Rahmenbedingungen schafft – insbesondere im Aus- und Weiterbildungsbereich. Und Strukturförderung nur unter Berücksichtigung von Nachhaltigkeitskriterien.</text:p>
          </table:table-cell>
          <table:table-cell office:value-type="string" calcext:value-type="string">
            <text:p>Alle beteiligten Stakeholder*innen aus Politik, Wirtschaft, Verwaltung, Verbanden und Kommunen.</text:p>
          </table:table-cell>
          <table:table-cell office:value-type="string" calcext:value-type="string">
            <text:p>Zivilgesellschaft, inkl. sozialer Sektor</text:p>
          </table:table-cell>
          <table:table-cell office:value-type="string" calcext:value-type="string">
            <text:p>Global Partnership Hannover e.V.</text:p>
          </table:table-cell>
          <table:table-cell office:value-type="string" calcext:value-type="string">
            <text:p>Niedersachsen</text:p>
          </table:table-cell>
          <table:table-cell office:value-type="float" office:value="30449" calcext:value-type="float">
            <text:p>30449</text:p>
          </table:table-cell>
          <table:table-cell office:value-type="string" calcext:value-type="string">
            <text:p>https://projecttogether.typeform.com/to/J2y3d590#herausforderungsid=100312</text:p>
          </table:table-cell>
          <table:table-cell table:number-columns-repeated="1015"/>
        </table:table-row>
        <table:table-row table:style-name="ro2">
          <table:table-cell office:value-type="float" office:value="100035" calcext:value-type="float">
            <text:p>100035</text:p>
          </table:table-cell>
          <table:table-cell office:value-type="string" calcext:value-type="string">
            <text:p>Wie können wir die lokale Demokratie fördern und eine partizipative Kultur entwickeln mithilfe von Beteiligungsplattformen oder digitaler Trends? Wie können wir stille Gruppen aktivieren?</text:p>
          </table:table-cell>
          <table:table-cell office:value-type="string" calcext:value-type="string">
            <text:p>'- DSGVO-Konformität ist zu beachten</text:p>
            <text:p>- Teilhabe stiller Gruppen (Menschen mit Migrationshintergrund, Alleinerziehende, Jugendliche, Unterschicht, ...)</text:p>
          </table:table-cell>
          <table:table-cell office:value-type="string" calcext:value-type="string">
            <text:p>Einwohnerinnen und Einwohner, die Stadtgesellschaft</text:p>
          </table:table-cell>
          <table:table-cell office:value-type="string" calcext:value-type="string">
            <text:p>Verwaltung &amp; Politik – Kommunen</text:p>
          </table:table-cell>
          <table:table-cell office:value-type="string" calcext:value-type="string">
            <text:p>Große Kreisstadt Stutensee</text:p>
          </table:table-cell>
          <table:table-cell office:value-type="string" calcext:value-type="string">
            <text:p>Baden-Württemberg</text:p>
          </table:table-cell>
          <table:table-cell office:value-type="float" office:value="76297" calcext:value-type="float">
            <text:p>76297</text:p>
          </table:table-cell>
          <table:table-cell office:value-type="string" calcext:value-type="string">
            <text:p>https://projecttogether.typeform.com/to/J2y3d590#herausforderungsid=100035</text:p>
          </table:table-cell>
          <table:table-cell table:number-columns-repeated="1015"/>
        </table:table-row>
        <table:table-row table:style-name="ro4">
          <table:table-cell office:value-type="float" office:value="100051" calcext:value-type="float">
            <text:p>100051</text:p>
          </table:table-cell>
          <table:table-cell office:value-type="string" calcext:value-type="string">
            <text:p>Wie können wir ungenutzte/freie Baugrundstücke aktivieren, um dem Wohnraummangel entgegen zu wirken?</text:p>
          </table:table-cell>
          <table:table-cell office:value-type="string" calcext:value-type="string">
            <text:p>'- Vorhandenes Baulückenkataster</text:p>
            <text:p>- Befragung mit Fragebogen der Eigentümer hat schon stattgefunden, Resonanz= 21 % Rücklaufquote</text:p>
            <text:p>- sehr geringer Anteil an Verkaufswilligen</text:p>
            <text:p>- Keine Anwendung vom § 176 BauGB (Baugebot) erwünscht</text:p>
          </table:table-cell>
          <table:table-cell office:value-type="string" calcext:value-type="string">
            <text:p>Grundstücksbesitzer*innen, Stadtbewohner*innen, Bauwillige</text:p>
          </table:table-cell>
          <table:table-cell office:value-type="string" calcext:value-type="string">
            <text:p>Verwaltung &amp; Politik – Kommunen</text:p>
          </table:table-cell>
          <table:table-cell office:value-type="string" calcext:value-type="string">
            <text:p>Große Kreisstadt Stutensee</text:p>
          </table:table-cell>
          <table:table-cell office:value-type="string" calcext:value-type="string">
            <text:p>Baden-Württemberg</text:p>
          </table:table-cell>
          <table:table-cell office:value-type="float" office:value="76297" calcext:value-type="float">
            <text:p>76297</text:p>
          </table:table-cell>
          <table:table-cell office:value-type="string" calcext:value-type="string">
            <text:p>https://projecttogether.typeform.com/to/J2y3d590#herausforderungsid=100051</text:p>
          </table:table-cell>
          <table:table-cell table:number-columns-repeated="1015"/>
        </table:table-row>
        <table:table-row table:style-name="ro1">
          <table:table-cell office:value-type="float" office:value="100114" calcext:value-type="float">
            <text:p>100114</text:p>
          </table:table-cell>
          <table:table-cell office:value-type="string" calcext:value-type="string">
            <text:p>Wie können wir digitale Teilhabe insbesondere im Alter gesellschaftlich fördern. Zu den exklusionsgefährdeten Gruppen: eher ältere Frauen, eher Hochaltrige, eher Ältere mit geringerer formaler Bildung, eher Alleinlebende und eher Menschen mit gesundheitlichen Einschränkungen</text:p>
          </table:table-cell>
          <table:table-cell office:value-type="string" calcext:value-type="string">
            <text:p>Die Digitalisierung zeichnet sich durch eine hohe Schnelligkeit aus und betrifft in seiner Bandbreite alle Lebensbereiche der Menschen. Die Förderung der digitalen Kompetenz dient der Gestaltung eines technisch unterstützenden Alltages und umfasst auch die Möglichkeit der Partizipation an gesellschaftlichen Entwicklungen. Fehlende Technik- und Digitalkompetenz im Alter birgt Exklusionsrisiken und kann die Fähigkeit zum selbstbestimmten Leben einschränken. Die digitale Teilhabe ist insbesondere im Alter gesellschaftlich ungleich verteilt.</text:p>
          </table:table-cell>
          <table:table-cell office:value-type="string" calcext:value-type="string">
            <text:p>Zu den exklusionsgefährdeten Gruppen: eher ältere Frauen, eher Hochaltrige, eher Ältere mit geringerer formaler Bildung, eher Alleinlebende und eher Menschen mit gesundheitlichen Einschränkungen</text:p>
          </table:table-cell>
          <table:table-cell office:value-type="string" calcext:value-type="string">
            <text:p>Zivilgesellschaft, inkl. sozialer Sektor</text:p>
          </table:table-cell>
          <table:table-cell office:value-type="string" calcext:value-type="string">
            <text:p>HAGE e.V. Vernetzungsstelle Senioren- und Generationenhilfe</text:p>
          </table:table-cell>
          <table:table-cell office:value-type="string" calcext:value-type="string">
            <text:p>Hessen</text:p>
          </table:table-cell>
          <table:table-cell office:value-type="float" office:value="60487" calcext:value-type="float">
            <text:p>60487</text:p>
          </table:table-cell>
          <table:table-cell office:value-type="string" calcext:value-type="string">
            <text:p>https://projecttogether.typeform.com/to/J2y3d590#herausforderungsid=100114</text:p>
          </table:table-cell>
          <table:table-cell table:number-columns-repeated="1015"/>
        </table:table-row>
        <table:table-row table:style-name="ro1">
          <table:table-cell office:value-type="float" office:value="100628" calcext:value-type="float">
            <text:p>100628</text:p>
          </table:table-cell>
          <table:table-cell office:value-type="string" calcext:value-type="string">
            <text:p>Wie können wir das Ernährungsverhalten und die Lebensmittelsproduktion in eine nachhaltige, klimaneutrale und gesunde Richtung effektiv verändern? Mit welcher Strategien und Anreizen? Und wie schaffen wir es, diese Anreize und die Unterstützung in der Bevölkerung zu verbreiten?</text:p>
          </table:table-cell>
          <table:table-cell/>
          <table:table-cell office:value-type="string" calcext:value-type="string">
            <text:p>Differenzieren Sie gerne nach unterschiedlichen Zielgruppen oder wählen eine Zielgruppe aus und nennen sie Rahmenbedingungen und Partner, die Sie für die Realisierung Ihrer Idee(n) benötigen.</text:p>
          </table:table-cell>
          <table:table-cell office:value-type="string" calcext:value-type="string">
            <text:p>Wirtschaft</text:p>
          </table:table-cell>
          <table:table-cell office:value-type="string" calcext:value-type="string">
            <text:p>Hamburg Innovation Group (Handelskammer Hamburg)</text:p>
          </table:table-cell>
          <table:table-cell office:value-type="string" calcext:value-type="string">
            <text:p>Hamburg</text:p>
          </table:table-cell>
          <table:table-cell office:value-type="float" office:value="20457" calcext:value-type="float">
            <text:p>20457</text:p>
          </table:table-cell>
          <table:table-cell office:value-type="string" calcext:value-type="string">
            <text:p>https://projecttogether.typeform.com/to/J2y3d590#herausforderungsid=100628</text:p>
          </table:table-cell>
          <table:table-cell table:number-columns-repeated="1015"/>
        </table:table-row>
        <table:table-row table:style-name="ro1">
          <table:table-cell office:value-type="float" office:value="100720" calcext:value-type="float">
            <text:p>100720</text:p>
          </table:table-cell>
          <table:table-cell office:value-type="string" calcext:value-type="string">
            <text:p>Wie können wir als Kommune dabei unterstützen, dass Expertise und Impulse aus einem Kreis von etablierten und jungen Unternehmen sowie Studierenden über ein neues Begegnungs- und Dialogforum für Ideen- &amp; Initiativentwicklung eine Transformation gelingen kann.</text:p>
          </table:table-cell>
          <table:table-cell table:number-columns-repeated="2"/>
          <table:table-cell office:value-type="string" calcext:value-type="string">
            <text:p>Verwaltung &amp; Politik – Kommunen</text:p>
          </table:table-cell>
          <table:table-cell office:value-type="string" calcext:value-type="string">
            <text:p>Hansestadt Buxtehude</text:p>
          </table:table-cell>
          <table:table-cell office:value-type="string" calcext:value-type="string">
            <text:p>Niedersachsen</text:p>
          </table:table-cell>
          <table:table-cell office:value-type="float" office:value="21614" calcext:value-type="float">
            <text:p>21614</text:p>
          </table:table-cell>
          <table:table-cell office:value-type="string" calcext:value-type="string">
            <text:p>https://projecttogether.typeform.com/to/J2y3d590#herausforderungsid=100720</text:p>
          </table:table-cell>
          <table:table-cell table:number-columns-repeated="1015"/>
        </table:table-row>
        <table:table-row table:style-name="ro1">
          <table:table-cell office:value-type="float" office:value="100648" calcext:value-type="float">
            <text:p>100648</text:p>
          </table:table-cell>
          <table:table-cell office:value-type="string" calcext:value-type="string">
            <text:p>Wie können wir Menschen in psychischen Krisen (oder andere Zielgruppen mit eingeschränkten Teilhabechancen) durch sinnvolle Arbeitsangebote in der Natur unterstützen, die zusätzlich einen Beitrag zu Biodiversität und Klimaschutz leisten?</text:p>
          </table:table-cell>
          <table:table-cell/>
          <table:table-cell office:value-type="string" calcext:value-type="string">
            <text:p>Menschen in psychischen Krisen, Menschen mit eingeschränkter Teilhabe, Jugendliche, Geflüchtete</text:p>
          </table:table-cell>
          <table:table-cell office:value-type="string" calcext:value-type="string">
            <text:p>Zivilgesellschaft, inkl. sozialer Sektor</text:p>
          </table:table-cell>
          <table:table-cell office:value-type="string" calcext:value-type="string">
            <text:p>Heckenretter e.V.</text:p>
          </table:table-cell>
          <table:table-cell office:value-type="string" calcext:value-type="string">
            <text:p>Hamburg</text:p>
          </table:table-cell>
          <table:table-cell office:value-type="float" office:value="21107" calcext:value-type="float">
            <text:p>21107</text:p>
          </table:table-cell>
          <table:table-cell office:value-type="string" calcext:value-type="string">
            <text:p>https://projecttogether.typeform.com/to/J2y3d590#herausforderungsid=100648</text:p>
          </table:table-cell>
          <table:table-cell table:number-columns-repeated="1015"/>
        </table:table-row>
        <table:table-row table:style-name="ro1">
          <table:table-cell office:value-type="float" office:value="100691" calcext:value-type="float">
            <text:p>100691</text:p>
          </table:table-cell>
          <table:table-cell office:value-type="string" calcext:value-type="string">
            <text:p>Wie können wir einen regionalen Wertschöpfungkreislauf rund um wilde Früchte aufbauen, um durch die Anpflanzung von Wildhecken das Klima zu schützen und zur Biodiversität beizutragen und diese Naturschutzarbeit über leckere Lebensmittel aus Wildfrüchten zu finanzieren?</text:p>
          </table:table-cell>
          <table:table-cell/>
          <table:table-cell office:value-type="string" calcext:value-type="string">
            <text:p>Landwirte, Firmen, die CO2 ausgleichen wollen, Soziale Träger von Teilhabeangeboten</text:p>
          </table:table-cell>
          <table:table-cell office:value-type="string" calcext:value-type="string">
            <text:p>Zivilgesellschaft, inkl. sozialer Sektor</text:p>
          </table:table-cell>
          <table:table-cell office:value-type="string" calcext:value-type="string">
            <text:p>Heckenretter e.V.</text:p>
          </table:table-cell>
          <table:table-cell office:value-type="string" calcext:value-type="string">
            <text:p>Hamburg</text:p>
          </table:table-cell>
          <table:table-cell office:value-type="float" office:value="21107" calcext:value-type="float">
            <text:p>21107</text:p>
          </table:table-cell>
          <table:table-cell office:value-type="string" calcext:value-type="string">
            <text:p>https://projecttogether.typeform.com/to/J2y3d590#herausforderungsid=100691</text:p>
          </table:table-cell>
          <table:table-cell table:number-columns-repeated="1015"/>
        </table:table-row>
        <table:table-row table:style-name="ro2">
          <table:table-cell office:value-type="float" office:value="100453" calcext:value-type="float">
            <text:p>100453</text:p>
          </table:table-cell>
          <table:table-cell office:value-type="string" calcext:value-type="string">
            <text:p>Wie können wir möglichst viele Menschen erreichen, um in lokalen Bürgerdialogen ein neues Bild von Schule zu entwickeln - die junge Menschen befähigt und ermutigt, kompetent Lösungen für die Herausforderungen der Transformation in die Nachhaltigkeit und Digitalisierung zu finden?</text:p>
          </table:table-cell>
          <table:table-cell office:value-type="string" calcext:value-type="string">
            <text:p>Bildung ist der Schlüssel für Veränderung. Schulen sind die Orte, die Kinder und Jugendliche mit Mut und Zukunftskompetenzen ausstatten müssen, um sich gewappnet zu fühlen in der VUCA-Welt und befähigt, sich den komplexen Herausforderungen zu stellen. Lernen ist ein lebenslanger Prozess, und junge Menschen müssen aktiviert und beteiligt werden, statt sie weiter zu disziplinieren und zu belehren.</text:p>
            <text:p>Für ein neues Bildungsverständnis müssen wir die Menschen vor Ort mitnehmen, in demokratischen Prozessen beteiligen und Dialogräume auf Augenhöhe schaffen, um diese Bilder einer neuen Lern- und Schulkultur, professionsübergreifend zu entwickeln. Im Nationalen Aktionsplanes Bildung für nachhaltige Entwicklung (BNE) sind diese Ziele bereits benannt und müssen von den Schulen umgesetzt werden.</text:p>
          </table:table-cell>
          <table:table-cell office:value-type="string" calcext:value-type="string">
            <text:p>Eltern, Schüler:innen, Lehrer:innen, Schulleitungen, Großeltern, außerschulische Bildungspartner, Gewerbetreibende/Ausbildungsbetriebe, Politik, Vereine... die gesamte Kommune/Umfeld einer Schule</text:p>
          </table:table-cell>
          <table:table-cell office:value-type="string" calcext:value-type="string">
            <text:p>Zivilgesellschaft, inkl. sozialer Sektor</text:p>
          </table:table-cell>
          <table:table-cell office:value-type="string" calcext:value-type="string">
            <text:p>Helga Breuninger Stiftung GmbH</text:p>
          </table:table-cell>
          <table:table-cell office:value-type="string" calcext:value-type="string">
            <text:p>Baden-Württemberg</text:p>
          </table:table-cell>
          <table:table-cell office:value-type="float" office:value="70182" calcext:value-type="float">
            <text:p>70182</text:p>
          </table:table-cell>
          <table:table-cell office:value-type="string" calcext:value-type="string">
            <text:p>https://projecttogether.typeform.com/to/J2y3d590#herausforderungsid=100453</text:p>
          </table:table-cell>
          <table:table-cell table:number-columns-repeated="1015"/>
        </table:table-row>
        <table:table-row table:style-name="ro1">
          <table:table-cell office:value-type="float" office:value="100342" calcext:value-type="float">
            <text:p>100342</text:p>
          </table:table-cell>
          <table:table-cell office:value-type="string" calcext:value-type="string">
            <text:p>Wie können wir LandwirtenInnen helfen ihre Produkt-Marge durch Verarbeitung und Veredelung von Roherzeugnissen direkt am Betrieb zu erhöhen, um regenerativere oder nachhaltigere Anbaumethoden durch finanzstärkere, resilientere Geschäftsmodelle zu ermöglichen?</text:p>
          </table:table-cell>
          <table:table-cell/>
          <table:table-cell office:value-type="string" calcext:value-type="string">
            <text:p>LandwirteInnen, die ihre Betriebe umstellen wollen und zusätzliche Einnahmequellen suchen</text:p>
          </table:table-cell>
          <table:table-cell office:value-type="string" calcext:value-type="string">
            <text:p>Wirtschaft</text:p>
          </table:table-cell>
          <table:table-cell office:value-type="string" calcext:value-type="string">
            <text:p>HelloSolution</text:p>
          </table:table-cell>
          <table:table-cell office:value-type="string" calcext:value-type="string">
            <text:p>Baden-Württemberg</text:p>
          </table:table-cell>
          <table:table-cell office:value-type="float" office:value="88299" calcext:value-type="float">
            <text:p>88299</text:p>
          </table:table-cell>
          <table:table-cell office:value-type="string" calcext:value-type="string">
            <text:p>https://projecttogether.typeform.com/to/J2y3d590#herausforderungsid=100342</text:p>
          </table:table-cell>
          <table:table-cell table:number-columns-repeated="1015"/>
        </table:table-row>
        <table:table-row table:style-name="ro1">
          <table:table-cell office:value-type="float" office:value="100655" calcext:value-type="float">
            <text:p>100655</text:p>
          </table:table-cell>
          <table:table-cell office:value-type="string" calcext:value-type="string">
            <text:p>Wie können wir eine digitale Plattform für junge erkrankte Menschen und deren Angehörige schaffen, um sie mit anderen Betroffenen und Ehrenamtlichen für Austausch und Ablenkung zu verknüpfen und damit Einsamkeit, Langeweile und Sorge im Krankenalltag entgegenzuwirken?</text:p>
          </table:table-cell>
          <table:table-cell office:value-type="string" calcext:value-type="string">
            <text:p>Junge Menschen mit schweren oder chronischen Krankheitsverläufen sind häufig von Isolation, Einsamkeit und Langeweile betroffen. Studien zeigen, dass soziale Interaktion den mentalen Genesungsverlauf von Patient*innen unterstützt. Wie wäre es, wenn wir z.B. eine (Web)App als Plattform schaffen, um genau diese jungen Menschen und ihre Angehörigen zu erreichen und zu entlasten? Besonderheiten: es gibt unterschiedliche Nutzerrollen (Patient*innen verschiedener Altersklassen, Eltern, Geschwister, Krankenhauspersonal und Ehrenamtliche). Die Plattform darf nur von verifizierten Nutzer:innen genutzt werden, um Missbrauch zu vermeiden. Idee für Funktionen der App: Matching von Usern zur Videotelefonie, integrierte Spiele, Informationen lokalen Angeboten, Terminkoordination etc. www.herzcaspar.info</text:p>
          </table:table-cell>
          <table:table-cell office:value-type="string" calcext:value-type="string">
            <text:p>Kinder, Jugendliche, junge Erwachsene mit schweren oder chronischen Krankheitsverläufen und deren Angehörige, sowie Ehrenamtliche</text:p>
          </table:table-cell>
          <table:table-cell office:value-type="string" calcext:value-type="string">
            <text:p>Zivilgesellschaft, inkl. sozialer Sektor</text:p>
          </table:table-cell>
          <table:table-cell office:value-type="string" calcext:value-type="string">
            <text:p>HerzCaspar e.V.</text:p>
          </table:table-cell>
          <table:table-cell/>
          <table:table-cell office:value-type="float" office:value="53313" calcext:value-type="float">
            <text:p>53313</text:p>
          </table:table-cell>
          <table:table-cell office:value-type="string" calcext:value-type="string">
            <text:p>https://projecttogether.typeform.com/to/J2y3d590#herausforderungsid=100655</text:p>
          </table:table-cell>
          <table:table-cell table:number-columns-repeated="1015"/>
        </table:table-row>
        <table:table-row table:style-name="ro1">
          <table:table-cell office:value-type="float" office:value="100529" calcext:value-type="float">
            <text:p>100529</text:p>
          </table:table-cell>
          <table:table-cell office:value-type="string" calcext:value-type="string">
            <text:p>Wie können wir alle Bevölkerungsgruppen vom digitalen Wandel profitieren lassen, ohne dass jeder ein eigenes Endgerät besitzt?</text:p>
          </table:table-cell>
          <table:table-cell office:value-type="string" calcext:value-type="string">
            <text:p>Die Abgabe von digitalen Endgeräten an Einzelpersonen ist nicht umsetzbar. Die Abgabe von Hardware an Organisationen, Vereine etc. bzw. die finanzielle Unterstützung dieser ist grundsätzlich (im Rahmen von bestehenden Einschränkungen) möglich.</text:p>
          </table:table-cell>
          <table:table-cell office:value-type="string" calcext:value-type="string">
            <text:p>Die Zielgruppe können Menschen der unterschiedlich Altersgruppe (insbesondere auch ältere Personengruppen) sein, die zum Beispiel auf Grund mangelnden Wissens oder mangelnden Einkommens keine Zugang zur digitalen Welt haben.</text:p>
          </table:table-cell>
          <table:table-cell office:value-type="string" calcext:value-type="string">
            <text:p>Verwaltung &amp; Politik – Länder</text:p>
          </table:table-cell>
          <table:table-cell office:value-type="string" calcext:value-type="string">
            <text:p>Hessische Staatskanzlei</text:p>
          </table:table-cell>
          <table:table-cell office:value-type="string" calcext:value-type="string">
            <text:p>Hessen</text:p>
          </table:table-cell>
          <table:table-cell office:value-type="float" office:value="65183" calcext:value-type="float">
            <text:p>65183</text:p>
          </table:table-cell>
          <table:table-cell office:value-type="string" calcext:value-type="string">
            <text:p>https://projecttogether.typeform.com/to/J2y3d590#herausforderungsid=100529</text:p>
          </table:table-cell>
          <table:table-cell table:number-columns-repeated="1015"/>
        </table:table-row>
        <table:table-row table:style-name="ro1">
          <table:table-cell office:value-type="float" office:value="100532" calcext:value-type="float">
            <text:p>100532</text:p>
          </table:table-cell>
          <table:table-cell office:value-type="string" calcext:value-type="string">
            <text:p>Wie können wir die Möglichkeiten der Digitalisierung nutzen, um Kindern, Jugendlichen und ihrem privaten Umfeld bei sexualisierter Gewalt Hilfestellungen zu geben und/oder das Hilfesystem zu unterstützen.</text:p>
          </table:table-cell>
          <table:table-cell office:value-type="string" calcext:value-type="string">
            <text:p>Die Herausforderung soll in Hessen implementiert werden, dies ist dann vor allem relevant, wenn die Zielgruppe institutioneller Natur ist oder weitere Strukturen und Akteure eingebunden werden sollen.</text:p>
          </table:table-cell>
          <table:table-cell office:value-type="string" calcext:value-type="string">
            <text:p>Diese Herausforderung adressiert sowohl institutionelle Akteure als auch Betroffene selbst und ihr Umfeld. Somit besteht potentiell ein großer Altersunterschied der Nutzergruppen, welcher adäquat berücksichtigt werden sollte.</text:p>
          </table:table-cell>
          <table:table-cell office:value-type="string" calcext:value-type="string">
            <text:p>Verwaltung &amp; Politik – Länder</text:p>
          </table:table-cell>
          <table:table-cell office:value-type="string" calcext:value-type="string">
            <text:p>Hessische Staatskanzlei</text:p>
          </table:table-cell>
          <table:table-cell office:value-type="string" calcext:value-type="string">
            <text:p>Hessen</text:p>
          </table:table-cell>
          <table:table-cell office:value-type="float" office:value="65183" calcext:value-type="float">
            <text:p>65183</text:p>
          </table:table-cell>
          <table:table-cell office:value-type="string" calcext:value-type="string">
            <text:p>https://projecttogether.typeform.com/to/J2y3d590#herausforderungsid=100532</text:p>
          </table:table-cell>
          <table:table-cell table:number-columns-repeated="1015"/>
        </table:table-row>
        <table:table-row table:style-name="ro3">
          <table:table-cell office:value-type="float" office:value="100528" calcext:value-type="float">
            <text:p>100528</text:p>
          </table:table-cell>
          <table:table-cell office:value-type="string" calcext:value-type="string">
            <text:p>Wie können wir die Akzeptanz und v.a. Nutzung von digitalen Hilfemitteln bei älteren Mitbürgerinnen und Mitbürgern steigern?</text:p>
          </table:table-cell>
          <table:table-cell office:value-type="string" calcext:value-type="string">
            <text:p>Optimaler Weise sollten die Lösungen in ganz Hessen zum Einsatz kommen können. Die DSGVO, wie auch andere gesetzliche Rahmenbedingungen sollten berücksichtigt werden.</text:p>
            <text:p/>
            <text:p>Potentiell sind Lösungen besonders attraktiv, die ggf. perspektivisch auch als Digitiale Gesundheitsanwendungen oder Medizinprodukt zertifiziert werden könnten/sollen.</text:p>
          </table:table-cell>
          <table:table-cell office:value-type="string" calcext:value-type="string">
            <text:p>Die Hauptzielgruppe sind dabei Mitbürger*innen, die noch nicht in einer Pflegeeinrichtung leben. Die Zielpersonen müssen noch keinen Pflegegrad haben, können jedoch auch bereits eingestuft sein. Bei der Entwicklung der Lösungen, dürfen gerne auch Angehöri</text:p>
          </table:table-cell>
          <table:table-cell office:value-type="string" calcext:value-type="string">
            <text:p>Verwaltung &amp; Politik – Länder</text:p>
          </table:table-cell>
          <table:table-cell office:value-type="string" calcext:value-type="string">
            <text:p>Hessische Staatskanzlei</text:p>
          </table:table-cell>
          <table:table-cell office:value-type="string" calcext:value-type="string">
            <text:p>Hessen</text:p>
          </table:table-cell>
          <table:table-cell office:value-type="float" office:value="65183" calcext:value-type="float">
            <text:p>65183</text:p>
          </table:table-cell>
          <table:table-cell office:value-type="string" calcext:value-type="string">
            <text:p>https://projecttogether.typeform.com/to/J2y3d590#herausforderungsid=100528</text:p>
          </table:table-cell>
          <table:table-cell table:number-columns-repeated="1015"/>
        </table:table-row>
        <table:table-row table:style-name="ro1">
          <table:table-cell table:style-name="ce1" office:value-type="float" office:value="100538" calcext:value-type="float">
            <text:p>100538</text:p>
          </table:table-cell>
          <table:table-cell table:style-name="ce1" office:value-type="string" calcext:value-type="string">
            <text:p>Wie können wir Ökosystemleistungen und Lieferketten für regenerativ hergestellte Produkte sichtbar machen?</text:p>
          </table:table-cell>
          <table:table-cell table:style-name="ce1" office:value-type="string" calcext:value-type="string">
            <text:p>Es wird ein digitaler Marktplatz für Produkte aus regenerativen Quellen entwickelt. Ausgangspunkt sind 6 unterschiedliche Rohmaterialien (u.a. Leder, Wolle, Pflanzen, Wachs usw.), die Überkategorien der einzelnen Endprodukte bilden. Über ein passendes Konzept sollen Ökosystemleistungen und alle Details der Lieferketten für die Endkund:in transparent gemacht werden. Ziel ist es, einen Fragebogen zu entwickeln, der an alle künftigen Partner:innen (u.a. regenerative Landwirt:innen) geschickt wird, damit alle relevanten Informationen gebündelt über das jeweilige Produkt online abgebildet werden können.</text:p>
          </table:table-cell>
          <table:table-cell table:style-name="ce1" office:value-type="string" calcext:value-type="string">
            <text:p>Regenerative Landwirt:innen, biodynamische Landwirt:innen, Handwerker:innen</text:p>
          </table:table-cell>
          <table:table-cell table:style-name="ce1" office:value-type="string" calcext:value-type="string">
            <text:p>Wirtschaft</text:p>
          </table:table-cell>
          <table:table-cell table:style-name="ce1" office:value-type="string" calcext:value-type="string">
            <text:p>HIDDENLAND</text:p>
          </table:table-cell>
          <table:table-cell table:style-name="ce1" office:value-type="string" calcext:value-type="string">
            <text:p>Berlin</text:p>
          </table:table-cell>
          <table:table-cell table:style-name="ce1" office:value-type="float" office:value="12043" calcext:value-type="float">
            <text:p>12043</text:p>
          </table:table-cell>
          <table:table-cell table:style-name="ce1" office:value-type="string" calcext:value-type="string">
            <text:p>https://projecttogether.typeform.com/to/J2y3d590#herausforderungsid=100538</text:p>
          </table:table-cell>
          <table:table-cell table:style-name="ce1" table:number-columns-repeated="2"/>
          <table:table-cell table:number-columns-repeated="1013"/>
        </table:table-row>
        <table:table-row table:style-name="ro1">
          <table:table-cell office:value-type="float" office:value="100699" calcext:value-type="float">
            <text:p>100699</text:p>
          </table:table-cell>
          <table:table-cell office:value-type="string" calcext:value-type="string">
            <text:p>Wie können wir im Land eine Chancengleicheit mit einem System an den Hochschulen und Universitäten kreiieren?</text:p>
          </table:table-cell>
          <table:table-cell/>
          <table:table-cell office:value-type="string" calcext:value-type="string">
            <text:p>Studenten, Dozenten und HS und UNIs im allgemeinen</text:p>
          </table:table-cell>
          <table:table-cell office:value-type="string" calcext:value-type="string">
            <text:p>Wissenschaft</text:p>
          </table:table-cell>
          <table:table-cell office:value-type="string" calcext:value-type="string">
            <text:p>Hochschule Heilbronn</text:p>
          </table:table-cell>
          <table:table-cell office:value-type="string" calcext:value-type="string">
            <text:p>Baden-Württemberg</text:p>
          </table:table-cell>
          <table:table-cell office:value-type="float" office:value="74076" calcext:value-type="float">
            <text:p>74076</text:p>
          </table:table-cell>
          <table:table-cell office:value-type="string" calcext:value-type="string">
            <text:p>https://projecttogether.typeform.com/to/J2y3d590#herausforderungsid=100699</text:p>
          </table:table-cell>
          <table:table-cell table:number-columns-repeated="1015"/>
        </table:table-row>
        <table:table-row table:style-name="ro1">
          <table:table-cell office:value-type="float" office:value="100705" calcext:value-type="float">
            <text:p>100705</text:p>
          </table:table-cell>
          <table:table-cell office:value-type="string" calcext:value-type="string">
            <text:p>Wie können wir Politik betreiben die näher an den Bedürfnissen der Einwohner &amp; <text:s/>Bürger ausgelegt ist und die Kommunikation zwischen Einwohner &amp; Bürgern und Politik stärkt, sodass leichter Entscheidungen getroffen werden können die auf ein bestimmtes Ziel gerichtet sind?</text:p>
          </table:table-cell>
          <table:table-cell/>
          <table:table-cell office:value-type="string" calcext:value-type="string">
            <text:p>Alle Einwohner &amp; Bürger in Deutschland</text:p>
          </table:table-cell>
          <table:table-cell office:value-type="string" calcext:value-type="string">
            <text:p>Wissenschaft</text:p>
          </table:table-cell>
          <table:table-cell office:value-type="string" calcext:value-type="string">
            <text:p>Hochschule Heilbronn</text:p>
          </table:table-cell>
          <table:table-cell office:value-type="string" calcext:value-type="string">
            <text:p>Baden-Württemberg</text:p>
          </table:table-cell>
          <table:table-cell office:value-type="float" office:value="74076" calcext:value-type="float">
            <text:p>74076</text:p>
          </table:table-cell>
          <table:table-cell office:value-type="string" calcext:value-type="string">
            <text:p>https://projecttogether.typeform.com/to/J2y3d590#herausforderungsid=100705</text:p>
          </table:table-cell>
          <table:table-cell table:number-columns-repeated="1015"/>
        </table:table-row>
        <table:table-row table:style-name="ro1">
          <table:table-cell office:value-type="float" office:value="100533" calcext:value-type="float">
            <text:p>100533</text:p>
          </table:table-cell>
          <table:table-cell office:value-type="string" calcext:value-type="string">
            <text:p>Wie können wir eine digitale Anlaufstelle für Landwirte und Landwirtinnen schaffen, um die verschiedensten lokalen, nationalen und europäischen Förderinstrumente aufzulisten und wie sieht ein dazu passender möglichst unbürokratischer und kostengünstiger Beratungsprozess aus?</text:p>
          </table:table-cell>
          <table:table-cell office:value-type="string" calcext:value-type="string">
            <text:p>Ziel ist es die konventionelle Landwirtschaft auf ihrem Weg zur nachhaltigen Landwirtschaft zu unterstüzten, um so möglichst viele Landwirte und Landwirtinnen für ein nachhaltiges Wirtschaften zu gewinnen.</text:p>
          </table:table-cell>
          <table:table-cell office:value-type="string" calcext:value-type="string">
            <text:p>Alle Landwirte und Landwirtinnen in Deutschland, auch Hobbylandwirte, Selbstversorger, Gemüsegärtner</text:p>
          </table:table-cell>
          <table:table-cell office:value-type="string" calcext:value-type="string">
            <text:p>Zivilgesellschaft, inkl. sozialer Sektor</text:p>
          </table:table-cell>
          <table:table-cell office:value-type="string" calcext:value-type="string">
            <text:p>Holistic Foundation</text:p>
          </table:table-cell>
          <table:table-cell office:value-type="string" calcext:value-type="string">
            <text:p>Hamburg</text:p>
          </table:table-cell>
          <table:table-cell office:value-type="float" office:value="22179" calcext:value-type="float">
            <text:p>22179</text:p>
          </table:table-cell>
          <table:table-cell office:value-type="string" calcext:value-type="string">
            <text:p>https://projecttogether.typeform.com/to/J2y3d590#herausforderungsid=100533</text:p>
          </table:table-cell>
          <table:table-cell table:number-columns-repeated="1015"/>
        </table:table-row>
        <table:table-row table:style-name="ro1">
          <table:table-cell office:value-type="float" office:value="100621" calcext:value-type="float">
            <text:p>100621</text:p>
          </table:table-cell>
          <table:table-cell office:value-type="string" calcext:value-type="string">
            <text:p>Wie können wir Anreize für die Implementierung regenerativer Landwirtschaft schaffen, um Biodiversität und Klimaresilienz in der Landwirtschaft zu fördern und gleichzeitig das Bewusstein für eine gesunde und ausgewogene Ernährung stärken?</text:p>
          </table:table-cell>
          <table:table-cell/>
          <table:table-cell office:value-type="string" calcext:value-type="string">
            <text:p>Landwirte und Landwirtinnen in Deutschland (ggf. Politik, Medien, Verbraucher/Öffentlichkeit)</text:p>
          </table:table-cell>
          <table:table-cell office:value-type="string" calcext:value-type="string">
            <text:p>Zivilgesellschaft, inkl. sozialer Sektor</text:p>
          </table:table-cell>
          <table:table-cell office:value-type="string" calcext:value-type="string">
            <text:p>Holistic Foundation</text:p>
          </table:table-cell>
          <table:table-cell office:value-type="string" calcext:value-type="string">
            <text:p>Hamburg</text:p>
          </table:table-cell>
          <table:table-cell office:value-type="float" office:value="22179" calcext:value-type="float">
            <text:p>22179</text:p>
          </table:table-cell>
          <table:table-cell office:value-type="string" calcext:value-type="string">
            <text:p>https://projecttogether.typeform.com/to/J2y3d590#herausforderungsid=100621</text:p>
          </table:table-cell>
          <table:table-cell table:number-columns-repeated="1015"/>
        </table:table-row>
        <table:table-row table:style-name="ro1">
          <table:table-cell office:value-type="float" office:value="100326" calcext:value-type="float">
            <text:p>100326</text:p>
          </table:table-cell>
          <table:table-cell office:value-type="string" calcext:value-type="string">
            <text:p>Wie können wir es in Zukunft schaffen, dass nicht nur ein reduzierter CO2-Ausstoß positiv bewertet wird sondern auch eine aktive CO2-Minderung?</text:p>
          </table:table-cell>
          <table:table-cell office:value-type="string" calcext:value-type="string">
            <text:p>CCS-Techniken ermöglichen es CO2 direkt im Produktionsprozess oder auch aus der Umwelt zu binden und dauerhaft in verschiedenen Formen zu speichern</text:p>
          </table:table-cell>
          <table:table-cell office:value-type="string" calcext:value-type="string">
            <text:p>Betroffen sind wir alle und die Regierungen haben die Möglichkeit über positive CO2-Zertifikate die entsprechenden Hebel zu setzen.</text:p>
          </table:table-cell>
          <table:table-cell office:value-type="string" calcext:value-type="string">
            <text:p>Wirtschaft</text:p>
          </table:table-cell>
          <table:table-cell office:value-type="string" calcext:value-type="string">
            <text:p>IB Quirbach</text:p>
          </table:table-cell>
          <table:table-cell office:value-type="string" calcext:value-type="string">
            <text:p>Sachsen</text:p>
          </table:table-cell>
          <table:table-cell office:value-type="float" office:value="2826" calcext:value-type="float">
            <text:p>2826</text:p>
          </table:table-cell>
          <table:table-cell office:value-type="string" calcext:value-type="string">
            <text:p>https://projecttogether.typeform.com/to/J2y3d590#herausforderungsid=100326</text:p>
          </table:table-cell>
          <table:table-cell table:number-columns-repeated="1015"/>
        </table:table-row>
        <table:table-row table:style-name="ro1">
          <table:table-cell office:value-type="float" office:value="100438" calcext:value-type="float">
            <text:p>100438</text:p>
          </table:table-cell>
          <table:table-cell office:value-type="string" calcext:value-type="string">
            <text:p>Wie können wir junge Menschen in ihrer Berufsorientierungsphase erreichen, damit sie sich weiter gezielt über die vielen Möglichkeiten für Berufs- und dualen Studiengänge in der Landesverwaltung informieren, ohne für diese Erstinformation einen persönlichen Kontakt herzustellen?</text:p>
          </table:table-cell>
          <table:table-cell office:value-type="string" calcext:value-type="string">
            <text:p>Wir haben die gleiche Herausforderung im Bankenumfeld, dafür einen Chatbot gebaut und die Candidate Experience konzeptionell durchgetaktet. Lässt sich bequem auf diese Herausforderung anpassen.</text:p>
          </table:table-cell>
          <table:table-cell office:value-type="string" calcext:value-type="string">
            <text:p>Junge Menschen in ihrer Berufsorientierungsphase; Quereinsteiger bzw. Berufserfahrene, die eine neue Herausforderung suchen</text:p>
          </table:table-cell>
          <table:table-cell office:value-type="string" calcext:value-type="string">
            <text:p>Wirtschaft</text:p>
          </table:table-cell>
          <table:table-cell office:value-type="string" calcext:value-type="string">
            <text:p>IDM - Institut für digitales Management</text:p>
          </table:table-cell>
          <table:table-cell office:value-type="string" calcext:value-type="string">
            <text:p>Bayern</text:p>
          </table:table-cell>
          <table:table-cell office:value-type="float" office:value="96129" calcext:value-type="float">
            <text:p>96129</text:p>
          </table:table-cell>
          <table:table-cell office:value-type="string" calcext:value-type="string">
            <text:p>https://projecttogether.typeform.com/to/J2y3d590#herausforderungsid=100438</text:p>
          </table:table-cell>
          <table:table-cell table:number-columns-repeated="1015"/>
        </table:table-row>
        <table:table-row table:style-name="ro1">
          <table:table-cell office:value-type="float" office:value="100089" calcext:value-type="float">
            <text:p>100089</text:p>
          </table:table-cell>
          <table:table-cell office:value-type="string" calcext:value-type="string">
            <text:p>Wie können wir das Zusammenführen ähnlicher Inhalte zu gleichen Themen fördern, z.B. KMU-Website und Universitäts-Abschlussarbeiten ohne dass diese Suche von Menschen manuell durchgeführt werden muss?</text:p>
          </table:table-cell>
          <table:table-cell office:value-type="string" calcext:value-type="string">
            <text:p>eine KI-Innovationslandkarte könnte Ähnlichkeiten zwischen verschiedenen Inhalten finden und bewerten</text:p>
          </table:table-cell>
          <table:table-cell office:value-type="string" calcext:value-type="string">
            <text:p>alle Unternehmen oder öffentliche Einrichtungen</text:p>
          </table:table-cell>
          <table:table-cell office:value-type="string" calcext:value-type="string">
            <text:p>Wirtschaft</text:p>
          </table:table-cell>
          <table:table-cell office:value-type="string" calcext:value-type="string">
            <text:p>IHK Flensburg</text:p>
          </table:table-cell>
          <table:table-cell office:value-type="string" calcext:value-type="string">
            <text:p>Schleswig-Holstein</text:p>
          </table:table-cell>
          <table:table-cell office:value-type="float" office:value="24939" calcext:value-type="float">
            <text:p>24939</text:p>
          </table:table-cell>
          <table:table-cell office:value-type="string" calcext:value-type="string">
            <text:p>https://projecttogether.typeform.com/to/J2y3d590#herausforderungsid=100089</text:p>
          </table:table-cell>
          <table:table-cell table:number-columns-repeated="1015"/>
        </table:table-row>
        <table:table-row table:style-name="ro1">
          <table:table-cell office:value-type="float" office:value="100085" calcext:value-type="float">
            <text:p>100085</text:p>
          </table:table-cell>
          <table:table-cell office:value-type="string" calcext:value-type="string">
            <text:p>Wie ermöglichen wir das kundenfreundliche und rechtssichere Ausfüllen vordefinierter Formulare, pdf-Dokumente , z.B. bei Ärzten, Sportvereinen, polizeiliche Anzeige, ohne dass die Nutzer dies handschriftlich erledigen müssen?</text:p>
          </table:table-cell>
          <table:table-cell/>
          <table:table-cell office:value-type="string" calcext:value-type="string">
            <text:p>alle Menschen in Deutschland</text:p>
          </table:table-cell>
          <table:table-cell office:value-type="string" calcext:value-type="string">
            <text:p>Wirtschaft</text:p>
          </table:table-cell>
          <table:table-cell office:value-type="string" calcext:value-type="string">
            <text:p>IHK Flensburg</text:p>
          </table:table-cell>
          <table:table-cell office:value-type="string" calcext:value-type="string">
            <text:p>Schleswig-Holstein</text:p>
          </table:table-cell>
          <table:table-cell office:value-type="float" office:value="24939" calcext:value-type="float">
            <text:p>24939</text:p>
          </table:table-cell>
          <table:table-cell office:value-type="string" calcext:value-type="string">
            <text:p>https://projecttogether.typeform.com/to/J2y3d590#herausforderungsid=100085</text:p>
          </table:table-cell>
          <table:table-cell table:number-columns-repeated="1015"/>
        </table:table-row>
        <table:table-row table:style-name="ro1">
          <table:table-cell table:style-name="ce1" office:value-type="float" office:value="100809" calcext:value-type="float">
            <text:p>100809</text:p>
          </table:table-cell>
          <table:table-cell table:style-name="ce1" office:value-type="string" calcext:value-type="string">
            <text:p>Wie können Ausschreibungen und Vergabepraxis klimaneutral gemacht werden? Wie kann bei der öffentlichen Mittelverwendung darauf geachtet werden, dass Produkte und Dienstleistungen nicht unsere Zukunft gefährden, sondern CO2-neutral oder CO2-negativ sind?</text:p>
          </table:table-cell>
          <table:table-cell table:style-name="ce1"/>
          <table:table-cell table:style-name="ce1" office:value-type="string" calcext:value-type="string">
            <text:p>Kommunen, alle Bürger:innen, Unternehmen</text:p>
          </table:table-cell>
          <table:table-cell table:style-name="ce1" office:value-type="string" calcext:value-type="string">
            <text:p>Zivilgesellschaft, inkl. sozialer Sektor</text:p>
          </table:table-cell>
          <table:table-cell table:style-name="ce1" office:value-type="string" calcext:value-type="string">
            <text:p>Imagine Zero</text:p>
          </table:table-cell>
          <table:table-cell table:style-name="ce1" office:value-type="string" calcext:value-type="string">
            <text:p>Berlin</text:p>
          </table:table-cell>
          <table:table-cell table:style-name="ce1" office:value-type="float" office:value="10997" calcext:value-type="float">
            <text:p>10997</text:p>
          </table:table-cell>
          <table:table-cell table:style-name="ce1" office:value-type="string" calcext:value-type="string">
            <text:p>https://projecttogether.typeform.com/to/J2y3d590#herausforderungsid=100809</text:p>
          </table:table-cell>
          <table:table-cell table:style-name="ce1" table:number-columns-repeated="2"/>
          <table:table-cell table:number-columns-repeated="1013"/>
        </table:table-row>
        <table:table-row table:style-name="ro1">
          <table:table-cell table:style-name="ce1" office:value-type="float" office:value="100810" calcext:value-type="float">
            <text:p>100810</text:p>
          </table:table-cell>
          <table:table-cell table:style-name="ce1" office:value-type="string" calcext:value-type="string">
            <text:p>Wie können wir dafür sorgen, dass BürgerInnen über den Ernst der Klimakrise informiert sind? Wir sind als Zivilgesellschaft nur handlungsfähig, wenn wir das notwendige Wissen haben. Die wenigsten verstehen, wie konkret, real und groß die Gefahr ist.</text:p>
          </table:table-cell>
          <table:table-cell table:style-name="ce1"/>
          <table:table-cell table:style-name="ce1" office:value-type="string" calcext:value-type="string">
            <text:p>Kommunen, alle Bürger:innen, öffentliche Verwaltung und Kommunikation</text:p>
          </table:table-cell>
          <table:table-cell table:style-name="ce1" office:value-type="string" calcext:value-type="string">
            <text:p>Zivilgesellschaft, inkl. sozialer Sektor</text:p>
          </table:table-cell>
          <table:table-cell table:style-name="ce1" office:value-type="string" calcext:value-type="string">
            <text:p>Imagine Zero</text:p>
          </table:table-cell>
          <table:table-cell table:style-name="ce1" office:value-type="string" calcext:value-type="string">
            <text:p>Berlin</text:p>
          </table:table-cell>
          <table:table-cell table:style-name="ce1" office:value-type="float" office:value="10997" calcext:value-type="float">
            <text:p>10997</text:p>
          </table:table-cell>
          <table:table-cell table:style-name="ce1" office:value-type="string" calcext:value-type="string">
            <text:p>https://projecttogether.typeform.com/to/J2y3d590#herausforderungsid=100810</text:p>
          </table:table-cell>
          <table:table-cell table:style-name="ce1" table:number-columns-repeated="2"/>
          <table:table-cell table:number-columns-repeated="1013"/>
        </table:table-row>
        <table:table-row table:style-name="ro1">
          <table:table-cell table:style-name="ce1" office:value-type="float" office:value="100807" calcext:value-type="float">
            <text:p>100807</text:p>
          </table:table-cell>
          <table:table-cell table:style-name="ce1" office:value-type="string" calcext:value-type="string">
            <text:p>Wie kann soziales Klima-Engagement gestärkt werden? Viele lokale und überregionale Initiativen der Zivilgesellschaft versuchen, den Klimawandel aufzuhalten und unserer demokratischen Gesellschaft zu schützen. Wie können diese Initiativen unterstützt und bestärkt werden?</text:p>
          </table:table-cell>
          <table:table-cell table:style-name="ce1" office:value-type="string" calcext:value-type="string">
            <text:p>Die Erde wird sich höchstwahrscheinlich um 2.6-3.9°C erhitzen, was den langfristigen Kollaps der wichtigsten Klima- Wetter, Strömungs- und Ökosysteme bedeutet. Um die daraus entstehenden Lebensmittelunsicherheiten, Umweltkatastrophen, Pandemien, Migrationsbewegungen und Kriege zu vermeiden, müssen wir Klimabewegung und Zivilgesellschaft enorm stärken.</text:p>
          </table:table-cell>
          <table:table-cell table:style-name="ce1" office:value-type="string" calcext:value-type="string">
            <text:p>Alle Bürger:innen, zivilgesellschaftliche Organisationen</text:p>
          </table:table-cell>
          <table:table-cell table:style-name="ce1" office:value-type="string" calcext:value-type="string">
            <text:p>Zivilgesellschaft, inkl. sozialer Sektor</text:p>
          </table:table-cell>
          <table:table-cell table:style-name="ce1" office:value-type="string" calcext:value-type="string">
            <text:p>Imagine Zero</text:p>
          </table:table-cell>
          <table:table-cell table:style-name="ce1" office:value-type="string" calcext:value-type="string">
            <text:p>Berlin</text:p>
          </table:table-cell>
          <table:table-cell table:style-name="ce1" office:value-type="float" office:value="10997" calcext:value-type="float">
            <text:p>10997</text:p>
          </table:table-cell>
          <table:table-cell table:style-name="ce1" office:value-type="string" calcext:value-type="string">
            <text:p>https://projecttogether.typeform.com/to/J2y3d590#herausforderungsid=100807</text:p>
          </table:table-cell>
          <table:table-cell table:style-name="ce1" table:number-columns-repeated="2"/>
          <table:table-cell table:number-columns-repeated="1013"/>
        </table:table-row>
        <table:table-row table:style-name="ro1">
          <table:table-cell table:style-name="ce1" office:value-type="float" office:value="100812" calcext:value-type="float">
            <text:p>100812</text:p>
          </table:table-cell>
          <table:table-cell table:style-name="ce1" office:value-type="string" calcext:value-type="string">
            <text:p>Wie können wir Klima-Aktivismus zugänglich und spaßig machen? Obwohl unsere Zukunft in Lebensgefahr ist, verbringen wir mehr Zeit mit Handyspielen, als mit Klima-Aktivismus. Muss das so sein? Können wir zivilgesellschaftliches Engagement für alle zugänglich und flexibel machen?</text:p>
          </table:table-cell>
          <table:table-cell table:style-name="ce1"/>
          <table:table-cell table:style-name="ce1" office:value-type="string" calcext:value-type="string">
            <text:p>Bürger:innen, Zivilgesellschaft</text:p>
          </table:table-cell>
          <table:table-cell table:style-name="ce1" office:value-type="string" calcext:value-type="string">
            <text:p>Zivilgesellschaft, inkl. sozialer Sektor</text:p>
          </table:table-cell>
          <table:table-cell table:style-name="ce1" office:value-type="string" calcext:value-type="string">
            <text:p>Imagine Zero</text:p>
          </table:table-cell>
          <table:table-cell table:style-name="ce1" office:value-type="string" calcext:value-type="string">
            <text:p>Berlin</text:p>
          </table:table-cell>
          <table:table-cell table:style-name="ce1" office:value-type="float" office:value="10997" calcext:value-type="float">
            <text:p>10997</text:p>
          </table:table-cell>
          <table:table-cell table:style-name="ce1" office:value-type="string" calcext:value-type="string">
            <text:p>https://projecttogether.typeform.com/to/J2y3d590#herausforderungsid=100812</text:p>
          </table:table-cell>
          <table:table-cell table:style-name="ce1" table:number-columns-repeated="2"/>
          <table:table-cell table:number-columns-repeated="1013"/>
        </table:table-row>
        <table:table-row table:style-name="ro1">
          <table:table-cell table:style-name="ce1" office:value-type="float" office:value="100808" calcext:value-type="float">
            <text:p>100808</text:p>
          </table:table-cell>
          <table:table-cell table:style-name="ce1" office:value-type="string" calcext:value-type="string">
            <text:p>Wie können Kommunen Vorreiter in Klimapolitik werden? Wie können Kommunen schneller klimaneutral werden? Wie können sie sich dabei gegenseitig unterstützen? Wie kann die Signalwirkung lokaler Maßnahmen verstärkt werden, um andere Kommunen zu motivieren?</text:p>
          </table:table-cell>
          <table:table-cell table:style-name="ce1"/>
          <table:table-cell table:style-name="ce1" office:value-type="string" calcext:value-type="string">
            <text:p>Kommunen, alle Bürger:innen, zivilgesellschaftliche Organisationen</text:p>
          </table:table-cell>
          <table:table-cell table:style-name="ce1" office:value-type="string" calcext:value-type="string">
            <text:p>Zivilgesellschaft, inkl. sozialer Sektor</text:p>
          </table:table-cell>
          <table:table-cell table:style-name="ce1" office:value-type="string" calcext:value-type="string">
            <text:p>Imagine Zero</text:p>
          </table:table-cell>
          <table:table-cell table:style-name="ce1" office:value-type="string" calcext:value-type="string">
            <text:p>Berlin</text:p>
          </table:table-cell>
          <table:table-cell table:style-name="ce1" office:value-type="float" office:value="10997" calcext:value-type="float">
            <text:p>10997</text:p>
          </table:table-cell>
          <table:table-cell table:style-name="ce1" office:value-type="string" calcext:value-type="string">
            <text:p>https://projecttogether.typeform.com/to/J2y3d590#herausforderungsid=100808</text:p>
          </table:table-cell>
          <table:table-cell table:style-name="ce1" table:number-columns-repeated="2"/>
          <table:table-cell table:number-columns-repeated="1013"/>
        </table:table-row>
        <table:table-row table:style-name="ro1">
          <table:table-cell table:style-name="ce1" office:value-type="float" office:value="100811" calcext:value-type="float">
            <text:p>100811</text:p>
          </table:table-cell>
          <table:table-cell table:style-name="ce1" office:value-type="string" calcext:value-type="string">
            <text:p>Wie schaffen wir es, dass Entscheidungsträger:innen über den Ernst der Klimakrise informiert sind? Klima und Biodiversität als größte Bedrohung unseres Zusammenlebens haben keine starke Lobby. Wie schaffen wir trotzdem eine faktenbasierten Politik?</text:p>
          </table:table-cell>
          <table:table-cell table:style-name="ce1"/>
          <table:table-cell table:style-name="ce1" office:value-type="string" calcext:value-type="string">
            <text:p>Entscheider:innen, Zivilgesellschaft, Bürger:innen</text:p>
          </table:table-cell>
          <table:table-cell table:style-name="ce1" office:value-type="string" calcext:value-type="string">
            <text:p>Zivilgesellschaft, inkl. sozialer Sektor</text:p>
          </table:table-cell>
          <table:table-cell table:style-name="ce1" office:value-type="string" calcext:value-type="string">
            <text:p>Imagine Zero</text:p>
          </table:table-cell>
          <table:table-cell table:style-name="ce1" office:value-type="string" calcext:value-type="string">
            <text:p>Berlin</text:p>
          </table:table-cell>
          <table:table-cell table:style-name="ce1" office:value-type="float" office:value="10997" calcext:value-type="float">
            <text:p>10997</text:p>
          </table:table-cell>
          <table:table-cell table:style-name="ce1" office:value-type="string" calcext:value-type="string">
            <text:p>https://projecttogether.typeform.com/to/J2y3d590#herausforderungsid=100811</text:p>
          </table:table-cell>
          <table:table-cell table:style-name="ce1" table:number-columns-repeated="2"/>
          <table:table-cell table:number-columns-repeated="1013"/>
        </table:table-row>
        <table:table-row table:style-name="ro1">
          <table:table-cell table:style-name="ce1" office:value-type="float" office:value="100263" calcext:value-type="float">
            <text:p>100263</text:p>
          </table:table-cell>
          <table:table-cell table:style-name="ce1" office:value-type="string" calcext:value-type="string">
            <text:p>Wie können wir sexuelle Gewalt in Deutschland beenden?</text:p>
          </table:table-cell>
          <table:table-cell table:style-name="ce1" office:value-type="string" calcext:value-type="string">
            <text:p>Wir erziehen unsere Gesellschaft darin, Scham über Sexualität zu haben, weshalb dieses sehr zentrale Thema (43% der Frauen in Deutschland erleben sexuelle Belästigung. 22% erleben sexuelle Gewalt - häufig von ihnen bekannten Personen/Partner/Familie) viel zu wenig besprochen wird. Sehr wenige Frauen sprechen die Thematik überhaupt an.</text:p>
          </table:table-cell>
          <table:table-cell table:style-name="ce1" office:value-type="string" calcext:value-type="string">
            <text:p>Frauen</text:p>
          </table:table-cell>
          <table:table-cell table:style-name="ce1" office:value-type="string" calcext:value-type="string">
            <text:p>Zivilgesellschaft, inkl. sozialer Sektor</text:p>
          </table:table-cell>
          <table:table-cell table:style-name="ce1" office:value-type="string" calcext:value-type="string">
            <text:p>In a Woman's Body</text:p>
          </table:table-cell>
          <table:table-cell table:style-name="ce1" office:value-type="string" calcext:value-type="string">
            <text:p>Berlin</text:p>
          </table:table-cell>
          <table:table-cell table:style-name="ce1" office:value-type="float" office:value="10245" calcext:value-type="float">
            <text:p>10245</text:p>
          </table:table-cell>
          <table:table-cell table:style-name="ce1" office:value-type="string" calcext:value-type="string">
            <text:p>https://projecttogether.typeform.com/to/J2y3d590#herausforderungsid=100263</text:p>
          </table:table-cell>
          <table:table-cell table:style-name="ce1" table:number-columns-repeated="2"/>
          <table:table-cell table:number-columns-repeated="1013"/>
        </table:table-row>
        <table:table-row table:style-name="ro3">
          <table:table-cell table:style-name="ce1" office:value-type="float" office:value="100777" calcext:value-type="float">
            <text:p>100777</text:p>
          </table:table-cell>
          <table:table-cell table:style-name="ce1" office:value-type="string" calcext:value-type="string">
            <text:p>Wie können wir Nachrichten und Journalismus konstruktiv gestalten, um ein realistisches Weltbild zu vermitteln und Lösungen aufzuzeigen?</text:p>
          </table:table-cell>
          <table:table-cell table:style-name="ce1" office:value-type="string" calcext:value-type="string">
            <text:p>Gerade jetzt in den Wintermonaten der Pandemie sind Inspiration, Mut und Hoffnung für so viele Menschen wichtiger denn je. Und doch wird immer noch zu wenig über diese Themen berichtet. </text:p>
            <text:p> </text:p>
            <text:p>Negativschlagzeilen haben nachweislich einen negativen Einfluss auf die Selbstwirksamkeit und die Wahrnehmung der Welt. Nachrichten beeinflussen also den Gesprächsstoff, die Gedanken und somit auch Handlungen der Bevölkerung. Und wie sollen wir eine bessere Zukunft gestalten, wenn wir durch die Berichterstattung ent- statt ermutigt werden?</text:p>
          </table:table-cell>
          <table:table-cell table:style-name="ce1" office:value-type="string" calcext:value-type="string">
            <text:p>Alle, die Medien konsumieren - von Zeitung über Tagesschau bis Digital-Abos.</text:p>
          </table:table-cell>
          <table:table-cell table:style-name="ce1" office:value-type="string" calcext:value-type="string">
            <text:p>Zivilgesellschaft, inkl. sozialer Sektor</text:p>
          </table:table-cell>
          <table:table-cell table:style-name="ce1" office:value-type="string" calcext:value-type="string">
            <text:p>Initiative #RethinkNews</text:p>
          </table:table-cell>
          <table:table-cell table:style-name="ce1" office:value-type="string" calcext:value-type="string">
            <text:p>Berlin</text:p>
          </table:table-cell>
          <table:table-cell table:style-name="ce1" office:value-type="float" office:value="10559" calcext:value-type="float">
            <text:p>10559</text:p>
          </table:table-cell>
          <table:table-cell table:style-name="ce1" office:value-type="string" calcext:value-type="string">
            <text:p>https://projecttogether.typeform.com/to/J2y3d590#herausforderungsid=100777</text:p>
          </table:table-cell>
          <table:table-cell table:style-name="ce1" table:number-columns-repeated="2"/>
          <table:table-cell table:number-columns-repeated="1013"/>
        </table:table-row>
        <table:table-row table:style-name="ro1">
          <table:table-cell office:value-type="float" office:value="100048" calcext:value-type="float">
            <text:p>100048</text:p>
          </table:table-cell>
          <table:table-cell office:value-type="string" calcext:value-type="string">
            <text:p>Wie können wir die Digitalkompetenz bei Senior*innen und im Ehrenamt stärken? Wie kann es in Vereinen gelingen, den Nachwuchs über digitale Tools zu erreichen, ohne dabei ältere, ehrenamtlich Tätige zu verlieren?</text:p>
          </table:table-cell>
          <table:table-cell office:value-type="string" calcext:value-type="string">
            <text:p>60 Prozent der 75-Jährigen und älter sind offline, der Achte Altersbericht der Bundesregierung gibt Handlungsempfehlungen zum Thema "Digitalisierung und Ältere Menschen", um digitale Teilhabe zu ermöglichen. Aber auch viele Vereine und ehrenamtlich Tätige sind digital noch nicht ausreichend gut aufgestellt, gleichwohl ist das Bürgerschaftliche Engagement stark ausgebildet. <text:s/>In Niedersachsen widmet sich seit Dezember 2020 die LINGA gemeinsam mit der Digitalagentur Niedersachsen und Partnern diesem Thema <text:s/>und haben einen kurzen Leitfaden "Digitalisierung - Online-Kompetenzen bei Senior*innen und im Ehrenamt stärken" veröffentlicht. Getrennt betrachtet werden sollten die Gegebenheiten im städtischen Quartier und auf dem Dorf. Das Förderprogramm Digitalbonus.Niedersachsen.Vereine unterstützt.</text:p>
          </table:table-cell>
          <table:table-cell office:value-type="string" calcext:value-type="string">
            <text:p>Ältere Offliner und Vereine, die bisher keine digitalen Tools genutzt haben. Multiplikatoren/Akteure aus dem Bereich der digitalen Bildung für Ältere Menschen + Ehrenamt..</text:p>
          </table:table-cell>
          <table:table-cell office:value-type="string" calcext:value-type="string">
            <text:p>Verwaltung &amp; Politik – Länder</text:p>
          </table:table-cell>
          <table:table-cell office:value-type="string" calcext:value-type="string">
            <text:p>Innovationszentrum Niedersachsen GmbH mit Projekt Landesinitiative Niedersachsen Generationengerechter Alltag (LINGA)</text:p>
          </table:table-cell>
          <table:table-cell office:value-type="string" calcext:value-type="string">
            <text:p>Niedersachsen</text:p>
          </table:table-cell>
          <table:table-cell office:value-type="float" office:value="30159" calcext:value-type="float">
            <text:p>30159</text:p>
          </table:table-cell>
          <table:table-cell office:value-type="string" calcext:value-type="string">
            <text:p>https://projecttogether.typeform.com/to/J2y3d590#herausforderungsid=100048</text:p>
          </table:table-cell>
          <table:table-cell table:number-columns-repeated="1015"/>
        </table:table-row>
        <table:table-row table:style-name="ro1">
          <table:table-cell table:style-name="ce1" office:value-type="float" office:value="100179" calcext:value-type="float">
            <text:p>100179</text:p>
          </table:table-cell>
          <table:table-cell table:style-name="ce1" office:value-type="string" calcext:value-type="string">
            <text:p>Wie können wir Kommunen und Unternehmen dafür gewinnen, ihre Unternehmenspraxis zero waste zu gestalten. Mit welchem Tool können wir die Erfolge sichtbar machen und Leuchttürme vorstellen?</text:p>
          </table:table-cell>
          <table:table-cell table:style-name="ce1"/>
          <table:table-cell table:style-name="ce1" office:value-type="string" calcext:value-type="string">
            <text:p>Alle Unternehmen und Kommunen, die in irgendeiner Weise Abfall produzieren, der nicht wiederverwertet werden kann.</text:p>
          </table:table-cell>
          <table:table-cell table:style-name="ce1" office:value-type="string" calcext:value-type="string">
            <text:p>Zivilgesellschaft, inkl. sozialer Sektor</text:p>
          </table:table-cell>
          <table:table-cell table:style-name="ce1" office:value-type="string" calcext:value-type="string">
            <text:p>Institute for Art and Innovation</text:p>
          </table:table-cell>
          <table:table-cell table:style-name="ce1" office:value-type="string" calcext:value-type="string">
            <text:p>Berlin</text:p>
          </table:table-cell>
          <table:table-cell table:style-name="ce1" office:value-type="float" office:value="10435" calcext:value-type="float">
            <text:p>10435</text:p>
          </table:table-cell>
          <table:table-cell table:style-name="ce1" office:value-type="string" calcext:value-type="string">
            <text:p>https://projecttogether.typeform.com/to/J2y3d590#herausforderungsid=100179</text:p>
          </table:table-cell>
          <table:table-cell table:style-name="ce1" table:number-columns-repeated="2"/>
          <table:table-cell table:number-columns-repeated="1013"/>
        </table:table-row>
        <table:table-row table:style-name="ro1">
          <table:table-cell office:value-type="float" office:value="100156" calcext:value-type="float">
            <text:p>100156</text:p>
          </table:table-cell>
          <table:table-cell office:value-type="string" calcext:value-type="string">
            <text:p>Wie können wir Flexibilität und Sicherheit bei neuen Arbeitsformen gewährleisten?</text:p>
          </table:table-cell>
          <table:table-cell/>
          <table:table-cell office:value-type="string" calcext:value-type="string">
            <text:p>Berufseinsteiger, Berufswechsler, Arbeitssuchende, Flüchtlinge, Langzeitarbeitslose</text:p>
          </table:table-cell>
          <table:table-cell office:value-type="string" calcext:value-type="string">
            <text:p>Wirtschaft</text:p>
          </table:table-cell>
          <table:table-cell office:value-type="string" calcext:value-type="string">
            <text:p>Interessenverband Deutscher Zeitarbeitsunternehmen (iGZ e.V.)</text:p>
          </table:table-cell>
          <table:table-cell office:value-type="string" calcext:value-type="string">
            <text:p>Nordrhein-Westfalen</text:p>
          </table:table-cell>
          <table:table-cell office:value-type="float" office:value="48155" calcext:value-type="float">
            <text:p>48155</text:p>
          </table:table-cell>
          <table:table-cell office:value-type="string" calcext:value-type="string">
            <text:p>https://projecttogether.typeform.com/to/J2y3d590#herausforderungsid=100156</text:p>
          </table:table-cell>
          <table:table-cell table:number-columns-repeated="1015"/>
        </table:table-row>
        <table:table-row table:style-name="ro1">
          <table:table-cell table:style-name="ce1" office:value-type="float" office:value="100095" calcext:value-type="float">
            <text:p>100095</text:p>
          </table:table-cell>
          <table:table-cell table:style-name="ce1" office:value-type="string" calcext:value-type="string">
            <text:p>Wie können wir Infektionen mit Krankenhauskeimen eindämmen, um Patient:innen besser davor zu schützen?</text:p>
          </table:table-cell>
          <table:table-cell table:style-name="ce1" office:value-type="string" calcext:value-type="string">
            <text:p>Von den Krankenhäusern sind in den vergangenen Jahren bereits verschiedene Maßnahmen ergriffen worden. Weitere Lösungsansätze für eine Eindämmung sind dennoch wünschenswert.</text:p>
          </table:table-cell>
          <table:table-cell table:style-name="ce1" office:value-type="string" calcext:value-type="string">
            <text:p>Patient:innen in einem Krankenhaus, Pflegepersonal, medizinisches Personal</text:p>
          </table:table-cell>
          <table:table-cell table:style-name="ce1" office:value-type="string" calcext:value-type="string">
            <text:p>Wirtschaft</text:p>
          </table:table-cell>
          <table:table-cell table:style-name="ce1" office:value-type="string" calcext:value-type="string">
            <text:p>Johanniter GmbH</text:p>
          </table:table-cell>
          <table:table-cell table:style-name="ce1" office:value-type="string" calcext:value-type="string">
            <text:p>Berlin</text:p>
          </table:table-cell>
          <table:table-cell table:style-name="ce1" office:value-type="float" office:value="12205" calcext:value-type="float">
            <text:p>12205</text:p>
          </table:table-cell>
          <table:table-cell table:style-name="ce1" office:value-type="string" calcext:value-type="string">
            <text:p>https://projecttogether.typeform.com/to/J2y3d590#herausforderungsid=100095</text:p>
          </table:table-cell>
          <table:table-cell table:style-name="ce1" table:number-columns-repeated="2"/>
          <table:table-cell table:number-columns-repeated="1013"/>
        </table:table-row>
        <table:table-row table:style-name="ro1">
          <table:table-cell table:style-name="ce1" office:value-type="float" office:value="100094" calcext:value-type="float">
            <text:p>100094</text:p>
          </table:table-cell>
          <table:table-cell table:style-name="ce1" office:value-type="string" calcext:value-type="string">
            <text:p>Wie können wir eine demografisch älter werdende Bevölkerung dauerhaft pflegerisch versorgen, ohne dass die Versorgungsqualität abnimmt?</text:p>
          </table:table-cell>
          <table:table-cell table:style-name="ce1"/>
          <table:table-cell table:style-name="ce1" office:value-type="string" calcext:value-type="string">
            <text:p>Bewohner:innen von Pflege- und Altersheimen, ältere pflegebedürftige Menschen</text:p>
          </table:table-cell>
          <table:table-cell table:style-name="ce1" office:value-type="string" calcext:value-type="string">
            <text:p>Wirtschaft</text:p>
          </table:table-cell>
          <table:table-cell table:style-name="ce1" office:value-type="string" calcext:value-type="string">
            <text:p>Johanniter GmbH</text:p>
          </table:table-cell>
          <table:table-cell table:style-name="ce1" office:value-type="string" calcext:value-type="string">
            <text:p>Berlin</text:p>
          </table:table-cell>
          <table:table-cell table:style-name="ce1" office:value-type="float" office:value="12205" calcext:value-type="float">
            <text:p>12205</text:p>
          </table:table-cell>
          <table:table-cell table:style-name="ce1" office:value-type="string" calcext:value-type="string">
            <text:p>https://projecttogether.typeform.com/to/J2y3d590#herausforderungsid=100094</text:p>
          </table:table-cell>
          <table:table-cell table:style-name="ce1" table:number-columns-repeated="2"/>
          <table:table-cell table:number-columns-repeated="1013"/>
        </table:table-row>
        <table:table-row table:style-name="ro1">
          <table:table-cell table:style-name="ce1" office:value-type="float" office:value="100344" calcext:value-type="float">
            <text:p>100344</text:p>
          </table:table-cell>
          <table:table-cell table:style-name="ce1" office:value-type="string" calcext:value-type="string">
            <text:p>Wie können wir die Möglichkeiten für eine Kinder- und Jugendreha in der Gesellschaft präsenter machen, so dass diese zum Wohle der Kinder und Eltern genutzt werden können?</text:p>
          </table:table-cell>
          <table:table-cell table:style-name="ce1" office:value-type="string" calcext:value-type="string">
            <text:p>/</text:p>
          </table:table-cell>
          <table:table-cell table:style-name="ce1"/>
          <table:table-cell table:style-name="ce1" office:value-type="string" calcext:value-type="string">
            <text:p>Wirtschaft</text:p>
          </table:table-cell>
          <table:table-cell table:style-name="ce1" office:value-type="string" calcext:value-type="string">
            <text:p>Johanniter GmbH</text:p>
          </table:table-cell>
          <table:table-cell table:style-name="ce1" office:value-type="string" calcext:value-type="string">
            <text:p>Berlin</text:p>
          </table:table-cell>
          <table:table-cell table:style-name="ce1" office:value-type="float" office:value="12205" calcext:value-type="float">
            <text:p>12205</text:p>
          </table:table-cell>
          <table:table-cell table:style-name="ce1" office:value-type="string" calcext:value-type="string">
            <text:p>https://projecttogether.typeform.com/to/J2y3d590#herausforderungsid=100344</text:p>
          </table:table-cell>
          <table:table-cell table:style-name="ce1" table:number-columns-repeated="2"/>
          <table:table-cell table:number-columns-repeated="1013"/>
        </table:table-row>
        <table:table-row table:style-name="ro1">
          <table:table-cell table:style-name="ce1" office:value-type="float" office:value="100093" calcext:value-type="float">
            <text:p>100093</text:p>
          </table:table-cell>
          <table:table-cell table:style-name="ce1" office:value-type="string" calcext:value-type="string">
            <text:p>Wie können wir Bürger:innen dazu bewegen, Verantwortung für ihre eigene Gesundheit zu übernehmen, ohne dass Menschen mit eingeschränkter Gesundheit diskriminiert werden?</text:p>
          </table:table-cell>
          <table:table-cell table:style-name="ce1" office:value-type="string" calcext:value-type="string">
            <text:p>Selbstbestimmung und Selbstverantwortung für die eigene Gesundheit nehmen zu. <text:s/>Auch im Sinne der zukünftigen Kostensenkung sind hier Modelle zu überlegen.</text:p>
          </table:table-cell>
          <table:table-cell table:style-name="ce1" office:value-type="string" calcext:value-type="string">
            <text:p>Alle Bürger:innen, die sich um die eigene Gesundheitsvorsorge kümmern wollen/sollten</text:p>
          </table:table-cell>
          <table:table-cell table:style-name="ce1" office:value-type="string" calcext:value-type="string">
            <text:p>Wirtschaft</text:p>
          </table:table-cell>
          <table:table-cell table:style-name="ce1" office:value-type="string" calcext:value-type="string">
            <text:p>Johanniter GmbH</text:p>
          </table:table-cell>
          <table:table-cell table:style-name="ce1" office:value-type="string" calcext:value-type="string">
            <text:p>Berlin</text:p>
          </table:table-cell>
          <table:table-cell table:style-name="ce1" office:value-type="float" office:value="12205" calcext:value-type="float">
            <text:p>12205</text:p>
          </table:table-cell>
          <table:table-cell table:style-name="ce1" office:value-type="string" calcext:value-type="string">
            <text:p>https://projecttogether.typeform.com/to/J2y3d590#herausforderungsid=100093</text:p>
          </table:table-cell>
          <table:table-cell table:style-name="ce1" table:number-columns-repeated="2"/>
          <table:table-cell table:number-columns-repeated="1013"/>
        </table:table-row>
        <table:table-row table:style-name="ro1">
          <table:table-cell table:style-name="ce1" office:value-type="float" office:value="100345" calcext:value-type="float">
            <text:p>100345</text:p>
          </table:table-cell>
          <table:table-cell table:style-name="ce1" office:value-type="string" calcext:value-type="string">
            <text:p>Wie können wir die Menschen regional aktiv dazu bewegen, wieder zeitnah in den Krankenhäusern vorstellig zu werden, um schwerere Krankheitsverläufe und Langzeitschäden zu verhindern?</text:p>
          </table:table-cell>
          <table:table-cell table:style-name="ce1" office:value-type="string" calcext:value-type="string">
            <text:p>/</text:p>
          </table:table-cell>
          <table:table-cell table:style-name="ce1"/>
          <table:table-cell table:style-name="ce1" office:value-type="string" calcext:value-type="string">
            <text:p>Wirtschaft</text:p>
          </table:table-cell>
          <table:table-cell table:style-name="ce1" office:value-type="string" calcext:value-type="string">
            <text:p>Johanniter GmbH</text:p>
          </table:table-cell>
          <table:table-cell table:style-name="ce1" office:value-type="string" calcext:value-type="string">
            <text:p>Berlin</text:p>
          </table:table-cell>
          <table:table-cell table:style-name="ce1" office:value-type="float" office:value="12205" calcext:value-type="float">
            <text:p>12205</text:p>
          </table:table-cell>
          <table:table-cell table:style-name="ce1" office:value-type="string" calcext:value-type="string">
            <text:p>https://projecttogether.typeform.com/to/J2y3d590#herausforderungsid=100345</text:p>
          </table:table-cell>
          <table:table-cell table:style-name="ce1" table:number-columns-repeated="2"/>
          <table:table-cell table:number-columns-repeated="1013"/>
        </table:table-row>
        <table:table-row table:style-name="ro1">
          <table:table-cell office:value-type="float" office:value="100581" calcext:value-type="float">
            <text:p>100581</text:p>
          </table:table-cell>
          <table:table-cell office:value-type="string" calcext:value-type="string">
            <text:p>Wie können wir unter angemessener (nicht ausschließlicher) Nutzung digitaler Formate, die Beteiligung "ruhiger" oder "stiller" Gruppen fördern?</text:p>
          </table:table-cell>
          <table:table-cell/>
          <table:table-cell office:value-type="string" calcext:value-type="string">
            <text:p>alle Menschen, die Interesse an einem bestimmten Ort und dem Umfeld dort haben (z.B. Einwohner:innen, Gäste, Beschäftigte in Verwaltungen)</text:p>
          </table:table-cell>
          <table:table-cell office:value-type="string" calcext:value-type="string">
            <text:p>Wissenschaft</text:p>
          </table:table-cell>
          <table:table-cell office:value-type="string" calcext:value-type="string">
            <text:p>Joint eGov and Open Data Innovation Lab</text:p>
          </table:table-cell>
          <table:table-cell office:value-type="string" calcext:value-type="string">
            <text:p>Schleswig-Holstein</text:p>
          </table:table-cell>
          <table:table-cell office:value-type="float" office:value="23562" calcext:value-type="float">
            <text:p>23562</text:p>
          </table:table-cell>
          <table:table-cell office:value-type="string" calcext:value-type="string">
            <text:p>https://projecttogether.typeform.com/to/J2y3d590#herausforderungsid=100581</text:p>
          </table:table-cell>
          <table:table-cell table:number-columns-repeated="1015"/>
        </table:table-row>
        <table:table-row table:style-name="ro1">
          <table:table-cell office:value-type="float" office:value="100064" calcext:value-type="float">
            <text:p>100064</text:p>
          </table:table-cell>
          <table:table-cell office:value-type="string" calcext:value-type="string">
            <text:p>Wie können wir schwer erreichbare junge Menschen dazu bringen sich um ihre berufliche <text:s/>Zukunft zu kümmern?</text:p>
          </table:table-cell>
          <table:table-cell/>
          <table:table-cell office:value-type="string" calcext:value-type="string">
            <text:p>Junge Menschen in der Berufsorientierung</text:p>
          </table:table-cell>
          <table:table-cell office:value-type="string" calcext:value-type="string">
            <text:p>Verwaltung &amp; Politik – Kreise</text:p>
          </table:table-cell>
          <table:table-cell office:value-type="string" calcext:value-type="string">
            <text:p>Jugendberufsagentur Dithmarschen</text:p>
          </table:table-cell>
          <table:table-cell office:value-type="string" calcext:value-type="string">
            <text:p>Schleswig-Holstein</text:p>
          </table:table-cell>
          <table:table-cell office:value-type="float" office:value="25746" calcext:value-type="float">
            <text:p>25746</text:p>
          </table:table-cell>
          <table:table-cell office:value-type="string" calcext:value-type="string">
            <text:p>https://projecttogether.typeform.com/to/J2y3d590#herausforderungsid=100064</text:p>
          </table:table-cell>
          <table:table-cell table:number-columns-repeated="1015"/>
        </table:table-row>
        <table:table-row table:style-name="ro1">
          <table:table-cell office:value-type="float" office:value="100410" calcext:value-type="float">
            <text:p>100410</text:p>
          </table:table-cell>
          <table:table-cell office:value-type="string" calcext:value-type="string">
            <text:p>Wie können wir Voraussetzungen schaffen, um künstlerisch-gestalterisches Arbeiten krisenresistenter und autarker zu machen und so als gesellschaftliche Ressource erhalten, die den gesellschaftlichen Wandel mitgestalten?</text:p>
          </table:table-cell>
          <table:table-cell office:value-type="string" calcext:value-type="string">
            <text:p>Künstler:innen und Gestalter:innen arbeiten meistens als Einzelunternehmer:innen oder in Kleinstunternehmen und sind deshalb, unabhängig vom Erfolg ihrer Arbeit, überdurchschnittlich häufig durch Prekarität und Existenzverlust bedroht und sind dem Wandel in ihren (Geschäfts-)Umgebungen überdurchschnittlich stark ausgeliefert. Gleichzeitig sind künstlerisch-kreative Innovationskraft immer mehr als gesellschaftliche Ressource im Zusammenhang mit dem digitalen, sozialen, ökologischen Wandel gefragt und aufgefordert, zukunftsfähige Konzepte für die Gesellschaft (mit) zu entwickeln</text:p>
          </table:table-cell>
          <table:table-cell office:value-type="string" calcext:value-type="string">
            <text:p>Kunst- und Kreativschaffende</text:p>
          </table:table-cell>
          <table:table-cell office:value-type="string" calcext:value-type="string">
            <text:p>Wissenschaft</text:p>
          </table:table-cell>
          <table:table-cell office:value-type="string" calcext:value-type="string">
            <text:p>K8 Institut für strategische Ästhetik gGmbH</text:p>
          </table:table-cell>
          <table:table-cell office:value-type="string" calcext:value-type="string">
            <text:p>Saarland</text:p>
          </table:table-cell>
          <table:table-cell office:value-type="float" office:value="66117" calcext:value-type="float">
            <text:p>66117</text:p>
          </table:table-cell>
          <table:table-cell office:value-type="string" calcext:value-type="string">
            <text:p>https://projecttogether.typeform.com/to/J2y3d590#herausforderungsid=100410</text:p>
          </table:table-cell>
          <table:table-cell table:number-columns-repeated="1015"/>
        </table:table-row>
        <table:table-row table:style-name="ro1">
          <table:table-cell office:value-type="float" office:value="100103" calcext:value-type="float">
            <text:p>100103</text:p>
          </table:table-cell>
          <table:table-cell office:value-type="string" calcext:value-type="string">
            <text:p>Wie können wir Impfberichtigte rund um den Impftermin persönlich begleiten ohne, dass der Aufwand für die Ehrenamtlichen zu umständlich und zu "permanent" verpflichtend ist.</text:p>
          </table:table-cell>
          <table:table-cell office:value-type="string" calcext:value-type="string">
            <text:p>Der Impfservice richtet sich nach den Impfzentren. Die bestimmen den Radius. Welche Ehrenamtler können für welchen Bereich eingesetzt werden. Gibt es z. B. eine Anfrage für Impfzentrum A, dann benötigen die Ehrenamtler je nach Servicenotwendigkeit eine Information. Reicht eine telefonische Unterstützung bei der Terminbestellung und Formularausfüllung, ist keine regionale Einschränkung notwendig. Wird aber eine 1:1 Betreuung gewünscht, dann sind die Anfragen nur für regionale Ehrenamtler sinnvoll. Es kommt auf das richtige Matching an, damit Hilfesuchende und Helfende optimal verbunden werden können. Aktuell starten wir in Wiesbaden und Frankfurt/M</text:p>
          </table:table-cell>
          <table:table-cell office:value-type="string" calcext:value-type="string">
            <text:p>An alle die für die SARS-CoV2 Impfung berechtigt sind und Unterstützung vor, während und nach der Impfung wünschen. Der Wunsch kann auch nach der ersten Impfung aufkommen.</text:p>
          </table:table-cell>
          <table:table-cell office:value-type="string" calcext:value-type="string">
            <text:p>Zivilgesellschaft, inkl. sozialer Sektor</text:p>
          </table:table-cell>
          <table:table-cell office:value-type="string" calcext:value-type="string">
            <text:p>karmakurier</text:p>
          </table:table-cell>
          <table:table-cell office:value-type="string" calcext:value-type="string">
            <text:p>Hessen</text:p>
          </table:table-cell>
          <table:table-cell office:value-type="float" office:value="65207" calcext:value-type="float">
            <text:p>65207</text:p>
          </table:table-cell>
          <table:table-cell office:value-type="string" calcext:value-type="string">
            <text:p>https://projecttogether.typeform.com/to/J2y3d590#herausforderungsid=100103</text:p>
          </table:table-cell>
          <table:table-cell table:number-columns-repeated="1015"/>
        </table:table-row>
        <table:table-row table:style-name="ro1">
          <table:table-cell office:value-type="float" office:value="100654" calcext:value-type="float">
            <text:p>100654</text:p>
          </table:table-cell>
          <table:table-cell office:value-type="string" calcext:value-type="string">
            <text:p>Wie können wir Angebote der Erwachsenenbildung in Zukunft gestalten? Digital, analog - oder "irgendwie ganz anders"?</text:p>
          </table:table-cell>
          <table:table-cell/>
          <table:table-cell office:value-type="string" calcext:value-type="string">
            <text:p>Erwachsenenbildner, Ehrenamtliche, "ein Abbild der Bevölkerung", Zukunftsdenker, Anbieter inklusiver Bildungsangebote</text:p>
          </table:table-cell>
          <table:table-cell office:value-type="string" calcext:value-type="string">
            <text:p>Zivilgesellschaft, inkl. sozialer Sektor</text:p>
          </table:table-cell>
          <table:table-cell office:value-type="string" calcext:value-type="string">
            <text:p>Katholische Erwachsenenbildung Kreis Ravensburg e.V.</text:p>
          </table:table-cell>
          <table:table-cell office:value-type="string" calcext:value-type="string">
            <text:p>Baden-Württemberg</text:p>
          </table:table-cell>
          <table:table-cell office:value-type="float" office:value="88212" calcext:value-type="float">
            <text:p>88212</text:p>
          </table:table-cell>
          <table:table-cell office:value-type="string" calcext:value-type="string">
            <text:p>https://projecttogether.typeform.com/to/J2y3d590#herausforderungsid=100654</text:p>
          </table:table-cell>
          <table:table-cell table:number-columns-repeated="1015"/>
        </table:table-row>
        <table:table-row table:style-name="ro6">
          <table:table-cell table:style-name="ce1" office:value-type="float" office:value="100202" calcext:value-type="float">
            <text:p>100202</text:p>
          </table:table-cell>
          <table:table-cell table:style-name="ce1" office:value-type="string" calcext:value-type="string">
            <text:p>Wie können wir die 600.000 Vereine dazu bewegen, sich professionell aufzustellen, um fit für die Zukunft zu sein? Wie können wir hauptamtliche Strukturen fördern, ohne ehrenamtliches Engagement zu mindern? Mut, Risikobereitschaft steigern? Digitalisierung vorantreiben?</text:p>
          </table:table-cell>
          <table:table-cell table:style-name="ce1" office:value-type="string" calcext:value-type="string">
            <text:p>Die 600.000 Vereine in Deutschland stellen so gut wie die gesamte Zivilgesellschaft. Doch die Vereinswelt hat strukturelle Probleme, die ein Wachstum ihrer positiven Wirkung verhindern.</text:p>
            <text:p/>
            <text:p>Während es ganz normal ist, dass in der Wirtschaft und Bildung die Lebenshaltungskosten von Gründer*innen / Personal für Wachstum durch Förderprogramme oder Investor*innen angeschoben werden, sollen sich zukunftsfähige Strukturen in Vereinen primär über das Ehrenamt entwickeln. </text:p>
            <text:p/>
            <text:p>Es gibt deshalb niemanden, der sich aktiv und konzentriert dem Aufbau von modernen und nachhaltigen Struktruren im Verein annehmen kann. Die Folge der fehlenden Zeit:  fehlende Strategie/Perspektive &gt; fehlendes Geld &gt; fehlende Kompetenzen &gt; kein attraktiver Ort für Engagierte und Mitglieder, Projekte verbleiben in der Schublade.</text:p>
          </table:table-cell>
          <table:table-cell table:style-name="ce1" office:value-type="string" calcext:value-type="string">
            <text:p>Vereinsvorstände in Vereinen, Ehrenamtliche, die sich ein Vereinen engagieren, Engagierte, die am liebsten auch hauptberuflich im Verein arbeiten würden, es aber aufgrund des fehlenden Angebots nicht können.</text:p>
          </table:table-cell>
          <table:table-cell table:style-name="ce1" office:value-type="string" calcext:value-type="string">
            <text:p>Wirtschaft</text:p>
          </table:table-cell>
          <table:table-cell table:style-name="ce1" office:value-type="string" calcext:value-type="string">
            <text:p>Klubtalent GmbH</text:p>
          </table:table-cell>
          <table:table-cell table:style-name="ce1" office:value-type="string" calcext:value-type="string">
            <text:p>Berlin</text:p>
          </table:table-cell>
          <table:table-cell table:style-name="ce1" office:value-type="float" office:value="10969" calcext:value-type="float">
            <text:p>10969</text:p>
          </table:table-cell>
          <table:table-cell table:style-name="ce1" office:value-type="string" calcext:value-type="string">
            <text:p>https://projecttogether.typeform.com/to/J2y3d590#herausforderungsid=100202</text:p>
          </table:table-cell>
          <table:table-cell table:style-name="ce1" table:number-columns-repeated="2"/>
          <table:table-cell table:number-columns-repeated="1013"/>
        </table:table-row>
        <table:table-row table:style-name="ro1">
          <table:table-cell office:value-type="float" office:value="100405" calcext:value-type="float">
            <text:p>100405</text:p>
          </table:table-cell>
          <table:table-cell office:value-type="string" calcext:value-type="string">
            <text:p>Wie können wir die in der Coronazeit entstandene Distanzgewohnheit überwinden und dem ursprünglichen Ziel von Dritten Orten (Bibliothek, Familienzentren, Gemeindezentren) und Volksfesten eine Zukunft bieten?</text:p>
          </table:table-cell>
          <table:table-cell/>
          <table:table-cell office:value-type="string" calcext:value-type="string">
            <text:p>Bürgerschaft / auswärtige Besucher der Stadt und kultureller Veranstaltungen / Vereine in ihrer überragenden Rolle für die Gesellschaft und das Ehrenamt</text:p>
          </table:table-cell>
          <table:table-cell office:value-type="string" calcext:value-type="string">
            <text:p>Verwaltung &amp; Politik – Kommunen</text:p>
          </table:table-cell>
          <table:table-cell office:value-type="string" calcext:value-type="string">
            <text:p>Kreisangehörige Stadt Brilon</text:p>
          </table:table-cell>
          <table:table-cell office:value-type="string" calcext:value-type="string">
            <text:p>Nordrhein-Westfalen</text:p>
          </table:table-cell>
          <table:table-cell office:value-type="float" office:value="59929" calcext:value-type="float">
            <text:p>59929</text:p>
          </table:table-cell>
          <table:table-cell office:value-type="string" calcext:value-type="string">
            <text:p>https://projecttogether.typeform.com/to/J2y3d590#herausforderungsid=100405</text:p>
          </table:table-cell>
          <table:table-cell table:number-columns-repeated="1015"/>
        </table:table-row>
        <table:table-row table:style-name="ro1">
          <table:table-cell office:value-type="float" office:value="100031" calcext:value-type="float">
            <text:p>100031</text:p>
          </table:table-cell>
          <table:table-cell office:value-type="string" calcext:value-type="string">
            <text:p>Wie können wir den Standard digitales Lernen, digitale Ausstattung definieren, um Chancengleichheit wenigstens in den gleichen Schulformen zu wahren?</text:p>
          </table:table-cell>
          <table:table-cell office:value-type="string" calcext:value-type="string">
            <text:p>Jeder Schulträger arbeitet bei der Digitalisierung nach seinen Möglichkeiten, es fehlen verbindliche Aussagen. Die Schulen sind unterschiedlich bei Hard- und Software ausgestattet</text:p>
          </table:table-cell>
          <table:table-cell office:value-type="string" calcext:value-type="string">
            <text:p>Schüler und Schülerinnen der jeweiligen Schulform</text:p>
          </table:table-cell>
          <table:table-cell office:value-type="string" calcext:value-type="string">
            <text:p>Verwaltung &amp; Politik – Kommunen</text:p>
          </table:table-cell>
          <table:table-cell office:value-type="string" calcext:value-type="string">
            <text:p>Kreisangehörige Stadt Warstein</text:p>
          </table:table-cell>
          <table:table-cell office:value-type="string" calcext:value-type="string">
            <text:p>Nordrhein-Westfalen</text:p>
          </table:table-cell>
          <table:table-cell office:value-type="float" office:value="59581" calcext:value-type="float">
            <text:p>59581</text:p>
          </table:table-cell>
          <table:table-cell office:value-type="string" calcext:value-type="string">
            <text:p>https://projecttogether.typeform.com/to/J2y3d590#herausforderungsid=100031</text:p>
          </table:table-cell>
          <table:table-cell table:number-columns-repeated="1015"/>
        </table:table-row>
        <table:table-row table:style-name="ro1">
          <table:table-cell office:value-type="float" office:value="100030" calcext:value-type="float">
            <text:p>100030</text:p>
          </table:table-cell>
          <table:table-cell office:value-type="string" calcext:value-type="string">
            <text:p>Wie können wir als Schulträger Schulen digital ausstatten, ohne dass die Kosten für Software, Admin und Support für den Schulträger enorm steigen?</text:p>
          </table:table-cell>
          <table:table-cell/>
          <table:table-cell office:value-type="string" calcext:value-type="string">
            <text:p>Lehrkräfte, Landes- und Bundesregierung</text:p>
          </table:table-cell>
          <table:table-cell office:value-type="string" calcext:value-type="string">
            <text:p>Verwaltung &amp; Politik – Kommunen</text:p>
          </table:table-cell>
          <table:table-cell office:value-type="string" calcext:value-type="string">
            <text:p>kreisangehörige Stadt Warstein</text:p>
          </table:table-cell>
          <table:table-cell office:value-type="string" calcext:value-type="string">
            <text:p>Nordrhein-Westfalen</text:p>
          </table:table-cell>
          <table:table-cell office:value-type="float" office:value="59581" calcext:value-type="float">
            <text:p>59581</text:p>
          </table:table-cell>
          <table:table-cell office:value-type="string" calcext:value-type="string">
            <text:p>https://projecttogether.typeform.com/to/J2y3d590#herausforderungsid=100030</text:p>
          </table:table-cell>
          <table:table-cell table:number-columns-repeated="1015"/>
        </table:table-row>
        <table:table-row table:style-name="ro1">
          <table:table-cell office:value-type="float" office:value="100408" calcext:value-type="float">
            <text:p>100408</text:p>
          </table:table-cell>
          <table:table-cell office:value-type="string" calcext:value-type="string">
            <text:p>Wie können wir die Zivilgesellschaft, Wissenschaft, Wirtschaft und Politik mit Hilfe neuer (digitaler) Formate an der Entwicklung unserer Vision für ein nachhaltiges Ingolstadt teilhaben lassen?</text:p>
          </table:table-cell>
          <table:table-cell office:value-type="string" calcext:value-type="string">
            <text:p>Im Rahmen der Nachhaltigkeitsagenda der Stadt Ingolstadt soll ein Zielmodell entwickelt werden, das Ziele, Teilziele und Indikatoren beinhaltet, welche für die Stadt eine entscheidende Rolle spielen. Das Zielmodell basiert auf den 17 Sustainable Development Goals (SDGs) der Vereinten Nationen (UN). 2020 wurde bereits eine Workshopreihe für Mitarbeiter:innen der Stadtverwaltung und Mitgliedern des Stadtrats auf Grundlage eines Planspiels mit der Methode „Sustain2030“ der iCONDU GmbH pilotiert, um eine erste Sicht auf die Ziele für Ingolstadt zu bekommen. Zur Entwicklung eines Zielmodells, das die verschiedenen Blickwinkel der Akteure in Ingolstadt abbildet, ist daher nun ein breit angelegter Dialogprozess für 2021 geplant.</text:p>
          </table:table-cell>
          <table:table-cell office:value-type="string" calcext:value-type="string">
            <text:p>Bürger:innen Ingolstadts, den gesellschaftlichen Gruppierungen, der Wissenschaft, der Wirtschaft, der Landwirtschaft, der Sozial- und Umweltverbände, der Tierschutzverbände, Behörden, Politik</text:p>
          </table:table-cell>
          <table:table-cell office:value-type="string" calcext:value-type="string">
            <text:p>Verwaltung &amp; Politik – Kommunen</text:p>
          </table:table-cell>
          <table:table-cell office:value-type="string" calcext:value-type="string">
            <text:p>kreisfreie Stadt Ingolstadt</text:p>
          </table:table-cell>
          <table:table-cell office:value-type="string" calcext:value-type="string">
            <text:p>Bayern</text:p>
          </table:table-cell>
          <table:table-cell office:value-type="float" office:value="85049" calcext:value-type="float">
            <text:p>85049</text:p>
          </table:table-cell>
          <table:table-cell office:value-type="string" calcext:value-type="string">
            <text:p>https://projecttogether.typeform.com/to/J2y3d590#herausforderungsid=100408</text:p>
          </table:table-cell>
          <table:table-cell table:number-columns-repeated="1015"/>
        </table:table-row>
        <table:table-row table:style-name="ro1">
          <table:table-cell office:value-type="float" office:value="100041" calcext:value-type="float">
            <text:p>100041</text:p>
          </table:table-cell>
          <table:table-cell office:value-type="string" calcext:value-type="string">
            <text:p>Wie können wir es erreichen, dass Prozessoptimierung ein ständiges Mindset der tagtäglichen Arbeit bei den Beschäftigten in der Verwaltung wird?</text:p>
          </table:table-cell>
          <table:table-cell office:value-type="string" calcext:value-type="string">
            <text:p>Verwaltungen sollen Abläufe, vor Einführung der informationstechnischen Systeme unter Nutzung gängiger Methoden dokumentieren, analysieren und optimieren. Daher fordert die Digitalisierung der öff. Verwaltung die konsequente Ausrichtung auf Optimierung und Vereinfachung von Geschäftsprozessen. Ziel ist der Einsatz IT-gestützter und medienbruchfreier Fachverfahren. Die Herausforderung ist, dass das Prozessmanagement auf einem sehr unterschiedlichen Niveau liegt und meist dezentral von den Fachanwendern organisiert wird. Wünschenswert ist eine Strategie, mit der die Arbeitsweise der Mitarbeiter/innen dahingehend sich verändert, die Verhaltensweisen und Entscheidungsgrundlagen zu optimieren: Training von dynamischem Denken, verantwortungsbewusste und lösungsorientierte Entscheidungen...</text:p>
          </table:table-cell>
          <table:table-cell office:value-type="string" calcext:value-type="string">
            <text:p>Mitarbeitende, Führungskräfte</text:p>
          </table:table-cell>
          <table:table-cell office:value-type="string" calcext:value-type="string">
            <text:p>Verwaltung &amp; Politik – Kommunen</text:p>
          </table:table-cell>
          <table:table-cell office:value-type="string" calcext:value-type="string">
            <text:p>Kreisstadt Eschwege</text:p>
          </table:table-cell>
          <table:table-cell office:value-type="string" calcext:value-type="string">
            <text:p>Hessen</text:p>
          </table:table-cell>
          <table:table-cell office:value-type="float" office:value="37269" calcext:value-type="float">
            <text:p>37269</text:p>
          </table:table-cell>
          <table:table-cell office:value-type="string" calcext:value-type="string">
            <text:p>https://projecttogether.typeform.com/to/J2y3d590#herausforderungsid=100041</text:p>
          </table:table-cell>
          <table:table-cell table:number-columns-repeated="1015"/>
        </table:table-row>
        <table:table-row table:style-name="ro1">
          <table:table-cell office:value-type="float" office:value="100039" calcext:value-type="float">
            <text:p>100039</text:p>
          </table:table-cell>
          <table:table-cell office:value-type="string" calcext:value-type="string">
            <text:p>Wie können wir Verwaltungsfachangestellte 2.0 gewinnen und digital-affine Mitarbeiter*innen mit #ZukunftsLust für unsere Rathäuser begeistern?</text:p>
          </table:table-cell>
          <table:table-cell office:value-type="string" calcext:value-type="string">
            <text:p>Wie können wir das Digitalisierungs-Potenzial jüngerer Bediensteter und des Verwaltungsnachwuchses nutzen und fördern und dabei gleichzeitig den Anforderungen an rechtskonformes Verwaltungshandeln gerecht werden (weg vom "das haben wir schon immer so gemacht" hin zu lösungsorientiertem Agieren in barrierefreien digitalen Prozessen) Wie können wir die Stärken der unterschiedlichen Mitarbeiter-Generationen optimal miteinander verbinden (Erfahrung/Offenheit und Affinität für digitale Prozessabläufe), um dadurch ein Mehr an benutzer- und serviceorientiertem Verwaltungsdienstleistungsangebot zu erreichen?</text:p>
          </table:table-cell>
          <table:table-cell office:value-type="string" calcext:value-type="string">
            <text:p>Führungskräfte, Bedienstete, Nachwuchskräfte, Ausbildungsorganisationen für den Bereich der öff. Verwaltung</text:p>
          </table:table-cell>
          <table:table-cell office:value-type="string" calcext:value-type="string">
            <text:p>Verwaltung &amp; Politik – Kommunen</text:p>
          </table:table-cell>
          <table:table-cell office:value-type="string" calcext:value-type="string">
            <text:p>Kreisstadt Eschwege</text:p>
          </table:table-cell>
          <table:table-cell office:value-type="string" calcext:value-type="string">
            <text:p>Hessen</text:p>
          </table:table-cell>
          <table:table-cell office:value-type="float" office:value="37269" calcext:value-type="float">
            <text:p>37269</text:p>
          </table:table-cell>
          <table:table-cell office:value-type="string" calcext:value-type="string">
            <text:p>https://projecttogether.typeform.com/to/J2y3d590#herausforderungsid=100039</text:p>
          </table:table-cell>
          <table:table-cell table:number-columns-repeated="1015"/>
        </table:table-row>
        <table:table-row table:style-name="ro1">
          <table:table-cell office:value-type="float" office:value="100040" calcext:value-type="float">
            <text:p>100040</text:p>
          </table:table-cell>
          <table:table-cell office:value-type="string" calcext:value-type="string">
            <text:p>Wie können wir eine offene und wertschätzende Fehlerkultur in unseren Verwaltungen etablieren?</text:p>
          </table:table-cell>
          <table:table-cell office:value-type="string" calcext:value-type="string">
            <text:p>Entscheidungen basieren auf Regeln, Gesetzen, Anordnungen, d.h. standardisiertem Vorgehen mit wenig individuellen Handlungsspielräumen. Hier werden Fehler gemacht, die eigentlich nicht passieren dürfen. Oft gelangen die Entscheidungsträger unter enormen Druck, es entstehen unangemessene Kritik und Angriffe aus der Bevölkerung. Wie gehen wir konstruktiv mit Fehlern um? Welche Möglichkeiten zur Veränderung der Fehlerkultur in Verwaltungen gibt es? Es geht nicht darum, zu Fehlern aufzufordern oder Beschäftigte dazu zu ermuntern, Fehler zu machen, sondern darum, den Umgang mit Fehlern zu verändern. Es ist nicht wichtig zu fragen „Wer hat was falsch gemacht?“ sondern "Was haben wir für die Zukunft daraus gelernt?" "Wie kann ich positiv mit Fehlern umgehen?"</text:p>
          </table:table-cell>
          <table:table-cell office:value-type="string" calcext:value-type="string">
            <text:p>Mitarbeitende in den Verwaltungen, Führungskräfte, Mitglieder der politischen Gremien, Bürgerschaft</text:p>
          </table:table-cell>
          <table:table-cell office:value-type="string" calcext:value-type="string">
            <text:p>Verwaltung &amp; Politik – Kommunen</text:p>
          </table:table-cell>
          <table:table-cell office:value-type="string" calcext:value-type="string">
            <text:p>Kreisstadt Eschwege</text:p>
          </table:table-cell>
          <table:table-cell office:value-type="string" calcext:value-type="string">
            <text:p>Hessen</text:p>
          </table:table-cell>
          <table:table-cell office:value-type="float" office:value="37269" calcext:value-type="float">
            <text:p>37269</text:p>
          </table:table-cell>
          <table:table-cell office:value-type="string" calcext:value-type="string">
            <text:p>https://projecttogether.typeform.com/to/J2y3d590#herausforderungsid=100040</text:p>
          </table:table-cell>
          <table:table-cell table:number-columns-repeated="1015"/>
        </table:table-row>
        <table:table-row table:style-name="ro1">
          <table:table-cell office:value-type="float" office:value="100341" calcext:value-type="float">
            <text:p>100341</text:p>
          </table:table-cell>
          <table:table-cell office:value-type="string" calcext:value-type="string">
            <text:p>Wie können wir als Kreisstadt St. Wendel ein autonomes E-Mobilitätsangebot mit Kleinbus schaffen, das bedarfsgerecht und nutzerfreundlich zu realisieren ist?</text:p>
          </table:table-cell>
          <table:table-cell office:value-type="string" calcext:value-type="string">
            <text:p>Die angedachte Strecke wird in den kommenden Jahren umgebaut, Ladepunkte etc. könnten dann integriert werden; entsprechend benötigte Streckenpunkte / Verkehrszeichen installiert/errichtet werden; Streckenlänge: ca. 3 km</text:p>
          </table:table-cell>
          <table:table-cell office:value-type="string" calcext:value-type="string">
            <text:p>alle Bürgerinnen und Bürger, Touristen sowie alle Besucherinnen und Besucher</text:p>
          </table:table-cell>
          <table:table-cell office:value-type="string" calcext:value-type="string">
            <text:p>Verwaltung &amp; Politik – Kommunen</text:p>
          </table:table-cell>
          <table:table-cell office:value-type="string" calcext:value-type="string">
            <text:p>Kreisstadt St. Wendel</text:p>
          </table:table-cell>
          <table:table-cell office:value-type="string" calcext:value-type="string">
            <text:p>Saarland</text:p>
          </table:table-cell>
          <table:table-cell office:value-type="float" office:value="66606" calcext:value-type="float">
            <text:p>66606</text:p>
          </table:table-cell>
          <table:table-cell office:value-type="string" calcext:value-type="string">
            <text:p>https://projecttogether.typeform.com/to/J2y3d590#herausforderungsid=100341</text:p>
          </table:table-cell>
          <table:table-cell table:number-columns-repeated="1015"/>
        </table:table-row>
        <table:table-row table:style-name="ro1">
          <table:table-cell office:value-type="float" office:value="100310" calcext:value-type="float">
            <text:p>100310</text:p>
          </table:table-cell>
          <table:table-cell office:value-type="string" calcext:value-type="string">
            <text:p>Wie können wir erreichen, dass Menschen mit Behinderung tatsächlich wirksam und gleichberechtigt am allgemeinen Arbeitsmarkt teilhaben, so wie es die seit 2009 in Deutschland ratifizierte UN-Behindertenrechtskonvention fordert?</text:p>
          </table:table-cell>
          <table:table-cell/>
          <table:table-cell office:value-type="string" calcext:value-type="string">
            <text:p>Zum einen an Menschen mit Behinderung selbst, zum anderen an Unternehmen in der freien Wirtschaft, insbesondere an die DAX-Unternehmen, die ihre Quote an Menschen mit Behinderung seit Jahren konsequent nicht erfüllen.</text:p>
          </table:table-cell>
          <table:table-cell office:value-type="string" calcext:value-type="string">
            <text:p>Verwaltung &amp; Politik – Kreise</text:p>
          </table:table-cell>
          <table:table-cell office:value-type="string" calcext:value-type="string">
            <text:p>Kreistag Breisgau-Hochschwarzwald</text:p>
          </table:table-cell>
          <table:table-cell office:value-type="string" calcext:value-type="string">
            <text:p>Baden-Württemberg</text:p>
          </table:table-cell>
          <table:table-cell office:value-type="float" office:value="79252" calcext:value-type="float">
            <text:p>79252</text:p>
          </table:table-cell>
          <table:table-cell office:value-type="string" calcext:value-type="string">
            <text:p>https://projecttogether.typeform.com/to/J2y3d590#herausforderungsid=100310</text:p>
          </table:table-cell>
          <table:table-cell table:number-columns-repeated="1015"/>
        </table:table-row>
        <table:table-row table:style-name="ro1">
          <table:table-cell office:value-type="float" office:value="100662" calcext:value-type="float">
            <text:p>100662</text:p>
          </table:table-cell>
          <table:table-cell office:value-type="string" calcext:value-type="string">
            <text:p>Wie können wir in öffentlicher Beschaffung, Vergaberecht und Haushalt in Kommunen Nachhaltigkeitskriterien integriert verankern, um den „Aktionsplan für die Kreislaufwirtschaft“ der Europäischen Kommission vor Ort umsetz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2</text:p>
          </table:table-cell>
          <table:table-cell table:number-columns-repeated="1015"/>
        </table:table-row>
        <table:table-row table:style-name="ro1">
          <table:table-cell office:value-type="float" office:value="100661" calcext:value-type="float">
            <text:p>100661</text:p>
          </table:table-cell>
          <table:table-cell office:value-type="string" calcext:value-type="string">
            <text:p>Wie können wir zirkuläre Wertschöpfungsketten durch interkommunale Zusammenarbeit und ein harmonisiertes Wissensmanagement zwischen den Kommunen fördern, um den Übergang zur „Kreislaufstadt“ zu gestalt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1</text:p>
          </table:table-cell>
          <table:table-cell table:number-columns-repeated="1015"/>
        </table:table-row>
        <table:table-row table:style-name="ro1">
          <table:table-cell office:value-type="float" office:value="100665" calcext:value-type="float">
            <text:p>100665</text:p>
          </table:table-cell>
          <table:table-cell office:value-type="string" calcext:value-type="string">
            <text:p>Wie können wir nachhaltige Nahrungsmittel für alle Bürger*innen bezahlbar machen und gleichzeitig den kommunalen Agrarproduzenten ausreichende Anreize verschaffen, ihre Betriebe rentabel auf nachhaltige Strukturen umzustell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5</text:p>
          </table:table-cell>
          <table:table-cell table:number-columns-repeated="1015"/>
        </table:table-row>
        <table:table-row table:style-name="ro1">
          <table:table-cell office:value-type="float" office:value="100664" calcext:value-type="float">
            <text:p>100664</text:p>
          </table:table-cell>
          <table:table-cell office:value-type="string" calcext:value-type="string">
            <text:p>Wie können wir Zielkonflikten in den Themenkomplexen Ernährung / Landwirtschaft, Biodiversität und Klimaschutz auf kommunaler Ebene durch innovative und digitale Ansätze begegn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4</text:p>
          </table:table-cell>
          <table:table-cell table:number-columns-repeated="1015"/>
        </table:table-row>
        <table:table-row table:style-name="ro1">
          <table:table-cell office:value-type="float" office:value="100666" calcext:value-type="float">
            <text:p>100666</text:p>
          </table:table-cell>
          <table:table-cell office:value-type="string" calcext:value-type="string">
            <text:p>Wie können wir in deutschen Städten und Gemeinden multimodale Mobilität z. B. nach dem Vorbild von Helsinki flächendeckend verankern, auch im ländlichen Raum?</text:p>
          </table:table-cell>
          <table:table-cell office:value-type="string" calcext:value-type="string">
            <text:p>Strukturen multimodaler Mobilität</text:p>
          </table:table-cell>
          <table:table-cell/>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6</text:p>
          </table:table-cell>
          <table:table-cell table:number-columns-repeated="1015"/>
        </table:table-row>
        <table:table-row table:style-name="ro1">
          <table:table-cell office:value-type="float" office:value="100668" calcext:value-type="float">
            <text:p>100668</text:p>
          </table:table-cell>
          <table:table-cell office:value-type="string" calcext:value-type="string">
            <text:p>Wie können wir den ausgelösten Digitalisierungsschub der Mobilitätsangebote nutzen und in Übereinstimmung mit den Gemeinwohlinteressen der Kommunen gestalten?</text:p>
          </table:table-cell>
          <table:table-cell office:value-type="string" calcext:value-type="string">
            <text:p>Gemeinwohlinteressen</text:p>
          </table:table-cell>
          <table:table-cell/>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8</text:p>
          </table:table-cell>
          <table:table-cell table:number-columns-repeated="1015"/>
        </table:table-row>
        <table:table-row table:style-name="ro1">
          <table:table-cell office:value-type="float" office:value="100667" calcext:value-type="float">
            <text:p>100667</text:p>
          </table:table-cell>
          <table:table-cell office:value-type="string" calcext:value-type="string">
            <text:p>Wie können wir die Ziele einer nachhaltigen Verkehrsplanung über alle relevanten kommunalen Politikfelder hinweg abstimmen?</text:p>
          </table:table-cell>
          <table:table-cell office:value-type="string" calcext:value-type="string">
            <text:p>Sektorale Fachbereichstrennung in kommunalen Verwaltungen</text:p>
          </table:table-cell>
          <table:table-cell/>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7</text:p>
          </table:table-cell>
          <table:table-cell table:number-columns-repeated="1015"/>
        </table:table-row>
        <table:table-row table:style-name="ro1">
          <table:table-cell office:value-type="float" office:value="100669" calcext:value-type="float">
            <text:p>100669</text:p>
          </table:table-cell>
          <table:table-cell office:value-type="string" calcext:value-type="string">
            <text:p>Wie können wir in Kommunen die Synergieeffekte zwischen den beiden Zielen nachhaltige Konsum-/Produktionsmuster und Klimaneutralität sinnvoll nutz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69</text:p>
          </table:table-cell>
          <table:table-cell table:number-columns-repeated="1015"/>
        </table:table-row>
        <table:table-row table:style-name="ro1">
          <table:table-cell office:value-type="float" office:value="100670" calcext:value-type="float">
            <text:p>100670</text:p>
          </table:table-cell>
          <table:table-cell office:value-type="string" calcext:value-type="string">
            <text:p>Wie können wir durch die Corona-Pandemie ausgelöste Veränderungsprozesse in Bezug auf Lebensstile sinnvoll für disruptive Nachhaltigkeitstransformationen nutz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70</text:p>
          </table:table-cell>
          <table:table-cell table:number-columns-repeated="1015"/>
        </table:table-row>
        <table:table-row table:style-name="ro1">
          <table:table-cell office:value-type="float" office:value="100672" calcext:value-type="float">
            <text:p>100672</text:p>
          </table:table-cell>
          <table:table-cell office:value-type="string" calcext:value-type="string">
            <text:p>Wie können wir zur Bewältigung der Querschnittsaufgabe des demographischen Wandels die Fachbereiche der Kommunalverwaltungen ressortübergreifend miteinander verzahnen?</text:p>
          </table:table-cell>
          <table:table-cell office:value-type="string" calcext:value-type="string">
            <text:p>Sektorale Fachbereichstrennungen der Kommunalverwaltungen</text:p>
          </table:table-cell>
          <table:table-cell/>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72</text:p>
          </table:table-cell>
          <table:table-cell table:number-columns-repeated="1015"/>
        </table:table-row>
        <table:table-row table:style-name="ro1">
          <table:table-cell office:value-type="float" office:value="100673" calcext:value-type="float">
            <text:p>100673</text:p>
          </table:table-cell>
          <table:table-cell office:value-type="string" calcext:value-type="string">
            <text:p>Wie können wir der Gefahr von Versorgungslücken aufgrund fehlender Pflegekräfte begegnen und den zunehmenden Belastungen für die kommunalen Haushalte durch Leistungen für „Hilfe zur Pflege“ und wachsende Altersarmut entgegenwirk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73</text:p>
          </table:table-cell>
          <table:table-cell table:number-columns-repeated="1015"/>
        </table:table-row>
        <table:table-row table:style-name="ro1">
          <table:table-cell office:value-type="float" office:value="100677" calcext:value-type="float">
            <text:p>100677</text:p>
          </table:table-cell>
          <table:table-cell office:value-type="string" calcext:value-type="string">
            <text:p>Wie können wir die Zivilgesellschaft bei der Entwicklung kommunaler Konzepte und Strategien in einem Dialog auf Augenhöhe mit Verwaltung und Politik einbeziehen?</text:p>
          </table:table-cell>
          <table:table-cell office:value-type="string" calcext:value-type="string">
            <text:p>Entwicklung kommunaler Konzepte und Strategien</text:p>
          </table:table-cell>
          <table:table-cell/>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77</text:p>
          </table:table-cell>
          <table:table-cell table:number-columns-repeated="1015"/>
        </table:table-row>
        <table:table-row table:style-name="ro1">
          <table:table-cell office:value-type="float" office:value="100678" calcext:value-type="float">
            <text:p>100678</text:p>
          </table:table-cell>
          <table:table-cell office:value-type="string" calcext:value-type="string">
            <text:p>Wie können wir die rechtlichen, finanziellen und institutionellen Rahmenbedingungen schaffen, um Kommunen (insbesondere in strukturschwachen Regionen) bei der Bereitstellung von quartiers- und ortsteilbezogene Angeboten zur Stärkung bürgerschaftlichem Engagements zu unterstütz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78</text:p>
          </table:table-cell>
          <table:table-cell table:number-columns-repeated="1015"/>
        </table:table-row>
        <table:table-row table:style-name="ro1">
          <table:table-cell office:value-type="float" office:value="100682" calcext:value-type="float">
            <text:p>100682</text:p>
          </table:table-cell>
          <table:table-cell office:value-type="string" calcext:value-type="string">
            <text:p>Wie können wir dem zunehmendem Bedeutungsverlust des Einzelhandels in den Innenstädten über innovative und multifunktionale Ansätze vor Ort entgegenwirk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82</text:p>
          </table:table-cell>
          <table:table-cell table:number-columns-repeated="1015"/>
        </table:table-row>
        <table:table-row table:style-name="ro1">
          <table:table-cell office:value-type="float" office:value="100683" calcext:value-type="float">
            <text:p>100683</text:p>
          </table:table-cell>
          <table:table-cell office:value-type="string" calcext:value-type="string">
            <text:p>Wie können wir den ohnehin stattfindenden Strukturwandel des Einzelhandelns z. B. aufgrund demographischer und technologischer Veränderungen für nachhaltige Transformationen nutz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83</text:p>
          </table:table-cell>
          <table:table-cell table:number-columns-repeated="1015"/>
        </table:table-row>
        <table:table-row table:style-name="ro1">
          <table:table-cell office:value-type="float" office:value="100685" calcext:value-type="float">
            <text:p>100685</text:p>
          </table:table-cell>
          <table:table-cell office:value-type="string" calcext:value-type="string">
            <text:p>Wie können wir den ländlichen Raum über zukunftsfähige Mobilitäts- und Digitalisierungskonzepte mit den Angeboten und Strukturen der Städte verbind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85</text:p>
          </table:table-cell>
          <table:table-cell table:number-columns-repeated="1015"/>
        </table:table-row>
        <table:table-row table:style-name="ro1">
          <table:table-cell office:value-type="float" office:value="100686" calcext:value-type="float">
            <text:p>100686</text:p>
          </table:table-cell>
          <table:table-cell office:value-type="string" calcext:value-type="string">
            <text:p>Wie können Städte und ländliche Regionen trotz budgetären Drucks gemeinsam daran arbeiten, resilienter und belastbarer gegenüber ökonomischen, sozialen und ökologischen Krisen und Schocks zu werden?</text:p>
          </table:table-cell>
          <table:table-cell table:number-columns-repeated="2"/>
          <table:table-cell office:value-type="string" calcext:value-type="string">
            <text:p>Zivilgesellschaft, inkl. sozialer Sektor</text:p>
          </table:table-cell>
          <table:table-cell office:value-type="string" calcext:value-type="string">
            <text:p>Landesarbeitsgemeinschaft Agenda 21 NRW e.V.</text:p>
          </table:table-cell>
          <table:table-cell office:value-type="string" calcext:value-type="string">
            <text:p>Nordrhein-Westfalen</text:p>
          </table:table-cell>
          <table:table-cell office:value-type="float" office:value="44339" calcext:value-type="float">
            <text:p>44339</text:p>
          </table:table-cell>
          <table:table-cell office:value-type="string" calcext:value-type="string">
            <text:p>https://projecttogether.typeform.com/to/J2y3d590#herausforderungsid=100686</text:p>
          </table:table-cell>
          <table:table-cell table:number-columns-repeated="1015"/>
        </table:table-row>
        <table:table-row table:style-name="ro1">
          <table:table-cell office:value-type="float" office:value="100025" calcext:value-type="float">
            <text:p>100025</text:p>
          </table:table-cell>
          <table:table-cell office:value-type="string" calcext:value-type="string">
            <text:p>Wie können wir ältere Menschen die Offline sind über aktuelle Inhalte informieren und diese an vorhandenen digitalen Möglichkeiten nicht nur in Coronazeiten teilhaben lassen, ohne dass diese digitale Endgeräte sowie eine umfangreiche Digitalkompetenzen benötigen.</text:p>
          </table:table-cell>
          <table:table-cell/>
          <table:table-cell office:value-type="string" calcext:value-type="string">
            <text:p>Menschen ab 75 Jahre mit geringer Technikompetenz</text:p>
          </table:table-cell>
          <table:table-cell office:value-type="string" calcext:value-type="string">
            <text:p>Verwaltung &amp; Politik – Kommunen</text:p>
          </table:table-cell>
          <table:table-cell office:value-type="string" calcext:value-type="string">
            <text:p>Landeshauptstadt Hannover</text:p>
          </table:table-cell>
          <table:table-cell office:value-type="string" calcext:value-type="string">
            <text:p>Niedersachsen</text:p>
          </table:table-cell>
          <table:table-cell office:value-type="float" office:value="30449" calcext:value-type="float">
            <text:p>30449</text:p>
          </table:table-cell>
          <table:table-cell office:value-type="string" calcext:value-type="string">
            <text:p>https://projecttogether.typeform.com/to/J2y3d590#herausforderungsid=100025</text:p>
          </table:table-cell>
          <table:table-cell table:number-columns-repeated="1015"/>
        </table:table-row>
        <table:table-row table:style-name="ro1">
          <table:table-cell office:value-type="float" office:value="100026" calcext:value-type="float">
            <text:p>100026</text:p>
          </table:table-cell>
          <table:table-cell office:value-type="string" calcext:value-type="string">
            <text:p>Wie können wir Angehörige entlasten, die Menschen in ihrem Umfeld betreuen und pflegen sowie situativ mit digital / analogen Angeboten vernetzen, ohne sich durch den Begriffsdschungel zu kämpfen und aufwendig nach Informationen recherchieren zu müssen.</text:p>
          </table:table-cell>
          <table:table-cell office:value-type="string" calcext:value-type="string">
            <text:p>Die größte Pflegedienst in Deutschland ist die Familie. Viele Menschen sind direkt oder indirekt wie Nachbarn in die Betreuung und Versorgung von Pflegebedürftigen zu Hause eingebunden. Für pflegende Angehörige ist dieses mit hoher physischer und psychischer Belastung verbunden. Die Organisation des Alltags und Suche nach passenden Hilfsstrukturen ist sehr zeitaufwendig. Die vorhandenen zahlreichen Informationen im Internet können überfordern durch unbekannte Begriffe und kaum miteinander vernetzte Angebote. Zudem ist die Versorgung eines Angehörigen zu Hause oder der Umzug in ein Alten- und Pflegeheim häufig innerhalb weniger Tage zu organisieren. Vor ältere Angehörige mit geringen digitalen Kompetenzen profitieren unzureichend von digitalen Lösungen. Dadurch steigt die Belastung weiter.</text:p>
          </table:table-cell>
          <table:table-cell office:value-type="string" calcext:value-type="string">
            <text:p>Pflegende Angehörig</text:p>
          </table:table-cell>
          <table:table-cell office:value-type="string" calcext:value-type="string">
            <text:p>Verwaltung &amp; Politik – Kommunen</text:p>
          </table:table-cell>
          <table:table-cell office:value-type="string" calcext:value-type="string">
            <text:p>Landeshauptstadt Hannover Fachbereich Senioren</text:p>
          </table:table-cell>
          <table:table-cell office:value-type="string" calcext:value-type="string">
            <text:p>Niedersachsen</text:p>
          </table:table-cell>
          <table:table-cell office:value-type="float" office:value="30449" calcext:value-type="float">
            <text:p>30449</text:p>
          </table:table-cell>
          <table:table-cell office:value-type="string" calcext:value-type="string">
            <text:p>https://projecttogether.typeform.com/to/J2y3d590#herausforderungsid=100026</text:p>
          </table:table-cell>
          <table:table-cell table:number-columns-repeated="1015"/>
        </table:table-row>
        <table:table-row table:style-name="ro1">
          <table:table-cell office:value-type="float" office:value="100586" calcext:value-type="float">
            <text:p>100586</text:p>
          </table:table-cell>
          <table:table-cell office:value-type="string" calcext:value-type="string">
            <text:p>Wie können wir die, durch die Pandemiesituation verstärkte, Chancenungerechtigkeit in puncto Bildung und Zugangsmöglichkeiten zu Bildung gut abfangen bzw. verringern?</text:p>
          </table:table-cell>
          <table:table-cell/>
          <table:table-cell office:value-type="string" calcext:value-type="string">
            <text:p>Schüler*innen aus bedürftigen Haushalten</text:p>
          </table:table-cell>
          <table:table-cell office:value-type="string" calcext:value-type="string">
            <text:p>Verwaltung &amp; Politik – Kommunen</text:p>
          </table:table-cell>
          <table:table-cell office:value-type="string" calcext:value-type="string">
            <text:p>Landeshauptstadt Magdeburg</text:p>
          </table:table-cell>
          <table:table-cell office:value-type="string" calcext:value-type="string">
            <text:p>Sachsen-Anhalt</text:p>
          </table:table-cell>
          <table:table-cell office:value-type="float" office:value="39104" calcext:value-type="float">
            <text:p>39104</text:p>
          </table:table-cell>
          <table:table-cell office:value-type="string" calcext:value-type="string">
            <text:p>https://projecttogether.typeform.com/to/J2y3d590#herausforderungsid=100586</text:p>
          </table:table-cell>
          <table:table-cell table:number-columns-repeated="1015"/>
        </table:table-row>
        <table:table-row table:style-name="ro1">
          <table:table-cell office:value-type="float" office:value="100675" calcext:value-type="float">
            <text:p>100675</text:p>
          </table:table-cell>
          <table:table-cell office:value-type="string" calcext:value-type="string">
            <text:p>Wie können wir als Stadt Magdeburg unseren Bürger*innen - im Speziellen jungen Menschen - Angebote schaffen, welche die mentale Gesundheit aufbauen, stärken und stabil halten? (kulturelle, bewegungsorientierte, entspannungsorientierte, …)</text:p>
          </table:table-cell>
          <table:table-cell office:value-type="string" calcext:value-type="string">
            <text:p>Die aktuelle Lage in der Pandemie, welche die Möglichkeiten der Kontakte nicht nur stark begrenzt, sondern auch nahezu komplett unmöglich macht, begünstigt Beeinträchtigungen nicht nur der mentalen Gesundheit. Wir brauchen Kontakte, Interaktionen, Austausch, Aktivität, Ruhe - jeder unterschiedlich gewichtet. Dafür benötigen wir Strukturen und Angebote, die möglichst niederschwellig gestaltet werden (auch unter der Beteiligung von jungen Menschen, die ihren Lebensraum nach ihren Bedürfnissen mitgestalten dürfen). Angebote, die nicht digital, aber auf Abstand umgesetzt werden</text:p>
          </table:table-cell>
          <table:table-cell office:value-type="string" calcext:value-type="string">
            <text:p>keine Begrenzung der Zielgruppe, Fokus kann auf jungen Menschen liegen</text:p>
          </table:table-cell>
          <table:table-cell office:value-type="string" calcext:value-type="string">
            <text:p>Verwaltung &amp; Politik – Kommunen</text:p>
          </table:table-cell>
          <table:table-cell office:value-type="string" calcext:value-type="string">
            <text:p>Landeshauptstadt Magdeburg</text:p>
          </table:table-cell>
          <table:table-cell office:value-type="string" calcext:value-type="string">
            <text:p>Sachsen-Anhalt</text:p>
          </table:table-cell>
          <table:table-cell office:value-type="float" office:value="39116" calcext:value-type="float">
            <text:p>39116</text:p>
          </table:table-cell>
          <table:table-cell office:value-type="string" calcext:value-type="string">
            <text:p>https://projecttogether.typeform.com/to/J2y3d590#herausforderungsid=100675</text:p>
          </table:table-cell>
          <table:table-cell table:number-columns-repeated="1015"/>
        </table:table-row>
        <table:table-row table:style-name="ro1">
          <table:table-cell office:value-type="float" office:value="100646" calcext:value-type="float">
            <text:p>100646</text:p>
          </table:table-cell>
          <table:table-cell office:value-type="string" calcext:value-type="string">
            <text:p>Wie können wir älteren Menschen (65+) gesundheitsfördernde Angebote näherbringen (räumlich erreichbar, niedrigschwellig...) und sie motivieren, diese Angebote wahrzunehmen?</text:p>
          </table:table-cell>
          <table:table-cell office:value-type="string" calcext:value-type="string">
            <text:p>Die Mehrheit der Bevölkerung in Deutschland kann ein langes Leben erwarten. Dies eröffnet viele Möglichkeiten der Ausgestaltung des eigenen Lebens bis ins Alter hinein. Trotz der gestiegenen Lebenserwartung ist das Thema „Alter“ und „Altsein“ häufig noch von negativen Altersbildern belegt und mit Gebrechlichkeit und Krankheit gleichgestellt. Diese Altersbilder verkennen die Heterogenität des Alters: Das Leben im Alter wird länger, vielfältiger und bunter. Doch mit steigendem Alter nehmen viele Gesundheitsrisiken zu. Ein rechtzeitiger Zugang zu präventiven Angeboten ist daher wichtig, um Gesundheit und Lebensqualität zu erhalten und Pflegebedürftigkeit vorzubeugen.</text:p>
          </table:table-cell>
          <table:table-cell office:value-type="string" calcext:value-type="string">
            <text:p>Ältere Menschen ab 65 Jahre</text:p>
          </table:table-cell>
          <table:table-cell office:value-type="string" calcext:value-type="string">
            <text:p>Verwaltung &amp; Politik – Kommunen</text:p>
          </table:table-cell>
          <table:table-cell office:value-type="string" calcext:value-type="string">
            <text:p>Landeshauptstadt Magdeburg</text:p>
          </table:table-cell>
          <table:table-cell office:value-type="string" calcext:value-type="string">
            <text:p>Sachsen-Anhalt</text:p>
          </table:table-cell>
          <table:table-cell office:value-type="float" office:value="39116" calcext:value-type="float">
            <text:p>39116</text:p>
          </table:table-cell>
          <table:table-cell office:value-type="string" calcext:value-type="string">
            <text:p>https://projecttogether.typeform.com/to/J2y3d590#herausforderungsid=100646</text:p>
          </table:table-cell>
          <table:table-cell table:number-columns-repeated="1015"/>
        </table:table-row>
        <table:table-row table:style-name="ro4">
          <table:table-cell office:value-type="float" office:value="100363" calcext:value-type="float">
            <text:p>100363</text:p>
          </table:table-cell>
          <table:table-cell office:value-type="string" calcext:value-type="string">
            <text:p>Wie können wir regionale UND klimaneutrale Entscheidungen beim Kauf von Produkten fördern?</text:p>
          </table:table-cell>
          <table:table-cell office:value-type="string" calcext:value-type="string">
            <text:p>Bitte betrachten Sie Faktoren: </text:p>
            <text:p>- REGIONAL: Produktionsstandort, Standort der Kaufentscheidung, Lieferwege der Produkte</text:p>
            <text:p>- KLIMANEUTRAL: Produkt-Verpackung und Recyclingfähigkeit, Transport und Lieferwege der Produkte, Konsum</text:p>
            <text:p>- FÖRDERND: direkte Handlungsempfehlungen</text:p>
          </table:table-cell>
          <table:table-cell office:value-type="string" calcext:value-type="string">
            <text:p>Konsument:innen und Käufer:innen in Deutschland</text:p>
          </table:table-cell>
          <table:table-cell office:value-type="string" calcext:value-type="string">
            <text:p>Verwaltung &amp; Politik – Kommunen</text:p>
          </table:table-cell>
          <table:table-cell office:value-type="string" calcext:value-type="string">
            <text:p>Landeshauptstadt München</text:p>
          </table:table-cell>
          <table:table-cell office:value-type="string" calcext:value-type="string">
            <text:p>Bayern</text:p>
          </table:table-cell>
          <table:table-cell office:value-type="float" office:value="80992" calcext:value-type="float">
            <text:p>80992</text:p>
          </table:table-cell>
          <table:table-cell office:value-type="string" calcext:value-type="string">
            <text:p>https://projecttogether.typeform.com/to/J2y3d590#herausforderungsid=100363</text:p>
          </table:table-cell>
          <table:table-cell table:number-columns-repeated="1015"/>
        </table:table-row>
        <table:table-row table:style-name="ro1">
          <table:table-cell office:value-type="float" office:value="100325" calcext:value-type="float">
            <text:p>100325</text:p>
          </table:table-cell>
          <table:table-cell office:value-type="string" calcext:value-type="string">
            <text:p>Wie können wir ermöglichen, dass auch Menschen mit Behinderung (Rollstuhlfahrer*innen, blinde Menschen etc) möglichst barrierefreie Routen durch Städte anhand digitaler Maps finden können?</text:p>
          </table:table-cell>
          <table:table-cell office:value-type="string" calcext:value-type="string">
            <text:p>Ein Routing wie dies bei google maps selbstverständlich ist für BARRIEREFREIE Routen zu ermöglichen, ist nicht ganz einfach, da die Routen umständlich sind zu erheben (Bodenbeläge, Bordsteine, Blindenleitstreifen etc.) und da die kleinsten Veränderungen im Straßenbild (bspw. Baustelle auf einer Seite des Gehwegs) die Barrierefreiheit kurzfristig beeinträchtigen können.</text:p>
          </table:table-cell>
          <table:table-cell office:value-type="string" calcext:value-type="string">
            <text:p>Menschen mit Behinderung</text:p>
          </table:table-cell>
          <table:table-cell office:value-type="string" calcext:value-type="string">
            <text:p>Verwaltung &amp; Politik – Kommunen</text:p>
          </table:table-cell>
          <table:table-cell office:value-type="string" calcext:value-type="string">
            <text:p>Landeshauptstadt Potsdam</text:p>
          </table:table-cell>
          <table:table-cell office:value-type="string" calcext:value-type="string">
            <text:p>Brandenburg</text:p>
          </table:table-cell>
          <table:table-cell office:value-type="float" office:value="14469" calcext:value-type="float">
            <text:p>14469</text:p>
          </table:table-cell>
          <table:table-cell office:value-type="string" calcext:value-type="string">
            <text:p>https://projecttogether.typeform.com/to/J2y3d590#herausforderungsid=100325</text:p>
          </table:table-cell>
          <table:table-cell table:number-columns-repeated="1015"/>
        </table:table-row>
        <table:table-row table:style-name="ro1">
          <table:table-cell office:value-type="float" office:value="100755" calcext:value-type="float">
            <text:p>100755</text:p>
          </table:table-cell>
          <table:table-cell office:value-type="string" calcext:value-type="string">
            <text:p>Wie können wir neue Angebote des ehrenamtlichen Engagements in der Altenhilfe schaffen, um das ehrenamtliche Engagement in diesem Bereich attraktiver zu gestalten?</text:p>
          </table:table-cell>
          <table:table-cell/>
          <table:table-cell office:value-type="string" calcext:value-type="string">
            <text:p>Interessierte an ehrenamtlichem Engagement.</text:p>
          </table:table-cell>
          <table:table-cell office:value-type="string" calcext:value-type="string">
            <text:p>Verwaltung &amp; Politik – Kommunen</text:p>
          </table:table-cell>
          <table:table-cell office:value-type="string" calcext:value-type="string">
            <text:p>Landeshauptstadt Stuttgart</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755</text:p>
          </table:table-cell>
          <table:table-cell table:number-columns-repeated="1015"/>
        </table:table-row>
        <table:table-row table:style-name="ro1">
          <table:table-cell office:value-type="float" office:value="100760" calcext:value-type="float">
            <text:p>100760</text:p>
          </table:table-cell>
          <table:table-cell office:value-type="string" calcext:value-type="string">
            <text:p>Wie können wir seniorengerechte Quartiere gestalten und was können Kommunen und Gesellschaft dazu beitragen?</text:p>
          </table:table-cell>
          <table:table-cell/>
          <table:table-cell office:value-type="string" calcext:value-type="string">
            <text:p>Bewohner*innen von Quartieren jeden Alters</text:p>
          </table:table-cell>
          <table:table-cell office:value-type="string" calcext:value-type="string">
            <text:p>Verwaltung &amp; Politik – Kommunen</text:p>
          </table:table-cell>
          <table:table-cell office:value-type="string" calcext:value-type="string">
            <text:p>Landeshauptstadt Stuttgart</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760</text:p>
          </table:table-cell>
          <table:table-cell table:number-columns-repeated="1015"/>
        </table:table-row>
        <table:table-row table:style-name="ro1">
          <table:table-cell office:value-type="float" office:value="100389" calcext:value-type="float">
            <text:p>100389</text:p>
          </table:table-cell>
          <table:table-cell office:value-type="string" calcext:value-type="string">
            <text:p>Wie können wir unter einem Corona bedingten zunehmenden Trend zum Home-Office die Erosion des Sozialisationsortes Betrieb kompensieren?</text:p>
          </table:table-cell>
          <table:table-cell office:value-type="string" calcext:value-type="string">
            <text:p>Die Landeshauptstadt Wiesbaden, beschäftigt ca. 5.500 Mitarbeiter:innen in der Kernverwaltung. Davon arbeitet derzeit ein nicht unerheblicher Anteil regelmäßig oder unregelmäßig im Homeoffice.</text:p>
          </table:table-cell>
          <table:table-cell office:value-type="string" calcext:value-type="string">
            <text:p>Mitarbeiter:innen der Landeshauptstadt Wiesbaden</text:p>
          </table:table-cell>
          <table:table-cell office:value-type="string" calcext:value-type="string">
            <text:p>Verwaltung &amp; Politik – Kommunen</text:p>
          </table:table-cell>
          <table:table-cell office:value-type="string" calcext:value-type="string">
            <text:p>Landeshauptstadt Wiesbaden</text:p>
          </table:table-cell>
          <table:table-cell office:value-type="string" calcext:value-type="string">
            <text:p>Hessen</text:p>
          </table:table-cell>
          <table:table-cell office:value-type="float" office:value="65183" calcext:value-type="float">
            <text:p>65183</text:p>
          </table:table-cell>
          <table:table-cell office:value-type="string" calcext:value-type="string">
            <text:p>https://projecttogether.typeform.com/to/J2y3d590#herausforderungsid=100389</text:p>
          </table:table-cell>
          <table:table-cell table:number-columns-repeated="1015"/>
        </table:table-row>
        <table:table-row table:style-name="ro1">
          <table:table-cell office:value-type="float" office:value="100390" calcext:value-type="float">
            <text:p>100390</text:p>
          </table:table-cell>
          <table:table-cell office:value-type="string" calcext:value-type="string">
            <text:p>Wie können wir eine einheitliche und einfache Authentifizierung für Bürgerinnen und Bürger sicherstellen?</text:p>
          </table:table-cell>
          <table:table-cell/>
          <table:table-cell office:value-type="string" calcext:value-type="string">
            <text:p>Bürger:innen und Unternehmen in Wiesbaden</text:p>
          </table:table-cell>
          <table:table-cell office:value-type="string" calcext:value-type="string">
            <text:p>Verwaltung &amp; Politik – Kommunen</text:p>
          </table:table-cell>
          <table:table-cell office:value-type="string" calcext:value-type="string">
            <text:p>Landeshauptstadt Wiesbaden</text:p>
          </table:table-cell>
          <table:table-cell office:value-type="string" calcext:value-type="string">
            <text:p>Hessen</text:p>
          </table:table-cell>
          <table:table-cell office:value-type="float" office:value="65183" calcext:value-type="float">
            <text:p>65183</text:p>
          </table:table-cell>
          <table:table-cell office:value-type="string" calcext:value-type="string">
            <text:p>https://projecttogether.typeform.com/to/J2y3d590#herausforderungsid=100390</text:p>
          </table:table-cell>
          <table:table-cell table:number-columns-repeated="1015"/>
        </table:table-row>
        <table:table-row table:style-name="ro1">
          <table:table-cell office:value-type="float" office:value="100481" calcext:value-type="float">
            <text:p>100481</text:p>
          </table:table-cell>
          <table:table-cell office:value-type="string" calcext:value-type="string">
            <text:p>Wie können wir Genehmigungsverfahren und Förderanträge  für Verwaltungen und Vereine/ehrenamtlich Engagierte gestalten,  ohne dass es zeitlich aufwändig und sprachlich schwierig ist oder dass Wichtiges übersehen wird?</text:p>
          </table:table-cell>
          <table:table-cell office:value-type="string" calcext:value-type="string">
            <text:p>Viele Anträge finden auf Gemeinde/Kreisebene statt. Jede/r Gemeinde/Kreis hat eigenen Formulare. Beispiele: Zuschüsse für Freizeitaktivitäten von Jugendgruppen pro Teilnehmer_in/Tag. So muss z.B. für ein Zeltlager mit Teilnehmenden aus 5 Gemeinden/Kreisen fünfmal ein anderer Antrag ausgefüllt und Teilnehmer_innenlisten fünfmal getrennt geführt und in Papier eingereicht werden. Es geht aber z.B. auch um Genehmigungen (fliegende Bauten, Veranstaltungen...). <text:s/>Ein modernes digitales Verfahren, das Möglichkeiten der Entbürokratisierung nutzt, wäre ein echter Beitrag zur Motivation von Ehrenamtlichen.</text:p>
          </table:table-cell>
          <table:table-cell office:value-type="string" calcext:value-type="string">
            <text:p>Ehrenamtliche in Vereinen, Verbänden, Initiativen</text:p>
          </table:table-cell>
          <table:table-cell office:value-type="string" calcext:value-type="string">
            <text:p>Zivilgesellschaft, inkl. sozialer Sektor</text:p>
          </table:table-cell>
          <table:table-cell office:value-type="string" calcext:value-type="string">
            <text:p>Landesjugendring Schleswig-Holstein</text:p>
          </table:table-cell>
          <table:table-cell office:value-type="string" calcext:value-type="string">
            <text:p>Schleswig-Holstein</text:p>
          </table:table-cell>
          <table:table-cell office:value-type="float" office:value="24214" calcext:value-type="float">
            <text:p>24214</text:p>
          </table:table-cell>
          <table:table-cell office:value-type="string" calcext:value-type="string">
            <text:p>https://projecttogether.typeform.com/to/J2y3d590#herausforderungsid=100481</text:p>
          </table:table-cell>
          <table:table-cell table:number-columns-repeated="1015"/>
        </table:table-row>
        <table:table-row table:style-name="ro1">
          <table:table-cell office:value-type="float" office:value="100483" calcext:value-type="float">
            <text:p>100483</text:p>
          </table:table-cell>
          <table:table-cell office:value-type="string" calcext:value-type="string">
            <text:p>Wie können wir Jugendliche an Entscheidungen und Diskussionen in Politik, Verwaltung und Institutionen digital beteiligen, ohne dass Gruppen abgehängt oder Jugendliche demotiviert werden?</text:p>
          </table:table-cell>
          <table:table-cell office:value-type="string" calcext:value-type="string">
            <text:p>Kinder- und Jugendbeteiligung muss in der Kommunalpolitik, aber auch in Schulen und allen anderen Institutionen (Vereine...) verankert werden. Neben Präsenzformen kann dies auch digital erfolgen. Bestehende Lösungen (epartool z.B.) sind allerdings für Nutzer_innen z.B. aus Verwaltung, die wenig Vorerfahrung haben, zu hochschwellig. Ein flexibles Tool, das Abfragen mit dem Smartphone in unterschiedlichen Formaten und Bereichen ermöglicht und leicht administrierbar ist, würde helfen.</text:p>
          </table:table-cell>
          <table:table-cell office:value-type="string" calcext:value-type="string">
            <text:p>Multiplikator_innen aus allen Bereichen/Kinder und Jugendliche</text:p>
          </table:table-cell>
          <table:table-cell office:value-type="string" calcext:value-type="string">
            <text:p>Zivilgesellschaft, inkl. sozialer Sektor</text:p>
          </table:table-cell>
          <table:table-cell office:value-type="string" calcext:value-type="string">
            <text:p>Landesjugendring Schleswig-Holstein</text:p>
          </table:table-cell>
          <table:table-cell office:value-type="string" calcext:value-type="string">
            <text:p>Schleswig-Holstein</text:p>
          </table:table-cell>
          <table:table-cell office:value-type="float" office:value="24214" calcext:value-type="float">
            <text:p>24214</text:p>
          </table:table-cell>
          <table:table-cell office:value-type="string" calcext:value-type="string">
            <text:p>https://projecttogether.typeform.com/to/J2y3d590#herausforderungsid=100483</text:p>
          </table:table-cell>
          <table:table-cell table:number-columns-repeated="1015"/>
        </table:table-row>
        <table:table-row table:style-name="ro1">
          <table:table-cell office:value-type="float" office:value="100482" calcext:value-type="float">
            <text:p>100482</text:p>
          </table:table-cell>
          <table:table-cell office:value-type="string" calcext:value-type="string">
            <text:p>Wie können wir den Bus- und Bahnverkehr organisieren, ohne dass junge Menschen in  ländlichen Gebieten Nachteile bei der Zugänglichkeit von Freizeitangeboten haben?</text:p>
          </table:table-cell>
          <table:table-cell office:value-type="string" calcext:value-type="string">
            <text:p>Busverkehr richtet sich auf dem Land häufig nach Schulzeiten. Alternativen <text:s/>sind häufig an Interessen von Senioren ausgerichtet - Beispiel Telefon-Rufbus vormittags. Junge Menschen benötigen eine digitale Lösung, die verschiedene Verkehrsmittel, Umsteigemöglichkeiten zwischen Bus, Bahn und Fahrrad abbildet, außerdem werden innovative Lösungen benötigt, um Disko-Taxis/Gutscheine u.ä. einzubinden und einfach abzurechnen und die Möglcihkeit zu erschwinglichen Angeboten über Taxis, Rufbus o.ä. auch am Wochenende ermöglicht.</text:p>
          </table:table-cell>
          <table:table-cell office:value-type="string" calcext:value-type="string">
            <text:p>Junge Menschen in ländlichen Regionen</text:p>
          </table:table-cell>
          <table:table-cell office:value-type="string" calcext:value-type="string">
            <text:p>Zivilgesellschaft, inkl. sozialer Sektor</text:p>
          </table:table-cell>
          <table:table-cell office:value-type="string" calcext:value-type="string">
            <text:p>Landesjugendring Schleswig-Holstein</text:p>
          </table:table-cell>
          <table:table-cell office:value-type="string" calcext:value-type="string">
            <text:p>Schleswig-Holstein</text:p>
          </table:table-cell>
          <table:table-cell office:value-type="float" office:value="24214" calcext:value-type="float">
            <text:p>24214</text:p>
          </table:table-cell>
          <table:table-cell office:value-type="string" calcext:value-type="string">
            <text:p>https://projecttogether.typeform.com/to/J2y3d590#herausforderungsid=100482</text:p>
          </table:table-cell>
          <table:table-cell table:number-columns-repeated="1015"/>
        </table:table-row>
        <table:table-row table:style-name="ro1">
          <table:table-cell office:value-type="float" office:value="100566" calcext:value-type="float">
            <text:p>100566</text:p>
          </table:table-cell>
          <table:table-cell office:value-type="string" calcext:value-type="string">
            <text:p>Wie können wir digitale Angebote etablieren um kontaktlose und barrierearme Beratung in der Verwaltung ermöglichen?</text:p>
          </table:table-cell>
          <table:table-cell/>
          <table:table-cell office:value-type="string" calcext:value-type="string">
            <text:p>Zielgruppe sind alle Bürger*innen des Landkreises Stendal. Vulnerable Gruppen, wie Menschen mit Behinderungen oder Menschen mit Migrationshintergrund, sollen barrierefrei mit der Verwaltung kommunizieren können.</text:p>
          </table:table-cell>
          <table:table-cell office:value-type="string" calcext:value-type="string">
            <text:p>Verwaltung &amp; Politik – Kreise</text:p>
          </table:table-cell>
          <table:table-cell office:value-type="string" calcext:value-type="string">
            <text:p>Landkreis Stendal</text:p>
          </table:table-cell>
          <table:table-cell office:value-type="string" calcext:value-type="string">
            <text:p>Sachsen-Anhalt</text:p>
          </table:table-cell>
          <table:table-cell office:value-type="float" office:value="39576" calcext:value-type="float">
            <text:p>39576</text:p>
          </table:table-cell>
          <table:table-cell office:value-type="string" calcext:value-type="string">
            <text:p>https://projecttogether.typeform.com/to/J2y3d590#herausforderungsid=100566</text:p>
          </table:table-cell>
          <table:table-cell table:number-columns-repeated="1015"/>
        </table:table-row>
        <table:table-row table:style-name="ro1">
          <table:table-cell office:value-type="float" office:value="100425" calcext:value-type="float">
            <text:p>100425</text:p>
          </table:table-cell>
          <table:table-cell office:value-type="string" calcext:value-type="string">
            <text:p>Wie können wir alle Mitbürger*innen – auch ältere und wenig digitalaffine Menschen – bei digitalen Verwaltungsangeboten und E-Government-Lösungen mitnehmen?</text:p>
          </table:table-cell>
          <table:table-cell office:value-type="string" calcext:value-type="string">
            <text:p>Unser bisheriger Ansatz sah vor parallel zur angebotenen digitalen Leistung / E-Government-Lösung einen analogen Zugang zu den Services bereitzustellen. <text:s/>Zum Beispiel durch die Kontaktaufnahme durch die Behördennummer 115, die Möglichkeit zur Nutzung von Printformularen oder die Vereinbarung persönlicher Termine bzw. offener Sprechstundenzeiten. Die Corona-Pandemie hat gezeigt, dass insbesondere die persönlichen Termine und offenen Sprechstundenzeiten nicht immer umsetzbar waren. Daher gilt es einen neuen Ansatz zu entwickeln: Wie können wir anstatt der parallelen Beibehaltung des "analogen Zugangs" zu Leistungen möglichst viele Menschen (auch ältere und wenig digitalaffine) überzeugen und befähigen die digitalen Angebote zu nutzen.</text:p>
          </table:table-cell>
          <table:table-cell office:value-type="string" calcext:value-type="string">
            <text:p>Ältere und wenig digitalaffine Einwohner*innen des Rhein-Neckar-Kreises</text:p>
          </table:table-cell>
          <table:table-cell office:value-type="string" calcext:value-type="string">
            <text:p>Verwaltung &amp; Politik – Kreise</text:p>
          </table:table-cell>
          <table:table-cell office:value-type="string" calcext:value-type="string">
            <text:p>Landratsamt Rhein-Neckar-Kreis</text:p>
          </table:table-cell>
          <table:table-cell office:value-type="string" calcext:value-type="string">
            <text:p>Baden-Württemberg</text:p>
          </table:table-cell>
          <table:table-cell office:value-type="float" office:value="69115" calcext:value-type="float">
            <text:p>69115</text:p>
          </table:table-cell>
          <table:table-cell office:value-type="string" calcext:value-type="string">
            <text:p>https://projecttogether.typeform.com/to/J2y3d590#herausforderungsid=100425</text:p>
          </table:table-cell>
          <table:table-cell table:number-columns-repeated="1015"/>
        </table:table-row>
        <table:table-row table:style-name="ro1">
          <table:table-cell office:value-type="float" office:value="100426" calcext:value-type="float">
            <text:p>100426</text:p>
          </table:table-cell>
          <table:table-cell office:value-type="string" calcext:value-type="string">
            <text:p>Wie können wir bei vermehrter Digitalisierung von Leistungen / Angeboten / Diensten die Nachhaltigkeit mitdenken und das Bewusstsein sowie die Umsetzung von Green-IT-Ansätzen in der Kommunal-Verwaltung beflügeln?</text:p>
          </table:table-cell>
          <table:table-cell office:value-type="string" calcext:value-type="string">
            <text:p>Für den Rhein-Neckar-Kreis sind die Digitalisierung der Verwaltung und die Nachhaltigkeit im Zeichen des Klimaschutzes zwei wichtige, strategische Ziele. Im Rahmen der Herausforderung möchten wir die beiden Themenkomplexe enger miteinander verzahnen und Potenziale aufdecken, um unsere IT zukünftig "greener" auszurichten. Bereits im Jahr 2010 wurde im Rahmen unserer E-Government- und IUK-Strategie die Senkung des Energieverbrauchs der IT um mindestens 40 % angestrebt. Im nächsten Schritt könnten diese technischen Anpassungen vertieft werden (z.B. durch die Berücksichtigung in Ausschreibungen) bzw. um organisatorische Maßnahmen wie die Sensibilisierung der Mitarbeitenden zur ressourcenschonenden Nutzung der IT am Arbeitsplatz ergänzt werden.</text:p>
          </table:table-cell>
          <table:table-cell office:value-type="string" calcext:value-type="string">
            <text:p>Geschäftsbereich IT und alle Mitarbeitenden der Verwaltung die IT an ihrem Arbeitsplatz nutzen</text:p>
          </table:table-cell>
          <table:table-cell office:value-type="string" calcext:value-type="string">
            <text:p>Verwaltung &amp; Politik – Kreise</text:p>
          </table:table-cell>
          <table:table-cell office:value-type="string" calcext:value-type="string">
            <text:p>Landratsamt Rhein-Neckar-Kreis</text:p>
          </table:table-cell>
          <table:table-cell office:value-type="string" calcext:value-type="string">
            <text:p>Baden-Württemberg</text:p>
          </table:table-cell>
          <table:table-cell office:value-type="float" office:value="69115" calcext:value-type="float">
            <text:p>69115</text:p>
          </table:table-cell>
          <table:table-cell office:value-type="string" calcext:value-type="string">
            <text:p>https://projecttogether.typeform.com/to/J2y3d590#herausforderungsid=100426</text:p>
          </table:table-cell>
          <table:table-cell table:number-columns-repeated="1015"/>
        </table:table-row>
        <table:table-row table:style-name="ro1">
          <table:table-cell office:value-type="float" office:value="100339" calcext:value-type="float">
            <text:p>100339</text:p>
          </table:table-cell>
          <table:table-cell office:value-type="string" calcext:value-type="string">
            <text:p>Wie können wir nach überstandener Pandemiephase Konzepte zum Digitalen und eiegenverantwortlichen Lernen entwickeln, die schulische und berufliche Ausbildung in Krisenzeiten absichern und darüber hinaus optimieren?</text:p>
          </table:table-cell>
          <table:table-cell office:value-type="string" calcext:value-type="string">
            <text:p>Die meisten Versuche, Lösungsansätze zu finden führten am Ende dazu, analoges Lernen über digitale Endgeräte zu organisieren. Dies muss zukünftig vermieden werden.</text:p>
          </table:table-cell>
          <table:table-cell office:value-type="string" calcext:value-type="string">
            <text:p>Schulträger, Ausnildungsbetriebe, Bildungsinstituionen aller Art</text:p>
          </table:table-cell>
          <table:table-cell office:value-type="string" calcext:value-type="string">
            <text:p>Zivilgesellschaft, inkl. sozialer Sektor</text:p>
          </table:table-cell>
          <table:table-cell office:value-type="string" calcext:value-type="string">
            <text:p>Lernwelt Saar</text:p>
          </table:table-cell>
          <table:table-cell office:value-type="string" calcext:value-type="string">
            <text:p>Saarland</text:p>
          </table:table-cell>
          <table:table-cell office:value-type="float" office:value="66292" calcext:value-type="float">
            <text:p>66292</text:p>
          </table:table-cell>
          <table:table-cell office:value-type="string" calcext:value-type="string">
            <text:p>https://projecttogether.typeform.com/to/J2y3d590#herausforderungsid=100339</text:p>
          </table:table-cell>
          <table:table-cell table:number-columns-repeated="1015"/>
        </table:table-row>
        <table:table-row table:style-name="ro1">
          <table:table-cell office:value-type="float" office:value="100776" calcext:value-type="float">
            <text:p>100776</text:p>
          </table:table-cell>
          <table:table-cell office:value-type="string" calcext:value-type="string">
            <text:p>Wie können wir dem demografischen Wandel entgegenwirken?</text:p>
          </table:table-cell>
          <table:table-cell/>
          <table:table-cell office:value-type="string" calcext:value-type="string">
            <text:p>Junge Menschen, Politik, Alle Bürger*innen</text:p>
          </table:table-cell>
          <table:table-cell office:value-type="string" calcext:value-type="string">
            <text:p>Zivilgesellschaft, inkl. sozialer Sektor</text:p>
          </table:table-cell>
          <table:table-cell office:value-type="string" calcext:value-type="string">
            <text:p>Love Foundation</text:p>
          </table:table-cell>
          <table:table-cell office:value-type="string" calcext:value-type="string">
            <text:p>Sachsen-Anhalt</text:p>
          </table:table-cell>
          <table:table-cell office:value-type="float" office:value="39104" calcext:value-type="float">
            <text:p>39104</text:p>
          </table:table-cell>
          <table:table-cell office:value-type="string" calcext:value-type="string">
            <text:p>https://projecttogether.typeform.com/to/J2y3d590#herausforderungsid=100776</text:p>
          </table:table-cell>
          <table:table-cell table:number-columns-repeated="1015"/>
        </table:table-row>
        <table:table-row table:style-name="ro1">
          <table:table-cell office:value-type="float" office:value="100801" calcext:value-type="float">
            <text:p>100801</text:p>
          </table:table-cell>
          <table:table-cell office:value-type="string" calcext:value-type="string">
            <text:p>Wie können wir kulturelles Ehrenamt unbürokratischer gestalten und erleichtern?</text:p>
          </table:table-cell>
          <table:table-cell/>
          <table:table-cell office:value-type="string" calcext:value-type="string">
            <text:p>Kulturschaffende, Organisator:innen von Klein- und mittelgroßen Kulturevents, insbes. solche ohne feste Spielstätte</text:p>
          </table:table-cell>
          <table:table-cell office:value-type="string" calcext:value-type="string">
            <text:p>Zivilgesellschaft, inkl. sozialer Sektor</text:p>
          </table:table-cell>
          <table:table-cell office:value-type="string" calcext:value-type="string">
            <text:p>Love Foundation Magdeburg</text:p>
          </table:table-cell>
          <table:table-cell office:value-type="string" calcext:value-type="string">
            <text:p>Sachsen-Anhalt</text:p>
          </table:table-cell>
          <table:table-cell office:value-type="float" office:value="39106" calcext:value-type="float">
            <text:p>39106</text:p>
          </table:table-cell>
          <table:table-cell office:value-type="string" calcext:value-type="string">
            <text:p>https://projecttogether.typeform.com/to/J2y3d590#herausforderungsid=100801</text:p>
          </table:table-cell>
          <table:table-cell table:number-columns-repeated="1015"/>
        </table:table-row>
        <table:table-row table:style-name="ro1">
          <table:table-cell office:value-type="float" office:value="100440" calcext:value-type="float">
            <text:p>100440</text:p>
          </table:table-cell>
          <table:table-cell office:value-type="string" calcext:value-type="string">
            <text:p>Wie können wir passive Armprothesen kostengünstiger machen, damit Selbstzahler einen besseren Zugang zu Sportarmprothesen erhalten?</text:p>
          </table:table-cell>
          <table:table-cell office:value-type="string" calcext:value-type="string">
            <text:p>Gemäss SGB 5 § 33 Hilfsmittel gehört die Förderung des Freizeitsports und des Vereinssports grundsätzlich nicht zu den Aufgaben der Krankenkassen bei der Hilfsmittelversorgung. Ein wesentlicher Gebrauchsvorteil und damit ein Anspruch auf Versorgung mit Sportprothesen im Bereich der unteren Extremitäten ist nicht ausgeschlossen, wenn normale Laufprothesen keine sportliche Betätigung ermöglichen, insbesondere wenn die betroffene Person aufgrund weiterer körperlicher Einschränkungen nicht in der Lage ist, eine Sportart auszuüben. Hierdurch werden betroffene Personen und insbesondere Kinder hinsichtlich der sozialen Integration benachteiligt. Passive Prothesen sind aktuell noch sehr teuer, so dass sich viele keine Zweitprothese leisten können.</text:p>
          </table:table-cell>
          <table:table-cell office:value-type="string" calcext:value-type="string">
            <text:p>Personen mit fehlendem Unterarm aufgrund von Amputation (Krankheit oder Unfall) oder angeborener Fehlbildung</text:p>
          </table:table-cell>
          <table:table-cell office:value-type="string" calcext:value-type="string">
            <text:p>Wirtschaft</text:p>
          </table:table-cell>
          <table:table-cell office:value-type="string" calcext:value-type="string">
            <text:p>macu4</text:p>
          </table:table-cell>
          <table:table-cell/>
          <table:table-cell office:value-type="float" office:value="8001" calcext:value-type="float">
            <text:p>8001</text:p>
          </table:table-cell>
          <table:table-cell office:value-type="string" calcext:value-type="string">
            <text:p>https://projecttogether.typeform.com/to/J2y3d590#herausforderungsid=100440</text:p>
          </table:table-cell>
          <table:table-cell table:number-columns-repeated="1015"/>
        </table:table-row>
        <table:table-row table:style-name="ro1">
          <table:table-cell office:value-type="float" office:value="100631" calcext:value-type="float">
            <text:p>100631</text:p>
          </table:table-cell>
          <table:table-cell office:value-type="string" calcext:value-type="string">
            <text:p>Wie können wir Analphabetismus abbauen und allen Menschen einen eigenständigen Zugang zum Spracherwerb bieten und ihren Wortschatz im Alter stärken.</text:p>
          </table:table-cell>
          <table:table-cell office:value-type="string" calcext:value-type="string">
            <text:p>Das Buch das hier entstehen wird ist bereits in Kooperation mit dem Carlsen Verlag hergestellt.</text:p>
          </table:table-cell>
          <table:table-cell office:value-type="string" calcext:value-type="string">
            <text:p>Analphabet*innen, Migrant*innen und Demenzerkrankten</text:p>
          </table:table-cell>
          <table:table-cell office:value-type="string" calcext:value-type="string">
            <text:p>Zivilgesellschaft, inkl. sozialer Sektor</text:p>
          </table:table-cell>
          <table:table-cell office:value-type="string" calcext:value-type="string">
            <text:p>Mamalies gemeinnützige GmbH</text:p>
          </table:table-cell>
          <table:table-cell office:value-type="string" calcext:value-type="string">
            <text:p>Hamburg</text:p>
          </table:table-cell>
          <table:table-cell office:value-type="float" office:value="20097" calcext:value-type="float">
            <text:p>20097</text:p>
          </table:table-cell>
          <table:table-cell office:value-type="string" calcext:value-type="string">
            <text:p>https://projecttogether.typeform.com/to/J2y3d590#herausforderungsid=100631</text:p>
          </table:table-cell>
          <table:table-cell table:number-columns-repeated="1015"/>
        </table:table-row>
        <table:table-row table:style-name="ro3">
          <table:table-cell office:value-type="float" office:value="100060" calcext:value-type="float">
            <text:p>100060</text:p>
          </table:table-cell>
          <table:table-cell office:value-type="string" calcext:value-type="string">
            <text:p>Wie können wir unseren Ort lebenswert machen mit zukunftsgerechter Infrastruktur (Verkehrsberuhigung, Energieverbrauchsoptimierung, leistungsfähiges Mobilfunknetz) ?</text:p>
          </table:table-cell>
          <table:table-cell office:value-type="string" calcext:value-type="string">
            <text:p>Integriertes städtebauliches Entwicklungskonzept (ISEK) der Marktgemeinde Geisenhausen: https://www.geisenhausen.de/isek-final.pdf</text:p>
            <text:p>Vorhaben "Ortsmitte 2.0" der Initiative Silicon Vilstal:</text:p>
            <text:p>https://siliconvilstal.de/wp-content/uploads/2020/10/Silicon-Vilstal-Ortsmitte-2.0-Partnerinformation.pdf</text:p>
          </table:table-cell>
          <table:table-cell office:value-type="string" calcext:value-type="string">
            <text:p>Einwohner</text:p>
          </table:table-cell>
          <table:table-cell office:value-type="string" calcext:value-type="string">
            <text:p>Verwaltung &amp; Politik – Kommunen</text:p>
          </table:table-cell>
          <table:table-cell office:value-type="string" calcext:value-type="string">
            <text:p>Marktgemeinde Geisenhausen</text:p>
          </table:table-cell>
          <table:table-cell office:value-type="string" calcext:value-type="string">
            <text:p>Bayern</text:p>
          </table:table-cell>
          <table:table-cell office:value-type="float" office:value="84144" calcext:value-type="float">
            <text:p>84144</text:p>
          </table:table-cell>
          <table:table-cell office:value-type="string" calcext:value-type="string">
            <text:p>https://projecttogether.typeform.com/to/J2y3d590#herausforderungsid=100060</text:p>
          </table:table-cell>
          <table:table-cell table:number-columns-repeated="1015"/>
        </table:table-row>
        <table:table-row table:style-name="ro3">
          <table:table-cell office:value-type="float" office:value="100061" calcext:value-type="float">
            <text:p>100061</text:p>
          </table:table-cell>
          <table:table-cell office:value-type="string" calcext:value-type="string">
            <text:p>Wie können wir in unserem Ort, insbesondere in der Ortsmitte, ein attraktives lebendiges Umfeld für Bürgerinnen und Bürger und die Wirtschaft schaffen?</text:p>
          </table:table-cell>
          <table:table-cell office:value-type="string" calcext:value-type="string">
            <text:p>Integriertes städtebauliches Entwicklungskonzept (ISEK) der Marktgemeinde Geisenhausen: https://www.geisenhausen.de/isek-final.pdf</text:p>
            <text:p>Vorhaben "Ortsmitte 2.0" der Initiative Silicon Vilstal:</text:p>
            <text:p>https://siliconvilstal.de/wp-content/uploads/2020/10/Silicon-Vilstal-Ortsmitte-2.0-Partnerinformation.pdf</text:p>
          </table:table-cell>
          <table:table-cell office:value-type="string" calcext:value-type="string">
            <text:p>Einwohner und Wirtschaft</text:p>
          </table:table-cell>
          <table:table-cell office:value-type="string" calcext:value-type="string">
            <text:p>Verwaltung &amp; Politik – Kommunen</text:p>
          </table:table-cell>
          <table:table-cell office:value-type="string" calcext:value-type="string">
            <text:p>Marktgemeinde Geisenhausen</text:p>
          </table:table-cell>
          <table:table-cell office:value-type="string" calcext:value-type="string">
            <text:p>Bayern</text:p>
          </table:table-cell>
          <table:table-cell office:value-type="float" office:value="84144" calcext:value-type="float">
            <text:p>84144</text:p>
          </table:table-cell>
          <table:table-cell office:value-type="string" calcext:value-type="string">
            <text:p>https://projecttogether.typeform.com/to/J2y3d590#herausforderungsid=100061</text:p>
          </table:table-cell>
          <table:table-cell table:number-columns-repeated="1015"/>
        </table:table-row>
        <table:table-row table:style-name="ro1">
          <table:table-cell office:value-type="float" office:value="100369" calcext:value-type="float">
            <text:p>100369</text:p>
          </table:table-cell>
          <table:table-cell office:value-type="string" calcext:value-type="string">
            <text:p>Wie können wir den lokalen Einzelhandel, die Gastronomie und die sozialen Projekte in unseren Städten und Kommunen auf eine zentrale Plattform bringen? <text:s/>Und wie können wir die nötigen Anreize gestalten, damit die Menschen diese Plattform auch tatsächlich nutzen?</text:p>
          </table:table-cell>
          <table:table-cell office:value-type="string" calcext:value-type="string">
            <text:p>Eine solche Plattform muss smart und zeitgemäß sein und sich stetig weiterentwickeln. Das Produkt muss sich mit Instagram, TripAdvisor und Yelp messen und sich in als positive europäische Alternative dazwischen platzieren.</text:p>
          </table:table-cell>
          <table:table-cell office:value-type="string" calcext:value-type="string">
            <text:p>Bund, Städte und Kommunen. Lokale Einzelhändler, Gastronomen und soziale Projekte</text:p>
          </table:table-cell>
          <table:table-cell office:value-type="string" calcext:value-type="string">
            <text:p>Wirtschaft</text:p>
          </table:table-cell>
          <table:table-cell office:value-type="string" calcext:value-type="string">
            <text:p>Membrs App GmbH</text:p>
          </table:table-cell>
          <table:table-cell office:value-type="string" calcext:value-type="string">
            <text:p>Hamburg</text:p>
          </table:table-cell>
          <table:table-cell office:value-type="float" office:value="22525" calcext:value-type="float">
            <text:p>22525</text:p>
          </table:table-cell>
          <table:table-cell office:value-type="string" calcext:value-type="string">
            <text:p>https://projecttogether.typeform.com/to/J2y3d590#herausforderungsid=100369</text:p>
          </table:table-cell>
          <table:table-cell table:number-columns-repeated="1015"/>
        </table:table-row>
        <table:table-row table:style-name="ro1">
          <table:table-cell office:value-type="float" office:value="100578" calcext:value-type="float">
            <text:p>100578</text:p>
          </table:table-cell>
          <table:table-cell office:value-type="string" calcext:value-type="string">
            <text:p>Wie können wir Pflegekräfte und Ärzte dabei unterstützen mental gesund zusein und ihnen Werkzeuge an die Hand geben mit denen sie zurück zu Selbstbestimmung kommen, um sich gegenseitig zu befähigen?</text:p>
          </table:table-cell>
          <table:table-cell/>
          <table:table-cell office:value-type="string" calcext:value-type="string">
            <text:p>Gesundheitseinrichtung - Pflegekräfte &amp; Ärzte</text:p>
          </table:table-cell>
          <table:table-cell office:value-type="string" calcext:value-type="string">
            <text:p>Wirtschaft</text:p>
          </table:table-cell>
          <table:table-cell office:value-type="string" calcext:value-type="string">
            <text:p>mentor Gbr</text:p>
          </table:table-cell>
          <table:table-cell office:value-type="string" calcext:value-type="string">
            <text:p>Baden-Württemberg</text:p>
          </table:table-cell>
          <table:table-cell office:value-type="float" office:value="68165" calcext:value-type="float">
            <text:p>68165</text:p>
          </table:table-cell>
          <table:table-cell office:value-type="string" calcext:value-type="string">
            <text:p>https://projecttogether.typeform.com/to/J2y3d590#herausforderungsid=100578</text:p>
          </table:table-cell>
          <table:table-cell table:number-columns-repeated="1015"/>
        </table:table-row>
        <table:table-row table:style-name="ro7">
          <table:table-cell office:value-type="float" office:value="100521" calcext:value-type="float">
            <text:p>100521</text:p>
          </table:table-cell>
          <table:table-cell office:value-type="string" calcext:value-type="string">
            <text:p>Wie gelingt uns die Modernisierung von Staat und Verwaltung im föderalen System?</text:p>
          </table:table-cell>
          <table:table-cell office:value-type="string" calcext:value-type="string">
            <text:p>Föderale Grenzen als Herausforderung - wesentliche Kritikpunkte bei der Digitalisierung der Verwaltung in</text:p>
            <text:p>Bezug auf den Föderalismus:</text:p>
            <text:p/>
            <text:p>• Föderalismus als Hindernis </text:p>
            <text:p>• Digitaler Flickenteppich keine ganzheitlicher Lösungsansatz</text:p>
            <text:p>• Fehlendes Zusammenspiel der Systeme im Sinne der Interoperabilität zwischen Bund, Ländern und</text:p>
            <text:p>Kommunen</text:p>
            <text:p/>
            <text:p>Wir möchten die Modernisierung von Staat und Verwaltung im föderalen System thematisieren, um herauszuarbeiten, mit welchen Lösungsansätzen uns die Digitalisierung der öffentlichen Verwaltung in föderalen Strukturen gelingt. Von der OZG-Umsetzung bis zur digitalen Kontaktverfolgung im Rahmen der Pandemie.</text:p>
          </table:table-cell>
          <table:table-cell office:value-type="string" calcext:value-type="string">
            <text:p>Politik, Verwaltung, Mitarbeiter:innen, Bürger:innen</text:p>
          </table:table-cell>
          <table:table-cell office:value-type="string" calcext:value-type="string">
            <text:p>Verwaltung &amp; Politik – Bezirk</text:p>
          </table:table-cell>
          <table:table-cell office:value-type="string" calcext:value-type="string">
            <text:p>Metropolregion Rhein-Neckar</text:p>
          </table:table-cell>
          <table:table-cell office:value-type="string" calcext:value-type="string">
            <text:p>Baden-Württemberg</text:p>
          </table:table-cell>
          <table:table-cell office:value-type="float" office:value="68161" calcext:value-type="float">
            <text:p>68161</text:p>
          </table:table-cell>
          <table:table-cell office:value-type="string" calcext:value-type="string">
            <text:p>https://projecttogether.typeform.com/to/J2y3d590#herausforderungsid=100521</text:p>
          </table:table-cell>
          <table:table-cell table:number-columns-repeated="1015"/>
        </table:table-row>
        <table:table-row table:style-name="ro1">
          <table:table-cell office:value-type="float" office:value="100451" calcext:value-type="float">
            <text:p>100451</text:p>
          </table:table-cell>
          <table:table-cell office:value-type="string" calcext:value-type="string">
            <text:p>Wie können wir die psychische Gesundheit von Kindern und Jugendlichen stärken? Insbesondere gerade jetzt während der Corona-Pandemie, um möglichen negativen Folgen vorzubeugen?</text:p>
          </table:table-cell>
          <table:table-cell office:value-type="string" calcext:value-type="string">
            <text:p>Nachhaltige Programme und Maßnahmen könnten z.B. auf Basis des Präventionsgesetzes umgesetzt werden.</text:p>
          </table:table-cell>
          <table:table-cell office:value-type="string" calcext:value-type="string">
            <text:p>Kinder und Jugendliche</text:p>
          </table:table-cell>
          <table:table-cell office:value-type="string" calcext:value-type="string">
            <text:p>Zivilgesellschaft, inkl. sozialer Sektor</text:p>
          </table:table-cell>
          <table:table-cell office:value-type="string" calcext:value-type="string">
            <text:p>MHI Mental Health Initiative gemeinnützige GmbH</text:p>
          </table:table-cell>
          <table:table-cell office:value-type="string" calcext:value-type="string">
            <text:p>Bayern</text:p>
          </table:table-cell>
          <table:table-cell office:value-type="float" office:value="80637" calcext:value-type="float">
            <text:p>80637</text:p>
          </table:table-cell>
          <table:table-cell office:value-type="string" calcext:value-type="string">
            <text:p>https://projecttogether.typeform.com/to/J2y3d590#herausforderungsid=100451</text:p>
          </table:table-cell>
          <table:table-cell table:number-columns-repeated="1015"/>
        </table:table-row>
        <table:table-row table:style-name="ro1">
          <table:table-cell office:value-type="float" office:value="100704" calcext:value-type="float">
            <text:p>100704</text:p>
          </table:table-cell>
          <table:table-cell office:value-type="string" calcext:value-type="string">
            <text:p>Wie können wir sicherstellen, dass auch bei Nutzung der digitalen Führung Teamstrukturen wachsen und erhalten bleiben?</text:p>
          </table:table-cell>
          <table:table-cell/>
          <table:table-cell office:value-type="string" calcext:value-type="string">
            <text:p>Führungskräfte und Mitarbeiter die zunehmend in digitalen Strukturen erfolgreich zusammenarbeiten wollen</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704</text:p>
          </table:table-cell>
          <table:table-cell table:number-columns-repeated="1015"/>
        </table:table-row>
        <table:table-row table:style-name="ro1">
          <table:table-cell office:value-type="float" office:value="100729" calcext:value-type="float">
            <text:p>100729</text:p>
          </table:table-cell>
          <table:table-cell office:value-type="string" calcext:value-type="string">
            <text:p>Wie können wir Steuerbürgern (nicht nur während und nach der Pandemie) die unzähligen Steuererleichterungen und -änderungen nahebringen, damit sie ihren Nutzen daraus ziehen können?</text:p>
          </table:table-cell>
          <table:table-cell/>
          <table:table-cell office:value-type="string" calcext:value-type="string">
            <text:p>Bürgerinnen und Bürger, Steuerverwaltung</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729</text:p>
          </table:table-cell>
          <table:table-cell table:number-columns-repeated="1015"/>
        </table:table-row>
        <table:table-row table:style-name="ro1">
          <table:table-cell office:value-type="float" office:value="100725" calcext:value-type="float">
            <text:p>100725</text:p>
          </table:table-cell>
          <table:table-cell office:value-type="string" calcext:value-type="string">
            <text:p>Wie können wir eine digitale (staatliche) Infrastruktur aufbauen, ohne an den Bedarfen der Bürger/innen vorbeizuplanen und dabei ein optimales Verhältnis zwischen Zentralisierung und Dezentralisierung von Verwaltungsorganisationen im Rahmen föderaler Zusammenarbeit zu schaffen?</text:p>
          </table:table-cell>
          <table:table-cell/>
          <table:table-cell office:value-type="string" calcext:value-type="string">
            <text:p>Verwaltung, Bürgerinnen und Bürger</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725</text:p>
          </table:table-cell>
          <table:table-cell table:number-columns-repeated="1015"/>
        </table:table-row>
        <table:table-row table:style-name="ro1">
          <table:table-cell office:value-type="float" office:value="100715" calcext:value-type="float">
            <text:p>100715</text:p>
          </table:table-cell>
          <table:table-cell office:value-type="string" calcext:value-type="string">
            <text:p>Wie können wir eine digitale Kommunikation zwischen Bürger/innen bzw. ihren Vertretern und Verwaltung so ausgestalten, dass über diese Kommunikationsverbindung auch sensible Daten und Unterlagen sicher und datenschutzkonform übertragen werden können?</text:p>
          </table:table-cell>
          <table:table-cell/>
          <table:table-cell office:value-type="string" calcext:value-type="string">
            <text:p>Bürgerinnen und Bürger, Verwaltung</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715</text:p>
          </table:table-cell>
          <table:table-cell table:number-columns-repeated="1015"/>
        </table:table-row>
        <table:table-row table:style-name="ro1">
          <table:table-cell office:value-type="float" office:value="100718" calcext:value-type="float">
            <text:p>100718</text:p>
          </table:table-cell>
          <table:table-cell office:value-type="string" calcext:value-type="string">
            <text:p>Wie können wir eine digitale Kommunikation zwischen verschiedenen Verwaltungen so ausgestalten, dass ein digitaler Austausch von Informationen und Unterlagen sicher, unkompliziert und schnell sowie datenschutzkonform möglich ist?</text:p>
          </table:table-cell>
          <table:table-cell office:value-type="string" calcext:value-type="string">
            <text:p>Beachtung von datenschutzrechtlichen Vorschriften</text:p>
          </table:table-cell>
          <table:table-cell office:value-type="string" calcext:value-type="string">
            <text:p>Verwaltungen untereinander</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718</text:p>
          </table:table-cell>
          <table:table-cell table:number-columns-repeated="1015"/>
        </table:table-row>
        <table:table-row table:style-name="ro1">
          <table:table-cell office:value-type="float" office:value="100708" calcext:value-type="float">
            <text:p>100708</text:p>
          </table:table-cell>
          <table:table-cell office:value-type="string" calcext:value-type="string">
            <text:p>Wie können wir sicherstellen, dass die Verwaltung (nicht nur in Krisensituationen) schnell, agil und flexibel agieren kann (Exekutive Fitness; agile Zwischenzonen)?</text:p>
          </table:table-cell>
          <table:table-cell office:value-type="string" calcext:value-type="string">
            <text:p>offen</text:p>
          </table:table-cell>
          <table:table-cell office:value-type="string" calcext:value-type="string">
            <text:p>Führungskräfte und Beschäftigte der Verwaltungen, ggfs. Bürgerinnen und Bürger</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708</text:p>
          </table:table-cell>
          <table:table-cell table:number-columns-repeated="1015"/>
        </table:table-row>
        <table:table-row table:style-name="ro1">
          <table:table-cell office:value-type="float" office:value="100721" calcext:value-type="float">
            <text:p>100721</text:p>
          </table:table-cell>
          <table:table-cell office:value-type="string" calcext:value-type="string">
            <text:p>Wie können wir es schaffen, dass Bürgerinnen und Bürger besser über Ihre Rechte und Pflichten informiert sind, besser staatliches Handeln verstehen und so die Kommunikation zwischen Bürgern und Bürgerinnen und dem Staat verbessert wird?</text:p>
          </table:table-cell>
          <table:table-cell/>
          <table:table-cell office:value-type="string" calcext:value-type="string">
            <text:p>Bürgerinnen und Bürger</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721</text:p>
          </table:table-cell>
          <table:table-cell table:number-columns-repeated="1015"/>
        </table:table-row>
        <table:table-row table:style-name="ro1">
          <table:table-cell office:value-type="float" office:value="100697" calcext:value-type="float">
            <text:p>100697</text:p>
          </table:table-cell>
          <table:table-cell office:value-type="string" calcext:value-type="string">
            <text:p>Wie können wir das künftige digitale Arbeiten so gestalten, dass die psychische und physische Gesundheit der Mitarbeiterinnen und Mitarbeiter weiterhin gewährleistet werden kann?</text:p>
          </table:table-cell>
          <table:table-cell office:value-type="string" calcext:value-type="string">
            <text:p>offen</text:p>
          </table:table-cell>
          <table:table-cell office:value-type="string" calcext:value-type="string">
            <text:p>Mitarbeiterinnen und Mitarbeiter, die in einer zunehmend digitalen Arbeitsumgebung beschäftigt sind</text:p>
          </table:table-cell>
          <table:table-cell office:value-type="string" calcext:value-type="string">
            <text:p>Verwaltung &amp; Politik – Länder</text:p>
          </table:table-cell>
          <table:table-cell office:value-type="string" calcext:value-type="string">
            <text:p>Ministerium der Finanzen NRW</text:p>
          </table:table-cell>
          <table:table-cell office:value-type="string" calcext:value-type="string">
            <text:p>Nordrhein-Westfalen</text:p>
          </table:table-cell>
          <table:table-cell office:value-type="float" office:value="40479" calcext:value-type="float">
            <text:p>40479</text:p>
          </table:table-cell>
          <table:table-cell office:value-type="string" calcext:value-type="string">
            <text:p>https://projecttogether.typeform.com/to/J2y3d590#herausforderungsid=100697</text:p>
          </table:table-cell>
          <table:table-cell table:number-columns-repeated="1015"/>
        </table:table-row>
        <table:table-row table:style-name="ro1">
          <table:table-cell office:value-type="float" office:value="100084" calcext:value-type="float">
            <text:p>100084</text:p>
          </table:table-cell>
          <table:table-cell office:value-type="string" calcext:value-type="string">
            <text:p>Wie können wir kulturelle Teilhabe im ländlichen Raum zukünftig gewährleisten?</text:p>
          </table:table-cell>
          <table:table-cell office:value-type="string" calcext:value-type="string">
            <text:p>Länder und Kommunen haben für Kulturförderung eine geteilte Verantwortung. Der Bund, insbesondere BMEL und BKM, unterstützt Vorhaben der kulturellen Teilhabe mit Projektmitteln.</text:p>
          </table:table-cell>
          <table:table-cell office:value-type="string" calcext:value-type="string">
            <text:p>Bewohner:innen von Regionen, die als ländliche Räume definiert werden</text:p>
          </table:table-cell>
          <table:table-cell office:value-type="string" calcext:value-type="string">
            <text:p>Verwaltung &amp; Politik – Länder</text:p>
          </table:table-cell>
          <table:table-cell office:value-type="string" calcext:value-type="string">
            <text:p>Ministerium für Bildung, Wissenschaft und Kultur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084</text:p>
          </table:table-cell>
          <table:table-cell table:number-columns-repeated="1015"/>
        </table:table-row>
        <table:table-row table:style-name="ro1">
          <table:table-cell office:value-type="float" office:value="100429" calcext:value-type="float">
            <text:p>100429</text:p>
          </table:table-cell>
          <table:table-cell office:value-type="string" calcext:value-type="string">
            <text:p>Wie können wir Vereinen auf dem Land helfen, für Jugendliche attraktiv zu bleiben und jungen Nachwuchs zu finden?</text:p>
          </table:table-cell>
          <table:table-cell/>
          <table:table-cell office:value-type="string" calcext:value-type="string">
            <text:p>Junge Menschen auf dem Land, Verbände (egal welchen Alters) auf dem Land. Eine Brückenfunktion könnten Jugendverbände einnehmen.</text:p>
          </table:table-cell>
          <table:table-cell office:value-type="string" calcext:value-type="string">
            <text:p>Verwaltung &amp; Politik – Länder</text:p>
          </table:table-cell>
          <table:table-cell office:value-type="string" calcext:value-type="string">
            <text:p>Ministerium für Ländlichen Raum und Verbraucherschutz</text:p>
          </table:table-cell>
          <table:table-cell office:value-type="string" calcext:value-type="string">
            <text:p>Baden-Württemberg</text:p>
          </table:table-cell>
          <table:table-cell office:value-type="float" office:value="70182" calcext:value-type="float">
            <text:p>70182</text:p>
          </table:table-cell>
          <table:table-cell office:value-type="string" calcext:value-type="string">
            <text:p>https://projecttogether.typeform.com/to/J2y3d590#herausforderungsid=100429</text:p>
          </table:table-cell>
          <table:table-cell table:number-columns-repeated="1015"/>
        </table:table-row>
        <table:table-row table:style-name="ro1">
          <table:table-cell office:value-type="float" office:value="100308" calcext:value-type="float">
            <text:p>100308</text:p>
          </table:table-cell>
          <table:table-cell office:value-type="string" calcext:value-type="string">
            <text:p>Wie können wir die Ansiedlung von Industrieunternehmen gerade für Zukunftstechnologien im frühzeitigen Dialog mit den Bürger:innen vor Ort transparenter und als gemeinschaftliche Aufgabe gestalten?</text:p>
          </table:table-cell>
          <table:table-cell office:value-type="string" calcext:value-type="string">
            <text:p>Akzeptanzproblematiken bestehen vor Ort durch z.B. Flächennutzungen, Umweltemissionen oder seitens der Bürger:innen bei konkreten Industrie- und Gewerbeprojekten. Auf der anderen Seite ggf. auch „abgeschottete“ Industrieunternehmen, die am Rande der Ortschaften angesiedelt sind. Die Bedeutung der Industrie für den Wirtschaftsstandort bzw. die Technologiefelder der Zukunft ist zumeist gege-ben. Das Bewusstsein, dass Zukunftstechnologien ggf. neue „Arten“ von Industrieunternehmen hervorbringen, die sogar wieder ggf. in eine Stadt passen oder sich einpassen mit modernen Arbeitsplätzen, gilt es auszubauen. Teilweise werden Dialogformate bereits erfolgreich aufgesetzt z.B. mit Formaten wie „Tag der offenen Tür“ zur Kommunikation etc.</text:p>
          </table:table-cell>
          <table:table-cell office:value-type="string" calcext:value-type="string">
            <text:p>Bürgerinnen und Bürger vor Ort / Unternehmen</text:p>
          </table:table-cell>
          <table:table-cell office:value-type="string" calcext:value-type="string">
            <text:p>Verwaltung &amp; Politik – Länder</text:p>
          </table:table-cell>
          <table:table-cell office:value-type="string" calcext:value-type="string">
            <text:p>Ministerium für Wirtschaft, Arbeit und Wohnungsbau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308</text:p>
          </table:table-cell>
          <table:table-cell table:number-columns-repeated="1015"/>
        </table:table-row>
        <table:table-row table:style-name="ro1">
          <table:table-cell office:value-type="float" office:value="100349" calcext:value-type="float">
            <text:p>100349</text:p>
          </table:table-cell>
          <table:table-cell office:value-type="string" calcext:value-type="string">
            <text:p>Wie können wir den Strukturwandel in der Wirtschaft zu mehr Digitalisierung umfassend und nachhaltig gestalten, und wie können wir die Menschen dabei mitnehmen?</text:p>
          </table:table-cell>
          <table:table-cell office:value-type="string" calcext:value-type="string">
            <text:p>Die Industrie 4.0 erschließt enorme Potenziale für eine hochflexible, kundenorientierte Produktion. Technologien wie etwa kollaborierende Roboter können die Beschäftigten von monotonen, körperlich anstrengenden Tätigkeiten entlasten. Die Menschen müssen aber auf den Wandel in der Arbeitswelt vorbereitet werden, müssen lernen, mit neuen digitalen Werkzeugen umzugehen.</text:p>
          </table:table-cell>
          <table:table-cell office:value-type="string" calcext:value-type="string">
            <text:p>Beschäftigte in Unternehmen, die von der zunehmenden Digitalisierung betroffen sind, und der Fachkräftenachwuchs für die Arbeit in digitalisierten Produktionsumgebungen, insbesondere auch Auszubildende</text:p>
          </table:table-cell>
          <table:table-cell office:value-type="string" calcext:value-type="string">
            <text:p>Verwaltung &amp; Politik – Länder</text:p>
          </table:table-cell>
          <table:table-cell office:value-type="string" calcext:value-type="string">
            <text:p>Ministerium für Wirtschaft, Arbeit und Wohnungsbau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349</text:p>
          </table:table-cell>
          <table:table-cell table:number-columns-repeated="1015"/>
        </table:table-row>
        <table:table-row table:style-name="ro4">
          <table:table-cell office:value-type="float" office:value="100368" calcext:value-type="float">
            <text:p>100368</text:p>
          </table:table-cell>
          <table:table-cell office:value-type="string" calcext:value-type="string">
            <text:p>Wie können wir zugewanderten jungen Menschen (sowie deren Eltern) die Vorteile und Chancen der beruflichen Bildung aufzeigen und ihnen die gesellschaftliche Integration durch eine Berufsausbildung ermöglichen?</text:p>
          </table:table-cell>
          <table:table-cell office:value-type="string" calcext:value-type="string">
            <text:p>Die Integration zugewanderter junger Menschen in die Gesellschaft gelingt insb. über die Integration in Ausbildung. Gleichzeitig können diese Menschen zur Fachkräftesicherung beitragen. </text:p>
            <text:p>Neben Geflüchteten spielen Menschen aus der EU und aus weiteren Drittstaaten eine zunehmend wichtigere Rolle. Auch diese Jugendlichen haben Unterstützungsbedarf. Sie sind an der beruflichen Bildung unterdurchschnittlich beteiligt. Es fehlen Sprachkenntnisse. </text:p>
            <text:p>Vielen Jugendlichen und deren Eltern ist das hiesige duale Ausbildungssystem mit seinen Chancen nicht bekannt.</text:p>
            <text:p>Angesichts der aktuellen Pandemie sind viele traditionelle Maßnahmen der Beruflichen Orientierung ausgefallen. Individuelle Unterstützungsangebote sind für Zugewanderte zentral, da sie besonders auf das persönliche Gespräch angewiesen sind.</text:p>
          </table:table-cell>
          <table:table-cell office:value-type="string" calcext:value-type="string">
            <text:p>Zugewanderte junge Menschen und deren Eltern, Schulen, Betriebe, ehrenamtliche und kommunale Initiativen.</text:p>
          </table:table-cell>
          <table:table-cell office:value-type="string" calcext:value-type="string">
            <text:p>Verwaltung &amp; Politik – Länder</text:p>
          </table:table-cell>
          <table:table-cell office:value-type="string" calcext:value-type="string">
            <text:p>Ministerium für Wirtschaft, Arbeit und Wohnungsbau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368</text:p>
          </table:table-cell>
          <table:table-cell table:number-columns-repeated="1015"/>
        </table:table-row>
        <table:table-row table:style-name="ro1">
          <table:table-cell office:value-type="float" office:value="100512" calcext:value-type="float">
            <text:p>100512</text:p>
          </table:table-cell>
          <table:table-cell office:value-type="string" calcext:value-type="string">
            <text:p>Wie können wir angesichts der sich öffnenden demografischen Schere insbesondere kleine und mittlere Unternehmen dazu motivieren, als Ergänzung ihrer inländischen Rekrutierungsaktivitäten regelmäßig die systematische Rekrutierung internationaler Fachkräfte in Betracht zu ziehen?</text:p>
          </table:table-cell>
          <table:table-cell office:value-type="string" calcext:value-type="string">
            <text:p>Geburtenrückgang einerseits und altersbedingter Austritt geburtenstarker Jahrgänge aus dem Erwerbsleben andererseits führt zu einer zunehmenden Lücke beim inländischen Fachkräftepotenzial, die oft nur durch Anwerbung von internationalen Fachkräften geschlossen werden kann. Über branchenspezifisch gezielte Anwerbeaktionen der Bundesagentur für Arbeit (BA) im Rahmen von bilateralen Absprachen auf der Grundlage des Fachkräfteeinwanderungsgesetzes könnten aus Ländern mit hoher Jugendarbeitslosigkeit geeignete Nachwuchsfachkräfte angeworben werden. Zwar beklagen u.a. viele KMU Fachkräftemangel als Hindernis. Doch lassen sie sich von BA, Kammern und Verbänden trotz umfassender Beratungsangebote nur schwer für eine Auslandsrekrutierung motivieren, u.a. aufgrund <text:s/>gefühlt hoher Investitionskosten.</text:p>
          </table:table-cell>
          <table:table-cell office:value-type="string" calcext:value-type="string">
            <text:p>Unternehmen, insbesondere KMU aus systemrelevanten und zukunftsträchtigen Branchen, die mit demografisch bedingtem Fachkräftemangel konfrontiert sind und das inländische Fachkräftepotenzial bereits weitgehend erschlossen haben.</text:p>
          </table:table-cell>
          <table:table-cell office:value-type="string" calcext:value-type="string">
            <text:p>Verwaltung &amp; Politik – Länder</text:p>
          </table:table-cell>
          <table:table-cell office:value-type="string" calcext:value-type="string">
            <text:p>Ministerium für Wirtschaft, Arbeit und Wohnungsbau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512</text:p>
          </table:table-cell>
          <table:table-cell table:number-columns-repeated="1015"/>
        </table:table-row>
        <table:table-row table:style-name="ro1">
          <table:table-cell office:value-type="float" office:value="100611" calcext:value-type="float">
            <text:p>100611</text:p>
          </table:table-cell>
          <table:table-cell office:value-type="string" calcext:value-type="string">
            <text:p>Wie können wir angesichts des technologiegetriebenen Strukturwandels und dynamischer Veränderungen in der Arbeitswelt erreichen, dass berufsbezogene Weiterbildung synchron zu diesem Wandel für viele Erwerbspersonen zu einem „sexy Must-have“ wird und sich für sie auszahlt.</text:p>
          </table:table-cell>
          <table:table-cell office:value-type="string" calcext:value-type="string">
            <text:p>Immer leistungsfähigere Algorithmen ermöglichen neue Geschäftsmodelle und effizientere Prozesse, stellen aber auch Etabliertes in Frage. Die Beschäftigungsfähigkeit auch von gut qualifizierten Erwerbstätigen kann nur durch regelmäßige berufliche Kompetenzanpassung oder gar Neuausrichtung erhalten werden. Noch orientiert sich die berufsbezogene Weiterbildung sehr am Erhalt des Status quo und weniger auf zukunftsorientierte Tätigkeitsprofile hin. Sie weckt selten Begeisterung für neue Technologien und Gestaltungsmöglichkeiten. Ggf. ist die Weiterbildungsbeteiligung der Erwerbstätigen deshalb zurückhaltend, weil sie schwer einschätzen können, welche Weiterbildung zukunftsfest macht und daher der Aufwand zu hoch und der kurzfristige Nutzen zu gering erlebt wird.</text:p>
          </table:table-cell>
          <table:table-cell office:value-type="string" calcext:value-type="string">
            <text:p>An alle Erwerbspersonen, um ihre Teilhabe am Erwerbsleben durch den Strukturwandel hindurch sicherzustellen und sie zu befähigen, berufliche Chancen im Zusammenhang mit Strukturveränderungen zu erkennen und mit Zuversicht zu nutzen.</text:p>
          </table:table-cell>
          <table:table-cell office:value-type="string" calcext:value-type="string">
            <text:p>Verwaltung &amp; Politik – Länder</text:p>
          </table:table-cell>
          <table:table-cell office:value-type="string" calcext:value-type="string">
            <text:p>Ministerium für Wirtschaft, Arbeit und Wohnungsbau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611</text:p>
          </table:table-cell>
          <table:table-cell table:number-columns-repeated="1015"/>
        </table:table-row>
        <table:table-row table:style-name="ro1">
          <table:table-cell office:value-type="float" office:value="100370" calcext:value-type="float">
            <text:p>100370</text:p>
          </table:table-cell>
          <table:table-cell office:value-type="string" calcext:value-type="string">
            <text:p>Wie können wir Menschen aus allen Bereichen der Gesellschaft an der Gestaltung der öffentlichen Räume in den Stadtzentren und Ortskernen beteiligen, damit offene, attraktive Orte für Kommunikation, Handel, Kultur etc. entstehen und die Innenstädte gestärkt werden?</text:p>
          </table:table-cell>
          <table:table-cell office:value-type="string" calcext:value-type="string">
            <text:p>Die COVID-19-Pandemie hat die Zentren unserer Städte und Gemeinden als Orte von Handel, Kultur etc. verstärkt unter Druck gesetzt. Vielerorts drohen Leerstand und Verödung. Um das zu vermeiden und die Zentren wieder zu lebendigen Orten mit vielfältigen Nutzungsangeboten zu machen, braucht es neue Ideen. Eine Schlüsselrolle haben dabei attraktive öffentliche Räume, also Plätze, Straßen, Grünanlagen etc. Sie schaffen Atmosphäre und stiften Identität. Damit wir uns dort gerne aufhalten, müssen sie für alle offen zugänglich, barrierefrei und vielfältig nutzbar etc. sein. Was das konkret heißt, wissen die Menschen vor Ort am besten. Deshalb kommt es darauf an, möglichst Viele zu erreichen und einzuladen, öffentliche Räume als „eigene Orte“ und Orte für die Allgemeinheit mitzugestalten.</text:p>
          </table:table-cell>
          <table:table-cell office:value-type="string" calcext:value-type="string">
            <text:p>Von der Bewältigung der Herausforderung profitiert die ganze Stadtgesellschaft: Bürgerinnen und Bürger, Handel und Gewerbe, Kultureinrichtungen etc. Lösungsansätze sollten sich insbesondere an die Kommunen aber auch Planerinnen und Planer richten.</text:p>
          </table:table-cell>
          <table:table-cell office:value-type="string" calcext:value-type="string">
            <text:p>Verwaltung &amp; Politik – Länder</text:p>
          </table:table-cell>
          <table:table-cell office:value-type="string" calcext:value-type="string">
            <text:p>Ministerium für Wirtschaft, Arbeit und Wohnungsbau Baden-Württemberg</text:p>
          </table:table-cell>
          <table:table-cell office:value-type="string" calcext:value-type="string">
            <text:p>Baden-Württemberg</text:p>
          </table:table-cell>
          <table:table-cell office:value-type="float" office:value="70174" calcext:value-type="float">
            <text:p>70174</text:p>
          </table:table-cell>
          <table:table-cell office:value-type="string" calcext:value-type="string">
            <text:p>https://projecttogether.typeform.com/to/J2y3d590#herausforderungsid=100370</text:p>
          </table:table-cell>
          <table:table-cell table:number-columns-repeated="1015"/>
        </table:table-row>
        <table:table-row table:style-name="ro1">
          <table:table-cell office:value-type="float" office:value="100287" calcext:value-type="float">
            <text:p>100287</text:p>
          </table:table-cell>
          <table:table-cell office:value-type="string" calcext:value-type="string">
            <text:p>Wie können wir es schaffen, das Wohnen zu einem wichtigen Bestandteil für die (Wieder-)Belebung der Innenstädte und Ortskerne zu machen?</text:p>
          </table:table-cell>
          <table:table-cell office:value-type="string" calcext:value-type="string">
            <text:p>Der Druck auf den Einzelhandel in den Innenstädten hat aufgrund der Corona-Pandemie <text:s/>zugenommen, vielerorts droht ein Ladensterben. Begreift man die aktuelle Krise als Chance für einen umfassenden Neuaufschlag im Sinne eines „Quartier Innenstadt“, kann mit dem Wohnen eine neue Belebung bzw. Frequenz in den Innenstädten erfolgen. Leben potentielle Kunden quasi direkt vor der Ladentür ergeben sich für zukunftsfähige Handelsnutzungen neue Möglichkeiten und zugleich kann in Zeiten knappen Wohnraums das bisher in den Innenstädten oftmals hierfür nur unzureichend genutzte Potential gehoben werden. Durch eine gute Mischung sich gegenseitig ergänzender Funktionen kann mittendrin ein Wohnstandort der kurzen Wege und damit ein Wohnumfeld entstehen, das für viele Bevölkerungsgruppen attraktiv ist.</text:p>
          </table:table-cell>
          <table:table-cell office:value-type="string" calcext:value-type="string">
            <text:p>Kommunen, Bürgerinnen und Bürger, Eigentümer innerstädtischer Immobilien</text:p>
          </table:table-cell>
          <table:table-cell office:value-type="string" calcext:value-type="string">
            <text:p>Verwaltung &amp; Politik – Länder</text:p>
          </table:table-cell>
          <table:table-cell office:value-type="string" calcext:value-type="string">
            <text:p>Ministerium für Wirtschaft, Arbeit und Wohnungsbau Baden-Württemberg</text:p>
          </table:table-cell>
          <table:table-cell office:value-type="string" calcext:value-type="string">
            <text:p>Baden-Württemberg</text:p>
          </table:table-cell>
          <table:table-cell office:value-type="float" office:value="70174" calcext:value-type="float">
            <text:p>70174</text:p>
          </table:table-cell>
          <table:table-cell office:value-type="string" calcext:value-type="string">
            <text:p>https://projecttogether.typeform.com/to/J2y3d590#herausforderungsid=100287</text:p>
          </table:table-cell>
          <table:table-cell table:number-columns-repeated="1015"/>
        </table:table-row>
        <table:table-row table:style-name="ro1">
          <table:table-cell office:value-type="float" office:value="100543" calcext:value-type="float">
            <text:p>100543</text:p>
          </table:table-cell>
          <table:table-cell office:value-type="string" calcext:value-type="string">
            <text:p>Wie können wir sicherstellen, dass im Ausbildungsrahmenlehrplan <text:s/>aller Ausbildungsberufe klimaschonende und gesundheitsfördernde Inhalte mindestens gleichrangig zu den berufsbezogenen Inhalte sind (oder höher bewertet werden) <text:s/>und Ausbilder:innen diese Umsetzung vorher erlernen?</text:p>
          </table:table-cell>
          <table:table-cell/>
          <table:table-cell office:value-type="string" calcext:value-type="string">
            <text:p>Auszubildende, Ausbilder/innen, Lehrkräfte aller Ausbildungsberufe</text:p>
          </table:table-cell>
          <table:table-cell office:value-type="string" calcext:value-type="string">
            <text:p>Verwaltung &amp; Politik – Länder</text:p>
          </table:table-cell>
          <table:table-cell office:value-type="string" calcext:value-type="string">
            <text:p>Ministerium für Wirtschaft, Verkehr, Arbeit, Technologie &amp; Tourismus in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3</text:p>
          </table:table-cell>
          <table:table-cell table:number-columns-repeated="1015"/>
        </table:table-row>
        <table:table-row table:style-name="ro1">
          <table:table-cell office:value-type="float" office:value="100542" calcext:value-type="float">
            <text:p>100542</text:p>
          </table:table-cell>
          <table:table-cell office:value-type="string" calcext:value-type="string">
            <text:p>Wie können wir sicherstellen, dass hybride Lernformen in der schulischen und praktischen Ausbildung in allen Ausbildungsberufen nicht nur anlassbezogen (z.B. Lockdown) sondern als Standard-Form in Kombination mit anderen Ausbildungsmethoden / Unterrichtsformen eingesetzt werden?</text:p>
          </table:table-cell>
          <table:table-cell office:value-type="string" calcext:value-type="string">
            <text:p>Auch während der "normalen" Ausbildungszeit (ohne Lockdown) sollten hybride Lernformen genutzt werden, um die Auszubildenden an diese Lernformen heranzuführen. Es sollten keine "Ausnahmen" bleiben. Es gibt Auszubildende, die von dieser Lernform profitieren. Dadurch sind auch alle Auszubildenden auf einen weiteren notwendigen "Lockdown" gut vorbereitet. Digitale Endgeräte müssen bei dem Auszubildende vorhanden sein (ggf. Leihgeräte). Datenleitung / erforderliches und stabiles Datenvolumen muss sichergestellt werden (z.B. durch Bereitstellung von Hotpots). Lehrkräfte müssen methodisch-didaktisch geschult sein/werden.</text:p>
          </table:table-cell>
          <table:table-cell office:value-type="string" calcext:value-type="string">
            <text:p>Auszubildende, Ausbilder/innen, Lehrkräfte aller Ausbildungsberufe</text:p>
          </table:table-cell>
          <table:table-cell office:value-type="string" calcext:value-type="string">
            <text:p>Verwaltung &amp; Politik – Länder</text:p>
          </table:table-cell>
          <table:table-cell office:value-type="string" calcext:value-type="string">
            <text:p>Ministerium für Wirtschaft, Verkehr, Arbeit, Technologie udn Tourismus des Landes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2</text:p>
          </table:table-cell>
          <table:table-cell table:number-columns-repeated="1015"/>
        </table:table-row>
        <table:table-row table:style-name="ro1">
          <table:table-cell office:value-type="float" office:value="100525" calcext:value-type="float">
            <text:p>100525</text:p>
          </table:table-cell>
          <table:table-cell office:value-type="string" calcext:value-type="string">
            <text:p>Wie können wir erreichen, dass Privatleben und Beruf noch besser vereint werden und alle Beteiligten hiervon profitieren?</text:p>
          </table:table-cell>
          <table:table-cell/>
          <table:table-cell office:value-type="string" calcext:value-type="string">
            <text:p>Familien, Kinder, Erziehungsberechtigte, Arbeitgeber, Regierung</text:p>
          </table:table-cell>
          <table:table-cell office:value-type="string" calcext:value-type="string">
            <text:p>Verwaltung &amp; Politik – Länder</text:p>
          </table:table-cell>
          <table:table-cell office:value-type="string" calcext:value-type="string">
            <text:p>Ministerium für Wirtschaft, Verkehr, Arbeit, Technologie und Tourismus</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25</text:p>
          </table:table-cell>
          <table:table-cell table:number-columns-repeated="1015"/>
        </table:table-row>
        <table:table-row table:style-name="ro1">
          <table:table-cell office:value-type="float" office:value="100526" calcext:value-type="float">
            <text:p>100526</text:p>
          </table:table-cell>
          <table:table-cell office:value-type="string" calcext:value-type="string">
            <text:p>Wie können wir erreichen, dass das Interesse an verschiedenen Berufen (und damit auch an der Berufsorientierung) möglichst früh beginnt?</text:p>
          </table:table-cell>
          <table:table-cell office:value-type="string" calcext:value-type="string">
            <text:p>Bundesweit und branchenabhängig gibt es verschiedene Angebote zum Thema Berufsorientierung, die bereits früh stattfinden kann, zum Beispiel im Rahmen von Besuchen der Arbeitsstätten der Eltern oder als Schulklasse.</text:p>
          </table:table-cell>
          <table:table-cell office:value-type="string" calcext:value-type="string">
            <text:p>Familien, Kinder, Jugendliche, Eltern, Schulen, Betriebe, Arbeitgeber</text:p>
          </table:table-cell>
          <table:table-cell office:value-type="string" calcext:value-type="string">
            <text:p>Verwaltung &amp; Politik – Länder</text:p>
          </table:table-cell>
          <table:table-cell office:value-type="string" calcext:value-type="string">
            <text:p>Ministerium für Wirtschaft, Verkehr, Arbeit, Technologie und Tourismus</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26</text:p>
          </table:table-cell>
          <table:table-cell table:number-columns-repeated="1015"/>
        </table:table-row>
        <table:table-row table:style-name="ro1">
          <table:table-cell office:value-type="float" office:value="100546" calcext:value-type="float">
            <text:p>100546</text:p>
          </table:table-cell>
          <table:table-cell office:value-type="string" calcext:value-type="string">
            <text:p>Wie können wir erreichen, dass junge Geflüchtete möglichst frühzeitig <text:s/>über die Vorteile der Ausbildung und über Ausbildungsmöglichkeiten in Deutschland informiert werden?</text:p>
          </table:table-cell>
          <table:table-cell/>
          <table:table-cell office:value-type="string" calcext:value-type="string">
            <text:p>junge Geflüchtete</text:p>
          </table:table-cell>
          <table:table-cell office:value-type="string" calcext:value-type="string">
            <text:p>Verwaltung &amp; Politik – Länder</text:p>
          </table:table-cell>
          <table:table-cell office:value-type="string" calcext:value-type="string">
            <text:p>Ministerium für Wirtschaft, Verkehr, Arbeit, Technologie und Tourismus des Landes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6</text:p>
          </table:table-cell>
          <table:table-cell table:number-columns-repeated="1015"/>
        </table:table-row>
        <table:table-row table:style-name="ro1">
          <table:table-cell office:value-type="float" office:value="100548" calcext:value-type="float">
            <text:p>100548</text:p>
          </table:table-cell>
          <table:table-cell office:value-type="string" calcext:value-type="string">
            <text:p>Wie können wir erreichen, dass eine Teilzeitausbildung auch im Berufsschulteil der dualen Ausbildung durchgeführt werden kann - insbesondere auch bei Blockunterricht?</text:p>
          </table:table-cell>
          <table:table-cell/>
          <table:table-cell office:value-type="string" calcext:value-type="string">
            <text:p>Auszubildende, Ausbildungsbetriebe, Berufliche Schulen, Landesregierungen</text:p>
          </table:table-cell>
          <table:table-cell office:value-type="string" calcext:value-type="string">
            <text:p>Verwaltung &amp; Politik – Länder</text:p>
          </table:table-cell>
          <table:table-cell office:value-type="string" calcext:value-type="string">
            <text:p>Ministerium für Wirtschaft, Verkehr, Arbeit, Technologie und Tourismus des Landes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8</text:p>
          </table:table-cell>
          <table:table-cell table:number-columns-repeated="1015"/>
        </table:table-row>
        <table:table-row table:style-name="ro1">
          <table:table-cell office:value-type="float" office:value="100545" calcext:value-type="float">
            <text:p>100545</text:p>
          </table:table-cell>
          <table:table-cell office:value-type="string" calcext:value-type="string">
            <text:p>Wie können wir erreichen, dass alle Bürgerinnen und Bürger frühzeitig auf die gesundheitlichen Herausforderungen des digitalen Wandels in der Arbeitswelt vorbereitet werden?</text:p>
          </table:table-cell>
          <table:table-cell office:value-type="string" calcext:value-type="string">
            <text:p>Der digitale Wandel bringt auch gesundheitliche Nachteile mit sich wie beispielsweise weniger körperliche Bewegung und deutliche Zunahme von Bildschirmtätigkeiten. Wie können wir uns frühzeitig und ganzheitlich auf diese Herausforderungen vorbereiten, alle Menschen umfassend darüber informieren und befähigen, Nachteile entsprechend auszugleichen?</text:p>
          </table:table-cell>
          <table:table-cell office:value-type="string" calcext:value-type="string">
            <text:p>alle Menschen, die in naher oder ferner Zukunft eine Arbeit aufnehmen wollen</text:p>
          </table:table-cell>
          <table:table-cell office:value-type="string" calcext:value-type="string">
            <text:p>Verwaltung &amp; Politik – Länder</text:p>
          </table:table-cell>
          <table:table-cell office:value-type="string" calcext:value-type="string">
            <text:p>Ministerium für Wirtschaft, Verkehr, Arbeit, Technologie und Tourismus des Landes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5</text:p>
          </table:table-cell>
          <table:table-cell table:number-columns-repeated="1015"/>
        </table:table-row>
        <table:table-row table:style-name="ro1">
          <table:table-cell office:value-type="float" office:value="100547" calcext:value-type="float">
            <text:p>100547</text:p>
          </table:table-cell>
          <table:table-cell office:value-type="string" calcext:value-type="string">
            <text:p>Wie können wir erreichen, dass alle an Ausbildung Beteiligte (Azubis, Berufsschullehrer:innen, Ausbilder:innen in Betrieben und bei der überbetrieblichen Lehrlingsunterweisung) schnell, unkompliziert und datensicher miteinander kommunizieren können?</text:p>
          </table:table-cell>
          <table:table-cell/>
          <table:table-cell office:value-type="string" calcext:value-type="string">
            <text:p>Auszubildende, Lehrer:innen an Berufsbildender Schule, ggf. Eltern, Ausbilder:innen im Betrieb und ggf. in der Überbetrieblichen Berufsausbildung</text:p>
          </table:table-cell>
          <table:table-cell office:value-type="string" calcext:value-type="string">
            <text:p>Verwaltung &amp; Politik – Länder</text:p>
          </table:table-cell>
          <table:table-cell office:value-type="string" calcext:value-type="string">
            <text:p>Ministerium für Wirtschaft, Verkehr, Arbeit, Technologie und Tourismus des Landes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7</text:p>
          </table:table-cell>
          <table:table-cell table:number-columns-repeated="1015"/>
        </table:table-row>
        <table:table-row table:style-name="ro1">
          <table:table-cell office:value-type="float" office:value="100541" calcext:value-type="float">
            <text:p>100541</text:p>
          </table:table-cell>
          <table:table-cell office:value-type="string" calcext:value-type="string">
            <text:p>Wie können wir Strukturen und Arbeitsbedingungen schaffen, um klimaschädliches und zeitlich aufwendiges Anreisen zu Arbeitsstätten und Dienstreisen zu reduzieren?</text:p>
          </table:table-cell>
          <table:table-cell office:value-type="string" calcext:value-type="string">
            <text:p>Durch den Lockdown/Homeoffice sind die klimaschädlichen Reisen und Autofahrten massiv reduziert worden. Die positiven Klimaauswirkungen sind sehr deutlich erkennbar. Flexibilität der Arbeitsorte muss in allen Arbeitsgebieten geschaffen und genutzt werden. Die technische Ausstattung (z.B. Arbeitsmittel, Datenvolumen..) muss vom Arbeitgeber bereitgestellt werden. Dadurch kann auch die Vereinbarung von Privatleben und Beruf sichergestellt und verbessert werden.</text:p>
          </table:table-cell>
          <table:table-cell office:value-type="string" calcext:value-type="string">
            <text:p>Arbeitnehmer:innen, Auszubildende, Arbeitgeber:innen</text:p>
          </table:table-cell>
          <table:table-cell office:value-type="string" calcext:value-type="string">
            <text:p>Verwaltung &amp; Politik – Länder</text:p>
          </table:table-cell>
          <table:table-cell office:value-type="string" calcext:value-type="string">
            <text:p>Ministerium für Wirtschaft, Verkehr, Arbeit, Technologie und Tourismus des Landes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1</text:p>
          </table:table-cell>
          <table:table-cell table:number-columns-repeated="1015"/>
        </table:table-row>
        <table:table-row table:style-name="ro1">
          <table:table-cell office:value-type="float" office:value="100544" calcext:value-type="float">
            <text:p>100544</text:p>
          </table:table-cell>
          <table:table-cell office:value-type="string" calcext:value-type="string">
            <text:p>Wie können wir für alle Bürger/innen ein Angebot schaffen, an kostenlosen Webinaren teilzunehmen, um sich aus- und weiterbilden zu können und wie können wir sie motivieren und unterstützen, diese Angebote zu nutzen?</text:p>
          </table:table-cell>
          <table:table-cell/>
          <table:table-cell office:value-type="string" calcext:value-type="string">
            <text:p>Bürger:innen</text:p>
          </table:table-cell>
          <table:table-cell office:value-type="string" calcext:value-type="string">
            <text:p>Verwaltung &amp; Politik – Länder</text:p>
          </table:table-cell>
          <table:table-cell office:value-type="string" calcext:value-type="string">
            <text:p>Ministerium für Wirtschaft, Verkehr, Arbeit, Tourismus und Technologie in Schleswig-Holstein</text:p>
          </table:table-cell>
          <table:table-cell office:value-type="string" calcext:value-type="string">
            <text:p>Schleswig-Holstein</text:p>
          </table:table-cell>
          <table:table-cell office:value-type="float" office:value="24105" calcext:value-type="float">
            <text:p>24105</text:p>
          </table:table-cell>
          <table:table-cell office:value-type="string" calcext:value-type="string">
            <text:p>https://projecttogether.typeform.com/to/J2y3d590#herausforderungsid=100544</text:p>
          </table:table-cell>
          <table:table-cell table:number-columns-repeated="1015"/>
        </table:table-row>
        <table:table-row table:style-name="ro1">
          <table:table-cell office:value-type="float" office:value="100433" calcext:value-type="float">
            <text:p>100433</text:p>
          </table:table-cell>
          <table:table-cell office:value-type="string" calcext:value-type="string">
            <text:p>Wie können wir Voraussetzungen schaffen, dass Jugendliche aus ländlichen Räumen Berufschancen und berufliche Möglichkeiten in ihrer Region besser nutzen?</text:p>
          </table:table-cell>
          <table:table-cell office:value-type="string" calcext:value-type="string">
            <text:p>Während das Übergangsverhalten in den Städten von einem Übergang aus der allg. Schule in die weiterführende Schule geprägt ist, erlernen Jugendliche auf dem Land zunächst überwiegend einen Beruf. Letzteres leistet einen Beitrag zur Fachkräftesicherung im Ländlichen Raum, erhöht spätere Bleibechancen von Jugendlichen im Ländlichen Raum und macht unsere ländlichen Räume so wirtschaftlich zukunftsfähiger. Jugendliche sollen in Kontakt mit ansässigen Firmen im Ländlichen Raum gebracht werden. Win-Win-Situation: KMUs ebenso wie HiddenChampions, als das starke wirtschaftliche Rückgrat, gewinnen Nachwuchs und qualifizierten Jugendlichen kann später eine Bleibechance in ihrer Region geboten werden. Dafür sollen digitale Formate in der Berufsorientierung und in der Ausbildung mitgedacht werden.</text:p>
          </table:table-cell>
          <table:table-cell office:value-type="string" calcext:value-type="string">
            <text:p>An junge Menschen auf dem Land, die einen Ausbildungsplatz suchen. An KMUs und HiddenChampions auf dem Land, die Ausbildungsplätze anbieten.</text:p>
          </table:table-cell>
          <table:table-cell office:value-type="string" calcext:value-type="string">
            <text:p>Verwaltung &amp; Politik – Länder</text:p>
          </table:table-cell>
          <table:table-cell office:value-type="string" calcext:value-type="string">
            <text:p>Ministerium Ländlicher Raum und Verbraucherschutz Baden-Württemberg</text:p>
          </table:table-cell>
          <table:table-cell office:value-type="string" calcext:value-type="string">
            <text:p>Baden-Württemberg</text:p>
          </table:table-cell>
          <table:table-cell office:value-type="float" office:value="70182" calcext:value-type="float">
            <text:p>70182</text:p>
          </table:table-cell>
          <table:table-cell office:value-type="string" calcext:value-type="string">
            <text:p>https://projecttogether.typeform.com/to/J2y3d590#herausforderungsid=100433</text:p>
          </table:table-cell>
          <table:table-cell table:number-columns-repeated="1015"/>
        </table:table-row>
        <table:table-row table:style-name="ro1">
          <table:table-cell office:value-type="float" office:value="100271" calcext:value-type="float">
            <text:p>100271</text:p>
          </table:table-cell>
          <table:table-cell office:value-type="string" calcext:value-type="string">
            <text:p>Wie können wir den Menschen einen digitalen Personal Learning Record geben, damit zielgerichtete und einfach zu machende Weiterbildungen möglich werden und auch Kompetenzen aufgezeigt werden, die vorher durch Zertifikate nicht möglich waren.</text:p>
          </table:table-cell>
          <table:table-cell office:value-type="string" calcext:value-type="string">
            <text:p>Speziell die eingefahrene Bildungsstruktur und das festgefahrene System der Zertifikate sind eine der größten Hürden. Auch die überregionale, intereuropäische und internationale Zusammenarbeit stelle eine große Hürde dar.</text:p>
          </table:table-cell>
          <table:table-cell office:value-type="string" calcext:value-type="string">
            <text:p>Mitarbeiter sowie auch Privatpersonen</text:p>
          </table:table-cell>
          <table:table-cell office:value-type="string" calcext:value-type="string">
            <text:p>Zivilgesellschaft, inkl. sozialer Sektor</text:p>
          </table:table-cell>
          <table:table-cell office:value-type="string" calcext:value-type="string">
            <text:p>MoreThanDigital</text:p>
          </table:table-cell>
          <table:table-cell/>
          <table:table-cell office:value-type="float" office:value="6340" calcext:value-type="float">
            <text:p>6340</text:p>
          </table:table-cell>
          <table:table-cell office:value-type="string" calcext:value-type="string">
            <text:p>https://projecttogether.typeform.com/to/J2y3d590#herausforderungsid=100271</text:p>
          </table:table-cell>
          <table:table-cell table:number-columns-repeated="1015"/>
        </table:table-row>
        <table:table-row table:style-name="ro3">
          <table:table-cell office:value-type="float" office:value="100503" calcext:value-type="float">
            <text:p>100503</text:p>
          </table:table-cell>
          <table:table-cell office:value-type="string" calcext:value-type="string">
            <text:p>Wie können wir die Stadtgesellschaft verstärkt zum Umstieg auf nachhaltige Mobilitätsformen motivieren – trotz der aktuellen, durch die Corona-Pandemie erschwerten Situation?</text:p>
          </table:table-cell>
          <table:table-cell office:value-type="string" calcext:value-type="string">
            <text:p>Der Münchner Stadtrat beauftragte die Stadtverwaltung 2019, zu erarbeiten, wie das Ziel eines klimaneutralen Münchens bis 2035 erreicht werden kann. Für die Erreichung der Klimaneutralität ist die Mobilisierung der Stadtbevölkerung von entscheidender Bedeutung. Das gilt auch im Bereich Mobilität, denn ca. 25% aller von Privathaushalten verursachten Treibhausgase sind auf den Verkehr zurückzuführen. Derzeit nimmt zudem die Corona-Pandemie zusätzlich Einfluss auf das Mobilitätsverhalten der Bevölkerung.</text:p>
            <text:p/>
            <text:p>Eingereicht werden sollen nicht Vorschläge, was Bürger*innen konkret umsetzen können, sondern Ideen (Formate, Methoden, Aktionen), wie die Menschen angesprochen und motiviert werden können, um die Klimaschutzziele zu erreichen. Digitale Formate sind von Vorteil, aber kein Muss.</text:p>
          </table:table-cell>
          <table:table-cell office:value-type="string" calcext:value-type="string">
            <text:p>Bürger*innen</text:p>
          </table:table-cell>
          <table:table-cell office:value-type="string" calcext:value-type="string">
            <text:p>Verwaltung &amp; Politik – Kommunen</text:p>
          </table:table-cell>
          <table:table-cell office:value-type="string" calcext:value-type="string">
            <text:p>München Cool City - die Klimaschutzkampagne der Landeshauptstadt München</text:p>
          </table:table-cell>
          <table:table-cell office:value-type="string" calcext:value-type="string">
            <text:p>Bayern</text:p>
          </table:table-cell>
          <table:table-cell office:value-type="float" office:value="80335" calcext:value-type="float">
            <text:p>80335</text:p>
          </table:table-cell>
          <table:table-cell office:value-type="string" calcext:value-type="string">
            <text:p>https://projecttogether.typeform.com/to/J2y3d590#herausforderungsid=100503</text:p>
          </table:table-cell>
          <table:table-cell table:number-columns-repeated="1015"/>
        </table:table-row>
        <table:table-row table:style-name="ro1">
          <table:table-cell office:value-type="float" office:value="100589" calcext:value-type="float">
            <text:p>100589</text:p>
          </table:table-cell>
          <table:table-cell office:value-type="string" calcext:value-type="string">
            <text:p>Wie können wir Einsamkeit unter jungen Erwachsenen vermindern und einer post-COVID Generation eine fröhliche, gesunde und #soziale Zukunft bieten?</text:p>
          </table:table-cell>
          <table:table-cell/>
          <table:table-cell office:value-type="string" calcext:value-type="string">
            <text:p>Junge Erwachsene, zwischen 18-35 Jahre, Studenten, Berufstätige,</text:p>
          </table:table-cell>
          <table:table-cell office:value-type="string" calcext:value-type="string">
            <text:p>Zivilgesellschaft, inkl. sozialer Sektor</text:p>
          </table:table-cell>
          <table:table-cell office:value-type="string" calcext:value-type="string">
            <text:p>Niluk B.V.</text:p>
          </table:table-cell>
          <table:table-cell office:value-type="string" calcext:value-type="string">
            <text:p>Bayern</text:p>
          </table:table-cell>
          <table:table-cell office:value-type="float" office:value="85567" calcext:value-type="float">
            <text:p>85567</text:p>
          </table:table-cell>
          <table:table-cell office:value-type="string" calcext:value-type="string">
            <text:p>https://projecttogether.typeform.com/to/J2y3d590#herausforderungsid=100589</text:p>
          </table:table-cell>
          <table:table-cell table:number-columns-repeated="1015"/>
        </table:table-row>
        <table:table-row table:style-name="ro1">
          <table:table-cell office:value-type="float" office:value="100272" calcext:value-type="float">
            <text:p>100272</text:p>
          </table:table-cell>
          <table:table-cell office:value-type="string" calcext:value-type="string">
            <text:p>Wie können wir den aktuellen Belegungsgrad im ÖPNV/SPNV in Echtzeit transparent und sichtbar machen, um während der Pandemie und auch danach physical distancing möglich und somit langfristig den ÖPNV/SPNV attraktiv und komfortabel zu machen?</text:p>
          </table:table-cell>
          <table:table-cell office:value-type="string" calcext:value-type="string">
            <text:p>Hierbei müssen personenbezogene Daten ausgeschlossen werden, da die DSGVO anwendbar ist.</text:p>
          </table:table-cell>
          <table:table-cell office:value-type="string" calcext:value-type="string">
            <text:p>ÖPNV/SPNV-Nutzende und alle, die es werden wollen</text:p>
          </table:table-cell>
          <table:table-cell office:value-type="string" calcext:value-type="string">
            <text:p>Verwaltung &amp; Politik – Länder</text:p>
          </table:table-cell>
          <table:table-cell office:value-type="string" calcext:value-type="string">
            <text:p>NVBW - Nahverkehrsgesellschaft Baden-Württemberg mbH</text:p>
          </table:table-cell>
          <table:table-cell office:value-type="string" calcext:value-type="string">
            <text:p>Baden-Württemberg</text:p>
          </table:table-cell>
          <table:table-cell office:value-type="float" office:value="70182" calcext:value-type="float">
            <text:p>70182</text:p>
          </table:table-cell>
          <table:table-cell office:value-type="string" calcext:value-type="string">
            <text:p>https://projecttogether.typeform.com/to/J2y3d590#herausforderungsid=100272</text:p>
          </table:table-cell>
          <table:table-cell table:number-columns-repeated="1015"/>
        </table:table-row>
        <table:table-row table:style-name="ro3">
          <table:table-cell office:value-type="float" office:value="100279" calcext:value-type="float">
            <text:p>100279</text:p>
          </table:table-cell>
          <table:table-cell office:value-type="string" calcext:value-type="string">
            <text:p>Wie können wir den ländlichen Raum mit innovativen Mobilitätskonzepten besser an Ballungsräume anbinden und intermodale Wegeketten vereinfachen?</text:p>
          </table:table-cell>
          <table:table-cell office:value-type="string" calcext:value-type="string">
            <text:p>'- mitzudenken sind vor allem Sharingkonzepte, Mitfahrgelegenheiten, Mobilitätsstationen (Hubs), bedarfsgestütze On-Demand-Verkehre, P&amp;R, neue Antriebsformen im MIV</text:p>
            <text:p>- mangelnde Wirtschaftlichkeit von Mobilitätskonzepten im ländlichen Raum</text:p>
            <text:p>- Lösung sollte Nachhaltigkeit fördern, also CO2 einsparen</text:p>
          </table:table-cell>
          <table:table-cell office:value-type="string" calcext:value-type="string">
            <text:p>Bewohner:innen des ländlichen Raums, Pendler:innen</text:p>
          </table:table-cell>
          <table:table-cell office:value-type="string" calcext:value-type="string">
            <text:p>Verwaltung &amp; Politik – Länder</text:p>
          </table:table-cell>
          <table:table-cell office:value-type="string" calcext:value-type="string">
            <text:p>NVBW - Nahverkehrsgesellschaft Baden-Württemberg mbH</text:p>
          </table:table-cell>
          <table:table-cell office:value-type="string" calcext:value-type="string">
            <text:p>Baden-Württemberg</text:p>
          </table:table-cell>
          <table:table-cell office:value-type="float" office:value="70182" calcext:value-type="float">
            <text:p>70182</text:p>
          </table:table-cell>
          <table:table-cell office:value-type="string" calcext:value-type="string">
            <text:p>https://projecttogether.typeform.com/to/J2y3d590#herausforderungsid=100279</text:p>
          </table:table-cell>
          <table:table-cell table:number-columns-repeated="1015"/>
        </table:table-row>
        <table:table-row table:style-name="ro1">
          <table:table-cell office:value-type="float" office:value="100221" calcext:value-type="float">
            <text:p>100221</text:p>
          </table:table-cell>
          <table:table-cell office:value-type="string" calcext:value-type="string">
            <text:p>Wie können wir in der Landwirtschaft aktiven, wirksamen Klimaschutz betreiben und gleichzeitig die Existenz unserer Betriebe sichern sowie als zukünftige, regenerative Landbewirtschafter:innen am besten und schnellsten in die neue Aufgabe hineinwachsen?</text:p>
          </table:table-cell>
          <table:table-cell office:value-type="string" calcext:value-type="string">
            <text:p>Neue/regenerativen Management-Methoden, Zugang zu fachspezifischem Wissen/wissenschaftliche Begleitung, Anpassung/Verbesserung der Rahmenbedingungen (Behörden/Politik), Sicherstellung der notwendigen Finanzierung, praxisgeprüfte Lösungsansätze zu erarbeiten. Die Finanzierung ist die größte Herausforderung bei der Umsetzung!</text:p>
          </table:table-cell>
          <table:table-cell office:value-type="string" calcext:value-type="string">
            <text:p>Landwirte, Landbesitzer, Gesellschaft/Verbraucher</text:p>
          </table:table-cell>
          <table:table-cell office:value-type="string" calcext:value-type="string">
            <text:p>Zivilgesellschaft, inkl. sozialer Sektor</text:p>
          </table:table-cell>
          <table:table-cell office:value-type="string" calcext:value-type="string">
            <text:p>OG-Grünland (OG = Operationelle Gruppe)</text:p>
          </table:table-cell>
          <table:table-cell office:value-type="string" calcext:value-type="string">
            <text:p>Bayern</text:p>
          </table:table-cell>
          <table:table-cell office:value-type="float" office:value="87480" calcext:value-type="float">
            <text:p>87480</text:p>
          </table:table-cell>
          <table:table-cell office:value-type="string" calcext:value-type="string">
            <text:p>https://projecttogether.typeform.com/to/J2y3d590#herausforderungsid=100221</text:p>
          </table:table-cell>
          <table:table-cell table:number-columns-repeated="1015"/>
        </table:table-row>
        <table:table-row table:style-name="ro1">
          <table:table-cell office:value-type="float" office:value="100588" calcext:value-type="float">
            <text:p>100588</text:p>
          </table:table-cell>
          <table:table-cell office:value-type="string" calcext:value-type="string">
            <text:p>Wie können wir Kinder aus benachteiligten Lebenswirklichkeiten erreichen, um sie nachhaltig zu befähigen, in ihrem langen Leben am gesellschaftlichen Leben teilzuhaben, aber auch teilzugeben?</text:p>
          </table:table-cell>
          <table:table-cell office:value-type="string" calcext:value-type="string">
            <text:p>Ich bin (ehrenamtlicher) Ortsbürgermeister im Stadtteil Ahe der Stadt Bergheim. Ich bin parteilos und bei der letzten Kommunalwahl direkt gewählt. In meinem Ort leben 3.817 Menschen (31.12.2020), davon sind 25 Prozent minderjährig, nur elf Prozent über 65 Jahre. Von den Kindern und Jugendlichen im Alter von 0 - 15 Jahren leben 46,9 Prozent von <text:s/>Hartz IV. <text:s/>Rund 33 Prozent dieser Kinder haben keine deutsche Staatsangehörigkeit. Der Ausländeranteil in meinem Ort liegt bei knapp 37 Prozent. Es gibt viele Familien mit drei und mehr Kindern, aber auch Alleinerziehende mit mehreren Kindern. Der Ort verfügt über eine Grundschule, drei Kindertagesstätten (von denen eine nicht betrieben werden kann wegen Personalmangel), ein Quartiersbüro, eine Jugendeinrichtung und mehrere Vereine.</text:p>
          </table:table-cell>
          <table:table-cell office:value-type="string" calcext:value-type="string">
            <text:p>Die Zielgruppe sind diese Kinder und ihre Familien.</text:p>
          </table:table-cell>
          <table:table-cell office:value-type="string" calcext:value-type="string">
            <text:p>Verwaltung &amp; Politik – Kommunen</text:p>
          </table:table-cell>
          <table:table-cell office:value-type="string" calcext:value-type="string">
            <text:p>Ortsbürgermeister Ahe</text:p>
          </table:table-cell>
          <table:table-cell office:value-type="string" calcext:value-type="string">
            <text:p>Nordrhein-Westfalen</text:p>
          </table:table-cell>
          <table:table-cell office:value-type="float" office:value="50127" calcext:value-type="float">
            <text:p>50127</text:p>
          </table:table-cell>
          <table:table-cell office:value-type="string" calcext:value-type="string">
            <text:p>https://projecttogether.typeform.com/to/J2y3d590#herausforderungsid=100588</text:p>
          </table:table-cell>
          <table:table-cell table:number-columns-repeated="1015"/>
        </table:table-row>
        <table:table-row table:style-name="ro1">
          <table:table-cell office:value-type="float" office:value="100246" calcext:value-type="float">
            <text:p>100246</text:p>
          </table:table-cell>
          <table:table-cell office:value-type="string" calcext:value-type="string">
            <text:p>Wie können wir als kleine Gemeinde die Generationen im Ort und Lebensformen stärker verbinden?</text:p>
          </table:table-cell>
          <table:table-cell office:value-type="string" calcext:value-type="string">
            <text:p>Es muss voraussichtlich eine kommunale Kita gebaut werden und es fehlt an einer Pflegeeinrichtung ( Seniorenheim) im Ort. DIe Idee ist, ob man nicht beide Einrichtungen so verbindenkann, dass beide Generationen davon profitieren können und auch die Einrichtungen im Platzbedarf und Fläche profitieren.</text:p>
          </table:table-cell>
          <table:table-cell office:value-type="string" calcext:value-type="string">
            <text:p>Kita-Kinder und pflegebedürftige Senioren</text:p>
          </table:table-cell>
          <table:table-cell office:value-type="string" calcext:value-type="string">
            <text:p>Verwaltung &amp; Politik – Kommunen</text:p>
          </table:table-cell>
          <table:table-cell office:value-type="string" calcext:value-type="string">
            <text:p>Ortsgemeinde Zeiskam</text:p>
          </table:table-cell>
          <table:table-cell office:value-type="string" calcext:value-type="string">
            <text:p>Rheinland-Pfalz</text:p>
          </table:table-cell>
          <table:table-cell office:value-type="float" office:value="67378" calcext:value-type="float">
            <text:p>67378</text:p>
          </table:table-cell>
          <table:table-cell office:value-type="string" calcext:value-type="string">
            <text:p>https://projecttogether.typeform.com/to/J2y3d590#herausforderungsid=100246</text:p>
          </table:table-cell>
          <table:table-cell table:number-columns-repeated="1015"/>
        </table:table-row>
        <table:table-row table:style-name="ro2">
          <table:table-cell office:value-type="float" office:value="100730" calcext:value-type="float">
            <text:p>100730</text:p>
          </table:table-cell>
          <table:table-cell office:value-type="string" calcext:value-type="string">
            <text:p>Wie können wir den sozialen Sektor, insbesondere migrantische Organisationen und den wirtschaftlichen Sektor auf Augenhöhe und mit gesamtgesellschaftlichen Mehrwert verbinden?</text:p>
          </table:table-cell>
          <table:table-cell office:value-type="string" calcext:value-type="string">
            <text:p>Seit langem gibt es Bemühungen und auch erfolgreiche Beispiele für die Kooperation von Wirtschaft und Drittem Sektor (motiviert durch Corporate Social Responsibilty). Dennoch ist eine selbstverständliche Kooperation weder im Feld Bürgerschaftliches Engagement noch im Feld Social Entrepreneurship wirklich durchgesetzt und wird selbstverständlich und erfolgreich gelebt. </text:p>
            <text:p>Unsere Einwanderungsgesellschaft ist bereits divers und wird es noch deutlicher werden; Kompetenzen und Ideen von migrantischen Organisationen führen oft ein Schattendasein, d.h. wir nutzen in Deutschland nicht das Potential, das unsere diverse Gesellschaft - mit allen seinen Resident*innen - bietet.</text:p>
          </table:table-cell>
          <table:table-cell office:value-type="string" calcext:value-type="string">
            <text:p>Migrantinnen*organisationen, Wirtschaftsunternehmen, Fördermittelgeber</text:p>
          </table:table-cell>
          <table:table-cell office:value-type="string" calcext:value-type="string">
            <text:p>Zivilgesellschaft, inkl. sozialer Sektor</text:p>
          </table:table-cell>
          <table:table-cell office:value-type="string" calcext:value-type="string">
            <text:p>PARITÄTISCHER Wohlfahrtsverband Hamburg e.V.</text:p>
          </table:table-cell>
          <table:table-cell office:value-type="string" calcext:value-type="string">
            <text:p>Hamburg</text:p>
          </table:table-cell>
          <table:table-cell office:value-type="float" office:value="22083" calcext:value-type="float">
            <text:p>22083</text:p>
          </table:table-cell>
          <table:table-cell office:value-type="string" calcext:value-type="string">
            <text:p>https://projecttogether.typeform.com/to/J2y3d590#herausforderungsid=100730</text:p>
          </table:table-cell>
          <table:table-cell table:number-columns-repeated="1015"/>
        </table:table-row>
        <table:table-row table:style-name="ro1">
          <table:table-cell table:style-name="ce1" office:value-type="float" office:value="100751" calcext:value-type="float">
            <text:p>100751</text:p>
          </table:table-cell>
          <table:table-cell table:style-name="ce1" office:value-type="string" calcext:value-type="string">
            <text:p>Wie können wir innovative Lösungen finden, die den Bürger:innen Handlungsmacht und Transparenz über ihre Daten bieten und dadurch Vertrauen in digitale Lösungen stärken?</text:p>
          </table:table-cell>
          <table:table-cell table:style-name="ce1" office:value-type="string" calcext:value-type="string">
            <text:p>.</text:p>
          </table:table-cell>
          <table:table-cell table:style-name="ce1"/>
          <table:table-cell table:style-name="ce1" office:value-type="string" calcext:value-type="string">
            <text:p>Zivilgesellschaft, inkl. sozialer Sektor</text:p>
          </table:table-cell>
          <table:table-cell table:style-name="ce1" office:value-type="string" calcext:value-type="string">
            <text:p>Patients4Digital</text:p>
          </table:table-cell>
          <table:table-cell table:style-name="ce1" office:value-type="string" calcext:value-type="string">
            <text:p>Berlin</text:p>
          </table:table-cell>
          <table:table-cell table:style-name="ce1" office:value-type="float" office:value="14195" calcext:value-type="float">
            <text:p>14195</text:p>
          </table:table-cell>
          <table:table-cell table:style-name="ce1" office:value-type="string" calcext:value-type="string">
            <text:p>https://projecttogether.typeform.com/to/J2y3d590#herausforderungsid=100751</text:p>
          </table:table-cell>
          <table:table-cell table:style-name="ce1" table:number-columns-repeated="2"/>
          <table:table-cell table:number-columns-repeated="1013"/>
        </table:table-row>
        <table:table-row table:style-name="ro1">
          <table:table-cell table:style-name="ce1" office:value-type="float" office:value="100726" calcext:value-type="float">
            <text:p>100726</text:p>
          </table:table-cell>
          <table:table-cell table:style-name="ce1" office:value-type="string" calcext:value-type="string">
            <text:p>Wie können wir im Digitalen Umfeld durch kreative Weise auf den Ableismus aufmerksam machen?</text:p>
          </table:table-cell>
          <table:table-cell table:style-name="ce1" office:value-type="string" calcext:value-type="string">
            <text:p>Da es sich beim Ableismus um ein gesamtgesellschaftliches Problem handelt, ist es an keine besonderen Begebenheiten geknüpft. Vielmehr handelt es sich um ein strukturelles Problem, dem man sich nur im Kollektiv nähern kann. Vor dem Hintergrund sind Ansätze im Schulterschluss gewünscht.</text:p>
          </table:table-cell>
          <table:table-cell table:style-name="ce1" office:value-type="string" calcext:value-type="string">
            <text:p>Betroffen sind grundsätzlich körperlich und geistig Benachteiligte aus allen Gesellschaftsschichten. Entsprechend handelt es sich um ein gesamtgesellschaftliches Problem, das alle Bürger:Innen betrifft.</text:p>
          </table:table-cell>
          <table:table-cell table:style-name="ce1" office:value-type="string" calcext:value-type="string">
            <text:p>Zivilgesellschaft, inkl. sozialer Sektor</text:p>
          </table:table-cell>
          <table:table-cell table:style-name="ce1" office:value-type="string" calcext:value-type="string">
            <text:p>Patients4Digital</text:p>
          </table:table-cell>
          <table:table-cell table:style-name="ce1" office:value-type="string" calcext:value-type="string">
            <text:p>Berlin</text:p>
          </table:table-cell>
          <table:table-cell table:style-name="ce1" office:value-type="float" office:value="14195" calcext:value-type="float">
            <text:p>14195</text:p>
          </table:table-cell>
          <table:table-cell table:style-name="ce1" office:value-type="string" calcext:value-type="string">
            <text:p>https://projecttogether.typeform.com/to/J2y3d590#herausforderungsid=100726</text:p>
          </table:table-cell>
          <table:table-cell table:style-name="ce1" table:number-columns-repeated="2"/>
          <table:table-cell table:number-columns-repeated="1013"/>
        </table:table-row>
        <table:table-row table:style-name="ro3">
          <table:table-cell table:style-name="ce1" office:value-type="float" office:value="100737" calcext:value-type="float">
            <text:p>100737</text:p>
          </table:table-cell>
          <table:table-cell table:style-name="ce1" office:value-type="string" calcext:value-type="string">
            <text:p>Wie können wir inklusive Sportereignisse realisieren, bei denen  </text:p>
            <text:p>a) die Teilnahme von sehr vielen Menschen mit unterschiedlichen Voraussetzungen ermöglicht wird </text:p>
            <text:p>b) gleichzeitig eine Community gebildet wird, um marginalisierte gesellschaftsrelevante Themen bekannt zu machen?</text:p>
          </table:table-cell>
          <table:table-cell table:style-name="ce1" office:value-type="string" calcext:value-type="string">
            <text:p>Eine digitale Lösung wäre optimal, aber auch Konzepte zum Format sind willkommen.</text:p>
            <text:p>In aktuellen Zeiten machen viele Menschen Sport zu Hause - idealerweise kann auch das eingebunden werden!</text:p>
          </table:table-cell>
          <table:table-cell table:style-name="ce1" office:value-type="string" calcext:value-type="string">
            <text:p>Kommunen, Schulen, Vereine, Initiativen &amp; Organisationen, Institutionen</text:p>
          </table:table-cell>
          <table:table-cell table:style-name="ce1" office:value-type="string" calcext:value-type="string">
            <text:p>Zivilgesellschaft, inkl. sozialer Sektor</text:p>
          </table:table-cell>
          <table:table-cell table:style-name="ce1" office:value-type="string" calcext:value-type="string">
            <text:p>Patients4Digital (Verein in Gründung)</text:p>
          </table:table-cell>
          <table:table-cell table:style-name="ce1" office:value-type="string" calcext:value-type="string">
            <text:p>Berlin</text:p>
          </table:table-cell>
          <table:table-cell table:style-name="ce1" office:value-type="float" office:value="12169" calcext:value-type="float">
            <text:p>12169</text:p>
          </table:table-cell>
          <table:table-cell table:style-name="ce1" office:value-type="string" calcext:value-type="string">
            <text:p>https://projecttogether.typeform.com/to/J2y3d590#herausforderungsid=100737</text:p>
          </table:table-cell>
          <table:table-cell table:style-name="ce1" table:number-columns-repeated="2"/>
          <table:table-cell table:number-columns-repeated="1013"/>
        </table:table-row>
        <table:table-row table:style-name="ro1">
          <table:table-cell office:value-type="float" office:value="100470" calcext:value-type="float">
            <text:p>100470</text:p>
          </table:table-cell>
          <table:table-cell office:value-type="string" calcext:value-type="string">
            <text:p>Wie können wir junge Menschen durch Bildung stärker beteiligen bei der Gestaltung einer Nachhaltigen Zukunft?</text:p>
          </table:table-cell>
          <table:table-cell/>
          <table:table-cell office:value-type="string" calcext:value-type="string">
            <text:p>SchülerInnen, Eltern, LehrerInnen, Administration, Zivilgesellschaft, Wirtschaft und Politik</text:p>
          </table:table-cell>
          <table:table-cell office:value-type="string" calcext:value-type="string">
            <text:p>Zivilgesellschaft, inkl. sozialer Sektor</text:p>
          </table:table-cell>
          <table:table-cell office:value-type="string" calcext:value-type="string">
            <text:p>Peer-Leader-International e.V.</text:p>
          </table:table-cell>
          <table:table-cell office:value-type="string" calcext:value-type="string">
            <text:p>Niedersachsen</text:p>
          </table:table-cell>
          <table:table-cell office:value-type="float" office:value="26842" calcext:value-type="float">
            <text:p>26842</text:p>
          </table:table-cell>
          <table:table-cell office:value-type="string" calcext:value-type="string">
            <text:p>https://projecttogether.typeform.com/to/J2y3d590#herausforderungsid=100470</text:p>
          </table:table-cell>
          <table:table-cell table:number-columns-repeated="1015"/>
        </table:table-row>
        <table:table-row table:style-name="ro1">
          <table:table-cell office:value-type="float" office:value="100116" calcext:value-type="float">
            <text:p>100116</text:p>
          </table:table-cell>
          <table:table-cell office:value-type="string" calcext:value-type="string">
            <text:p>Wie können wir möglichst viele Unternehmen/Organisationen und Menschen (ob Führungskräfte oder Mitarbeiter:innen/) für eine möglichst gesunde Mischung aus digital-effizienten und persönlich-menschlichen Arbeitsabläufen gewinnen?</text:p>
          </table:table-cell>
          <table:table-cell office:value-type="string" calcext:value-type="string">
            <text:p>Corona hat der Digitalisierung der Arbeits- ( &amp; Schul- &amp; Lebens-) Welt einen 'kleinen Turbo' versetzt - und das ist gut so! Nun sollte es darum gehen, nach Corona in einem gesunden Maß die Digitalisierung in unserem Alltag weiter zu entwickeln &amp; zu verankern, zugleich die coronabedingt eingeschränkten zwischenmenschlichen Faktoren wieder zu einer Renaissance kommen zu lassen. Wie sieht ein 'Best of Both Worlds' aus...?</text:p>
          </table:table-cell>
          <table:table-cell office:value-type="string" calcext:value-type="string">
            <text:p>Arbeitgeber &amp; Arbeitnehmer in den unterschiedlichsten Branchen, Unternehmensgrößen, Organisationskulturen, bundesweit</text:p>
          </table:table-cell>
          <table:table-cell office:value-type="string" calcext:value-type="string">
            <text:p>Wirtschaft</text:p>
          </table:table-cell>
          <table:table-cell office:value-type="string" calcext:value-type="string">
            <text:p>Peopledynamix GmbH</text:p>
          </table:table-cell>
          <table:table-cell office:value-type="string" calcext:value-type="string">
            <text:p>Nordrhein-Westfalen</text:p>
          </table:table-cell>
          <table:table-cell office:value-type="float" office:value="50226" calcext:value-type="float">
            <text:p>50226</text:p>
          </table:table-cell>
          <table:table-cell office:value-type="string" calcext:value-type="string">
            <text:p>https://projecttogether.typeform.com/to/J2y3d590#herausforderungsid=100116</text:p>
          </table:table-cell>
          <table:table-cell table:number-columns-repeated="1015"/>
        </table:table-row>
        <table:table-row table:style-name="ro1">
          <table:table-cell office:value-type="float" office:value="100602" calcext:value-type="float">
            <text:p>100602</text:p>
          </table:table-cell>
          <table:table-cell office:value-type="string" calcext:value-type="string">
            <text:p>Wie können wir barrierefreie Kindermedien schaffen, die sowohl von blinden und sehenden Kindern gleichermaßen genutzt werden können? Inklusion sollte in beide Richtungen funktionieren. Blinde Kinder haben ein Recht auf takitile Teilhabe an vorhandenen klassischen Kinderbüchern.</text:p>
          </table:table-cell>
          <table:table-cell/>
          <table:table-cell office:value-type="string" calcext:value-type="string">
            <text:p>blinde und sehenden Kinder, Eltern, Geschwister, Familienangehörige und Freunde.</text:p>
          </table:table-cell>
          <table:table-cell office:value-type="string" calcext:value-type="string">
            <text:p>Zivilgesellschaft, inkl. sozialer Sektor</text:p>
          </table:table-cell>
          <table:table-cell office:value-type="string" calcext:value-type="string">
            <text:p>PlusPlural</text:p>
          </table:table-cell>
          <table:table-cell office:value-type="string" calcext:value-type="string">
            <text:p>Hamburg</text:p>
          </table:table-cell>
          <table:table-cell office:value-type="float" office:value="22339" calcext:value-type="float">
            <text:p>22339</text:p>
          </table:table-cell>
          <table:table-cell office:value-type="string" calcext:value-type="string">
            <text:p>https://projecttogether.typeform.com/to/J2y3d590#herausforderungsid=100602</text:p>
          </table:table-cell>
          <table:table-cell table:number-columns-repeated="1015"/>
        </table:table-row>
        <table:table-row table:style-name="ro1">
          <table:table-cell office:value-type="float" office:value="100340" calcext:value-type="float">
            <text:p>100340</text:p>
          </table:table-cell>
          <table:table-cell office:value-type="string" calcext:value-type="string">
            <text:p>Wie können wir von unseren Interessenspartnern einen schnellen und flexiblen "Impuls-Check" zu unterschiedlichsten Themenbereichen erhalten, ohne dass der Aufwand für die Durchführung und Beteiligung zu aufwändig ist.</text:p>
          </table:table-cell>
          <table:table-cell office:value-type="string" calcext:value-type="string">
            <text:p>Der Datenschutz, vor allem im Hinblick auf die besonderen behördlichen/polizeilichen Belange, muss berücksichtigt werden.</text:p>
          </table:table-cell>
          <table:table-cell office:value-type="string" calcext:value-type="string">
            <text:p>alle Interessenspartner der Polizei (wie u.a. BürgerInnen, andere Behörden, Mitarbeitende, Unternehmen, usw.)</text:p>
          </table:table-cell>
          <table:table-cell office:value-type="string" calcext:value-type="string">
            <text:p>Verwaltung &amp; Politik – Länder</text:p>
          </table:table-cell>
          <table:table-cell office:value-type="string" calcext:value-type="string">
            <text:p>Polizeipräsidium Heilbronn</text:p>
          </table:table-cell>
          <table:table-cell office:value-type="string" calcext:value-type="string">
            <text:p>Baden-Württemberg</text:p>
          </table:table-cell>
          <table:table-cell office:value-type="float" office:value="74076" calcext:value-type="float">
            <text:p>74076</text:p>
          </table:table-cell>
          <table:table-cell office:value-type="string" calcext:value-type="string">
            <text:p>https://projecttogether.typeform.com/to/J2y3d590#herausforderungsid=100340</text:p>
          </table:table-cell>
          <table:table-cell table:number-columns-repeated="1015"/>
        </table:table-row>
        <table:table-row table:style-name="ro2">
          <table:table-cell office:value-type="float" office:value="100351" calcext:value-type="float">
            <text:p>100351</text:p>
          </table:table-cell>
          <table:table-cell office:value-type="string" calcext:value-type="string">
            <text:p>Wie können wir erreichen, dass der Mehrweg-Anteil bei den Verpackungen alltäglicher Verbrauchsgüter steigt?</text:p>
            <text:p>Wie können wir erreichen, dass mehr Liefervorgänge (Päckchen/Lebensmittel) aggregiert werden und sich die ökonomisch-ökologische Bilanz eines Liefervorgangs verbessert?</text:p>
          </table:table-cell>
          <table:table-cell office:value-type="string" calcext:value-type="string">
            <text:p>Kenntnisse über das durchschnittliche Konsumverhalten von Verbrauchern, Kenntnisse über alternative Produktverpackungen (z.B. auf Basis von Biopolymeren) und die limitierenden Faktoren für deren Einsatz (Anbauflächenkonkurrenz, Einsatzbereich und Tauglichkeit), Kenntnisse über die Kostenstruktur und -gewichtung von Liefervorgängen (50% der Auslieferungskosten von Päckchen und Paketen entstehen auf der "Letzten Meile")</text:p>
          </table:table-cell>
          <table:table-cell office:value-type="string" calcext:value-type="string">
            <text:p>Verbraucher, Lieferdienste</text:p>
          </table:table-cell>
          <table:table-cell office:value-type="string" calcext:value-type="string">
            <text:p>Wirtschaft</text:p>
          </table:table-cell>
          <table:table-cell office:value-type="string" calcext:value-type="string">
            <text:p>PrimePort GmbH</text:p>
          </table:table-cell>
          <table:table-cell office:value-type="string" calcext:value-type="string">
            <text:p>Nordrhein-Westfalen</text:p>
          </table:table-cell>
          <table:table-cell office:value-type="float" office:value="34414" calcext:value-type="float">
            <text:p>34414</text:p>
          </table:table-cell>
          <table:table-cell office:value-type="string" calcext:value-type="string">
            <text:p>https://projecttogether.typeform.com/to/J2y3d590#herausforderungsid=100351</text:p>
          </table:table-cell>
          <table:table-cell table:number-columns-repeated="1015"/>
        </table:table-row>
        <table:table-row table:style-name="ro1">
          <table:table-cell office:value-type="float" office:value="100318" calcext:value-type="float">
            <text:p>100318</text:p>
          </table:table-cell>
          <table:table-cell office:value-type="string" calcext:value-type="string">
            <text:p>Wie können wir die Vision einer echten menschenwürdigen Pflege von kranken, alten, behinderten, sterbenden Menschen iin der Gesellschaft verankern,umsetzen?! Wie können wir das Thema in's Bewusstsein der Bürger/innen bringen?!</text:p>
          </table:table-cell>
          <table:table-cell office:value-type="string" calcext:value-type="string">
            <text:p>Es gibt gesundheitspolitische bzw. rechtliche Rahmenbedingungen. Die dieser Vision aber nicht entgegen stehen (müssen). Im Projektteam bräuchten wir diesbezügliche Experten.</text:p>
          </table:table-cell>
          <table:table-cell office:value-type="string" calcext:value-type="string">
            <text:p>Alle Menschen in Deutschland!</text:p>
          </table:table-cell>
          <table:table-cell office:value-type="string" calcext:value-type="string">
            <text:p>Wissenschaft</text:p>
          </table:table-cell>
          <table:table-cell office:value-type="string" calcext:value-type="string">
            <text:p>Prof. Dr. Dr. Manuela Kesselmann, Fachhochschullehrerin</text:p>
          </table:table-cell>
          <table:table-cell office:value-type="string" calcext:value-type="string">
            <text:p>Bremen</text:p>
          </table:table-cell>
          <table:table-cell office:value-type="float" office:value="28215" calcext:value-type="float">
            <text:p>28215</text:p>
          </table:table-cell>
          <table:table-cell office:value-type="string" calcext:value-type="string">
            <text:p>https://projecttogether.typeform.com/to/J2y3d590#herausforderungsid=100318</text:p>
          </table:table-cell>
          <table:table-cell table:number-columns-repeated="1015"/>
        </table:table-row>
        <table:table-row table:style-name="ro1">
          <table:table-cell office:value-type="float" office:value="100081" calcext:value-type="float">
            <text:p>100081</text:p>
          </table:table-cell>
          <table:table-cell office:value-type="string" calcext:value-type="string">
            <text:p>Wie können wir in „No-Visitor-Policy"-Zeiten Arbeitgeber (KMU) motivieren, berufspraktische Erlebnis- und Erprobungsräume anzubieten, um berufl. Orientierungs-/Ents.-prozesse in Übergangsphasen zu unterstützen u. bislang nicht anvisierte Zielgruppen wie Studierende einzustellen?</text:p>
          </table:table-cell>
          <table:table-cell office:value-type="string" calcext:value-type="string">
            <text:p>Gerade in aktuellen Distanz-Zeiten beklagen junge Menschen fehlende (Plattformen für) berufspraktische Erlebnis- und Erprobungsräume (Herausforderungen über "traditionelle" Praktika hinaus), um berufl. Orientierungs-/Ents.-prozesse, Übergänge von Schule/vom Studium in Beruf (Employability) u. Bildungsabschlüsse erfolgreich zu bewältigen. Für Individuen und Arbeitgeber keine digitale regionale Plattform für Matching (Praxiserleben). Folge: Unsicherheit (Motivationsdefizit, Entfremdung, Prokrastination) und Perspektivlosigkeit. Wahrnehmbare psychische/physischen Folgewirkungen und Kosten für den Sozialstaat, für die Individuen, für Arbeitgeber (u.a. Produktionsausfälle durch Vakanzen, höhere Marketingausgaben). Multi-Institutionen-Handlungsfeld der Berufs- und Studienorientierung beachten.</text:p>
          </table:table-cell>
          <table:table-cell office:value-type="string" calcext:value-type="string">
            <text:p>Interessierte, digital affine, offene Kleinst-, Klein- und Mittelunternehmen, Schüler/innen, Schulabgänger/innen sowie Studierende (in der Endphase im Studium; mit Zweifel), Studienabbrechende, regional, bundesweit</text:p>
          </table:table-cell>
          <table:table-cell office:value-type="string" calcext:value-type="string">
            <text:p>Verwaltung &amp; Politik – Kreise</text:p>
          </table:table-cell>
          <table:table-cell office:value-type="string" calcext:value-type="string">
            <text:p>Region Hannover, Beschäftigungsförderung</text:p>
          </table:table-cell>
          <table:table-cell office:value-type="string" calcext:value-type="string">
            <text:p>Niedersachsen</text:p>
          </table:table-cell>
          <table:table-cell office:value-type="float" office:value="30165" calcext:value-type="float">
            <text:p>30165</text:p>
          </table:table-cell>
          <table:table-cell office:value-type="string" calcext:value-type="string">
            <text:p>https://projecttogether.typeform.com/to/J2y3d590#herausforderungsid=100081</text:p>
          </table:table-cell>
          <table:table-cell table:number-columns-repeated="1015"/>
        </table:table-row>
        <table:table-row table:style-name="ro2">
          <table:table-cell table:style-name="ce1" office:value-type="float" office:value="100337" calcext:value-type="float">
            <text:p>100337</text:p>
          </table:table-cell>
          <table:table-cell table:style-name="ce1" office:value-type="string" calcext:value-type="string">
            <text:p>Wie können wir dafür sorgen, dass Unternehmen ihre Produkte häufiger über den gesamten Lebenszyklus kreislauffähig gestalten und als Produkt-Dienstleistungs-System anbieten (=kreislauffähige Herstellung + Angebot als Dienstleistung + Rücknahme + Weiterverwertung der Materialien)?</text:p>
          </table:table-cell>
          <table:table-cell table:style-name="ce1" office:value-type="string" calcext:value-type="string">
            <text:p>Es gibt von der EU den "Circular Economy Action Plan" und die "Sustainable Product Initiative", die die Umsetzung erleichtern könnten. Hier geht es aber vor allem um das Produkt selbst, nicht darum, dass Hersteller die ganze Herstellungskette und die Nutzung der Produkte in einen Kreislauf integrieren sollten, um Nachhaltigkeit und Ressourcenschonung umzusetzen und Verbrauchern nachhaltigere Produkte anzubieten.</text:p>
            <text:p>Für Produktservicesysteme gibt es Beispiele, wie Wlan-Router, Mietfahrzeuge, Firmen-Kopiergeräte.. Die meisten Beispiele betreffen B2B (business to business) - Beziehungen und keine Angebote an Konsumenten, oft geht es nur um das Produkt, nicht den ganzen Lebenszyklus der Materialien.</text:p>
          </table:table-cell>
          <table:table-cell table:style-name="ce1" office:value-type="string" calcext:value-type="string">
            <text:p>Hersteller/produzierende Unternehmen bzw. Politik, wenn es um gesetzgeberische Maßnahmen zur Umsetzung geht</text:p>
          </table:table-cell>
          <table:table-cell table:style-name="ce1" office:value-type="string" calcext:value-type="string">
            <text:p>Zivilgesellschaft, inkl. sozialer Sektor</text:p>
          </table:table-cell>
          <table:table-cell table:style-name="ce1" office:value-type="string" calcext:value-type="string">
            <text:p>Regionalgruppe Berlin der Cradle to Cradle NGO</text:p>
          </table:table-cell>
          <table:table-cell table:style-name="ce1" office:value-type="string" calcext:value-type="string">
            <text:p>Berlin</text:p>
          </table:table-cell>
          <table:table-cell table:style-name="ce1" office:value-type="float" office:value="10407" calcext:value-type="float">
            <text:p>10407</text:p>
          </table:table-cell>
          <table:table-cell table:style-name="ce1" office:value-type="string" calcext:value-type="string">
            <text:p>https://projecttogether.typeform.com/to/J2y3d590#herausforderungsid=100337</text:p>
          </table:table-cell>
          <table:table-cell table:style-name="ce1" table:number-columns-repeated="2"/>
          <table:table-cell table:number-columns-repeated="1013"/>
        </table:table-row>
        <table:table-row table:style-name="ro1">
          <table:table-cell office:value-type="float" office:value="100492" calcext:value-type="float">
            <text:p>100492</text:p>
          </table:table-cell>
          <table:table-cell office:value-type="string" calcext:value-type="string">
            <text:p>Wie können wir die unterschiedlichen Mobilitätsangebote sinnvoll im Raum gestalten, damit der ländliche Raum künftig nicht an "moderner" Lebensqualität einbüßt, um als Standort attraktiv zu bleiben, und um auch die Bürger*Innen bei der angestrebten Verkehrswende mitzunehmen?</text:p>
          </table:table-cell>
          <table:table-cell office:value-type="string" calcext:value-type="string">
            <text:p>unterschiedliche Bewegungsanforderungen und -gewohnheiten</text:p>
          </table:table-cell>
          <table:table-cell office:value-type="string" calcext:value-type="string">
            <text:p>Alle!</text:p>
          </table:table-cell>
          <table:table-cell office:value-type="string" calcext:value-type="string">
            <text:p>Zivilgesellschaft, inkl. sozialer Sektor</text:p>
          </table:table-cell>
          <table:table-cell office:value-type="string" calcext:value-type="string">
            <text:p>Samtgemeinde Zeven</text:p>
          </table:table-cell>
          <table:table-cell office:value-type="string" calcext:value-type="string">
            <text:p>Niedersachsen</text:p>
          </table:table-cell>
          <table:table-cell office:value-type="float" office:value="27404" calcext:value-type="float">
            <text:p>27404</text:p>
          </table:table-cell>
          <table:table-cell office:value-type="string" calcext:value-type="string">
            <text:p>https://projecttogether.typeform.com/to/J2y3d590#herausforderungsid=100492</text:p>
          </table:table-cell>
          <table:table-cell table:number-columns-repeated="1015"/>
        </table:table-row>
        <table:table-row table:style-name="ro2">
          <table:table-cell table:style-name="ce1" office:value-type="float" office:value="100132" calcext:value-type="float">
            <text:p>100132</text:p>
          </table:table-cell>
          <table:table-cell table:style-name="ce1" office:value-type="string" calcext:value-type="string">
            <text:p>Wie können wir die Flut an Verpackungsmüll (v.a. Plastik) durch attraktive Lösungen eindämmen?</text:p>
          </table:table-cell>
          <table:table-cell table:style-name="ce1" office:value-type="string" calcext:value-type="string">
            <text:p>Verpackungsgesetz</text:p>
            <text:p>Ggf. Lebensmittelhygienevorschriften</text:p>
          </table:table-cell>
          <table:table-cell table:style-name="ce1" office:value-type="string" calcext:value-type="string">
            <text:p>Hersteller:innen, Händler:innen, Verbraucher:innen</text:p>
          </table:table-cell>
          <table:table-cell table:style-name="ce1" office:value-type="string" calcext:value-type="string">
            <text:p>Zivilgesellschaft, inkl. sozialer Sektor</text:p>
          </table:table-cell>
          <table:table-cell table:style-name="ce1" office:value-type="string" calcext:value-type="string">
            <text:p>sauber.berlin</text:p>
          </table:table-cell>
          <table:table-cell table:style-name="ce1" office:value-type="string" calcext:value-type="string">
            <text:p>Berlin</text:p>
          </table:table-cell>
          <table:table-cell table:style-name="ce1" office:value-type="float" office:value="10249" calcext:value-type="float">
            <text:p>10249</text:p>
          </table:table-cell>
          <table:table-cell table:style-name="ce1" office:value-type="string" calcext:value-type="string">
            <text:p>https://projecttogether.typeform.com/to/J2y3d590#herausforderungsid=100132</text:p>
          </table:table-cell>
          <table:table-cell table:style-name="ce1" table:number-columns-repeated="2"/>
          <table:table-cell table:number-columns-repeated="1013"/>
        </table:table-row>
        <table:table-row table:style-name="ro1">
          <table:table-cell office:value-type="float" office:value="100284" calcext:value-type="float">
            <text:p>100284</text:p>
          </table:table-cell>
          <table:table-cell office:value-type="string" calcext:value-type="string">
            <text:p>Wie können wir jedem Bürger das gleiche persönliche Emissionsbudget zur Verfügung stellen, mit dem er die CO2 Emissionen seines Konsums bezahlt?</text:p>
          </table:table-cell>
          <table:table-cell office:value-type="string" calcext:value-type="string">
            <text:p>Das persönliche CO2 Guthaben sollte wissenschaftlich ermittelt werden und sich an dem noch verbleibenden Gesamtemissionsbudget ausrichten. Die CO2 Preise müssen sich entlang der gesamten Wertschöpfungskette ergeben. Die persönlichen Klimaguthaben sollten von einer Klimabank ausgezahlt werden. Die CO2 Guthaben sollten handelbar sein. Dazu benötigt es eine Klimabörse.</text:p>
          </table:table-cell>
          <table:table-cell office:value-type="string" calcext:value-type="string">
            <text:p>Alle Menschen dieses Planeten, da wir alle CO2 emittieren, welches nur noch in begrenzter Menge entstehen darf, um eine Klimakatastrophe zu verhindern</text:p>
          </table:table-cell>
          <table:table-cell office:value-type="string" calcext:value-type="string">
            <text:p>Zivilgesellschaft, inkl. sozialer Sektor</text:p>
          </table:table-cell>
          <table:table-cell office:value-type="string" calcext:value-type="string">
            <text:p>SaveClimate.Earth e.V.</text:p>
          </table:table-cell>
          <table:table-cell office:value-type="string" calcext:value-type="string">
            <text:p>Rheinland-Pfalz</text:p>
          </table:table-cell>
          <table:table-cell office:value-type="float" office:value="65623" calcext:value-type="float">
            <text:p>65623</text:p>
          </table:table-cell>
          <table:table-cell office:value-type="string" calcext:value-type="string">
            <text:p>https://projecttogether.typeform.com/to/J2y3d590#herausforderungsid=100284</text:p>
          </table:table-cell>
          <table:table-cell table:number-columns-repeated="1015"/>
        </table:table-row>
        <table:table-row table:style-name="ro1">
          <table:table-cell office:value-type="float" office:value="100659" calcext:value-type="float">
            <text:p>100659</text:p>
          </table:table-cell>
          <table:table-cell office:value-type="string" calcext:value-type="string">
            <text:p>Wie können wir die Einwanderung von qualifizierten Arbeitskräften vereinfachen und Bewerbern und Unternehmen im Prozess zu unterstützen?</text:p>
          </table:table-cell>
          <table:table-cell/>
          <table:table-cell office:value-type="string" calcext:value-type="string">
            <text:p>Arbeitgeber in Deutschland und Bewerber aus dem EU und nicht-EU Ausland</text:p>
          </table:table-cell>
          <table:table-cell office:value-type="string" calcext:value-type="string">
            <text:p>Wirtschaft</text:p>
          </table:table-cell>
          <table:table-cell office:value-type="string" calcext:value-type="string">
            <text:p>Skillerator</text:p>
          </table:table-cell>
          <table:table-cell office:value-type="string" calcext:value-type="string">
            <text:p>Hamburg</text:p>
          </table:table-cell>
          <table:table-cell office:value-type="float" office:value="22763" calcext:value-type="float">
            <text:p>22763</text:p>
          </table:table-cell>
          <table:table-cell office:value-type="string" calcext:value-type="string">
            <text:p>https://projecttogether.typeform.com/to/J2y3d590#herausforderungsid=100659</text:p>
          </table:table-cell>
          <table:table-cell table:number-columns-repeated="1015"/>
        </table:table-row>
        <table:table-row table:style-name="ro1">
          <table:table-cell table:style-name="ce1" office:value-type="float" office:value="100765" calcext:value-type="float">
            <text:p>100765</text:p>
          </table:table-cell>
          <table:table-cell table:style-name="ce1" office:value-type="string" calcext:value-type="string">
            <text:p>Wie können wir den Umstieg auf eine regenerative Landwirtschaft attraktiv machen? Welche Anreize und Kontrollmechanismen wären dafür nötig?</text:p>
          </table:table-cell>
          <table:table-cell table:style-name="ce1"/>
          <table:table-cell table:style-name="ce1" office:value-type="string" calcext:value-type="string">
            <text:p>Alle Landwirte und Landwirtinnen, andere Beteiligte</text:p>
          </table:table-cell>
          <table:table-cell table:style-name="ce1" office:value-type="string" calcext:value-type="string">
            <text:p>Wirtschaft</text:p>
          </table:table-cell>
          <table:table-cell table:style-name="ce1" office:value-type="string" calcext:value-type="string">
            <text:p>SmartCloudFarming</text:p>
          </table:table-cell>
          <table:table-cell table:style-name="ce1" office:value-type="string" calcext:value-type="string">
            <text:p>Berlin</text:p>
          </table:table-cell>
          <table:table-cell table:style-name="ce1" office:value-type="float" office:value="10119" calcext:value-type="float">
            <text:p>10119</text:p>
          </table:table-cell>
          <table:table-cell table:style-name="ce1" office:value-type="string" calcext:value-type="string">
            <text:p>https://projecttogether.typeform.com/to/J2y3d590#herausforderungsid=100765</text:p>
          </table:table-cell>
          <table:table-cell table:style-name="ce1" table:number-columns-repeated="2"/>
          <table:table-cell table:number-columns-repeated="1013"/>
        </table:table-row>
        <table:table-row table:style-name="ro1">
          <table:table-cell table:style-name="ce1" office:value-type="float" office:value="100759" calcext:value-type="float">
            <text:p>100759</text:p>
          </table:table-cell>
          <table:table-cell table:style-name="ce1" office:value-type="string" calcext:value-type="string">
            <text:p>Wie können wir Landwirte / Landwirtinnen unterstützen den Umstieg auf ein digitales und ressourcenschonendes Bodenmanagement erfolgreich hinzubekommen?</text:p>
          </table:table-cell>
          <table:table-cell table:style-name="ce1"/>
          <table:table-cell table:style-name="ce1" office:value-type="string" calcext:value-type="string">
            <text:p>Alle die in der Landwirtschaft tätig sind und Ackerflächen besitzen bzw. Inhaber solcher sind.</text:p>
          </table:table-cell>
          <table:table-cell table:style-name="ce1" office:value-type="string" calcext:value-type="string">
            <text:p>Wirtschaft</text:p>
          </table:table-cell>
          <table:table-cell table:style-name="ce1" office:value-type="string" calcext:value-type="string">
            <text:p>SmartCloudFarming</text:p>
          </table:table-cell>
          <table:table-cell table:style-name="ce1" office:value-type="string" calcext:value-type="string">
            <text:p>Berlin</text:p>
          </table:table-cell>
          <table:table-cell table:style-name="ce1" office:value-type="float" office:value="10119" calcext:value-type="float">
            <text:p>10119</text:p>
          </table:table-cell>
          <table:table-cell table:style-name="ce1" office:value-type="string" calcext:value-type="string">
            <text:p>https://projecttogether.typeform.com/to/J2y3d590#herausforderungsid=100759</text:p>
          </table:table-cell>
          <table:table-cell table:style-name="ce1" table:number-columns-repeated="2"/>
          <table:table-cell table:number-columns-repeated="1013"/>
        </table:table-row>
        <table:table-row table:style-name="ro1">
          <table:table-cell table:style-name="ce1" office:value-type="float" office:value="100748" calcext:value-type="float">
            <text:p>100748</text:p>
          </table:table-cell>
          <table:table-cell table:style-name="ce1" office:value-type="string" calcext:value-type="string">
            <text:p>Wie ermöglichen wir die nachhaltige Finanzierung einer Plattform für Careleaver (junge Erwachsene, die einen Teil ihres Lebens in der stationären Kinder- und Jugendhilfe verbracht haben) und anderer digitaler Lösungen, die nach modernen Methoden (agile, lean) entwickelt wurden?</text:p>
          </table:table-cell>
          <table:table-cell table:style-name="ce1"/>
          <table:table-cell table:style-name="ce1" office:value-type="string" calcext:value-type="string">
            <text:p>Careleaver, d.h. junge Erwachsene, die einen Teil ihres Lebens in der stationären Kinder- und Jugendhilfe – z. B. in betreuten Wohngruppen/Kinderheim oder Pflegefamilien – verbracht haben.</text:p>
          </table:table-cell>
          <table:table-cell table:style-name="ce1" office:value-type="string" calcext:value-type="string">
            <text:p>Zivilgesellschaft, inkl. sozialer Sektor</text:p>
          </table:table-cell>
          <table:table-cell table:style-name="ce1" office:value-type="string" calcext:value-type="string">
            <text:p>Social Impact gGmbH</text:p>
          </table:table-cell>
          <table:table-cell table:style-name="ce1" office:value-type="string" calcext:value-type="string">
            <text:p>Berlin</text:p>
          </table:table-cell>
          <table:table-cell table:style-name="ce1" office:value-type="float" office:value="10717" calcext:value-type="float">
            <text:p>10717</text:p>
          </table:table-cell>
          <table:table-cell table:style-name="ce1" office:value-type="string" calcext:value-type="string">
            <text:p>https://projecttogether.typeform.com/to/J2y3d590#herausforderungsid=100748</text:p>
          </table:table-cell>
          <table:table-cell table:style-name="ce1" table:number-columns-repeated="2"/>
          <table:table-cell table:number-columns-repeated="1013"/>
        </table:table-row>
        <table:table-row table:style-name="ro1">
          <table:table-cell table:style-name="ce1" office:value-type="float" office:value="100752" calcext:value-type="float">
            <text:p>100752</text:p>
          </table:table-cell>
          <table:table-cell table:style-name="ce1" office:value-type="string" calcext:value-type="string">
            <text:p>Wie ermöglichen wir die nachhaltige Finanzierung einer Plattform für Careleaver (junge Erwachsene, die einen Teil ihres Lebens in der stationären Kinder- und Jugendhilfe verbracht haben) und anderer digitaler Lösungen, die nach modernen Methoden (agile, lean) entwickelt wurden?</text:p>
          </table:table-cell>
          <table:table-cell table:style-name="ce1"/>
          <table:table-cell table:style-name="ce1" office:value-type="string" calcext:value-type="string">
            <text:p>Careleaver, d.h. junge Erwachsene, die einen Teil ihres Lebens in der stationären Kinder- und Jugendhilfe – z. B. in betreuten Wohngruppen/Kinderheim oder Pflegefamilien – verbracht haben.</text:p>
          </table:table-cell>
          <table:table-cell table:style-name="ce1" office:value-type="string" calcext:value-type="string">
            <text:p>Zivilgesellschaft, inkl. sozialer Sektor</text:p>
          </table:table-cell>
          <table:table-cell table:style-name="ce1" office:value-type="string" calcext:value-type="string">
            <text:p>Social Impact gGmbH</text:p>
          </table:table-cell>
          <table:table-cell table:style-name="ce1" office:value-type="string" calcext:value-type="string">
            <text:p>Berlin</text:p>
          </table:table-cell>
          <table:table-cell table:style-name="ce1" office:value-type="float" office:value="10717" calcext:value-type="float">
            <text:p>10717</text:p>
          </table:table-cell>
          <table:table-cell table:style-name="ce1" office:value-type="string" calcext:value-type="string">
            <text:p>https://projecttogether.typeform.com/to/J2y3d590#herausforderungsid=100752</text:p>
          </table:table-cell>
          <table:table-cell table:style-name="ce1" table:number-columns-repeated="2"/>
          <table:table-cell table:number-columns-repeated="1013"/>
        </table:table-row>
        <table:table-row table:style-name="ro1">
          <table:table-cell office:value-type="float" office:value="100574" calcext:value-type="float">
            <text:p>100574</text:p>
          </table:table-cell>
          <table:table-cell office:value-type="string" calcext:value-type="string">
            <text:p>Wie kann die Digitalisierung sozialer Innovationen gefördert werden, wenn es nicht primiär um die technische Innovation geht?</text:p>
          </table:table-cell>
          <table:table-cell office:value-type="string" calcext:value-type="string">
            <text:p>Social Entrepreneurs liefern auf Basis von unternehmerischen Ideen vielfältige Lösungen für gesellschaftliche und ökologische Probleme. Leider ist es noch immer so, dass Fördermöglichkeiten und Gründungsprogramme für Jungunternehmen vor allem auf Tech-Startups zielen. Hier steht die technische Innovation im Fokus. Auch Sozialunternehmer*innen nutzen Technologien und die Digitalisierung, um ihre Projekte auf die Beine zu stellen, aber das Hauptaugenmerk liegt auf dem gesellschaftlichen Impact und nicht der Technologie. So fallen soziale und grüne Startups für finanzstarke Förderungen oft aus dem Raster. Doch gerade diese brauchen in einer Welt im Wandel um so mehr Unterstützung. Wie können wir dafür sorgen, dass Social Entrepreneure ihren technischen Support finden und auch zahlen können?</text:p>
          </table:table-cell>
          <table:table-cell office:value-type="string" calcext:value-type="string">
            <text:p>Sozialunternehmer*innen, ökologische und soziale Start-Ups</text:p>
          </table:table-cell>
          <table:table-cell office:value-type="string" calcext:value-type="string">
            <text:p>Wirtschaft</text:p>
          </table:table-cell>
          <table:table-cell office:value-type="string" calcext:value-type="string">
            <text:p>Social Impact gGmbH und SEND e.V.</text:p>
          </table:table-cell>
          <table:table-cell office:value-type="string" calcext:value-type="string">
            <text:p>Hamburg</text:p>
          </table:table-cell>
          <table:table-cell office:value-type="float" office:value="22085" calcext:value-type="float">
            <text:p>22085</text:p>
          </table:table-cell>
          <table:table-cell office:value-type="string" calcext:value-type="string">
            <text:p>https://projecttogether.typeform.com/to/J2y3d590#herausforderungsid=100574</text:p>
          </table:table-cell>
          <table:table-cell table:number-columns-repeated="1015"/>
        </table:table-row>
        <table:table-row table:style-name="ro2">
          <table:table-cell table:style-name="ce1" office:value-type="float" office:value="100634" calcext:value-type="float">
            <text:p>100634</text:p>
          </table:table-cell>
          <table:table-cell table:style-name="ce1" office:value-type="string" calcext:value-type="string">
            <text:p>„Wie können wir die Türen des organisierten Sports in Deutschland für Menschen mit geistiger Behinderung öffnen?“</text:p>
          </table:table-cell>
          <table:table-cell table:style-name="ce1" office:value-type="string" calcext:value-type="string">
            <text:p>In Deutschland leben aktuell ca. 320.000 Menschen mit geistiger Behinderung (MmgB). Gesellschaftliche Teilhabe ist für sie in der Regel nur schwierig möglich. Ein "natürlicher" Ort bei dem Menschen aus unterschiedlichen Kontexten zusammen kommen ist Sport. MmgB haben hier i.d.R. keinen Zugang. Nur 8% der Menschen mit geistiger Behinderung sind sportlich aktiv, die meisten Aktivitäten davon werden in Einrichtungen der Behindertenhilfe durchgeführt. Angebote in "normalen" Sportvereinen, wo gesellschaftliche Teilhabe erfolgen könnte, fehlen fast überall.</text:p>
            <text:p>Special Olympics will Athletinnen und Athleten mit geistiger Behinderung helfen den Weg in "normale" Vereine zu finden, doch wie öffnen wir die Türen?</text:p>
          </table:table-cell>
          <table:table-cell table:style-name="ce1" office:value-type="string" calcext:value-type="string">
            <text:p>Menschen mit geistiger Behinderung</text:p>
          </table:table-cell>
          <table:table-cell table:style-name="ce1" office:value-type="string" calcext:value-type="string">
            <text:p>Zivilgesellschaft, inkl. sozialer Sektor</text:p>
          </table:table-cell>
          <table:table-cell table:style-name="ce1" office:value-type="string" calcext:value-type="string">
            <text:p>Special Olympics Deutschland e.V.</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634</text:p>
          </table:table-cell>
          <table:table-cell table:style-name="ce1" table:number-columns-repeated="2"/>
          <table:table-cell table:number-columns-repeated="1013"/>
        </table:table-row>
        <table:table-row table:style-name="ro1">
          <table:table-cell office:value-type="float" office:value="100803" calcext:value-type="float">
            <text:p>100803</text:p>
          </table:table-cell>
          <table:table-cell office:value-type="string" calcext:value-type="string">
            <text:p>Wie können wir die Arbeit in Verwaltung und Unternehmen im Bereich der Informationsbeschaffung und -aufbereitung beschleunigen und vereinfachen?</text:p>
          </table:table-cell>
          <table:table-cell/>
          <table:table-cell office:value-type="string" calcext:value-type="string">
            <text:p>Mitarbeiter in der öffentlichen Verwaltung, aber auch in Unternehmen und Institutionen der Zivilgesellschaft (Vereine, Verbände)</text:p>
          </table:table-cell>
          <table:table-cell office:value-type="string" calcext:value-type="string">
            <text:p>Verwaltung &amp; Politik – Länder</text:p>
          </table:table-cell>
          <table:table-cell office:value-type="string" calcext:value-type="string">
            <text:p>Staatskanzlei des Saarlandes</text:p>
          </table:table-cell>
          <table:table-cell office:value-type="string" calcext:value-type="string">
            <text:p>Saarland</text:p>
          </table:table-cell>
          <table:table-cell office:value-type="float" office:value="66117" calcext:value-type="float">
            <text:p>66117</text:p>
          </table:table-cell>
          <table:table-cell office:value-type="string" calcext:value-type="string">
            <text:p>https://projecttogether.typeform.com/to/J2y3d590#herausforderungsid=100803</text:p>
          </table:table-cell>
          <table:table-cell table:number-columns-repeated="1015"/>
        </table:table-row>
        <table:table-row table:style-name="ro2">
          <table:table-cell office:value-type="float" office:value="100750" calcext:value-type="float">
            <text:p>100750</text:p>
          </table:table-cell>
          <table:table-cell office:value-type="string" calcext:value-type="string">
            <text:p>Wie können wir alle Akteur*innen der Technologietransferkultur mobilisieren, ohne dass Forschungsprojektergebnisse nur über wissenschaftliche Publikationen und Berichte zugänglich sind?</text:p>
          </table:table-cell>
          <table:table-cell office:value-type="string" calcext:value-type="string">
            <text:p>Die Herausforderung adressiert nicht die allgemeinen bekannten und immer wiederholten Probematiken der Rahmenbedingungen für Technologietransfer (befristete Stellen etc.) sondern den Transfer-Mindset jedes Einzelen. </text:p>
            <text:p>Was kann jeder Einzelne in seiner Rolle als Student*in, Doktorand*in, Post-Doc, Professor*in, Forschungsverwaltung, Ministeriumsmitarbeiter*in, Unternehmer*in und Bürger*in dafür tun und wie können wir das umsetzen?</text:p>
          </table:table-cell>
          <table:table-cell office:value-type="string" calcext:value-type="string">
            <text:p>Gestalter*innen von Forschungs- und Innovationspolitik, Expert*innen im Bereich F&amp;E, Innovator*innen</text:p>
          </table:table-cell>
          <table:table-cell office:value-type="string" calcext:value-type="string">
            <text:p>Verwaltung &amp; Politik – Länder</text:p>
          </table:table-cell>
          <table:table-cell office:value-type="string" calcext:value-type="string">
            <text:p>Staatsministerium Baden-Württemberg</text:p>
          </table:table-cell>
          <table:table-cell office:value-type="string" calcext:value-type="string">
            <text:p>Baden-Württemberg</text:p>
          </table:table-cell>
          <table:table-cell office:value-type="float" office:value="70184" calcext:value-type="float">
            <text:p>70184</text:p>
          </table:table-cell>
          <table:table-cell office:value-type="string" calcext:value-type="string">
            <text:p>https://projecttogether.typeform.com/to/J2y3d590#herausforderungsid=100750</text:p>
          </table:table-cell>
          <table:table-cell table:number-columns-repeated="1015"/>
        </table:table-row>
        <table:table-row table:style-name="ro1">
          <table:table-cell office:value-type="float" office:value="100749" calcext:value-type="float">
            <text:p>100749</text:p>
          </table:table-cell>
          <table:table-cell office:value-type="string" calcext:value-type="string">
            <text:p>Wie können wir mit Innovationslaboren dazu beitragen, dass sich die Innovationsfähigkeit des Landes erhöht?</text:p>
          </table:table-cell>
          <table:table-cell office:value-type="string" calcext:value-type="string">
            <text:p>Innovationslabore sind in den letzten Jahren zunehmend auch in der Verwaltung entstanden. Auf Bundes, Länder und Kommunaler Ebenen gibt es Erfahrungen mit solchen Experimentierräumen zur Modernisierung des öffentlichen Sektors und zur Stärkung des lokalen Innovationsökosystems, um Innovationen schneller zum Durchbruch zu verhelfen.</text:p>
          </table:table-cell>
          <table:table-cell office:value-type="string" calcext:value-type="string">
            <text:p>Innovator*innen oder Innovationseinheiten aus der öffentlichen Verwaltung,</text:p>
          </table:table-cell>
          <table:table-cell office:value-type="string" calcext:value-type="string">
            <text:p>Verwaltung &amp; Politik – Länder</text:p>
          </table:table-cell>
          <table:table-cell office:value-type="string" calcext:value-type="string">
            <text:p>Staatsministerium Baden-Württemberg</text:p>
          </table:table-cell>
          <table:table-cell office:value-type="string" calcext:value-type="string">
            <text:p>Baden-Württemberg</text:p>
          </table:table-cell>
          <table:table-cell office:value-type="float" office:value="70184" calcext:value-type="float">
            <text:p>70184</text:p>
          </table:table-cell>
          <table:table-cell office:value-type="string" calcext:value-type="string">
            <text:p>https://projecttogether.typeform.com/to/J2y3d590#herausforderungsid=100749</text:p>
          </table:table-cell>
          <table:table-cell table:number-columns-repeated="1015"/>
        </table:table-row>
        <table:table-row table:style-name="ro1">
          <table:table-cell office:value-type="float" office:value="100567" calcext:value-type="float">
            <text:p>100567</text:p>
          </table:table-cell>
          <table:table-cell office:value-type="string" calcext:value-type="string">
            <text:p>Wie können wir das Schutzbedürfnis der einen und die Freiheit und Selbstbestimmungsrechte der anderen unter einen Hut bekommen?</text:p>
          </table:table-cell>
          <table:table-cell/>
          <table:table-cell office:value-type="string" calcext:value-type="string">
            <text:p>Gesamtgesellschaft</text:p>
          </table:table-cell>
          <table:table-cell office:value-type="string" calcext:value-type="string">
            <text:p>Verwaltung &amp; Politik – Kommunen</text:p>
          </table:table-cell>
          <table:table-cell office:value-type="string" calcext:value-type="string">
            <text:p>Stadt Arnis</text:p>
          </table:table-cell>
          <table:table-cell office:value-type="string" calcext:value-type="string">
            <text:p>Schleswig-Holstein</text:p>
          </table:table-cell>
          <table:table-cell office:value-type="float" office:value="24399" calcext:value-type="float">
            <text:p>24399</text:p>
          </table:table-cell>
          <table:table-cell office:value-type="string" calcext:value-type="string">
            <text:p>https://projecttogether.typeform.com/to/J2y3d590#herausforderungsid=100567</text:p>
          </table:table-cell>
          <table:table-cell table:number-columns-repeated="1015"/>
        </table:table-row>
        <table:table-row table:style-name="ro1">
          <table:table-cell office:value-type="float" office:value="100323" calcext:value-type="float">
            <text:p>100323</text:p>
          </table:table-cell>
          <table:table-cell office:value-type="string" calcext:value-type="string">
            <text:p>Wie können wir die Authentizität und Einzigartigkeit von Städten, Dörfern und Quartieren bewahren und neu interpretieren?</text:p>
          </table:table-cell>
          <table:table-cell office:value-type="string" calcext:value-type="string">
            <text:p>Unterschiedliche Initiativen und Aktivitäten in Deutschland, den Bundesländern und innerhalb von Kommunen suchen nach Lösungsansätzen, um die baukulturelle Verantwortung aller Akteur:innen in diesem Themenfeld zu schärfen und ein gemeinsames Verständnis zu entwickeln.</text:p>
          </table:table-cell>
          <table:table-cell office:value-type="string" calcext:value-type="string">
            <text:p>Alle Akteur:innen baulicher Maßnahmen - bei Neubauten und Bauen im Bestand, Umgestaltungen und Erweiterungen, bei öffentlichenund privaten Bauvorhaben.</text:p>
          </table:table-cell>
          <table:table-cell office:value-type="string" calcext:value-type="string">
            <text:p>Verwaltung &amp; Politik – Kommunen</text:p>
          </table:table-cell>
          <table:table-cell office:value-type="string" calcext:value-type="string">
            <text:p>Stadt Arnsberg</text:p>
          </table:table-cell>
          <table:table-cell office:value-type="string" calcext:value-type="string">
            <text:p>Nordrhein-Westfalen</text:p>
          </table:table-cell>
          <table:table-cell office:value-type="float" office:value="59759" calcext:value-type="float">
            <text:p>59759</text:p>
          </table:table-cell>
          <table:table-cell office:value-type="string" calcext:value-type="string">
            <text:p>https://projecttogether.typeform.com/to/J2y3d590#herausforderungsid=100323</text:p>
          </table:table-cell>
          <table:table-cell table:number-columns-repeated="1015"/>
        </table:table-row>
        <table:table-row table:style-name="ro6">
          <table:table-cell office:value-type="float" office:value="100305" calcext:value-type="float">
            <text:p>100305</text:p>
          </table:table-cell>
          <table:table-cell office:value-type="string" calcext:value-type="string">
            <text:p>Wie können wir als Stadt Augsburg jungen Menschen demokratische Entscheidungsprozesse näherbringen, sie beteiligen und wie schaffen wir als Stadtgesellschaft Resilienz vor extremistischer Einflussnahme, bspw. durch Fake News, und schützen hier junge Menschen in ihrer Entwicklung?</text:p>
          </table:table-cell>
          <table:table-cell office:value-type="string" calcext:value-type="string">
            <text:p>- Junge Menschen gehören zu den Verlierern der Pandemie,: wir brauchen niederschwellige Angebote  und  jugendgerechte Zugänge</text:p>
            <text:p>- Beteiligung junger Menschen wichtig: Mitgestaltung des eigenen Lebensraums</text:p>
            <text:p>-Der nahe öffentliche Sozialraum spielt für junge Menschen eine zentrale Rolle. Ebenso der digitale Sozialraum.</text:p>
            <text:p>- FakeNews und extremistische Narrative können junge Menschen in ihrer Entwicklung beeinflussen. Gleichzeitig zeigt sich in Studien, dass junge Menschen nicht die Hauptträger von FakeNews und in der Lage sind mit diesen umzugehen --&gt; Jugendliche und junge Erwachsene in der Lösungsentwicklung beteiligen!</text:p>
            <text:p>- Breite Erreichbarkeit von jungen Menschen ist über milieuübergreifende Formate zu erreichen. Soziale Medien und Plattformen werden von Jugendlichen unterschiedlich genutzt.</text:p>
          </table:table-cell>
          <table:table-cell office:value-type="string" calcext:value-type="string">
            <text:p>Junge Menschen zwischen 14 – 27 Jahren aus Augsburg und Umgebung. Lösungsansätze sollen sich an die Stadt Augsburg, den Stadtjugendring und im Jugendbereich tätige Akteur:innen der Stadt Augsburg richt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305</text:p>
          </table:table-cell>
          <table:table-cell table:number-columns-repeated="1015"/>
        </table:table-row>
        <table:table-row table:style-name="ro2">
          <table:table-cell office:value-type="float" office:value="100304" calcext:value-type="float">
            <text:p>100304</text:p>
          </table:table-cell>
          <table:table-cell office:value-type="string" calcext:value-type="string">
            <text:p>Wie können wir als Stadtverwaltung in brisanten Situationen schnell und verlässlich ALLE Bürger:innen erreichen und im besten Fall gleichzeitig den Austausch zwischen Stadtverwaltung und Bürger:innen vereinfachen?</text:p>
          </table:table-cell>
          <table:table-cell office:value-type="string" office:string-value="'-Schon vor der Pandemie wurde uns in brisanten Situationen immer wieder klar, dass wir die unterschiedlichen Bevölkerungsschichten schwer erreichen (v.a. ältere/sozial schwächere Menschen ohne E-Mail-Adressen/Internetzugang). Postalische Einsendungen können zwar alle Haushalte erreichen, haben neben einem hohen Kostenpunkt aber den Nachteil, dass sie einen zeitlichen Vorlauf benötigen, den wir in brisanten Situationen nicht haben. &#10;-Unsere städtische Kommunikation findet auf mehreren Wegen statt: Mit Plakaten, Flyern, Anzeigen, städtischen Publikation, Veranstaltungen, via Social Media, auf unserer Website. Für langfristige Kampagnen und grundlegende Informationen sind wir  breit und ausreichend aufgestellt. Aber uns fehlt der direkte Draht, wenn es um akute, brisante Kommunikation geht." calcext:value-type="string">
            <text:p>'-Schon vor der Pandemie wurde uns in brisanten Situationen immer wieder klar, dass wir die unterschiedlichen Bevölkerungsschichten schwer erreichen (v.a. ältere/sozial schwächere Menschen ohne E-Mail-Adressen/Internetzugang). Postalische Einsendungen können zwar alle Haushalte erreichen, haben neben einem hohen Kostenpunkt aber den Nachteil, dass sie einen zeitlichen Vorlauf benötigen, den wir in brisanten Situationen nicht haben. </text:p>
            <text:p>-Unsere städtische Kommunikation findet auf mehreren Wegen statt: Mit Plakaten, Flyern, Anzeigen, städtischen Publikation, Veranstaltungen, via Social Media, auf unserer Website. Für langfristige Kampagnen und grundlegende Informationen sind wir  breit und ausreichend aufgestellt. Aber uns fehlt der direkte Draht, wenn es um akute, brisante Kommunikation geht.</text:p>
          </table:table-cell>
          <table:table-cell office:value-type="string" calcext:value-type="string">
            <text:p>-<text:tab/>Betroffene sind alle Augsburger:innen beziehungsweise alle Haushalte. Die Lösungsansätze sollten sich an Stadtverwaltungen richt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304</text:p>
          </table:table-cell>
          <table:table-cell table:number-columns-repeated="1015"/>
        </table:table-row>
        <table:table-row table:style-name="ro6">
          <table:table-cell office:value-type="float" office:value="100307" calcext:value-type="float">
            <text:p>100307</text:p>
          </table:table-cell>
          <table:table-cell office:value-type="string" calcext:value-type="string">
            <text:p>Wie schaffen wir es als Stadt Augsburg Jugendliche, auch digital, so zu beteiligen, damit sie sich als wichtigen Teil des Stadtgeschehens wahrgenommen fühlen? Wie schaffen wir es, dadurch eine nachhaltige Entwicklung der Stadtgesellschaft herzustellen?</text:p>
          </table:table-cell>
          <table:table-cell office:value-type="string" office:string-value="'-Digitale Plattformen und Formate werden von jungen Menschen stark genutzt.&#10;-Digitale Beteiligung (Unterstützung durch gamifizierte Inhalte) eignet sich als niederschwelliger Zugang. &#10;-Eine breite Erreichbarkeit von jungen Menschen ist über milieuübergreifende Formate zu erreichen. Soziale Medien und die zur Verfügung stehenden Plattformen werden von Jugendlichen unterschiedlich genutzt.&#10;-Aus Sicht der Jugendlichen und v.a. der Jugendorganisationen besteht die Herausforderung auf die Wiedererlangung von bzw. Sicherstellung ihrer Selbstbestimmung und Selbstorganisation. &#10;-Wie können sie (wieder) Verantwortung für ein selbstbestimmtes Leben übernehmen? Als Ehrenamtliche in Jugendorganisationen, als mündiger Teil ihres Sozialraumes für eine nachhaltige Entwicklung der Stadtgesellschaft" calcext:value-type="string">
            <text:p>'-Digitale Plattformen und Formate werden von jungen Menschen stark genutzt.</text:p>
            <text:p>-Digitale Beteiligung (Unterstützung durch gamifizierte Inhalte) eignet sich als niederschwelliger Zugang. </text:p>
            <text:p>-Eine breite Erreichbarkeit von jungen Menschen ist über milieuübergreifende Formate zu erreichen. Soziale Medien und die zur Verfügung stehenden Plattformen werden von Jugendlichen unterschiedlich genutzt.</text:p>
            <text:p>-Aus Sicht der Jugendlichen und v.a. der Jugendorganisationen besteht die Herausforderung auf die Wiedererlangung von bzw. Sicherstellung ihrer Selbstbestimmung und Selbstorganisation. </text:p>
            <text:p>-Wie können sie (wieder) Verantwortung für ein selbstbestimmtes Leben übernehmen? Als Ehrenamtliche in Jugendorganisationen, als mündiger Teil ihres Sozialraumes für eine nachhaltige Entwicklung der Stadtgesellschaft</text:p>
          </table:table-cell>
          <table:table-cell office:value-type="string" calcext:value-type="string">
            <text:p>Junge Menschen zwischen 14 – 27 Jahren aus Augsburg und Umgebung.</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307</text:p>
          </table:table-cell>
          <table:table-cell table:number-columns-repeated="1015"/>
        </table:table-row>
        <table:table-row table:style-name="ro1">
          <table:table-cell office:value-type="float" office:value="100411" calcext:value-type="float">
            <text:p>100411</text:p>
          </table:table-cell>
          <table:table-cell office:value-type="string" calcext:value-type="string">
            <text:p>Wie können wir neue Monetarisierungsmodelle entwickeln, die auf Wertschätzung für Kultur und Kunstschaffenden aufbauen und eine Grundlage für nachhaltige Erwerbsbiographien bilden?</text:p>
          </table:table-cell>
          <table:table-cell office:value-type="string" calcext:value-type="string">
            <text:p>Die Übertragung von analogem Kulturschaffen in den digitalen Raum führt zu neuen Zahlungsströmen, die nicht notwendigerweise bei Künstlerinnen und Künstlern ankommen. Meist profitieren auch nicht einmal die dahinterliegenden Vertriebsstrukturen vom digitalen Angebot. Auf dieser Basis gilt es neue Monetarisierungsmodelle zu entwickeln, die auf Wertschätzung für Kultur und Kunstschaffenden aufbauen und eine Grundlage für nachhaltige Erwerbsbiographien bilden können.</text:p>
          </table:table-cell>
          <table:table-cell office:value-type="string" calcext:value-type="string">
            <text:p>Kunstschaffende und Kulturkonsument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411</text:p>
          </table:table-cell>
          <table:table-cell table:number-columns-repeated="1015"/>
        </table:table-row>
        <table:table-row table:style-name="ro3">
          <table:table-cell office:value-type="float" office:value="100494" calcext:value-type="float">
            <text:p>100494</text:p>
          </table:table-cell>
          <table:table-cell office:value-type="string" calcext:value-type="string">
            <text:p>Wie können wir Digitalisierung an Schulen vorantreiben, indem wir die (leider oft knappe aber) bestehenden technische Infrastrukturen und Technologien nutzen, und uns noch mehr auf den Kompetenzerwerb von Lehrkräften und die Vernetzung der Schulen konzentrieren?</text:p>
          </table:table-cell>
          <table:table-cell office:value-type="string" office:string-value="Ergänzend: Wie können wir die unterschiedlichen Kompetenzen und das Wissen von Schulpersonal besser einbeziehen und keine Enttäuschungen durch die geringen Ressourcen schaffen?&#10;-Infrastrukturelle Lage: Ausbau des Glasfaseranschlusses für Augsburger Schulen bis 2025 abgeschlossen/Förderprogramm &quot;Sonderbudget Leihgeräte&quot;: Bestellung von 3.500 Laptops im Wert von fast 2,4 Millionen Euro. Insgt. hatte die Stadt Augsburg in den letzten 5 Jahren 1,4 Millionen Euro pro Jahr für die Digitalisierung (Glasfaserausbau/Schulhausvernetzung und Hardware-/Software-Ausstattung). 12,5 Millionen Euro fließen durch Programm &quot;Digitale Bildungsinfrastruktur an Bayerischen Schulen&quot; in die Vernetzung an 30 Augsburger Schulen&#10;- oft mangelt es an Digitalkompetenz der Lehrkräfte" calcext:value-type="string">
            <text:p>Ergänzend: Wie können wir die unterschiedlichen Kompetenzen und das Wissen von Schulpersonal besser einbeziehen und keine Enttäuschungen durch die geringen Ressourcen schaffen?</text:p>
            <text:p>-Infrastrukturelle Lage: Ausbau des Glasfaseranschlusses für Augsburger Schulen bis 2025 abgeschlossen/Förderprogramm "Sonderbudget Leihgeräte": Bestellung von 3.500 Laptops im Wert von fast 2,4 Millionen Euro. Insgt. hatte die Stadt Augsburg in den letzten 5 Jahren 1,4 Millionen Euro pro Jahr für die Digitalisierung (Glasfaserausbau/Schulhausvernetzung und Hardware-/Software-Ausstattung). 12,5 Millionen Euro fließen durch Programm "Digitale Bildungsinfrastruktur an Bayerischen Schulen" in die Vernetzung an 30 Augsburger Schulen</text:p>
            <text:p>- oft mangelt es an Digitalkompetenz der Lehrkräfte</text:p>
          </table:table-cell>
          <table:table-cell office:value-type="string" calcext:value-type="string">
            <text:p>Augsburger Schulen, insbesondere Schulleitungen und Lehrkräfte//Lösungsansätze an Augsburger Stadtverwaltung (Bildungsreferat und Schulverwaltungsamt) um Kontakte zu Schulleitungen herzustell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494</text:p>
          </table:table-cell>
          <table:table-cell table:number-columns-repeated="1015"/>
        </table:table-row>
        <table:table-row table:style-name="ro2">
          <table:table-cell office:value-type="float" office:value="100498" calcext:value-type="float">
            <text:p>100498</text:p>
          </table:table-cell>
          <table:table-cell office:value-type="string" calcext:value-type="string">
            <text:p>Wie können wir Bewohner:innen von vollstationären Pflegeeinrichtungen (Altenheimen) so effektiv vor Virusinfektionen schützen, dass Besuche und andere soziale Kontakte gleichwohl je nach persönlichem Bedürfnis möglich sind?</text:p>
          </table:table-cell>
          <table:table-cell office:value-type="string" calcext:value-type="string">
            <text:p>Bewohner:innen von Altenheimen sind als Angehörige vulnerabler Personengruppen durch die Infektion mit Viren besonders gefährdet. Im Rahmen der Corona-Pandemie ist es zu umfangreichen Einschränkungen von Besuchen gekommen, die von den Betroffenen als sehr einschneidend wahrgenommen worden sind. Nach dem Ausbau von Test- und Impfkapazitäten ist es dringend erforderlich, das Besuchsgeschehen wieder zu normalisieren. Auch im Hiblick darauf, dass sich in den kommenden Jahren immer wieder Pandemien ausbreiten können.</text:p>
            <text:p>Bestehende Lösungsansätze ergeben sich auf dem jeweiligen Corona-Regime der Bundesländer. Ein Lösungsansatz ist der Ausbau digitaler Kommunikationsmöglichkeiten, da die Digitalisierung der Altenheime bislang keine hohe politische Priorität hatte.</text:p>
          </table:table-cell>
          <table:table-cell office:value-type="string" calcext:value-type="string">
            <text:p>Lösungsansätze sollten sich an die Träger von Altenheimen bzw. an die Leitungen dieser Einrichtungen richt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498</text:p>
          </table:table-cell>
          <table:table-cell table:number-columns-repeated="1015"/>
        </table:table-row>
        <table:table-row table:style-name="ro1">
          <table:table-cell office:value-type="float" office:value="100416" calcext:value-type="float">
            <text:p>100416</text:p>
          </table:table-cell>
          <table:table-cell office:value-type="string" calcext:value-type="string">
            <text:p>Wie können wir die Inklusivität von Sportangeboten stärken und damit die Zugänge zur Sportangeboten von Personen mit sozial/körperlich/u.w. besonderen Hintergründen erleichtern?</text:p>
          </table:table-cell>
          <table:table-cell office:value-type="string" calcext:value-type="string">
            <text:p>Besondere Hintergründe: Alleinerziehende, aufgrund Behinderung eingeschränkte Personen, Personen mit Migrationshintergrund, etc.</text:p>
          </table:table-cell>
          <table:table-cell office:value-type="string" calcext:value-type="string">
            <text:p>Sportferne Mensch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416</text:p>
          </table:table-cell>
          <table:table-cell table:number-columns-repeated="1015"/>
        </table:table-row>
        <table:table-row table:style-name="ro1">
          <table:table-cell office:value-type="float" office:value="100413" calcext:value-type="float">
            <text:p>100413</text:p>
          </table:table-cell>
          <table:table-cell office:value-type="string" calcext:value-type="string">
            <text:p>Wie können wir Rezipienten und Kunstschaffende in Postcorona Zeiten re-aktivieren?</text:p>
          </table:table-cell>
          <table:table-cell office:value-type="string" calcext:value-type="string">
            <text:p>Im Zusammenhang mit dem radikalen Einschnitt den Corona insbesondere im Kulturbereich für die Kunstschaffenden einerseits, andererseits für die Kulturkonsumenten bedeutet, müssen wir konzipieren, wie man Kulturangebote so steuert, dass sie breite Bevölkerungsschichten für die Bedeutung von Kultur sensibilisieren. Darüber hinaus geht es auch darum wieder Aktivierungsimpulse in die kreativen Szenen zu setzen. Wie können Programmabstimmungen gelingen? Wie bauen sich Aktivierungsstrategien sinnvollerweise so auf, dass sie breite Bevölkerungsschichten zu mehr kultureller Partizipation motivieren und eine wertschätzende Haltung gegenüber der Vielfalt an Kulturangeboten unterstützen?</text:p>
          </table:table-cell>
          <table:table-cell office:value-type="string" calcext:value-type="string">
            <text:p>Kunstschaffende und Kulturkonsument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413</text:p>
          </table:table-cell>
          <table:table-cell table:number-columns-repeated="1015"/>
        </table:table-row>
        <table:table-row table:style-name="ro1">
          <table:table-cell office:value-type="float" office:value="100414" calcext:value-type="float">
            <text:p>100414</text:p>
          </table:table-cell>
          <table:table-cell office:value-type="string" calcext:value-type="string">
            <text:p>Wie können wir bei zunehmender Individualisierung des Sports Personen für den Vereinssport motivieren?</text:p>
          </table:table-cell>
          <table:table-cell/>
          <table:table-cell office:value-type="string" calcext:value-type="string">
            <text:p>Sporttreibende, Sportvereine</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414</text:p>
          </table:table-cell>
          <table:table-cell table:number-columns-repeated="1015"/>
        </table:table-row>
        <table:table-row table:style-name="ro4">
          <table:table-cell office:value-type="float" office:value="100518" calcext:value-type="float">
            <text:p>100518</text:p>
          </table:table-cell>
          <table:table-cell office:value-type="string" calcext:value-type="string">
            <text:p>Wie können wir den lokalen Einzelhandel stärken, indem wir eine Plattform schaffen, die Menschen animiert, lokal einzukaufen und nicht über große internationale Plattformen wie Amazon zu bestellen?</text:p>
          </table:table-cell>
          <table:table-cell office:value-type="string" office:string-value="-Einzelhandel ist einer der meist betroffenen Sektoren der Corona-Krise&#10;-Die Innenstädte stehen vor immensen Herausforderungen: Gastronomie geschlossen, Einzelhandel nur einschränkt erlaubt, Dienstleistungs- und Gesundheitssektor beeinträchtigt&#10;-Zwei Themen beschäftigten die Unternehmen:  zum einen die aufgezehrte Liquidität. Reicht das Geld für Miete und laufende Kosten?  Zum anderen die minimale Kundenfrequenz. Trotz staatlicher Programme sei die Finanzsituation von inhabergeführten Betrieben an vielen Orten existenzgefährdend.&#10;-Einzelhandel hat in den vergangenen Jahren den Trend verschlafen, nicht nur ein attraktives Angebot vor Ort, sondern auch online zu schaffen" calcext:value-type="string">
            <text:p>-Einzelhandel ist einer der meist betroffenen Sektoren der Corona-Krise</text:p>
            <text:p>-Die Innenstädte stehen vor immensen Herausforderungen: Gastronomie geschlossen, Einzelhandel nur einschränkt erlaubt, Dienstleistungs- und Gesundheitssektor beeinträchtigt</text:p>
            <text:p>-Zwei Themen beschäftigten die Unternehmen:  zum einen die aufgezehrte Liquidität. Reicht das Geld für Miete und laufende Kosten?  Zum anderen die minimale Kundenfrequenz. Trotz staatlicher Programme sei die Finanzsituation von inhabergeführten Betrieben an vielen Orten existenzgefährdend.</text:p>
            <text:p>-Einzelhandel hat in den vergangenen Jahren den Trend verschlafen, nicht nur ein attraktives Angebot vor Ort, sondern auch online zu schaffen</text:p>
          </table:table-cell>
          <table:table-cell office:value-type="string" calcext:value-type="string">
            <text:p>'-<text:tab/>Betroffene sind Einzelhändler:innen aus Augsburg -<text:tab/>Angesprochen für Lösungsansätze werden sollte die Stadtverwaltung (Wirtschaftsreferat, Wirtschaftsförderung) um den Kontakt zu den Einzelhändlern herzustellen</text:p>
          </table:table-cell>
          <table:table-cell office:value-type="string" calcext:value-type="string">
            <text:p>Verwaltung &amp; Politik – Kommunen</text:p>
          </table:table-cell>
          <table:table-cell office:value-type="string" calcext:value-type="string">
            <text:p>Stadt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518</text:p>
          </table:table-cell>
          <table:table-cell table:number-columns-repeated="1015"/>
        </table:table-row>
        <table:table-row table:style-name="ro1">
          <table:table-cell office:value-type="float" office:value="100104" calcext:value-type="float">
            <text:p>100104</text:p>
          </table:table-cell>
          <table:table-cell office:value-type="string" calcext:value-type="string">
            <text:p>Wie können wir im Zuge der Sanierung der Hauptverkehrsachse von Bad Laasphe (B62) bei einer divergierenden Interessens- und Erwartungslage bezüglich der Gestaltung der angrenzenden öffentlichen Funktionsbereiche eine Optimierung ebendieser Bereiche erreichen?</text:p>
          </table:table-cell>
          <table:table-cell office:value-type="string" calcext:value-type="string">
            <text:p>Die geplante Sanierung der Bundesstraße 62 in Bad Laasphe betrifft die zentrale Verkehrsachse der Kleinstadt. Unabhängig von Art und Umfang der Sanierung sind fast alle gesellschaftlichen Akteure in der Stadt von dieser über mehrere Abschnitte und Jahre vorgesehenen Baumaßnahme erheblich betroffen (als Anlieger, Grundstückseigentümer, Einzelhändler, Nutzer,...). Im Zuge der Sanierung wird eine optimierte Gestaltung der Straßenrandbereiche gewünscht. Jedoch treffen hier unterschiedlichste Interessenlagen aufeinander (z.B. mehr Parkplätze vs. breitere Gehwege vs. Radwege). Der zu sanierende Abschnitt befindet sich in der Kernstadt Bad Laasphes und in einer typischen Tallage, parallel zur DB-Strecke. Die Topografie stellt eine Herausforderung dar, da sie wenig Gestaltungsspielraum zulässt.</text:p>
          </table:table-cell>
          <table:table-cell office:value-type="string" calcext:value-type="string">
            <text:p>Nutzer/innen und Anlieger/innen der Straße, Einzelhandel, Dienstleister, Handwerker, Tourismus, Feuerwehr und Rettungsdienste, ÖPNV, Schulen, Stadt Bad Laasphe</text:p>
          </table:table-cell>
          <table:table-cell office:value-type="string" calcext:value-type="string">
            <text:p>Verwaltung &amp; Politik – Kommunen</text:p>
          </table:table-cell>
          <table:table-cell office:value-type="string" calcext:value-type="string">
            <text:p>Stadt Bad Laasphe</text:p>
          </table:table-cell>
          <table:table-cell office:value-type="string" calcext:value-type="string">
            <text:p>Nordrhein-Westfalen</text:p>
          </table:table-cell>
          <table:table-cell office:value-type="float" office:value="57334" calcext:value-type="float">
            <text:p>57334</text:p>
          </table:table-cell>
          <table:table-cell office:value-type="string" calcext:value-type="string">
            <text:p>https://projecttogether.typeform.com/to/J2y3d590#herausforderungsid=100104</text:p>
          </table:table-cell>
          <table:table-cell table:number-columns-repeated="1015"/>
        </table:table-row>
        <table:table-row table:style-name="ro1">
          <table:table-cell office:value-type="float" office:value="100595" calcext:value-type="float">
            <text:p>100595</text:p>
          </table:table-cell>
          <table:table-cell office:value-type="string" calcext:value-type="string">
            <text:p>Wie können wir gemeinsam mit allen Akteuren die öffentlichen Räume und Innenstadtimmobilien mit neuen Nutzungsideen versehen, wenn die Digitalisierung (Online-Handel, Digitalisierung von Dienstleistungen etc.) bisherige innerstädtische Leitnutzungen zum Teil stark verdrängt?</text:p>
          </table:table-cell>
          <table:table-cell office:value-type="string" calcext:value-type="string">
            <text:p>(Bau)rechtliche und bodenrechtliche Rahmenbedingungen sind zu beachten. Es dürfen/sollten alle Bereiche einer multifunktionalen Innenstadt betrachtet werden (Handel, Wohnen, Arbeiten, Kultur, Freizeit, Tourismus).</text:p>
          </table:table-cell>
          <table:table-cell office:value-type="string" calcext:value-type="string">
            <text:p>Innenstadtbesucher/innen, Einzelhändler/innen, Gastronomiebetriebe, Immobilieneigentümer/innen, Bewohner/innen, Kulturstätten, Startups, Gewerbetreibende.</text:p>
          </table:table-cell>
          <table:table-cell office:value-type="string" calcext:value-type="string">
            <text:p>Verwaltung &amp; Politik – Kommunen</text:p>
          </table:table-cell>
          <table:table-cell office:value-type="string" calcext:value-type="string">
            <text:p>Stadt Bayreuth</text:p>
          </table:table-cell>
          <table:table-cell office:value-type="string" calcext:value-type="string">
            <text:p>Bayern</text:p>
          </table:table-cell>
          <table:table-cell office:value-type="float" office:value="95444" calcext:value-type="float">
            <text:p>95444</text:p>
          </table:table-cell>
          <table:table-cell office:value-type="string" calcext:value-type="string">
            <text:p>https://projecttogether.typeform.com/to/J2y3d590#herausforderungsid=100595</text:p>
          </table:table-cell>
          <table:table-cell table:number-columns-repeated="1015"/>
        </table:table-row>
        <table:table-row table:style-name="ro1">
          <table:table-cell office:value-type="float" office:value="100597" calcext:value-type="float">
            <text:p>100597</text:p>
          </table:table-cell>
          <table:table-cell office:value-type="string" calcext:value-type="string">
            <text:p>Wie können wir in Bayreuth eine attraktive Innenstadt für die gesamte Stadtgesellschaft gestalten?</text:p>
          </table:table-cell>
          <table:table-cell/>
          <table:table-cell office:value-type="string" calcext:value-type="string">
            <text:p>Innenstadtbesucher/innen, Einzelhändler/innen, Gastronomiebetriebe, Immobilieneigentümer/innen, Bewohner/innen, Kulturstätten, Startups, Gewerbetreibende.</text:p>
          </table:table-cell>
          <table:table-cell office:value-type="string" calcext:value-type="string">
            <text:p>Verwaltung &amp; Politik – Kommunen</text:p>
          </table:table-cell>
          <table:table-cell office:value-type="string" calcext:value-type="string">
            <text:p>Stadt Bayreuth</text:p>
          </table:table-cell>
          <table:table-cell office:value-type="string" calcext:value-type="string">
            <text:p>Bayern</text:p>
          </table:table-cell>
          <table:table-cell office:value-type="float" office:value="95444" calcext:value-type="float">
            <text:p>95444</text:p>
          </table:table-cell>
          <table:table-cell office:value-type="string" calcext:value-type="string">
            <text:p>https://projecttogether.typeform.com/to/J2y3d590#herausforderungsid=100597</text:p>
          </table:table-cell>
          <table:table-cell table:number-columns-repeated="1015"/>
        </table:table-row>
        <table:table-row table:style-name="ro1">
          <table:table-cell office:value-type="float" office:value="100404" calcext:value-type="float">
            <text:p>100404</text:p>
          </table:table-cell>
          <table:table-cell office:value-type="string" calcext:value-type="string">
            <text:p>Wie können wir die Innenstadt eines Mittelzentrums im ländlichen Raum unter Förderung, aber nicht alleiniger Fokussierung auf den Einzelhandel attraktiv und zukunftsfähig gestalten?</text:p>
          </table:table-cell>
          <table:table-cell office:value-type="string" calcext:value-type="string">
            <text:p>Probleme des Einzelhandels durch Onlinehandel und wirtschaftliche Einbußen in der Coronazeit / Hohe Identitätswirkung der Innenstadt / Bedeutender Standortfaktor ‚Innenstadt/Einzelhandel‘ und damit Wirtschaftsfaktor (Fachkräftesicherung)</text:p>
          </table:table-cell>
          <table:table-cell office:value-type="string" calcext:value-type="string">
            <text:p>Bürgerschaft, Touristen</text:p>
          </table:table-cell>
          <table:table-cell office:value-type="string" calcext:value-type="string">
            <text:p>Verwaltung &amp; Politik – Kommunen</text:p>
          </table:table-cell>
          <table:table-cell office:value-type="string" calcext:value-type="string">
            <text:p>Stadt Brilon</text:p>
          </table:table-cell>
          <table:table-cell office:value-type="string" calcext:value-type="string">
            <text:p>Nordrhein-Westfalen</text:p>
          </table:table-cell>
          <table:table-cell office:value-type="float" office:value="59929" calcext:value-type="float">
            <text:p>59929</text:p>
          </table:table-cell>
          <table:table-cell office:value-type="string" calcext:value-type="string">
            <text:p>https://projecttogether.typeform.com/to/J2y3d590#herausforderungsid=100404</text:p>
          </table:table-cell>
          <table:table-cell table:number-columns-repeated="1015"/>
        </table:table-row>
        <table:table-row table:style-name="ro1">
          <table:table-cell office:value-type="float" office:value="100403" calcext:value-type="float">
            <text:p>100403</text:p>
          </table:table-cell>
          <table:table-cell office:value-type="string" calcext:value-type="string">
            <text:p>Wie können wir die Erfahrungen der Coronazeit als Chancen für den attraktiven Lebens- und Wirtschaftsstandort Brilon nutzen?</text:p>
          </table:table-cell>
          <table:table-cell office:value-type="string" calcext:value-type="string">
            <text:p>Mobiles Arbeiten / Leben auf dem Land / Regionalität / attraktiver ländlicher Raum / Coworking-Spaces / Erfahrungen aus der digitalen Bildung / Medizinische Infrastruktur / demografischer Wandel / bestehende Breitbandinfrastruktur in Stadt und Dörfern</text:p>
          </table:table-cell>
          <table:table-cell office:value-type="string" calcext:value-type="string">
            <text:p>Unternehmer*innen / Arbeitnehmer*innen / Bürgerschaft / potenzielle Fachkräfte / junge Familien</text:p>
          </table:table-cell>
          <table:table-cell office:value-type="string" calcext:value-type="string">
            <text:p>Verwaltung &amp; Politik – Kommunen</text:p>
          </table:table-cell>
          <table:table-cell office:value-type="string" calcext:value-type="string">
            <text:p>Stadt Brilon, Hochsauerlandkreis</text:p>
          </table:table-cell>
          <table:table-cell office:value-type="string" calcext:value-type="string">
            <text:p>Nordrhein-Westfalen</text:p>
          </table:table-cell>
          <table:table-cell office:value-type="float" office:value="59929" calcext:value-type="float">
            <text:p>59929</text:p>
          </table:table-cell>
          <table:table-cell office:value-type="string" calcext:value-type="string">
            <text:p>https://projecttogether.typeform.com/to/J2y3d590#herausforderungsid=100403</text:p>
          </table:table-cell>
          <table:table-cell table:number-columns-repeated="1015"/>
        </table:table-row>
        <table:table-row table:style-name="ro1">
          <table:table-cell office:value-type="float" office:value="100079" calcext:value-type="float">
            <text:p>100079</text:p>
          </table:table-cell>
          <table:table-cell office:value-type="string" calcext:value-type="string">
            <text:p>Wie können wir unter einem Corona bedingten zunehmenden Trend zum Home-Office die Erosion des Sozialisationsortes Betrieb kompensieren?</text:p>
          </table:table-cell>
          <table:table-cell office:value-type="string" calcext:value-type="string">
            <text:p>Aufgrund des wahrscheinlich nachhaltig anhaltenden Trends zum Homeoffice, aber auch akut unter Kurzarbeit und Pandemiebdingungen, halten Auszubildende vermehrt einsam die Stellung im Betrieb. Die Funktionen die der Sozialisationsort Betrieb für die Ausbildung übernimmt, aber auch bereits in Praktika zur Berufsorientierung erfüllt, kann so mancherorts nur erschwert aufrecht erhalten werden. Mit welchen innovativen Ansätzen kann man das kompensieren und/oder ergänzen und wie lassen sich diese Ansätze in betriebliches Lernen einbauen</text:p>
          </table:table-cell>
          <table:table-cell office:value-type="string" calcext:value-type="string">
            <text:p>Betriebe, Ausbilder:innen, Auszubildende</text:p>
          </table:table-cell>
          <table:table-cell office:value-type="string" calcext:value-type="string">
            <text:p>Verwaltung &amp; Politik – Kommunen</text:p>
          </table:table-cell>
          <table:table-cell office:value-type="string" calcext:value-type="string">
            <text:p>Stadt Dortmund</text:p>
          </table:table-cell>
          <table:table-cell office:value-type="string" calcext:value-type="string">
            <text:p>Nordrhein-Westfalen</text:p>
          </table:table-cell>
          <table:table-cell office:value-type="float" office:value="44147" calcext:value-type="float">
            <text:p>44147</text:p>
          </table:table-cell>
          <table:table-cell office:value-type="string" calcext:value-type="string">
            <text:p>https://projecttogether.typeform.com/to/J2y3d590#herausforderungsid=100079</text:p>
          </table:table-cell>
          <table:table-cell table:number-columns-repeated="1015"/>
        </table:table-row>
        <table:table-row table:style-name="ro1">
          <table:table-cell office:value-type="float" office:value="100076" calcext:value-type="float">
            <text:p>100076</text:p>
          </table:table-cell>
          <table:table-cell office:value-type="string" calcext:value-type="string">
            <text:p>Wie können wir die lokale Daseinsvorsorge und den Austausch von Vereinen und Menschen im Quartier krisensicher und resilient gestalten und Vernetzung sowie Austausch von Informationen, Waren und Dienstleistungen zukunftsfähig sicherstellen und geteilte Infrastrukturen anbieten?</text:p>
          </table:table-cell>
          <table:table-cell office:value-type="string" calcext:value-type="string">
            <text:p>Die Corona-Pandemie hat nochmals auf die Notwendigkeit funktionierender Netzwerke in den Quartieren hingewiesen und die zunehmende Anonymität der Großstadt als zusätzliche Gefahr offengelegt. In der resilienten Großstadt können lokale Netzwerke Zugänge zu Informationen, Waren und Dienstleistungen der lokalen Daseinsvorsorge aufrechthalten, doch mit welchen Angeboten und Infrastrukturen können wir das sicherstellen.</text:p>
          </table:table-cell>
          <table:table-cell office:value-type="string" calcext:value-type="string">
            <text:p>Vereine, Bürger:innen, lokale Ökonomie, Aktive, Initiativen, Senioren</text:p>
          </table:table-cell>
          <table:table-cell office:value-type="string" calcext:value-type="string">
            <text:p>Verwaltung &amp; Politik – Kommunen</text:p>
          </table:table-cell>
          <table:table-cell office:value-type="string" calcext:value-type="string">
            <text:p>Stadt Dortmund</text:p>
          </table:table-cell>
          <table:table-cell office:value-type="string" calcext:value-type="string">
            <text:p>Nordrhein-Westfalen</text:p>
          </table:table-cell>
          <table:table-cell office:value-type="float" office:value="44147" calcext:value-type="float">
            <text:p>44147</text:p>
          </table:table-cell>
          <table:table-cell office:value-type="string" calcext:value-type="string">
            <text:p>https://projecttogether.typeform.com/to/J2y3d590#herausforderungsid=100076</text:p>
          </table:table-cell>
          <table:table-cell table:number-columns-repeated="1015"/>
        </table:table-row>
        <table:table-row table:style-name="ro2">
          <table:table-cell office:value-type="float" office:value="100199" calcext:value-type="float">
            <text:p>100199</text:p>
          </table:table-cell>
          <table:table-cell office:value-type="string" calcext:value-type="string">
            <text:p>Wie können wir als Kommune, Kommunikation, Dialog, Diskurs, Information und Beteiligung durch Teilhabe aller (ohne soz. Ausgrenzung) zukunftsfähig gestalten? Welche Komponenten und Werkzeuge sind für die Umsetzung gut geeignet, welche weniger? Welche notwendig, welche optional?</text:p>
          </table:table-cell>
          <table:table-cell office:value-type="string" calcext:value-type="string">
            <text:p>Die großen sozialen Netzwerke, die eine Nutzerakzeptanz finden verfolgen allesamt rein kommerzielle Ansätze. Über hohe Klickzahlen werden Werbeeinnahmen generiert, über den Verkauf von Nutzerdaten die Werbetreibenden an die Plattformen gebunden oder in schlimmerer Ausprägung die Daten an Drittanbieter weitergegeben. Ziel der Netzwerke ist es also den Nutzer auf der Plattform zu halten und möglichst viele Daten preiszugeben. Die Intention, den Nutzer an der Gestaltung der Kommune teilhaben zu lassen und ihn sein analoges soziales, auch nachbarschaftliches Umfeld gestalten zu lassen fehlt hier.</text:p>
            <text:p>Daher benötigen Kommunen eine echte Alternative in Form eines lokalen, virtuellen Raums für Begegnung, Kommunikation und Information innerhalb der Stadt, dem Stadtteil und der Nachbarschaft.</text:p>
          </table:table-cell>
          <table:table-cell office:value-type="string" calcext:value-type="string">
            <text:p>Menschen einer Stadtgesellschaft</text:p>
          </table:table-cell>
          <table:table-cell office:value-type="string" calcext:value-type="string">
            <text:p>Verwaltung &amp; Politik – Kommunen</text:p>
          </table:table-cell>
          <table:table-cell office:value-type="string" calcext:value-type="string">
            <text:p>Stadt Freiburg</text:p>
          </table:table-cell>
          <table:table-cell office:value-type="string" calcext:value-type="string">
            <text:p>Baden-Württemberg</text:p>
          </table:table-cell>
          <table:table-cell office:value-type="float" office:value="79102" calcext:value-type="float">
            <text:p>79102</text:p>
          </table:table-cell>
          <table:table-cell office:value-type="string" calcext:value-type="string">
            <text:p>https://projecttogether.typeform.com/to/J2y3d590#herausforderungsid=100199</text:p>
          </table:table-cell>
          <table:table-cell table:number-columns-repeated="1015"/>
        </table:table-row>
        <table:table-row table:style-name="ro8">
          <table:table-cell office:value-type="float" office:value="100047" calcext:value-type="float">
            <text:p>100047</text:p>
          </table:table-cell>
          <table:table-cell office:value-type="string" calcext:value-type="string">
            <text:p>Wie können wir es schaffen, dass gerade in Zeiten der Corona-Pandemie die Kindertageseinrichtungen eine schnellere, direktere und beidseitige Informationsmöglichkeit zwischen Einrichtung und Eltern zur Verfügung steht?</text:p>
          </table:table-cell>
          <table:table-cell office:value-type="string" calcext:value-type="string">
            <text:p>Die Lösung soll nur für städtische Kindertageseinrichtungen entwickelt werden.</text:p>
            <text:p>Die Lösung kann kostenfrei von den Eltern heruntergeladen werden.</text:p>
            <text:p>Die Lösung sollte für eine breitflächige Nutzung ausgelegt sein.</text:p>
            <text:p>Die Kita kann Informationen, Mitteilungen und Elternbriefe veröffentlichen.</text:p>
            <text:p>Termine und der Schließplan sind abrufbar. Zum Beispiel über einen Kalender. </text:p>
            <text:p>Gruppen können erstellt werden (Vorschulkinder, Elternbeirat, Gruppe usw.)</text:p>
            <text:p>Kommunikationsmöglichkeiten mit Eltern müssen zur Verfügung stehen.</text:p>
            <text:p>Die Lösung sollte den gängigen Datenschutzrichtlinien entsprechen (möglichst anonymisiert).</text:p>
            <text:p>Die Lösung sollte in verschiedenen Sprachen zur Verfügung stehen.</text:p>
            <text:p>Wichtige Informationen werden in irgendeiner Weise hervorgehoben.</text:p>
            <text:p>Es gibt Überprüfungsmöglichkeiten ob Eltern die Infos bekommen haben.</text:p>
          </table:table-cell>
          <table:table-cell office:value-type="string" calcext:value-type="string">
            <text:p>An die Eltern und an das Kita-Personal städtischer Kindertageseinrichtungen.</text:p>
          </table:table-cell>
          <table:table-cell office:value-type="string" calcext:value-type="string">
            <text:p>Verwaltung &amp; Politik – Kommunen</text:p>
          </table:table-cell>
          <table:table-cell office:value-type="string" calcext:value-type="string">
            <text:p>Stadt Freiburg im Breisgau</text:p>
          </table:table-cell>
          <table:table-cell office:value-type="string" calcext:value-type="string">
            <text:p>Baden-Württemberg</text:p>
          </table:table-cell>
          <table:table-cell office:value-type="float" office:value="79106" calcext:value-type="float">
            <text:p>79106</text:p>
          </table:table-cell>
          <table:table-cell office:value-type="string" calcext:value-type="string">
            <text:p>https://projecttogether.typeform.com/to/J2y3d590#herausforderungsid=100047</text:p>
          </table:table-cell>
          <table:table-cell table:number-columns-repeated="1015"/>
        </table:table-row>
        <table:table-row table:style-name="ro1">
          <table:table-cell office:value-type="float" office:value="100065" calcext:value-type="float">
            <text:p>100065</text:p>
          </table:table-cell>
          <table:table-cell office:value-type="string" calcext:value-type="string">
            <text:p>Wie können wir kollaboratives Arbeiten in Zeiten von Home Office und Home Schooling für städtische Mitarbeiter:innen, <text:s/>Schüler:innen und andere Akteuren:innen ermöglichen, ohne gegen den Datenschutz zu verstoßen?</text:p>
          </table:table-cell>
          <table:table-cell/>
          <table:table-cell office:value-type="string" calcext:value-type="string">
            <text:p>Städtische Mitarbeiter:innen, Schüler:innen, Lehrer:innen, Bürger:innen, Unternehmen</text:p>
          </table:table-cell>
          <table:table-cell office:value-type="string" calcext:value-type="string">
            <text:p>Verwaltung &amp; Politik – Kommunen</text:p>
          </table:table-cell>
          <table:table-cell office:value-type="string" calcext:value-type="string">
            <text:p>Stadt Freiburg im Breisgau</text:p>
          </table:table-cell>
          <table:table-cell office:value-type="string" calcext:value-type="string">
            <text:p>Baden-Württemberg</text:p>
          </table:table-cell>
          <table:table-cell office:value-type="float" office:value="79106" calcext:value-type="float">
            <text:p>79106</text:p>
          </table:table-cell>
          <table:table-cell office:value-type="string" calcext:value-type="string">
            <text:p>https://projecttogether.typeform.com/to/J2y3d590#herausforderungsid=100065</text:p>
          </table:table-cell>
          <table:table-cell table:number-columns-repeated="1015"/>
        </table:table-row>
        <table:table-row table:style-name="ro3">
          <table:table-cell office:value-type="float" office:value="100203" calcext:value-type="float">
            <text:p>100203</text:p>
          </table:table-cell>
          <table:table-cell office:value-type="string" calcext:value-type="string">
            <text:p>Wie können wir unsere Dritten Orte beleben und stärken?</text:p>
          </table:table-cell>
          <table:table-cell office:value-type="string" calcext:value-type="string">
            <text:p>Die Stadt Geestland ist mir ihren rund 350km² eine der größten Flächenstädte in Niedersachsen. Sie besteht aus 16 einzelnen kleineren und größeren Ortschaften die 2015 zu einer neuen Stadt fusionierten. </text:p>
            <text:p>Die Splittung der Ortschaften und das immer weiter steigende Durchschnittsalter sorgt dafür, dass unsere Dritten Orten, wie beispielsweise Dorfgemeinschaftshäuser, Vereinsheime aber auch Jahrmärkte oder Veranstaltungen schlecht besucht werden. Man bleibt lieber in "seinem Dorf" und so sind Veranstaltungen schlecht besucht. </text:p>
            <text:p>Auch die DGHs erfreuen sich leider nicht der besten Beliebtheit. Wird würden gerne eine Stärkung und Belegung dieser Orte erzeugen. Eine Gemeinschaft aus Jung und Alt soll gefördert werden.</text:p>
          </table:table-cell>
          <table:table-cell office:value-type="string" calcext:value-type="string">
            <text:p>An Jung und Alt</text:p>
          </table:table-cell>
          <table:table-cell office:value-type="string" calcext:value-type="string">
            <text:p>Verwaltung &amp; Politik – Kommunen</text:p>
          </table:table-cell>
          <table:table-cell office:value-type="string" calcext:value-type="string">
            <text:p>Stadt Geestland</text:p>
          </table:table-cell>
          <table:table-cell office:value-type="string" calcext:value-type="string">
            <text:p>Niedersachsen</text:p>
          </table:table-cell>
          <table:table-cell office:value-type="float" office:value="27607" calcext:value-type="float">
            <text:p>27607</text:p>
          </table:table-cell>
          <table:table-cell office:value-type="string" calcext:value-type="string">
            <text:p>https://projecttogether.typeform.com/to/J2y3d590#herausforderungsid=100203</text:p>
          </table:table-cell>
          <table:table-cell table:number-columns-repeated="1015"/>
        </table:table-row>
        <table:table-row table:style-name="ro1">
          <table:table-cell office:value-type="float" office:value="100702" calcext:value-type="float">
            <text:p>100702</text:p>
          </table:table-cell>
          <table:table-cell office:value-type="string" calcext:value-type="string">
            <text:p>Wie können wir eine breite Masse mit unseren zukünftig digital verfügbaren Verwaltungsleistungen erreichen und auch Bürger:innen, die nicht über die notwendigen Endgeräte/ Kenntnisse verfügen (ältere Menschen), den Zugang zu einem digitalen Bürgerserviceportal gewährleisten?</text:p>
          </table:table-cell>
          <table:table-cell/>
          <table:table-cell office:value-type="string" calcext:value-type="string">
            <text:p>Bürgerinnen und Bürger der Stadt Gera</text:p>
          </table:table-cell>
          <table:table-cell office:value-type="string" calcext:value-type="string">
            <text:p>Verwaltung &amp; Politik – Kommunen</text:p>
          </table:table-cell>
          <table:table-cell office:value-type="string" calcext:value-type="string">
            <text:p>Stadt Gera</text:p>
          </table:table-cell>
          <table:table-cell office:value-type="string" calcext:value-type="string">
            <text:p>Thüringen</text:p>
          </table:table-cell>
          <table:table-cell office:value-type="float" office:value="7545" calcext:value-type="float">
            <text:p>7545</text:p>
          </table:table-cell>
          <table:table-cell office:value-type="string" calcext:value-type="string">
            <text:p>https://projecttogether.typeform.com/to/J2y3d590#herausforderungsid=100702</text:p>
          </table:table-cell>
          <table:table-cell table:number-columns-repeated="1015"/>
        </table:table-row>
        <table:table-row table:style-name="ro1">
          <table:table-cell office:value-type="float" office:value="100644" calcext:value-type="float">
            <text:p>100644</text:p>
          </table:table-cell>
          <table:table-cell office:value-type="string" calcext:value-type="string">
            <text:p>Wie können wir Leistungen digitalisieren, ohne Bevölkerungsgruppen abzuhängen.</text:p>
          </table:table-cell>
          <table:table-cell table:number-columns-repeated="2"/>
          <table:table-cell office:value-type="string" calcext:value-type="string">
            <text:p>Verwaltung &amp; Politik – Kommunen</text:p>
          </table:table-cell>
          <table:table-cell office:value-type="string" calcext:value-type="string">
            <text:p>Stadt Grevenbroich</text:p>
          </table:table-cell>
          <table:table-cell office:value-type="string" calcext:value-type="string">
            <text:p>Nordrhein-Westfalen</text:p>
          </table:table-cell>
          <table:table-cell office:value-type="float" office:value="41515" calcext:value-type="float">
            <text:p>41515</text:p>
          </table:table-cell>
          <table:table-cell office:value-type="string" calcext:value-type="string">
            <text:p>https://projecttogether.typeform.com/to/J2y3d590#herausforderungsid=100644</text:p>
          </table:table-cell>
          <table:table-cell table:number-columns-repeated="1015"/>
        </table:table-row>
        <table:table-row table:style-name="ro1">
          <table:table-cell office:value-type="float" office:value="100643" calcext:value-type="float">
            <text:p>100643</text:p>
          </table:table-cell>
          <table:table-cell office:value-type="string" calcext:value-type="string">
            <text:p>Wie können wir den Haushalt durch digitale Projekte entlasten und finanzielle Mittel für wichtige Projekte generieren?</text:p>
          </table:table-cell>
          <table:table-cell office:value-type="string" calcext:value-type="string">
            <text:p>Besonders als Sanierungskommune ist ein ausgeglichener Haushalt wichtig, Digitalisierungsvorhaben trotz Förderungsmaßnahmen i.d.R. kostspielig. Daher stellt sich die Frage, wie und welche digitalen Projekte sich auch positiv auf den Haushalt der Stadtverwaltung auswirken können.</text:p>
          </table:table-cell>
          <table:table-cell/>
          <table:table-cell office:value-type="string" calcext:value-type="string">
            <text:p>Verwaltung &amp; Politik – Kommunen</text:p>
          </table:table-cell>
          <table:table-cell office:value-type="string" calcext:value-type="string">
            <text:p>Stadt Grevenbroich</text:p>
          </table:table-cell>
          <table:table-cell office:value-type="string" calcext:value-type="string">
            <text:p>Nordrhein-Westfalen</text:p>
          </table:table-cell>
          <table:table-cell office:value-type="float" office:value="41515" calcext:value-type="float">
            <text:p>41515</text:p>
          </table:table-cell>
          <table:table-cell office:value-type="string" calcext:value-type="string">
            <text:p>https://projecttogether.typeform.com/to/J2y3d590#herausforderungsid=100643</text:p>
          </table:table-cell>
          <table:table-cell table:number-columns-repeated="1015"/>
        </table:table-row>
        <table:table-row table:style-name="ro1">
          <table:table-cell office:value-type="float" office:value="100645" calcext:value-type="float">
            <text:p>100645</text:p>
          </table:table-cell>
          <table:table-cell office:value-type="string" calcext:value-type="string">
            <text:p>Wie können wir bei der Entwicklung eines ganzheitlichen Smart-City-Konzepts vorgehen?</text:p>
          </table:table-cell>
          <table:table-cell office:value-type="string" calcext:value-type="string">
            <text:p>Anbieter von neuen Mobilitätskonzepte oder –technologien sprießen zurzeit überall aus dem Boden, allerdings sind nicht in jeder Stadt elektronische Fahr- oder Parkleitsysteme als Einstiegsprojekte sinnvoll. In welchen Bereichen gibt es bereits etablierte und gute Lösungen Städte smarter zu gestalten und nach welchen Kriterien wurden die Projekte zum Thema Smart-City priorisiert?</text:p>
          </table:table-cell>
          <table:table-cell/>
          <table:table-cell office:value-type="string" calcext:value-type="string">
            <text:p>Verwaltung &amp; Politik – Kommunen</text:p>
          </table:table-cell>
          <table:table-cell office:value-type="string" calcext:value-type="string">
            <text:p>Stadt Grevenbroich</text:p>
          </table:table-cell>
          <table:table-cell office:value-type="string" calcext:value-type="string">
            <text:p>Nordrhein-Westfalen</text:p>
          </table:table-cell>
          <table:table-cell office:value-type="float" office:value="41515" calcext:value-type="float">
            <text:p>41515</text:p>
          </table:table-cell>
          <table:table-cell office:value-type="string" calcext:value-type="string">
            <text:p>https://projecttogether.typeform.com/to/J2y3d590#herausforderungsid=100645</text:p>
          </table:table-cell>
          <table:table-cell table:number-columns-repeated="1015"/>
        </table:table-row>
        <table:table-row table:style-name="ro1">
          <table:table-cell office:value-type="float" office:value="100642" calcext:value-type="float">
            <text:p>100642</text:p>
          </table:table-cell>
          <table:table-cell office:value-type="string" calcext:value-type="string">
            <text:p>Wie können junge Unternehmen (Start-Ups) angesiedelt werden, die die Stadt auf dem Weg zur Smart-City unterstützen?</text:p>
          </table:table-cell>
          <table:table-cell table:number-columns-repeated="2"/>
          <table:table-cell office:value-type="string" calcext:value-type="string">
            <text:p>Verwaltung &amp; Politik – Kommunen</text:p>
          </table:table-cell>
          <table:table-cell office:value-type="string" calcext:value-type="string">
            <text:p>Stadt Grevenbroich</text:p>
          </table:table-cell>
          <table:table-cell office:value-type="string" calcext:value-type="string">
            <text:p>Nordrhein-Westfalen</text:p>
          </table:table-cell>
          <table:table-cell office:value-type="float" office:value="41515" calcext:value-type="float">
            <text:p>41515</text:p>
          </table:table-cell>
          <table:table-cell office:value-type="string" calcext:value-type="string">
            <text:p>https://projecttogether.typeform.com/to/J2y3d590#herausforderungsid=100642</text:p>
          </table:table-cell>
          <table:table-cell table:number-columns-repeated="1015"/>
        </table:table-row>
        <table:table-row table:style-name="ro1">
          <table:table-cell office:value-type="float" office:value="100338" calcext:value-type="float">
            <text:p>100338</text:p>
          </table:table-cell>
          <table:table-cell office:value-type="string" calcext:value-type="string">
            <text:p>Vereine und andere Organisationen tun sich zunehmend schwer, junge Menschen für ein bürgerschaftliches Engagement zu erreichen. Wie können wir mehr junge Menschen für ein Engagement gewinnen? Wie kann Engagement für junge Menschen attraktiver werden?</text:p>
          </table:table-cell>
          <table:table-cell/>
          <table:table-cell office:value-type="string" calcext:value-type="string">
            <text:p>(1). Junge Menschen 16-26 Jahre (2). Vereine, ehrenamtlich tätige Organisationen, die mit Nachwuchsproblemen konfrontiert sind</text:p>
          </table:table-cell>
          <table:table-cell office:value-type="string" calcext:value-type="string">
            <text:p>Verwaltung &amp; Politik – Kommunen</text:p>
          </table:table-cell>
          <table:table-cell office:value-type="string" calcext:value-type="string">
            <text:p>Stadt Gütersloh</text:p>
          </table:table-cell>
          <table:table-cell office:value-type="string" calcext:value-type="string">
            <text:p>Nordrhein-Westfalen</text:p>
          </table:table-cell>
          <table:table-cell office:value-type="float" office:value="33330" calcext:value-type="float">
            <text:p>33330</text:p>
          </table:table-cell>
          <table:table-cell office:value-type="string" calcext:value-type="string">
            <text:p>https://projecttogether.typeform.com/to/J2y3d590#herausforderungsid=100338</text:p>
          </table:table-cell>
          <table:table-cell table:number-columns-repeated="1015"/>
        </table:table-row>
        <table:table-row table:style-name="ro2">
          <table:table-cell office:value-type="float" office:value="100724" calcext:value-type="float">
            <text:p>100724</text:p>
          </table:table-cell>
          <table:table-cell office:value-type="string" calcext:value-type="string">
            <text:p>Wie können wir die Attraktivität von Innenstädten und Stadtteilzentren erhalten und stäken, jetzt in der Zeit des Umbruchs im Einzelhandel, und welche Möglichkeiten gibt es, den zunehmenden Online-Handel als Chance für den stationären Handel zu nutzen?</text:p>
          </table:table-cell>
          <table:table-cell office:value-type="string" calcext:value-type="string">
            <text:p>Für die Zukunft von Innenstädten und Stadtteilzentren wird die Sicherung und Entwicklung einer attraktiven und kleinteiligen Nutzungsmischung von öffentlichen Einrichtungen, Einzelhandel und Dienstleistungen, Kultur, Gastronomie und auch Wohnen der Schlüssel sein. Dabei werden attraktive öffentliche Räume, die bauliche Qualität, eine gute Erreichbarkeit, die Vielfalt der Waren und Dienstleistungen sowie Veranstaltungsangebote wichtig sein, um die Vitalität und Ausstrahlungskraft dieser Zentren sicher zu stellen.</text:p>
            <text:p>Die Stadt Heidelberg möchte sich aktiv bei der Entwicklung von Lösungen einbringen, z.B. als Ort für ein Reallabor zur Erprobung innovativer Ansätze bei der Stärkung der Innenstadt und der Stadtteilzentren.</text:p>
          </table:table-cell>
          <table:table-cell office:value-type="string" calcext:value-type="string">
            <text:p>Verwaltung, Einzelhändler*innen, Einzelhandelsverbände und Vereine, Eigentümer*innen von Immobilien</text:p>
          </table:table-cell>
          <table:table-cell office:value-type="string" calcext:value-type="string">
            <text:p>Verwaltung &amp; Politik – Kommunen</text:p>
          </table:table-cell>
          <table:table-cell office:value-type="string" calcext:value-type="string">
            <text:p>Stadt Heidelberg</text:p>
          </table:table-cell>
          <table:table-cell office:value-type="string" calcext:value-type="string">
            <text:p>Baden-Württemberg</text:p>
          </table:table-cell>
          <table:table-cell office:value-type="float" office:value="69115" calcext:value-type="float">
            <text:p>69115</text:p>
          </table:table-cell>
          <table:table-cell office:value-type="string" calcext:value-type="string">
            <text:p>https://projecttogether.typeform.com/to/J2y3d590#herausforderungsid=100724</text:p>
          </table:table-cell>
          <table:table-cell table:number-columns-repeated="1015"/>
        </table:table-row>
        <table:table-row table:style-name="ro1">
          <table:table-cell office:value-type="float" office:value="100068" calcext:value-type="float">
            <text:p>100068</text:p>
          </table:table-cell>
          <table:table-cell office:value-type="string" calcext:value-type="string">
            <text:p>Wie können wir im Bereich der Hochschulen und andere Institute und Vereine zukünftig digital miteinander kooperieren?</text:p>
          </table:table-cell>
          <table:table-cell office:value-type="string" calcext:value-type="string">
            <text:p>Exkursionen entfallen, viele Events finden online, reduziert oder gar nicht statt. Wie kooperieren Hochschulen und andere Institute und Vereine zukünftig digital miteinander. Wie lässt sich eine digitale Kultur des Erlebens und Zusammenwirkens etablieren? Wir können wir Digitales und Reales verbinden durch einzelne persönliche Treffen...</text:p>
          </table:table-cell>
          <table:table-cell office:value-type="string" calcext:value-type="string">
            <text:p>Hoschulen, Verwaltungen, Vereine, Instutionen, Organisationen etc.</text:p>
          </table:table-cell>
          <table:table-cell office:value-type="string" calcext:value-type="string">
            <text:p>Wissenschaft</text:p>
          </table:table-cell>
          <table:table-cell office:value-type="string" calcext:value-type="string">
            <text:p>Stadt Heilbronn</text:p>
          </table:table-cell>
          <table:table-cell office:value-type="string" calcext:value-type="string">
            <text:p>Baden-Württemberg</text:p>
          </table:table-cell>
          <table:table-cell office:value-type="float" office:value="74072" calcext:value-type="float">
            <text:p>74072</text:p>
          </table:table-cell>
          <table:table-cell office:value-type="string" calcext:value-type="string">
            <text:p>https://projecttogether.typeform.com/to/J2y3d590#herausforderungsid=100068</text:p>
          </table:table-cell>
          <table:table-cell table:number-columns-repeated="1015"/>
        </table:table-row>
        <table:table-row table:style-name="ro1">
          <table:table-cell office:value-type="float" office:value="100067" calcext:value-type="float">
            <text:p>100067</text:p>
          </table:table-cell>
          <table:table-cell office:value-type="string" calcext:value-type="string">
            <text:p>Wie können wir mehr Aufmerksamkeit bei Schüler*innen und Student*innen beim Thema Digitalisierung in der Lehre gewinnen?</text:p>
          </table:table-cell>
          <table:table-cell office:value-type="string" calcext:value-type="string">
            <text:p>Unsere Beobachtungen sind, dass viele Lernende gut mit Onlineformate klarkommen, andere scheitern. Diese sind den Ablenkungen nicht gewachsen: zu viele andere Dinge kann man "nebenbei" auch am Rechner tun. Wie helfen wir diesen Lernenden? Wie erreichen sie wieder ein gesundes Lernverhalten? Wie schaffen wir es, diese Student*innen und Schüler*innen wieder zu motivieren und sich selbst zu organisieren?</text:p>
          </table:table-cell>
          <table:table-cell office:value-type="string" calcext:value-type="string">
            <text:p>Lehrende, Studierende, Schüler*innen</text:p>
          </table:table-cell>
          <table:table-cell office:value-type="string" calcext:value-type="string">
            <text:p>Wissenschaft</text:p>
          </table:table-cell>
          <table:table-cell office:value-type="string" calcext:value-type="string">
            <text:p>Stadt Heilbronn</text:p>
          </table:table-cell>
          <table:table-cell office:value-type="string" calcext:value-type="string">
            <text:p>Baden-Württemberg</text:p>
          </table:table-cell>
          <table:table-cell office:value-type="float" office:value="74072" calcext:value-type="float">
            <text:p>74072</text:p>
          </table:table-cell>
          <table:table-cell office:value-type="string" calcext:value-type="string">
            <text:p>https://projecttogether.typeform.com/to/J2y3d590#herausforderungsid=100067</text:p>
          </table:table-cell>
          <table:table-cell table:number-columns-repeated="1015"/>
        </table:table-row>
        <table:table-row table:style-name="ro1">
          <table:table-cell office:value-type="float" office:value="100069" calcext:value-type="float">
            <text:p>100069</text:p>
          </table:table-cell>
          <table:table-cell office:value-type="string" calcext:value-type="string">
            <text:p>Wie können wir als Kommunen einfach und schnell an alle Bürger*innen kommunizieren?</text:p>
          </table:table-cell>
          <table:table-cell/>
          <table:table-cell office:value-type="string" calcext:value-type="string">
            <text:p>Kommunen, Verwaltungen, Bürger*innen</text:p>
          </table:table-cell>
          <table:table-cell office:value-type="string" calcext:value-type="string">
            <text:p>Verwaltung &amp; Politik – Kommunen</text:p>
          </table:table-cell>
          <table:table-cell office:value-type="string" calcext:value-type="string">
            <text:p>Stadt Heilbronn</text:p>
          </table:table-cell>
          <table:table-cell office:value-type="string" calcext:value-type="string">
            <text:p>Baden-Württemberg</text:p>
          </table:table-cell>
          <table:table-cell office:value-type="float" office:value="74072" calcext:value-type="float">
            <text:p>74072</text:p>
          </table:table-cell>
          <table:table-cell office:value-type="string" calcext:value-type="string">
            <text:p>https://projecttogether.typeform.com/to/J2y3d590#herausforderungsid=100069</text:p>
          </table:table-cell>
          <table:table-cell table:number-columns-repeated="1015"/>
        </table:table-row>
        <table:table-row table:style-name="ro1">
          <table:table-cell office:value-type="float" office:value="100504" calcext:value-type="float">
            <text:p>100504</text:p>
          </table:table-cell>
          <table:table-cell office:value-type="string" calcext:value-type="string">
            <text:p>Wie können wir erreichen, dass sich Gastronomen, Kantinen und Take-Away-Anbieter*innen auf eine Lösung für ein umwelt- und klimafreundliches (Mehrweg-) Verpackungssystem für Take-Away-Essen in unserer Stadt einigen und möglichst viele Kund*innen das System annehmen?</text:p>
          </table:table-cell>
          <table:table-cell office:value-type="string" calcext:value-type="string">
            <text:p>Takeaway-Essen erlebt während der Coronapandemie einen Boom. Oftmals kommen hier Einwegverpackungen zum Einsatz, die speziell beschichtet und damit schlecht für das Klima und die Umwelt sind. Problem: Finanzieller und logistischer Aufwand bei Mehrweg ist für einzelne Gastronomiebetriebe höher als Kosten für Einwegverpackung.</text:p>
          </table:table-cell>
          <table:table-cell office:value-type="string" calcext:value-type="string">
            <text:p>Gastronomie, Kantinenbetreiber in Firmen und Verwaltung plus Kundschaft der Angebote</text:p>
          </table:table-cell>
          <table:table-cell office:value-type="string" calcext:value-type="string">
            <text:p>Verwaltung &amp; Politik – Kommunen</text:p>
          </table:table-cell>
          <table:table-cell office:value-type="string" calcext:value-type="string">
            <text:p>Stadt Karlsruhe</text:p>
          </table:table-cell>
          <table:table-cell office:value-type="string" calcext:value-type="string">
            <text:p>Baden-Württemberg</text:p>
          </table:table-cell>
          <table:table-cell office:value-type="float" office:value="76133" calcext:value-type="float">
            <text:p>76133</text:p>
          </table:table-cell>
          <table:table-cell office:value-type="string" calcext:value-type="string">
            <text:p>https://projecttogether.typeform.com/to/J2y3d590#herausforderungsid=100504</text:p>
          </table:table-cell>
          <table:table-cell table:number-columns-repeated="1015"/>
        </table:table-row>
        <table:table-row table:style-name="ro1">
          <table:table-cell office:value-type="float" office:value="100502" calcext:value-type="float">
            <text:p>100502</text:p>
          </table:table-cell>
          <table:table-cell office:value-type="string" calcext:value-type="string">
            <text:p>Wie lässt sich erreichen, dass der stationäre Handel, insbesondere individuelle und lokale Konzepte, im Kaufentscheidungsprozess stärker berücksichtigt werden?</text:p>
          </table:table-cell>
          <table:table-cell/>
          <table:table-cell office:value-type="string" calcext:value-type="string">
            <text:p>Einwohner des Einzugsgebietes von Karlsruhe</text:p>
          </table:table-cell>
          <table:table-cell office:value-type="string" calcext:value-type="string">
            <text:p>Verwaltung &amp; Politik – Kommunen</text:p>
          </table:table-cell>
          <table:table-cell office:value-type="string" calcext:value-type="string">
            <text:p>Stadt Karlsruhe</text:p>
          </table:table-cell>
          <table:table-cell office:value-type="string" calcext:value-type="string">
            <text:p>Baden-Württemberg</text:p>
          </table:table-cell>
          <table:table-cell office:value-type="float" office:value="76133" calcext:value-type="float">
            <text:p>76133</text:p>
          </table:table-cell>
          <table:table-cell office:value-type="string" calcext:value-type="string">
            <text:p>https://projecttogether.typeform.com/to/J2y3d590#herausforderungsid=100502</text:p>
          </table:table-cell>
          <table:table-cell table:number-columns-repeated="1015"/>
        </table:table-row>
        <table:table-row table:style-name="ro1">
          <table:table-cell office:value-type="float" office:value="100501" calcext:value-type="float">
            <text:p>100501</text:p>
          </table:table-cell>
          <table:table-cell office:value-type="string" calcext:value-type="string">
            <text:p>Wie können wir wegfallende Handelslagen in neue Orte des Zusammenlebens transformieren?</text:p>
          </table:table-cell>
          <table:table-cell office:value-type="string" calcext:value-type="string">
            <text:p>Durch den Rückgang von Verkaufsflächen werden in der Innenstadt Einkaufslagen wegfallen. Es gibt vielfältige Ansätze, diese in lebenswerte Orte zu transformieren. Dies ist Gemeinschaftsaufgabe von Stadt, Eigentümern, aber auch der künftigen Nutzer.</text:p>
          </table:table-cell>
          <table:table-cell office:value-type="string" calcext:value-type="string">
            <text:p>Kommunen, Immobilieneigentümer, Gewerbetreibende, Gründer, Kunst-/Kulturschaffende, Studierende Einwohner</text:p>
          </table:table-cell>
          <table:table-cell office:value-type="string" calcext:value-type="string">
            <text:p>Verwaltung &amp; Politik – Kommunen</text:p>
          </table:table-cell>
          <table:table-cell office:value-type="string" calcext:value-type="string">
            <text:p>Stadt Karlsruhe</text:p>
          </table:table-cell>
          <table:table-cell office:value-type="string" calcext:value-type="string">
            <text:p>Baden-Württemberg</text:p>
          </table:table-cell>
          <table:table-cell office:value-type="float" office:value="76133" calcext:value-type="float">
            <text:p>76133</text:p>
          </table:table-cell>
          <table:table-cell office:value-type="string" calcext:value-type="string">
            <text:p>https://projecttogether.typeform.com/to/J2y3d590#herausforderungsid=100501</text:p>
          </table:table-cell>
          <table:table-cell table:number-columns-repeated="1015"/>
        </table:table-row>
        <table:table-row table:style-name="ro1">
          <table:table-cell office:value-type="float" office:value="100022" calcext:value-type="float">
            <text:p>100022</text:p>
          </table:table-cell>
          <table:table-cell office:value-type="string" calcext:value-type="string">
            <text:p>Wie können wir als Kommune das Angebot an Elektromobilität vielfältiger und bedarfsgerecht gestalten?</text:p>
          </table:table-cell>
          <table:table-cell office:value-type="string" calcext:value-type="string">
            <text:p>Kelkheim liegt mit seinen etwa 30.000 Einwohnern im Main-Taunus-Kreis, inmitten der Metropolregion Frankfurt/Rhein-Main. Die Lage am Südhang des Taunus bringt große Höhenunterschiede mit sich, also steile Straßen und Wege, <text:s/>was die Attraktivität des Radverkehrs deutlich senkt. E-Bikes oder E-Roller könnten hier eine vielversprechende Alternative zum Auto bieten, gerade bei kürzeren Wegen.</text:p>
          </table:table-cell>
          <table:table-cell office:value-type="string" calcext:value-type="string">
            <text:p>Bürger:innen, Mitarbeiter:innen</text:p>
          </table:table-cell>
          <table:table-cell office:value-type="string" calcext:value-type="string">
            <text:p>Verwaltung &amp; Politik – Kommunen</text:p>
          </table:table-cell>
          <table:table-cell office:value-type="string" calcext:value-type="string">
            <text:p>Stadt Kelkheim (Taunus)</text:p>
          </table:table-cell>
          <table:table-cell office:value-type="string" calcext:value-type="string">
            <text:p>Hessen</text:p>
          </table:table-cell>
          <table:table-cell office:value-type="float" office:value="65779" calcext:value-type="float">
            <text:p>65779</text:p>
          </table:table-cell>
          <table:table-cell office:value-type="string" calcext:value-type="string">
            <text:p>https://projecttogether.typeform.com/to/J2y3d590#herausforderungsid=100022</text:p>
          </table:table-cell>
          <table:table-cell table:number-columns-repeated="1015"/>
        </table:table-row>
        <table:table-row table:style-name="ro2">
          <table:table-cell office:value-type="float" office:value="100021" calcext:value-type="float">
            <text:p>100021</text:p>
          </table:table-cell>
          <table:table-cell office:value-type="string" calcext:value-type="string">
            <text:p>Wie können wir als Kommune das e-Carsharing im ländlichen Raum attraktiver gestalten um eine häufigere und anwenderfreundlichere Nutzung zu realisieren?</text:p>
          </table:table-cell>
          <table:table-cell office:value-type="string" calcext:value-type="string">
            <text:p>Kelkheim liegt mit seinen etwa 30.000 Einwohnern im Main-Taunus-Kreis, inmitten der Metropolregion Frankfurt/Rhein-Main. Durch diese Nähe, auch zur Landeshauptstadt Wiesbaden, gibt es viele Auspendler mit eigenem PKW. </text:p>
            <text:p>In Kelkheim existiert bereits ein e-Carsharing-Angebot als Ankermodell am Rathaus. Während der Öffnungszeiten des Rathauses sind die beiden e-Autos (VW eGolf und Renault ZOE) für die Mitarbeiter der Verwaltung reserviert (Dienstgänge). Ab 16:00 Uhr täglich und am Wochenende steht das e-Carsharing auch den registrierten Bürgern zur Verfügung. Des Weiteren befindet sich eine öffentliche Ladesäule am Rathaus welche in Zukunft mit 2 Typ 2 Ladepunkten ausgestattet wird. Zurzeit ist noch einer der beiden Ladepunkte für den Renault ZOE belegt.</text:p>
          </table:table-cell>
          <table:table-cell office:value-type="string" calcext:value-type="string">
            <text:p>Bürger:innen, Mitarbeiter:innen</text:p>
          </table:table-cell>
          <table:table-cell office:value-type="string" calcext:value-type="string">
            <text:p>Verwaltung &amp; Politik – Kommunen</text:p>
          </table:table-cell>
          <table:table-cell office:value-type="string" calcext:value-type="string">
            <text:p>Stadt Kelkheim (Taunus)</text:p>
          </table:table-cell>
          <table:table-cell office:value-type="string" calcext:value-type="string">
            <text:p>Hessen</text:p>
          </table:table-cell>
          <table:table-cell office:value-type="float" office:value="65779" calcext:value-type="float">
            <text:p>65779</text:p>
          </table:table-cell>
          <table:table-cell office:value-type="string" calcext:value-type="string">
            <text:p>https://projecttogether.typeform.com/to/J2y3d590#herausforderungsid=100021</text:p>
          </table:table-cell>
          <table:table-cell table:number-columns-repeated="1015"/>
        </table:table-row>
        <table:table-row table:style-name="ro1">
          <table:table-cell office:value-type="float" office:value="100596" calcext:value-type="float">
            <text:p>100596</text:p>
          </table:table-cell>
          <table:table-cell office:value-type="string" calcext:value-type="string">
            <text:p>Wie können wir die Vereinsamung und Vereinzelung älterer und mobilitätseingeschränkter Menschen entgegenwirken, wenn sich der stationäre Handel, als Orte der Begegnung und sozialen Teilhabe, aus der Fläche zurückzieht und gleichzeitig die Versorgung weiter gesichert werden soll?</text:p>
          </table:table-cell>
          <table:table-cell table:number-columns-repeated="2"/>
          <table:table-cell office:value-type="string" calcext:value-type="string">
            <text:p>Verwaltung &amp; Politik – Kommunen</text:p>
          </table:table-cell>
          <table:table-cell office:value-type="string" calcext:value-type="string">
            <text:p>Stadt Köln</text:p>
          </table:table-cell>
          <table:table-cell office:value-type="string" calcext:value-type="string">
            <text:p>Nordrhein-Westfalen</text:p>
          </table:table-cell>
          <table:table-cell office:value-type="float" office:value="50679" calcext:value-type="float">
            <text:p>50679</text:p>
          </table:table-cell>
          <table:table-cell office:value-type="string" calcext:value-type="string">
            <text:p>https://projecttogether.typeform.com/to/J2y3d590#herausforderungsid=100596</text:p>
          </table:table-cell>
          <table:table-cell table:number-columns-repeated="1015"/>
        </table:table-row>
        <table:table-row table:style-name="ro1">
          <table:table-cell office:value-type="float" office:value="100593" calcext:value-type="float">
            <text:p>100593</text:p>
          </table:table-cell>
          <table:table-cell office:value-type="string" calcext:value-type="string">
            <text:p>Wie können wir Platz für Sharing-Angebote wie Fahrräder oder E-Scooter in der Stadt finden, ohne dass sie stören und wie können wir die Anbieter in die Lösung miteinbeziehen?</text:p>
          </table:table-cell>
          <table:table-cell table:number-columns-repeated="2"/>
          <table:table-cell office:value-type="string" calcext:value-type="string">
            <text:p>Verwaltung &amp; Politik – Kommunen</text:p>
          </table:table-cell>
          <table:table-cell office:value-type="string" calcext:value-type="string">
            <text:p>Stadt Köln</text:p>
          </table:table-cell>
          <table:table-cell office:value-type="string" calcext:value-type="string">
            <text:p>Nordrhein-Westfalen</text:p>
          </table:table-cell>
          <table:table-cell office:value-type="float" office:value="50679" calcext:value-type="float">
            <text:p>50679</text:p>
          </table:table-cell>
          <table:table-cell office:value-type="string" calcext:value-type="string">
            <text:p>https://projecttogether.typeform.com/to/J2y3d590#herausforderungsid=100593</text:p>
          </table:table-cell>
          <table:table-cell table:number-columns-repeated="1015"/>
        </table:table-row>
        <table:table-row table:style-name="ro1">
          <table:table-cell office:value-type="float" office:value="100592" calcext:value-type="float">
            <text:p>100592</text:p>
          </table:table-cell>
          <table:table-cell office:value-type="string" calcext:value-type="string">
            <text:p>Wie können wir das Vertrauen in einen “gesundheitssicheren” ÖPNV wiederherstellen und neue Anreize zur Nutzung schaffen, um die Verkehrswende erfolgreich weiter voranzubringen?</text:p>
          </table:table-cell>
          <table:table-cell table:number-columns-repeated="2"/>
          <table:table-cell office:value-type="string" calcext:value-type="string">
            <text:p>Verwaltung &amp; Politik – Kommunen</text:p>
          </table:table-cell>
          <table:table-cell office:value-type="string" calcext:value-type="string">
            <text:p>Stadt Köln</text:p>
          </table:table-cell>
          <table:table-cell office:value-type="string" calcext:value-type="string">
            <text:p>Nordrhein-Westfalen</text:p>
          </table:table-cell>
          <table:table-cell office:value-type="float" office:value="50679" calcext:value-type="float">
            <text:p>50679</text:p>
          </table:table-cell>
          <table:table-cell office:value-type="string" calcext:value-type="string">
            <text:p>https://projecttogether.typeform.com/to/J2y3d590#herausforderungsid=100592</text:p>
          </table:table-cell>
          <table:table-cell table:number-columns-repeated="1015"/>
        </table:table-row>
        <table:table-row table:style-name="ro1">
          <table:table-cell office:value-type="float" office:value="100594" calcext:value-type="float">
            <text:p>100594</text:p>
          </table:table-cell>
          <table:table-cell office:value-type="string" calcext:value-type="string">
            <text:p>Wie können wir den Herausforderungen in Pandemie-Zeiten im Einzelhandel begegnen und welche innovativen Konzepte lassen sich in die Post-Pandemie-Zeit übertragen?</text:p>
          </table:table-cell>
          <table:table-cell table:number-columns-repeated="2"/>
          <table:table-cell office:value-type="string" calcext:value-type="string">
            <text:p>Verwaltung &amp; Politik – Kommunen</text:p>
          </table:table-cell>
          <table:table-cell office:value-type="string" calcext:value-type="string">
            <text:p>Stadt Köln</text:p>
          </table:table-cell>
          <table:table-cell office:value-type="string" calcext:value-type="string">
            <text:p>Nordrhein-Westfalen</text:p>
          </table:table-cell>
          <table:table-cell office:value-type="float" office:value="50679" calcext:value-type="float">
            <text:p>50679</text:p>
          </table:table-cell>
          <table:table-cell office:value-type="string" calcext:value-type="string">
            <text:p>https://projecttogether.typeform.com/to/J2y3d590#herausforderungsid=100594</text:p>
          </table:table-cell>
          <table:table-cell table:number-columns-repeated="1015"/>
        </table:table-row>
        <table:table-row table:style-name="ro2">
          <table:table-cell office:value-type="float" office:value="100366" calcext:value-type="float">
            <text:p>100366</text:p>
          </table:table-cell>
          <table:table-cell office:value-type="string" calcext:value-type="string">
            <text:p>Wie können wir den aktuellen Ablauf/Stand der Verwaltungsleistungen für den Bürger transparenter machen? (z.B. aktueller Bearbeitungsstand des Antrags auf Kindertagesbetreuung oder Personalausweis, etc.)</text:p>
          </table:table-cell>
          <table:table-cell office:value-type="string" calcext:value-type="string">
            <text:p>Es gibt für jedes Produkt (Verwaltungsleistung) unterschiedliche gesetzliche sowie regionale Anforderungen. Lediglich die Bundesleistungen wie Personalausweis sind aufgrund des übertragenen Wirkungskreises in sämtlichen Kommunen identisch. Es gilt grundsätzlich zu unterscheiden zwischen übertragenen Aufgaben des Bundes oder des Landes und der eigenen Aufgaben einer Kommune. </text:p>
            <text:p>Wichtig ist, das hinter jedem Produkt auch meist ein Fachverfahren (Software) steckt, die für die Abwicklung notwendig ist. Dies ist z.B. in Bayern meist ein Produkt der AKDB oder Komuna. Nur mit Blick auf das "GANZE" macht die transparente Darstellung für den Bürger sinn.</text:p>
          </table:table-cell>
          <table:table-cell office:value-type="string" calcext:value-type="string">
            <text:p>Bürgerinnen und Bürger einer Gemeinde/Stadt</text:p>
          </table:table-cell>
          <table:table-cell office:value-type="string" calcext:value-type="string">
            <text:p>Verwaltung &amp; Politik – Kommunen</text:p>
          </table:table-cell>
          <table:table-cell office:value-type="string" calcext:value-type="string">
            <text:p>Stadt Landshut</text:p>
          </table:table-cell>
          <table:table-cell office:value-type="string" calcext:value-type="string">
            <text:p>Bayern</text:p>
          </table:table-cell>
          <table:table-cell office:value-type="float" office:value="84028" calcext:value-type="float">
            <text:p>84028</text:p>
          </table:table-cell>
          <table:table-cell office:value-type="string" calcext:value-type="string">
            <text:p>https://projecttogether.typeform.com/to/J2y3d590#herausforderungsid=100366</text:p>
          </table:table-cell>
          <table:table-cell table:number-columns-repeated="1015"/>
        </table:table-row>
        <table:table-row table:style-name="ro1">
          <table:table-cell office:value-type="float" office:value="100044" calcext:value-type="float">
            <text:p>100044</text:p>
          </table:table-cell>
          <table:table-cell office:value-type="string" calcext:value-type="string">
            <text:p>Wie können wir eine messbare, einheitlich anerkannte Bewertung der sozialen Wirkung von Sozialunternehmen finden?</text:p>
          </table:table-cell>
          <table:table-cell office:value-type="string" calcext:value-type="string">
            <text:p>-</text:p>
          </table:table-cell>
          <table:table-cell office:value-type="string" calcext:value-type="string">
            <text:p>Öffentliche Fördermittelgeber, Stiftungen, Allgemeinheit</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44</text:p>
          </table:table-cell>
          <table:table-cell table:number-columns-repeated="1015"/>
        </table:table-row>
        <table:table-row table:style-name="ro1">
          <table:table-cell office:value-type="float" office:value="100053" calcext:value-type="float">
            <text:p>100053</text:p>
          </table:table-cell>
          <table:table-cell office:value-type="string" calcext:value-type="string">
            <text:p>Wie können wir es schaffen, dass vulnerable Menschen oder Zeug*innen bei Übergriffen digital Hilfe verständigen können, ohne dass sie dies für die Außenwelt sichtbar machen (Silent Alarm), um sich nicht zu gefährden (Einsatzort wäre bspw. der ÖPNV)?</text:p>
          </table:table-cell>
          <table:table-cell office:value-type="string" calcext:value-type="string">
            <text:p>Wichtig ist die Niederschwelligkeit und Barrierefreiheit der Anwendung. Auch der Missbrauch (Stichworte Haftung und Kostenübernahme) sollte im Blick sein und gemeinsam mit den Sicherheitsbehörden diskutiert werden. Eine bundesweite Anwendung ist möglich.</text:p>
          </table:table-cell>
          <table:table-cell office:value-type="string" calcext:value-type="string">
            <text:p>Vulnerable Personengruppen (u.a. Menschen der queeren Community, Menschen mit Behinderungen, Frauen*, Menschen mit Migrations- und Fluchtgeschichte), die sich im öffentlichen Raum bewegen und potentielle Opfer von Hate Crime sind.</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53</text:p>
          </table:table-cell>
          <table:table-cell table:number-columns-repeated="1015"/>
        </table:table-row>
        <table:table-row table:style-name="ro1">
          <table:table-cell office:value-type="float" office:value="100043" calcext:value-type="float">
            <text:p>100043</text:p>
          </table:table-cell>
          <table:table-cell office:value-type="string" calcext:value-type="string">
            <text:p>Wie können wir es schaffen, dass bei öffentlichen Liefer- und Dienstleistungsaufträgen stärker nach den Grundsätzen der Vergabe in Hinblick auf soziale und umweltbezogene Aspekte vergeben wird?</text:p>
          </table:table-cell>
          <table:table-cell office:value-type="string" calcext:value-type="string">
            <text:p>Grundlage ist die Unterschwellenvergabeordnung – UVgO § 2 (3) (https://www.bmwi.de/Redaktion/DE/Downloads/U/unterschwellenvergabeordnung-uvgo.pdf?__blob=publicationFile&amp;v=6)</text:p>
          </table:table-cell>
          <table:table-cell office:value-type="string" calcext:value-type="string">
            <text:p>Behörden und Einrichtungen der öffentlichen Hand</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43</text:p>
          </table:table-cell>
          <table:table-cell table:number-columns-repeated="1015"/>
        </table:table-row>
        <table:table-row table:style-name="ro1">
          <table:table-cell office:value-type="float" office:value="100057" calcext:value-type="float">
            <text:p>100057</text:p>
          </table:table-cell>
          <table:table-cell office:value-type="string" calcext:value-type="string">
            <text:p>Wie können wir das Bewusstsein für das Leitbild 2030, in dem die Stadt Mannheim die Nachhaltigkeitsziele lokal gefasst hat, so schärfen &amp; in die Breite bringen, dass Politik, Verwaltung und Zivilgesellschaft gemeinsam an dessen Verwirklichung arbeiten?</text:p>
          </table:table-cell>
          <table:table-cell office:value-type="string" calcext:value-type="string">
            <text:p>Das Leitbild 2030 hat der Gemeinderat der Stadt Mannheim nach einem breiten Beteiligungsprozess im März 2019 beschlossen. Das Leitbild ist hier zu finden: https://www.mannheim.de/de/stadt-gestalten/leitbild-mannheim-2030</text:p>
          </table:table-cell>
          <table:table-cell office:value-type="string" calcext:value-type="string">
            <text:p>Stadtgesellschaft und die Beschäftigten der Stadtverwaltung Mannheim</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57</text:p>
          </table:table-cell>
          <table:table-cell table:number-columns-repeated="1015"/>
        </table:table-row>
        <table:table-row table:style-name="ro2">
          <table:table-cell office:value-type="float" office:value="100045" calcext:value-type="float">
            <text:p>100045</text:p>
          </table:table-cell>
          <table:table-cell office:value-type="string" calcext:value-type="string">
            <text:p>Wie können wir Menschen mit unterschiedlichen Arten von Behinderungen mit digitalen Beteiligungsformaten (z. B. Gruppenarbeit und Umfragetools in Videokonferenzen) erreichen und zur Beteiligung befähigen?</text:p>
          </table:table-cell>
          <table:table-cell office:value-type="string" calcext:value-type="string">
            <text:p>Mannheimer Beschluss zur Charta von Barcelona „Die Stadt und Menschen mit Behinderung“ (Nr. 420/2009) Aktionsplan zur Umsetzung der UN-Behindertenrechtskonvention für die Stadt Mannheim (Nr. 348/2011).</text:p>
            <text:p>Vorhandene Lösungsansätze können aus Datenschutzgründen nicht immer auf kommunaler Ebene eingesetzt werden (bspw. Google-Produkte wie Forms).</text:p>
          </table:table-cell>
          <table:table-cell office:value-type="string" calcext:value-type="string">
            <text:p>Alle Menschen mit unterschiedlichen Arten von Behinderungen, beispielsweise blinde und sehbehinderte Menschen, hörbereinträchtigte oder gehörlose Menschen, Menschen mit geistiger Behinderung, Menschen mit psychischen Behinderungen</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45</text:p>
          </table:table-cell>
          <table:table-cell table:number-columns-repeated="1015"/>
        </table:table-row>
        <table:table-row table:style-name="ro3">
          <table:table-cell office:value-type="float" office:value="100055" calcext:value-type="float">
            <text:p>100055</text:p>
          </table:table-cell>
          <table:table-cell office:value-type="string" calcext:value-type="string">
            <text:p>Wie können wir junge Student*innen und Young Professionals aus „tech-fremden“ Berufsfeldern für die Tech-Welt (digitale Berufsbilder, aktuelle Technologien) bzw. für den digitalen Aspekt der ausgewählten Berufe begeistern?</text:p>
          </table:table-cell>
          <table:table-cell office:value-type="string" calcext:value-type="string">
            <text:p>Für alle Berufsfelder wird das Thema Digitalisierung immer wichtiger. Außerdem tun sich auch in der Tech-Branche neue Berufsfelder mit Schnittstellen zu anderen Bereichen, z.B. SEA-Manager*in. In diesen Bereichen sind Frauen traditionell untervertreten.</text:p>
            <text:p/>
            <text:p>Im Rahmen der Umsetzung der „Europäischen Charta für die Gleichstellung von Frauen und Männern auf kommunaler und regionaler Ebene“ und des damit einhergehenden Gleichstellungsaktionsplans der Stadt Mannheim wurde hierzu eine Projektidee entwickelt.</text:p>
          </table:table-cell>
          <table:table-cell office:value-type="string" calcext:value-type="string">
            <text:p>Frauen in der Ausbildung, Studentinnen*, Young Professionals</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55</text:p>
          </table:table-cell>
          <table:table-cell table:number-columns-repeated="1015"/>
        </table:table-row>
        <table:table-row table:style-name="ro1">
          <table:table-cell office:value-type="float" office:value="100056" calcext:value-type="float">
            <text:p>100056</text:p>
          </table:table-cell>
          <table:table-cell office:value-type="string" calcext:value-type="string">
            <text:p>Wie können wir mit vorhandenen digitalen Möglichkeiten zu einer besseren gendergerechteren Personalentwicklung beitragen?</text:p>
          </table:table-cell>
          <table:table-cell office:value-type="string" calcext:value-type="string">
            <text:p>Unter die Einhaltung der Datenschutz verwenden die Kommunen / die Unternehmen ihre SAP-Daten und erstellen eine Equality Blanced Scorecard. <text:s/>Interner HRR mit umfassendem Datenmaterial, Erweiterung des HRR und den bestehenden Kennzahlen und Indikatoren.</text:p>
          </table:table-cell>
          <table:table-cell office:value-type="string" calcext:value-type="string">
            <text:p>Personal- und Organisationsentwickler*innen und Personalmanager*innen aller kommunalen Verwaltungen und Einrichtungen sowie gesamtgesellschaftlichen Wirtschaftsbereiche</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56</text:p>
          </table:table-cell>
          <table:table-cell table:number-columns-repeated="1015"/>
        </table:table-row>
        <table:table-row table:style-name="ro1">
          <table:table-cell office:value-type="float" office:value="100050" calcext:value-type="float">
            <text:p>100050</text:p>
          </table:table-cell>
          <table:table-cell office:value-type="string" calcext:value-type="string">
            <text:p>Wie können wir digitale Techniken nutzen, um den Museumsbesuch interaktiv und digital zu öffnen und unsere Objekte für die Öffentlichkeit und die Forschung bzw. Wissenschaft zu erschließen?</text:p>
          </table:table-cell>
          <table:table-cell office:value-type="string" calcext:value-type="string">
            <text:p>Schaffung einer gemeinsamen Plattform für Kulturakteure, die 3D-Objekte bzw. deren Daten zur Verfügung stellen wollen, ist Grundlage. Hierfür wird entsprechende Scantechnik (Kulturscanner und Personal) angeschafft und bereitgestellt.</text:p>
          </table:table-cell>
          <table:table-cell office:value-type="string" calcext:value-type="string">
            <text:p>Kultureinrichtungen, Kulturschaffende, Interessierte Öffentlichkeit, Forschungseinrichtungen</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50</text:p>
          </table:table-cell>
          <table:table-cell table:number-columns-repeated="1015"/>
        </table:table-row>
        <table:table-row table:style-name="ro1">
          <table:table-cell office:value-type="float" office:value="100046" calcext:value-type="float">
            <text:p>100046</text:p>
          </table:table-cell>
          <table:table-cell office:value-type="string" calcext:value-type="string">
            <text:p>Wie können wir auch in Zeiten von eingeschränkter Mobilität einen qualitätvollen und interaktiven digitalen Raum schaffen und ganze Schulklassen oder andere Besuchergruppen bei uns im Museum, das als wichtiger, außerschulischer Bildungsort fungiert, empfangen?</text:p>
          </table:table-cell>
          <table:table-cell office:value-type="string" calcext:value-type="string">
            <text:p>Schaffung der technischen Voraussetzungen in Hard- und Software zur aktiven Einbindung und dem breiten Austausch der Teilnehmer.</text:p>
          </table:table-cell>
          <table:table-cell office:value-type="string" calcext:value-type="string">
            <text:p>Insbesondere Schulen und Schulklassen (national und international) und weitere Bildungseinrichtungen, aber auch sonstige Besuchergruppen.</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46</text:p>
          </table:table-cell>
          <table:table-cell table:number-columns-repeated="1015"/>
        </table:table-row>
        <table:table-row table:style-name="ro1">
          <table:table-cell office:value-type="float" office:value="100054" calcext:value-type="float">
            <text:p>100054</text:p>
          </table:table-cell>
          <table:table-cell office:value-type="string" calcext:value-type="string">
            <text:p>Wie können wir durch Digitalisierungsprozesse die Sicherheit von Frauen und deren Teilnahme am öffentlichen Leben in den Nachtstunden verbessern?</text:p>
          </table:table-cell>
          <table:table-cell office:value-type="string" calcext:value-type="string">
            <text:p>Um eine kommunale Einführung und Förderung von FrauenNachtTaxis von A bis Z digital zu planen, muss der Prozess auf eine niedrigschwellige Nutzungsmöglichkeit, auf die Wahrung des Datenschutzes und auf digital abgestimmte Abläufe innerhalb der Verwaltung gestützt werden.</text:p>
          </table:table-cell>
          <table:table-cell office:value-type="string" calcext:value-type="string">
            <text:p>Frauen und Mädchen, die nachts unterwegs sind</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54</text:p>
          </table:table-cell>
          <table:table-cell table:number-columns-repeated="1015"/>
        </table:table-row>
        <table:table-row table:style-name="ro1">
          <table:table-cell office:value-type="float" office:value="100077" calcext:value-type="float">
            <text:p>100077</text:p>
          </table:table-cell>
          <table:table-cell office:value-type="string" calcext:value-type="string">
            <text:p>Wie können wir der breiten Zielgruppe der Kinder- und Jugendhilfe Informationen über unterstützende Angebote des Fachbereichs Jugendamt und Gesundheitsamt und der freien Träger digital, zuverlässig, niedrigschwellig und wohnortnah zur Verfügung stellen?</text:p>
          </table:table-cell>
          <table:table-cell office:value-type="string" calcext:value-type="string">
            <text:p>Maßnahmen und Angebote der Kinder- und Jugendhilfe basieren auf dem Kinder- und Jugendhilferecht (SGB VIII), Maßnahmen und Angebote der Gesundheitsprävention basieren auf dem Gesundheitsdienstgesetz (ÖGDG) und dem LGG</text:p>
          </table:table-cell>
          <table:table-cell office:value-type="string" calcext:value-type="string">
            <text:p>Werdende Eltern und Familien mit Kindern im Alter von 0 bis unter 27 Jahren, Personen mit besonderen Bedürfnissen, Fachkräfte der Kinder- und Jugendhilfe und der Gesundheitsprävention</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77</text:p>
          </table:table-cell>
          <table:table-cell table:number-columns-repeated="1015"/>
        </table:table-row>
        <table:table-row table:style-name="ro1">
          <table:table-cell office:value-type="float" office:value="100052" calcext:value-type="float">
            <text:p>100052</text:p>
          </table:table-cell>
          <table:table-cell office:value-type="string" calcext:value-type="string">
            <text:p>Wie können wir den Beitrag von Bürger*innen zum Lokalen Grünen Deal in den Städten sichtbar und relevant machen?</text:p>
          </table:table-cell>
          <table:table-cell office:value-type="string" calcext:value-type="string">
            <text:p>Die Stadt Mannheim entwickelt einen Lokalen Grünen Deal (LGD), um die Aktionsfelder des Europäischen Grünen Deals auf lokaler Ebene umzusetzen.</text:p>
          </table:table-cell>
          <table:table-cell office:value-type="string" calcext:value-type="string">
            <text:p>An alle Bürger*innen einer Stadt, mit besonderem Fokus auf Gewinnung von Bürger*innen, die sich bis jetzt nicht an Klimaschutz-Aktionen beteiligen</text:p>
          </table:table-cell>
          <table:table-cell office:value-type="string" calcext:value-type="string">
            <text:p>Verwaltung &amp; Politik – Kommunen</text:p>
          </table:table-cell>
          <table:table-cell office:value-type="string" calcext:value-type="string">
            <text:p>Stadt Mannheim</text:p>
          </table:table-cell>
          <table:table-cell office:value-type="string" calcext:value-type="string">
            <text:p>Baden-Württemberg</text:p>
          </table:table-cell>
          <table:table-cell office:value-type="float" office:value="68159" calcext:value-type="float">
            <text:p>68159</text:p>
          </table:table-cell>
          <table:table-cell office:value-type="string" calcext:value-type="string">
            <text:p>https://projecttogether.typeform.com/to/J2y3d590#herausforderungsid=100052</text:p>
          </table:table-cell>
          <table:table-cell table:number-columns-repeated="1015"/>
        </table:table-row>
        <table:table-row table:style-name="ro1">
          <table:table-cell office:value-type="float" office:value="100420" calcext:value-type="float">
            <text:p>100420</text:p>
          </table:table-cell>
          <table:table-cell office:value-type="string" calcext:value-type="string">
            <text:p>Wie können wir sicherstellen, dass die Kommunen wissen, welche Daten sie von Bürger:innen gespeichert haben und schnell auskunftsfähig sind?</text:p>
          </table:table-cell>
          <table:table-cell/>
          <table:table-cell office:value-type="string" calcext:value-type="string">
            <text:p>Bürger:innen, Verwaltung</text:p>
          </table:table-cell>
          <table:table-cell office:value-type="string" calcext:value-type="string">
            <text:p>Verwaltung &amp; Politik – Kommunen</text:p>
          </table:table-cell>
          <table:table-cell office:value-type="string" calcext:value-type="string">
            <text:p>Stadt Sindelfingen</text:p>
          </table:table-cell>
          <table:table-cell office:value-type="string" calcext:value-type="string">
            <text:p>Baden-Württemberg</text:p>
          </table:table-cell>
          <table:table-cell office:value-type="float" office:value="71063" calcext:value-type="float">
            <text:p>71063</text:p>
          </table:table-cell>
          <table:table-cell office:value-type="string" calcext:value-type="string">
            <text:p>https://projecttogether.typeform.com/to/J2y3d590#herausforderungsid=100420</text:p>
          </table:table-cell>
          <table:table-cell table:number-columns-repeated="1015"/>
        </table:table-row>
        <table:table-row table:style-name="ro1">
          <table:table-cell office:value-type="float" office:value="100407" calcext:value-type="float">
            <text:p>100407</text:p>
          </table:table-cell>
          <table:table-cell office:value-type="string" calcext:value-type="string">
            <text:p>Wie können wir Beschlüsse des Gemeinderats für die Bürger:innen erlebbarer, einfacher auffindbar und transparenter machen (z.B. durch geografische Darstellung oder thematische Clusterung)?</text:p>
          </table:table-cell>
          <table:table-cell office:value-type="string" calcext:value-type="string">
            <text:p>Beschlüsse von Gemeinderäten sind in der Regel nur chronologisch abrufbar. Um Beschlüsse zu finden, müssen Bürger:innen entweder das Beschlussdatum oder den genauen Titel der Beschlussvorlage kennen. Es ist nicht möglich, Beschlüsse z.b. für das Quartier, in dem jemand wohnt, gesammelt anzuzeigen. Es ist ebenfalls nicht möglich z.B. thematisch zu clustern (z.B. "zeige alle Beschlüsse, die KiTas berteffen"). Die verwendeten Ratsinformationssysteme haben in der Regel Schnittstellen, um die darin enthaltenen Informationen für externe Informationsplattformen zur Verfügung zu stellen.</text:p>
          </table:table-cell>
          <table:table-cell office:value-type="string" calcext:value-type="string">
            <text:p>Bürger:innen, Stadtverwaltung, Gemeinderat</text:p>
          </table:table-cell>
          <table:table-cell office:value-type="string" calcext:value-type="string">
            <text:p>Verwaltung &amp; Politik – Kommunen</text:p>
          </table:table-cell>
          <table:table-cell office:value-type="string" calcext:value-type="string">
            <text:p>Stadt Sindelfingen</text:p>
          </table:table-cell>
          <table:table-cell office:value-type="string" calcext:value-type="string">
            <text:p>Baden-Württemberg</text:p>
          </table:table-cell>
          <table:table-cell office:value-type="float" office:value="71063" calcext:value-type="float">
            <text:p>71063</text:p>
          </table:table-cell>
          <table:table-cell office:value-type="string" calcext:value-type="string">
            <text:p>https://projecttogether.typeform.com/to/J2y3d590#herausforderungsid=100407</text:p>
          </table:table-cell>
          <table:table-cell table:number-columns-repeated="1015"/>
        </table:table-row>
        <table:table-row table:style-name="ro1">
          <table:table-cell office:value-type="float" office:value="100049" calcext:value-type="float">
            <text:p>100049</text:p>
          </table:table-cell>
          <table:table-cell office:value-type="string" calcext:value-type="string">
            <text:p>Wie können wir die lokalen Interessensgruppen (Handwerker, Einzelhändler, Gastronomen, Dienstleister etc.) für eine einheitliche Infrastruktur auf Open Source- und Open API-Basis begeistern, umso einen Mehrwert für alle zu schaffen?</text:p>
          </table:table-cell>
          <table:table-cell office:value-type="string" calcext:value-type="string">
            <text:p>Als Stadt Solingen bauen wir eine Open Smart City Infrastruktur mit digitalen Kanälen (App, Stelen, HP, etc.) auf. Diese bietet die Grundlage für eine einheitliche Informationsbasis und ermöglicht den Ausbau zu einem stadtgesellschaftlichen ganzheitlichen Ansatz.</text:p>
          </table:table-cell>
          <table:table-cell office:value-type="string" calcext:value-type="string">
            <text:p>Einzelhändler, Handwerker, Gastronomen, Dienstleister etc. sowie Kundinnen und Kunden, Kunst- / Kulturscene, Manufakturen, Bürger*innen, Fremde leiten und animieren…</text:p>
          </table:table-cell>
          <table:table-cell office:value-type="string" calcext:value-type="string">
            <text:p>Verwaltung &amp; Politik – Kommunen</text:p>
          </table:table-cell>
          <table:table-cell office:value-type="string" calcext:value-type="string">
            <text:p>Stadt Solingen</text:p>
          </table:table-cell>
          <table:table-cell office:value-type="string" calcext:value-type="string">
            <text:p>Nordrhein-Westfalen</text:p>
          </table:table-cell>
          <table:table-cell office:value-type="float" office:value="42651" calcext:value-type="float">
            <text:p>42651</text:p>
          </table:table-cell>
          <table:table-cell office:value-type="string" calcext:value-type="string">
            <text:p>https://projecttogether.typeform.com/to/J2y3d590#herausforderungsid=100049</text:p>
          </table:table-cell>
          <table:table-cell table:number-columns-repeated="1015"/>
        </table:table-row>
        <table:table-row table:style-name="ro1">
          <table:table-cell office:value-type="float" office:value="100009" calcext:value-type="float">
            <text:p>100009</text:p>
          </table:table-cell>
          <table:table-cell office:value-type="string" calcext:value-type="string">
            <text:p>Wie können wir "politikferne Gruppen" besser über politische Entscheidungen informieren und an politischen Entscheidungsprozessen beteiligen?</text:p>
          </table:table-cell>
          <table:table-cell office:value-type="string" calcext:value-type="string">
            <text:p>Ein wachsender Teil der Bevölkerung in Deutschland gilt als "politikfern". Dies äußert sich in geringem politischen Interesse und der wenig ausgeprägten Beteiligung an politischen Entscheidungsprozessen. Dies ist nicht nur mit Blick auf die Wahlbeteiligung ein Problem, sondern auch hinsichtlich der in den letzten Jahren gewachsenen "Beteiligungskultur" auf kommunaler Ebene. Viele Städte und Gemeinden setzen mittlerweile regelmäßig auf Bürgerbeteiligung bei großen Vorhaben, wie z.B. neuen Wohnquartieren. An den Beteiligungsangeboten nehmen allerdings zum überwiegenden Teil nur die "üblichen Verdächtigen" teil, die über die Zeit, entsprechende politische Vorbildung und oft auch einen höheren formalen Bildungshintergrund verfügen.</text:p>
          </table:table-cell>
          <table:table-cell office:value-type="string" calcext:value-type="string">
            <text:p>Kommunalverwaltungen als Gestalter von Beteiligungsprozessen, Bürger:innen</text:p>
          </table:table-cell>
          <table:table-cell office:value-type="string" calcext:value-type="string">
            <text:p>Verwaltung &amp; Politik – Kommunen</text:p>
          </table:table-cell>
          <table:table-cell office:value-type="string" calcext:value-type="string">
            <text:p>Stadt Tengen</text:p>
          </table:table-cell>
          <table:table-cell office:value-type="string" calcext:value-type="string">
            <text:p>Baden-Württemberg</text:p>
          </table:table-cell>
          <table:table-cell office:value-type="float" office:value="78250" calcext:value-type="float">
            <text:p>78250</text:p>
          </table:table-cell>
          <table:table-cell office:value-type="string" calcext:value-type="string">
            <text:p>https://projecttogether.typeform.com/to/J2y3d590#herausforderungsid=100009</text:p>
          </table:table-cell>
          <table:table-cell table:number-columns-repeated="1015"/>
        </table:table-row>
        <table:table-row table:style-name="ro1">
          <table:table-cell office:value-type="float" office:value="100070" calcext:value-type="float">
            <text:p>100070</text:p>
          </table:table-cell>
          <table:table-cell office:value-type="string" calcext:value-type="string">
            <text:p>Wie können wir besser über kommunale Projekte/Vorhaben informieren und Bürger:innen in Entwicklung und Umsetzung der Projekte einbinden?</text:p>
          </table:table-cell>
          <table:table-cell/>
          <table:table-cell office:value-type="string" calcext:value-type="string">
            <text:p>Kommunalverwaltungen, Bürger:innen, Zivilgesellschaft</text:p>
          </table:table-cell>
          <table:table-cell office:value-type="string" calcext:value-type="string">
            <text:p>Verwaltung &amp; Politik – Kommunen</text:p>
          </table:table-cell>
          <table:table-cell office:value-type="string" calcext:value-type="string">
            <text:p>Stadt Tengen</text:p>
          </table:table-cell>
          <table:table-cell office:value-type="string" calcext:value-type="string">
            <text:p>Baden-Württemberg</text:p>
          </table:table-cell>
          <table:table-cell office:value-type="float" office:value="78250" calcext:value-type="float">
            <text:p>78250</text:p>
          </table:table-cell>
          <table:table-cell office:value-type="string" calcext:value-type="string">
            <text:p>https://projecttogether.typeform.com/to/J2y3d590#herausforderungsid=100070</text:p>
          </table:table-cell>
          <table:table-cell table:number-columns-repeated="1015"/>
        </table:table-row>
        <table:table-row table:style-name="ro1">
          <table:table-cell office:value-type="float" office:value="100008" calcext:value-type="float">
            <text:p>100008</text:p>
          </table:table-cell>
          <table:table-cell office:value-type="string" calcext:value-type="string">
            <text:p>Wie können wir Kommunen – insbesondere auch kleinere und mittlere – dabei unterstützen, dass sie ein CO2-Budget/Carbon Budget als zentrales Steuerungsinstrument einführen, ohne dass es dafür eine dauerhafte externe Beratung/Unterstützung braucht?</text:p>
          </table:table-cell>
          <table:table-cell office:value-type="string" calcext:value-type="string">
            <text:p>Zur Erreichung der Klimaziele muss die Gesamtmenge an klimawirksamen Emissionen begrenzt werden – weltweit, national und auf kommunaler Ebene. Als Instrument dafür haben sich CO2-Budgets etabliert, die definieren, wie viel CO2 z.B. eine Stadt noch verbrauchen darf. Das CO2-Budget wird jährlich fortgeschrieben und jede Maßnahme mit Blick auf ihre klimawirksamen Emissionen bewertet. So können Entscheidungsträger einschätzen, welche Klimafolgen ihre Projekte (z.B. neue Straße) haben und abwägen – wie bei der Haushaltsberatung auch – welche Projekte noch innerhalb des CO2-Budgets möglich sind. Die Erstellung von CO2-Budgets und die Klimafolgen-Bewertung von Projekten ist aufwändig, so dass dies fast nur in Großstädten mit entsprechenden Ressourcen und/oder externer Beratung umgesetzt wurde.</text:p>
          </table:table-cell>
          <table:table-cell office:value-type="string" calcext:value-type="string">
            <text:p>Kommunalverwaltungen</text:p>
          </table:table-cell>
          <table:table-cell office:value-type="string" calcext:value-type="string">
            <text:p>Verwaltung &amp; Politik – Kommunen</text:p>
          </table:table-cell>
          <table:table-cell office:value-type="string" calcext:value-type="string">
            <text:p>Stadt Tengen</text:p>
          </table:table-cell>
          <table:table-cell office:value-type="string" calcext:value-type="string">
            <text:p>Baden-Württemberg</text:p>
          </table:table-cell>
          <table:table-cell office:value-type="float" office:value="78250" calcext:value-type="float">
            <text:p>78250</text:p>
          </table:table-cell>
          <table:table-cell office:value-type="string" calcext:value-type="string">
            <text:p>https://projecttogether.typeform.com/to/J2y3d590#herausforderungsid=100008</text:p>
          </table:table-cell>
          <table:table-cell table:number-columns-repeated="1015"/>
        </table:table-row>
        <table:table-row table:style-name="ro2">
          <table:table-cell office:value-type="float" office:value="100700" calcext:value-type="float">
            <text:p>100700</text:p>
          </table:table-cell>
          <table:table-cell office:value-type="string" calcext:value-type="string">
            <text:p>Wie können wir Beteiligungsprozesse gestalten, um schwer erreichbare Zielgruppen bestmöglich zu inkludieren?</text:p>
          </table:table-cell>
          <table:table-cell office:value-type="string" calcext:value-type="string">
            <text:p>Bei den Teilnehmenden an Beteiligungsprozessen findet sich meist kein Querschnitt der Gesellschaft. Partizipation ist sozial selektiv hinsichtlich Bildung, Geschlecht, Alter, sozialer Herkunft und Bildungsgrad. Gründe können Sprachbarrieren (Fremd- oder Fachsprache), mangelndes Vertrauen in die eigene Wirkungsmacht, die Politik allgemein oder auch einfach falsch gestaltete Beteiligungsangebote sein. Das kann dazu führen, dass Perspektiven und Anliegen vieler Bürger*innen vergessen werden. Onlinepartizipation hat dieses Phänomen verschärft statt verbessert. </text:p>
            <text:p>Die Einbindung aller Zielgruppen ist aber enorm wichtig! Daher müssen wir herausfinden, wie wir Beteiligungsprozesse so gestalten, dass sie zu einer diversen und vielfältigen Beteiligung und entsprechenden Ergebnissen führen.</text:p>
          </table:table-cell>
          <table:table-cell office:value-type="string" calcext:value-type="string">
            <text:p>Wir wünschen uns eine diverse und vielfältige Teilnahme unterschiedlichster Menschen, um Ideen aus allen Zielgruppen zu sammeln. Auch Vertreter*innen, Multiplikator*innen, Expert*innen aus den Zielgruppen sind explizit angesprochen.</text:p>
          </table:table-cell>
          <table:table-cell office:value-type="string" calcext:value-type="string">
            <text:p>Verwaltung &amp; Politik – Kommunen</text:p>
          </table:table-cell>
          <table:table-cell office:value-type="string" calcext:value-type="string">
            <text:p>Stadt Wolfsburg</text:p>
          </table:table-cell>
          <table:table-cell office:value-type="string" calcext:value-type="string">
            <text:p>Niedersachsen</text:p>
          </table:table-cell>
          <table:table-cell office:value-type="float" office:value="38440" calcext:value-type="float">
            <text:p>38440</text:p>
          </table:table-cell>
          <table:table-cell office:value-type="string" calcext:value-type="string">
            <text:p>https://projecttogether.typeform.com/to/J2y3d590#herausforderungsid=100700</text:p>
          </table:table-cell>
          <table:table-cell table:number-columns-repeated="1015"/>
        </table:table-row>
        <table:table-row table:style-name="ro5">
          <table:table-cell office:value-type="float" office:value="100201" calcext:value-type="float">
            <text:p>100201</text:p>
          </table:table-cell>
          <table:table-cell office:value-type="string" calcext:value-type="string">
            <text:p>Wie können wir das Mobilitätsbedürfnis auf den Umweltverbund lenken? Welche Angebote und Services müssen geschaffen werden? Wie können Reiseziele mit multimodalen Angeboten erreicht und welche Kundenanforderungen müssen berücksichtigt werden (Qualität, Komfort etc.)?</text:p>
          </table:table-cell>
          <table:table-cell office:value-type="string" office:string-value="Berücksichtigung finden müssen:&#10;•Rechtliche Normen: ÖPNV-Gesetz, Personenbeförderungsgesetz&#10;•Verkehrsverbünde, insb. VRR&#10;•Digitale Anwendungen, insb. „Meine WSW“, WSW move, „Hol mich! App“, Bliggit&#10;•Services und Funktionalitäten, die ggf. noch zu entwickeln sind:&#10;oIntermodale Information/Buchungen&#10;oPayment/Abrechnung&#10;oEtc.&#10;Status quo der Mobilitätsangebote im Umweltverbund muss berücksichtigt werden:&#10;•ÖPNV-Angebot (Bus und Bahn)&#10;•On-Demand-Verkehrsangebot&#10;•E-Bike-Sharing&#10;•Mobilstationen Stadt und VRR" calcext:value-type="string">
            <text:p>Berücksichtigung finden müssen:</text:p>
            <text:p>•Rechtliche Normen: ÖPNV-Gesetz, Personenbeförderungsgesetz</text:p>
            <text:p>•Verkehrsverbünde, insb. VRR</text:p>
            <text:p>•Digitale Anwendungen, insb. „Meine WSW“, WSW move, „Hol mich! App“, Bliggit</text:p>
            <text:p>•Services und Funktionalitäten, die ggf. noch zu entwickeln sind:</text:p>
            <text:p>oIntermodale Information/Buchungen</text:p>
            <text:p>oPayment/Abrechnung</text:p>
            <text:p>oEtc.</text:p>
            <text:p>Status quo der Mobilitätsangebote im Umweltverbund muss berücksichtigt werden:</text:p>
            <text:p>•ÖPNV-Angebot (Bus und Bahn)</text:p>
            <text:p>•On-Demand-Verkehrsangebot</text:p>
            <text:p>•E-Bike-Sharing</text:p>
            <text:p>•Mobilstationen Stadt und VRR</text:p>
          </table:table-cell>
          <table:table-cell office:value-type="string" calcext:value-type="string">
            <text:p>Administration: Kommunen, Landkreise, Verkehrsverbünde, ÖPNV/Mobilitätsanbieter und Bundesländer. Zu Gute kommen würde das Ergebnis den Bürgerinnen und Bürgern, die auf nachhaltige Mobilitätsformen ohne Einschränkung des Komforts setzen wollen.</text:p>
          </table:table-cell>
          <table:table-cell office:value-type="string" calcext:value-type="string">
            <text:p>Verwaltung &amp; Politik – Kommunen</text:p>
          </table:table-cell>
          <table:table-cell office:value-type="string" calcext:value-type="string">
            <text:p>Stadt Wuppertal</text:p>
          </table:table-cell>
          <table:table-cell office:value-type="string" calcext:value-type="string">
            <text:p>Nordrhein-Westfalen</text:p>
          </table:table-cell>
          <table:table-cell office:value-type="float" office:value="42275" calcext:value-type="float">
            <text:p>42275</text:p>
          </table:table-cell>
          <table:table-cell office:value-type="string" calcext:value-type="string">
            <text:p>https://projecttogether.typeform.com/to/J2y3d590#herausforderungsid=100201</text:p>
          </table:table-cell>
          <table:table-cell table:number-columns-repeated="1015"/>
        </table:table-row>
        <table:table-row table:style-name="ro2">
          <table:table-cell office:value-type="float" office:value="100090" calcext:value-type="float">
            <text:p>100090</text:p>
          </table:table-cell>
          <table:table-cell office:value-type="string" calcext:value-type="string">
            <text:p>Wie können wir die unterschiedlichen Mobilitätsangebote sinnvoll im physischen Raum verteilen und vor allem in Bezug auf Suche, Buchung und Abrechnung attraktiv über regionale Grenzen hinweg verknüpfen?</text:p>
          </table:table-cell>
          <table:table-cell office:value-type="string" calcext:value-type="string">
            <text:p>In diesem Themenfeld stehen aktuell noch einige gesetzliche Rahmenbedingungen des ÖPNV einer Lösung entgegen. Zudem Bedarf es einer einheitlichen Abrechnungsstruktur im Hintergrund, die aktuell noch nicht existiert...</text:p>
            <text:p>Geplante Mobilstationen der Stadt und des VRR müssen berücksichtigt werden.</text:p>
          </table:table-cell>
          <table:table-cell office:value-type="string" calcext:value-type="string">
            <text:p>Administriert werden müsste der Lösungsansatz von Kommunen, Landkreisen, Verkehrsverbünden und Bundesländern. Zu Gute kommen würde das Ergebnis den Bürgerinnen und Bürgern, die auf nachhaltige Mobilitätsformen ohne Einschränkung des Komforts setzen wollen</text:p>
          </table:table-cell>
          <table:table-cell office:value-type="string" calcext:value-type="string">
            <text:p>Verwaltung &amp; Politik – Kommunen</text:p>
          </table:table-cell>
          <table:table-cell office:value-type="string" calcext:value-type="string">
            <text:p>Stadt Wuppertal</text:p>
          </table:table-cell>
          <table:table-cell office:value-type="string" calcext:value-type="string">
            <text:p>Nordrhein-Westfalen</text:p>
          </table:table-cell>
          <table:table-cell office:value-type="float" office:value="42275" calcext:value-type="float">
            <text:p>42275</text:p>
          </table:table-cell>
          <table:table-cell office:value-type="string" calcext:value-type="string">
            <text:p>https://projecttogether.typeform.com/to/J2y3d590#herausforderungsid=100090</text:p>
          </table:table-cell>
          <table:table-cell table:number-columns-repeated="1015"/>
        </table:table-row>
        <table:table-row table:style-name="ro3">
          <table:table-cell office:value-type="float" office:value="100091" calcext:value-type="float">
            <text:p>100091</text:p>
          </table:table-cell>
          <table:table-cell office:value-type="string" calcext:value-type="string">
            <text:p>Wie können wir Bürger*innen mit Hilfe digitaler Technik, z.B. CityPlattformen wie Bliggit in Wuppertal, bei unentgeltlicher Nachbarschaftshilfe in einer Stadt besser miteinander verbinden?</text:p>
          </table:table-cell>
          <table:table-cell office:value-type="string" calcext:value-type="string">
            <text:p>Nachbarschaftshilfe ist ein immer stärker nachgefragtes Thema. Nicht nur Senior*innen profitieren davon, dass sie länger im gewohnten Umfeld leben können, wenn Nachbar*innen z.B. bei den täglichen Besorgungen unterstützend unter die Arme greifen. Auch andere Menschen mit Einschränkungen oder auch Eltern können bei dem Angebot gewinnen.</text:p>
            <text:p>Derzeit werden Portale wie ebay-Kleinanzeigen zweckentfremdet, um die Menschen lokal zusammenzubringen. Es gibt aber auch deutschlandweite Portale wie nebenan.de. Mindestens eine Ergänzung, wenn nicht sogar Verbesserung des Angebots wäre eine Erweiterung integrierter CityPlattformen wie Bliggit um ein Modul Nachbarschaftshilfe.</text:p>
            <text:p>Die Plattform-Erweiterung müsste das Angebot über offene Schnittstellen bereitstellen.</text:p>
          </table:table-cell>
          <table:table-cell office:value-type="string" calcext:value-type="string">
            <text:p>Alle Bürger*innen, die in einer Stadt leben, APP-Betreiber, Stadtverwaltungen</text:p>
          </table:table-cell>
          <table:table-cell office:value-type="string" calcext:value-type="string">
            <text:p>Verwaltung &amp; Politik – Kommunen</text:p>
          </table:table-cell>
          <table:table-cell office:value-type="string" calcext:value-type="string">
            <text:p>Stadt Wuppertal</text:p>
          </table:table-cell>
          <table:table-cell office:value-type="string" calcext:value-type="string">
            <text:p>Nordrhein-Westfalen</text:p>
          </table:table-cell>
          <table:table-cell office:value-type="float" office:value="42275" calcext:value-type="float">
            <text:p>42275</text:p>
          </table:table-cell>
          <table:table-cell office:value-type="string" calcext:value-type="string">
            <text:p>https://projecttogether.typeform.com/to/J2y3d590#herausforderungsid=100091</text:p>
          </table:table-cell>
          <table:table-cell table:number-columns-repeated="1015"/>
        </table:table-row>
        <table:table-row table:style-name="ro3">
          <table:table-cell office:value-type="float" office:value="100088" calcext:value-type="float">
            <text:p>100088</text:p>
          </table:table-cell>
          <table:table-cell office:value-type="string" calcext:value-type="string">
            <text:p>Wie können wir unsere Innenstädte revitalisieren und wie können existierende CityAPPs (z.B. Bliggit in Wuppertal) dabei unterstützen? Auch die Bedürfnisse von Menschen mit Behinderung (Barrierefreiheit) und der Klimaschutz sollten Eingang in die Überlegungen finden.</text:p>
          </table:table-cell>
          <table:table-cell office:value-type="string" calcext:value-type="string">
            <text:p>Die Attraktivität der deutschen Innenstädte leidet seit Jahren. Die Entwicklung hat sich durch die Covid-19-Pandemie deutlich verschärft. Es gilt, neue Konzepte zur Revitalisierung der Innenstädte zu entwerfen, die nicht nur den dort ansässigen Einzelhandel stärken, sondern z.B. auch die Wohnattraktivität. Das 15-Minuten-Quartier ist ein solcher Ansatz, wie er in Paris umgesetzt und auch in Wuppertal verfolgt wird. </text:p>
            <text:p>Es gilt erstens Ideen und Konzepte für die Revitalisierung der Innenstädte zu entwickeln und zweitens solche Ideen und Konzepte auch so aufzubereiten, dass sie in vielfach vorhandene CityAPPs integriert werden können. </text:p>
            <text:p>CityAPPs, so auch Bliggit, verfügen vielfach über offene Schnittstellen, über die zusätzliche Funktionen eingebunden werden können.</text:p>
          </table:table-cell>
          <table:table-cell office:value-type="string" calcext:value-type="string">
            <text:p>Die Lösungsansätze richten sich an •<text:tab/>Alle Bürger*innen, die in einer Stadt bzw. einem Quartier leben, •<text:tab/>Einzelhandel, Gewerbe, Freiberufler, •<text:tab/>APP-Betreiber, •<text:tab/>Stadtverwaltungen</text:p>
          </table:table-cell>
          <table:table-cell office:value-type="string" calcext:value-type="string">
            <text:p>Verwaltung &amp; Politik – Kommunen</text:p>
          </table:table-cell>
          <table:table-cell office:value-type="string" calcext:value-type="string">
            <text:p>Stadt Wuppertal</text:p>
          </table:table-cell>
          <table:table-cell office:value-type="string" calcext:value-type="string">
            <text:p>Nordrhein-Westfalen</text:p>
          </table:table-cell>
          <table:table-cell office:value-type="float" office:value="42275" calcext:value-type="float">
            <text:p>42275</text:p>
          </table:table-cell>
          <table:table-cell office:value-type="string" calcext:value-type="string">
            <text:p>https://projecttogether.typeform.com/to/J2y3d590#herausforderungsid=100088</text:p>
          </table:table-cell>
          <table:table-cell table:number-columns-repeated="1015"/>
        </table:table-row>
        <table:table-row table:style-name="ro1">
          <table:table-cell office:value-type="float" office:value="100820" calcext:value-type="float">
            <text:p>100820</text:p>
          </table:table-cell>
          <table:table-cell office:value-type="string" calcext:value-type="string">
            <text:p>Wie können wir verständlich machen, welchen ökologischen Fußabdruck der Lebenszyklus (Errichtung, Nutzung, Rückbau) eines Gebäudes hinterlässt und durch welche Parameter dieser beeinflusst wird und welche <text:s/>Kosten (€ über den Lebenszyklus, intern und extern) damit verbunden sind.</text:p>
          </table:table-cell>
          <table:table-cell/>
          <table:table-cell office:value-type="string" calcext:value-type="string">
            <text:p>Eigentümer von Gebäuden, die noch nicht klimaneutral sind und Bauwillige</text:p>
          </table:table-cell>
          <table:table-cell office:value-type="string" calcext:value-type="string">
            <text:p>Verwaltung &amp; Politik – Kommunen</text:p>
          </table:table-cell>
          <table:table-cell office:value-type="string" calcext:value-type="string">
            <text:p>Stadt Würzburg</text:p>
          </table:table-cell>
          <table:table-cell office:value-type="string" calcext:value-type="string">
            <text:p>Bayern</text:p>
          </table:table-cell>
          <table:table-cell office:value-type="float" office:value="97082" calcext:value-type="float">
            <text:p>97082</text:p>
          </table:table-cell>
          <table:table-cell office:value-type="string" calcext:value-type="string">
            <text:p>https://projecttogether.typeform.com/to/J2y3d590#herausforderungsid=100820</text:p>
          </table:table-cell>
          <table:table-cell table:number-columns-repeated="1015"/>
        </table:table-row>
        <table:table-row table:style-name="ro6">
          <table:table-cell office:value-type="float" office:value="100236" calcext:value-type="float">
            <text:p>100236</text:p>
          </table:table-cell>
          <table:table-cell office:value-type="string" calcext:value-type="string">
            <text:p>Wie schaffen wir es (junge) Frauen stärker für kommunalpolitische Ämter mit Verantwortung zu gewinnen?</text:p>
          </table:table-cell>
          <table:table-cell office:value-type="string" calcext:value-type="string">
            <text:p>Gründe, weshalb jung Frauen weniger für das Amt kandidieren: </text:p>
            <text:p>- Frauen müssen sich oft stärkeren Anfeindungen aussetzen (Frauenhass und Hetze sind bekanntes Problem)</text:p>
            <text:p>- Frauen werden häufig auf das Äußere reduziert (Kleidung, Haarschnitt). Das führt dazu, dass Frauen sich meist stärker behaupten und rechtfertigen müssen. </text:p>
            <text:p>- Rollenverteilung leider immer noch in Köpfen verankert ((beleidigende) Klischees sind: Frauen an den Herd, Frauen müssen Kinder erziehen etc.)</text:p>
            <text:p>- Ämter mit Verantwortung (BMin, OBin, Landrätin, Abteilungsleiterin) sind wenig attraktiv, da sie 1. oft mit unflexiblen Arbeitszeiten verbunden sind (Problem für Vereinbarkeit Beruf und Familie, Hobbies, Ehrenamt), 2. eingefahrene (Verwaltungs)Strukturen mit sich bringen, die nicht aufgebrochen werden wollen</text:p>
          </table:table-cell>
          <table:table-cell office:value-type="string" calcext:value-type="string">
            <text:p>(Junge) Frauen, alle Kommunen</text:p>
          </table:table-cell>
          <table:table-cell office:value-type="string" calcext:value-type="string">
            <text:p>Verwaltung &amp; Politik – Kommunen</text:p>
          </table:table-cell>
          <table:table-cell office:value-type="string" calcext:value-type="string">
            <text:p>Städtetag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236</text:p>
          </table:table-cell>
          <table:table-cell table:number-columns-repeated="1015"/>
        </table:table-row>
        <table:table-row table:style-name="ro1">
          <table:table-cell office:value-type="float" office:value="100516" calcext:value-type="float">
            <text:p>100516</text:p>
          </table:table-cell>
          <table:table-cell office:value-type="string" calcext:value-type="string">
            <text:p>Wie können wir Freiwilligen-Engagement im deutschen Sport durch Digitalisierung fördern? Wie gelingt es, Sportveranstalter und -vereine mit Menschen zu vernetzen, die sich engagieren wollen?</text:p>
          </table:table-cell>
          <table:table-cell office:value-type="string" calcext:value-type="string">
            <text:p>Die meisten Sportveranstaltungen in Deutschland können ohne Freiwillige nicht stattfinden. Doch es gibt keine veranstaltungsübergreifende Organisation, die Sportveranstalter und Volunteers miteinander vernetzt und Freiwilligeneinsätze zu organisieren hilft. Für Sportverbände und -vereine wird es immer schwieriger, ausreichend Volunteers zu finden und ihren Einsatz so zu organisieren, dass einerseits Sicherheits- und Datenschutzvorgaben eingehalten und andererseits die gestiegenen Erwartungen der Volunteers erfüllt werden. Viele Menschen, die gerne bei Sportveranstaltungen helfen würden, sind heute nicht mehr in Vereinen organisiert und wollen sich lieber spontan und projektbezogen engagieren. Für sie gibt es keine zentrale Anlaufstelle, um geeignete Einsatzmöglichkeiten zu finden.</text:p>
          </table:table-cell>
          <table:table-cell office:value-type="string" calcext:value-type="string">
            <text:p>Volunteers, Helfer:innen, die sich gerne als Volunteer engagieren, sowie Sportler:innen, Sportvereine, Sportverbände, Sportveranstalter</text:p>
          </table:table-cell>
          <table:table-cell office:value-type="string" calcext:value-type="string">
            <text:p>Verwaltung &amp; Politik – Länder</text:p>
          </table:table-cell>
          <table:table-cell office:value-type="string" calcext:value-type="string">
            <text:p>Städtetag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516</text:p>
          </table:table-cell>
          <table:table-cell table:number-columns-repeated="1015"/>
        </table:table-row>
        <table:table-row table:style-name="ro1">
          <table:table-cell office:value-type="float" office:value="100169" calcext:value-type="float">
            <text:p>100169</text:p>
          </table:table-cell>
          <table:table-cell office:value-type="string" calcext:value-type="string">
            <text:p>Wie können wir Innenstädte von kleinen und großen Städten (wieder) attraktiv für die eigene Bürgerschaft und Besucher:innen machen, damit sich der Einzelhandel, gastronomische Betriebe und Kultureinrichtungen von den coronabedingten Schließungen in der Kommune erholen können?</text:p>
          </table:table-cell>
          <table:table-cell/>
          <table:table-cell office:value-type="string" calcext:value-type="string">
            <text:p>Unternehmer:innen (Einzelhandel/Gastronomie), Kultur/Kulturbildungs-Einrichtungen/Betriebe/Anbietende, Stadttourismus, Kommune als Ganzes</text:p>
          </table:table-cell>
          <table:table-cell office:value-type="string" calcext:value-type="string">
            <text:p>Verwaltung &amp; Politik – Kommunen</text:p>
          </table:table-cell>
          <table:table-cell office:value-type="string" calcext:value-type="string">
            <text:p>Städtetag Baden-Württemberg</text:p>
          </table:table-cell>
          <table:table-cell office:value-type="string" calcext:value-type="string">
            <text:p>Baden-Württemberg</text:p>
          </table:table-cell>
          <table:table-cell office:value-type="float" office:value="70173" calcext:value-type="float">
            <text:p>70173</text:p>
          </table:table-cell>
          <table:table-cell office:value-type="string" calcext:value-type="string">
            <text:p>https://projecttogether.typeform.com/to/J2y3d590#herausforderungsid=100169</text:p>
          </table:table-cell>
          <table:table-cell table:number-columns-repeated="1015"/>
        </table:table-row>
        <table:table-row table:style-name="ro1">
          <table:table-cell office:value-type="float" office:value="100302" calcext:value-type="float">
            <text:p>100302</text:p>
          </table:table-cell>
          <table:table-cell office:value-type="string" calcext:value-type="string">
            <text:p>Wie können wir dem prognostizierten Bedeutungsverlust des Einzelhandels entgegenwirken und so kompensieren, dass dem Anspruch Baden-Badens als internationalem Tourismusstandort als auch vitalem, nahversorgungsorientierten Begegnungsraum für die Einwohnerschaft entsprochen wird?</text:p>
          </table:table-cell>
          <table:table-cell/>
          <table:table-cell office:value-type="string" calcext:value-type="string">
            <text:p>Einzelhandel, Gastronomie, Kulturanbieter</text:p>
          </table:table-cell>
          <table:table-cell office:value-type="string" calcext:value-type="string">
            <text:p>Verwaltung &amp; Politik – Kommunen</text:p>
          </table:table-cell>
          <table:table-cell office:value-type="string" calcext:value-type="string">
            <text:p>Stadtkreis Baden-Baden</text:p>
          </table:table-cell>
          <table:table-cell office:value-type="string" calcext:value-type="string">
            <text:p>Baden-Württemberg</text:p>
          </table:table-cell>
          <table:table-cell office:value-type="float" office:value="76530" calcext:value-type="float">
            <text:p>76530</text:p>
          </table:table-cell>
          <table:table-cell office:value-type="string" calcext:value-type="string">
            <text:p>https://projecttogether.typeform.com/to/J2y3d590#herausforderungsid=100302</text:p>
          </table:table-cell>
          <table:table-cell table:number-columns-repeated="1015"/>
        </table:table-row>
        <table:table-row table:style-name="ro2">
          <table:table-cell office:value-type="float" office:value="100042" calcext:value-type="float">
            <text:p>100042</text:p>
          </table:table-cell>
          <table:table-cell office:value-type="string" calcext:value-type="string">
            <text:p>Wie können wir in unserer ländlichen Kommune Anreize für besonders nachhaltige (umweltfreundliche) Firmen setzen, damit zukunftsfähige Unternehmen (etwa im Bereich Green Technologie oderals Akteur in der Innenstadt) ideale Standortfaktoren in unseren Gewerbegebieten vorfinden?</text:p>
          </table:table-cell>
          <table:table-cell office:value-type="string" calcext:value-type="string">
            <text:p>Anfragen von innovativen Unternehmen erhalten wir nur selten. Wir benötigen neue Wege und Vermarktungsideen.</text:p>
            <text:p>Wie können wir die Standortfaktoren der Innenstadt beeinflussen, damit der Innenstadtmix (bestehend aus Einzelhandel, Gastronomie, etc.) transparent herbeigeführt werden kann und gleichzeitig von allen Anspruchsgruppen möglichst akzeptiert wird. Immer weniger Einzelhändler prägen die Innenstädte. Komplette Straßen erhalten einen neuen Charakter und müssen neu gedacht werden. Dies ist ein unaufhaltsamer Prozess. Gleichzeitig müssen wir als Kommune den Einzelhändlern den Rücken stärken, da diese schließlich Arbeitsplätze schaffen. Wie kann der Spagat zwischen unaufhaltsamen Entwicklungen und der Zufriedenstellung der Akteure (Einzelhändler) vorangetrieben werden?</text:p>
          </table:table-cell>
          <table:table-cell office:value-type="string" calcext:value-type="string">
            <text:p>Stadtverwaltungen, Landkreise, Unternehmer/innen</text:p>
          </table:table-cell>
          <table:table-cell office:value-type="string" calcext:value-type="string">
            <text:p>Zivilgesellschaft, inkl. sozialer Sektor</text:p>
          </table:table-cell>
          <table:table-cell office:value-type="string" calcext:value-type="string">
            <text:p>Stadtverwaltung Bad Mergentheim</text:p>
          </table:table-cell>
          <table:table-cell office:value-type="string" calcext:value-type="string">
            <text:p>Baden-Württemberg</text:p>
          </table:table-cell>
          <table:table-cell office:value-type="float" office:value="97980" calcext:value-type="float">
            <text:p>97980</text:p>
          </table:table-cell>
          <table:table-cell office:value-type="string" calcext:value-type="string">
            <text:p>https://projecttogether.typeform.com/to/J2y3d590#herausforderungsid=100042</text:p>
          </table:table-cell>
          <table:table-cell table:number-columns-repeated="1015"/>
        </table:table-row>
        <table:table-row table:style-name="ro1">
          <table:table-cell office:value-type="float" office:value="100590" calcext:value-type="float">
            <text:p>100590</text:p>
          </table:table-cell>
          <table:table-cell office:value-type="string" calcext:value-type="string">
            <text:p>Wie können wir unsere ganzheitliche Onlineplattform "Teckschlüssel" (digitales Gesicht der Stadt) webbasiert oder als App realisieren, so dass der User auf einen Klick aktuelle Daten zum Geschehen in der Stadt erhält?</text:p>
          </table:table-cell>
          <table:table-cell office:value-type="string" calcext:value-type="string">
            <text:p>Wir möchten das städtische Leben in Form von Veranstaltungen inkl. Reservierungsfunktion, Mittagstisch, Schaufensterfunktion der Händler, Gastronomen und Dienstleister sowie aktuelle Informationen aus den Communities umsetzen. Darüber hinaus sollen Stadtnachrichten über den "Teckboten" (lokale Zeitung) integriert werden. Von städtischer Seite aus sollen die Themen wie: Baustellen- und Schadensmelder, Kindergartenanmeldung und der Eintritt ins Freibad sowie eine ganzheitliche smarte Parkierung eingebracht werden. Wir sind seit mehreren Jahren an dem Thema dran und haben auch mit der HfWU in Nürtingen gearbeitet. Wie kann eine solche ganzheitliche Plattform zwischen Wirtschaft und Kommune realisiert werden? Gibt es bereits anwenderfreundliche und sympathische Lösungen?</text:p>
          </table:table-cell>
          <table:table-cell office:value-type="string" calcext:value-type="string">
            <text:p>Einwohner*innen und Besucher*innen der Stadt, möglichst alle Altersgruppen. Lokale Wirtschaft, Vereine, Stadtverwaltung, Verbände, lokale Agenda-Gruppen etc.</text:p>
          </table:table-cell>
          <table:table-cell office:value-type="string" calcext:value-type="string">
            <text:p>Verwaltung &amp; Politik – Kommunen</text:p>
          </table:table-cell>
          <table:table-cell office:value-type="string" calcext:value-type="string">
            <text:p>Stadtverwaltung Kirchheim unter Teck</text:p>
          </table:table-cell>
          <table:table-cell office:value-type="string" calcext:value-type="string">
            <text:p>Baden-Württemberg</text:p>
          </table:table-cell>
          <table:table-cell office:value-type="float" office:value="73230" calcext:value-type="float">
            <text:p>73230</text:p>
          </table:table-cell>
          <table:table-cell office:value-type="string" calcext:value-type="string">
            <text:p>https://projecttogether.typeform.com/to/J2y3d590#herausforderungsid=100590</text:p>
          </table:table-cell>
          <table:table-cell table:number-columns-repeated="1015"/>
        </table:table-row>
        <table:table-row table:style-name="ro1">
          <table:table-cell office:value-type="float" office:value="100693" calcext:value-type="float">
            <text:p>100693</text:p>
          </table:table-cell>
          <table:table-cell office:value-type="string" calcext:value-type="string">
            <text:p>Wie können wir bewirken, dass mehr Solaranlagen auf privaten Dächern installiert werden, um so den Klimaschutz voranzutreiben</text:p>
          </table:table-cell>
          <table:table-cell/>
          <table:table-cell office:value-type="string" calcext:value-type="string">
            <text:p>ZIelgruppe sind zum einen die BürgerInnen, die ein solche Anlage installieren sollten. Lösungsansätze sollten sich jedoch auch an Stadtwerke sowie Kommunen richten, die entsprechende Maßnahmen zur Solarförderung unterstützen möchten.</text:p>
          </table:table-cell>
          <table:table-cell office:value-type="string" calcext:value-type="string">
            <text:p>Verwaltung &amp; Politik – Kommunen</text:p>
          </table:table-cell>
          <table:table-cell office:value-type="string" calcext:value-type="string">
            <text:p>Stadtwerke Halle (Westfalen)</text:p>
          </table:table-cell>
          <table:table-cell office:value-type="string" calcext:value-type="string">
            <text:p>Nordrhein-Westfalen</text:p>
          </table:table-cell>
          <table:table-cell office:value-type="float" office:value="33790" calcext:value-type="float">
            <text:p>33790</text:p>
          </table:table-cell>
          <table:table-cell office:value-type="string" calcext:value-type="string">
            <text:p>https://projecttogether.typeform.com/to/J2y3d590#herausforderungsid=100693</text:p>
          </table:table-cell>
          <table:table-cell table:number-columns-repeated="1015"/>
        </table:table-row>
        <table:table-row table:style-name="ro1">
          <table:table-cell office:value-type="float" office:value="100616" calcext:value-type="float">
            <text:p>100616</text:p>
          </table:table-cell>
          <table:table-cell office:value-type="string" calcext:value-type="string">
            <text:p>Wie können wir die Digitalkompetenz bei Patienten*in stärken, sodass durch ein verbessertes Verständnis der Zusammenhänge bei der digitalen Transformation des Gesundheitssystem neue innovative Methoden genutzt werden können und die Chancen für einen positiven Verlauf erhöhen?</text:p>
          </table:table-cell>
          <table:table-cell/>
          <table:table-cell office:value-type="string" calcext:value-type="string">
            <text:p>Alle Bevölkerungsgruppen, die sich aktiv für Prävention und Gesundheitsfragen interessieren und sich in ein neues Gesundheitssystem einbringen möchten. Nur in der Zusammenarbeit mit den Akteuren wird uns dies gelingen.</text:p>
          </table:table-cell>
          <table:table-cell office:value-type="string" calcext:value-type="string">
            <text:p>Wissenschaft</text:p>
          </table:table-cell>
          <table:table-cell office:value-type="string" calcext:value-type="string">
            <text:p>Steinbeis Hochschule Berlin / Steinbeis Plus Akademie</text:p>
          </table:table-cell>
          <table:table-cell office:value-type="string" calcext:value-type="string">
            <text:p>Bayern</text:p>
          </table:table-cell>
          <table:table-cell office:value-type="float" office:value="81547" calcext:value-type="float">
            <text:p>81547</text:p>
          </table:table-cell>
          <table:table-cell office:value-type="string" calcext:value-type="string">
            <text:p>https://projecttogether.typeform.com/to/J2y3d590#herausforderungsid=100616</text:p>
          </table:table-cell>
          <table:table-cell table:number-columns-repeated="1015"/>
        </table:table-row>
        <table:table-row table:style-name="ro1">
          <table:table-cell office:value-type="float" office:value="100347" calcext:value-type="float">
            <text:p>100347</text:p>
          </table:table-cell>
          <table:table-cell office:value-type="string" calcext:value-type="string">
            <text:p>Wie können wir Menschen im Kontext von Schule, Bildung und Lernen mitnehmen, die Angst vor digitalen Technologien haben? Wie können wir die Digitale Spaltung, die dadurch entsteht, systematisch ab- und Digital-Kompetenz aufbauen?</text:p>
          </table:table-cell>
          <table:table-cell office:value-type="string" calcext:value-type="string">
            <text:p>Wie schaffen wir die Verbindung zwischen "rein" digitalen Angeboten und physischen Räumen, in denen Begegnung und Abbau von Angst und Vorbehalt möglich wird? Welche Räume gibt es schon? Welche stellen sich zur Verfügung?</text:p>
          </table:table-cell>
          <table:table-cell office:value-type="string" calcext:value-type="string">
            <text:p>Wissensarbeiter:innen, Learning Professionals, Menschen, die sich weiterbilden möchten</text:p>
          </table:table-cell>
          <table:table-cell office:value-type="string" calcext:value-type="string">
            <text:p>Zivilgesellschaft, inkl. sozialer Sektor</text:p>
          </table:table-cell>
          <table:table-cell office:value-type="string" calcext:value-type="string">
            <text:p>Stiftung Akademie Waldschlösschen</text:p>
          </table:table-cell>
          <table:table-cell office:value-type="string" calcext:value-type="string">
            <text:p>Niedersachsen</text:p>
          </table:table-cell>
          <table:table-cell office:value-type="float" office:value="37130" calcext:value-type="float">
            <text:p>37130</text:p>
          </table:table-cell>
          <table:table-cell office:value-type="string" calcext:value-type="string">
            <text:p>https://projecttogether.typeform.com/to/J2y3d590#herausforderungsid=100347</text:p>
          </table:table-cell>
          <table:table-cell table:number-columns-repeated="1015"/>
        </table:table-row>
        <table:table-row table:style-name="ro1">
          <table:table-cell office:value-type="float" office:value="100790" calcext:value-type="float">
            <text:p>100790</text:p>
          </table:table-cell>
          <table:table-cell office:value-type="string" calcext:value-type="string">
            <text:p>Wie können wir die Lotsenkonzepte zur Unterstützung für Menschen in schwierigen, komplexen Lagen stärker in Deutschland verankern?</text:p>
          </table:table-cell>
          <table:table-cell/>
          <table:table-cell office:value-type="string" calcext:value-type="string">
            <text:p>Grundsätzlich alle diejenigen, die von einer (meist rasch eintretenden) schwierigen Lebenslage im gesundheitlichen und/oder sozialem Bereich betroffen sind.</text:p>
          </table:table-cell>
          <table:table-cell office:value-type="string" calcext:value-type="string">
            <text:p>Zivilgesellschaft, inkl. sozialer Sektor</text:p>
          </table:table-cell>
          <table:table-cell office:value-type="string" calcext:value-type="string">
            <text:p>Stiftung Deutsche Schlaganfall-Hilfe</text:p>
          </table:table-cell>
          <table:table-cell office:value-type="string" calcext:value-type="string">
            <text:p>Nordrhein-Westfalen</text:p>
          </table:table-cell>
          <table:table-cell office:value-type="float" office:value="33330" calcext:value-type="float">
            <text:p>33330</text:p>
          </table:table-cell>
          <table:table-cell office:value-type="string" calcext:value-type="string">
            <text:p>https://projecttogether.typeform.com/to/J2y3d590#herausforderungsid=100790</text:p>
          </table:table-cell>
          <table:table-cell table:number-columns-repeated="1015"/>
        </table:table-row>
        <table:table-row table:style-name="ro1">
          <table:table-cell office:value-type="float" office:value="100622" calcext:value-type="float">
            <text:p>100622</text:p>
          </table:table-cell>
          <table:table-cell office:value-type="string" calcext:value-type="string">
            <text:p>Wie können wir digitale Lösungen zur Nachbarschaftshilfe für Senior:innen mit keinen oder geringen technischen Kenntnissen zugänglich machen?</text:p>
          </table:table-cell>
          <table:table-cell office:value-type="string" calcext:value-type="string">
            <text:p>Digitale Lösungen eröffnen neue Möglichkeiten zur Nachbarschaftshilfe. So können sozial engagierte Helfende mit hilfesuchenden Senior:innen zusammengebracht werden, um ihnen z.B. bei Einkäufen unter die Arme zu greifen. Während die Zielgruppe der Helfenden meist aus jüngeren, digital affinen Bürger:innen besteht, hat die Zielgruppe der Senior:innen meist geringe technische Kenntnisse und kann mit digitalen Angeboten oft wenig anfangen. Es müssen Lösungen gefunden werden, auch weniger digital-affine Senior:innen zu inkludieren und ihnen niedrigschwellig die Möglichkeiten der digitalen Nachbarschafthilfe zu erschließen.</text:p>
          </table:table-cell>
          <table:table-cell office:value-type="string" calcext:value-type="string">
            <text:p>Hilfsbedürftige Senior:innen</text:p>
          </table:table-cell>
          <table:table-cell office:value-type="string" calcext:value-type="string">
            <text:p>Zivilgesellschaft, inkl. sozialer Sektor</text:p>
          </table:table-cell>
          <table:table-cell office:value-type="string" calcext:value-type="string">
            <text:p>Stiftung Digitale Chancen</text:p>
          </table:table-cell>
          <table:table-cell office:value-type="string" calcext:value-type="string">
            <text:p>Niedersachsen</text:p>
          </table:table-cell>
          <table:table-cell office:value-type="float" office:value="37073" calcext:value-type="float">
            <text:p>37073</text:p>
          </table:table-cell>
          <table:table-cell office:value-type="string" calcext:value-type="string">
            <text:p>https://projecttogether.typeform.com/to/J2y3d590#herausforderungsid=100622</text:p>
          </table:table-cell>
          <table:table-cell table:number-columns-repeated="1015"/>
        </table:table-row>
        <table:table-row table:style-name="ro1">
          <table:table-cell table:style-name="ce1" office:value-type="float" office:value="100740" calcext:value-type="float">
            <text:p>100740</text:p>
          </table:table-cell>
          <table:table-cell table:style-name="ce1" office:value-type="string" calcext:value-type="string">
            <text:p>Wie können wir Menschen, die besonders unter den zunehmenden gesundheitlichen Folgen von Allergien, Pollenflug, Gewitter und Hitze leiden, besser schützen und vorwarnen?</text:p>
          </table:table-cell>
          <table:table-cell table:style-name="ce1" office:value-type="string" calcext:value-type="string">
            <text:p>Die Entwicklung einer umfassenden Gesundheitsapp, eine Präventionsapp, die Umweltdaten aufnimmt, in Raum und Zeit analysiert, die Nutzer:in nach demm eigenen Risiko filtert und auch persönliche Risk alerts sendet. In einer klinischen Studie müsste dann der klinischen Nutzen der Versorgung von Pollenallergiker:innen mit einer neuartigen Allergie-App bewertet werden, die aus Echtzeit-Polleninformationen, personalisierten Symptomwarnungen und Ratschlägen zu relevanten Verhaltensweisen und Behandlungsoptionen besteht. Relevante Daten sind an verschiedenen Stellen vorhanden, aber nicht intelligent miteinander verknüpft und nicht zur persönlichen Prävention verfügbar.</text:p>
          </table:table-cell>
          <table:table-cell table:style-name="ce1" office:value-type="string" calcext:value-type="string">
            <text:p>Allergiker:innen, vulnerable Gruppen, für Hitze sind es maßgeblich Kleinkinder und ältere und chronisch Kranke</text:p>
          </table:table-cell>
          <table:table-cell table:style-name="ce1" office:value-type="string" calcext:value-type="string">
            <text:p>Zivilgesellschaft, inkl. sozialer Sektor</text:p>
          </table:table-cell>
          <table:table-cell table:style-name="ce1" office:value-type="string" calcext:value-type="string">
            <text:p>Stiftung Gesunde Erde - Gesunde Menschen</text:p>
          </table:table-cell>
          <table:table-cell table:style-name="ce1" office:value-type="string" calcext:value-type="string">
            <text:p>Berlin</text:p>
          </table:table-cell>
          <table:table-cell table:style-name="ce1" office:value-type="float" office:value="10115" calcext:value-type="float">
            <text:p>10115</text:p>
          </table:table-cell>
          <table:table-cell table:style-name="ce1" office:value-type="string" calcext:value-type="string">
            <text:p>https://projecttogether.typeform.com/to/J2y3d590#herausforderungsid=100740</text:p>
          </table:table-cell>
          <table:table-cell table:style-name="ce1" table:number-columns-repeated="2"/>
          <table:table-cell table:number-columns-repeated="1013"/>
        </table:table-row>
        <table:table-row table:style-name="ro3">
          <table:table-cell office:value-type="float" office:value="100575" calcext:value-type="float">
            <text:p>100575</text:p>
          </table:table-cell>
          <table:table-cell office:value-type="string" calcext:value-type="string">
            <text:p>Wie können wir digitale Lösungen mit lokalem Bezug im öffentlichen Raum zugänglich machen?</text:p>
          </table:table-cell>
          <table:table-cell office:value-type="string" calcext:value-type="string">
            <text:p>Öffentliche Stadträume bieten eigene Qualitäten (niederschwelliger Zugang, lokale Relevanz, bekannte Verhaltensregeln, …), die von digitalen Möglichkeiten (einfaches Teilen von Informationen, Skalierung, stadtweiter Austausch in Echtzeit, ...) profitieren können und diese umgekehrt bereichern. </text:p>
            <text:p>Rein digitale Lösungen zur nachbarschaftlichen Vernetzung und Beteiligung werden in der Regel auf individuellen Geräten abgerufen. Damit werden der Zugang und Geräte-Kosten an die private, individuelle Seite abgegeben.</text:p>
            <text:p>Eine "gemeinsame“ Interface-Lösung im öffentlichen Raum könnte die Wahrnehmung und Nutzung bestehenden Angebote unterstützten und aktivierend im Stadtraum wirken. Als dauerhafte Infrastruktur sollte die Lösung 24/7 zugänglich sein. Geringe Kosten helfen bei der Verbreitung.</text:p>
          </table:table-cell>
          <table:table-cell office:value-type="string" calcext:value-type="string">
            <text:p>lokale Initiativen und Akteure, Quartiersmanagements, Anwohner:innen in wenig vernetzten Nachbarschaften</text:p>
          </table:table-cell>
          <table:table-cell office:value-type="string" calcext:value-type="string">
            <text:p>Zivilgesellschaft, inkl. sozialer Sektor</text:p>
          </table:table-cell>
          <table:table-cell office:value-type="string" calcext:value-type="string">
            <text:p>Studio JoHey!</text:p>
          </table:table-cell>
          <table:table-cell office:value-type="string" calcext:value-type="string">
            <text:p>Sachsen</text:p>
          </table:table-cell>
          <table:table-cell office:value-type="float" office:value="4315" calcext:value-type="float">
            <text:p>4315</text:p>
          </table:table-cell>
          <table:table-cell office:value-type="string" calcext:value-type="string">
            <text:p>https://projecttogether.typeform.com/to/J2y3d590#herausforderungsid=100575</text:p>
          </table:table-cell>
          <table:table-cell table:number-columns-repeated="1015"/>
        </table:table-row>
        <table:table-row table:style-name="ro1">
          <table:table-cell office:value-type="float" office:value="100441" calcext:value-type="float">
            <text:p>100441</text:p>
          </table:table-cell>
          <table:table-cell office:value-type="string" calcext:value-type="string">
            <text:p>Wie können wir Frauen* dazu ermutigen bezahlte Aufsichtsrats-Mandate anzustreben und zu übernehmen, ohne dass es ein vergebliches Unterfangen ist.</text:p>
          </table:table-cell>
          <table:table-cell office:value-type="string" calcext:value-type="string">
            <text:p>Kenntnisse über formale Zugangsbedingungen und insights über die Vergabe von Aufsichtsratsmandaten</text:p>
          </table:table-cell>
          <table:table-cell office:value-type="string" calcext:value-type="string">
            <text:p>gut ausgebildete für ein Aufsichtsrat-Mandat geeignete Frauen*</text:p>
          </table:table-cell>
          <table:table-cell office:value-type="string" calcext:value-type="string">
            <text:p>Zivilgesellschaft, inkl. sozialer Sektor</text:p>
          </table:table-cell>
          <table:table-cell office:value-type="string" calcext:value-type="string">
            <text:p>Team ARFittery</text:p>
          </table:table-cell>
          <table:table-cell office:value-type="string" calcext:value-type="string">
            <text:p>Bayern</text:p>
          </table:table-cell>
          <table:table-cell office:value-type="float" office:value="81667" calcext:value-type="float">
            <text:p>81667</text:p>
          </table:table-cell>
          <table:table-cell office:value-type="string" calcext:value-type="string">
            <text:p>https://projecttogether.typeform.com/to/J2y3d590#herausforderungsid=100441</text:p>
          </table:table-cell>
          <table:table-cell table:number-columns-repeated="1015"/>
        </table:table-row>
        <table:table-row table:style-name="ro1">
          <table:table-cell office:value-type="float" office:value="100522" calcext:value-type="float">
            <text:p>100522</text:p>
          </table:table-cell>
          <table:table-cell office:value-type="string" calcext:value-type="string">
            <text:p>Wie können wir die Anwohnenden und lokalen Akteure der Bürgerschaft in Schutzgebietsumfeldern im aktuellen hohen Besucherdruck zum gemeinsamen Schutz unserer Biodiversität animieren und in Aktion bringen?</text:p>
          </table:table-cell>
          <table:table-cell office:value-type="string" calcext:value-type="string">
            <text:p>Die Herausforderung beruht auf dem seit Jahren zunehmenden und im Laufe der Coronazeit noch massiv gesteigerten Besucherdruck durch verschiedenste Freizeitaktivitäten in den verschiedenen Schutzgebieten Baden-Württembergs. Die Schutzgebiete sind grundsätzlich offen für Gäste und stellen gleichwohl das Tafelsilber des landesweiten Naturschutzes dar. Zudem steht der Naturschutz allgemein zunehmende vor der dringenden Herausforderungen die gesteckten Ziele zum Schutz unserer heimischen Biodiversität zu erreichen. Hierfür braucht es einerseits schlüssige Konzepte der Schutzgebietsbetreuung und andererseits funktionieren Regelungen und Ahndungen alleine nicht, wenn nicht die Menschen vor Ort eingebunden werden, selbst für "ihre" Schutzgebiete und "ihre" Biodiversität einzustehen.</text:p>
          </table:table-cell>
          <table:table-cell office:value-type="string" calcext:value-type="string">
            <text:p>Bürgerinnen und Bürger im direkten Umfeld verschiedener Schutzgebiete Baden-Württembergs</text:p>
          </table:table-cell>
          <table:table-cell office:value-type="string" calcext:value-type="string">
            <text:p>Verwaltung &amp; Politik – Länder</text:p>
          </table:table-cell>
          <table:table-cell office:value-type="string" calcext:value-type="string">
            <text:p>Umweltministerium Stuttgart</text:p>
          </table:table-cell>
          <table:table-cell office:value-type="string" calcext:value-type="string">
            <text:p>Baden-Württemberg</text:p>
          </table:table-cell>
          <table:table-cell office:value-type="float" office:value="70182" calcext:value-type="float">
            <text:p>70182</text:p>
          </table:table-cell>
          <table:table-cell office:value-type="string" calcext:value-type="string">
            <text:p>https://projecttogether.typeform.com/to/J2y3d590#herausforderungsid=100522</text:p>
          </table:table-cell>
          <table:table-cell table:number-columns-repeated="1015"/>
        </table:table-row>
        <table:table-row table:style-name="ro1">
          <table:table-cell office:value-type="float" office:value="100716" calcext:value-type="float">
            <text:p>100716</text:p>
          </table:table-cell>
          <table:table-cell office:value-type="string" calcext:value-type="string">
            <text:p>Wie können wir uns gemeinsam innerhalb der Gesellschaft in einen individuellen und sozialen Lernprozess begeben, der die Dualisierung zwischen "richtig und falsch" auflöst? Denn nur wenn wir nicht dieses Mindset wiederholen, können wir es schaffen.</text:p>
          </table:table-cell>
          <table:table-cell/>
          <table:table-cell office:value-type="string" calcext:value-type="string">
            <text:p>alle Menschen, die in unserer Gesellschaft sozialisiert sind</text:p>
          </table:table-cell>
          <table:table-cell office:value-type="string" calcext:value-type="string">
            <text:p>Wissenschaft</text:p>
          </table:table-cell>
          <table:table-cell office:value-type="string" calcext:value-type="string">
            <text:p>Universität Hamburg</text:p>
          </table:table-cell>
          <table:table-cell office:value-type="string" calcext:value-type="string">
            <text:p>Hamburg</text:p>
          </table:table-cell>
          <table:table-cell office:value-type="float" office:value="20146" calcext:value-type="float">
            <text:p>20146</text:p>
          </table:table-cell>
          <table:table-cell office:value-type="string" calcext:value-type="string">
            <text:p>https://projecttogether.typeform.com/to/J2y3d590#herausforderungsid=100716</text:p>
          </table:table-cell>
          <table:table-cell table:number-columns-repeated="1015"/>
        </table:table-row>
        <table:table-row table:style-name="ro1">
          <table:table-cell office:value-type="float" office:value="100764" calcext:value-type="float">
            <text:p>100764</text:p>
          </table:table-cell>
          <table:table-cell office:value-type="string" calcext:value-type="string">
            <text:p>Wie können wir die Hemmschwellen für branchen- und disziplinübergreifende Zusammenarbeit zwischen Forschungseinrichtungen und Unternehmen herabsetzen?</text:p>
          </table:table-cell>
          <table:table-cell/>
          <table:table-cell office:value-type="string" calcext:value-type="string">
            <text:p>An Forschungseinrichtungen und Unternehmen, besonderer Fokus Medizintechnik</text:p>
          </table:table-cell>
          <table:table-cell office:value-type="string" calcext:value-type="string">
            <text:p>Wissenschaft</text:p>
          </table:table-cell>
          <table:table-cell office:value-type="string" calcext:value-type="string">
            <text:p>Universität zu Lübeck</text:p>
          </table:table-cell>
          <table:table-cell office:value-type="string" calcext:value-type="string">
            <text:p>Schleswig-Holstein</text:p>
          </table:table-cell>
          <table:table-cell office:value-type="float" office:value="23562" calcext:value-type="float">
            <text:p>23562</text:p>
          </table:table-cell>
          <table:table-cell office:value-type="string" calcext:value-type="string">
            <text:p>https://projecttogether.typeform.com/to/J2y3d590#herausforderungsid=100764</text:p>
          </table:table-cell>
          <table:table-cell table:number-columns-repeated="1015"/>
        </table:table-row>
        <table:table-row table:style-name="ro1">
          <table:table-cell office:value-type="float" office:value="100343" calcext:value-type="float">
            <text:p>100343</text:p>
          </table:table-cell>
          <table:table-cell office:value-type="string" calcext:value-type="string">
            <text:p>Wie stellen wir sicher, dass die universitäre Ausbildung mehr interdisziplinär, Soft Skill -, Zukunft - und Problem orientiert wird und gleichzeitig deutlich mehr ausgerichtet die die globalen SDG's (Sustainable Development Goals) wir?</text:p>
          </table:table-cell>
          <table:table-cell/>
          <table:table-cell office:value-type="string" calcext:value-type="string">
            <text:p>Universitäten, Hochschulen, Bildungseinrichtungen des "lebenslangen Lernens"</text:p>
          </table:table-cell>
          <table:table-cell office:value-type="string" calcext:value-type="string">
            <text:p>Wissenschaft</text:p>
          </table:table-cell>
          <table:table-cell office:value-type="string" calcext:value-type="string">
            <text:p>Universitätsklinik Magdeburg, Otto-von-Guericke Universität</text:p>
          </table:table-cell>
          <table:table-cell office:value-type="string" calcext:value-type="string">
            <text:p>Sachsen-Anhalt</text:p>
          </table:table-cell>
          <table:table-cell office:value-type="float" office:value="39120" calcext:value-type="float">
            <text:p>39120</text:p>
          </table:table-cell>
          <table:table-cell office:value-type="string" calcext:value-type="string">
            <text:p>https://projecttogether.typeform.com/to/J2y3d590#herausforderungsid=100343</text:p>
          </table:table-cell>
          <table:table-cell table:number-columns-repeated="1015"/>
        </table:table-row>
        <table:table-row table:style-name="ro2">
          <table:table-cell office:value-type="float" office:value="100505" calcext:value-type="float">
            <text:p>100505</text:p>
          </table:table-cell>
          <table:table-cell office:value-type="string" calcext:value-type="string">
            <text:p>Wie können wir die Services der Verwaltung nach Corona so schnell wie möglich komplett digital anbieten?</text:p>
          </table:table-cell>
          <table:table-cell office:value-type="string" calcext:value-type="string">
            <text:p>Digitalisierung erleichtert die Arbeit, verbessert den Kontakt zu der Bürgerschaft und entspricht deren Erwartung und den gesetzlichen Vorgaben.</text:p>
            <text:p>Der Fokus soll hier auf der Schnelligkeit liegen. Wie kann man das Ziel, digitale Services anzubieten, so schnell wie möglich realisieren.</text:p>
          </table:table-cell>
          <table:table-cell office:value-type="string" calcext:value-type="string">
            <text:p>Mitarbeitende der Stadtverwaltung</text:p>
          </table:table-cell>
          <table:table-cell office:value-type="string" calcext:value-type="string">
            <text:p>Bürgerschaft</text:p>
          </table:table-cell>
          <table:table-cell office:value-type="string" calcext:value-type="string">
            <text:p>Unternehmen.</text:p>
          </table:table-cell>
          <table:table-cell office:value-type="string" calcext:value-type="string">
            <text:p>Verwaltung &amp; Politik – Kommunen</text:p>
          </table:table-cell>
          <table:table-cell office:value-type="string" calcext:value-type="string">
            <text:p>Stadt Karlsruhe</text:p>
          </table:table-cell>
          <table:table-cell office:value-type="string" calcext:value-type="string">
            <text:p>Baden-Württemberg</text:p>
          </table:table-cell>
          <table:table-cell office:value-type="float" office:value="76133" calcext:value-type="float">
            <text:p>76133</text:p>
          </table:table-cell>
          <table:table-cell office:value-type="string" calcext:value-type="string">
            <text:p>https://projecttogether.typeform.com/to/J2y3d590#herausforderungsid=100505</text:p>
          </table:table-cell>
          <table:table-cell table:number-columns-repeated="1013"/>
        </table:table-row>
        <table:table-row table:style-name="ro1">
          <table:table-cell office:value-type="float" office:value="100285" calcext:value-type="float">
            <text:p>100285</text:p>
          </table:table-cell>
          <table:table-cell office:value-type="string" calcext:value-type="string">
            <text:p>Wie können wir einen nachhaltigen Tourismus (+Kultur+Freizeitwirtschaft) etablieren, der nachhaltige Mobilität stärkt, das Miteinander von Mensch, Umwelt und Klima verbessert, die lokale/regionale Wirtschaft krisenresillienter macht und smart mit analog intelligent verbindet?</text:p>
          </table:table-cell>
          <table:table-cell/>
          <table:table-cell office:value-type="string" calcext:value-type="string">
            <text:p>Menschen, die Ihre Freizeit und Ihren Urlaub bewusst und nachhaltig erleben wollen. Touristiker:innen, die offen für smarte Ideen sind. Anbieter:innen, die gemeinsame neue Wege gehen möchten.</text:p>
          </table:table-cell>
          <table:table-cell office:value-type="string" calcext:value-type="string">
            <text:p>Verwaltung &amp; Politik – Bezirk</text:p>
          </table:table-cell>
          <table:table-cell office:value-type="string" calcext:value-type="string">
            <text:p>Verband Region Rhein-Neckar</text:p>
          </table:table-cell>
          <table:table-cell office:value-type="string" calcext:value-type="string">
            <text:p>Baden-Württemberg</text:p>
          </table:table-cell>
          <table:table-cell office:value-type="float" office:value="68161" calcext:value-type="float">
            <text:p>68161</text:p>
          </table:table-cell>
          <table:table-cell office:value-type="string" calcext:value-type="string">
            <text:p>https://projecttogether.typeform.com/to/J2y3d590#herausforderungsid=100285</text:p>
          </table:table-cell>
          <table:table-cell table:number-columns-repeated="1015"/>
        </table:table-row>
        <table:table-row table:style-name="ro1">
          <table:table-cell office:value-type="float" office:value="100331" calcext:value-type="float">
            <text:p>100331</text:p>
          </table:table-cell>
          <table:table-cell office:value-type="string" calcext:value-type="string">
            <text:p>Wie können wir den Dialog zwischen den Generationen fördern, so dass ein Mehrwert auf beiden Seiten entsteht?</text:p>
          </table:table-cell>
          <table:table-cell office:value-type="string" calcext:value-type="string">
            <text:p>Es soll hierbei um Lösungsansätze gehen, die junge und alte Menschen miteinander vernetzen und dabei auf beiden Seiten Mehrwerte durch den Austausch entstehen. Es sollen digitale Lösungen entstehen, angelehnt an digitale Plattformen.</text:p>
          </table:table-cell>
          <table:table-cell office:value-type="string" calcext:value-type="string">
            <text:p>Zwei Zielgruppen: junge und alte Menschen.</text:p>
          </table:table-cell>
          <table:table-cell office:value-type="string" calcext:value-type="string">
            <text:p>Zivilgesellschaft, inkl. sozialer Sektor</text:p>
          </table:table-cell>
          <table:table-cell office:value-type="string" calcext:value-type="string">
            <text:p>Verein zur Förderung der sozialen Kreativität e.V.</text:p>
          </table:table-cell>
          <table:table-cell office:value-type="string" calcext:value-type="string">
            <text:p>Hamburg</text:p>
          </table:table-cell>
          <table:table-cell office:value-type="float" office:value="20457" calcext:value-type="float">
            <text:p>20457</text:p>
          </table:table-cell>
          <table:table-cell office:value-type="string" calcext:value-type="string">
            <text:p>https://projecttogether.typeform.com/to/J2y3d590#herausforderungsid=100331</text:p>
          </table:table-cell>
          <table:table-cell table:number-columns-repeated="1015"/>
        </table:table-row>
        <table:table-row table:style-name="ro1">
          <table:table-cell office:value-type="float" office:value="100587" calcext:value-type="float">
            <text:p>100587</text:p>
          </table:table-cell>
          <table:table-cell office:value-type="string" calcext:value-type="string">
            <text:p>Wie können wir mit Schnell- und Expressbussen auf allen Bundesstraßen und Autobahnen den ÖPNV massiv beschleunigen, vernetzten und atraktiver gestalten? Wie können wir Ausflugsziele, Arbeits- und Industriezentren an den Hauptverkehrsachsen besser mit dem ÖPNV erschließen?</text:p>
          </table:table-cell>
          <table:table-cell/>
          <table:table-cell office:value-type="string" calcext:value-type="string">
            <text:p>Betroffen sind alle Menschen welche nachhaltig mobil sein möchten oder müssen. Die Lösungsansätze sind an die Kommunen, Städte, Landtage und den Bundestag zu richten.</text:p>
          </table:table-cell>
          <table:table-cell office:value-type="string" calcext:value-type="string">
            <text:p>Zivilgesellschaft, inkl. sozialer Sektor</text:p>
          </table:table-cell>
          <table:table-cell office:value-type="string" calcext:value-type="string">
            <text:p>Verkehr 4.0 für den Ballungsraum Augsburg</text:p>
          </table:table-cell>
          <table:table-cell office:value-type="string" calcext:value-type="string">
            <text:p>Bayern</text:p>
          </table:table-cell>
          <table:table-cell office:value-type="float" office:value="86150" calcext:value-type="float">
            <text:p>86150</text:p>
          </table:table-cell>
          <table:table-cell office:value-type="string" calcext:value-type="string">
            <text:p>https://projecttogether.typeform.com/to/J2y3d590#herausforderungsid=100587</text:p>
          </table:table-cell>
          <table:table-cell table:number-columns-repeated="1015"/>
        </table:table-row>
        <table:table-row table:style-name="ro1">
          <table:table-cell office:value-type="float" office:value="100613" calcext:value-type="float">
            <text:p>100613</text:p>
          </table:table-cell>
          <table:table-cell office:value-type="string" calcext:value-type="string">
            <text:p>Wie können wir unterrepräsentierte Gruppen (hier: junge Menschen, Frauen, Menschen mit Migrationshintergrund oder mit Handicap) unter möglichst geringem/effizientem Ressourceneinsatz für ehrenamtliches Engagement in der Sportverbandsarbeit begeistern und diese langfristig binden?</text:p>
          </table:table-cell>
          <table:table-cell/>
          <table:table-cell office:value-type="string" calcext:value-type="string">
            <text:p>(zukünftige) Sport-/Volleyball-Interessierte aller Altersklassen, Geschlechter und Nationalitäten in Württemberg</text:p>
          </table:table-cell>
          <table:table-cell office:value-type="string" calcext:value-type="string">
            <text:p>Zivilgesellschaft, inkl. sozialer Sektor</text:p>
          </table:table-cell>
          <table:table-cell office:value-type="string" calcext:value-type="string">
            <text:p>Volleyball-Landesverband Württemberg e.V.</text:p>
          </table:table-cell>
          <table:table-cell office:value-type="string" calcext:value-type="string">
            <text:p>Baden-Württemberg</text:p>
          </table:table-cell>
          <table:table-cell office:value-type="float" office:value="70372" calcext:value-type="float">
            <text:p>70372</text:p>
          </table:table-cell>
          <table:table-cell office:value-type="string" calcext:value-type="string">
            <text:p>https://projecttogether.typeform.com/to/J2y3d590#herausforderungsid=100613</text:p>
          </table:table-cell>
          <table:table-cell table:number-columns-repeated="1015"/>
        </table:table-row>
        <table:table-row table:style-name="ro1">
          <table:table-cell table:style-name="ce1" office:value-type="float" office:value="100473" calcext:value-type="float">
            <text:p>100473</text:p>
          </table:table-cell>
          <table:table-cell table:style-name="ce1" office:value-type="string" calcext:value-type="string">
            <text:p>Wie können wir Social Impact Förderer (inkl. staatlicher Institutionen, Stiftungen, Unternehmen) dazu bewegen, ihre Förderangebote- und Bedingungen so upzudaten, dass die Entwicklung, Umsetzung und Skalierung systemischer Lösungen in Zukunft adäquat gefördert werden kann?</text:p>
          </table:table-cell>
          <table:table-cell table:style-name="ce1" office:value-type="string" calcext:value-type="string">
            <text:p>Neue systemische Lösungen für soziale und gesellschaftliche Probleme, die nicht nur Symptome bekämpfen sondern Herausforderungen an der Wurzel anpacken, erfordern längerfristige, flexible, wirkungsorientierte Förderungen und die Bereitschaft seitens der Förderer Risiken einzugehen. Den meisten Förderern geht es vor allem darum Risiken zu minimieren statt Wirkung zu maximieren. Entsprechend ist das Gros der in Deutschland aktuell verfügbaren Förderangebote kurzfristig (oft nur 1 Jahr), inflexibel, nicht wirkungsorientiert und mit enormem bürokratischem Aufwand verbunden. Die Entwicklung, Umsetzung und Skalierung neuer systemischer Lösungen für die sozialen und gesellschaftlichen Herausforderungen unserer Zeit wird dadurch massiv erschwert.</text:p>
          </table:table-cell>
          <table:table-cell table:style-name="ce1" office:value-type="string" calcext:value-type="string">
            <text:p>Sozialunternehmen, NGOs</text:p>
          </table:table-cell>
          <table:table-cell table:style-name="ce1" office:value-type="string" calcext:value-type="string">
            <text:p>Zivilgesellschaft, inkl. sozialer Sektor</text:p>
          </table:table-cell>
          <table:table-cell table:style-name="ce1" office:value-type="string" calcext:value-type="string">
            <text:p>WASH United gGmbH</text:p>
          </table:table-cell>
          <table:table-cell table:style-name="ce1" office:value-type="string" calcext:value-type="string">
            <text:p>Berlin</text:p>
          </table:table-cell>
          <table:table-cell table:style-name="ce1" office:value-type="float" office:value="10965" calcext:value-type="float">
            <text:p>10965</text:p>
          </table:table-cell>
          <table:table-cell table:style-name="ce1" office:value-type="string" calcext:value-type="string">
            <text:p>https://projecttogether.typeform.com/to/J2y3d590#herausforderungsid=100473</text:p>
          </table:table-cell>
          <table:table-cell table:style-name="ce1" table:number-columns-repeated="2"/>
          <table:table-cell table:number-columns-repeated="1013"/>
        </table:table-row>
        <table:table-row table:style-name="ro1">
          <table:table-cell office:value-type="float" office:value="100652" calcext:value-type="float">
            <text:p>100652</text:p>
          </table:table-cell>
          <table:table-cell office:value-type="string" calcext:value-type="string">
            <text:p>Wie können wir junge Menschen/Berufseinsteiger in strukturschwächeren Regionen, wie z.B. in der Region Bremerhaven/Cuxland halten und einen Wegzug verhindern?</text:p>
          </table:table-cell>
          <table:table-cell/>
          <table:table-cell office:value-type="string" calcext:value-type="string">
            <text:p>•<text:tab/>18-30 Jährige, die in strukturschwächeren Regionen, wie z.b. Bremerhaven/Cuxland geboren sind und keine Perspektive in Bezug auf Arbeit und Leben sehen und wegziehen, •<text:tab/>Studierende die in strukturschwächere Regionen zum Studieren kommen</text:p>
          </table:table-cell>
          <table:table-cell office:value-type="string" calcext:value-type="string">
            <text:p>Wirtschaft</text:p>
          </table:table-cell>
          <table:table-cell office:value-type="string" calcext:value-type="string">
            <text:p>Weser-Elbe Sparkasse</text:p>
          </table:table-cell>
          <table:table-cell office:value-type="string" calcext:value-type="string">
            <text:p>Bremen</text:p>
          </table:table-cell>
          <table:table-cell office:value-type="float" office:value="27570" calcext:value-type="float">
            <text:p>27570</text:p>
          </table:table-cell>
          <table:table-cell office:value-type="string" calcext:value-type="string">
            <text:p>https://projecttogether.typeform.com/to/J2y3d590#herausforderungsid=100652</text:p>
          </table:table-cell>
          <table:table-cell table:number-columns-repeated="1015"/>
        </table:table-row>
        <table:table-row table:style-name="ro1">
          <table:table-cell office:value-type="float" office:value="100792" calcext:value-type="float">
            <text:p>100792</text:p>
          </table:table-cell>
          <table:table-cell office:value-type="string" calcext:value-type="string">
            <text:p>Wie können wir Produkte auf Basis eines erneuerbaren Rohstoffs etablieren, die ein konsequentes Recycling zulassen und langfristig einen positiven Einfluss auf das Klima haben? Können wir so über Konsum aktiv Gutes beitragen - und aus dem Problem eine Lösung zu machen?</text:p>
          </table:table-cell>
          <table:table-cell office:value-type="string" calcext:value-type="string">
            <text:p>Recycling von Plastik ist kompliziert, weil es sich nicht um einheitliche Rohstoffe handelt (PET, PU usw.). Der Ersatz durch bspw. Aluminium in Konzepten wie der plastikfreien Stadt ist erst einmal mit einem hohen Bedarf an Primärenergie verbunden. Nachwachsende Rohstoffe als Basis sind grundsätzlich umweltschonender, doch auch sie lassen kein konsequentes Recycling zu.</text:p>
          </table:table-cell>
          <table:table-cell office:value-type="string" calcext:value-type="string">
            <text:p>Erfinder</text:p>
          </table:table-cell>
          <table:table-cell office:value-type="string" calcext:value-type="string">
            <text:p>-) Innovative Unternehmen</text:p>
          </table:table-cell>
          <table:table-cell office:value-type="string" calcext:value-type="string">
            <text:p>Wirtschaft</text:p>
          </table:table-cell>
          <table:table-cell office:value-type="string" calcext:value-type="string">
            <text:p>European Biochar Industry Consortium</text:p>
          </table:table-cell>
          <table:table-cell office:value-type="string" calcext:value-type="string">
            <text:p>Baden-Württemberg</text:p>
          </table:table-cell>
          <table:table-cell office:value-type="float" office:value="79106" calcext:value-type="float">
            <text:p>79106</text:p>
          </table:table-cell>
          <table:table-cell office:value-type="string" calcext:value-type="string">
            <text:p>https://projecttogether.typeform.com/to/J2y3d590#herausforderungsid=100792</text:p>
          </table:table-cell>
          <table:table-cell table:number-columns-repeated="1014"/>
        </table:table-row>
        <table:table-row table:style-name="ro1">
          <table:table-cell office:value-type="float" office:value="100080" calcext:value-type="float">
            <text:p>100080</text:p>
          </table:table-cell>
          <table:table-cell office:value-type="string" calcext:value-type="string">
            <text:p>Wie können wir Besucherströme auch unter Kontaktbeschränkungen steuern und für die Besucher beobachtbar und planbar machen, sowie konkrete Angebote buchbar (z.B. bei begrenzten Kapazitäten, in Warteschlangen, im Park, im Restaurant, beim Einkaufen, im Nahverkehr, etc.)?</text:p>
          </table:table-cell>
          <table:table-cell office:value-type="string" calcext:value-type="string">
            <text:p>Interessant sind technische Lösungen die jenseits vom Vertrieb bestimmter Kontingente die Bewegungen von Menschen sichtbar machen. Zum Beispiel um konkret zu entscheiden, dass ich genau jetzt lieber nicht in den Park oder das Museum gehe, mir aber für eine andere Aktivität ein Kontingent buchen kann.</text:p>
          </table:table-cell>
          <table:table-cell office:value-type="string" calcext:value-type="string">
            <text:p>Bürger:innen</text:p>
          </table:table-cell>
          <table:table-cell office:value-type="string" calcext:value-type="string">
            <text:p>Touristen</text:p>
          </table:table-cell>
          <table:table-cell office:value-type="string" calcext:value-type="string">
            <text:p>Wirtschaft</text:p>
          </table:table-cell>
          <table:table-cell office:value-type="string" calcext:value-type="string">
            <text:p>Verwaltung &amp; Politik – Kommunen</text:p>
          </table:table-cell>
          <table:table-cell office:value-type="string" calcext:value-type="string">
            <text:p>Stadt Dortmund</text:p>
          </table:table-cell>
          <table:table-cell office:value-type="string" calcext:value-type="string">
            <text:p>Nordrhein-Westfalen</text:p>
          </table:table-cell>
          <table:table-cell office:value-type="float" office:value="44147" calcext:value-type="float">
            <text:p>44147</text:p>
          </table:table-cell>
          <table:table-cell office:value-type="string" calcext:value-type="string">
            <text:p>https://projecttogether.typeform.com/to/J2y3d590#herausforderungsid=100080</text:p>
          </table:table-cell>
          <table:table-cell table:number-columns-repeated="1013"/>
        </table:table-row>
        <table:table-row table:style-name="ro1">
          <table:table-cell office:value-type="float" office:value="100384" calcext:value-type="float">
            <text:p>100384</text:p>
          </table:table-cell>
          <table:table-cell office:value-type="string" calcext:value-type="string">
            <text:p>Wie können wir Unternehmen, Gründern, Vereinen, NGOs, Ehrenamtlern und Privatpersonen Informationen zu aktuellen Förderprogrammen zugänglicher machen?</text:p>
          </table:table-cell>
          <table:table-cell office:value-type="string" calcext:value-type="string">
            <text:p>Auf EU-, Bundes- und Landesebene stehen Förderprogramme für unterschiedliche Zielgruppen zur Verfügung. Als regionale Wirtschaftsförderung scannen wir die Förderprogramme und fassen deren Eckpunkte zusammen. Wir bereiten die Zusammenfassung der Förderprogramme grafisch auf und veröffentlichen diese über unsere Kommunikationskanäle. Zudem leiten wir die Grafiken an unsere Kommunen und Partner weiter, sodass auch diese die Grafiken über ihre Kommunikationskanäle veröffentlichen können. Im besten Fall erreichen die Informationen zu den Förderprogrammen die passenden Adressaten. Dieser Prozess ist aktuell sehr manuell gesteuert und führt zu Streuverlusten. Wunsch: Automatisierte Information über aktuelle Förderprogramme.</text:p>
          </table:table-cell>
          <table:table-cell office:value-type="string" calcext:value-type="string">
            <text:p>Unternehmen, Gründer, Vereine, NGOs, Ehrenamtler, Privatpersonen uvm.</text:p>
          </table:table-cell>
          <table:table-cell office:value-type="string" calcext:value-type="string">
            <text:p>Wirtschaft</text:p>
          </table:table-cell>
          <table:table-cell office:value-type="string" calcext:value-type="string">
            <text:p>Wirtschaftsförderungsgesellschaft St. Wendeler Land mbH</text:p>
          </table:table-cell>
          <table:table-cell office:value-type="string" calcext:value-type="string">
            <text:p>Saarland</text:p>
          </table:table-cell>
          <table:table-cell office:value-type="float" office:value="66606" calcext:value-type="float">
            <text:p>66606</text:p>
          </table:table-cell>
          <table:table-cell office:value-type="string" calcext:value-type="string">
            <text:p>https://projecttogether.typeform.com/to/J2y3d590#herausforderungsid=100384</text:p>
          </table:table-cell>
          <table:table-cell table:number-columns-repeated="1015"/>
        </table:table-row>
        <table:table-row table:style-name="ro4">
          <table:table-cell office:value-type="float" office:value="100383" calcext:value-type="float">
            <text:p>100383</text:p>
          </table:table-cell>
          <table:table-cell office:value-type="string" calcext:value-type="string">
            <text:p>Wie können wir die Ideen und Wünsche Jugendlicher und junger Menschen ermitteln und in die Gestaltung der Zukunft unserer Innenstädte einbeziehen?</text:p>
          </table:table-cell>
          <table:table-cell office:value-type="string" calcext:value-type="string">
            <text:p>Im Rahmen der Initiative „Zukunft. Innenstadt. Nordrhein-Westfalen“ sollen die Stadtzentren Nordrhein-Westfalens fit gemacht werden für die Zukunft.  Viele Einzelhändlerinnen und -händler bangen um die Zukunft. Daher ist es wichtig, diese innenstadtrelevanten Branchen so aufzustellen, dass sie weiterhin für die Kunden interessant bleiben.</text:p>
            <text:p>Die Landesregierung NRW hat in einem Maßnahmenpaket festgehalten, dass die Ideen &amp; Wünsche Jugendlicher verstärkt in die Gestaltung der Zukunft der Innenstädte einbezogen werden sollen.</text:p>
            <text:p/>
            <text:p>Nun stellt sich die Frage, wie Jugendliche erreicht u. eingebunden werden können. Die Ergebnisse des Hackathon sollen hier  Wege aufzeigen. Im weiteren Verlauf der Arbeit ist geplant, Jugendliche verstärkt bei der Ideenfindung und Gestaltung von Innenstädte einzubeziehen.</text:p>
          </table:table-cell>
          <table:table-cell office:value-type="string" calcext:value-type="string">
            <text:p>Jugendliche und junge Menschen</text:p>
          </table:table-cell>
          <table:table-cell office:value-type="string" calcext:value-type="string">
            <text:p>Verwaltung &amp; Politik – Länder</text:p>
          </table:table-cell>
          <table:table-cell office:value-type="string" calcext:value-type="string">
            <text:p>Wirtschaftsministerium NRW</text:p>
          </table:table-cell>
          <table:table-cell/>
          <table:table-cell office:value-type="float" office:value="40313" calcext:value-type="float">
            <text:p>40313</text:p>
          </table:table-cell>
          <table:table-cell office:value-type="string" calcext:value-type="string">
            <text:p>https://projecttogether.typeform.com/to/J2y3d590#herausforderungsid=100383</text:p>
          </table:table-cell>
          <table:table-cell table:number-columns-repeated="1015"/>
        </table:table-row>
      </table:table>
      <table:named-expressions/>
      <table:database-ranges>
        <table:database-range table:name="__Anonymous_Sheet_DB__0" table:target-range-address="'Darstellung für Mehr Infos '.A1:'Darstellung für Mehr Infos '.K582">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4">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24T21:06:27.194145491</dc:date>
    <dc:creator>Kai Gärtner</dc:creator>
    <meta:editing-duration>PT17M31S</meta:editing-duration>
    <meta:editing-cycles>1</meta:editing-cycles>
    <meta:generator>LibreOffice/7.0.5.2$Linux_X86_64 LibreOffice_project/00$Build-2</meta:generator>
    <meta:document-statistic meta:table-count="1" meta:cell-count="4855" meta:object-count="0"/>
  </office:meta>
</office:document-meta>
</file>